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75mm"/>
    </style:style>
    <style:style style:name="co2" style:family="table-column">
      <style:table-column-properties fo:break-before="auto" style:column-width="66.53mm"/>
    </style:style>
    <style:style style:name="co3" style:family="table-column">
      <style:table-column-properties fo:break-before="auto" style:column-width="60.45mm"/>
    </style:style>
    <style:style style:name="co4" style:family="table-column">
      <style:table-column-properties fo:break-before="auto" style:column-width="38.58mm"/>
    </style:style>
    <style:style style:name="co5" style:family="table-column">
      <style:table-column-properties fo:break-before="auto" style:column-width="190.5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o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Query_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/>
        </table:table-row>
        <table:table-row table:style-name="ro1">
          <table:table-cell office:value-type="string" calcext:value-type="string">
            <text:p>Aber Beno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BER_BENOIT_MEAN_RENEAT</text:p>
          </table:table-cell>
          <table:table-cell office:value-type="string" calcext:value-type="string">
            <text:p>48.563119</text:p>
          </table:table-cell>
          <table:table-cell office:value-type="string" calcext:value-type="string">
            <text:p>-4.560159</text:p>
          </table:table-cell>
          <table:table-cell table:formula="of:=&quot;Harbor.create(name: &quot;&quot;&quot;&amp;[.A2]&amp;&quot;&quot;&quot;, lat: &quot;&amp;[.D2]&amp;&quot;, lng: &quot;&amp;[.E2]&amp;&quot;, query: &quot;&quot;&quot;&amp;[.C2]&amp;&quot;&quot;&quot;)&quot;" office:value-type="string" office:string-value="Harbor.create(name: &quot;Aber Benoit&quot;, lat: 48.563119, lng: -4.560159, query: &quot;ABER_BENOIT_MEAN_RENEAT&quot;)" calcext:value-type="string">
            <text:p>Harbor.create(name: "Aber Benoit", lat: 48.563119, lng: -4.560159, query: "ABER_BENOIT_MEAN_RENEAT")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BER_WRAC_H</text:p>
          </table:table-cell>
          <table:table-cell office:value-type="string" calcext:value-type="string">
            <text:p>46.227638</text:p>
          </table:table-cell>
          <table:table-cell office:value-type="string" calcext:value-type="string">
            <text:p>2.213749</text:p>
          </table:table-cell>
          <table:table-cell table:formula="of:=&quot;Harbor.create(name: &quot;&quot;&quot;&amp;[.A3]&amp;&quot;&quot;&quot;, lat: &quot;&amp;[.D3]&amp;&quot;, lng: &quot;&amp;[.E3]&amp;&quot;, query: &quot;&quot;&quot;&amp;[.C3]&amp;&quot;&quot;&quot;)&quot;" office:value-type="string" office:string-value="Harbor.create(name: &quot;h&quot;, lat: 46.227638, lng: 2.213749, query: &quot;ABER_WRAC_H&quot;)" calcext:value-type="string">
            <text:p>Harbor.create(name: "h", lat: 46.227638, lng: 2.213749, query: "ABER_WRAC_H")</text:p>
          </table:table-cell>
        </table:table-row>
        <table:table-row table:style-name="ro1">
          <table:table-cell office:value-type="string" calcext:value-type="string">
            <text:p>Aberdeen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ABERDEEN_SCOTLAND</text:p>
          </table:table-cell>
          <table:table-cell office:value-type="string" calcext:value-type="string">
            <text:p>57.149717</text:p>
          </table:table-cell>
          <table:table-cell office:value-type="string" calcext:value-type="string">
            <text:p>-2.094278</text:p>
          </table:table-cell>
          <table:table-cell table:formula="of:=&quot;Harbor.create(name: &quot;&quot;&quot;&amp;[.A4]&amp;&quot;&quot;&quot;, lat: &quot;&amp;[.D4]&amp;&quot;, lng: &quot;&amp;[.E4]&amp;&quot;, query: &quot;&quot;&quot;&amp;[.C4]&amp;&quot;&quot;&quot;)&quot;" office:value-type="string" office:string-value="Harbor.create(name: &quot;Aberdeen&quot;, lat: 57.149717, lng: -2.094278, query: &quot;ABERDEEN_SCOTLAND&quot;)" calcext:value-type="string">
            <text:p>Harbor.create(name: "Aberdeen", lat: 57.149717, lng: -2.094278, query: "ABERDEEN_SCOTLAND")</text:p>
          </table:table-cell>
        </table:table-row>
        <table:table-row table:style-name="ro1">
          <table:table-cell office:value-type="string" calcext:value-type="string">
            <text:p>Aberdeen (USA)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39.5095556</text:p>
          </table:table-cell>
          <table:table-cell office:value-type="string" calcext:value-type="string">
            <text:p>-76.16411970000001</text:p>
          </table:table-cell>
          <table:table-cell table:formula="of:=&quot;Harbor.create(name: &quot;&quot;&quot;&amp;[.A5]&amp;&quot;&quot;&quot;, lat: &quot;&amp;[.D5]&amp;&quot;, lng: &quot;&amp;[.E5]&amp;&quot;, query: &quot;&quot;&quot;&amp;[.C5]&amp;&quot;&quot;&quot;)&quot;" office:value-type="string" office:string-value="Harbor.create(name: &quot;Aberdeen (USA)&quot;, lat: 39.5095556, lng: -76.16411970000001, query: &quot;ABERDEEN&quot;)" calcext:value-type="string">
            <text:p>Harbor.create(name: "Aberdeen (USA)", lat: 39.5095556, lng: -76.16411970000001, query: "ABERDEEN")</text:p>
          </table:table-cell>
        </table:table-row>
        <table:table-row table:style-name="ro1">
          <table:table-cell office:value-type="string" calcext:value-type="string">
            <text:p>Abidjan-Vridi</text:p>
          </table:table-cell>
          <table:table-cell office:value-type="string" calcext:value-type="string">
            <text:p>Cote d</text:p>
          </table:table-cell>
          <table:table-cell office:value-type="string" calcext:value-type="string">
            <text:p>ABIDJAN-VRIDI</text:p>
          </table:table-cell>
          <table:table-cell office:value-type="string" calcext:value-type="string">
            <text:p>5.2959934</text:p>
          </table:table-cell>
          <table:table-cell office:value-type="string" calcext:value-type="string">
            <text:p>-3.9809145</text:p>
          </table:table-cell>
          <table:table-cell table:formula="of:=&quot;Harbor.create(name: &quot;&quot;&quot;&amp;[.A6]&amp;&quot;&quot;&quot;, lat: &quot;&amp;[.D6]&amp;&quot;, lng: &quot;&amp;[.E6]&amp;&quot;, query: &quot;&quot;&quot;&amp;[.C6]&amp;&quot;&quot;&quot;)&quot;" office:value-type="string" office:string-value="Harbor.create(name: &quot;Abidjan-Vridi&quot;, lat: 5.2959934, lng: -3.9809145, query: &quot;ABIDJAN-VRIDI&quot;)" calcext:value-type="string">
            <text:p>Harbor.create(name: "Abidjan-Vridi", lat: 5.2959934, lng: -3.9809145, query: "ABIDJAN-VRIDI")</text:p>
          </table:table-cell>
        </table:table-row>
        <table:table-row table:style-name="ro1">
          <table:table-cell office:value-type="string" calcext:value-type="string">
            <text:p>Abu Dhabi (Abu Zabi)</text:p>
          </table:table-cell>
          <table:table-cell office:value-type="string" calcext:value-type="string">
            <text:p>Emirats Arabes Unis</text:p>
          </table:table-cell>
          <table:table-cell office:value-type="string" calcext:value-type="string">
            <text:p>MINA_ZAYED</text:p>
          </table:table-cell>
          <table:table-cell office:value-type="string" calcext:value-type="string">
            <text:p>24.2991738</text:p>
          </table:table-cell>
          <table:table-cell office:value-type="string" calcext:value-type="string">
            <text:p>54.6972774</text:p>
          </table:table-cell>
          <table:table-cell table:formula="of:=&quot;Harbor.create(name: &quot;&quot;&quot;&amp;[.A7]&amp;&quot;&quot;&quot;, lat: &quot;&amp;[.D7]&amp;&quot;, lng: &quot;&amp;[.E7]&amp;&quot;, query: &quot;&quot;&quot;&amp;[.C7]&amp;&quot;&quot;&quot;)&quot;" office:value-type="string" office:string-value="Harbor.create(name: &quot;Abu Dhabi (Abu Zabi)&quot;, lat: 24.2991738, lng: 54.6972774, query: &quot;MINA_ZAYED&quot;)" calcext:value-type="string">
            <text:p>Harbor.create(name: "Abu Dhabi (Abu Zabi)", lat: 24.2991738, lng: 54.6972774, query: "MINA_ZAYED")</text:p>
          </table:table-cell>
        </table:table-row>
        <table:table-row table:style-name="ro1">
          <table:table-cell office:value-type="string" calcext:value-type="string">
            <text:p>Accr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5.6037168</text:p>
          </table:table-cell>
          <table:table-cell office:value-type="string" calcext:value-type="string">
            <text:p>-0.1869644</text:p>
          </table:table-cell>
          <table:table-cell table:formula="of:=&quot;Harbor.create(name: &quot;&quot;&quot;&amp;[.A8]&amp;&quot;&quot;&quot;, lat: &quot;&amp;[.D8]&amp;&quot;, lng: &quot;&amp;[.E8]&amp;&quot;, query: &quot;&quot;&quot;&amp;[.C8]&amp;&quot;&quot;&quot;)&quot;" office:value-type="string" office:string-value="Harbor.create(name: &quot;Accra&quot;, lat: 5.6037168, lng: -0.1869644, query: &quot;ACCRA&quot;)" calcext:value-type="string">
            <text:p>Harbor.create(name: "Accra", lat: 5.6037168, lng: -0.1869644, query: "ACCRA")</text:p>
          </table:table-cell>
        </table:table-row>
        <table:table-row table:style-name="ro1">
          <table:table-cell office:value-type="string" calcext:value-type="string">
            <text:p>Adak island</text:p>
          </table:table-cell>
          <table:table-cell office:value-type="string" calcext:value-type="string">
            <text:p>Etats-Unis (Aleoutiennes)</text:p>
          </table:table-cell>
          <table:table-cell office:value-type="string" calcext:value-type="string">
            <text:p>SWEEPER_COVE</text:p>
          </table:table-cell>
          <table:table-cell office:value-type="string" calcext:value-type="string">
            <text:p>51.7615874</text:p>
          </table:table-cell>
          <table:table-cell office:value-type="string" calcext:value-type="string">
            <text:p>-176.6217472</text:p>
          </table:table-cell>
          <table:table-cell table:formula="of:=&quot;Harbor.create(name: &quot;&quot;&quot;&amp;[.A9]&amp;&quot;&quot;&quot;, lat: &quot;&amp;[.D9]&amp;&quot;, lng: &quot;&amp;[.E9]&amp;&quot;, query: &quot;&quot;&quot;&amp;[.C9]&amp;&quot;&quot;&quot;)&quot;" office:value-type="string" office:string-value="Harbor.create(name: &quot;Adak island&quot;, lat: 51.7615874, lng: -176.6217472, query: &quot;SWEEPER_COVE&quot;)" calcext:value-type="string">
            <text:p>Harbor.create(name: "Adak island", lat: 51.7615874, lng: -176.6217472, query: "SWEEPER_COVE")</text:p>
          </table:table-cell>
        </table:table-row>
        <table:table-row table:style-name="ro1">
          <table:table-cell office:value-type="string" calcext:value-type="string">
            <text:p>Adelaide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PORT-ADELAIDE</text:p>
          </table:table-cell>
          <table:table-cell office:value-type="string" calcext:value-type="string">
            <text:p>-34.9284989</text:p>
          </table:table-cell>
          <table:table-cell office:value-type="string" calcext:value-type="string">
            <text:p>138.6007456</text:p>
          </table:table-cell>
          <table:table-cell table:formula="of:=&quot;Harbor.create(name: &quot;&quot;&quot;&amp;[.A10]&amp;&quot;&quot;&quot;, lat: &quot;&amp;[.D10]&amp;&quot;, lng: &quot;&amp;[.E10]&amp;&quot;, query: &quot;&quot;&quot;&amp;[.C10]&amp;&quot;&quot;&quot;)&quot;" office:value-type="string" office:string-value="Harbor.create(name: &quot;Adelaide&quot;, lat: -34.9284989, lng: 138.6007456, query: &quot;PORT-ADELAIDE&quot;)" calcext:value-type="string">
            <text:p>Harbor.create(name: "Adelaide", lat: -34.9284989, lng: 138.6007456, query: "PORT-ADELAIDE")</text:p>
          </table:table-cell>
        </table:table-row>
        <table:table-row table:style-name="ro1">
          <table:table-cell office:value-type="string" calcext:value-type="string">
            <text:p>Aden (Adan)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12.7854969</text:p>
          </table:table-cell>
          <table:table-cell office:value-type="string" calcext:value-type="string">
            <text:p>45.0186548</text:p>
          </table:table-cell>
          <table:table-cell table:formula="of:=&quot;Harbor.create(name: &quot;&quot;&quot;&amp;[.A11]&amp;&quot;&quot;&quot;, lat: &quot;&amp;[.D11]&amp;&quot;, lng: &quot;&amp;[.E11]&amp;&quot;, query: &quot;&quot;&quot;&amp;[.C11]&amp;&quot;&quot;&quot;)&quot;" office:value-type="string" office:string-value="Harbor.create(name: &quot;Aden (Adan)&quot;, lat: 12.7854969, lng: 45.0186548, query: &quot;ADEN&quot;)" calcext:value-type="string">
            <text:p>Harbor.create(name: "Aden (Adan)", lat: 12.7854969, lng: 45.0186548, query: "ADEN")</text:p>
          </table:table-cell>
        </table:table-row>
        <table:table-row table:style-name="ro1">
          <table:table-cell office:value-type="string" calcext:value-type="string">
            <text:p>Agadir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AGADIR</text:p>
          </table:table-cell>
          <table:table-cell office:value-type="string" calcext:value-type="string">
            <text:p>30.4277547</text:p>
          </table:table-cell>
          <table:table-cell office:value-type="string" calcext:value-type="string">
            <text:p>-9.5981072</text:p>
          </table:table-cell>
          <table:table-cell table:formula="of:=&quot;Harbor.create(name: &quot;&quot;&quot;&amp;[.A12]&amp;&quot;&quot;&quot;, lat: &quot;&amp;[.D12]&amp;&quot;, lng: &quot;&amp;[.E12]&amp;&quot;, query: &quot;&quot;&quot;&amp;[.C12]&amp;&quot;&quot;&quot;)&quot;" office:value-type="string" office:string-value="Harbor.create(name: &quot;Agadir&quot;, lat: 30.4277547, lng: -9.5981072, query: &quot;AGADIR&quot;)" calcext:value-type="string">
            <text:p>Harbor.create(name: "Agadir", lat: 30.4277547, lng: -9.5981072, query: "AGADIR")</text:p>
          </table:table-cell>
        </table:table-row>
        <table:table-row table:style-name="ro1">
          <table:table-cell office:value-type="string" calcext:value-type="string">
            <text:p>Aguirre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-33.1564137</text:p>
          </table:table-cell>
          <table:table-cell office:value-type="string" calcext:value-type="string">
            <text:p>-60.51299059999999</text:p>
          </table:table-cell>
          <table:table-cell table:formula="of:=&quot;Harbor.create(name: &quot;&quot;&quot;&amp;[.A13]&amp;&quot;&quot;&quot;, lat: &quot;&amp;[.D13]&amp;&quot;, lng: &quot;&amp;[.E13]&amp;&quot;, query: &quot;&quot;&quot;&amp;[.C13]&amp;&quot;&quot;&quot;)&quot;" office:value-type="string" office:string-value="Harbor.create(name: &quot;Aguirre&quot;, lat: -33.1564137, lng: -60.51299059999999, query: &quot;AGUIRRE&quot;)" calcext:value-type="string">
            <text:p>Harbor.create(name: "Aguirre", lat: -33.1564137, lng: -60.51299059999999, query: "AGUIRRE")</text:p>
          </table:table-cell>
        </table:table-row>
        <table:table-row table:style-name="ro1">
          <table:table-cell office:value-type="string" calcext:value-type="string">
            <text:p>Aitutaki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AITUTAKI</text:p>
          </table:table-cell>
          <table:table-cell office:value-type="string" calcext:value-type="string">
            <text:p>-18.8579523</text:p>
          </table:table-cell>
          <table:table-cell office:value-type="string" calcext:value-type="string">
            <text:p>-159.7852843</text:p>
          </table:table-cell>
          <table:table-cell table:formula="of:=&quot;Harbor.create(name: &quot;&quot;&quot;&amp;[.A14]&amp;&quot;&quot;&quot;, lat: &quot;&amp;[.D14]&amp;&quot;, lng: &quot;&amp;[.E14]&amp;&quot;, query: &quot;&quot;&quot;&amp;[.C14]&amp;&quot;&quot;&quot;)&quot;" office:value-type="string" office:string-value="Harbor.create(name: &quot;Aitutaki&quot;, lat: -18.8579523, lng: -159.7852843, query: &quot;AITUTAKI&quot;)" calcext:value-type="string">
            <text:p>Harbor.create(name: "Aitutaki", lat: -18.8579523, lng: -159.7852843, query: "AITUTAKI")</text:p>
          </table:table-cell>
        </table:table-row>
        <table:table-row table:style-name="ro1">
          <table:table-cell office:value-type="string" calcext:value-type="string">
            <text:p>Ajacc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JACCIO</text:p>
          </table:table-cell>
          <table:table-cell office:value-type="string" calcext:value-type="string">
            <text:p>41.919229</text:p>
          </table:table-cell>
          <table:table-cell office:value-type="string" calcext:value-type="string">
            <text:p>8.738635</text:p>
          </table:table-cell>
          <table:table-cell table:formula="of:=&quot;Harbor.create(name: &quot;&quot;&quot;&amp;[.A15]&amp;&quot;&quot;&quot;, lat: &quot;&amp;[.D15]&amp;&quot;, lng: &quot;&amp;[.E15]&amp;&quot;, query: &quot;&quot;&quot;&amp;[.C15]&amp;&quot;&quot;&quot;)&quot;" office:value-type="string" office:string-value="Harbor.create(name: &quot;Ajaccio&quot;, lat: 41.919229, lng: 8.738635, query: &quot;AJACCIO&quot;)" calcext:value-type="string">
            <text:p>Harbor.create(name: "Ajaccio", lat: 41.919229, lng: 8.738635, query: "AJACCIO")</text:p>
          </table:table-cell>
        </table:table-row>
        <table:table-row table:style-name="ro1">
          <table:table-cell office:value-type="string" calcext:value-type="string">
            <text:p>Akass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KASSA</text:p>
          </table:table-cell>
          <table:table-cell office:value-type="string" calcext:value-type="string">
            <text:p>4.32973</text:p>
          </table:table-cell>
          <table:table-cell office:value-type="string" calcext:value-type="string">
            <text:p>6.062118</text:p>
          </table:table-cell>
          <table:table-cell table:formula="of:=&quot;Harbor.create(name: &quot;&quot;&quot;&amp;[.A16]&amp;&quot;&quot;&quot;, lat: &quot;&amp;[.D16]&amp;&quot;, lng: &quot;&amp;[.E16]&amp;&quot;, query: &quot;&quot;&quot;&amp;[.C16]&amp;&quot;&quot;&quot;)&quot;" office:value-type="string" office:string-value="Harbor.create(name: &quot;Akassa&quot;, lat: 4.32973, lng: 6.062118, query: &quot;AKASSA&quot;)" calcext:value-type="string">
            <text:p>Harbor.create(name: "Akassa", lat: 4.32973, lng: 6.062118, query: "AKASSA")</text:p>
          </table:table-cell>
        </table:table-row>
        <table:table-row table:style-name="ro1">
          <table:table-cell office:value-type="string" calcext:value-type="string">
            <text:p>Akureyri Eyjafjordur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AKUREYRI_EYJAFJORDUR</text:p>
          </table:table-cell>
          <table:table-cell office:value-type="string" calcext:value-type="string">
            <text:p>65.6923585</text:p>
          </table:table-cell>
          <table:table-cell office:value-type="string" calcext:value-type="string">
            <text:p>-18.1002732</text:p>
          </table:table-cell>
          <table:table-cell table:formula="of:=&quot;Harbor.create(name: &quot;&quot;&quot;&amp;[.A17]&amp;&quot;&quot;&quot;, lat: &quot;&amp;[.D17]&amp;&quot;, lng: &quot;&amp;[.E17]&amp;&quot;, query: &quot;&quot;&quot;&amp;[.C17]&amp;&quot;&quot;&quot;)&quot;" office:value-type="string" office:string-value="Harbor.create(name: &quot;Akureyri Eyjafjordur&quot;, lat: 65.6923585, lng: -18.1002732, query: &quot;AKUREYRI_EYJAFJORDUR&quot;)" calcext:value-type="string">
            <text:p>Harbor.create(name: "Akureyri Eyjafjordur", lat: 65.6923585, lng: -18.1002732, query: "AKUREYRI_EYJAFJORDUR")</text:p>
          </table:table-cell>
        </table:table-row>
        <table:table-row table:style-name="ro1">
          <table:table-cell office:value-type="string" calcext:value-type="string">
            <text:p>Alameda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37.7652065</text:p>
          </table:table-cell>
          <table:table-cell office:value-type="string" calcext:value-type="string">
            <text:p>-122.2416355</text:p>
          </table:table-cell>
          <table:table-cell table:formula="of:=&quot;Harbor.create(name: &quot;&quot;&quot;&amp;[.A18]&amp;&quot;&quot;&quot;, lat: &quot;&amp;[.D18]&amp;&quot;, lng: &quot;&amp;[.E18]&amp;&quot;, query: &quot;&quot;&quot;&amp;[.C18]&amp;&quot;&quot;&quot;)&quot;" office:value-type="string" office:string-value="Harbor.create(name: &quot;Alameda&quot;, lat: 37.7652065, lng: -122.2416355, query: &quot;ALAMEDA&quot;)" calcext:value-type="string">
            <text:p>Harbor.create(name: "Alameda", lat: 37.7652065, lng: -122.2416355, query: "ALAMEDA")</text:p>
          </table:table-cell>
        </table:table-row>
        <table:table-row table:style-name="ro1">
          <table:table-cell office:value-type="string" calcext:value-type="string">
            <text:p>Albany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-35.0275298</text:p>
          </table:table-cell>
          <table:table-cell office:value-type="string" calcext:value-type="string">
            <text:p>117.883959</text:p>
          </table:table-cell>
          <table:table-cell table:formula="of:=&quot;Harbor.create(name: &quot;&quot;&quot;&amp;[.A19]&amp;&quot;&quot;&quot;, lat: &quot;&amp;[.D19]&amp;&quot;, lng: &quot;&amp;[.E19]&amp;&quot;, query: &quot;&quot;&quot;&amp;[.C19]&amp;&quot;&quot;&quot;)&quot;" office:value-type="string" office:string-value="Harbor.create(name: &quot;Albany&quot;, lat: -35.0275298, lng: 117.883959, query: &quot;ALBANY&quot;)" calcext:value-type="string">
            <text:p>Harbor.create(name: "Albany", lat: -35.0275298, lng: 117.883959, query: "ALBANY")</text:p>
          </table:table-cell>
        </table:table-row>
        <table:table-row table:style-name="ro1">
          <table:table-cell office:value-type="string" calcext:value-type="string">
            <text:p>Albany (Hudson River)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ALBANY_HUDSON_RIVER</text:p>
          </table:table-cell>
          <table:table-cell office:value-type="string" calcext:value-type="string">
            <text:p>42.3976966</text:p>
          </table:table-cell>
          <table:table-cell office:value-type="string" calcext:value-type="string">
            <text:p>-73.88603379999999</text:p>
          </table:table-cell>
          <table:table-cell table:formula="of:=&quot;Harbor.create(name: &quot;&quot;&quot;&amp;[.A20]&amp;&quot;&quot;&quot;, lat: &quot;&amp;[.D20]&amp;&quot;, lng: &quot;&amp;[.E20]&amp;&quot;, query: &quot;&quot;&quot;&amp;[.C20]&amp;&quot;&quot;&quot;)&quot;" office:value-type="string" office:string-value="Harbor.create(name: &quot;Albany (Hudson River)&quot;, lat: 42.3976966, lng: -73.88603379999999, query: &quot;ALBANY_HUDSON_RIVER&quot;)" calcext:value-type="string">
            <text:p>Harbor.create(name: "Albany (Hudson River)", lat: 42.3976966, lng: -73.88603379999999, query: "ALBANY_HUDSON_RIVER")</text:p>
          </table:table-cell>
        </table:table-row>
        <table:table-row table:style-name="ro1">
          <table:table-cell office:value-type="string" calcext:value-type="string">
            <text:p>Aleksandrovsk</text:p>
          </table:table-cell>
          <table:table-cell office:value-type="string" calcext:value-type="string">
            <text:p>Federation de Russie</text:p>
          </table:table-cell>
          <table:table-cell office:value-type="string" calcext:value-type="string">
            <text:p>ALEKSANDROVSKIY</text:p>
          </table:table-cell>
          <table:table-cell office:value-type="string" calcext:value-type="string">
            <text:p>59.15623280000001</text:p>
          </table:table-cell>
          <table:table-cell office:value-type="string" calcext:value-type="string">
            <text:p>57.5942158</text:p>
          </table:table-cell>
          <table:table-cell table:formula="of:=&quot;Harbor.create(name: &quot;&quot;&quot;&amp;[.A21]&amp;&quot;&quot;&quot;, lat: &quot;&amp;[.D21]&amp;&quot;, lng: &quot;&amp;[.E21]&amp;&quot;, query: &quot;&quot;&quot;&amp;[.C21]&amp;&quot;&quot;&quot;)&quot;" office:value-type="string" office:string-value="Harbor.create(name: &quot;Aleksandrovsk&quot;, lat: 59.15623280000001, lng: 57.5942158, query: &quot;ALEKSANDROVSKIY&quot;)" calcext:value-type="string">
            <text:p>Harbor.create(name: "Aleksandrovsk", lat: 59.15623280000001, lng: 57.5942158, query: "ALEKSANDROVSKIY")</text:p>
          </table:table-cell>
        </table:table-row>
        <table:table-row table:style-name="ro1">
          <table:table-cell office:value-type="string" calcext:value-type="string">
            <text:p>Alert Ba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ERT_BAY</text:p>
          </table:table-cell>
          <table:table-cell office:value-type="string" calcext:value-type="string">
            <text:p>50.58448550000001</text:p>
          </table:table-cell>
          <table:table-cell office:value-type="string" calcext:value-type="string">
            <text:p>-126.9254093</text:p>
          </table:table-cell>
          <table:table-cell table:formula="of:=&quot;Harbor.create(name: &quot;&quot;&quot;&amp;[.A22]&amp;&quot;&quot;&quot;, lat: &quot;&amp;[.D22]&amp;&quot;, lng: &quot;&amp;[.E22]&amp;&quot;, query: &quot;&quot;&quot;&amp;[.C22]&amp;&quot;&quot;&quot;)&quot;" office:value-type="string" office:string-value="Harbor.create(name: &quot;Alert Bay&quot;, lat: 50.58448550000001, lng: -126.9254093, query: &quot;ALERT_BAY&quot;)" calcext:value-type="string">
            <text:p>Harbor.create(name: "Alert Bay", lat: 50.58448550000001, lng: -126.9254093, query: "ALERT_BAY")</text:p>
          </table:table-cell>
        </table:table-row>
        <table:table-row table:style-name="ro1">
          <table:table-cell office:value-type="string" calcext:value-type="string">
            <text:p>Alexandrie (Al-Iskandariyya)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31.2000924</text:p>
          </table:table-cell>
          <table:table-cell office:value-type="string" calcext:value-type="string">
            <text:p>29.9187387</text:p>
          </table:table-cell>
          <table:table-cell table:formula="of:=&quot;Harbor.create(name: &quot;&quot;&quot;&amp;[.A23]&amp;&quot;&quot;&quot;, lat: &quot;&amp;[.D23]&amp;&quot;, lng: &quot;&amp;[.E23]&amp;&quot;, query: &quot;&quot;&quot;&amp;[.C23]&amp;&quot;&quot;&quot;)&quot;" office:value-type="string" office:string-value="Harbor.create(name: &quot;Alexandrie (Al-Iskandariyya)&quot;, lat: 31.2000924, lng: 29.9187387, query: &quot;ALEXANDRIA&quot;)" calcext:value-type="string">
            <text:p>Harbor.create(name: "Alexandrie (Al-Iskandariyya)", lat: 31.2000924, lng: 29.9187387, query: "ALEXANDRIA")</text:p>
          </table:table-cell>
        </table:table-row>
        <table:table-row table:style-name="ro1">
          <table:table-cell office:value-type="string" calcext:value-type="string">
            <text:p>Alger (El Jazair)</text:p>
          </table:table-cell>
          <table:table-cell office:value-type="string" calcext:value-type="string">
            <text:p>Algerie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36.753768</text:p>
          </table:table-cell>
          <table:table-cell office:value-type="string" calcext:value-type="string">
            <text:p>3.0587561</text:p>
          </table:table-cell>
          <table:table-cell table:formula="of:=&quot;Harbor.create(name: &quot;&quot;&quot;&amp;[.A24]&amp;&quot;&quot;&quot;, lat: &quot;&amp;[.D24]&amp;&quot;, lng: &quot;&amp;[.E24]&amp;&quot;, query: &quot;&quot;&quot;&amp;[.C24]&amp;&quot;&quot;&quot;)&quot;" office:value-type="string" office:string-value="Harbor.create(name: &quot;Alger (El Jazair)&quot;, lat: 36.753768, lng: 3.0587561, query: &quot;ALGER&quot;)" calcext:value-type="string">
            <text:p>Harbor.create(name: "Alger (El Jazair)", lat: 36.753768, lng: 3.0587561, query: "ALGER")</text:p>
          </table:table-cell>
        </table:table-row>
        <table:table-row table:style-name="ro1">
          <table:table-cell office:value-type="string" calcext:value-type="string">
            <text:p>Alotau</text:p>
          </table:table-cell>
          <table:table-cell office:value-type="string" calcext:value-type="string">
            <text:p>Papouasie-Nouvelle-Guinee</text:p>
          </table:table-cell>
          <table:table-cell office:value-type="string" calcext:value-type="string">
            <text:p>ALOTAU</text:p>
          </table:table-cell>
          <table:table-cell office:value-type="string" calcext:value-type="string">
            <text:p>-10.3157027</text:p>
          </table:table-cell>
          <table:table-cell office:value-type="string" calcext:value-type="string">
            <text:p>150.4587795</text:p>
          </table:table-cell>
          <table:table-cell table:formula="of:=&quot;Harbor.create(name: &quot;&quot;&quot;&amp;[.A25]&amp;&quot;&quot;&quot;, lat: &quot;&amp;[.D25]&amp;&quot;, lng: &quot;&amp;[.E25]&amp;&quot;, query: &quot;&quot;&quot;&amp;[.C25]&amp;&quot;&quot;&quot;)&quot;" office:value-type="string" office:string-value="Harbor.create(name: &quot;Alotau&quot;, lat: -10.3157027, lng: 150.4587795, query: &quot;ALOTAU&quot;)" calcext:value-type="string">
            <text:p>Harbor.create(name: "Alotau", lat: -10.3157027, lng: 150.4587795, query: "ALOTAU")</text:p>
          </table:table-cell>
        </table:table-row>
        <table:table-row table:style-name="ro1" table:visibility="filter">
          <table:table-cell office:value-type="string" calcext:value-type="string">
            <text:p>Alpha-Baie-de-Se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PHA-BAIE_DE_SE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on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AMBON</text:p>
          </table:table-cell>
          <table:table-cell office:value-type="string" calcext:value-type="string">
            <text:p>-3.6553932</text:p>
          </table:table-cell>
          <table:table-cell office:value-type="string" calcext:value-type="string">
            <text:p>128.1907723</text:p>
          </table:table-cell>
          <table:table-cell table:formula="of:=&quot;Harbor.create(name: &quot;&quot;&quot;&amp;[.A27]&amp;&quot;&quot;&quot;, lat: &quot;&amp;[.D27]&amp;&quot;, lng: &quot;&amp;[.E27]&amp;&quot;, query: &quot;&quot;&quot;&amp;[.C27]&amp;&quot;&quot;&quot;)&quot;" office:value-type="string" office:string-value="Harbor.create(name: &quot;Ambon&quot;, lat: -3.6553932, lng: 128.1907723, query: &quot;AMBON&quot;)" calcext:value-type="string">
            <text:p>Harbor.create(name: "Ambon", lat: -3.6553932, lng: 128.1907723, query: "AMBON")</text:p>
          </table:table-cell>
        </table:table-row>
        <table:table-row table:style-name="ro1">
          <table:table-cell office:value-type="string" calcext:value-type="string">
            <text:p>Amherst (Kyaikkami)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16.0765691</text:p>
          </table:table-cell>
          <table:table-cell office:value-type="string" calcext:value-type="string">
            <text:p>97.58431709999999</text:p>
          </table:table-cell>
          <table:table-cell table:formula="of:=&quot;Harbor.create(name: &quot;&quot;&quot;&amp;[.A28]&amp;&quot;&quot;&quot;, lat: &quot;&amp;[.D28]&amp;&quot;, lng: &quot;&amp;[.E28]&amp;&quot;, query: &quot;&quot;&quot;&amp;[.C28]&amp;&quot;&quot;&quot;)&quot;" office:value-type="string" office:string-value="Harbor.create(name: &quot;Amherst (Kyaikkami)&quot;, lat: 16.0765691, lng: 97.58431709999999, query: &quot;AMHERST&quot;)" calcext:value-type="string">
            <text:p>Harbor.create(name: "Amherst (Kyaikkami)", lat: 16.0765691, lng: 97.58431709999999, query: "AMHERST")</text:p>
          </table:table-cell>
        </table:table-row>
        <table:table-row table:style-name="ro1">
          <table:table-cell office:value-type="string" calcext:value-type="string">
            <text:p>Amuay (Punto Fijo)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AMUAY</text:p>
          </table:table-cell>
          <table:table-cell office:value-type="string" calcext:value-type="string">
            <text:p>11.711511</text:p>
          </table:table-cell>
          <table:table-cell office:value-type="string" calcext:value-type="string">
            <text:p>-70.1813018</text:p>
          </table:table-cell>
          <table:table-cell table:formula="of:=&quot;Harbor.create(name: &quot;&quot;&quot;&amp;[.A29]&amp;&quot;&quot;&quot;, lat: &quot;&amp;[.D29]&amp;&quot;, lng: &quot;&amp;[.E29]&amp;&quot;, query: &quot;&quot;&quot;&amp;[.C29]&amp;&quot;&quot;&quot;)&quot;" office:value-type="string" office:string-value="Harbor.create(name: &quot;Amuay (Punto Fijo)&quot;, lat: 11.711511, lng: -70.1813018, query: &quot;AMUAY&quot;)" calcext:value-type="string">
            <text:p>Harbor.create(name: "Amuay (Punto Fijo)", lat: 11.711511, lng: -70.1813018, query: "AMUAY")</text:p>
          </table:table-cell>
        </table:table-row>
        <table:table-row table:style-name="ro1">
          <table:table-cell office:value-type="string" calcext:value-type="string">
            <text:p>Anchorage</text:p>
          </table:table-cell>
          <table:table-cell office:value-type="string" calcext:value-type="string">
            <text:p>Etats-Unis (Alaska)</text:p>
          </table:table-cell>
          <table:table-cell office:value-type="string" calcext:value-type="string">
            <text:p>ANCHORAGE_KNIK_ARM</text:p>
          </table:table-cell>
          <table:table-cell office:value-type="string" calcext:value-type="string">
            <text:p>61.2180556</text:p>
          </table:table-cell>
          <table:table-cell office:value-type="string" calcext:value-type="string">
            <text:p>-149.9002778</text:p>
          </table:table-cell>
          <table:table-cell table:formula="of:=&quot;Harbor.create(name: &quot;&quot;&quot;&amp;[.A30]&amp;&quot;&quot;&quot;, lat: &quot;&amp;[.D30]&amp;&quot;, lng: &quot;&amp;[.E30]&amp;&quot;, query: &quot;&quot;&quot;&amp;[.C30]&amp;&quot;&quot;&quot;)&quot;" office:value-type="string" office:string-value="Harbor.create(name: &quot;Anchorage&quot;, lat: 61.2180556, lng: -149.9002778, query: &quot;ANCHORAGE_KNIK_ARM&quot;)" calcext:value-type="string">
            <text:p>Harbor.create(name: "Anchorage", lat: 61.2180556, lng: -149.9002778, query: "ANCHORAGE_KNIK_ARM")</text:p>
          </table:table-cell>
        </table:table-row>
        <table:table-row table:style-name="ro1">
          <table:table-cell office:value-type="string" calcext:value-type="string">
            <text:p>Ancona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ANCONA</text:p>
          </table:table-cell>
          <table:table-cell office:value-type="string" calcext:value-type="string">
            <text:p>43.6158299</text:p>
          </table:table-cell>
          <table:table-cell office:value-type="string" calcext:value-type="string">
            <text:p>13.518915</text:p>
          </table:table-cell>
          <table:table-cell table:formula="of:=&quot;Harbor.create(name: &quot;&quot;&quot;&amp;[.A31]&amp;&quot;&quot;&quot;, lat: &quot;&amp;[.D31]&amp;&quot;, lng: &quot;&amp;[.E31]&amp;&quot;, query: &quot;&quot;&quot;&amp;[.C31]&amp;&quot;&quot;&quot;)&quot;" office:value-type="string" office:string-value="Harbor.create(name: &quot;Ancona&quot;, lat: 43.6158299, lng: 13.518915, query: &quot;ANCONA&quot;)" calcext:value-type="string">
            <text:p>Harbor.create(name: "Ancona", lat: 43.6158299, lng: 13.518915, query: "ANCONA")</text:p>
          </table:table-cell>
        </table:table-row>
        <table:table-row table:style-name="ro1" table:visibility="filter">
          <table:table-cell office:value-type="string" calcext:value-type="string">
            <text:p>Anewa Bay</text:p>
          </table:table-cell>
          <table:table-cell office:value-type="string" calcext:value-type="string">
            <text:p>Papouasie-Nouvelle-Guinee</text:p>
          </table:table-cell>
          <table:table-cell office:value-type="string" calcext:value-type="string">
            <text:p>ANEWA_BAY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goche (Antonio Enes)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NTONIO_E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stura Inglesa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ANGOSTURA_INGLESA</text:p>
          </table:table-cell>
          <table:table-cell office:value-type="string" calcext:value-type="string">
            <text:p>-33.3901493</text:p>
          </table:table-cell>
          <table:table-cell office:value-type="string" calcext:value-type="string">
            <text:p>-70.53855519999999</text:p>
          </table:table-cell>
          <table:table-cell table:formula="of:=&quot;Harbor.create(name: &quot;&quot;&quot;&amp;[.A34]&amp;&quot;&quot;&quot;, lat: &quot;&amp;[.D34]&amp;&quot;, lng: &quot;&amp;[.E34]&amp;&quot;, query: &quot;&quot;&quot;&amp;[.C34]&amp;&quot;&quot;&quot;)&quot;" office:value-type="string" office:string-value="Harbor.create(name: &quot;Angostura Inglesa&quot;, lat: -33.3901493, lng: -70.53855519999999, query: &quot;ANGOSTURA_INGLESA&quot;)" calcext:value-type="string">
            <text:p>Harbor.create(name: "Angostura Inglesa", lat: -33.3901493, lng: -70.53855519999999, query: "ANGOSTURA_INGLESA")</text:p>
          </table:table-cell>
        </table:table-row>
        <table:table-row table:style-name="ro1">
          <table:table-cell office:value-type="string" calcext:value-type="string">
            <text:p>Angra do Heroismo (I. Terceira)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NGRA_DO_HEROISMO</text:p>
          </table:table-cell>
          <table:table-cell office:value-type="string" calcext:value-type="string">
            <text:p>38.6635375</text:p>
          </table:table-cell>
          <table:table-cell office:value-type="string" calcext:value-type="string">
            <text:p>-27.2293969</text:p>
          </table:table-cell>
          <table:table-cell table:formula="of:=&quot;Harbor.create(name: &quot;&quot;&quot;&amp;[.A35]&amp;&quot;&quot;&quot;, lat: &quot;&amp;[.D35]&amp;&quot;, lng: &quot;&amp;[.E35]&amp;&quot;, query: &quot;&quot;&quot;&amp;[.C35]&amp;&quot;&quot;&quot;)&quot;" office:value-type="string" office:string-value="Harbor.create(name: &quot;Angra do Heroismo (I. Terceira)&quot;, lat: 38.6635375, lng: -27.2293969, query: &quot;ANGRA_DO_HEROISMO&quot;)" calcext:value-type="string">
            <text:p>Harbor.create(name: "Angra do Heroismo (I. Terceira)", lat: 38.6635375, lng: -27.2293969, query: "ANGRA_DO_HEROISMO")</text:p>
          </table:table-cell>
        </table:table-row>
        <table:table-row table:style-name="ro1">
          <table:table-cell office:value-type="string" calcext:value-type="string">
            <text:p>Angra dos Reis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ANGRA_DOS_REIS</text:p>
          </table:table-cell>
          <table:table-cell office:value-type="string" calcext:value-type="string">
            <text:p>-23.0057347</text:p>
          </table:table-cell>
          <table:table-cell office:value-type="string" calcext:value-type="string">
            <text:p>-44.3157591</text:p>
          </table:table-cell>
          <table:table-cell table:formula="of:=&quot;Harbor.create(name: &quot;&quot;&quot;&amp;[.A36]&amp;&quot;&quot;&quot;, lat: &quot;&amp;[.D36]&amp;&quot;, lng: &quot;&amp;[.E36]&amp;&quot;, query: &quot;&quot;&quot;&amp;[.C36]&amp;&quot;&quot;&quot;)&quot;" office:value-type="string" office:string-value="Harbor.create(name: &quot;Angra dos Reis&quot;, lat: -23.0057347, lng: -44.3157591, query: &quot;ANGRA_DOS_REIS&quot;)" calcext:value-type="string">
            <text:p>Harbor.create(name: "Angra dos Reis", lat: -23.0057347, lng: -44.3157591, query: "ANGRA_DOS_REIS")</text:p>
          </table:table-cell>
        </table:table-row>
        <table:table-row table:style-name="ro1" table:visibility="filter">
          <table:table-cell office:value-type="string" calcext:value-type="string">
            <text:p>Anma Do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ANMA_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f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NTIFER</text:p>
          </table:table-cell>
          <table:table-cell office:value-type="string" calcext:value-type="string">
            <text:p>48.55143</text:p>
          </table:table-cell>
          <table:table-cell office:value-type="string" calcext:value-type="string">
            <text:p>2.188866</text:p>
          </table:table-cell>
          <table:table-cell table:formula="of:=&quot;Harbor.create(name: &quot;&quot;&quot;&amp;[.A38]&amp;&quot;&quot;&quot;, lat: &quot;&amp;[.D38]&amp;&quot;, lng: &quot;&amp;[.E38]&amp;&quot;, query: &quot;&quot;&quot;&amp;[.C38]&amp;&quot;&quot;&quot;)&quot;" office:value-type="string" office:string-value="Harbor.create(name: &quot;Antifer&quot;, lat: 48.55143, lng: 2.188866, query: &quot;ANTIFER&quot;)" calcext:value-type="string">
            <text:p>Harbor.create(name: "Antifer", lat: 48.55143, lng: 2.188866, query: "ANTIFER")</text:p>
          </table:table-cell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-23.6509279</text:p>
          </table:table-cell>
          <table:table-cell office:value-type="string" calcext:value-type="string">
            <text:p>-70.39750219999999</text:p>
          </table:table-cell>
          <table:table-cell table:formula="of:=&quot;Harbor.create(name: &quot;&quot;&quot;&amp;[.A39]&amp;&quot;&quot;&quot;, lat: &quot;&amp;[.D39]&amp;&quot;, lng: &quot;&amp;[.E39]&amp;&quot;, query: &quot;&quot;&quot;&amp;[.C39]&amp;&quot;&quot;&quot;)&quot;" office:value-type="string" office:string-value="Harbor.create(name: &quot;Antofagasta&quot;, lat: -23.6509279, lng: -70.39750219999999, query: &quot;ANTOFAGASTA&quot;)" calcext:value-type="string">
            <text:p>Harbor.create(name: "Antofagasta", lat: -23.6509279, lng: -70.39750219999999, query: "ANTOFAGASTA")</text:p>
          </table:table-cell>
        </table:table-row>
        <table:table-row table:style-name="ro1">
          <table:table-cell office:value-type="string" calcext:value-type="string">
            <text:p>Antsiranana (Diego Suarez)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NTSIRANANA</text:p>
          </table:table-cell>
          <table:table-cell office:value-type="string" calcext:value-type="string">
            <text:p>-12.3231349</text:p>
          </table:table-cell>
          <table:table-cell office:value-type="string" calcext:value-type="string">
            <text:p>49.2942833</text:p>
          </table:table-cell>
          <table:table-cell table:formula="of:=&quot;Harbor.create(name: &quot;&quot;&quot;&amp;[.A40]&amp;&quot;&quot;&quot;, lat: &quot;&amp;[.D40]&amp;&quot;, lng: &quot;&amp;[.E40]&amp;&quot;, query: &quot;&quot;&quot;&amp;[.C40]&amp;&quot;&quot;&quot;)&quot;" office:value-type="string" office:string-value="Harbor.create(name: &quot;Antsiranana (Diego Suarez)&quot;, lat: -12.3231349, lng: 49.2942833, query: &quot;ANTSIRANANA&quot;)" calcext:value-type="string">
            <text:p>Harbor.create(name: "Antsiranana (Diego Suarez)", lat: -12.3231349, lng: 49.2942833, query: "ANTSIRANANA")</text:p>
          </table:table-cell>
        </table:table-row>
        <table:table-row table:style-name="ro1">
          <table:table-cell office:value-type="string" calcext:value-type="string">
            <text:p>Anvers (Antwerpen)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51.2194475</text:p>
          </table:table-cell>
          <table:table-cell office:value-type="string" calcext:value-type="string">
            <text:p>4.4024643</text:p>
          </table:table-cell>
          <table:table-cell table:formula="of:=&quot;Harbor.create(name: &quot;&quot;&quot;&amp;[.A41]&amp;&quot;&quot;&quot;, lat: &quot;&amp;[.D41]&amp;&quot;, lng: &quot;&amp;[.E41]&amp;&quot;, query: &quot;&quot;&quot;&amp;[.C41]&amp;&quot;&quot;&quot;)&quot;" office:value-type="string" office:string-value="Harbor.create(name: &quot;Anvers (Antwerpen)&quot;, lat: 51.2194475, lng: 4.4024643, query: &quot;ANTWERPEN&quot;)" calcext:value-type="string">
            <text:p>Harbor.create(name: "Anvers (Antwerpen)", lat: 51.2194475, lng: 4.4024643, query: "ANTWERPEN")</text:p>
          </table:table-cell>
        </table:table-row>
        <table:table-row table:style-name="ro1">
          <table:table-cell office:value-type="string" calcext:value-type="string">
            <text:p>Apia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-13.8506958</text:p>
          </table:table-cell>
          <table:table-cell office:value-type="string" calcext:value-type="string">
            <text:p>-171.7513551</text:p>
          </table:table-cell>
          <table:table-cell table:formula="of:=&quot;Harbor.create(name: &quot;&quot;&quot;&amp;[.A42]&amp;&quot;&quot;&quot;, lat: &quot;&amp;[.D42]&amp;&quot;, lng: &quot;&amp;[.E42]&amp;&quot;, query: &quot;&quot;&quot;&amp;[.C42]&amp;&quot;&quot;&quot;)&quot;" office:value-type="string" office:string-value="Harbor.create(name: &quot;Apia&quot;, lat: -13.8506958, lng: -171.7513551, query: &quot;APIA&quot;)" calcext:value-type="string">
            <text:p>Harbor.create(name: "Apia", lat: -13.8506958, lng: -171.7513551, query: "APIA")</text:p>
          </table:table-cell>
        </table:table-row>
        <table:table-row table:style-name="ro1">
          <table:table-cell office:value-type="string" calcext:value-type="string">
            <text:p>Aracaju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-10.9472468</text:p>
          </table:table-cell>
          <table:table-cell office:value-type="string" calcext:value-type="string">
            <text:p>-37.0730823</text:p>
          </table:table-cell>
          <table:table-cell table:formula="of:=&quot;Harbor.create(name: &quot;&quot;&quot;&amp;[.A43]&amp;&quot;&quot;&quot;, lat: &quot;&amp;[.D43]&amp;&quot;, lng: &quot;&amp;[.E43]&amp;&quot;, query: &quot;&quot;&quot;&amp;[.C43]&amp;&quot;&quot;&quot;)&quot;" office:value-type="string" office:string-value="Harbor.create(name: &quot;Aracaju&quot;, lat: -10.9472468, lng: -37.0730823, query: &quot;ARACAJU&quot;)" calcext:value-type="string">
            <text:p>Harbor.create(name: "Aracaju", lat: -10.9472468, lng: -37.0730823, query: "ARACAJU")</text:p>
          </table:table-cell>
        </table:table-row>
        <table:table-row table:style-name="ro1">
          <table:table-cell office:value-type="string" calcext:value-type="string">
            <text:p>Aratu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ARATU</text:p>
          </table:table-cell>
          <table:table-cell office:value-type="string" calcext:value-type="string">
            <text:p>-12.1576706</text:p>
          </table:table-cell>
          <table:table-cell office:value-type="string" calcext:value-type="string">
            <text:p>-44.9916264</text:p>
          </table:table-cell>
          <table:table-cell table:formula="of:=&quot;Harbor.create(name: &quot;&quot;&quot;&amp;[.A44]&amp;&quot;&quot;&quot;, lat: &quot;&amp;[.D44]&amp;&quot;, lng: &quot;&amp;[.E44]&amp;&quot;, query: &quot;&quot;&quot;&amp;[.C44]&amp;&quot;&quot;&quot;)&quot;" office:value-type="string" office:string-value="Harbor.create(name: &quot;Aratu&quot;, lat: -12.1576706, lng: -44.9916264, query: &quot;ARATU&quot;)" calcext:value-type="string">
            <text:p>Harbor.create(name: "Aratu", lat: -12.1576706, lng: -44.9916264, query: "ARATU")</text:p>
          </table:table-cell>
        </table:table-row>
        <table:table-row table:style-name="ro1">
          <table:table-cell office:value-type="string" calcext:value-type="string">
            <text:p>Arcachon Eyra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RCACHON_EYRAC</text:p>
          </table:table-cell>
          <table:table-cell office:value-type="string" calcext:value-type="string">
            <text:p>44.652297</text:p>
          </table:table-cell>
          <table:table-cell office:value-type="string" calcext:value-type="string">
            <text:p>-1.1785016</text:p>
          </table:table-cell>
          <table:table-cell table:formula="of:=&quot;Harbor.create(name: &quot;&quot;&quot;&amp;[.A45]&amp;&quot;&quot;&quot;, lat: &quot;&amp;[.D45]&amp;&quot;, lng: &quot;&amp;[.E45]&amp;&quot;, query: &quot;&quot;&quot;&amp;[.C45]&amp;&quot;&quot;&quot;)&quot;" office:value-type="string" office:string-value="Harbor.create(name: &quot;Arcachon Eyrac&quot;, lat: 44.652297, lng: -1.1785016, query: &quot;ARCACHON_EYRAC&quot;)" calcext:value-type="string">
            <text:p>Harbor.create(name: "Arcachon Eyrac", lat: 44.652297, lng: -1.1785016, query: "ARCACHON_EYRAC")</text:p>
          </table:table-cell>
        </table:table-row>
        <table:table-row table:style-name="ro1">
          <table:table-cell office:value-type="string" calcext:value-type="string">
            <text:p>Areia Branca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AREIA_BRANCA</text:p>
          </table:table-cell>
          <table:table-cell office:value-type="string" calcext:value-type="string">
            <text:p>-4.9508443</text:p>
          </table:table-cell>
          <table:table-cell office:value-type="string" calcext:value-type="string">
            <text:p>-37.12582829999999</text:p>
          </table:table-cell>
          <table:table-cell table:formula="of:=&quot;Harbor.create(name: &quot;&quot;&quot;&amp;[.A46]&amp;&quot;&quot;&quot;, lat: &quot;&amp;[.D46]&amp;&quot;, lng: &quot;&amp;[.E46]&amp;&quot;, query: &quot;&quot;&quot;&amp;[.C46]&amp;&quot;&quot;&quot;)&quot;" office:value-type="string" office:string-value="Harbor.create(name: &quot;Areia Branca&quot;, lat: -4.9508443, lng: -37.12582829999999, query: &quot;AREIA_BRANCA&quot;)" calcext:value-type="string">
            <text:p>Harbor.create(name: "Areia Branca", lat: -4.9508443, lng: -37.12582829999999, query: "AREIA_BRANCA")</text:p>
          </table:table-cell>
        </table:table-row>
        <table:table-row table:style-name="ro1">
          <table:table-cell office:value-type="string" calcext:value-type="string">
            <text:p>Arendal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ARENDAL</text:p>
          </table:table-cell>
          <table:table-cell office:value-type="string" calcext:value-type="string">
            <text:p>58.4617568</text:p>
          </table:table-cell>
          <table:table-cell office:value-type="string" calcext:value-type="string">
            <text:p>8.7724499</text:p>
          </table:table-cell>
          <table:table-cell table:formula="of:=&quot;Harbor.create(name: &quot;&quot;&quot;&amp;[.A47]&amp;&quot;&quot;&quot;, lat: &quot;&amp;[.D47]&amp;&quot;, lng: &quot;&amp;[.E47]&amp;&quot;, query: &quot;&quot;&quot;&amp;[.C47]&amp;&quot;&quot;&quot;)&quot;" office:value-type="string" office:string-value="Harbor.create(name: &quot;Arendal&quot;, lat: 58.4617568, lng: 8.7724499, query: &quot;ARENDAL&quot;)" calcext:value-type="string">
            <text:p>Harbor.create(name: "Arendal", lat: 58.4617568, lng: 8.7724499, query: "ARENDAL")</text:p>
          </table:table-cell>
        </table:table-row>
        <table:table-row table:style-name="ro1">
          <table:table-cell office:value-type="string" calcext:value-type="string">
            <text:p>Argent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RGENTIA</text:p>
          </table:table-cell>
          <table:table-cell office:value-type="string" calcext:value-type="string">
            <text:p>47.302052</text:p>
          </table:table-cell>
          <table:table-cell office:value-type="string" calcext:value-type="string">
            <text:p>-53.986824</text:p>
          </table:table-cell>
          <table:table-cell table:formula="of:=&quot;Harbor.create(name: &quot;&quot;&quot;&amp;[.A48]&amp;&quot;&quot;&quot;, lat: &quot;&amp;[.D48]&amp;&quot;, lng: &quot;&amp;[.E48]&amp;&quot;, query: &quot;&quot;&quot;&amp;[.C48]&amp;&quot;&quot;&quot;)&quot;" office:value-type="string" office:string-value="Harbor.create(name: &quot;Argentia&quot;, lat: 47.302052, lng: -53.986824, query: &quot;ARGENTIA&quot;)" calcext:value-type="string">
            <text:p>Harbor.create(name: "Argentia", lat: 47.302052, lng: -53.986824, query: "ARGENTIA")</text:p>
          </table:table-cell>
        </table:table-row>
        <table:table-row table:style-name="ro1">
          <table:table-cell office:value-type="string" calcext:value-type="string">
            <text:p>Arica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ARICA</text:p>
          </table:table-cell>
          <table:table-cell office:value-type="string" calcext:value-type="string">
            <text:p>-18.4782534</text:p>
          </table:table-cell>
          <table:table-cell office:value-type="string" calcext:value-type="string">
            <text:p>-70.3125988</text:p>
          </table:table-cell>
          <table:table-cell table:formula="of:=&quot;Harbor.create(name: &quot;&quot;&quot;&amp;[.A49]&amp;&quot;&quot;&quot;, lat: &quot;&amp;[.D49]&amp;&quot;, lng: &quot;&amp;[.E49]&amp;&quot;, query: &quot;&quot;&quot;&amp;[.C49]&amp;&quot;&quot;&quot;)&quot;" office:value-type="string" office:string-value="Harbor.create(name: &quot;Arica&quot;, lat: -18.4782534, lng: -70.3125988, query: &quot;ARICA&quot;)" calcext:value-type="string">
            <text:p>Harbor.create(name: "Arica", lat: -18.4782534, lng: -70.3125988, query: "ARICA")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Federation de Russie</text:p>
          </table:table-cell>
          <table:table-cell office:value-type="string" calcext:value-type="string">
            <text:p>ARKHANGEL_SK-SOLOMBALA</text:p>
          </table:table-cell>
          <table:table-cell office:value-type="string" calcext:value-type="string">
            <text:p>55.4312453</text:p>
          </table:table-cell>
          <table:table-cell office:value-type="string" calcext:value-type="string">
            <text:p>37.5457647</text:p>
          </table:table-cell>
          <table:table-cell table:formula="of:=&quot;Harbor.create(name: &quot;&quot;&quot;&amp;[.A50]&amp;&quot;&quot;&quot;, lat: &quot;&amp;[.D50]&amp;&quot;, lng: &quot;&amp;[.E50]&amp;&quot;, query: &quot;&quot;&quot;&amp;[.C50]&amp;&quot;&quot;&quot;)&quot;" office:value-type="string" office:string-value="Harbor.create(name: &quot;sk&quot;, lat: 55.4312453, lng: 37.5457647, query: &quot;ARKHANGEL_SK-SOLOMBALA&quot;)" calcext:value-type="string">
            <text:p>Harbor.create(name: "sk", lat: 55.4312453, lng: 37.5457647, query: "ARKHANGEL_SK-SOLOMBALA")</text:p>
          </table:table-cell>
        </table:table-row>
        <table:table-row table:style-name="ro1">
          <table:table-cell office:value-type="string" calcext:value-type="string">
            <text:p>Arrad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RRADON</text:p>
          </table:table-cell>
          <table:table-cell office:value-type="string" calcext:value-type="string">
            <text:p>47.627666</text:p>
          </table:table-cell>
          <table:table-cell office:value-type="string" calcext:value-type="string">
            <text:p>-2.822817</text:p>
          </table:table-cell>
          <table:table-cell table:formula="of:=&quot;Harbor.create(name: &quot;&quot;&quot;&amp;[.A51]&amp;&quot;&quot;&quot;, lat: &quot;&amp;[.D51]&amp;&quot;, lng: &quot;&amp;[.E51]&amp;&quot;, query: &quot;&quot;&quot;&amp;[.C51]&amp;&quot;&quot;&quot;)&quot;" office:value-type="string" office:string-value="Harbor.create(name: &quot;Arradon&quot;, lat: 47.627666, lng: -2.822817, query: &quot;ARRADON&quot;)" calcext:value-type="string">
            <text:p>Harbor.create(name: "Arradon", lat: 47.627666, lng: -2.822817, query: "ARRADON")</text:p>
          </table:table-cell>
        </table:table-row>
        <table:table-row table:style-name="ro1">
          <table:table-cell office:value-type="string" calcext:value-type="string">
            <text:p>Arromanches-les-Bain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RROMANCHES-LES-BAINS</text:p>
          </table:table-cell>
          <table:table-cell office:value-type="string" calcext:value-type="string">
            <text:p>49.339021</text:p>
          </table:table-cell>
          <table:table-cell office:value-type="string" calcext:value-type="string">
            <text:p>-0.622415</text:p>
          </table:table-cell>
          <table:table-cell table:formula="of:=&quot;Harbor.create(name: &quot;&quot;&quot;&amp;[.A52]&amp;&quot;&quot;&quot;, lat: &quot;&amp;[.D52]&amp;&quot;, lng: &quot;&amp;[.E52]&amp;&quot;, query: &quot;&quot;&quot;&amp;[.C52]&amp;&quot;&quot;&quot;)&quot;" office:value-type="string" office:string-value="Harbor.create(name: &quot;Arromanches-les-Bains&quot;, lat: 49.339021, lng: -0.622415, query: &quot;ARROMANCHES-LES-BAINS&quot;)" calcext:value-type="string">
            <text:p>Harbor.create(name: "Arromanches-les-Bains", lat: 49.339021, lng: -0.622415, query: "ARROMANCHES-LES-BAINS")</text:p>
          </table:table-cell>
        </table:table-row>
        <table:table-row table:style-name="ro1">
          <table:table-cell office:value-type="string" calcext:value-type="string">
            <text:p>Ascension Island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-7.946716599999999</text:p>
          </table:table-cell>
          <table:table-cell office:value-type="string" calcext:value-type="string">
            <text:p>-14.3559158</text:p>
          </table:table-cell>
          <table:table-cell table:formula="of:=&quot;Harbor.create(name: &quot;&quot;&quot;&amp;[.A53]&amp;&quot;&quot;&quot;, lat: &quot;&amp;[.D53]&amp;&quot;, lng: &quot;&amp;[.E53]&amp;&quot;, query: &quot;&quot;&quot;&amp;[.C53]&amp;&quot;&quot;&quot;)&quot;" office:value-type="string" office:string-value="Harbor.create(name: &quot;Ascension Island&quot;, lat: -7.946716599999999, lng: -14.3559158, query: &quot;ASCENSION&quot;)" calcext:value-type="string">
            <text:p>Harbor.create(name: "Ascension Island", lat: -7.946716599999999, lng: -14.3559158, query: "ASCENSION")</text:p>
          </table:table-cell>
        </table:table-row>
        <table:table-row table:style-name="ro1">
          <table:table-cell office:value-type="string" calcext:value-type="string">
            <text:p>Aseb</text:p>
          </table:table-cell>
          <table:table-cell office:value-type="string" calcext:value-type="string">
            <text:p>Erythree</text:p>
          </table:table-cell>
          <table:table-cell office:value-type="string" calcext:value-type="string">
            <text:p>ASEB</text:p>
          </table:table-cell>
          <table:table-cell office:value-type="string" calcext:value-type="string">
            <text:p>13.0139405</text:p>
          </table:table-cell>
          <table:table-cell office:value-type="string" calcext:value-type="string">
            <text:p>42.7369299</text:p>
          </table:table-cell>
          <table:table-cell table:formula="of:=&quot;Harbor.create(name: &quot;&quot;&quot;&amp;[.A54]&amp;&quot;&quot;&quot;, lat: &quot;&amp;[.D54]&amp;&quot;, lng: &quot;&amp;[.E54]&amp;&quot;, query: &quot;&quot;&quot;&amp;[.C54]&amp;&quot;&quot;&quot;)&quot;" office:value-type="string" office:string-value="Harbor.create(name: &quot;Aseb&quot;, lat: 13.0139405, lng: 42.7369299, query: &quot;ASEB&quot;)" calcext:value-type="string">
            <text:p>Harbor.create(name: "Aseb", lat: 13.0139405, lng: 42.7369299, query: "ASEB")</text:p>
          </table:table-cell>
        </table:table-row>
        <table:table-row table:style-name="ro1">
          <table:table-cell office:value-type="string" calcext:value-type="string">
            <text:p>Ash Shariqah</text:p>
          </table:table-cell>
          <table:table-cell office:value-type="string" calcext:value-type="string">
            <text:p>Emirats Arabes Unis</text:p>
          </table:table-cell>
          <table:table-cell office:value-type="string" calcext:value-type="string">
            <text:p>SHARJAH</text:p>
          </table:table-cell>
          <table:table-cell office:value-type="string" calcext:value-type="string">
            <text:p>25.0753974</text:p>
          </table:table-cell>
          <table:table-cell office:value-type="string" calcext:value-type="string">
            <text:p>55.7578403</text:p>
          </table:table-cell>
          <table:table-cell table:formula="of:=&quot;Harbor.create(name: &quot;&quot;&quot;&amp;[.A55]&amp;&quot;&quot;&quot;, lat: &quot;&amp;[.D55]&amp;&quot;, lng: &quot;&amp;[.E55]&amp;&quot;, query: &quot;&quot;&quot;&amp;[.C55]&amp;&quot;&quot;&quot;)&quot;" office:value-type="string" office:string-value="Harbor.create(name: &quot;Ash Shariqah&quot;, lat: 25.0753974, lng: 55.7578403, query: &quot;SHARJAH&quot;)" calcext:value-type="string">
            <text:p>Harbor.create(name: "Ash Shariqah", lat: 25.0753974, lng: 55.7578403, query: "SHARJAH")</text:p>
          </table:table-cell>
        </table:table-row>
        <table:table-row table:style-name="ro1">
          <table:table-cell office:value-type="string" calcext:value-type="string">
            <text:p>Astoria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46.1878841</text:p>
          </table:table-cell>
          <table:table-cell office:value-type="string" calcext:value-type="string">
            <text:p>-123.8312534</text:p>
          </table:table-cell>
          <table:table-cell table:formula="of:=&quot;Harbor.create(name: &quot;&quot;&quot;&amp;[.A56]&amp;&quot;&quot;&quot;, lat: &quot;&amp;[.D56]&amp;&quot;, lng: &quot;&amp;[.E56]&amp;&quot;, query: &quot;&quot;&quot;&amp;[.C56]&amp;&quot;&quot;&quot;)&quot;" office:value-type="string" office:string-value="Harbor.create(name: &quot;Astoria&quot;, lat: 46.1878841, lng: -123.8312534, query: &quot;ASTORIA&quot;)" calcext:value-type="string">
            <text:p>Harbor.create(name: "Astoria", lat: 46.1878841, lng: -123.8312534, query: "ASTORIA")</text:p>
          </table:table-cell>
        </table:table-row>
        <table:table-row table:style-name="ro1">
          <table:table-cell office:value-type="string" calcext:value-type="string">
            <text:p>Atkinson Poin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TKINSON_POINT</text:p>
          </table:table-cell>
          <table:table-cell office:value-type="string" calcext:value-type="string">
            <text:p>69.9380149</text:p>
          </table:table-cell>
          <table:table-cell office:value-type="string" calcext:value-type="string">
            <text:p>-131.427482</text:p>
          </table:table-cell>
          <table:table-cell table:formula="of:=&quot;Harbor.create(name: &quot;&quot;&quot;&amp;[.A57]&amp;&quot;&quot;&quot;, lat: &quot;&amp;[.D57]&amp;&quot;, lng: &quot;&amp;[.E57]&amp;&quot;, query: &quot;&quot;&quot;&amp;[.C57]&amp;&quot;&quot;&quot;)&quot;" office:value-type="string" office:string-value="Harbor.create(name: &quot;Atkinson Point&quot;, lat: 69.9380149, lng: -131.427482, query: &quot;ATKINSON_POINT&quot;)" calcext:value-type="string">
            <text:p>Harbor.create(name: "Atkinson Point", lat: 69.9380149, lng: -131.427482, query: "ATKINSON_POINT")</text:p>
          </table:table-cell>
        </table:table-row>
        <table:table-row table:style-name="ro1">
          <table:table-cell office:value-type="string" calcext:value-type="string">
            <text:p>Attu Island</text:p>
          </table:table-cell>
          <table:table-cell office:value-type="string" calcext:value-type="string">
            <text:p>Etats-Unis (Aleoutiennes)</text:p>
          </table:table-cell>
          <table:table-cell office:value-type="string" calcext:value-type="string">
            <text:p>MASSACRE_BAY</text:p>
          </table:table-cell>
          <table:table-cell office:value-type="string" calcext:value-type="string">
            <text:p>52.87631</text:p>
          </table:table-cell>
          <table:table-cell office:value-type="string" calcext:value-type="string">
            <text:p>172.8904825</text:p>
          </table:table-cell>
          <table:table-cell table:formula="of:=&quot;Harbor.create(name: &quot;&quot;&quot;&amp;[.A58]&amp;&quot;&quot;&quot;, lat: &quot;&amp;[.D58]&amp;&quot;, lng: &quot;&amp;[.E58]&amp;&quot;, query: &quot;&quot;&quot;&amp;[.C58]&amp;&quot;&quot;&quot;)&quot;" office:value-type="string" office:string-value="Harbor.create(name: &quot;Attu Island&quot;, lat: 52.87631, lng: 172.8904825, query: &quot;MASSACRE_BAY&quot;)" calcext:value-type="string">
            <text:p>Harbor.create(name: "Attu Island", lat: 52.87631, lng: 172.8904825, query: "MASSACRE_BAY")</text:p>
          </table:table-cell>
        </table:table-row>
        <table:table-row table:style-name="ro1">
          <table:table-cell office:value-type="string" calcext:value-type="string">
            <text:p>Auckland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-36.8484597</text:p>
          </table:table-cell>
          <table:table-cell office:value-type="string" calcext:value-type="string">
            <text:p>174.7633315</text:p>
          </table:table-cell>
          <table:table-cell table:formula="of:=&quot;Harbor.create(name: &quot;&quot;&quot;&amp;[.A59]&amp;&quot;&quot;&quot;, lat: &quot;&amp;[.D59]&amp;&quot;, lng: &quot;&amp;[.E59]&amp;&quot;, query: &quot;&quot;&quot;&amp;[.C59]&amp;&quot;&quot;&quot;)&quot;" office:value-type="string" office:string-value="Harbor.create(name: &quot;Auckland&quot;, lat: -36.8484597, lng: 174.7633315, query: &quot;AUCKLAND&quot;)" calcext:value-type="string">
            <text:p>Harbor.create(name: "Auckland", lat: -36.8484597, lng: 174.7633315, query: "AUCKLAND")</text:p>
          </table:table-cell>
        </table:table-row>
        <table:table-row table:style-name="ro1">
          <table:table-cell office:value-type="string" calcext:value-type="string">
            <text:p>Audier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DIERNE</text:p>
          </table:table-cell>
          <table:table-cell office:value-type="string" calcext:value-type="string">
            <text:p>48.021938</text:p>
          </table:table-cell>
          <table:table-cell office:value-type="string" calcext:value-type="string">
            <text:p>-4.538539999999999</text:p>
          </table:table-cell>
          <table:table-cell table:formula="of:=&quot;Harbor.create(name: &quot;&quot;&quot;&amp;[.A60]&amp;&quot;&quot;&quot;, lat: &quot;&amp;[.D60]&amp;&quot;, lng: &quot;&amp;[.E60]&amp;&quot;, query: &quot;&quot;&quot;&amp;[.C60]&amp;&quot;&quot;&quot;)&quot;" office:value-type="string" office:string-value="Harbor.create(name: &quot;Audierne&quot;, lat: 48.021938, lng: -4.538539999999999, query: &quot;AUDIERNE&quot;)" calcext:value-type="string">
            <text:p>Harbor.create(name: "Audierne", lat: 48.021938, lng: -4.538539999999999, query: "AUDIERNE")</text:p>
          </table:table-cell>
        </table:table-row>
        <table:table-row table:style-name="ro1">
          <table:table-cell office:value-type="string" calcext:value-type="string">
            <text:p>Auray Saint-Goust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RAY_SAINT-GOUSTAN</text:p>
          </table:table-cell>
          <table:table-cell office:value-type="string" calcext:value-type="string">
            <text:p>47.6657655</text:p>
          </table:table-cell>
          <table:table-cell office:value-type="string" calcext:value-type="string">
            <text:p>-2.9772986</text:p>
          </table:table-cell>
          <table:table-cell table:formula="of:=&quot;Harbor.create(name: &quot;&quot;&quot;&amp;[.A61]&amp;&quot;&quot;&quot;, lat: &quot;&amp;[.D61]&amp;&quot;, lng: &quot;&amp;[.E61]&amp;&quot;, query: &quot;&quot;&quot;&amp;[.C61]&amp;&quot;&quot;&quot;)&quot;" office:value-type="string" office:string-value="Harbor.create(name: &quot;Auray Saint-Goustan&quot;, lat: 47.6657655, lng: -2.9772986, query: &quot;AURAY_SAINT-GOUSTAN&quot;)" calcext:value-type="string">
            <text:p>Harbor.create(name: "Auray Saint-Goustan", lat: 47.6657655, lng: -2.9772986, query: "AURAY_SAINT-GOUSTAN")</text:p>
          </table:table-cell>
        </table:table-row>
        <table:table-row table:style-name="ro1" table:visibility="filter">
          <table:table-cell office:value-type="string" calcext:value-type="string">
            <text:p>Aurigny (Alderney)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ALDERNEY_BRA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toru (Lagon)</text:p>
          </table:table-cell>
          <table:table-cell office:value-type="string" calcext:value-type="string">
            <text:p>France (Polynesie)</text:p>
          </table:table-cell>
          <table:table-cell office:value-type="string" calcext:value-type="string">
            <text:p>AVATORU_LAGON</text:p>
          </table:table-cell>
          <table:table-cell office:value-type="string" calcext:value-type="string">
            <text:p>-14.93456</text:p>
          </table:table-cell>
          <table:table-cell office:value-type="string" calcext:value-type="string">
            <text:p>-147.710007</text:p>
          </table:table-cell>
          <table:table-cell table:formula="of:=&quot;Harbor.create(name: &quot;&quot;&quot;&amp;[.A63]&amp;&quot;&quot;&quot;, lat: &quot;&amp;[.D63]&amp;&quot;, lng: &quot;&amp;[.E63]&amp;&quot;, query: &quot;&quot;&quot;&amp;[.C63]&amp;&quot;&quot;&quot;)&quot;" office:value-type="string" office:string-value="Harbor.create(name: &quot;Avatoru (Lagon)&quot;, lat: -14.93456, lng: -147.710007, query: &quot;AVATORU_LAGON&quot;)" calcext:value-type="string">
            <text:p>Harbor.create(name: "Avatoru (Lagon)", lat: -14.93456, lng: -147.710007, query: "AVATORU_LAGON")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40.6405055</text:p>
          </table:table-cell>
          <table:table-cell office:value-type="string" calcext:value-type="string">
            <text:p>-8.6537539</text:p>
          </table:table-cell>
          <table:table-cell table:formula="of:=&quot;Harbor.create(name: &quot;&quot;&quot;&amp;[.A64]&amp;&quot;&quot;&quot;, lat: &quot;&amp;[.D64]&amp;&quot;, lng: &quot;&amp;[.E64]&amp;&quot;, query: &quot;&quot;&quot;&amp;[.C64]&amp;&quot;&quot;&quot;)&quot;" office:value-type="string" office:string-value="Harbor.create(name: &quot;Aveiro&quot;, lat: 40.6405055, lng: -8.6537539, query: &quot;AVEIRO&quot;)" calcext:value-type="string">
            <text:p>Harbor.create(name: "Aveiro", lat: 40.6405055, lng: -8.6537539, query: "AVEIRO")</text:p>
          </table:table-cell>
        </table:table-row>
        <table:table-row table:style-name="ro1">
          <table:table-cell office:value-type="string" calcext:value-type="string">
            <text:p>Avil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VILES</text:p>
          </table:table-cell>
          <table:table-cell office:value-type="string" calcext:value-type="string">
            <text:p>43.5579523</text:p>
          </table:table-cell>
          <table:table-cell office:value-type="string" calcext:value-type="string">
            <text:p>-5.9246653</text:p>
          </table:table-cell>
          <table:table-cell table:formula="of:=&quot;Harbor.create(name: &quot;&quot;&quot;&amp;[.A65]&amp;&quot;&quot;&quot;, lat: &quot;&amp;[.D65]&amp;&quot;, lng: &quot;&amp;[.E65]&amp;&quot;, query: &quot;&quot;&quot;&amp;[.C65]&amp;&quot;&quot;&quot;)&quot;" office:value-type="string" office:string-value="Harbor.create(name: &quot;Aviles&quot;, lat: 43.5579523, lng: -5.9246653, query: &quot;AVILES&quot;)" calcext:value-type="string">
            <text:p>Harbor.create(name: "Aviles", lat: 43.5579523, lng: -5.9246653, query: "AVILES")</text:p>
          </table:table-cell>
        </table:table-row>
        <table:table-row table:style-name="ro1">
          <table:table-cell office:value-type="string" calcext:value-type="string">
            <text:p>Avonmouth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51.5022576</text:p>
          </table:table-cell>
          <table:table-cell office:value-type="string" calcext:value-type="string">
            <text:p>-2.6914364</text:p>
          </table:table-cell>
          <table:table-cell table:formula="of:=&quot;Harbor.create(name: &quot;&quot;&quot;&amp;[.A66]&amp;&quot;&quot;&quot;, lat: &quot;&amp;[.D66]&amp;&quot;, lng: &quot;&amp;[.E66]&amp;&quot;, query: &quot;&quot;&quot;&amp;[.C66]&amp;&quot;&quot;&quot;)&quot;" office:value-type="string" office:string-value="Harbor.create(name: &quot;Avonmouth&quot;, lat: 51.5022576, lng: -2.6914364, query: &quot;BRISTOL&quot;)" calcext:value-type="string">
            <text:p>Harbor.create(name: "Avonmouth", lat: 51.5022576, lng: -2.6914364, query: "BRISTOL")</text:p>
          </table:table-cell>
        </table:table-row>
        <table:table-row table:style-name="ro1">
          <table:table-cell office:value-type="string" calcext:value-type="string">
            <text:p>Ayamont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AYAMONTE-MUELLE</text:p>
          </table:table-cell>
          <table:table-cell office:value-type="string" calcext:value-type="string">
            <text:p>37.2141237</text:p>
          </table:table-cell>
          <table:table-cell office:value-type="string" calcext:value-type="string">
            <text:p>-7.4043413</text:p>
          </table:table-cell>
          <table:table-cell table:formula="of:=&quot;Harbor.create(name: &quot;&quot;&quot;&amp;[.A67]&amp;&quot;&quot;&quot;, lat: &quot;&amp;[.D67]&amp;&quot;, lng: &quot;&amp;[.E67]&amp;&quot;, query: &quot;&quot;&quot;&amp;[.C67]&amp;&quot;&quot;&quot;)&quot;" office:value-type="string" office:string-value="Harbor.create(name: &quot;Ayamonte&quot;, lat: 37.2141237, lng: -7.4043413, query: &quot;AYAMONTE-MUELLE&quot;)" calcext:value-type="string">
            <text:p>Harbor.create(name: "Ayamonte", lat: 37.2141237, lng: -7.4043413, query: "AYAMONTE-MUELLE")</text:p>
          </table:table-cell>
        </table:table-row>
        <table:table-row table:style-name="ro1">
          <table:table-cell office:value-type="string" calcext:value-type="string">
            <text:p>Bagan Datoh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BAGAN_DATOH</text:p>
          </table:table-cell>
          <table:table-cell office:value-type="string" calcext:value-type="string">
            <text:p>3.99191</text:p>
          </table:table-cell>
          <table:table-cell office:value-type="string" calcext:value-type="string">
            <text:p>100.7861479</text:p>
          </table:table-cell>
          <table:table-cell table:formula="of:=&quot;Harbor.create(name: &quot;&quot;&quot;&amp;[.A68]&amp;&quot;&quot;&quot;, lat: &quot;&amp;[.D68]&amp;&quot;, lng: &quot;&amp;[.E68]&amp;&quot;, query: &quot;&quot;&quot;&amp;[.C68]&amp;&quot;&quot;&quot;)&quot;" office:value-type="string" office:string-value="Harbor.create(name: &quot;Bagan Datoh&quot;, lat: 3.99191, lng: 100.7861479, query: &quot;BAGAN_DATOH&quot;)" calcext:value-type="string">
            <text:p>Harbor.create(name: "Bagan Datoh", lat: 3.99191, lng: 100.7861479, query: "BAGAN_DATOH")</text:p>
          </table:table-cell>
        </table:table-row>
        <table:table-row table:style-name="ro1">
          <table:table-cell office:value-type="string" calcext:value-type="string">
            <text:p>Bahia Buen Suceso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BAHIA_BUEN_SUCESO</text:p>
          </table:table-cell>
          <table:table-cell office:value-type="string" calcext:value-type="string">
            <text:p>-51.6237495</text:p>
          </table:table-cell>
          <table:table-cell office:value-type="string" calcext:value-type="string">
            <text:p>-69.25372209999999</text:p>
          </table:table-cell>
          <table:table-cell table:formula="of:=&quot;Harbor.create(name: &quot;&quot;&quot;&amp;[.A69]&amp;&quot;&quot;&quot;, lat: &quot;&amp;[.D69]&amp;&quot;, lng: &quot;&amp;[.E69]&amp;&quot;, query: &quot;&quot;&quot;&amp;[.C69]&amp;&quot;&quot;&quot;)&quot;" office:value-type="string" office:string-value="Harbor.create(name: &quot;Bahia Buen Suceso&quot;, lat: -51.6237495, lng: -69.25372209999999, query: &quot;BAHIA_BUEN_SUCESO&quot;)" calcext:value-type="string">
            <text:p>Harbor.create(name: "Bahia Buen Suceso", lat: -51.6237495, lng: -69.25372209999999, query: "BAHIA_BUEN_SUCESO")</text:p>
          </table:table-cell>
        </table:table-row>
        <table:table-row table:style-name="ro1">
          <table:table-cell office:value-type="string" calcext:value-type="string">
            <text:p>Bahia Caraquez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TO_DE_BAHIA_CARAQUEZ</text:p>
          </table:table-cell>
          <table:table-cell office:value-type="string" calcext:value-type="string">
            <text:p>-0.6186619</text:p>
          </table:table-cell>
          <table:table-cell office:value-type="string" calcext:value-type="string">
            <text:p>-80.4273644</text:p>
          </table:table-cell>
          <table:table-cell table:formula="of:=&quot;Harbor.create(name: &quot;&quot;&quot;&amp;[.A70]&amp;&quot;&quot;&quot;, lat: &quot;&amp;[.D70]&amp;&quot;, lng: &quot;&amp;[.E70]&amp;&quot;, query: &quot;&quot;&quot;&amp;[.C70]&amp;&quot;&quot;&quot;)&quot;" office:value-type="string" office:string-value="Harbor.create(name: &quot;Bahia Caraquez&quot;, lat: -0.6186619, lng: -80.4273644, query: &quot;PTO_DE_BAHIA_CARAQUEZ&quot;)" calcext:value-type="string">
            <text:p>Harbor.create(name: "Bahia Caraquez", lat: -0.6186619, lng: -80.4273644, query: "PTO_DE_BAHIA_CARAQUEZ")</text:p>
          </table:table-cell>
        </table:table-row>
        <table:table-row table:style-name="ro1" table:visibility="filter">
          <table:table-cell office:value-type="string" calcext:value-type="string">
            <text:p>Bahia Crossley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BAHIA_CROSS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ia Thetis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BAHIA_THETIS</text:p>
          </table:table-cell>
          <table:table-cell office:value-type="string" calcext:value-type="string">
            <text:p>-54.623991</text:p>
          </table:table-cell>
          <table:table-cell office:value-type="string" calcext:value-type="string">
            <text:p>-65.226912</text:p>
          </table:table-cell>
          <table:table-cell table:formula="of:=&quot;Harbor.create(name: &quot;&quot;&quot;&amp;[.A72]&amp;&quot;&quot;&quot;, lat: &quot;&amp;[.D72]&amp;&quot;, lng: &quot;&amp;[.E72]&amp;&quot;, query: &quot;&quot;&quot;&amp;[.C72]&amp;&quot;&quot;&quot;)&quot;" office:value-type="string" office:string-value="Harbor.create(name: &quot;Bahia Thetis&quot;, lat: -54.623991, lng: -65.226912, query: &quot;BAHIA_THETIS&quot;)" calcext:value-type="string">
            <text:p>Harbor.create(name: "Bahia Thetis", lat: -54.623991, lng: -65.226912, query: "BAHIA_THETIS")</text:p>
          </table:table-cell>
        </table:table-row>
        <table:table-row table:style-name="ro1" table:visibility="filter">
          <table:table-cell office:value-type="string" calcext:value-type="string">
            <text:p>Baie de Banare (Poum)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BAIE_DE_BANARE_PO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e de Gasp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OINTE_SAINT-PIERRE</text:p>
          </table:table-cell>
          <table:table-cell office:value-type="string" calcext:value-type="string">
            <text:p>48.7798735</text:p>
          </table:table-cell>
          <table:table-cell office:value-type="string" calcext:value-type="string">
            <text:p>-64.2992855</text:p>
          </table:table-cell>
          <table:table-cell table:formula="of:=&quot;Harbor.create(name: &quot;&quot;&quot;&amp;[.A74]&amp;&quot;&quot;&quot;, lat: &quot;&amp;[.D74]&amp;&quot;, lng: &quot;&amp;[.E74]&amp;&quot;, query: &quot;&quot;&quot;&amp;[.C74]&amp;&quot;&quot;&quot;)&quot;" office:value-type="string" office:string-value="Harbor.create(name: &quot;Baie de Gaspe&quot;, lat: 48.7798735, lng: -64.2992855, query: &quot;POINTE_SAINT-PIERRE&quot;)" calcext:value-type="string">
            <text:p>Harbor.create(name: "Baie de Gaspe", lat: 48.7798735, lng: -64.2992855, query: "POINTE_SAINT-PIERRE")</text:p>
          </table:table-cell>
        </table:table-row>
        <table:table-row table:style-name="ro1" table:visibility="filter">
          <table:table-cell office:value-type="string" calcext:value-type="string">
            <text:p>Baie de Ouinne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OUINN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ie du Prony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BAIE_DU_PR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ka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BAKAR</text:p>
          </table:table-cell>
          <table:table-cell office:value-type="string" calcext:value-type="string">
            <text:p>45.3068046</text:p>
          </table:table-cell>
          <table:table-cell office:value-type="string" calcext:value-type="string">
            <text:p>14.5342464</text:p>
          </table:table-cell>
          <table:table-cell table:formula="of:=&quot;Harbor.create(name: &quot;&quot;&quot;&amp;[.A77]&amp;&quot;&quot;&quot;, lat: &quot;&amp;[.D77]&amp;&quot;, lng: &quot;&amp;[.E77]&amp;&quot;, query: &quot;&quot;&quot;&amp;[.C77]&amp;&quot;&quot;&quot;)&quot;" office:value-type="string" office:string-value="Harbor.create(name: &quot;Bakar&quot;, lat: 45.3068046, lng: 14.5342464, query: &quot;BAKAR&quot;)" calcext:value-type="string">
            <text:p>Harbor.create(name: "Bakar", lat: 45.3068046, lng: 14.5342464, query: "BAKAR")</text:p>
          </table:table-cell>
        </table:table-row>
        <table:table-row table:style-name="ro1">
          <table:table-cell office:value-type="string" calcext:value-type="string">
            <text:p>Balbo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BALBOA</text:p>
          </table:table-cell>
          <table:table-cell office:value-type="string" calcext:value-type="string">
            <text:p>8.9613962</text:p>
          </table:table-cell>
          <table:table-cell office:value-type="string" calcext:value-type="string">
            <text:p>-79.5631537</text:p>
          </table:table-cell>
          <table:table-cell table:formula="of:=&quot;Harbor.create(name: &quot;&quot;&quot;&amp;[.A78]&amp;&quot;&quot;&quot;, lat: &quot;&amp;[.D78]&amp;&quot;, lng: &quot;&amp;[.E78]&amp;&quot;, query: &quot;&quot;&quot;&amp;[.C78]&amp;&quot;&quot;&quot;)&quot;" office:value-type="string" office:string-value="Harbor.create(name: &quot;Balboa&quot;, lat: 8.9613962, lng: -79.5631537, query: &quot;BALBOA&quot;)" calcext:value-type="string">
            <text:p>Harbor.create(name: "Balboa", lat: 8.9613962, lng: -79.5631537, query: "BALBOA")</text:p>
          </table:table-cell>
        </table:table-row>
        <table:table-row table:style-name="ro1">
          <table:table-cell office:value-type="string" calcext:value-type="string">
            <text:p>Balikpapan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BALIKPAPAN</text:p>
          </table:table-cell>
          <table:table-cell office:value-type="string" calcext:value-type="string">
            <text:p>-1.2379274</text:p>
          </table:table-cell>
          <table:table-cell office:value-type="string" calcext:value-type="string">
            <text:p>116.8528526</text:p>
          </table:table-cell>
          <table:table-cell table:formula="of:=&quot;Harbor.create(name: &quot;&quot;&quot;&amp;[.A79]&amp;&quot;&quot;&quot;, lat: &quot;&amp;[.D79]&amp;&quot;, lng: &quot;&amp;[.E79]&amp;&quot;, query: &quot;&quot;&quot;&amp;[.C79]&amp;&quot;&quot;&quot;)&quot;" office:value-type="string" office:string-value="Harbor.create(name: &quot;Balikpapan&quot;, lat: -1.2379274, lng: 116.8528526, query: &quot;BALIKPAPAN&quot;)" calcext:value-type="string">
            <text:p>Harbor.create(name: "Balikpapan", lat: -1.2379274, lng: 116.8528526, query: "BALIKPAPAN")</text:p>
          </table:table-cell>
        </table:table-row>
        <table:table-row table:style-name="ro1">
          <table:table-cell office:value-type="string" calcext:value-type="string">
            <text:p>Balise 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LISE_A</text:p>
          </table:table-cell>
          <table:table-cell office:value-type="string" calcext:value-type="string">
            <text:p>46.332878</text:p>
          </table:table-cell>
          <table:table-cell office:value-type="string" calcext:value-type="string">
            <text:p>-1.101123</text:p>
          </table:table-cell>
          <table:table-cell table:formula="of:=&quot;Harbor.create(name: &quot;&quot;&quot;&amp;[.A80]&amp;&quot;&quot;&quot;, lat: &quot;&amp;[.D80]&amp;&quot;, lng: &quot;&amp;[.E80]&amp;&quot;, query: &quot;&quot;&quot;&amp;[.C80]&amp;&quot;&quot;&quot;)&quot;" office:value-type="string" office:string-value="Harbor.create(name: &quot;Balise A&quot;, lat: 46.332878, lng: -1.101123, query: &quot;BALISE_A&quot;)" calcext:value-type="string">
            <text:p>Harbor.create(name: "Balise A", lat: 46.332878, lng: -1.101123, query: "BALISE_A")</text:p>
          </table:table-cell>
        </table:table-row>
        <table:table-row table:style-name="ro1">
          <table:table-cell office:value-type="string" calcext:value-type="string">
            <text:p>Ballenas Bay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BALLENAS_BAY</text:p>
          </table:table-cell>
          <table:table-cell office:value-type="string" calcext:value-type="string">
            <text:p>26.0239044</text:p>
          </table:table-cell>
          <table:table-cell office:value-type="string" calcext:value-type="string">
            <text:p>-111.3570907</text:p>
          </table:table-cell>
          <table:table-cell table:formula="of:=&quot;Harbor.create(name: &quot;&quot;&quot;&amp;[.A81]&amp;&quot;&quot;&quot;, lat: &quot;&amp;[.D81]&amp;&quot;, lng: &quot;&amp;[.E81]&amp;&quot;, query: &quot;&quot;&quot;&amp;[.C81]&amp;&quot;&quot;&quot;)&quot;" office:value-type="string" office:string-value="Harbor.create(name: &quot;Ballenas Bay&quot;, lat: 26.0239044, lng: -111.3570907, query: &quot;BALLENAS_BAY&quot;)" calcext:value-type="string">
            <text:p>Harbor.create(name: "Ballenas Bay", lat: 26.0239044, lng: -111.3570907, query: "BALLENAS_BAY")</text:p>
          </table:table-cell>
        </table:table-row>
        <table:table-row table:style-name="ro1">
          <table:table-cell office:value-type="string" calcext:value-type="string">
            <text:p>Baltimore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39.2903848</text:p>
          </table:table-cell>
          <table:table-cell office:value-type="string" calcext:value-type="string">
            <text:p>-76.6121893</text:p>
          </table:table-cell>
          <table:table-cell table:formula="of:=&quot;Harbor.create(name: &quot;&quot;&quot;&amp;[.A82]&amp;&quot;&quot;&quot;, lat: &quot;&amp;[.D82]&amp;&quot;, lng: &quot;&amp;[.E82]&amp;&quot;, query: &quot;&quot;&quot;&amp;[.C82]&amp;&quot;&quot;&quot;)&quot;" office:value-type="string" office:string-value="Harbor.create(name: &quot;Baltimore&quot;, lat: 39.2903848, lng: -76.6121893, query: &quot;BALTIMORE&quot;)" calcext:value-type="string">
            <text:p>Harbor.create(name: "Baltimore", lat: 39.2903848, lng: -76.6121893, query: "BALTIMORE")</text:p>
          </table:table-cell>
        </table:table-row>
        <table:table-row table:style-name="ro1">
          <table:table-cell office:value-type="string" calcext:value-type="string">
            <text:p>Banda I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BANDA_HARBOUR_NAIRA</text:p>
          </table:table-cell>
          <table:table-cell office:value-type="string" calcext:value-type="string">
            <text:p>-4.554308499999999</text:p>
          </table:table-cell>
          <table:table-cell office:value-type="string" calcext:value-type="string">
            <text:p>129.9298807</text:p>
          </table:table-cell>
          <table:table-cell table:formula="of:=&quot;Harbor.create(name: &quot;&quot;&quot;&amp;[.A83]&amp;&quot;&quot;&quot;, lat: &quot;&amp;[.D83]&amp;&quot;, lng: &quot;&amp;[.E83]&amp;&quot;, query: &quot;&quot;&quot;&amp;[.C83]&amp;&quot;&quot;&quot;)&quot;" office:value-type="string" office:string-value="Harbor.create(name: &quot;Banda I&quot;, lat: -4.554308499999999, lng: 129.9298807, query: &quot;BANDA_HARBOUR_NAIRA&quot;)" calcext:value-type="string">
            <text:p>Harbor.create(name: "Banda I", lat: -4.554308499999999, lng: 129.9298807, query: "BANDA_HARBOUR_NAIRA")</text:p>
          </table:table-cell>
        </table:table-row>
        <table:table-row table:style-name="ro1">
          <table:table-cell office:value-type="string" calcext:value-type="string">
            <text:p>Bandar Abbas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BANDAR_ABBAS</text:p>
          </table:table-cell>
          <table:table-cell office:value-type="string" calcext:value-type="string">
            <text:p>27.1832216</text:p>
          </table:table-cell>
          <table:table-cell office:value-type="string" calcext:value-type="string">
            <text:p>56.2666455</text:p>
          </table:table-cell>
          <table:table-cell table:formula="of:=&quot;Harbor.create(name: &quot;&quot;&quot;&amp;[.A84]&amp;&quot;&quot;&quot;, lat: &quot;&amp;[.D84]&amp;&quot;, lng: &quot;&amp;[.E84]&amp;&quot;, query: &quot;&quot;&quot;&amp;[.C84]&amp;&quot;&quot;&quot;)&quot;" office:value-type="string" office:string-value="Harbor.create(name: &quot;Bandar Abbas&quot;, lat: 27.1832216, lng: 56.2666455, query: &quot;BANDAR_ABBAS&quot;)" calcext:value-type="string">
            <text:p>Harbor.create(name: "Bandar Abbas", lat: 27.1832216, lng: 56.2666455, query: "BANDAR_ABBAS")</text:p>
          </table:table-cell>
        </table:table-row>
        <table:table-row table:style-name="ro1">
          <table:table-cell office:value-type="string" calcext:value-type="string">
            <text:p>Bandar-E Lengeh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BANDAR-E_LENGEH</text:p>
          </table:table-cell>
          <table:table-cell office:value-type="string" calcext:value-type="string">
            <text:p>26.5627867</text:p>
          </table:table-cell>
          <table:table-cell office:value-type="string" calcext:value-type="string">
            <text:p>54.888679</text:p>
          </table:table-cell>
          <table:table-cell table:formula="of:=&quot;Harbor.create(name: &quot;&quot;&quot;&amp;[.A85]&amp;&quot;&quot;&quot;, lat: &quot;&amp;[.D85]&amp;&quot;, lng: &quot;&amp;[.E85]&amp;&quot;, query: &quot;&quot;&quot;&amp;[.C85]&amp;&quot;&quot;&quot;)&quot;" office:value-type="string" office:string-value="Harbor.create(name: &quot;Bandar-E Lengeh&quot;, lat: 26.5627867, lng: 54.888679, query: &quot;BANDAR-E_LENGEH&quot;)" calcext:value-type="string">
            <text:p>Harbor.create(name: "Bandar-E Lengeh", lat: 26.5627867, lng: 54.888679, query: "BANDAR-E_LENGEH")</text:p>
          </table:table-cell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Thailande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13.7563309</text:p>
          </table:table-cell>
          <table:table-cell office:value-type="string" calcext:value-type="string">
            <text:p>100.5017651</text:p>
          </table:table-cell>
          <table:table-cell table:formula="of:=&quot;Harbor.create(name: &quot;&quot;&quot;&amp;[.A86]&amp;&quot;&quot;&quot;, lat: &quot;&amp;[.D86]&amp;&quot;, lng: &quot;&amp;[.E86]&amp;&quot;, query: &quot;&quot;&quot;&amp;[.C86]&amp;&quot;&quot;&quot;)&quot;" office:value-type="string" office:string-value="Harbor.create(name: &quot;Bangkok&quot;, lat: 13.7563309, lng: 100.5017651, query: &quot;BANGKOK&quot;)" calcext:value-type="string">
            <text:p>Harbor.create(name: "Bangkok", lat: 13.7563309, lng: 100.5017651, query: "BANGKOK")</text:p>
          </table:table-cell>
        </table:table-row>
        <table:table-row table:style-name="ro1">
          <table:table-cell office:value-type="string" calcext:value-type="string">
            <text:p>Banjarmasin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SUNGAI_BARITO</text:p>
          </table:table-cell>
          <table:table-cell office:value-type="string" calcext:value-type="string">
            <text:p>-3.3186067</text:p>
          </table:table-cell>
          <table:table-cell office:value-type="string" calcext:value-type="string">
            <text:p>114.5943784</text:p>
          </table:table-cell>
          <table:table-cell table:formula="of:=&quot;Harbor.create(name: &quot;&quot;&quot;&amp;[.A87]&amp;&quot;&quot;&quot;, lat: &quot;&amp;[.D87]&amp;&quot;, lng: &quot;&amp;[.E87]&amp;&quot;, query: &quot;&quot;&quot;&amp;[.C87]&amp;&quot;&quot;&quot;)&quot;" office:value-type="string" office:string-value="Harbor.create(name: &quot;Banjarmasin&quot;, lat: -3.3186067, lng: 114.5943784, query: &quot;SUNGAI_BARITO&quot;)" calcext:value-type="string">
            <text:p>Harbor.create(name: "Banjarmasin", lat: -3.3186067, lng: 114.5943784, query: "SUNGAI_BARITO")</text:p>
          </table:table-cell>
        </table:table-row>
        <table:table-row table:style-name="ro1">
          <table:table-cell office:value-type="string" calcext:value-type="string">
            <text:p>Banjul (Bathurst)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BANJUL-BATHURST</text:p>
          </table:table-cell>
          <table:table-cell office:value-type="string" calcext:value-type="string">
            <text:p>13.4548761</text:p>
          </table:table-cell>
          <table:table-cell office:value-type="string" calcext:value-type="string">
            <text:p>-16.5790323</text:p>
          </table:table-cell>
          <table:table-cell table:formula="of:=&quot;Harbor.create(name: &quot;&quot;&quot;&amp;[.A88]&amp;&quot;&quot;&quot;, lat: &quot;&amp;[.D88]&amp;&quot;, lng: &quot;&amp;[.E88]&amp;&quot;, query: &quot;&quot;&quot;&amp;[.C88]&amp;&quot;&quot;&quot;)&quot;" office:value-type="string" office:string-value="Harbor.create(name: &quot;Banjul (Bathurst)&quot;, lat: 13.4548761, lng: -16.5790323, query: &quot;BANJUL-BATHURST&quot;)" calcext:value-type="string">
            <text:p>Harbor.create(name: "Banjul (Bathurst)", lat: 13.4548761, lng: -16.5790323, query: "BANJUL-BATHURST")</text:p>
          </table:table-cell>
        </table:table-row>
        <table:table-row table:style-name="ro1">
          <table:table-cell office:value-type="string" calcext:value-type="string">
            <text:p>Banyu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NYULS</text:p>
          </table:table-cell>
          <table:table-cell office:value-type="string" calcext:value-type="string">
            <text:p>42.48343</text:p>
          </table:table-cell>
          <table:table-cell office:value-type="string" calcext:value-type="string">
            <text:p>3.128874</text:p>
          </table:table-cell>
          <table:table-cell table:formula="of:=&quot;Harbor.create(name: &quot;&quot;&quot;&amp;[.A89]&amp;&quot;&quot;&quot;, lat: &quot;&amp;[.D89]&amp;&quot;, lng: &quot;&amp;[.E89]&amp;&quot;, query: &quot;&quot;&quot;&amp;[.C89]&amp;&quot;&quot;&quot;)&quot;" office:value-type="string" office:string-value="Harbor.create(name: &quot;Banyuls&quot;, lat: 42.48343, lng: 3.128874, query: &quot;BANYULS&quot;)" calcext:value-type="string">
            <text:p>Harbor.create(name: "Banyuls", lat: 42.48343, lng: 3.128874, query: "BANYULS")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42.0965529</text:p>
          </table:table-cell>
          <table:table-cell office:value-type="string" calcext:value-type="string">
            <text:p>19.0886121</text:p>
          </table:table-cell>
          <table:table-cell table:formula="of:=&quot;Harbor.create(name: &quot;&quot;&quot;&amp;[.A90]&amp;&quot;&quot;&quot;, lat: &quot;&amp;[.D90]&amp;&quot;, lng: &quot;&amp;[.E90]&amp;&quot;, query: &quot;&quot;&quot;&amp;[.C90]&amp;&quot;&quot;&quot;)&quot;" office:value-type="string" office:string-value="Harbor.create(name: &quot;Bar&quot;, lat: 42.0965529, lng: 19.0886121, query: &quot;BAR&quot;)" calcext:value-type="string">
            <text:p>Harbor.create(name: "Bar", lat: 42.0965529, lng: 19.0886121, query: "BAR")</text:p>
          </table:table-cell>
        </table:table-row>
        <table:table-row table:style-name="ro1">
          <table:table-cell office:value-type="string" calcext:value-type="string">
            <text:p>Barfleu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RFLEUR</text:p>
          </table:table-cell>
          <table:table-cell office:value-type="string" calcext:value-type="string">
            <text:p>49.670616</text:p>
          </table:table-cell>
          <table:table-cell office:value-type="string" calcext:value-type="string">
            <text:p>-1.263766</text:p>
          </table:table-cell>
          <table:table-cell table:formula="of:=&quot;Harbor.create(name: &quot;&quot;&quot;&amp;[.A91]&amp;&quot;&quot;&quot;, lat: &quot;&amp;[.D91]&amp;&quot;, lng: &quot;&amp;[.E91]&amp;&quot;, query: &quot;&quot;&quot;&amp;[.C91]&amp;&quot;&quot;&quot;)&quot;" office:value-type="string" office:string-value="Harbor.create(name: &quot;Barfleur&quot;, lat: 49.670616, lng: -1.263766, query: &quot;BARFLEUR&quot;)" calcext:value-type="string">
            <text:p>Harbor.create(name: "Barfleur", lat: 49.670616, lng: -1.263766, query: "BARFLEUR")</text:p>
          </table:table-cell>
        </table:table-row>
        <table:table-row table:style-name="ro1">
          <table:table-cell office:value-type="string" calcext:value-type="string">
            <text:p>Barra Norte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BARRA_NORTE</text:p>
          </table:table-cell>
          <table:table-cell office:value-type="string" calcext:value-type="string">
            <text:p>-21.116667</text:p>
          </table:table-cell>
          <table:table-cell office:value-type="string" calcext:value-type="string">
            <text:p>-41.73333299999999</text:p>
          </table:table-cell>
          <table:table-cell table:formula="of:=&quot;Harbor.create(name: &quot;&quot;&quot;&amp;[.A92]&amp;&quot;&quot;&quot;, lat: &quot;&amp;[.D92]&amp;&quot;, lng: &quot;&amp;[.E92]&amp;&quot;, query: &quot;&quot;&quot;&amp;[.C92]&amp;&quot;&quot;&quot;)&quot;" office:value-type="string" office:string-value="Harbor.create(name: &quot;Barra Norte&quot;, lat: -21.116667, lng: -41.73333299999999, query: &quot;BARRA_NORTE&quot;)" calcext:value-type="string">
            <text:p>Harbor.create(name: "Barra Norte", lat: -21.116667, lng: -41.73333299999999, query: "BARRA_NORTE")</text:p>
          </table:table-cell>
        </table:table-row>
        <table:table-row table:style-name="ro1" table:visibility="filter">
          <table:table-cell office:value-type="string" calcext:value-type="string">
            <text:p>Barrow I.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BARROW_I-WAP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ow in Furness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BARROW_IN_FURNESS</text:p>
          </table:table-cell>
          <table:table-cell office:value-type="string" calcext:value-type="string">
            <text:p>54.108967</text:p>
          </table:table-cell>
          <table:table-cell office:value-type="string" calcext:value-type="string">
            <text:p>-3.218894</text:p>
          </table:table-cell>
          <table:table-cell table:formula="of:=&quot;Harbor.create(name: &quot;&quot;&quot;&amp;[.A94]&amp;&quot;&quot;&quot;, lat: &quot;&amp;[.D94]&amp;&quot;, lng: &quot;&amp;[.E94]&amp;&quot;, query: &quot;&quot;&quot;&amp;[.C94]&amp;&quot;&quot;&quot;)&quot;" office:value-type="string" office:string-value="Harbor.create(name: &quot;Barrow in Furness&quot;, lat: 54.108967, lng: -3.218894, query: &quot;BARROW_IN_FURNESS&quot;)" calcext:value-type="string">
            <text:p>Harbor.create(name: "Barrow in Furness", lat: 54.108967, lng: -3.218894, query: "BARROW_IN_FURNESS")</text:p>
          </table:table-cell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51.3997529</text:p>
          </table:table-cell>
          <table:table-cell office:value-type="string" calcext:value-type="string">
            <text:p>-3.2825859</text:p>
          </table:table-cell>
          <table:table-cell table:formula="of:=&quot;Harbor.create(name: &quot;&quot;&quot;&amp;[.A95]&amp;&quot;&quot;&quot;, lat: &quot;&amp;[.D95]&amp;&quot;, lng: &quot;&amp;[.E95]&amp;&quot;, query: &quot;&quot;&quot;&amp;[.C95]&amp;&quot;&quot;&quot;)&quot;" office:value-type="string" office:string-value="Harbor.create(name: &quot;Barry&quot;, lat: 51.3997529, lng: -3.2825859, query: &quot;BARRY&quot;)" calcext:value-type="string">
            <text:p>Harbor.create(name: "Barry", lat: 51.3997529, lng: -3.2825859, query: "BARRY")</text:p>
          </table:table-cell>
        </table:table-row>
        <table:table-row table:style-name="ro1" table:visibility="filter">
          <table:table-cell office:value-type="string" calcext:value-type="string">
            <text:p>Urville</text:p>
          </table:table-cell>
          <table:table-cell office:value-type="string" calcext:value-type="string">
            <text:p>France (Terres australes et antarctiques)</text:p>
          </table:table-cell>
          <table:table-cell office:value-type="string" calcext:value-type="string">
            <text:p>BASE_DUMONT_D_URVI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ora (Al Basrah)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AL_BASRAH</text:p>
          </table:table-cell>
          <table:table-cell office:value-type="string" calcext:value-type="string">
            <text:p>30.5081033</text:p>
          </table:table-cell>
          <table:table-cell office:value-type="string" calcext:value-type="string">
            <text:p>47.7834888</text:p>
          </table:table-cell>
          <table:table-cell table:formula="of:=&quot;Harbor.create(name: &quot;&quot;&quot;&amp;[.A97]&amp;&quot;&quot;&quot;, lat: &quot;&amp;[.D97]&amp;&quot;, lng: &quot;&amp;[.E97]&amp;&quot;, query: &quot;&quot;&quot;&amp;[.C97]&amp;&quot;&quot;&quot;)&quot;" office:value-type="string" office:string-value="Harbor.create(name: &quot;Basora (Al Basrah)&quot;, lat: 30.5081033, lng: 47.7834888, query: &quot;AL_BASRAH&quot;)" calcext:value-type="string">
            <text:p>Harbor.create(name: "Basora (Al Basrah)", lat: 30.5081033, lng: 47.7834888, query: "AL_BASRAH")</text:p>
          </table:table-cell>
        </table:table-row>
        <table:table-row table:style-name="ro1">
          <table:table-cell office:value-type="string" calcext:value-type="string">
            <text:p>Bassein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BASSEIN</text:p>
          </table:table-cell>
          <table:table-cell office:value-type="string" calcext:value-type="string">
            <text:p>16.7753609</text:p>
          </table:table-cell>
          <table:table-cell office:value-type="string" calcext:value-type="string">
            <text:p>94.7381013</text:p>
          </table:table-cell>
          <table:table-cell table:formula="of:=&quot;Harbor.create(name: &quot;&quot;&quot;&amp;[.A98]&amp;&quot;&quot;&quot;, lat: &quot;&amp;[.D98]&amp;&quot;, lng: &quot;&amp;[.E98]&amp;&quot;, query: &quot;&quot;&quot;&amp;[.C98]&amp;&quot;&quot;&quot;)&quot;" office:value-type="string" office:string-value="Harbor.create(name: &quot;Bassein&quot;, lat: 16.7753609, lng: 94.7381013, query: &quot;BASSEIN&quot;)" calcext:value-type="string">
            <text:p>Harbor.create(name: "Bassein", lat: 16.7753609, lng: 94.7381013, query: "BASSEIN")</text:p>
          </table:table-cell>
        </table:table-row>
        <table:table-row table:style-name="ro1" table:visibility="filter">
          <table:table-cell office:value-type="string" calcext:value-type="string">
            <text:p>Bassein River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BASSEIN_R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t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ASTIA</text:p>
          </table:table-cell>
          <table:table-cell office:value-type="string" calcext:value-type="string">
            <text:p>42.697283</text:p>
          </table:table-cell>
          <table:table-cell office:value-type="string" calcext:value-type="string">
            <text:p>9.450880999999999</text:p>
          </table:table-cell>
          <table:table-cell table:formula="of:=&quot;Harbor.create(name: &quot;&quot;&quot;&amp;[.A100]&amp;&quot;&quot;&quot;, lat: &quot;&amp;[.D100]&amp;&quot;, lng: &quot;&amp;[.E100]&amp;&quot;, query: &quot;&quot;&quot;&amp;[.C100]&amp;&quot;&quot;&quot;)&quot;" office:value-type="string" office:string-value="Harbor.create(name: &quot;Bastia&quot;, lat: 42.697283, lng: 9.450880999999999, query: &quot;BASTIA&quot;)" calcext:value-type="string">
            <text:p>Harbor.create(name: "Bastia", lat: 42.697283, lng: 9.450880999999999, query: "BASTIA")</text:p>
          </table:table-cell>
        </table:table-row>
        <table:table-row table:style-name="ro1">
          <table:table-cell office:value-type="string" calcext:value-type="string">
            <text:p>Bata</text:p>
          </table:table-cell>
          <table:table-cell office:value-type="string" calcext:value-type="string">
            <text:p>Guinee Equatoriale</text:p>
          </table:table-cell>
          <table:table-cell office:value-type="string" calcext:value-type="string">
            <text:p>BATA</text:p>
          </table:table-cell>
          <table:table-cell office:value-type="string" calcext:value-type="string">
            <text:p>1.8533177</text:p>
          </table:table-cell>
          <table:table-cell office:value-type="string" calcext:value-type="string">
            <text:p>9.779022699999999</text:p>
          </table:table-cell>
          <table:table-cell table:formula="of:=&quot;Harbor.create(name: &quot;&quot;&quot;&amp;[.A101]&amp;&quot;&quot;&quot;, lat: &quot;&amp;[.D101]&amp;&quot;, lng: &quot;&amp;[.E101]&amp;&quot;, query: &quot;&quot;&quot;&amp;[.C101]&amp;&quot;&quot;&quot;)&quot;" office:value-type="string" office:string-value="Harbor.create(name: &quot;Bata&quot;, lat: 1.8533177, lng: 9.779022699999999, query: &quot;BATA&quot;)" calcext:value-type="string">
            <text:p>Harbor.create(name: "Bata", lat: 1.8533177, lng: 9.779022699999999, query: "BATA")</text:p>
          </table:table-cell>
        </table:table-row>
        <table:table-row table:style-name="ro1">
          <table:table-cell office:value-type="string" calcext:value-type="string">
            <text:p>Batu Pahat (Bandar Penggaram)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KUALA_BATU_PAHAT</text:p>
          </table:table-cell>
          <table:table-cell office:value-type="string" calcext:value-type="string">
            <text:p>1.8490182</text:p>
          </table:table-cell>
          <table:table-cell office:value-type="string" calcext:value-type="string">
            <text:p>102.9260823</text:p>
          </table:table-cell>
          <table:table-cell table:formula="of:=&quot;Harbor.create(name: &quot;&quot;&quot;&amp;[.A102]&amp;&quot;&quot;&quot;, lat: &quot;&amp;[.D102]&amp;&quot;, lng: &quot;&amp;[.E102]&amp;&quot;, query: &quot;&quot;&quot;&amp;[.C102]&amp;&quot;&quot;&quot;)&quot;" office:value-type="string" office:string-value="Harbor.create(name: &quot;Batu Pahat (Bandar Penggaram)&quot;, lat: 1.8490182, lng: 102.9260823, query: &quot;KUALA_BATU_PAHAT&quot;)" calcext:value-type="string">
            <text:p>Harbor.create(name: "Batu Pahat (Bandar Penggaram)", lat: 1.8490182, lng: 102.9260823, query: "KUALA_BATU_PAHAT")</text:p>
          </table:table-cell>
        </table:table-row>
        <table:table-row table:style-name="ro1">
          <table:table-cell office:value-type="string" calcext:value-type="string">
            <text:p>Beihai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BEIHAI</text:p>
          </table:table-cell>
          <table:table-cell office:value-type="string" calcext:value-type="string">
            <text:p>21.481291</text:p>
          </table:table-cell>
          <table:table-cell office:value-type="string" calcext:value-type="string">
            <text:p>109.120161</text:p>
          </table:table-cell>
          <table:table-cell table:formula="of:=&quot;Harbor.create(name: &quot;&quot;&quot;&amp;[.A103]&amp;&quot;&quot;&quot;, lat: &quot;&amp;[.D103]&amp;&quot;, lng: &quot;&amp;[.E103]&amp;&quot;, query: &quot;&quot;&quot;&amp;[.C103]&amp;&quot;&quot;&quot;)&quot;" office:value-type="string" office:string-value="Harbor.create(name: &quot;Beihai&quot;, lat: 21.481291, lng: 109.120161, query: &quot;BEIHAI&quot;)" calcext:value-type="string">
            <text:p>Harbor.create(name: "Beihai", lat: 21.481291, lng: 109.120161, query: "BEIHAI")</text:p>
          </table:table-cell>
        </table:table-row>
        <table:table-row table:style-name="ro1">
          <table:table-cell office:value-type="string" calcext:value-type="string">
            <text:p>Beir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BEIRA</text:p>
          </table:table-cell>
          <table:table-cell office:value-type="string" calcext:value-type="string">
            <text:p>-19.7963816</text:p>
          </table:table-cell>
          <table:table-cell office:value-type="string" calcext:value-type="string">
            <text:p>34.8844867</text:p>
          </table:table-cell>
          <table:table-cell table:formula="of:=&quot;Harbor.create(name: &quot;&quot;&quot;&amp;[.A104]&amp;&quot;&quot;&quot;, lat: &quot;&amp;[.D104]&amp;&quot;, lng: &quot;&amp;[.E104]&amp;&quot;, query: &quot;&quot;&quot;&amp;[.C104]&amp;&quot;&quot;&quot;)&quot;" office:value-type="string" office:string-value="Harbor.create(name: &quot;Beira&quot;, lat: -19.7963816, lng: 34.8844867, query: &quot;BEIRA&quot;)" calcext:value-type="string">
            <text:p>Harbor.create(name: "Beira", lat: -19.7963816, lng: 34.8844867, query: "BEIRA")</text:p>
          </table:table-cell>
        </table:table-row>
        <table:table-row table:style-name="ro1">
          <table:table-cell office:value-type="string" calcext:value-type="string">
            <text:p>Belawan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BELAWAN</text:p>
          </table:table-cell>
          <table:table-cell office:value-type="string" calcext:value-type="string">
            <text:p>3.784303</text:p>
          </table:table-cell>
          <table:table-cell office:value-type="string" calcext:value-type="string">
            <text:p>98.694221</text:p>
          </table:table-cell>
          <table:table-cell table:formula="of:=&quot;Harbor.create(name: &quot;&quot;&quot;&amp;[.A105]&amp;&quot;&quot;&quot;, lat: &quot;&amp;[.D105]&amp;&quot;, lng: &quot;&amp;[.E105]&amp;&quot;, query: &quot;&quot;&quot;&amp;[.C105]&amp;&quot;&quot;&quot;)&quot;" office:value-type="string" office:string-value="Harbor.create(name: &quot;Belawan&quot;, lat: 3.784303, lng: 98.694221, query: &quot;BELAWAN&quot;)" calcext:value-type="string">
            <text:p>Harbor.create(name: "Belawan", lat: 3.784303, lng: 98.694221, query: "BELAWAN")</text:p>
          </table:table-cell>
        </table:table-row>
        <table:table-row table:style-name="ro1">
          <table:table-cell office:value-type="string" calcext:value-type="string">
            <text:p>Belem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BELEM</text:p>
          </table:table-cell>
          <table:table-cell office:value-type="string" calcext:value-type="string">
            <text:p>-1.4557549</text:p>
          </table:table-cell>
          <table:table-cell office:value-type="string" calcext:value-type="string">
            <text:p>-48.4901799</text:p>
          </table:table-cell>
          <table:table-cell table:formula="of:=&quot;Harbor.create(name: &quot;&quot;&quot;&amp;[.A106]&amp;&quot;&quot;&quot;, lat: &quot;&amp;[.D106]&amp;&quot;, lng: &quot;&amp;[.E106]&amp;&quot;, query: &quot;&quot;&quot;&amp;[.C106]&amp;&quot;&quot;&quot;)&quot;" office:value-type="string" office:string-value="Harbor.create(name: &quot;Belem&quot;, lat: -1.4557549, lng: -48.4901799, query: &quot;BELEM&quot;)" calcext:value-type="string">
            <text:p>Harbor.create(name: "Belem", lat: -1.4557549, lng: -48.4901799, query: "BELEM")</text:p>
          </table:table-cell>
        </table:table-row>
        <table:table-row table:style-name="ro1">
          <table:table-cell office:value-type="string" calcext:value-type="string">
            <text:p>Belfast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54.59728500000001</text:p>
          </table:table-cell>
          <table:table-cell office:value-type="string" calcext:value-type="string">
            <text:p>-5.93012</text:p>
          </table:table-cell>
          <table:table-cell table:formula="of:=&quot;Harbor.create(name: &quot;&quot;&quot;&amp;[.A107]&amp;&quot;&quot;&quot;, lat: &quot;&amp;[.D107]&amp;&quot;, lng: &quot;&amp;[.E107]&amp;&quot;, query: &quot;&quot;&quot;&amp;[.C107]&amp;&quot;&quot;&quot;)&quot;" office:value-type="string" office:string-value="Harbor.create(name: &quot;Belfast&quot;, lat: 54.59728500000001, lng: -5.93012, query: &quot;BELFAST&quot;)" calcext:value-type="string">
            <text:p>Harbor.create(name: "Belfast", lat: 54.59728500000001, lng: -5.93012, query: "BELFAST")</text:p>
          </table:table-cell>
        </table:table-row>
        <table:table-row table:style-name="ro1">
          <table:table-cell office:value-type="string" calcext:value-type="string">
            <text:p>Belgrano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PUERTO_BELGRANO</text:p>
          </table:table-cell>
          <table:table-cell office:value-type="string" calcext:value-type="string">
            <text:p>-34.5620844</text:p>
          </table:table-cell>
          <table:table-cell office:value-type="string" calcext:value-type="string">
            <text:p>-58.4566864</text:p>
          </table:table-cell>
          <table:table-cell table:formula="of:=&quot;Harbor.create(name: &quot;&quot;&quot;&amp;[.A108]&amp;&quot;&quot;&quot;, lat: &quot;&amp;[.D108]&amp;&quot;, lng: &quot;&amp;[.E108]&amp;&quot;, query: &quot;&quot;&quot;&amp;[.C108]&amp;&quot;&quot;&quot;)&quot;" office:value-type="string" office:string-value="Harbor.create(name: &quot;Belgrano&quot;, lat: -34.5620844, lng: -58.4566864, query: &quot;PUERTO_BELGRANO&quot;)" calcext:value-type="string">
            <text:p>Harbor.create(name: "Belgrano", lat: -34.5620844, lng: -58.4566864, query: "PUERTO_BELGRANO")</text:p>
          </table:table-cell>
        </table:table-row>
        <table:table-row table:style-name="ro1">
          <table:table-cell office:value-type="string" calcext:value-type="string">
            <text:p>Bella Bell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ELLA_BELLA</text:p>
          </table:table-cell>
          <table:table-cell office:value-type="string" calcext:value-type="string">
            <text:p>52.1605419</text:p>
          </table:table-cell>
          <table:table-cell office:value-type="string" calcext:value-type="string">
            <text:p>-128.1455793</text:p>
          </table:table-cell>
          <table:table-cell table:formula="of:=&quot;Harbor.create(name: &quot;&quot;&quot;&amp;[.A109]&amp;&quot;&quot;&quot;, lat: &quot;&amp;[.D109]&amp;&quot;, lng: &quot;&amp;[.E109]&amp;&quot;, query: &quot;&quot;&quot;&amp;[.C109]&amp;&quot;&quot;&quot;)&quot;" office:value-type="string" office:string-value="Harbor.create(name: &quot;Bella Bella&quot;, lat: 52.1605419, lng: -128.1455793, query: &quot;BELLA_BELLA&quot;)" calcext:value-type="string">
            <text:p>Harbor.create(name: "Bella Bella", lat: 52.1605419, lng: -128.1455793, query: "BELLA_BELLA")</text:p>
          </table:table-cell>
        </table:table-row>
        <table:table-row table:style-name="ro1">
          <table:table-cell office:value-type="string" calcext:value-type="string">
            <text:p>Bellingham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48.7519112</text:p>
          </table:table-cell>
          <table:table-cell office:value-type="string" calcext:value-type="string">
            <text:p>-122.4786854</text:p>
          </table:table-cell>
          <table:table-cell table:formula="of:=&quot;Harbor.create(name: &quot;&quot;&quot;&amp;[.A110]&amp;&quot;&quot;&quot;, lat: &quot;&amp;[.D110]&amp;&quot;, lng: &quot;&amp;[.E110]&amp;&quot;, query: &quot;&quot;&quot;&amp;[.C110]&amp;&quot;&quot;&quot;)&quot;" office:value-type="string" office:string-value="Harbor.create(name: &quot;Bellingham&quot;, lat: 48.7519112, lng: -122.4786854, query: &quot;BELLINGHAM&quot;)" calcext:value-type="string">
            <text:p>Harbor.create(name: "Bellingham", lat: 48.7519112, lng: -122.4786854, query: "BELLINGHAM")</text:p>
          </table:table-cell>
        </table:table-row>
        <table:table-row table:style-name="ro1">
          <table:table-cell office:value-type="string" calcext:value-type="string">
            <text:p>Benicia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BENICIA</text:p>
          </table:table-cell>
          <table:table-cell office:value-type="string" calcext:value-type="string">
            <text:p>38.049365</text:p>
          </table:table-cell>
          <table:table-cell office:value-type="string" calcext:value-type="string">
            <text:p>-122.1585777</text:p>
          </table:table-cell>
          <table:table-cell table:formula="of:=&quot;Harbor.create(name: &quot;&quot;&quot;&amp;[.A111]&amp;&quot;&quot;&quot;, lat: &quot;&amp;[.D111]&amp;&quot;, lng: &quot;&amp;[.E111]&amp;&quot;, query: &quot;&quot;&quot;&amp;[.C111]&amp;&quot;&quot;&quot;)&quot;" office:value-type="string" office:string-value="Harbor.create(name: &quot;Benicia&quot;, lat: 38.049365, lng: -122.1585777, query: &quot;BENICIA&quot;)" calcext:value-type="string">
            <text:p>Harbor.create(name: "Benicia", lat: 38.049365, lng: -122.1585777, query: "BENICIA")</text:p>
          </table:table-cell>
        </table:table-row>
        <table:table-row table:style-name="ro1">
          <table:table-cell office:value-type="string" calcext:value-type="string">
            <text:p>Benod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ENODET</text:p>
          </table:table-cell>
          <table:table-cell office:value-type="string" calcext:value-type="string">
            <text:p>47.875568</text:p>
          </table:table-cell>
          <table:table-cell office:value-type="string" calcext:value-type="string">
            <text:p>-4.1063729</text:p>
          </table:table-cell>
          <table:table-cell table:formula="of:=&quot;Harbor.create(name: &quot;&quot;&quot;&amp;[.A112]&amp;&quot;&quot;&quot;, lat: &quot;&amp;[.D112]&amp;&quot;, lng: &quot;&amp;[.E112]&amp;&quot;, query: &quot;&quot;&quot;&amp;[.C112]&amp;&quot;&quot;&quot;)&quot;" office:value-type="string" office:string-value="Harbor.create(name: &quot;Benodet&quot;, lat: 47.875568, lng: -4.1063729, query: &quot;BENODET&quot;)" calcext:value-type="string">
            <text:p>Harbor.create(name: "Benodet", lat: 47.875568, lng: -4.1063729, query: "BENODET")</text:p>
          </table:table-cell>
        </table:table-row>
        <table:table-row table:style-name="ro1">
          <table:table-cell office:value-type="string" calcext:value-type="string">
            <text:p>Berbera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BERBERA</text:p>
          </table:table-cell>
          <table:table-cell office:value-type="string" calcext:value-type="string">
            <text:p>10.4347941</text:p>
          </table:table-cell>
          <table:table-cell office:value-type="string" calcext:value-type="string">
            <text:p>45.0139904</text:p>
          </table:table-cell>
          <table:table-cell table:formula="of:=&quot;Harbor.create(name: &quot;&quot;&quot;&amp;[.A113]&amp;&quot;&quot;&quot;, lat: &quot;&amp;[.D113]&amp;&quot;, lng: &quot;&amp;[.E113]&amp;&quot;, query: &quot;&quot;&quot;&amp;[.C113]&amp;&quot;&quot;&quot;)&quot;" office:value-type="string" office:string-value="Harbor.create(name: &quot;Berbera&quot;, lat: 10.4347941, lng: 45.0139904, query: &quot;BERBERA&quot;)" calcext:value-type="string">
            <text:p>Harbor.create(name: "Berbera", lat: 10.4347941, lng: 45.0139904, query: "BERBERA")</text:p>
          </table:table-cell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60.39126279999999</text:p>
          </table:table-cell>
          <table:table-cell office:value-type="string" calcext:value-type="string">
            <text:p>5.3220544</text:p>
          </table:table-cell>
          <table:table-cell table:formula="of:=&quot;Harbor.create(name: &quot;&quot;&quot;&amp;[.A114]&amp;&quot;&quot;&quot;, lat: &quot;&amp;[.D114]&amp;&quot;, lng: &quot;&amp;[.E114]&amp;&quot;, query: &quot;&quot;&quot;&amp;[.C114]&amp;&quot;&quot;&quot;)&quot;" office:value-type="string" office:string-value="Harbor.create(name: &quot;Bergen&quot;, lat: 60.39126279999999, lng: 5.3220544, query: &quot;BERGEN&quot;)" calcext:value-type="string">
            <text:p>Harbor.create(name: "Bergen", lat: 60.39126279999999, lng: 5.3220544, query: "BERGEN")</text:p>
          </table:table-cell>
        </table:table-row>
        <table:table-row table:style-name="ro1" table:visibility="filter">
          <table:table-cell office:value-type="string" calcext:value-type="string">
            <text:p>Bermuda Island</text:p>
          </table:table-cell>
          <table:table-cell office:value-type="string" calcext:value-type="string">
            <text:p>Royaume-Uni (Bermudes)</text:p>
          </table:table-cell>
          <table:table-cell office:value-type="string" calcext:value-type="string">
            <text:p>IRELAND_IS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ypore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BEYPORE</text:p>
          </table:table-cell>
          <table:table-cell office:value-type="string" calcext:value-type="string">
            <text:p>11.173585</text:p>
          </table:table-cell>
          <table:table-cell office:value-type="string" calcext:value-type="string">
            <text:p>75.8040022</text:p>
          </table:table-cell>
          <table:table-cell table:formula="of:=&quot;Harbor.create(name: &quot;&quot;&quot;&amp;[.A116]&amp;&quot;&quot;&quot;, lat: &quot;&amp;[.D116]&amp;&quot;, lng: &quot;&amp;[.E116]&amp;&quot;, query: &quot;&quot;&quot;&amp;[.C116]&amp;&quot;&quot;&quot;)&quot;" office:value-type="string" office:string-value="Harbor.create(name: &quot;Beypore&quot;, lat: 11.173585, lng: 75.8040022, query: &quot;BEYPORE&quot;)" calcext:value-type="string">
            <text:p>Harbor.create(name: "Beypore", lat: 11.173585, lng: 75.8040022, query: "BEYPORE")</text:p>
          </table:table-cell>
        </table:table-row>
        <table:table-row table:style-name="ro1">
          <table:table-cell office:value-type="string" calcext:value-type="string">
            <text:p>Bhavnagar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BHAVNAGAR</text:p>
          </table:table-cell>
          <table:table-cell office:value-type="string" calcext:value-type="string">
            <text:p>21.7644725</text:p>
          </table:table-cell>
          <table:table-cell office:value-type="string" calcext:value-type="string">
            <text:p>72.15193040000001</text:p>
          </table:table-cell>
          <table:table-cell table:formula="of:=&quot;Harbor.create(name: &quot;&quot;&quot;&amp;[.A117]&amp;&quot;&quot;&quot;, lat: &quot;&amp;[.D117]&amp;&quot;, lng: &quot;&amp;[.E117]&amp;&quot;, query: &quot;&quot;&quot;&amp;[.C117]&amp;&quot;&quot;&quot;)&quot;" office:value-type="string" office:string-value="Harbor.create(name: &quot;Bhavnagar&quot;, lat: 21.7644725, lng: 72.15193040000001, query: &quot;BHAVNAGAR&quot;)" calcext:value-type="string">
            <text:p>Harbor.create(name: "Bhavnagar", lat: 21.7644725, lng: 72.15193040000001, query: "BHAVNAGAR")</text:p>
          </table:table-cell>
        </table:table-row>
        <table:table-row table:style-name="ro1">
          <table:table-cell office:value-type="string" calcext:value-type="string">
            <text:p>Bilbao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43.2630126</text:p>
          </table:table-cell>
          <table:table-cell office:value-type="string" calcext:value-type="string">
            <text:p>-2.9349852</text:p>
          </table:table-cell>
          <table:table-cell table:formula="of:=&quot;Harbor.create(name: &quot;&quot;&quot;&amp;[.A118]&amp;&quot;&quot;&quot;, lat: &quot;&amp;[.D118]&amp;&quot;, lng: &quot;&amp;[.E118]&amp;&quot;, query: &quot;&quot;&quot;&amp;[.C118]&amp;&quot;&quot;&quot;)&quot;" office:value-type="string" office:string-value="Harbor.create(name: &quot;Bilbao&quot;, lat: 43.2630126, lng: -2.9349852, query: &quot;BILBAO&quot;)" calcext:value-type="string">
            <text:p>Harbor.create(name: "Bilbao", lat: 43.2630126, lng: -2.9349852, query: "BILBAO")</text:p>
          </table:table-cell>
        </table:table-row>
        <table:table-row table:style-name="ro1">
          <table:table-cell office:value-type="string" calcext:value-type="string">
            <text:p>Bini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INIC</text:p>
          </table:table-cell>
          <table:table-cell office:value-type="string" calcext:value-type="string">
            <text:p>48.6014849</text:p>
          </table:table-cell>
          <table:table-cell office:value-type="string" calcext:value-type="string">
            <text:p>-2.82492</text:p>
          </table:table-cell>
          <table:table-cell table:formula="of:=&quot;Harbor.create(name: &quot;&quot;&quot;&amp;[.A119]&amp;&quot;&quot;&quot;, lat: &quot;&amp;[.D119]&amp;&quot;, lng: &quot;&amp;[.E119]&amp;&quot;, query: &quot;&quot;&quot;&amp;[.C119]&amp;&quot;&quot;&quot;)&quot;" office:value-type="string" office:string-value="Harbor.create(name: &quot;Binic&quot;, lat: 48.6014849, lng: -2.82492, query: &quot;BINIC&quot;)" calcext:value-type="string">
            <text:p>Harbor.create(name: "Binic", lat: 48.6014849, lng: -2.82492, query: "BINIC")</text:p>
          </table:table-cell>
        </table:table-row>
        <table:table-row table:style-name="ro1">
          <table:table-cell office:value-type="string" calcext:value-type="string">
            <text:p>Biscarros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ISCARROSSE</text:p>
          </table:table-cell>
          <table:table-cell office:value-type="string" calcext:value-type="string">
            <text:p>44.3946602</text:p>
          </table:table-cell>
          <table:table-cell office:value-type="string" calcext:value-type="string">
            <text:p>-1.164218</text:p>
          </table:table-cell>
          <table:table-cell table:formula="of:=&quot;Harbor.create(name: &quot;&quot;&quot;&amp;[.A120]&amp;&quot;&quot;&quot;, lat: &quot;&amp;[.D120]&amp;&quot;, lng: &quot;&amp;[.E120]&amp;&quot;, query: &quot;&quot;&quot;&amp;[.C120]&amp;&quot;&quot;&quot;)&quot;" office:value-type="string" office:string-value="Harbor.create(name: &quot;Biscarrosse&quot;, lat: 44.3946602, lng: -1.164218, query: &quot;BISCARROSSE&quot;)" calcext:value-type="string">
            <text:p>Harbor.create(name: "Biscarrosse", lat: 44.3946602, lng: -1.164218, query: "BISCARROSSE")</text:p>
          </table:table-cell>
        </table:table-row>
        <table:table-row table:style-name="ro1">
          <table:table-cell office:value-type="string" calcext:value-type="string">
            <text:p>Bissau</text:p>
          </table:table-cell>
          <table:table-cell office:value-type="string" calcext:value-type="string">
            <text:p>Guinee-Bissa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11.8816553</text:p>
          </table:table-cell>
          <table:table-cell office:value-type="string" calcext:value-type="string">
            <text:p>-15.6177942</text:p>
          </table:table-cell>
          <table:table-cell table:formula="of:=&quot;Harbor.create(name: &quot;&quot;&quot;&amp;[.A121]&amp;&quot;&quot;&quot;, lat: &quot;&amp;[.D121]&amp;&quot;, lng: &quot;&amp;[.E121]&amp;&quot;, query: &quot;&quot;&quot;&amp;[.C121]&amp;&quot;&quot;&quot;)&quot;" office:value-type="string" office:string-value="Harbor.create(name: &quot;Bissau&quot;, lat: 11.8816553, lng: -15.6177942, query: &quot;BISSAU&quot;)" calcext:value-type="string">
            <text:p>Harbor.create(name: "Bissau", lat: 11.8816553, lng: -15.6177942, query: "BISSAU")</text:p>
          </table:table-cell>
        </table:table-row>
        <table:table-row table:style-name="ro1">
          <table:table-cell office:value-type="string" calcext:value-type="string">
            <text:p>Bluff Harbour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BLUFF_HARBOUR</text:p>
          </table:table-cell>
          <table:table-cell office:value-type="string" calcext:value-type="string">
            <text:p>-46.5705416</text:p>
          </table:table-cell>
          <table:table-cell office:value-type="string" calcext:value-type="string">
            <text:p>168.338045</text:p>
          </table:table-cell>
          <table:table-cell table:formula="of:=&quot;Harbor.create(name: &quot;&quot;&quot;&amp;[.A122]&amp;&quot;&quot;&quot;, lat: &quot;&amp;[.D122]&amp;&quot;, lng: &quot;&amp;[.E122]&amp;&quot;, query: &quot;&quot;&quot;&amp;[.C122]&amp;&quot;&quot;&quot;)&quot;" office:value-type="string" office:string-value="Harbor.create(name: &quot;Bluff Harbour&quot;, lat: -46.5705416, lng: 168.338045, query: &quot;BLUFF_HARBOUR&quot;)" calcext:value-type="string">
            <text:p>Harbor.create(name: "Bluff Harbour", lat: -46.5705416, lng: 168.338045, query: "BLUFF_HARBOUR")</text:p>
          </table:table-cell>
        </table:table-row>
        <table:table-row table:style-name="ro1">
          <table:table-cell office:value-type="string" calcext:value-type="string">
            <text:p>Bodo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BODO</text:p>
          </table:table-cell>
          <table:table-cell office:value-type="string" calcext:value-type="string">
            <text:p>67.2803556</text:p>
          </table:table-cell>
          <table:table-cell office:value-type="string" calcext:value-type="string">
            <text:p>14.404916</text:p>
          </table:table-cell>
          <table:table-cell table:formula="of:=&quot;Harbor.create(name: &quot;&quot;&quot;&amp;[.A123]&amp;&quot;&quot;&quot;, lat: &quot;&amp;[.D123]&amp;&quot;, lng: &quot;&amp;[.E123]&amp;&quot;, query: &quot;&quot;&quot;&amp;[.C123]&amp;&quot;&quot;&quot;)&quot;" office:value-type="string" office:string-value="Harbor.create(name: &quot;Bodo&quot;, lat: 67.2803556, lng: 14.404916, query: &quot;BODO&quot;)" calcext:value-type="string">
            <text:p>Harbor.create(name: "Bodo", lat: 67.2803556, lng: 14.404916, query: "BODO")</text:p>
          </table:table-cell>
        </table:table-row>
        <table:table-row table:style-name="ro1">
          <table:table-cell office:value-type="string" calcext:value-type="string">
            <text:p>Bolama</text:p>
          </table:table-cell>
          <table:table-cell office:value-type="string" calcext:value-type="string">
            <text:p>Guinee-Bissau</text:p>
          </table:table-cell>
          <table:table-cell office:value-type="string" calcext:value-type="string">
            <text:p>BOLAMA</text:p>
          </table:table-cell>
          <table:table-cell office:value-type="string" calcext:value-type="string">
            <text:p>11.5770712</text:p>
          </table:table-cell>
          <table:table-cell office:value-type="string" calcext:value-type="string">
            <text:p>-15.4800382</text:p>
          </table:table-cell>
          <table:table-cell table:formula="of:=&quot;Harbor.create(name: &quot;&quot;&quot;&amp;[.A124]&amp;&quot;&quot;&quot;, lat: &quot;&amp;[.D124]&amp;&quot;, lng: &quot;&amp;[.E124]&amp;&quot;, query: &quot;&quot;&quot;&amp;[.C124]&amp;&quot;&quot;&quot;)&quot;" office:value-type="string" office:string-value="Harbor.create(name: &quot;Bolama&quot;, lat: 11.5770712, lng: -15.4800382, query: &quot;BOLAMA&quot;)" calcext:value-type="string">
            <text:p>Harbor.create(name: "Bolama", lat: 11.5770712, lng: -15.4800382, query: "BOLAMA")</text:p>
          </table:table-cell>
        </table:table-row>
        <table:table-row table:style-name="ro1">
          <table:table-cell office:value-type="string" calcext:value-type="string">
            <text:p>Bolinao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BOLINAO</text:p>
          </table:table-cell>
          <table:table-cell office:value-type="string" calcext:value-type="string">
            <text:p>16.3425356</text:p>
          </table:table-cell>
          <table:table-cell office:value-type="string" calcext:value-type="string">
            <text:p>119.8927296</text:p>
          </table:table-cell>
          <table:table-cell table:formula="of:=&quot;Harbor.create(name: &quot;&quot;&quot;&amp;[.A125]&amp;&quot;&quot;&quot;, lat: &quot;&amp;[.D125]&amp;&quot;, lng: &quot;&amp;[.E125]&amp;&quot;, query: &quot;&quot;&quot;&amp;[.C125]&amp;&quot;&quot;&quot;)&quot;" office:value-type="string" office:string-value="Harbor.create(name: &quot;Bolinao&quot;, lat: 16.3425356, lng: 119.8927296, query: &quot;BOLINAO&quot;)" calcext:value-type="string">
            <text:p>Harbor.create(name: "Bolinao", lat: 16.3425356, lng: 119.8927296, query: "BOLINAO")</text:p>
          </table:table-cell>
        </table:table-row>
        <table:table-row table:style-name="ro1">
          <table:table-cell office:value-type="string" calcext:value-type="string">
            <text:p>Bombay (Mumbai)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BOMBAY</text:p>
          </table:table-cell>
          <table:table-cell office:value-type="string" calcext:value-type="string">
            <text:p>19.0176169</text:p>
          </table:table-cell>
          <table:table-cell office:value-type="string" calcext:value-type="string">
            <text:p>72.8561288</text:p>
          </table:table-cell>
          <table:table-cell table:formula="of:=&quot;Harbor.create(name: &quot;&quot;&quot;&amp;[.A126]&amp;&quot;&quot;&quot;, lat: &quot;&amp;[.D126]&amp;&quot;, lng: &quot;&amp;[.E126]&amp;&quot;, query: &quot;&quot;&quot;&amp;[.C126]&amp;&quot;&quot;&quot;)&quot;" office:value-type="string" office:string-value="Harbor.create(name: &quot;Bombay (Mumbai)&quot;, lat: 19.0176169, lng: 72.8561288, query: &quot;BOMBAY&quot;)" calcext:value-type="string">
            <text:p>Harbor.create(name: "Bombay (Mumbai)", lat: 19.0176169, lng: 72.8561288, query: "BOMBAY")</text:p>
          </table:table-cell>
        </table:table-row>
        <table:table-row table:style-name="ro1">
          <table:table-cell office:value-type="string" calcext:value-type="string">
            <text:p>Bonaire</text:p>
          </table:table-cell>
          <table:table-cell office:value-type="string" calcext:value-type="string">
            <text:p>Antilles Neerlandaises</text:p>
          </table:table-cell>
          <table:table-cell office:value-type="string" calcext:value-type="string">
            <text:p>KRALENDIJK</text:p>
          </table:table-cell>
          <table:table-cell office:value-type="string" calcext:value-type="string">
            <text:p>12.1783611</text:p>
          </table:table-cell>
          <table:table-cell office:value-type="string" calcext:value-type="string">
            <text:p>-68.2385339</text:p>
          </table:table-cell>
          <table:table-cell table:formula="of:=&quot;Harbor.create(name: &quot;&quot;&quot;&amp;[.A127]&amp;&quot;&quot;&quot;, lat: &quot;&amp;[.D127]&amp;&quot;, lng: &quot;&amp;[.E127]&amp;&quot;, query: &quot;&quot;&quot;&amp;[.C127]&amp;&quot;&quot;&quot;)&quot;" office:value-type="string" office:string-value="Harbor.create(name: &quot;Bonaire&quot;, lat: 12.1783611, lng: -68.2385339, query: &quot;KRALENDIJK&quot;)" calcext:value-type="string">
            <text:p>Harbor.create(name: "Bonaire", lat: 12.1783611, lng: -68.2385339, query: "KRALENDIJK")</text:p>
          </table:table-cell>
        </table:table-row>
        <table:table-row table:style-name="ro1">
          <table:table-cell office:value-type="string" calcext:value-type="string">
            <text:p>Bonanz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BONANZA</text:p>
          </table:table-cell>
          <table:table-cell office:value-type="string" calcext:value-type="string">
            <text:p>36.8010667</text:p>
          </table:table-cell>
          <table:table-cell office:value-type="string" calcext:value-type="string">
            <text:p>-6.3352362</text:p>
          </table:table-cell>
          <table:table-cell table:formula="of:=&quot;Harbor.create(name: &quot;&quot;&quot;&amp;[.A128]&amp;&quot;&quot;&quot;, lat: &quot;&amp;[.D128]&amp;&quot;, lng: &quot;&amp;[.E128]&amp;&quot;, query: &quot;&quot;&quot;&amp;[.C128]&amp;&quot;&quot;&quot;)&quot;" office:value-type="string" office:string-value="Harbor.create(name: &quot;Bonanza&quot;, lat: 36.8010667, lng: -6.3352362, query: &quot;BONANZA&quot;)" calcext:value-type="string">
            <text:p>Harbor.create(name: "Bonanza", lat: 36.8010667, lng: -6.3352362, query: "BONANZA")</text:p>
          </table:table-cell>
        </table:table-row>
        <table:table-row table:style-name="ro1">
          <table:table-cell office:value-type="string" calcext:value-type="string">
            <text:p>Bonny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BONNY</text:p>
          </table:table-cell>
          <table:table-cell office:value-type="string" calcext:value-type="string">
            <text:p>4.4142392</text:p>
          </table:table-cell>
          <table:table-cell office:value-type="string" calcext:value-type="string">
            <text:p>7.1898025</text:p>
          </table:table-cell>
          <table:table-cell table:formula="of:=&quot;Harbor.create(name: &quot;&quot;&quot;&amp;[.A129]&amp;&quot;&quot;&quot;, lat: &quot;&amp;[.D129]&amp;&quot;, lng: &quot;&amp;[.E129]&amp;&quot;, query: &quot;&quot;&quot;&amp;[.C129]&amp;&quot;&quot;&quot;)&quot;" office:value-type="string" office:string-value="Harbor.create(name: &quot;Bonny&quot;, lat: 4.4142392, lng: 7.1898025, query: &quot;BONNY&quot;)" calcext:value-type="string">
            <text:p>Harbor.create(name: "Bonny", lat: 4.4142392, lng: 7.1898025, query: "BONNY")</text:p>
          </table:table-cell>
        </table:table-row>
        <table:table-row table:style-name="ro1">
          <table:table-cell office:value-type="string" calcext:value-type="string">
            <text:p>Booby Island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BOOBY_ISLAND</text:p>
          </table:table-cell>
          <table:table-cell office:value-type="string" calcext:value-type="string">
            <text:p>-10.6046333</text:p>
          </table:table-cell>
          <table:table-cell office:value-type="string" calcext:value-type="string">
            <text:p>141.9110724</text:p>
          </table:table-cell>
          <table:table-cell table:formula="of:=&quot;Harbor.create(name: &quot;&quot;&quot;&amp;[.A130]&amp;&quot;&quot;&quot;, lat: &quot;&amp;[.D130]&amp;&quot;, lng: &quot;&amp;[.E130]&amp;&quot;, query: &quot;&quot;&quot;&amp;[.C130]&amp;&quot;&quot;&quot;)&quot;" office:value-type="string" office:string-value="Harbor.create(name: &quot;Booby Island&quot;, lat: -10.6046333, lng: 141.9110724, query: &quot;BOOBY_ISLAND&quot;)" calcext:value-type="string">
            <text:p>Harbor.create(name: "Booby Island", lat: -10.6046333, lng: 141.9110724, query: "BOOBY_ISLAND")</text:p>
          </table:table-cell>
        </table:table-row>
        <table:table-row table:style-name="ro1">
          <table:table-cell office:value-type="string" calcext:value-type="string">
            <text:p>Borkum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BORKUM_FISCHERBALJE</text:p>
          </table:table-cell>
          <table:table-cell office:value-type="string" calcext:value-type="string">
            <text:p>53.5876636</text:p>
          </table:table-cell>
          <table:table-cell office:value-type="string" calcext:value-type="string">
            <text:p>6.670324799999999</text:p>
          </table:table-cell>
          <table:table-cell table:formula="of:=&quot;Harbor.create(name: &quot;&quot;&quot;&amp;[.A131]&amp;&quot;&quot;&quot;, lat: &quot;&amp;[.D131]&amp;&quot;, lng: &quot;&amp;[.E131]&amp;&quot;, query: &quot;&quot;&quot;&amp;[.C131]&amp;&quot;&quot;&quot;)&quot;" office:value-type="string" office:string-value="Harbor.create(name: &quot;Borkum&quot;, lat: 53.5876636, lng: 6.670324799999999, query: &quot;BORKUM_FISCHERBALJE&quot;)" calcext:value-type="string">
            <text:p>Harbor.create(name: "Borkum", lat: 53.5876636, lng: 6.670324799999999, query: "BORKUM_FISCHERBALJE")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42.3600825</text:p>
          </table:table-cell>
          <table:table-cell office:value-type="string" calcext:value-type="string">
            <text:p>-71.0588801</text:p>
          </table:table-cell>
          <table:table-cell table:formula="of:=&quot;Harbor.create(name: &quot;&quot;&quot;&amp;[.A132]&amp;&quot;&quot;&quot;, lat: &quot;&amp;[.D132]&amp;&quot;, lng: &quot;&amp;[.E132]&amp;&quot;, query: &quot;&quot;&quot;&amp;[.C132]&amp;&quot;&quot;&quot;)&quot;" office:value-type="string" office:string-value="Harbor.create(name: &quot;Boston&quot;, lat: 42.3600825, lng: -71.0588801, query: &quot;BOSTON&quot;)" calcext:value-type="string">
            <text:p>Harbor.create(name: "Boston", lat: 42.3600825, lng: -71.0588801, query: "BOSTON")</text:p>
          </table:table-cell>
        </table:table-row>
        <table:table-row table:style-name="ro1">
          <table:table-cell office:value-type="string" calcext:value-type="string">
            <text:p>Botany Bay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BOTANY_BAY</text:p>
          </table:table-cell>
          <table:table-cell office:value-type="string" calcext:value-type="string">
            <text:p>-33.9656278</text:p>
          </table:table-cell>
          <table:table-cell office:value-type="string" calcext:value-type="string">
            <text:p>151.2038252</text:p>
          </table:table-cell>
          <table:table-cell table:formula="of:=&quot;Harbor.create(name: &quot;&quot;&quot;&amp;[.A133]&amp;&quot;&quot;&quot;, lat: &quot;&amp;[.D133]&amp;&quot;, lng: &quot;&amp;[.E133]&amp;&quot;, query: &quot;&quot;&quot;&amp;[.C133]&amp;&quot;&quot;&quot;)&quot;" office:value-type="string" office:string-value="Harbor.create(name: &quot;Botany Bay&quot;, lat: -33.9656278, lng: 151.2038252, query: &quot;BOTANY_BAY&quot;)" calcext:value-type="string">
            <text:p>Harbor.create(name: "Botany Bay", lat: -33.9656278, lng: 151.2038252, query: "BOTANY_BAY")</text:p>
          </table:table-cell>
        </table:table-row>
        <table:table-row table:style-name="ro1">
          <table:table-cell office:value-type="string" calcext:value-type="string">
            <text:p>Boucau-Bayon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OUCAU-BAYONNE</text:p>
          </table:table-cell>
          <table:table-cell office:value-type="string" calcext:value-type="string">
            <text:p>43.482131</text:p>
          </table:table-cell>
          <table:table-cell office:value-type="string" calcext:value-type="string">
            <text:p>-1.50811</text:p>
          </table:table-cell>
          <table:table-cell table:formula="of:=&quot;Harbor.create(name: &quot;&quot;&quot;&amp;[.A134]&amp;&quot;&quot;&quot;, lat: &quot;&amp;[.D134]&amp;&quot;, lng: &quot;&amp;[.E134]&amp;&quot;, query: &quot;&quot;&quot;&amp;[.C134]&amp;&quot;&quot;&quot;)&quot;" office:value-type="string" office:string-value="Harbor.create(name: &quot;Boucau-Bayonne&quot;, lat: 43.482131, lng: -1.50811, query: &quot;BOUCAU-BAYONNE&quot;)" calcext:value-type="string">
            <text:p>Harbor.create(name: "Boucau-Bayonne", lat: 43.482131, lng: -1.50811, query: "BOUCAU-BAYONNE")</text:p>
          </table:table-cell>
        </table:table-row>
        <table:table-row table:style-name="ro1" table:visibility="filter">
          <table:table-cell office:value-type="string" calcext:value-type="string">
            <text:p>Bouee Fort-Mah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OUEE_FORT-MAH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ee Froment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OUEE_FROMENTINE</text:p>
          </table:table-cell>
          <table:table-cell office:value-type="string" calcext:value-type="string">
            <text:p>46.88917499999999</text:p>
          </table:table-cell>
          <table:table-cell office:value-type="string" calcext:value-type="string">
            <text:p>-2.140027</text:p>
          </table:table-cell>
          <table:table-cell table:formula="of:=&quot;Harbor.create(name: &quot;&quot;&quot;&amp;[.A136]&amp;&quot;&quot;&quot;, lat: &quot;&amp;[.D136]&amp;&quot;, lng: &quot;&amp;[.E136]&amp;&quot;, query: &quot;&quot;&quot;&amp;[.C136]&amp;&quot;&quot;&quot;)&quot;" office:value-type="string" office:string-value="Harbor.create(name: &quot;Bouee Fromentine&quot;, lat: 46.88917499999999, lng: -2.140027, query: &quot;BOUEE_FROMENTINE&quot;)" calcext:value-type="string">
            <text:p>Harbor.create(name: "Bouee Fromentine", lat: 46.88917499999999, lng: -2.140027, query: "BOUEE_FROMENTINE")</text:p>
          </table:table-cell>
        </table:table-row>
        <table:table-row table:style-name="ro1">
          <table:table-cell office:value-type="string" calcext:value-type="string">
            <text:p>Boulogne-sur-M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OULOGNE-SUR-MER</text:p>
          </table:table-cell>
          <table:table-cell office:value-type="string" calcext:value-type="string">
            <text:p>50.725231</text:p>
          </table:table-cell>
          <table:table-cell office:value-type="string" calcext:value-type="string">
            <text:p>1.613334</text:p>
          </table:table-cell>
          <table:table-cell table:formula="of:=&quot;Harbor.create(name: &quot;&quot;&quot;&amp;[.A137]&amp;&quot;&quot;&quot;, lat: &quot;&amp;[.D137]&amp;&quot;, lng: &quot;&amp;[.E137]&amp;&quot;, query: &quot;&quot;&quot;&amp;[.C137]&amp;&quot;&quot;&quot;)&quot;" office:value-type="string" office:string-value="Harbor.create(name: &quot;Boulogne-sur-Mer&quot;, lat: 50.725231, lng: 1.613334, query: &quot;BOULOGNE-SUR-MER&quot;)" calcext:value-type="string">
            <text:p>Harbor.create(name: "Boulogne-sur-Mer", lat: 50.725231, lng: 1.613334, query: "BOULOGNE-SUR-MER")</text:p>
          </table:table-cell>
        </table:table-row>
        <table:table-row table:style-name="ro1">
          <table:table-cell office:value-type="string" calcext:value-type="string">
            <text:p>Bourail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BOURAIL</text:p>
          </table:table-cell>
          <table:table-cell office:value-type="string" calcext:value-type="string">
            <text:p>-21.5669347</text:p>
          </table:table-cell>
          <table:table-cell office:value-type="string" calcext:value-type="string">
            <text:p>165.4985521</text:p>
          </table:table-cell>
          <table:table-cell table:formula="of:=&quot;Harbor.create(name: &quot;&quot;&quot;&amp;[.A138]&amp;&quot;&quot;&quot;, lat: &quot;&amp;[.D138]&amp;&quot;, lng: &quot;&amp;[.E138]&amp;&quot;, query: &quot;&quot;&quot;&amp;[.C138]&amp;&quot;&quot;&quot;)&quot;" office:value-type="string" office:string-value="Harbor.create(name: &quot;Bourail&quot;, lat: -21.5669347, lng: 165.4985521, query: &quot;BOURAIL&quot;)" calcext:value-type="string">
            <text:p>Harbor.create(name: "Bourail", lat: -21.5669347, lng: 165.4985521, query: "BOURAIL")</text:p>
          </table:table-cell>
        </table:table-row>
        <table:table-row table:style-name="ro1">
          <table:table-cell office:value-type="string" calcext:value-type="string">
            <text:p>Bowen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BOWEN</text:p>
          </table:table-cell>
          <table:table-cell office:value-type="string" calcext:value-type="string">
            <text:p>-20.0014803</text:p>
          </table:table-cell>
          <table:table-cell office:value-type="string" calcext:value-type="string">
            <text:p>148.2262176</text:p>
          </table:table-cell>
          <table:table-cell table:formula="of:=&quot;Harbor.create(name: &quot;&quot;&quot;&amp;[.A139]&amp;&quot;&quot;&quot;, lat: &quot;&amp;[.D139]&amp;&quot;, lng: &quot;&amp;[.E139]&amp;&quot;, query: &quot;&quot;&quot;&amp;[.C139]&amp;&quot;&quot;&quot;)&quot;" office:value-type="string" office:string-value="Harbor.create(name: &quot;Bowen&quot;, lat: -20.0014803, lng: 148.2262176, query: &quot;BOWEN&quot;)" calcext:value-type="string">
            <text:p>Harbor.create(name: "Bowen", lat: -20.0014803, lng: 148.2262176, query: "BOWEN")</text:p>
          </table:table-cell>
        </table:table-row>
        <table:table-row table:style-name="ro1">
          <table:table-cell office:value-type="string" calcext:value-type="string">
            <text:p>Bremerhaven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BREMERHAVEN</text:p>
          </table:table-cell>
          <table:table-cell office:value-type="string" calcext:value-type="string">
            <text:p>53.5395845</text:p>
          </table:table-cell>
          <table:table-cell office:value-type="string" calcext:value-type="string">
            <text:p>8.5809424</text:p>
          </table:table-cell>
          <table:table-cell table:formula="of:=&quot;Harbor.create(name: &quot;&quot;&quot;&amp;[.A140]&amp;&quot;&quot;&quot;, lat: &quot;&amp;[.D140]&amp;&quot;, lng: &quot;&amp;[.E140]&amp;&quot;, query: &quot;&quot;&quot;&amp;[.C140]&amp;&quot;&quot;&quot;)&quot;" office:value-type="string" office:string-value="Harbor.create(name: &quot;Bremerhaven&quot;, lat: 53.5395845, lng: 8.5809424, query: &quot;BREMERHAVEN&quot;)" calcext:value-type="string">
            <text:p>Harbor.create(name: "Bremerhaven", lat: 53.5395845, lng: 8.5809424, query: "BREMERHAVEN")</text:p>
          </table:table-cell>
        </table:table-row>
        <table:table-row table:style-name="ro1">
          <table:table-cell office:value-type="string" calcext:value-type="string">
            <text:p>Bremerton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BREMERTON</text:p>
          </table:table-cell>
          <table:table-cell office:value-type="string" calcext:value-type="string">
            <text:p>47.5650067</text:p>
          </table:table-cell>
          <table:table-cell office:value-type="string" calcext:value-type="string">
            <text:p>-122.6269768</text:p>
          </table:table-cell>
          <table:table-cell table:formula="of:=&quot;Harbor.create(name: &quot;&quot;&quot;&amp;[.A141]&amp;&quot;&quot;&quot;, lat: &quot;&amp;[.D141]&amp;&quot;, lng: &quot;&amp;[.E141]&amp;&quot;, query: &quot;&quot;&quot;&amp;[.C141]&amp;&quot;&quot;&quot;)&quot;" office:value-type="string" office:string-value="Harbor.create(name: &quot;Bremerton&quot;, lat: 47.5650067, lng: -122.6269768, query: &quot;BREMERTON&quot;)" calcext:value-type="string">
            <text:p>Harbor.create(name: "Bremerton", lat: 47.5650067, lng: -122.6269768, query: "BREMERTON")</text:p>
          </table:table-cell>
        </table:table-row>
        <table:table-row table:style-name="ro1">
          <table:table-cell office:value-type="string" calcext:value-type="string">
            <text:p>Bres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48.390394</text:p>
          </table:table-cell>
          <table:table-cell office:value-type="string" calcext:value-type="string">
            <text:p>-4.486076</text:p>
          </table:table-cell>
          <table:table-cell table:formula="of:=&quot;Harbor.create(name: &quot;&quot;&quot;&amp;[.A142]&amp;&quot;&quot;&quot;, lat: &quot;&amp;[.D142]&amp;&quot;, lng: &quot;&amp;[.E142]&amp;&quot;, query: &quot;&quot;&quot;&amp;[.C142]&amp;&quot;&quot;&quot;)&quot;" office:value-type="string" office:string-value="Harbor.create(name: &quot;Brest&quot;, lat: 48.390394, lng: -4.486076, query: &quot;BREST&quot;)" calcext:value-type="string">
            <text:p>Harbor.create(name: "Brest", lat: 48.390394, lng: -4.486076, query: "BREST")</text:p>
          </table:table-cell>
        </table:table-row>
        <table:table-row table:style-name="ro1">
          <table:table-cell office:value-type="string" calcext:value-type="string">
            <text:p>Bridgeport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41.1865478</text:p>
          </table:table-cell>
          <table:table-cell office:value-type="string" calcext:value-type="string">
            <text:p>-73.19517669999999</text:p>
          </table:table-cell>
          <table:table-cell table:formula="of:=&quot;Harbor.create(name: &quot;&quot;&quot;&amp;[.A143]&amp;&quot;&quot;&quot;, lat: &quot;&amp;[.D143]&amp;&quot;, lng: &quot;&amp;[.E143]&amp;&quot;, query: &quot;&quot;&quot;&amp;[.C143]&amp;&quot;&quot;&quot;)&quot;" office:value-type="string" office:string-value="Harbor.create(name: &quot;Bridgeport&quot;, lat: 41.1865478, lng: -73.19517669999999, query: &quot;BRIDGEPORT&quot;)" calcext:value-type="string">
            <text:p>Harbor.create(name: "Bridgeport", lat: 41.1865478, lng: -73.19517669999999, query: "BRIDGEPORT")</text:p>
          </table:table-cell>
        </table:table-row>
        <table:table-row table:style-name="ro1">
          <table:table-cell office:value-type="string" calcext:value-type="string">
            <text:p>Brignog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RIGNOGAN</text:p>
          </table:table-cell>
          <table:table-cell office:value-type="string" calcext:value-type="string">
            <text:p>48.664062</text:p>
          </table:table-cell>
          <table:table-cell office:value-type="string" calcext:value-type="string">
            <text:p>-4.326471</text:p>
          </table:table-cell>
          <table:table-cell table:formula="of:=&quot;Harbor.create(name: &quot;&quot;&quot;&amp;[.A144]&amp;&quot;&quot;&quot;, lat: &quot;&amp;[.D144]&amp;&quot;, lng: &quot;&amp;[.E144]&amp;&quot;, query: &quot;&quot;&quot;&amp;[.C144]&amp;&quot;&quot;&quot;)&quot;" office:value-type="string" office:string-value="Harbor.create(name: &quot;Brignogan&quot;, lat: 48.664062, lng: -4.326471, query: &quot;BRIGNOGAN&quot;)" calcext:value-type="string">
            <text:p>Harbor.create(name: "Brignogan", lat: 48.664062, lng: -4.326471, query: "BRIGNOGAN")</text:p>
          </table:table-cell>
        </table:table-row>
        <table:table-row table:style-name="ro1">
          <table:table-cell office:value-type="string" calcext:value-type="string">
            <text:p>Brindisi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BRINDISI</text:p>
          </table:table-cell>
          <table:table-cell office:value-type="string" calcext:value-type="string">
            <text:p>40.6327278</text:p>
          </table:table-cell>
          <table:table-cell office:value-type="string" calcext:value-type="string">
            <text:p>17.9417616</text:p>
          </table:table-cell>
          <table:table-cell table:formula="of:=&quot;Harbor.create(name: &quot;&quot;&quot;&amp;[.A145]&amp;&quot;&quot;&quot;, lat: &quot;&amp;[.D145]&amp;&quot;, lng: &quot;&amp;[.E145]&amp;&quot;, query: &quot;&quot;&quot;&amp;[.C145]&amp;&quot;&quot;&quot;)&quot;" office:value-type="string" office:string-value="Harbor.create(name: &quot;Brindisi&quot;, lat: 40.6327278, lng: 17.9417616, query: &quot;BRINDISI&quot;)" calcext:value-type="string">
            <text:p>Harbor.create(name: "Brindisi", lat: 40.6327278, lng: 17.9417616, query: "BRINDISI")</text:p>
          </table:table-cell>
        </table:table-row>
        <table:table-row table:style-name="ro1">
          <table:table-cell office:value-type="string" calcext:value-type="string">
            <text:p>Brisbane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BRISBANE_BAR</text:p>
          </table:table-cell>
          <table:table-cell office:value-type="string" calcext:value-type="string">
            <text:p>-27.4697707</text:p>
          </table:table-cell>
          <table:table-cell office:value-type="string" calcext:value-type="string">
            <text:p>153.0251235</text:p>
          </table:table-cell>
          <table:table-cell table:formula="of:=&quot;Harbor.create(name: &quot;&quot;&quot;&amp;[.A146]&amp;&quot;&quot;&quot;, lat: &quot;&amp;[.D146]&amp;&quot;, lng: &quot;&amp;[.E146]&amp;&quot;, query: &quot;&quot;&quot;&amp;[.C146]&amp;&quot;&quot;&quot;)&quot;" office:value-type="string" office:string-value="Harbor.create(name: &quot;Brisbane&quot;, lat: -27.4697707, lng: 153.0251235, query: &quot;BRISBANE_BAR&quot;)" calcext:value-type="string">
            <text:p>Harbor.create(name: "Brisbane", lat: -27.4697707, lng: 153.0251235, query: "BRISBANE_BAR")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40.6781784</text:p>
          </table:table-cell>
          <table:table-cell office:value-type="string" calcext:value-type="string">
            <text:p>-73.9441579</text:p>
          </table:table-cell>
          <table:table-cell table:formula="of:=&quot;Harbor.create(name: &quot;&quot;&quot;&amp;[.A147]&amp;&quot;&quot;&quot;, lat: &quot;&amp;[.D147]&amp;&quot;, lng: &quot;&amp;[.E147]&amp;&quot;, query: &quot;&quot;&quot;&amp;[.C147]&amp;&quot;&quot;&quot;)&quot;" office:value-type="string" office:string-value="Harbor.create(name: &quot;Brooklyn&quot;, lat: 40.6781784, lng: -73.9441579, query: &quot;BROOKLYN&quot;)" calcext:value-type="string">
            <text:p>Harbor.create(name: "Brooklyn", lat: 40.6781784, lng: -73.9441579, query: "BROOKLYN")</text:p>
          </table:table-cell>
        </table:table-row>
        <table:table-row table:style-name="ro1">
          <table:table-cell office:value-type="string" calcext:value-type="string">
            <text:p>Broome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BROOME</text:p>
          </table:table-cell>
          <table:table-cell office:value-type="string" calcext:value-type="string">
            <text:p>-17.9614336</text:p>
          </table:table-cell>
          <table:table-cell office:value-type="string" calcext:value-type="string">
            <text:p>122.235852</text:p>
          </table:table-cell>
          <table:table-cell table:formula="of:=&quot;Harbor.create(name: &quot;&quot;&quot;&amp;[.A148]&amp;&quot;&quot;&quot;, lat: &quot;&amp;[.D148]&amp;&quot;, lng: &quot;&amp;[.E148]&amp;&quot;, query: &quot;&quot;&quot;&amp;[.C148]&amp;&quot;&quot;&quot;)&quot;" office:value-type="string" office:string-value="Harbor.create(name: &quot;Broome&quot;, lat: -17.9614336, lng: 122.235852, query: &quot;BROOME&quot;)" calcext:value-type="string">
            <text:p>Harbor.create(name: "Broome", lat: -17.9614336, lng: 122.235852, query: "BROOME")</text:p>
          </table:table-cell>
        </table:table-row>
        <table:table-row table:style-name="ro1">
          <table:table-cell office:value-type="string" calcext:value-type="string">
            <text:p>Bubaque</text:p>
          </table:table-cell>
          <table:table-cell office:value-type="string" calcext:value-type="string">
            <text:p>Guinee-Bissau</text:p>
          </table:table-cell>
          <table:table-cell office:value-type="string" calcext:value-type="string">
            <text:p>BUBAQUE</text:p>
          </table:table-cell>
          <table:table-cell office:value-type="string" calcext:value-type="string">
            <text:p>11.2987384</text:p>
          </table:table-cell>
          <table:table-cell office:value-type="string" calcext:value-type="string">
            <text:p>-15.8378366</text:p>
          </table:table-cell>
          <table:table-cell table:formula="of:=&quot;Harbor.create(name: &quot;&quot;&quot;&amp;[.A149]&amp;&quot;&quot;&quot;, lat: &quot;&amp;[.D149]&amp;&quot;, lng: &quot;&amp;[.E149]&amp;&quot;, query: &quot;&quot;&quot;&amp;[.C149]&amp;&quot;&quot;&quot;)&quot;" office:value-type="string" office:string-value="Harbor.create(name: &quot;Bubaque&quot;, lat: 11.2987384, lng: -15.8378366, query: &quot;BUBAQUE&quot;)" calcext:value-type="string">
            <text:p>Harbor.create(name: "Bubaque", lat: 11.2987384, lng: -15.8378366, query: "BUBAQUE")</text:p>
          </table:table-cell>
        </table:table-row>
        <table:table-row table:style-name="ro1">
          <table:table-cell office:value-type="string" calcext:value-type="string">
            <text:p>Buenaventura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BUENAVENTURA</text:p>
          </table:table-cell>
          <table:table-cell office:value-type="string" calcext:value-type="string">
            <text:p>3.8830471</text:p>
          </table:table-cell>
          <table:table-cell office:value-type="string" calcext:value-type="string">
            <text:p>-77.01972119999999</text:p>
          </table:table-cell>
          <table:table-cell table:formula="of:=&quot;Harbor.create(name: &quot;&quot;&quot;&amp;[.A150]&amp;&quot;&quot;&quot;, lat: &quot;&amp;[.D150]&amp;&quot;, lng: &quot;&amp;[.E150]&amp;&quot;, query: &quot;&quot;&quot;&amp;[.C150]&amp;&quot;&quot;&quot;)&quot;" office:value-type="string" office:string-value="Harbor.create(name: &quot;Buenaventura&quot;, lat: 3.8830471, lng: -77.01972119999999, query: &quot;BUENAVENTURA&quot;)" calcext:value-type="string">
            <text:p>Harbor.create(name: "Buenaventura", lat: 3.8830471, lng: -77.01972119999999, query: "BUENAVENTURA")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BUENOS_AIRES</text:p>
          </table:table-cell>
          <table:table-cell office:value-type="string" calcext:value-type="string">
            <text:p>-34.6036844</text:p>
          </table:table-cell>
          <table:table-cell office:value-type="string" calcext:value-type="string">
            <text:p>-58.3815591</text:p>
          </table:table-cell>
          <table:table-cell table:formula="of:=&quot;Harbor.create(name: &quot;&quot;&quot;&amp;[.A151]&amp;&quot;&quot;&quot;, lat: &quot;&amp;[.D151]&amp;&quot;, lng: &quot;&amp;[.E151]&amp;&quot;, query: &quot;&quot;&quot;&amp;[.C151]&amp;&quot;&quot;&quot;)&quot;" office:value-type="string" office:string-value="Harbor.create(name: &quot;Buenos Aires&quot;, lat: -34.6036844, lng: -58.3815591, query: &quot;BUENOS_AIRES&quot;)" calcext:value-type="string">
            <text:p>Harbor.create(name: "Buenos Aires", lat: -34.6036844, lng: -58.3815591, query: "BUENOS_AIRES")</text:p>
          </table:table-cell>
        </table:table-row>
        <table:table-row table:style-name="ro1">
          <table:table-cell office:value-type="string" calcext:value-type="string">
            <text:p>Bugatti Reef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BUGATTI_REEF</text:p>
          </table:table-cell>
          <table:table-cell office:value-type="string" calcext:value-type="string">
            <text:p>-20.1005119</text:p>
          </table:table-cell>
          <table:table-cell office:value-type="string" calcext:value-type="string">
            <text:p>150.3174591</text:p>
          </table:table-cell>
          <table:table-cell table:formula="of:=&quot;Harbor.create(name: &quot;&quot;&quot;&amp;[.A152]&amp;&quot;&quot;&quot;, lat: &quot;&amp;[.D152]&amp;&quot;, lng: &quot;&amp;[.E152]&amp;&quot;, query: &quot;&quot;&quot;&amp;[.C152]&amp;&quot;&quot;&quot;)&quot;" office:value-type="string" office:string-value="Harbor.create(name: &quot;Bugatti Reef&quot;, lat: -20.1005119, lng: 150.3174591, query: &quot;BUGATTI_REEF&quot;)" calcext:value-type="string">
            <text:p>Harbor.create(name: "Bugatti Reef", lat: -20.1005119, lng: 150.3174591, query: "BUGATTI_REEF")</text:p>
          </table:table-cell>
        </table:table-row>
        <table:table-row table:style-name="ro1">
          <table:table-cell office:value-type="string" calcext:value-type="string">
            <text:p>Bunbury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BUNBURY</text:p>
          </table:table-cell>
          <table:table-cell office:value-type="string" calcext:value-type="string">
            <text:p>-33.325636</text:p>
          </table:table-cell>
          <table:table-cell office:value-type="string" calcext:value-type="string">
            <text:p>115.6396494</text:p>
          </table:table-cell>
          <table:table-cell table:formula="of:=&quot;Harbor.create(name: &quot;&quot;&quot;&amp;[.A153]&amp;&quot;&quot;&quot;, lat: &quot;&amp;[.D153]&amp;&quot;, lng: &quot;&amp;[.E153]&amp;&quot;, query: &quot;&quot;&quot;&amp;[.C153]&amp;&quot;&quot;&quot;)&quot;" office:value-type="string" office:string-value="Harbor.create(name: &quot;Bunbury&quot;, lat: -33.325636, lng: 115.6396494, query: &quot;BUNBURY&quot;)" calcext:value-type="string">
            <text:p>Harbor.create(name: "Bunbury", lat: -33.325636, lng: 115.6396494, query: "BUNBURY")</text:p>
          </table:table-cell>
        </table:table-row>
        <table:table-row table:style-name="ro1">
          <table:table-cell office:value-type="string" calcext:value-type="string">
            <text:p>Burnie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-41.0528583</text:p>
          </table:table-cell>
          <table:table-cell office:value-type="string" calcext:value-type="string">
            <text:p>145.9052168</text:p>
          </table:table-cell>
          <table:table-cell table:formula="of:=&quot;Harbor.create(name: &quot;&quot;&quot;&amp;[.A154]&amp;&quot;&quot;&quot;, lat: &quot;&amp;[.D154]&amp;&quot;, lng: &quot;&amp;[.E154]&amp;&quot;, query: &quot;&quot;&quot;&amp;[.C154]&amp;&quot;&quot;&quot;)&quot;" office:value-type="string" office:string-value="Harbor.create(name: &quot;Burnie&quot;, lat: -41.0528583, lng: 145.9052168, query: &quot;BURNIE&quot;)" calcext:value-type="string">
            <text:p>Harbor.create(name: "Burnie", lat: -41.0528583, lng: 145.9052168, query: "BURNIE")</text:p>
          </table:table-cell>
        </table:table-row>
        <table:table-row table:style-name="ro1">
          <table:table-cell office:value-type="string" calcext:value-type="string">
            <text:p>Bushehr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BUSHEHR</text:p>
          </table:table-cell>
          <table:table-cell office:value-type="string" calcext:value-type="string">
            <text:p>28.9233837</text:p>
          </table:table-cell>
          <table:table-cell office:value-type="string" calcext:value-type="string">
            <text:p>50.820314</text:p>
          </table:table-cell>
          <table:table-cell table:formula="of:=&quot;Harbor.create(name: &quot;&quot;&quot;&amp;[.A155]&amp;&quot;&quot;&quot;, lat: &quot;&amp;[.D155]&amp;&quot;, lng: &quot;&amp;[.E155]&amp;&quot;, query: &quot;&quot;&quot;&amp;[.C155]&amp;&quot;&quot;&quot;)&quot;" office:value-type="string" office:string-value="Harbor.create(name: &quot;Bushehr&quot;, lat: 28.9233837, lng: 50.820314, query: &quot;BUSHEHR&quot;)" calcext:value-type="string">
            <text:p>Harbor.create(name: "Bushehr", lat: 28.9233837, lng: 50.820314, query: "BUSHEHR")</text:p>
          </table:table-cell>
        </table:table-row>
        <table:table-row table:style-name="ro1">
          <table:table-cell office:value-type="string" calcext:value-type="string">
            <text:p>Busum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BUSUM</text:p>
          </table:table-cell>
          <table:table-cell office:value-type="string" calcext:value-type="string">
            <text:p>54.1346218</text:p>
          </table:table-cell>
          <table:table-cell office:value-type="string" calcext:value-type="string">
            <text:p>8.858591299999999</text:p>
          </table:table-cell>
          <table:table-cell table:formula="of:=&quot;Harbor.create(name: &quot;&quot;&quot;&amp;[.A156]&amp;&quot;&quot;&quot;, lat: &quot;&amp;[.D156]&amp;&quot;, lng: &quot;&amp;[.E156]&amp;&quot;, query: &quot;&quot;&quot;&amp;[.C156]&amp;&quot;&quot;&quot;)&quot;" office:value-type="string" office:string-value="Harbor.create(name: &quot;Busum&quot;, lat: 54.1346218, lng: 8.858591299999999, query: &quot;BUSUM&quot;)" calcext:value-type="string">
            <text:p>Harbor.create(name: "Busum", lat: 54.1346218, lng: 8.858591299999999, query: "BUSUM")</text:p>
          </table:table-cell>
        </table:table-row>
        <table:table-row table:style-name="ro1">
          <table:table-cell office:value-type="string" calcext:value-type="string">
            <text:p>Cabedelo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CABEDELO</text:p>
          </table:table-cell>
          <table:table-cell office:value-type="string" calcext:value-type="string">
            <text:p>-6.987721499999999</text:p>
          </table:table-cell>
          <table:table-cell office:value-type="string" calcext:value-type="string">
            <text:p>-34.8287221</text:p>
          </table:table-cell>
          <table:table-cell table:formula="of:=&quot;Harbor.create(name: &quot;&quot;&quot;&amp;[.A157]&amp;&quot;&quot;&quot;, lat: &quot;&amp;[.D157]&amp;&quot;, lng: &quot;&amp;[.E157]&amp;&quot;, query: &quot;&quot;&quot;&amp;[.C157]&amp;&quot;&quot;&quot;)&quot;" office:value-type="string" office:string-value="Harbor.create(name: &quot;Cabedelo&quot;, lat: -6.987721499999999, lng: -34.8287221, query: &quot;CABEDELO&quot;)" calcext:value-type="string">
            <text:p>Harbor.create(name: "Cabedelo", lat: -6.987721499999999, lng: -34.8287221, query: "CABEDELO")</text:p>
          </table:table-cell>
        </table:table-row>
        <table:table-row table:style-name="ro1">
          <table:table-cell office:value-type="string" calcext:value-type="string">
            <text:p>Cabind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BAIA_DE_CABINDA</text:p>
          </table:table-cell>
          <table:table-cell office:value-type="string" calcext:value-type="string">
            <text:p>-5.570573899999999</text:p>
          </table:table-cell>
          <table:table-cell office:value-type="string" calcext:value-type="string">
            <text:p>12.197583</text:p>
          </table:table-cell>
          <table:table-cell table:formula="of:=&quot;Harbor.create(name: &quot;&quot;&quot;&amp;[.A158]&amp;&quot;&quot;&quot;, lat: &quot;&amp;[.D158]&amp;&quot;, lng: &quot;&amp;[.E158]&amp;&quot;, query: &quot;&quot;&quot;&amp;[.C158]&amp;&quot;&quot;&quot;)&quot;" office:value-type="string" office:string-value="Harbor.create(name: &quot;Cabinda&quot;, lat: -5.570573899999999, lng: 12.197583, query: &quot;BAIA_DE_CABINDA&quot;)" calcext:value-type="string">
            <text:p>Harbor.create(name: "Cabinda", lat: -5.570573899999999, lng: 12.197583, query: "BAIA_DE_CABINDA")</text:p>
          </table:table-cell>
        </table:table-row>
        <table:table-row table:style-name="ro1">
          <table:table-cell office:value-type="string" calcext:value-type="string">
            <text:p>Cabo Frio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CABO_FRIO</text:p>
          </table:table-cell>
          <table:table-cell office:value-type="string" calcext:value-type="string">
            <text:p>-22.8869007</text:p>
          </table:table-cell>
          <table:table-cell office:value-type="string" calcext:value-type="string">
            <text:p>-42.0266493</text:p>
          </table:table-cell>
          <table:table-cell table:formula="of:=&quot;Harbor.create(name: &quot;&quot;&quot;&amp;[.A159]&amp;&quot;&quot;&quot;, lat: &quot;&amp;[.D159]&amp;&quot;, lng: &quot;&amp;[.E159]&amp;&quot;, query: &quot;&quot;&quot;&amp;[.C159]&amp;&quot;&quot;&quot;)&quot;" office:value-type="string" office:string-value="Harbor.create(name: &quot;Cabo Frio&quot;, lat: -22.8869007, lng: -42.0266493, query: &quot;CABO_FRIO&quot;)" calcext:value-type="string">
            <text:p>Harbor.create(name: "Cabo Frio", lat: -22.8869007, lng: -42.0266493, query: "CABO_FRIO")</text:p>
          </table:table-cell>
        </table:table-row>
        <table:table-row table:style-name="ro1">
          <table:table-cell office:value-type="string" calcext:value-type="string">
            <text:p>Cabo San Pablo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CABO_SAN_PABLO</text:p>
          </table:table-cell>
          <table:table-cell office:value-type="string" calcext:value-type="string">
            <text:p>-53.80305809999999</text:p>
          </table:table-cell>
          <table:table-cell office:value-type="string" calcext:value-type="string">
            <text:p>-67.7604516</text:p>
          </table:table-cell>
          <table:table-cell table:formula="of:=&quot;Harbor.create(name: &quot;&quot;&quot;&amp;[.A160]&amp;&quot;&quot;&quot;, lat: &quot;&amp;[.D160]&amp;&quot;, lng: &quot;&amp;[.E160]&amp;&quot;, query: &quot;&quot;&quot;&amp;[.C160]&amp;&quot;&quot;&quot;)&quot;" office:value-type="string" office:string-value="Harbor.create(name: &quot;Cabo San Pablo&quot;, lat: -53.80305809999999, lng: -67.7604516, query: &quot;CABO_SAN_PABLO&quot;)" calcext:value-type="string">
            <text:p>Harbor.create(name: "Cabo San Pablo", lat: -53.80305809999999, lng: -67.7604516, query: "CABO_SAN_PABLO")</text:p>
          </table:table-cell>
        </table:table-row>
        <table:table-row table:style-name="ro1">
          <table:table-cell office:value-type="string" calcext:value-type="string">
            <text:p>Cacheu</text:p>
          </table:table-cell>
          <table:table-cell office:value-type="string" calcext:value-type="string">
            <text:p>Guinee-Bissau</text:p>
          </table:table-cell>
          <table:table-cell office:value-type="string" calcext:value-type="string">
            <text:p>CACHEU</text:p>
          </table:table-cell>
          <table:table-cell office:value-type="string" calcext:value-type="string">
            <text:p>12.2732631</text:p>
          </table:table-cell>
          <table:table-cell office:value-type="string" calcext:value-type="string">
            <text:p>-16.1669156</text:p>
          </table:table-cell>
          <table:table-cell table:formula="of:=&quot;Harbor.create(name: &quot;&quot;&quot;&amp;[.A161]&amp;&quot;&quot;&quot;, lat: &quot;&amp;[.D161]&amp;&quot;, lng: &quot;&amp;[.E161]&amp;&quot;, query: &quot;&quot;&quot;&amp;[.C161]&amp;&quot;&quot;&quot;)&quot;" office:value-type="string" office:string-value="Harbor.create(name: &quot;Cacheu&quot;, lat: 12.2732631, lng: -16.1669156, query: &quot;CACHEU&quot;)" calcext:value-type="string">
            <text:p>Harbor.create(name: "Cacheu", lat: 12.2732631, lng: -16.1669156, query: "CACHEU")</text:p>
          </table:table-cell>
        </table:table-row>
        <table:table-row table:style-name="ro1">
          <table:table-cell office:value-type="string" calcext:value-type="string">
            <text:p>Cadiz (Cadix)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CADIZ</text:p>
          </table:table-cell>
          <table:table-cell office:value-type="string" calcext:value-type="string">
            <text:p>36.5270612</text:p>
          </table:table-cell>
          <table:table-cell office:value-type="string" calcext:value-type="string">
            <text:p>-6.2885962</text:p>
          </table:table-cell>
          <table:table-cell table:formula="of:=&quot;Harbor.create(name: &quot;&quot;&quot;&amp;[.A162]&amp;&quot;&quot;&quot;, lat: &quot;&amp;[.D162]&amp;&quot;, lng: &quot;&amp;[.E162]&amp;&quot;, query: &quot;&quot;&quot;&amp;[.C162]&amp;&quot;&quot;&quot;)&quot;" office:value-type="string" office:string-value="Harbor.create(name: &quot;Cadiz (Cadix)&quot;, lat: 36.5270612, lng: -6.2885962, query: &quot;CADIZ&quot;)" calcext:value-type="string">
            <text:p>Harbor.create(name: "Cadiz (Cadix)", lat: 36.5270612, lng: -6.2885962, query: "CADIZ")</text:p>
          </table:table-cell>
        </table:table-row>
        <table:table-row table:style-name="ro1">
          <table:table-cell office:value-type="string" calcext:value-type="string">
            <text:p>Cagliari</text:p>
          </table:table-cell>
          <table:table-cell office:value-type="string" calcext:value-type="string">
            <text:p>Italie (Sardaigne)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39.2238411</text:p>
          </table:table-cell>
          <table:table-cell office:value-type="string" calcext:value-type="string">
            <text:p>9.1216613</text:p>
          </table:table-cell>
          <table:table-cell table:formula="of:=&quot;Harbor.create(name: &quot;&quot;&quot;&amp;[.A163]&amp;&quot;&quot;&quot;, lat: &quot;&amp;[.D163]&amp;&quot;, lng: &quot;&amp;[.E163]&amp;&quot;, query: &quot;&quot;&quot;&amp;[.C163]&amp;&quot;&quot;&quot;)&quot;" office:value-type="string" office:string-value="Harbor.create(name: &quot;Cagliari&quot;, lat: 39.2238411, lng: 9.1216613, query: &quot;CAGLIARI&quot;)" calcext:value-type="string">
            <text:p>Harbor.create(name: "Cagliari", lat: 39.2238411, lng: 9.1216613, query: "CAGLIARI")</text:p>
          </table:table-cell>
        </table:table-row>
        <table:table-row table:style-name="ro1">
          <table:table-cell office:value-type="string" calcext:value-type="string">
            <text:p>Caio</text:p>
          </table:table-cell>
          <table:table-cell office:value-type="string" calcext:value-type="string">
            <text:p>Guinee-Bissau</text:p>
          </table:table-cell>
          <table:table-cell office:value-type="string" calcext:value-type="string">
            <text:p>CAIO</text:p>
          </table:table-cell>
          <table:table-cell office:value-type="string" calcext:value-type="string">
            <text:p>11.9325807</text:p>
          </table:table-cell>
          <table:table-cell office:value-type="string" calcext:value-type="string">
            <text:p>-16.1977954</text:p>
          </table:table-cell>
          <table:table-cell table:formula="of:=&quot;Harbor.create(name: &quot;&quot;&quot;&amp;[.A164]&amp;&quot;&quot;&quot;, lat: &quot;&amp;[.D164]&amp;&quot;, lng: &quot;&amp;[.E164]&amp;&quot;, query: &quot;&quot;&quot;&amp;[.C164]&amp;&quot;&quot;&quot;)&quot;" office:value-type="string" office:string-value="Harbor.create(name: &quot;Caio&quot;, lat: 11.9325807, lng: -16.1977954, query: &quot;CAIO&quot;)" calcext:value-type="string">
            <text:p>Harbor.create(name: "Caio", lat: 11.9325807, lng: -16.1977954, query: "CAIO")</text:p>
          </table:table-cell>
        </table:table-row>
        <table:table-row table:style-name="ro1">
          <table:table-cell office:value-type="string" calcext:value-type="string">
            <text:p>Cairns Harbour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CAIRNS_HARBOUR</text:p>
          </table:table-cell>
          <table:table-cell office:value-type="string" calcext:value-type="string">
            <text:p>-16.8666667</text:p>
          </table:table-cell>
          <table:table-cell office:value-type="string" calcext:value-type="string">
            <text:p>145.7833333</text:p>
          </table:table-cell>
          <table:table-cell table:formula="of:=&quot;Harbor.create(name: &quot;&quot;&quot;&amp;[.A165]&amp;&quot;&quot;&quot;, lat: &quot;&amp;[.D165]&amp;&quot;, lng: &quot;&amp;[.E165]&amp;&quot;, query: &quot;&quot;&quot;&amp;[.C165]&amp;&quot;&quot;&quot;)&quot;" office:value-type="string" office:string-value="Harbor.create(name: &quot;Cairns Harbour&quot;, lat: -16.8666667, lng: 145.7833333, query: &quot;CAIRNS_HARBOUR&quot;)" calcext:value-type="string">
            <text:p>Harbor.create(name: "Cairns Harbour", lat: -16.8666667, lng: 145.7833333, query: "CAIRNS_HARBOUR")</text:p>
          </table:table-cell>
        </table:table-row>
        <table:table-row table:style-name="ro1">
          <table:table-cell office:value-type="string" calcext:value-type="string">
            <text:p>Calabar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CALABAR</text:p>
          </table:table-cell>
          <table:table-cell office:value-type="string" calcext:value-type="string">
            <text:p>4.9757165</text:p>
          </table:table-cell>
          <table:table-cell office:value-type="string" calcext:value-type="string">
            <text:p>8.3417006</text:p>
          </table:table-cell>
          <table:table-cell table:formula="of:=&quot;Harbor.create(name: &quot;&quot;&quot;&amp;[.A166]&amp;&quot;&quot;&quot;, lat: &quot;&amp;[.D166]&amp;&quot;, lng: &quot;&amp;[.E166]&amp;&quot;, query: &quot;&quot;&quot;&amp;[.C166]&amp;&quot;&quot;&quot;)&quot;" office:value-type="string" office:string-value="Harbor.create(name: &quot;Calabar&quot;, lat: 4.9757165, lng: 8.3417006, query: &quot;CALABAR&quot;)" calcext:value-type="string">
            <text:p>Harbor.create(name: "Calabar", lat: 4.9757165, lng: 8.3417006, query: "CALABAR")</text:p>
          </table:table-cell>
        </table:table-row>
        <table:table-row table:style-name="ro1">
          <table:table-cell office:value-type="string" calcext:value-type="string">
            <text:p>Cala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ALAIS</text:p>
          </table:table-cell>
          <table:table-cell office:value-type="string" calcext:value-type="string">
            <text:p>50.95129000000001</text:p>
          </table:table-cell>
          <table:table-cell office:value-type="string" calcext:value-type="string">
            <text:p>1.858686</text:p>
          </table:table-cell>
          <table:table-cell table:formula="of:=&quot;Harbor.create(name: &quot;&quot;&quot;&amp;[.A167]&amp;&quot;&quot;&quot;, lat: &quot;&amp;[.D167]&amp;&quot;, lng: &quot;&amp;[.E167]&amp;&quot;, query: &quot;&quot;&quot;&amp;[.C167]&amp;&quot;&quot;&quot;)&quot;" office:value-type="string" office:string-value="Harbor.create(name: &quot;Calais&quot;, lat: 50.95129000000001, lng: 1.858686, query: &quot;CALAIS&quot;)" calcext:value-type="string">
            <text:p>Harbor.create(name: "Calais", lat: 50.95129000000001, lng: 1.858686, query: "CALAIS")</text:p>
          </table:table-cell>
        </table:table-row>
        <table:table-row table:style-name="ro1">
          <table:table-cell office:value-type="string" calcext:value-type="string">
            <text:p>Calcutt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CALCUTTA-GARDEN_REACH</text:p>
          </table:table-cell>
          <table:table-cell office:value-type="string" calcext:value-type="string">
            <text:p>22.572646</text:p>
          </table:table-cell>
          <table:table-cell office:value-type="string" calcext:value-type="string">
            <text:p>88.36389500000001</text:p>
          </table:table-cell>
          <table:table-cell table:formula="of:=&quot;Harbor.create(name: &quot;&quot;&quot;&amp;[.A168]&amp;&quot;&quot;&quot;, lat: &quot;&amp;[.D168]&amp;&quot;, lng: &quot;&amp;[.E168]&amp;&quot;, query: &quot;&quot;&quot;&amp;[.C168]&amp;&quot;&quot;&quot;)&quot;" office:value-type="string" office:string-value="Harbor.create(name: &quot;Calcutta&quot;, lat: 22.572646, lng: 88.36389500000001, query: &quot;CALCUTTA-GARDEN_REACH&quot;)" calcext:value-type="string">
            <text:p>Harbor.create(name: "Calcutta", lat: 22.572646, lng: 88.36389500000001, query: "CALCUTTA-GARDEN_REACH")</text:p>
          </table:table-cell>
        </table:table-row>
        <table:table-row table:style-name="ro1">
          <table:table-cell office:value-type="string" calcext:value-type="string">
            <text:p>Caldera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ALDERA</text:p>
          </table:table-cell>
          <table:table-cell office:value-type="string" calcext:value-type="string">
            <text:p>-27.0667</text:p>
          </table:table-cell>
          <table:table-cell office:value-type="string" calcext:value-type="string">
            <text:p>-70.8178142</text:p>
          </table:table-cell>
          <table:table-cell table:formula="of:=&quot;Harbor.create(name: &quot;&quot;&quot;&amp;[.A169]&amp;&quot;&quot;&quot;, lat: &quot;&amp;[.D169]&amp;&quot;, lng: &quot;&amp;[.E169]&amp;&quot;, query: &quot;&quot;&quot;&amp;[.C169]&amp;&quot;&quot;&quot;)&quot;" office:value-type="string" office:string-value="Harbor.create(name: &quot;Caldera&quot;, lat: -27.0667, lng: -70.8178142, query: &quot;CALDERA&quot;)" calcext:value-type="string">
            <text:p>Harbor.create(name: "Caldera", lat: -27.0667, lng: -70.8178142, query: "CALDERA")</text:p>
          </table:table-cell>
        </table:table-row>
        <table:table-row table:style-name="ro1" table:visibility="filter">
          <table:table-cell office:value-type="string" calcext:value-type="string">
            <text:p>Caleta Brent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CALETA_BR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eta La Mision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CALETA_LA_MISION</text:p>
          </table:table-cell>
          <table:table-cell office:value-type="string" calcext:value-type="string">
            <text:p>-53.80312379999999</text:p>
          </table:table-cell>
          <table:table-cell office:value-type="string" calcext:value-type="string">
            <text:p>-67.7551519</text:p>
          </table:table-cell>
          <table:table-cell table:formula="of:=&quot;Harbor.create(name: &quot;&quot;&quot;&amp;[.A171]&amp;&quot;&quot;&quot;, lat: &quot;&amp;[.D171]&amp;&quot;, lng: &quot;&amp;[.E171]&amp;&quot;, query: &quot;&quot;&quot;&amp;[.C171]&amp;&quot;&quot;&quot;)&quot;" office:value-type="string" office:string-value="Harbor.create(name: &quot;Caleta La Mision&quot;, lat: -53.80312379999999, lng: -67.7551519, query: &quot;CALETA_LA_MISION&quot;)" calcext:value-type="string">
            <text:p>Harbor.create(name: "Caleta La Mision", lat: -53.80312379999999, lng: -67.7551519, query: "CALETA_LA_MISION")</text:p>
          </table:table-cell>
        </table:table-row>
        <table:table-row table:style-name="ro1">
          <table:table-cell office:value-type="string" calcext:value-type="string">
            <text:p>Callao</text:p>
          </table:table-cell>
          <table:table-cell office:value-type="string" calcext:value-type="string">
            <text:p>Perou</text:p>
          </table:table-cell>
          <table:table-cell office:value-type="string" calcext:value-type="string">
            <text:p>CALLAO</text:p>
          </table:table-cell>
          <table:table-cell office:value-type="string" calcext:value-type="string">
            <text:p>-12.0508491</text:p>
          </table:table-cell>
          <table:table-cell office:value-type="string" calcext:value-type="string">
            <text:p>-77.1259843</text:p>
          </table:table-cell>
          <table:table-cell table:formula="of:=&quot;Harbor.create(name: &quot;&quot;&quot;&amp;[.A172]&amp;&quot;&quot;&quot;, lat: &quot;&amp;[.D172]&amp;&quot;, lng: &quot;&amp;[.E172]&amp;&quot;, query: &quot;&quot;&quot;&amp;[.C172]&amp;&quot;&quot;&quot;)&quot;" office:value-type="string" office:string-value="Harbor.create(name: &quot;Callao&quot;, lat: -12.0508491, lng: -77.1259843, query: &quot;CALLAO&quot;)" calcext:value-type="string">
            <text:p>Harbor.create(name: "Callao", lat: -12.0508491, lng: -77.1259843, query: "CALLAO")</text:p>
          </table:table-cell>
        </table:table-row>
        <table:table-row table:style-name="ro1">
          <table:table-cell office:value-type="string" calcext:value-type="string">
            <text:p>Calv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ALVI</text:p>
          </table:table-cell>
          <table:table-cell office:value-type="string" calcext:value-type="string">
            <text:p>42.567651</text:p>
          </table:table-cell>
          <table:table-cell office:value-type="string" calcext:value-type="string">
            <text:p>8.757221999999999</text:p>
          </table:table-cell>
          <table:table-cell table:formula="of:=&quot;Harbor.create(name: &quot;&quot;&quot;&amp;[.A173]&amp;&quot;&quot;&quot;, lat: &quot;&amp;[.D173]&amp;&quot;, lng: &quot;&amp;[.E173]&amp;&quot;, query: &quot;&quot;&quot;&amp;[.C173]&amp;&quot;&quot;&quot;)&quot;" office:value-type="string" office:string-value="Harbor.create(name: &quot;Calvi&quot;, lat: 42.567651, lng: 8.757221999999999, query: &quot;CALVI&quot;)" calcext:value-type="string">
            <text:p>Harbor.create(name: "Calvi", lat: 42.567651, lng: 8.757221999999999, query: "CALVI")</text:p>
          </table:table-cell>
        </table:table-row>
        <table:table-row table:style-name="ro1">
          <table:table-cell office:value-type="string" calcext:value-type="string">
            <text:p>Cam Pha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CAM_PHA</text:p>
          </table:table-cell>
          <table:table-cell office:value-type="string" calcext:value-type="string">
            <text:p>21.015757</text:p>
          </table:table-cell>
          <table:table-cell office:value-type="string" calcext:value-type="string">
            <text:p>107.3316667</text:p>
          </table:table-cell>
          <table:table-cell table:formula="of:=&quot;Harbor.create(name: &quot;&quot;&quot;&amp;[.A174]&amp;&quot;&quot;&quot;, lat: &quot;&amp;[.D174]&amp;&quot;, lng: &quot;&amp;[.E174]&amp;&quot;, query: &quot;&quot;&quot;&amp;[.C174]&amp;&quot;&quot;&quot;)&quot;" office:value-type="string" office:string-value="Harbor.create(name: &quot;Cam Pha&quot;, lat: 21.015757, lng: 107.3316667, query: &quot;CAM_PHA&quot;)" calcext:value-type="string">
            <text:p>Harbor.create(name: "Cam Pha", lat: 21.015757, lng: 107.3316667, query: "CAM_PHA")</text:p>
          </table:table-cell>
        </table:table-row>
        <table:table-row table:style-name="ro1">
          <table:table-cell office:value-type="string" calcext:value-type="string">
            <text:p>Cam Ranh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CAM_RANH</text:p>
          </table:table-cell>
          <table:table-cell office:value-type="string" calcext:value-type="string">
            <text:p>11.9008657</text:p>
          </table:table-cell>
          <table:table-cell office:value-type="string" calcext:value-type="string">
            <text:p>109.140438</text:p>
          </table:table-cell>
          <table:table-cell table:formula="of:=&quot;Harbor.create(name: &quot;&quot;&quot;&amp;[.A175]&amp;&quot;&quot;&quot;, lat: &quot;&amp;[.D175]&amp;&quot;, lng: &quot;&amp;[.E175]&amp;&quot;, query: &quot;&quot;&quot;&amp;[.C175]&amp;&quot;&quot;&quot;)&quot;" office:value-type="string" office:string-value="Harbor.create(name: &quot;Cam Ranh&quot;, lat: 11.9008657, lng: 109.140438, query: &quot;CAM_RANH&quot;)" calcext:value-type="string">
            <text:p>Harbor.create(name: "Cam Ranh", lat: 11.9008657, lng: 109.140438, query: "CAM_RANH")</text:p>
          </table:table-cell>
        </table:table-row>
        <table:table-row table:style-name="ro1">
          <table:table-cell office:value-type="string" calcext:value-type="string">
            <text:p>Camaret-sur-M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AMARET-SUR-MER</text:p>
          </table:table-cell>
          <table:table-cell office:value-type="string" calcext:value-type="string">
            <text:p>48.275836</text:p>
          </table:table-cell>
          <table:table-cell office:value-type="string" calcext:value-type="string">
            <text:p>-4.597113999999999</text:p>
          </table:table-cell>
          <table:table-cell table:formula="of:=&quot;Harbor.create(name: &quot;&quot;&quot;&amp;[.A176]&amp;&quot;&quot;&quot;, lat: &quot;&amp;[.D176]&amp;&quot;, lng: &quot;&amp;[.E176]&amp;&quot;, query: &quot;&quot;&quot;&amp;[.C176]&amp;&quot;&quot;&quot;)&quot;" office:value-type="string" office:string-value="Harbor.create(name: &quot;Camaret-sur-Mer&quot;, lat: 48.275836, lng: -4.597113999999999, query: &quot;CAMARET-SUR-MER&quot;)" calcext:value-type="string">
            <text:p>Harbor.create(name: "Camaret-sur-Mer", lat: 48.275836, lng: -4.597113999999999, query: "CAMARET-SUR-MER")</text:p>
          </table:table-cell>
        </table:table-row>
        <table:table-row table:style-name="ro1">
          <table:table-cell office:value-type="string" calcext:value-type="string">
            <text:p>Cambridge Ba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MBRIDGE_BAY</text:p>
          </table:table-cell>
          <table:table-cell office:value-type="string" calcext:value-type="string">
            <text:p>69.1168641</text:p>
          </table:table-cell>
          <table:table-cell office:value-type="string" calcext:value-type="string">
            <text:p>-105.0596814</text:p>
          </table:table-cell>
          <table:table-cell table:formula="of:=&quot;Harbor.create(name: &quot;&quot;&quot;&amp;[.A177]&amp;&quot;&quot;&quot;, lat: &quot;&amp;[.D177]&amp;&quot;, lng: &quot;&amp;[.E177]&amp;&quot;, query: &quot;&quot;&quot;&amp;[.C177]&amp;&quot;&quot;&quot;)&quot;" office:value-type="string" office:string-value="Harbor.create(name: &quot;Cambridge Bay&quot;, lat: 69.1168641, lng: -105.0596814, query: &quot;CAMBRIDGE_BAY&quot;)" calcext:value-type="string">
            <text:p>Harbor.create(name: "Cambridge Bay", lat: 69.1168641, lng: -105.0596814, query: "CAMBRIDGE_BAY")</text:p>
          </table:table-cell>
        </table:table-row>
        <table:table-row table:style-name="ro1" table:visibility="filter">
          <table:table-cell office:value-type="string" calcext:value-type="string">
            <text:p>Canal da Galheta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CANAL_GALH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ca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ANCALE</text:p>
          </table:table-cell>
          <table:table-cell office:value-type="string" calcext:value-type="string">
            <text:p>48.67707</text:p>
          </table:table-cell>
          <table:table-cell office:value-type="string" calcext:value-type="string">
            <text:p>-1.852279</text:p>
          </table:table-cell>
          <table:table-cell table:formula="of:=&quot;Harbor.create(name: &quot;&quot;&quot;&amp;[.A179]&amp;&quot;&quot;&quot;, lat: &quot;&amp;[.D179]&amp;&quot;, lng: &quot;&amp;[.E179]&amp;&quot;, query: &quot;&quot;&quot;&amp;[.C179]&amp;&quot;&quot;&quot;)&quot;" office:value-type="string" office:string-value="Harbor.create(name: &quot;Cancale&quot;, lat: 48.67707, lng: -1.852279, query: &quot;CANCALE&quot;)" calcext:value-type="string">
            <text:p>Harbor.create(name: "Cancale", lat: 48.67707, lng: -1.852279, query: "CANCALE")</text:p>
          </table:table-cell>
        </table:table-row>
        <table:table-row table:style-name="ro1" table:visibility="filter">
          <table:table-cell office:value-type="string" calcext:value-type="string">
            <text:p>Cap Bojador (Cabo Bojador)</text:p>
          </table:table-cell>
          <table:table-cell office:value-type="string" calcext:value-type="string">
            <text:p>Sahara Occidental</text:p>
          </table:table-cell>
          <table:table-cell office:value-type="string" calcext:value-type="string">
            <text:p>CAP_BOUJDOUR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p Chikhacheva</text:p>
          </table:table-cell>
          <table:table-cell office:value-type="string" calcext:value-type="string">
            <text:p>Federation de Russie</text:p>
          </table:table-cell>
          <table:table-cell office:value-type="string" calcext:value-type="string">
            <text:p>ZALIV_CHIKHACHE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Ferr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AP_FERRET</text:p>
          </table:table-cell>
          <table:table-cell office:value-type="string" calcext:value-type="string">
            <text:p>44.6548704</text:p>
          </table:table-cell>
          <table:table-cell office:value-type="string" calcext:value-type="string">
            <text:p>-1.2516627</text:p>
          </table:table-cell>
          <table:table-cell table:formula="of:=&quot;Harbor.create(name: &quot;&quot;&quot;&amp;[.A182]&amp;&quot;&quot;&quot;, lat: &quot;&amp;[.D182]&amp;&quot;, lng: &quot;&amp;[.E182]&amp;&quot;, query: &quot;&quot;&quot;&amp;[.C182]&amp;&quot;&quot;&quot;)&quot;" office:value-type="string" office:string-value="Harbor.create(name: &quot;Cap Ferret&quot;, lat: 44.6548704, lng: -1.2516627, query: &quot;CAP_FERRET&quot;)" calcext:value-type="string">
            <text:p>Harbor.create(name: "Cap Ferret", lat: 44.6548704, lng: -1.2516627, query: "CAP_FERRET")</text:p>
          </table:table-cell>
        </table:table-row>
        <table:table-row table:style-name="ro1">
          <table:table-cell office:value-type="string" calcext:value-type="string">
            <text:p>Cape Town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CAPE_TOWN</text:p>
          </table:table-cell>
          <table:table-cell office:value-type="string" calcext:value-type="string">
            <text:p>-33.9248685</text:p>
          </table:table-cell>
          <table:table-cell office:value-type="string" calcext:value-type="string">
            <text:p>18.4240553</text:p>
          </table:table-cell>
          <table:table-cell table:formula="of:=&quot;Harbor.create(name: &quot;&quot;&quot;&amp;[.A183]&amp;&quot;&quot;&quot;, lat: &quot;&amp;[.D183]&amp;&quot;, lng: &quot;&amp;[.E183]&amp;&quot;, query: &quot;&quot;&quot;&amp;[.C183]&amp;&quot;&quot;&quot;)&quot;" office:value-type="string" office:string-value="Harbor.create(name: &quot;Cape Town&quot;, lat: -33.9248685, lng: 18.4240553, query: &quot;CAPE_TOWN&quot;)" calcext:value-type="string">
            <text:p>Harbor.create(name: "Cape Town", lat: -33.9248685, lng: 18.4240553, query: "CAPE_TOWN")</text:p>
          </table:table-cell>
        </table:table-row>
        <table:table-row table:style-name="ro1">
          <table:table-cell office:value-type="string" calcext:value-type="string">
            <text:p>Cardiff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51.48158100000001</text:p>
          </table:table-cell>
          <table:table-cell office:value-type="string" calcext:value-type="string">
            <text:p>-3.17909</text:p>
          </table:table-cell>
          <table:table-cell table:formula="of:=&quot;Harbor.create(name: &quot;&quot;&quot;&amp;[.A184]&amp;&quot;&quot;&quot;, lat: &quot;&amp;[.D184]&amp;&quot;, lng: &quot;&amp;[.E184]&amp;&quot;, query: &quot;&quot;&quot;&amp;[.C184]&amp;&quot;&quot;&quot;)&quot;" office:value-type="string" office:string-value="Harbor.create(name: &quot;Cardiff&quot;, lat: 51.48158100000001, lng: -3.17909, query: &quot;CARDIFF&quot;)" calcext:value-type="string">
            <text:p>Harbor.create(name: "Cardiff", lat: 51.48158100000001, lng: -3.17909, query: "CARDIFF")</text:p>
          </table:table-cell>
        </table:table-row>
        <table:table-row table:style-name="ro1">
          <table:table-cell office:value-type="string" calcext:value-type="string">
            <text:p>Carelmapu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ARELMAPU</text:p>
          </table:table-cell>
          <table:table-cell office:value-type="string" calcext:value-type="string">
            <text:p>-41.7416513</text:p>
          </table:table-cell>
          <table:table-cell office:value-type="string" calcext:value-type="string">
            <text:p>-73.69859439999999</text:p>
          </table:table-cell>
          <table:table-cell table:formula="of:=&quot;Harbor.create(name: &quot;&quot;&quot;&amp;[.A185]&amp;&quot;&quot;&quot;, lat: &quot;&amp;[.D185]&amp;&quot;, lng: &quot;&amp;[.E185]&amp;&quot;, query: &quot;&quot;&quot;&amp;[.C185]&amp;&quot;&quot;&quot;)&quot;" office:value-type="string" office:string-value="Harbor.create(name: &quot;Carelmapu&quot;, lat: -41.7416513, lng: -73.69859439999999, query: &quot;CARELMAPU&quot;)" calcext:value-type="string">
            <text:p>Harbor.create(name: "Carelmapu", lat: -41.7416513, lng: -73.69859439999999, query: "CARELMAPU")</text:p>
          </table:table-cell>
        </table:table-row>
        <table:table-row table:style-name="ro1">
          <table:table-cell office:value-type="string" calcext:value-type="string">
            <text:p>Carnarvon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CARNARVON</text:p>
          </table:table-cell>
          <table:table-cell office:value-type="string" calcext:value-type="string">
            <text:p>-24.884</text:p>
          </table:table-cell>
          <table:table-cell office:value-type="string" calcext:value-type="string">
            <text:p>113.661</text:p>
          </table:table-cell>
          <table:table-cell table:formula="of:=&quot;Harbor.create(name: &quot;&quot;&quot;&amp;[.A186]&amp;&quot;&quot;&quot;, lat: &quot;&amp;[.D186]&amp;&quot;, lng: &quot;&amp;[.E186]&amp;&quot;, query: &quot;&quot;&quot;&amp;[.C186]&amp;&quot;&quot;&quot;)&quot;" office:value-type="string" office:string-value="Harbor.create(name: &quot;Carnarvon&quot;, lat: -24.884, lng: 113.661, query: &quot;CARNARVON&quot;)" calcext:value-type="string">
            <text:p>Harbor.create(name: "Carnarvon", lat: -24.884, lng: 113.661, query: "CARNARVON")</text:p>
          </table:table-cell>
        </table:table-row>
        <table:table-row table:style-name="ro1">
          <table:table-cell office:value-type="string" calcext:value-type="string">
            <text:p>Cartagena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10.3910485</text:p>
          </table:table-cell>
          <table:table-cell office:value-type="string" calcext:value-type="string">
            <text:p>-75.4794257</text:p>
          </table:table-cell>
          <table:table-cell table:formula="of:=&quot;Harbor.create(name: &quot;&quot;&quot;&amp;[.A187]&amp;&quot;&quot;&quot;, lat: &quot;&amp;[.D187]&amp;&quot;, lng: &quot;&amp;[.E187]&amp;&quot;, query: &quot;&quot;&quot;&amp;[.C187]&amp;&quot;&quot;&quot;)&quot;" office:value-type="string" office:string-value="Harbor.create(name: &quot;Cartagena&quot;, lat: 10.3910485, lng: -75.4794257, query: &quot;CARTAGENA&quot;)" calcext:value-type="string">
            <text:p>Harbor.create(name: "Cartagena", lat: 10.3910485, lng: -75.4794257, query: "CARTAGENA")</text:p>
          </table:table-cell>
        </table:table-row>
        <table:table-row table:style-name="ro1">
          <table:table-cell office:value-type="string" calcext:value-type="string">
            <text:p>Carter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ARTERET</text:p>
          </table:table-cell>
          <table:table-cell office:value-type="string" calcext:value-type="string">
            <text:p>49.37865</text:p>
          </table:table-cell>
          <table:table-cell office:value-type="string" calcext:value-type="string">
            <text:p>-1.788731</text:p>
          </table:table-cell>
          <table:table-cell table:formula="of:=&quot;Harbor.create(name: &quot;&quot;&quot;&amp;[.A188]&amp;&quot;&quot;&quot;, lat: &quot;&amp;[.D188]&amp;&quot;, lng: &quot;&amp;[.E188]&amp;&quot;, query: &quot;&quot;&quot;&amp;[.C188]&amp;&quot;&quot;&quot;)&quot;" office:value-type="string" office:string-value="Harbor.create(name: &quot;Carteret&quot;, lat: 49.37865, lng: -1.788731, query: &quot;CARTERET&quot;)" calcext:value-type="string">
            <text:p>Harbor.create(name: "Carteret", lat: 49.37865, lng: -1.788731, query: "CARTERET")</text:p>
          </table:table-cell>
        </table:table-row>
        <table:table-row table:style-name="ro1">
          <table:table-cell office:value-type="string" calcext:value-type="string">
            <text:p>Casablanca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33.5731104</text:p>
          </table:table-cell>
          <table:table-cell office:value-type="string" calcext:value-type="string">
            <text:p>-7.589843399999999</text:p>
          </table:table-cell>
          <table:table-cell table:formula="of:=&quot;Harbor.create(name: &quot;&quot;&quot;&amp;[.A189]&amp;&quot;&quot;&quot;, lat: &quot;&amp;[.D189]&amp;&quot;, lng: &quot;&amp;[.E189]&amp;&quot;, query: &quot;&quot;&quot;&amp;[.C189]&amp;&quot;&quot;&quot;)&quot;" office:value-type="string" office:string-value="Harbor.create(name: &quot;Casablanca&quot;, lat: 33.5731104, lng: -7.589843399999999, query: &quot;CASABLANCA&quot;)" calcext:value-type="string">
            <text:p>Harbor.create(name: "Casablanca", lat: 33.5731104, lng: -7.589843399999999, query: "CASABLANCA")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38.6970565</text:p>
          </table:table-cell>
          <table:table-cell office:value-type="string" calcext:value-type="string">
            <text:p>-9.4222945</text:p>
          </table:table-cell>
          <table:table-cell table:formula="of:=&quot;Harbor.create(name: &quot;&quot;&quot;&amp;[.A190]&amp;&quot;&quot;&quot;, lat: &quot;&amp;[.D190]&amp;&quot;, lng: &quot;&amp;[.E190]&amp;&quot;, query: &quot;&quot;&quot;&amp;[.C190]&amp;&quot;&quot;&quot;)&quot;" office:value-type="string" office:string-value="Harbor.create(name: &quot;Cascais&quot;, lat: 38.6970565, lng: -9.4222945, query: &quot;CASCAIS&quot;)" calcext:value-type="string">
            <text:p>Harbor.create(name: "Cascais", lat: 38.6970565, lng: -9.4222945, query: "CASCAIS")</text:p>
          </table:table-cell>
        </table:table-row>
        <table:table-row table:style-name="ro1">
          <table:table-cell office:value-type="string" calcext:value-type="string">
            <text:p>Cayeux-sur-M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AYEUX-SUR-MER</text:p>
          </table:table-cell>
          <table:table-cell office:value-type="string" calcext:value-type="string">
            <text:p>50.1792299</text:p>
          </table:table-cell>
          <table:table-cell office:value-type="string" calcext:value-type="string">
            <text:p>1.493434</text:p>
          </table:table-cell>
          <table:table-cell table:formula="of:=&quot;Harbor.create(name: &quot;&quot;&quot;&amp;[.A191]&amp;&quot;&quot;&quot;, lat: &quot;&amp;[.D191]&amp;&quot;, lng: &quot;&amp;[.E191]&amp;&quot;, query: &quot;&quot;&quot;&amp;[.C191]&amp;&quot;&quot;&quot;)&quot;" office:value-type="string" office:string-value="Harbor.create(name: &quot;Cayeux-sur-Mer&quot;, lat: 50.1792299, lng: 1.493434, query: &quot;CAYEUX-SUR-MER&quot;)" calcext:value-type="string">
            <text:p>Harbor.create(name: "Cayeux-sur-Mer", lat: 50.1792299, lng: 1.493434, query: "CAYEUX-SUR-MER")</text:p>
          </table:table-cell>
        </table:table-row>
        <table:table-row table:style-name="ro1">
          <table:table-cell office:value-type="string" calcext:value-type="string">
            <text:p>Cebu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10.3156992</text:p>
          </table:table-cell>
          <table:table-cell office:value-type="string" calcext:value-type="string">
            <text:p>123.8854366</text:p>
          </table:table-cell>
          <table:table-cell table:formula="of:=&quot;Harbor.create(name: &quot;&quot;&quot;&amp;[.A192]&amp;&quot;&quot;&quot;, lat: &quot;&amp;[.D192]&amp;&quot;, lng: &quot;&amp;[.E192]&amp;&quot;, query: &quot;&quot;&quot;&amp;[.C192]&amp;&quot;&quot;&quot;)&quot;" office:value-type="string" office:string-value="Harbor.create(name: &quot;Cebu&quot;, lat: 10.3156992, lng: 123.8854366, query: &quot;CEBU&quot;)" calcext:value-type="string">
            <text:p>Harbor.create(name: "Cebu", lat: 10.3156992, lng: 123.8854366, query: "CEBU")</text:p>
          </table:table-cell>
        </table:table-row>
        <table:table-row table:style-name="ro1">
          <table:table-cell office:value-type="string" calcext:value-type="string">
            <text:p>Centur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ENTURI</text:p>
          </table:table-cell>
          <table:table-cell office:value-type="string" calcext:value-type="string">
            <text:p>42.9597112</text:p>
          </table:table-cell>
          <table:table-cell office:value-type="string" calcext:value-type="string">
            <text:p>9.3728585</text:p>
          </table:table-cell>
          <table:table-cell table:formula="of:=&quot;Harbor.create(name: &quot;&quot;&quot;&amp;[.A193]&amp;&quot;&quot;&quot;, lat: &quot;&amp;[.D193]&amp;&quot;, lng: &quot;&amp;[.E193]&amp;&quot;, query: &quot;&quot;&quot;&amp;[.C193]&amp;&quot;&quot;&quot;)&quot;" office:value-type="string" office:string-value="Harbor.create(name: &quot;Centuri&quot;, lat: 42.9597112, lng: 9.3728585, query: &quot;CENTURI&quot;)" calcext:value-type="string">
            <text:p>Harbor.create(name: "Centuri", lat: 42.9597112, lng: 9.3728585, query: "CENTURI")</text:p>
          </table:table-cell>
        </table:table-row>
        <table:table-row table:style-name="ro1">
          <table:table-cell office:value-type="string" calcext:value-type="string">
            <text:p>Ceut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35.8893874</text:p>
          </table:table-cell>
          <table:table-cell office:value-type="string" calcext:value-type="string">
            <text:p>-5.3213455</text:p>
          </table:table-cell>
          <table:table-cell table:formula="of:=&quot;Harbor.create(name: &quot;&quot;&quot;&amp;[.A194]&amp;&quot;&quot;&quot;, lat: &quot;&amp;[.D194]&amp;&quot;, lng: &quot;&amp;[.E194]&amp;&quot;, query: &quot;&quot;&quot;&amp;[.C194]&amp;&quot;&quot;&quot;)&quot;" office:value-type="string" office:string-value="Harbor.create(name: &quot;Ceuta&quot;, lat: 35.8893874, lng: -5.3213455, query: &quot;CEUTA&quot;)" calcext:value-type="string">
            <text:p>Harbor.create(name: "Ceuta", lat: 35.8893874, lng: -5.3213455, query: "CEUTA")</text:p>
          </table:table-cell>
        </table:table-row>
        <table:table-row table:style-name="ro1">
          <table:table-cell office:value-type="string" calcext:value-type="string">
            <text:p>Chandbali - Dhamr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CHANDBALI</text:p>
          </table:table-cell>
          <table:table-cell office:value-type="string" calcext:value-type="string">
            <text:p>20.7647377</text:p>
          </table:table-cell>
          <table:table-cell office:value-type="string" calcext:value-type="string">
            <text:p>86.7804872</text:p>
          </table:table-cell>
          <table:table-cell table:formula="of:=&quot;Harbor.create(name: &quot;&quot;&quot;&amp;[.A195]&amp;&quot;&quot;&quot;, lat: &quot;&amp;[.D195]&amp;&quot;, lng: &quot;&amp;[.E195]&amp;&quot;, query: &quot;&quot;&quot;&amp;[.C195]&amp;&quot;&quot;&quot;)&quot;" office:value-type="string" office:string-value="Harbor.create(name: &quot;Chandbali - Dhamra&quot;, lat: 20.7647377, lng: 86.7804872, query: &quot;CHANDBALI&quot;)" calcext:value-type="string">
            <text:p>Harbor.create(name: "Chandbali - Dhamra", lat: 20.7647377, lng: 86.7804872, query: "CHANDBALI")</text:p>
          </table:table-cell>
        </table:table-row>
        <table:table-row table:style-name="ro1">
          <table:table-cell office:value-type="string" calcext:value-type="string">
            <text:p>Charcot</text:p>
          </table:table-cell>
          <table:table-cell office:value-type="string" calcext:value-type="string">
            <text:p>Antarctique</text:p>
          </table:table-cell>
          <table:table-cell office:value-type="string" calcext:value-type="string">
            <text:p>CHARCOT</text:p>
          </table:table-cell>
          <table:table-cell office:value-type="string" calcext:value-type="string">
            <text:p>-69.9532088</text:p>
          </table:table-cell>
          <table:table-cell office:value-type="string" calcext:value-type="string">
            <text:p>-75.1231308</text:p>
          </table:table-cell>
          <table:table-cell table:formula="of:=&quot;Harbor.create(name: &quot;&quot;&quot;&amp;[.A196]&amp;&quot;&quot;&quot;, lat: &quot;&amp;[.D196]&amp;&quot;, lng: &quot;&amp;[.E196]&amp;&quot;, query: &quot;&quot;&quot;&amp;[.C196]&amp;&quot;&quot;&quot;)&quot;" office:value-type="string" office:string-value="Harbor.create(name: &quot;Charcot&quot;, lat: -69.9532088, lng: -75.1231308, query: &quot;CHARCOT&quot;)" calcext:value-type="string">
            <text:p>Harbor.create(name: "Charcot", lat: -69.9532088, lng: -75.1231308, query: "CHARCOT")</text:p>
          </table:table-cell>
        </table:table-row>
        <table:table-row table:style-name="ro1">
          <table:table-cell office:value-type="string" calcext:value-type="string">
            <text:p>Charleston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32.7764749</text:p>
          </table:table-cell>
          <table:table-cell office:value-type="string" calcext:value-type="string">
            <text:p>-79.93105120000001</text:p>
          </table:table-cell>
          <table:table-cell table:formula="of:=&quot;Harbor.create(name: &quot;&quot;&quot;&amp;[.A197]&amp;&quot;&quot;&quot;, lat: &quot;&amp;[.D197]&amp;&quot;, lng: &quot;&amp;[.E197]&amp;&quot;, query: &quot;&quot;&quot;&amp;[.C197]&amp;&quot;&quot;&quot;)&quot;" office:value-type="string" office:string-value="Harbor.create(name: &quot;Charleston&quot;, lat: 32.7764749, lng: -79.93105120000001, query: &quot;CHARLESTON&quot;)" calcext:value-type="string">
            <text:p>Harbor.create(name: "Charleston", lat: 32.7764749, lng: -79.93105120000001, query: "CHARLESTON")</text:p>
          </table:table-cell>
        </table:table-row>
        <table:table-row table:style-name="ro1">
          <table:table-cell office:value-type="string" calcext:value-type="string">
            <text:p>Charlottetow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HARLOTTETOWN</text:p>
          </table:table-cell>
          <table:table-cell office:value-type="string" calcext:value-type="string">
            <text:p>46.23824</text:p>
          </table:table-cell>
          <table:table-cell office:value-type="string" calcext:value-type="string">
            <text:p>-63.13107040000001</text:p>
          </table:table-cell>
          <table:table-cell table:formula="of:=&quot;Harbor.create(name: &quot;&quot;&quot;&amp;[.A198]&amp;&quot;&quot;&quot;, lat: &quot;&amp;[.D198]&amp;&quot;, lng: &quot;&amp;[.E198]&amp;&quot;, query: &quot;&quot;&quot;&amp;[.C198]&amp;&quot;&quot;&quot;)&quot;" office:value-type="string" office:string-value="Harbor.create(name: &quot;Charlottetown&quot;, lat: 46.23824, lng: -63.13107040000001, query: &quot;CHARLOTTETOWN&quot;)" calcext:value-type="string">
            <text:p>Harbor.create(name: "Charlottetown", lat: 46.23824, lng: -63.13107040000001, query: "CHARLOTTETOWN")</text:p>
          </table:table-cell>
        </table:table-row>
        <table:table-row table:style-name="ro1">
          <table:table-cell office:value-type="string" calcext:value-type="string">
            <text:p>Chatham Medway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CHATHAM_MEDWAY</text:p>
          </table:table-cell>
          <table:table-cell office:value-type="string" calcext:value-type="string">
            <text:p>51.380952</text:p>
          </table:table-cell>
          <table:table-cell office:value-type="string" calcext:value-type="string">
            <text:p>0.52213</text:p>
          </table:table-cell>
          <table:table-cell table:formula="of:=&quot;Harbor.create(name: &quot;&quot;&quot;&amp;[.A199]&amp;&quot;&quot;&quot;, lat: &quot;&amp;[.D199]&amp;&quot;, lng: &quot;&amp;[.E199]&amp;&quot;, query: &quot;&quot;&quot;&amp;[.C199]&amp;&quot;&quot;&quot;)&quot;" office:value-type="string" office:string-value="Harbor.create(name: &quot;Chatham Medway&quot;, lat: 51.380952, lng: 0.52213, query: &quot;CHATHAM_MEDWAY&quot;)" calcext:value-type="string">
            <text:p>Harbor.create(name: "Chatham Medway", lat: 51.380952, lng: 0.52213, query: "CHATHAM_MEDWAY")</text:p>
          </table:table-cell>
        </table:table-row>
        <table:table-row table:style-name="ro1">
          <table:table-cell office:value-type="string" calcext:value-type="string">
            <text:p>Cheju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CHEJU</text:p>
          </table:table-cell>
          <table:table-cell office:value-type="string" calcext:value-type="string">
            <text:p>33.4996213</text:p>
          </table:table-cell>
          <table:table-cell office:value-type="string" calcext:value-type="string">
            <text:p>126.5311884</text:p>
          </table:table-cell>
          <table:table-cell table:formula="of:=&quot;Harbor.create(name: &quot;&quot;&quot;&amp;[.A200]&amp;&quot;&quot;&quot;, lat: &quot;&amp;[.D200]&amp;&quot;, lng: &quot;&amp;[.E200]&amp;&quot;, query: &quot;&quot;&quot;&amp;[.C200]&amp;&quot;&quot;&quot;)&quot;" office:value-type="string" office:string-value="Harbor.create(name: &quot;Cheju&quot;, lat: 33.4996213, lng: 126.5311884, query: &quot;CHEJU&quot;)" calcext:value-type="string">
            <text:p>Harbor.create(name: "Cheju", lat: 33.4996213, lng: 126.5311884, query: "CHEJU")</text:p>
          </table:table-cell>
        </table:table-row>
        <table:table-row table:style-name="ro1" table:visibility="filter">
          <table:table-cell office:value-type="string" calcext:value-type="string">
            <text:p>Chepenehe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CHEPENE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bour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49.6288218</text:p>
          </table:table-cell>
          <table:table-cell office:value-type="string" calcext:value-type="string">
            <text:p>-1.6188109</text:p>
          </table:table-cell>
          <table:table-cell table:formula="of:=&quot;Harbor.create(name: &quot;&quot;&quot;&amp;[.A202]&amp;&quot;&quot;&quot;, lat: &quot;&amp;[.D202]&amp;&quot;, lng: &quot;&amp;[.E202]&amp;&quot;, query: &quot;&quot;&quot;&amp;[.C202]&amp;&quot;&quot;&quot;)&quot;" office:value-type="string" office:string-value="Harbor.create(name: &quot;Cherbourg&quot;, lat: 49.6288218, lng: -1.6188109, query: &quot;CHERBOURG&quot;)" calcext:value-type="string">
            <text:p>Harbor.create(name: "Cherbourg", lat: 49.6288218, lng: -1.6188109, query: "CHERBOURG")</text:p>
          </table:table-cell>
        </table:table-row>
        <table:table-row table:style-name="ro1">
          <table:table-cell office:value-type="string" calcext:value-type="string">
            <text:p>Chi-Lung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HI-LUNG</text:p>
          </table:table-cell>
          <table:table-cell office:value-type="string" calcext:value-type="string">
            <text:p>25.1276033</text:p>
          </table:table-cell>
          <table:table-cell office:value-type="string" calcext:value-type="string">
            <text:p>121.7391833</text:p>
          </table:table-cell>
          <table:table-cell table:formula="of:=&quot;Harbor.create(name: &quot;&quot;&quot;&amp;[.A203]&amp;&quot;&quot;&quot;, lat: &quot;&amp;[.D203]&amp;&quot;, lng: &quot;&amp;[.E203]&amp;&quot;, query: &quot;&quot;&quot;&amp;[.C203]&amp;&quot;&quot;&quot;)&quot;" office:value-type="string" office:string-value="Harbor.create(name: &quot;Chi-Lung&quot;, lat: 25.1276033, lng: 121.7391833, query: &quot;CHI-LUNG&quot;)" calcext:value-type="string">
            <text:p>Harbor.create(name: "Chi-Lung", lat: 25.1276033, lng: 121.7391833, query: "CHI-LUNG")</text:p>
          </table:table-cell>
        </table:table-row>
        <table:table-row table:style-name="ro1">
          <table:table-cell office:value-type="string" calcext:value-type="string">
            <text:p>Chicoutim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HICOUTIMI</text:p>
          </table:table-cell>
          <table:table-cell office:value-type="string" calcext:value-type="string">
            <text:p>48.3516735</text:p>
          </table:table-cell>
          <table:table-cell office:value-type="string" calcext:value-type="string">
            <text:p>-71.1385136</text:p>
          </table:table-cell>
          <table:table-cell table:formula="of:=&quot;Harbor.create(name: &quot;&quot;&quot;&amp;[.A204]&amp;&quot;&quot;&quot;, lat: &quot;&amp;[.D204]&amp;&quot;, lng: &quot;&amp;[.E204]&amp;&quot;, query: &quot;&quot;&quot;&amp;[.C204]&amp;&quot;&quot;&quot;)&quot;" office:value-type="string" office:string-value="Harbor.create(name: &quot;Chicoutimi&quot;, lat: 48.3516735, lng: -71.1385136, query: &quot;CHICOUTIMI&quot;)" calcext:value-type="string">
            <text:p>Harbor.create(name: "Chicoutimi", lat: 48.3516735, lng: -71.1385136, query: "CHICOUTIMI")</text:p>
          </table:table-cell>
        </table:table-row>
        <table:table-row table:style-name="ro1">
          <table:table-cell office:value-type="string" calcext:value-type="string">
            <text:p>Chimbote</text:p>
          </table:table-cell>
          <table:table-cell office:value-type="string" calcext:value-type="string">
            <text:p>Perou</text:p>
          </table:table-cell>
          <table:table-cell office:value-type="string" calcext:value-type="string">
            <text:p>BAHIA_FERROL</text:p>
          </table:table-cell>
          <table:table-cell office:value-type="string" calcext:value-type="string">
            <text:p>-9.063336399999999</text:p>
          </table:table-cell>
          <table:table-cell office:value-type="string" calcext:value-type="string">
            <text:p>-78.589011</text:p>
          </table:table-cell>
          <table:table-cell table:formula="of:=&quot;Harbor.create(name: &quot;&quot;&quot;&amp;[.A205]&amp;&quot;&quot;&quot;, lat: &quot;&amp;[.D205]&amp;&quot;, lng: &quot;&amp;[.E205]&amp;&quot;, query: &quot;&quot;&quot;&amp;[.C205]&amp;&quot;&quot;&quot;)&quot;" office:value-type="string" office:string-value="Harbor.create(name: &quot;Chimbote&quot;, lat: -9.063336399999999, lng: -78.589011, query: &quot;BAHIA_FERROL&quot;)" calcext:value-type="string">
            <text:p>Harbor.create(name: "Chimbote", lat: -9.063336399999999, lng: -78.589011, query: "BAHIA_FERROL")</text:p>
          </table:table-cell>
        </table:table-row>
        <table:table-row table:style-name="ro1">
          <table:table-cell office:value-type="string" calcext:value-type="string">
            <text:p>Chinhae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CHINHAE</text:p>
          </table:table-cell>
          <table:table-cell office:value-type="string" calcext:value-type="string">
            <text:p>35.101101</text:p>
          </table:table-cell>
          <table:table-cell office:value-type="string" calcext:value-type="string">
            <text:p>128.759003</text:p>
          </table:table-cell>
          <table:table-cell table:formula="of:=&quot;Harbor.create(name: &quot;&quot;&quot;&amp;[.A206]&amp;&quot;&quot;&quot;, lat: &quot;&amp;[.D206]&amp;&quot;, lng: &quot;&amp;[.E206]&amp;&quot;, query: &quot;&quot;&quot;&amp;[.C206]&amp;&quot;&quot;&quot;)&quot;" office:value-type="string" office:string-value="Harbor.create(name: &quot;Chinhae&quot;, lat: 35.101101, lng: 128.759003, query: &quot;CHINHAE&quot;)" calcext:value-type="string">
            <text:p>Harbor.create(name: "Chinhae", lat: 35.101101, lng: 128.759003, query: "CHINHAE")</text:p>
          </table:table-cell>
        </table:table-row>
        <table:table-row table:style-name="ro1">
          <table:table-cell office:value-type="string" calcext:value-type="string">
            <text:p>Chipion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CHIPIONA</text:p>
          </table:table-cell>
          <table:table-cell office:value-type="string" calcext:value-type="string">
            <text:p>36.7348614</text:p>
          </table:table-cell>
          <table:table-cell office:value-type="string" calcext:value-type="string">
            <text:p>-6.431699000000001</text:p>
          </table:table-cell>
          <table:table-cell table:formula="of:=&quot;Harbor.create(name: &quot;&quot;&quot;&amp;[.A207]&amp;&quot;&quot;&quot;, lat: &quot;&amp;[.D207]&amp;&quot;, lng: &quot;&amp;[.E207]&amp;&quot;, query: &quot;&quot;&quot;&amp;[.C207]&amp;&quot;&quot;&quot;)&quot;" office:value-type="string" office:string-value="Harbor.create(name: &quot;Chipiona&quot;, lat: 36.7348614, lng: -6.431699000000001, query: &quot;CHIPIONA&quot;)" calcext:value-type="string">
            <text:p>Harbor.create(name: "Chipiona", lat: 36.7348614, lng: -6.431699000000001, query: "CHIPIONA")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CHISE_P_O</text:p>
          </table:table-cell>
          <table:table-cell office:value-type="string" calcext:value-type="string">
            <text:p>35.907757</text:p>
          </table:table-cell>
          <table:table-cell office:value-type="string" calcext:value-type="string">
            <text:p>127.766922</text:p>
          </table:table-cell>
          <table:table-cell table:formula="of:=&quot;Harbor.create(name: &quot;&quot;&quot;&amp;[.A208]&amp;&quot;&quot;&quot;, lat: &quot;&amp;[.D208]&amp;&quot;, lng: &quot;&amp;[.E208]&amp;&quot;, query: &quot;&quot;&quot;&amp;[.C208]&amp;&quot;&quot;&quot;)&quot;" office:value-type="string" office:string-value="Harbor.create(name: &quot;o&quot;, lat: 35.907757, lng: 127.766922, query: &quot;CHISE_P_O&quot;)" calcext:value-type="string">
            <text:p>Harbor.create(name: "o", lat: 35.907757, lng: 127.766922, query: "CHISE_P_O")</text:p>
          </table:table-cell>
        </table:table-row>
        <table:table-row table:style-name="ro1">
          <table:table-cell office:value-type="string" calcext:value-type="string">
            <text:p>Chittagong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22.3475365</text:p>
          </table:table-cell>
          <table:table-cell office:value-type="string" calcext:value-type="string">
            <text:p>91.8123324</text:p>
          </table:table-cell>
          <table:table-cell table:formula="of:=&quot;Harbor.create(name: &quot;&quot;&quot;&amp;[.A209]&amp;&quot;&quot;&quot;, lat: &quot;&amp;[.D209]&amp;&quot;, lng: &quot;&amp;[.E209]&amp;&quot;, query: &quot;&quot;&quot;&amp;[.C209]&amp;&quot;&quot;&quot;)&quot;" office:value-type="string" office:string-value="Harbor.create(name: &quot;Chittagong&quot;, lat: 22.3475365, lng: 91.8123324, query: &quot;CHITTAGONG&quot;)" calcext:value-type="string">
            <text:p>Harbor.create(name: "Chittagong", lat: 22.3475365, lng: 91.8123324, query: "CHITTAGONG")</text:p>
          </table:table-cell>
        </table:table-row>
        <table:table-row table:style-name="ro1" table:visibility="filter">
          <table:table-cell office:value-type="string" calcext:value-type="string">
            <text:p>Choiseul Bay</text:p>
          </table:table-cell>
          <table:table-cell office:value-type="string" calcext:value-type="string">
            <text:p>Iles Salomon</text:p>
          </table:table-cell>
          <table:table-cell office:value-type="string" calcext:value-type="string">
            <text:p>CHOISEUL_B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il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HURCHILL</text:p>
          </table:table-cell>
          <table:table-cell office:value-type="string" calcext:value-type="string">
            <text:p>58.7684112</text:p>
          </table:table-cell>
          <table:table-cell office:value-type="string" calcext:value-type="string">
            <text:p>-94.16496400000001</text:p>
          </table:table-cell>
          <table:table-cell table:formula="of:=&quot;Harbor.create(name: &quot;&quot;&quot;&amp;[.A211]&amp;&quot;&quot;&quot;, lat: &quot;&amp;[.D211]&amp;&quot;, lng: &quot;&amp;[.E211]&amp;&quot;, query: &quot;&quot;&quot;&amp;[.C211]&amp;&quot;&quot;&quot;)&quot;" office:value-type="string" office:string-value="Harbor.create(name: &quot;Churchill&quot;, lat: 58.7684112, lng: -94.16496400000001, query: &quot;CHURCHILL&quot;)" calcext:value-type="string">
            <text:p>Harbor.create(name: "Churchill", lat: 58.7684112, lng: -94.16496400000001, query: "CHURCHILL")</text:p>
          </table:table-cell>
        </table:table-row>
        <table:table-row table:style-name="ro1">
          <table:table-cell office:value-type="string" calcext:value-type="string">
            <text:p>Chuuk Islands</text:p>
          </table:table-cell>
          <table:table-cell office:value-type="string" calcext:value-type="string">
            <text:p>Micronesie</text:p>
          </table:table-cell>
          <table:table-cell office:value-type="string" calcext:value-type="string">
            <text:p>DUBLON_ISLAND</text:p>
          </table:table-cell>
          <table:table-cell office:value-type="string" calcext:value-type="string">
            <text:p>7.4166667</text:p>
          </table:table-cell>
          <table:table-cell office:value-type="string" calcext:value-type="string">
            <text:p>151.7833333</text:p>
          </table:table-cell>
          <table:table-cell table:formula="of:=&quot;Harbor.create(name: &quot;&quot;&quot;&amp;[.A212]&amp;&quot;&quot;&quot;, lat: &quot;&amp;[.D212]&amp;&quot;, lng: &quot;&amp;[.E212]&amp;&quot;, query: &quot;&quot;&quot;&amp;[.C212]&amp;&quot;&quot;&quot;)&quot;" office:value-type="string" office:string-value="Harbor.create(name: &quot;Chuuk Islands&quot;, lat: 7.4166667, lng: 151.7833333, query: &quot;DUBLON_ISLAND&quot;)" calcext:value-type="string">
            <text:p>Harbor.create(name: "Chuuk Islands", lat: 7.4166667, lng: 151.7833333, query: "DUBLON_ISLAND")</text:p>
          </table:table-cell>
        </table:table-row>
        <table:table-row table:style-name="ro1">
          <table:table-cell office:value-type="string" calcext:value-type="string">
            <text:p>Civitavecchia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42.0924239</text:p>
          </table:table-cell>
          <table:table-cell office:value-type="string" calcext:value-type="string">
            <text:p>11.7954132</text:p>
          </table:table-cell>
          <table:table-cell table:formula="of:=&quot;Harbor.create(name: &quot;&quot;&quot;&amp;[.A213]&amp;&quot;&quot;&quot;, lat: &quot;&amp;[.D213]&amp;&quot;, lng: &quot;&amp;[.E213]&amp;&quot;, query: &quot;&quot;&quot;&amp;[.C213]&amp;&quot;&quot;&quot;)&quot;" office:value-type="string" office:string-value="Harbor.create(name: &quot;Civitavecchia&quot;, lat: 42.0924239, lng: 11.7954132, query: &quot;CIVITAVECCHIA&quot;)" calcext:value-type="string">
            <text:p>Harbor.create(name: "Civitavecchia", lat: 42.0924239, lng: 11.7954132, query: "CIVITAVECCHIA")</text:p>
          </table:table-cell>
        </table:table-row>
        <table:table-row table:style-name="ro1">
          <table:table-cell office:value-type="string" calcext:value-type="string">
            <text:p>Clarks Point</text:p>
          </table:table-cell>
          <table:table-cell office:value-type="string" calcext:value-type="string">
            <text:p>Etats-Unis (Alaska)</text:p>
          </table:table-cell>
          <table:table-cell office:value-type="string" calcext:value-type="string">
            <text:p>CLARKS_POINT</text:p>
          </table:table-cell>
          <table:table-cell office:value-type="string" calcext:value-type="string">
            <text:p>58.8369548</text:p>
          </table:table-cell>
          <table:table-cell office:value-type="string" calcext:value-type="string">
            <text:p>-158.5267194</text:p>
          </table:table-cell>
          <table:table-cell table:formula="of:=&quot;Harbor.create(name: &quot;&quot;&quot;&amp;[.A214]&amp;&quot;&quot;&quot;, lat: &quot;&amp;[.D214]&amp;&quot;, lng: &quot;&amp;[.E214]&amp;&quot;, query: &quot;&quot;&quot;&amp;[.C214]&amp;&quot;&quot;&quot;)&quot;" office:value-type="string" office:string-value="Harbor.create(name: &quot;Clarks Point&quot;, lat: 58.8369548, lng: -158.5267194, query: &quot;CLARKS_POINT&quot;)" calcext:value-type="string">
            <text:p>Harbor.create(name: "Clarks Point", lat: 58.8369548, lng: -158.5267194, query: "CLARKS_POINT")</text:p>
          </table:table-cell>
        </table:table-row>
        <table:table-row table:style-name="ro1">
          <table:table-cell office:value-type="string" calcext:value-type="string">
            <text:p>Clippert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LIPPERTON</text:p>
          </table:table-cell>
          <table:table-cell office:value-type="string" calcext:value-type="string">
            <text:p>43.2085563</text:p>
          </table:table-cell>
          <table:table-cell office:value-type="string" calcext:value-type="string">
            <text:p>6.562535</text:p>
          </table:table-cell>
          <table:table-cell table:formula="of:=&quot;Harbor.create(name: &quot;&quot;&quot;&amp;[.A215]&amp;&quot;&quot;&quot;, lat: &quot;&amp;[.D215]&amp;&quot;, lng: &quot;&amp;[.E215]&amp;&quot;, query: &quot;&quot;&quot;&amp;[.C215]&amp;&quot;&quot;&quot;)&quot;" office:value-type="string" office:string-value="Harbor.create(name: &quot;Clipperton&quot;, lat: 43.2085563, lng: 6.562535, query: &quot;CLIPPERTON&quot;)" calcext:value-type="string">
            <text:p>Harbor.create(name: "Clipperton", lat: 43.2085563, lng: 6.562535, query: "CLIPPERTON")</text:p>
          </table:table-cell>
        </table:table-row>
        <table:table-row table:style-name="ro1">
          <table:table-cell office:value-type="string" calcext:value-type="string">
            <text:p>Coatzacoalcos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COATZACOALCOS</text:p>
          </table:table-cell>
          <table:table-cell office:value-type="string" calcext:value-type="string">
            <text:p>18.1344779</text:p>
          </table:table-cell>
          <table:table-cell office:value-type="string" calcext:value-type="string">
            <text:p>-94.4589858</text:p>
          </table:table-cell>
          <table:table-cell table:formula="of:=&quot;Harbor.create(name: &quot;&quot;&quot;&amp;[.A216]&amp;&quot;&quot;&quot;, lat: &quot;&amp;[.D216]&amp;&quot;, lng: &quot;&amp;[.E216]&amp;&quot;, query: &quot;&quot;&quot;&amp;[.C216]&amp;&quot;&quot;&quot;)&quot;" office:value-type="string" office:string-value="Harbor.create(name: &quot;Coatzacoalcos&quot;, lat: 18.1344779, lng: -94.4589858, query: &quot;COATZACOALCOS&quot;)" calcext:value-type="string">
            <text:p>Harbor.create(name: "Coatzacoalcos", lat: 18.1344779, lng: -94.4589858, query: "COATZACOALCOS")</text:p>
          </table:table-cell>
        </table:table-row>
        <table:table-row table:style-name="ro1">
          <table:table-cell office:value-type="string" calcext:value-type="string">
            <text:p>Cobh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COBH</text:p>
          </table:table-cell>
          <table:table-cell office:value-type="string" calcext:value-type="string">
            <text:p>51.8503357</text:p>
          </table:table-cell>
          <table:table-cell office:value-type="string" calcext:value-type="string">
            <text:p>-8.294285799999999</text:p>
          </table:table-cell>
          <table:table-cell table:formula="of:=&quot;Harbor.create(name: &quot;&quot;&quot;&amp;[.A217]&amp;&quot;&quot;&quot;, lat: &quot;&amp;[.D217]&amp;&quot;, lng: &quot;&amp;[.E217]&amp;&quot;, query: &quot;&quot;&quot;&amp;[.C217]&amp;&quot;&quot;&quot;)&quot;" office:value-type="string" office:string-value="Harbor.create(name: &quot;Cobh&quot;, lat: 51.8503357, lng: -8.294285799999999, query: &quot;COBH&quot;)" calcext:value-type="string">
            <text:p>Harbor.create(name: "Cobh", lat: 51.8503357, lng: -8.294285799999999, query: "COBH")</text:p>
          </table:table-cell>
        </table:table-row>
        <table:table-row table:style-name="ro1">
          <table:table-cell office:value-type="string" calcext:value-type="string">
            <text:p>Cochin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COCHIN</text:p>
          </table:table-cell>
          <table:table-cell office:value-type="string" calcext:value-type="string">
            <text:p>9.9312328</text:p>
          </table:table-cell>
          <table:table-cell office:value-type="string" calcext:value-type="string">
            <text:p>76.26730409999999</text:p>
          </table:table-cell>
          <table:table-cell table:formula="of:=&quot;Harbor.create(name: &quot;&quot;&quot;&amp;[.A218]&amp;&quot;&quot;&quot;, lat: &quot;&amp;[.D218]&amp;&quot;, lng: &quot;&amp;[.E218]&amp;&quot;, query: &quot;&quot;&quot;&amp;[.C218]&amp;&quot;&quot;&quot;)&quot;" office:value-type="string" office:string-value="Harbor.create(name: &quot;Cochin&quot;, lat: 9.9312328, lng: 76.26730409999999, query: &quot;COCHIN&quot;)" calcext:value-type="string">
            <text:p>Harbor.create(name: "Cochin", lat: 9.9312328, lng: 76.26730409999999, query: "COCHIN")</text:p>
          </table:table-cell>
        </table:table-row>
        <table:table-row table:style-name="ro1">
          <table:table-cell office:value-type="string" calcext:value-type="string">
            <text:p>Coffs Harbour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COFFS_HARBOUR</text:p>
          </table:table-cell>
          <table:table-cell office:value-type="string" calcext:value-type="string">
            <text:p>-30.298612</text:p>
          </table:table-cell>
          <table:table-cell office:value-type="string" calcext:value-type="string">
            <text:p>153.1093922</text:p>
          </table:table-cell>
          <table:table-cell table:formula="of:=&quot;Harbor.create(name: &quot;&quot;&quot;&amp;[.A219]&amp;&quot;&quot;&quot;, lat: &quot;&amp;[.D219]&amp;&quot;, lng: &quot;&amp;[.E219]&amp;&quot;, query: &quot;&quot;&quot;&amp;[.C219]&amp;&quot;&quot;&quot;)&quot;" office:value-type="string" office:string-value="Harbor.create(name: &quot;Coffs Harbour&quot;, lat: -30.298612, lng: 153.1093922, query: &quot;COFFS_HARBOUR&quot;)" calcext:value-type="string">
            <text:p>Harbor.create(name: "Coffs Harbour", lat: -30.298612, lng: 153.1093922, query: "COFFS_HARBOUR")</text:p>
          </table:table-cell>
        </table:table-row>
        <table:table-row table:style-name="ro1">
          <table:table-cell office:value-type="string" calcext:value-type="string">
            <text:p>Colombo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6.9270786</text:p>
          </table:table-cell>
          <table:table-cell office:value-type="string" calcext:value-type="string">
            <text:p>79.861243</text:p>
          </table:table-cell>
          <table:table-cell table:formula="of:=&quot;Harbor.create(name: &quot;&quot;&quot;&amp;[.A220]&amp;&quot;&quot;&quot;, lat: &quot;&amp;[.D220]&amp;&quot;, lng: &quot;&amp;[.E220]&amp;&quot;, query: &quot;&quot;&quot;&amp;[.C220]&amp;&quot;&quot;&quot;)&quot;" office:value-type="string" office:string-value="Harbor.create(name: &quot;Colombo&quot;, lat: 6.9270786, lng: 79.861243, query: &quot;COLOMBO&quot;)" calcext:value-type="string">
            <text:p>Harbor.create(name: "Colombo", lat: 6.9270786, lng: 79.861243, query: "COLOMBO")</text:p>
          </table:table-cell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9.3352868</text:p>
          </table:table-cell>
          <table:table-cell office:value-type="string" calcext:value-type="string">
            <text:p>-79.9416549</text:p>
          </table:table-cell>
          <table:table-cell table:formula="of:=&quot;Harbor.create(name: &quot;&quot;&quot;&amp;[.A221]&amp;&quot;&quot;&quot;, lat: &quot;&amp;[.D221]&amp;&quot;, lng: &quot;&amp;[.E221]&amp;&quot;, query: &quot;&quot;&quot;&amp;[.C221]&amp;&quot;&quot;&quot;)&quot;" office:value-type="string" office:string-value="Harbor.create(name: &quot;Colon&quot;, lat: 9.3352868, lng: -79.9416549, query: &quot;COLON&quot;)" calcext:value-type="string">
            <text:p>Harbor.create(name: "Colon", lat: 9.3352868, lng: -79.9416549, query: "COLON")</text:p>
          </table:table-cell>
        </table:table-row>
        <table:table-row table:style-name="ro1">
          <table:table-cell office:value-type="string" calcext:value-type="string">
            <text:p>Colonia del Sacramento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COLONIA_DEL_SACRAMENTO</text:p>
          </table:table-cell>
          <table:table-cell office:value-type="string" calcext:value-type="string">
            <text:p>-34.4607189</text:p>
          </table:table-cell>
          <table:table-cell office:value-type="string" calcext:value-type="string">
            <text:p>-57.83390989999999</text:p>
          </table:table-cell>
          <table:table-cell table:formula="of:=&quot;Harbor.create(name: &quot;&quot;&quot;&amp;[.A222]&amp;&quot;&quot;&quot;, lat: &quot;&amp;[.D222]&amp;&quot;, lng: &quot;&amp;[.E222]&amp;&quot;, query: &quot;&quot;&quot;&amp;[.C222]&amp;&quot;&quot;&quot;)&quot;" office:value-type="string" office:string-value="Harbor.create(name: &quot;Colonia del Sacramento&quot;, lat: -34.4607189, lng: -57.83390989999999, query: &quot;COLONIA_DEL_SACRAMENTO&quot;)" calcext:value-type="string">
            <text:p>Harbor.create(name: "Colonia del Sacramento", lat: -34.4607189, lng: -57.83390989999999, query: "COLONIA_DEL_SACRAMENTO")</text:p>
          </table:table-cell>
        </table:table-row>
        <table:table-row table:style-name="ro1">
          <table:table-cell office:value-type="string" calcext:value-type="string">
            <text:p>Comodoro Rivadavi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COMODORO_RIVADAVIA</text:p>
          </table:table-cell>
          <table:table-cell office:value-type="string" calcext:value-type="string">
            <text:p>-45.8656149</text:p>
          </table:table-cell>
          <table:table-cell office:value-type="string" calcext:value-type="string">
            <text:p>-67.4822429</text:p>
          </table:table-cell>
          <table:table-cell table:formula="of:=&quot;Harbor.create(name: &quot;&quot;&quot;&amp;[.A223]&amp;&quot;&quot;&quot;, lat: &quot;&amp;[.D223]&amp;&quot;, lng: &quot;&amp;[.E223]&amp;&quot;, query: &quot;&quot;&quot;&amp;[.C223]&amp;&quot;&quot;&quot;)&quot;" office:value-type="string" office:string-value="Harbor.create(name: &quot;Comodoro Rivadavia&quot;, lat: -45.8656149, lng: -67.4822429, query: &quot;COMODORO_RIVADAVIA&quot;)" calcext:value-type="string">
            <text:p>Harbor.create(name: "Comodoro Rivadavia", lat: -45.8656149, lng: -67.4822429, query: "COMODORO_RIVADAVIA")</text:p>
          </table:table-cell>
        </table:table-row>
        <table:table-row table:style-name="ro1">
          <table:table-cell office:value-type="string" calcext:value-type="string">
            <text:p>Comox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OMOX</text:p>
          </table:table-cell>
          <table:table-cell office:value-type="string" calcext:value-type="string">
            <text:p>49.6735133</text:p>
          </table:table-cell>
          <table:table-cell office:value-type="string" calcext:value-type="string">
            <text:p>-124.9282659</text:p>
          </table:table-cell>
          <table:table-cell table:formula="of:=&quot;Harbor.create(name: &quot;&quot;&quot;&amp;[.A224]&amp;&quot;&quot;&quot;, lat: &quot;&amp;[.D224]&amp;&quot;, lng: &quot;&amp;[.E224]&amp;&quot;, query: &quot;&quot;&quot;&amp;[.C224]&amp;&quot;&quot;&quot;)&quot;" office:value-type="string" office:string-value="Harbor.create(name: &quot;Comox&quot;, lat: 49.6735133, lng: -124.9282659, query: &quot;COMOX&quot;)" calcext:value-type="string">
            <text:p>Harbor.create(name: "Comox", lat: 49.6735133, lng: -124.9282659, query: "COMOX")</text:p>
          </table:table-cell>
        </table:table-row>
        <table:table-row table:style-name="ro1">
          <table:table-cell office:value-type="string" calcext:value-type="string">
            <text:p>Conakry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9.641185499999999</text:p>
          </table:table-cell>
          <table:table-cell office:value-type="string" calcext:value-type="string">
            <text:p>-13.5784012</text:p>
          </table:table-cell>
          <table:table-cell table:formula="of:=&quot;Harbor.create(name: &quot;&quot;&quot;&amp;[.A225]&amp;&quot;&quot;&quot;, lat: &quot;&amp;[.D225]&amp;&quot;, lng: &quot;&amp;[.E225]&amp;&quot;, query: &quot;&quot;&quot;&amp;[.C225]&amp;&quot;&quot;&quot;)&quot;" office:value-type="string" office:string-value="Harbor.create(name: &quot;Conakry&quot;, lat: 9.641185499999999, lng: -13.5784012, query: &quot;CONAKRY&quot;)" calcext:value-type="string">
            <text:p>Harbor.create(name: "Conakry", lat: 9.641185499999999, lng: -13.5784012, query: "CONAKRY")</text:p>
          </table:table-cell>
        </table:table-row>
        <table:table-row table:style-name="ro1">
          <table:table-cell office:value-type="string" calcext:value-type="string">
            <text:p>Concarn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NCARNEAU</text:p>
          </table:table-cell>
          <table:table-cell office:value-type="string" calcext:value-type="string">
            <text:p>47.872834</text:p>
          </table:table-cell>
          <table:table-cell office:value-type="string" calcext:value-type="string">
            <text:p>-3.920734</text:p>
          </table:table-cell>
          <table:table-cell table:formula="of:=&quot;Harbor.create(name: &quot;&quot;&quot;&amp;[.A226]&amp;&quot;&quot;&quot;, lat: &quot;&amp;[.D226]&amp;&quot;, lng: &quot;&amp;[.E226]&amp;&quot;, query: &quot;&quot;&quot;&amp;[.C226]&amp;&quot;&quot;&quot;)&quot;" office:value-type="string" office:string-value="Harbor.create(name: &quot;Concarneau&quot;, lat: 47.872834, lng: -3.920734, query: &quot;CONCARNEAU&quot;)" calcext:value-type="string">
            <text:p>Harbor.create(name: "Concarneau", lat: 47.872834, lng: -3.920734, query: "CONCARNEAU")</text:p>
          </table:table-cell>
        </table:table-row>
        <table:table-row table:style-name="ro1">
          <table:table-cell office:value-type="string" calcext:value-type="string">
            <text:p>Coos Bay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43.3665007</text:p>
          </table:table-cell>
          <table:table-cell office:value-type="string" calcext:value-type="string">
            <text:p>-124.2178903</text:p>
          </table:table-cell>
          <table:table-cell table:formula="of:=&quot;Harbor.create(name: &quot;&quot;&quot;&amp;[.A227]&amp;&quot;&quot;&quot;, lat: &quot;&amp;[.D227]&amp;&quot;, lng: &quot;&amp;[.E227]&amp;&quot;, query: &quot;&quot;&quot;&amp;[.C227]&amp;&quot;&quot;&quot;)&quot;" office:value-type="string" office:string-value="Harbor.create(name: &quot;Coos Bay&quot;, lat: 43.3665007, lng: -124.2178903, query: &quot;EMPIRE&quot;)" calcext:value-type="string">
            <text:p>Harbor.create(name: "Coos Bay", lat: 43.3665007, lng: -124.2178903, query: "EMPIRE")</text:p>
          </table:table-cell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OQUIMBO</text:p>
          </table:table-cell>
          <table:table-cell office:value-type="string" calcext:value-type="string">
            <text:p>-29.9590009</text:p>
          </table:table-cell>
          <table:table-cell office:value-type="string" calcext:value-type="string">
            <text:p>-71.3389183</text:p>
          </table:table-cell>
          <table:table-cell table:formula="of:=&quot;Harbor.create(name: &quot;&quot;&quot;&amp;[.A228]&amp;&quot;&quot;&quot;, lat: &quot;&amp;[.D228]&amp;&quot;, lng: &quot;&amp;[.E228]&amp;&quot;, query: &quot;&quot;&quot;&amp;[.C228]&amp;&quot;&quot;&quot;)&quot;" office:value-type="string" office:string-value="Harbor.create(name: &quot;Coquimbo&quot;, lat: -29.9590009, lng: -71.3389183, query: &quot;COQUIMBO&quot;)" calcext:value-type="string">
            <text:p>Harbor.create(name: "Coquimbo", lat: -29.9590009, lng: -71.3389183, query: "COQUIMBO")</text:p>
          </table:table-cell>
        </table:table-row>
        <table:table-row table:style-name="ro1">
          <table:table-cell office:value-type="string" calcext:value-type="string">
            <text:p>Cordou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RDOUAN</text:p>
          </table:table-cell>
          <table:table-cell office:value-type="string" calcext:value-type="string">
            <text:p>48.395838</text:p>
          </table:table-cell>
          <table:table-cell office:value-type="string" calcext:value-type="string">
            <text:p>-0.603474</text:p>
          </table:table-cell>
          <table:table-cell table:formula="of:=&quot;Harbor.create(name: &quot;&quot;&quot;&amp;[.A229]&amp;&quot;&quot;&quot;, lat: &quot;&amp;[.D229]&amp;&quot;, lng: &quot;&amp;[.E229]&amp;&quot;, query: &quot;&quot;&quot;&amp;[.C229]&amp;&quot;&quot;&quot;)&quot;" office:value-type="string" office:string-value="Harbor.create(name: &quot;Cordouan&quot;, lat: 48.395838, lng: -0.603474, query: &quot;CORDOUAN&quot;)" calcext:value-type="string">
            <text:p>Harbor.create(name: "Cordouan", lat: 48.395838, lng: -0.603474, query: "CORDOUAN")</text:p>
          </table:table-cell>
        </table:table-row>
        <table:table-row table:style-name="ro1">
          <table:table-cell office:value-type="string" calcext:value-type="string">
            <text:p>Cordova</text:p>
          </table:table-cell>
          <table:table-cell office:value-type="string" calcext:value-type="string">
            <text:p>Etats-Unis (Alaska)</text:p>
          </table:table-cell>
          <table:table-cell office:value-type="string" calcext:value-type="string">
            <text:p>CORDOVA</text:p>
          </table:table-cell>
          <table:table-cell office:value-type="string" calcext:value-type="string">
            <text:p>60.5424087</text:p>
          </table:table-cell>
          <table:table-cell office:value-type="string" calcext:value-type="string">
            <text:p>-145.7525414</text:p>
          </table:table-cell>
          <table:table-cell table:formula="of:=&quot;Harbor.create(name: &quot;&quot;&quot;&amp;[.A230]&amp;&quot;&quot;&quot;, lat: &quot;&amp;[.D230]&amp;&quot;, lng: &quot;&amp;[.E230]&amp;&quot;, query: &quot;&quot;&quot;&amp;[.C230]&amp;&quot;&quot;&quot;)&quot;" office:value-type="string" office:string-value="Harbor.create(name: &quot;Cordova&quot;, lat: 60.5424087, lng: -145.7525414, query: &quot;CORDOVA&quot;)" calcext:value-type="string">
            <text:p>Harbor.create(name: "Cordova", lat: 60.5424087, lng: -145.7525414, query: "CORDOVA")</text:p>
          </table:table-cell>
        </table:table-row>
        <table:table-row table:style-name="ro1">
          <table:table-cell office:value-type="string" calcext:value-type="string">
            <text:p>Corpus Christi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27.8005828</text:p>
          </table:table-cell>
          <table:table-cell office:value-type="string" calcext:value-type="string">
            <text:p>-97.39638099999999</text:p>
          </table:table-cell>
          <table:table-cell table:formula="of:=&quot;Harbor.create(name: &quot;&quot;&quot;&amp;[.A231]&amp;&quot;&quot;&quot;, lat: &quot;&amp;[.D231]&amp;&quot;, lng: &quot;&amp;[.E231]&amp;&quot;, query: &quot;&quot;&quot;&amp;[.C231]&amp;&quot;&quot;&quot;)&quot;" office:value-type="string" office:string-value="Harbor.create(name: &quot;Corpus Christi&quot;, lat: 27.8005828, lng: -97.39638099999999, query: &quot;CORPUS&quot;)" calcext:value-type="string">
            <text:p>Harbor.create(name: "Corpus Christi", lat: 27.8005828, lng: -97.39638099999999, query: "CORPUS")</text:p>
          </table:table-cell>
        </table:table-row>
        <table:table-row table:style-name="ro1">
          <table:table-cell office:value-type="string" calcext:value-type="string">
            <text:p>Corta de Los Jeronimo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CORTA_DE_LOS_JERONIMOS</text:p>
          </table:table-cell>
          <table:table-cell office:value-type="string" calcext:value-type="string">
            <text:p>37.9177135</text:p>
          </table:table-cell>
          <table:table-cell office:value-type="string" calcext:value-type="string">
            <text:p>-6.544623</text:p>
          </table:table-cell>
          <table:table-cell table:formula="of:=&quot;Harbor.create(name: &quot;&quot;&quot;&amp;[.A232]&amp;&quot;&quot;&quot;, lat: &quot;&amp;[.D232]&amp;&quot;, lng: &quot;&amp;[.E232]&amp;&quot;, query: &quot;&quot;&quot;&amp;[.C232]&amp;&quot;&quot;&quot;)&quot;" office:value-type="string" office:string-value="Harbor.create(name: &quot;Corta de Los Jeronimos&quot;, lat: 37.9177135, lng: -6.544623, query: &quot;CORTA_DE_LOS_JERONIMOS&quot;)" calcext:value-type="string">
            <text:p>Harbor.create(name: "Corta de Los Jeronimos", lat: 37.9177135, lng: -6.544623, query: "CORTA_DE_LOS_JERONIMOS")</text:p>
          </table:table-cell>
        </table:table-row>
        <table:table-row table:style-name="ro1">
          <table:table-cell office:value-type="string" calcext:value-type="string">
            <text:p>Cotonou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6.3702928</text:p>
          </table:table-cell>
          <table:table-cell office:value-type="string" calcext:value-type="string">
            <text:p>2.3912362</text:p>
          </table:table-cell>
          <table:table-cell table:formula="of:=&quot;Harbor.create(name: &quot;&quot;&quot;&amp;[.A233]&amp;&quot;&quot;&quot;, lat: &quot;&amp;[.D233]&amp;&quot;, lng: &quot;&amp;[.E233]&amp;&quot;, query: &quot;&quot;&quot;&amp;[.C233]&amp;&quot;&quot;&quot;)&quot;" office:value-type="string" office:string-value="Harbor.create(name: &quot;Cotonou&quot;, lat: 6.3702928, lng: 2.3912362, query: &quot;COTONOU&quot;)" calcext:value-type="string">
            <text:p>Harbor.create(name: "Cotonou", lat: 6.3702928, lng: 2.3912362, query: "COTONOU")</text:p>
          </table:table-cell>
        </table:table-row>
        <table:table-row table:style-name="ro1">
          <table:table-cell office:value-type="string" calcext:value-type="string">
            <text:p>Courseulles-sur-M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URSEULLES-SUR-MER_LARGE</text:p>
          </table:table-cell>
          <table:table-cell office:value-type="string" calcext:value-type="string">
            <text:p>49.3334059</text:p>
          </table:table-cell>
          <table:table-cell office:value-type="string" calcext:value-type="string">
            <text:p>-0.457365</text:p>
          </table:table-cell>
          <table:table-cell table:formula="of:=&quot;Harbor.create(name: &quot;&quot;&quot;&amp;[.A234]&amp;&quot;&quot;&quot;, lat: &quot;&amp;[.D234]&amp;&quot;, lng: &quot;&amp;[.E234]&amp;&quot;, query: &quot;&quot;&quot;&amp;[.C234]&amp;&quot;&quot;&quot;)&quot;" office:value-type="string" office:string-value="Harbor.create(name: &quot;Courseulles-sur-Mer&quot;, lat: 49.3334059, lng: -0.457365, query: &quot;COURSEULLES-SUR-MER_LARGE&quot;)" calcext:value-type="string">
            <text:p>Harbor.create(name: "Courseulles-sur-Mer", lat: 49.3334059, lng: -0.457365, query: "COURSEULLES-SUR-MER_LARGE")</text:p>
          </table:table-cell>
        </table:table-row>
        <table:table-row table:style-name="ro1">
          <table:table-cell office:value-type="string" calcext:value-type="string">
            <text:p>Crescent City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CRESCENT_CITY</text:p>
          </table:table-cell>
          <table:table-cell office:value-type="string" calcext:value-type="string">
            <text:p>41.7557501</text:p>
          </table:table-cell>
          <table:table-cell office:value-type="string" calcext:value-type="string">
            <text:p>-124.2025913</text:p>
          </table:table-cell>
          <table:table-cell table:formula="of:=&quot;Harbor.create(name: &quot;&quot;&quot;&amp;[.A235]&amp;&quot;&quot;&quot;, lat: &quot;&amp;[.D235]&amp;&quot;, lng: &quot;&amp;[.E235]&amp;&quot;, query: &quot;&quot;&quot;&amp;[.C235]&amp;&quot;&quot;&quot;)&quot;" office:value-type="string" office:string-value="Harbor.create(name: &quot;Crescent City&quot;, lat: 41.7557501, lng: -124.2025913, query: &quot;CRESCENT_CITY&quot;)" calcext:value-type="string">
            <text:p>Harbor.create(name: "Crescent City", lat: 41.7557501, lng: -124.2025913, query: "CRESCENT_CITY")</text:p>
          </table:table-cell>
        </table:table-row>
        <table:table-row table:style-name="ro1">
          <table:table-cell office:value-type="string" calcext:value-type="string">
            <text:p>Cuxhaven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CUXHAVEN</text:p>
          </table:table-cell>
          <table:table-cell office:value-type="string" calcext:value-type="string">
            <text:p>53.859336</text:p>
          </table:table-cell>
          <table:table-cell office:value-type="string" calcext:value-type="string">
            <text:p>8.6879057</text:p>
          </table:table-cell>
          <table:table-cell table:formula="of:=&quot;Harbor.create(name: &quot;&quot;&quot;&amp;[.A236]&amp;&quot;&quot;&quot;, lat: &quot;&amp;[.D236]&amp;&quot;, lng: &quot;&amp;[.E236]&amp;&quot;, query: &quot;&quot;&quot;&amp;[.C236]&amp;&quot;&quot;&quot;)&quot;" office:value-type="string" office:string-value="Harbor.create(name: &quot;Cuxhaven&quot;, lat: 53.859336, lng: 8.6879057, query: &quot;CUXHAVEN&quot;)" calcext:value-type="string">
            <text:p>Harbor.create(name: "Cuxhaven", lat: 53.859336, lng: 8.6879057, query: "CUXHAVEN")</text:p>
          </table:table-cell>
        </table:table-row>
        <table:table-row table:style-name="ro1">
          <table:table-cell office:value-type="string" calcext:value-type="string">
            <text:p>Da Nang (Tourane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DA_NANG</text:p>
          </table:table-cell>
          <table:table-cell office:value-type="string" calcext:value-type="string">
            <text:p>16.0544068</text:p>
          </table:table-cell>
          <table:table-cell office:value-type="string" calcext:value-type="string">
            <text:p>108.2021667</text:p>
          </table:table-cell>
          <table:table-cell table:formula="of:=&quot;Harbor.create(name: &quot;&quot;&quot;&amp;[.A237]&amp;&quot;&quot;&quot;, lat: &quot;&amp;[.D237]&amp;&quot;, lng: &quot;&amp;[.E237]&amp;&quot;, query: &quot;&quot;&quot;&amp;[.C237]&amp;&quot;&quot;&quot;)&quot;" office:value-type="string" office:string-value="Harbor.create(name: &quot;Da Nang (Tourane)&quot;, lat: 16.0544068, lng: 108.2021667, query: &quot;DA_NANG&quot;)" calcext:value-type="string">
            <text:p>Harbor.create(name: "Da Nang (Tourane)", lat: 16.0544068, lng: 108.2021667, query: "DA_NANG")</text:p>
          </table:table-cell>
        </table:table-row>
        <table:table-row table:style-name="ro1">
          <table:table-cell office:value-type="string" calcext:value-type="string">
            <text:p>Dahou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AHOUET</text:p>
          </table:table-cell>
          <table:table-cell office:value-type="string" calcext:value-type="string">
            <text:p>48.578277</text:p>
          </table:table-cell>
          <table:table-cell office:value-type="string" calcext:value-type="string">
            <text:p>-2.566239</text:p>
          </table:table-cell>
          <table:table-cell table:formula="of:=&quot;Harbor.create(name: &quot;&quot;&quot;&amp;[.A238]&amp;&quot;&quot;&quot;, lat: &quot;&amp;[.D238]&amp;&quot;, lng: &quot;&amp;[.E238]&amp;&quot;, query: &quot;&quot;&quot;&amp;[.C238]&amp;&quot;&quot;&quot;)&quot;" office:value-type="string" office:string-value="Harbor.create(name: &quot;Dahouet&quot;, lat: 48.578277, lng: -2.566239, query: &quot;DAHOUET&quot;)" calcext:value-type="string">
            <text:p>Harbor.create(name: "Dahouet", lat: 48.578277, lng: -2.566239, query: "DAHOUET")</text:p>
          </table:table-cell>
        </table:table-row>
        <table:table-row table:style-name="ro1">
          <table:table-cell office:value-type="string" calcext:value-type="string">
            <text:p>Dakar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14.7645042</text:p>
          </table:table-cell>
          <table:table-cell office:value-type="string" calcext:value-type="string">
            <text:p>-17.3660286</text:p>
          </table:table-cell>
          <table:table-cell table:formula="of:=&quot;Harbor.create(name: &quot;&quot;&quot;&amp;[.A239]&amp;&quot;&quot;&quot;, lat: &quot;&amp;[.D239]&amp;&quot;, lng: &quot;&amp;[.E239]&amp;&quot;, query: &quot;&quot;&quot;&amp;[.C239]&amp;&quot;&quot;&quot;)&quot;" office:value-type="string" office:string-value="Harbor.create(name: &quot;Dakar&quot;, lat: 14.7645042, lng: -17.3660286, query: &quot;DAKAR&quot;)" calcext:value-type="string">
            <text:p>Harbor.create(name: "Dakar", lat: 14.7645042, lng: -17.3660286, query: "DAKAR")</text:p>
          </table:table-cell>
        </table:table-row>
        <table:table-row table:style-name="ro1">
          <table:table-cell office:value-type="string" calcext:value-type="string">
            <text:p>Dakhla</text:p>
          </table:table-cell>
          <table:table-cell office:value-type="string" calcext:value-type="string">
            <text:p>Sahara Occidental</text:p>
          </table:table-cell>
          <table:table-cell office:value-type="string" calcext:value-type="string">
            <text:p>DAKHLA</text:p>
          </table:table-cell>
          <table:table-cell office:value-type="string" calcext:value-type="string">
            <text:p>23.7221111</text:p>
          </table:table-cell>
          <table:table-cell office:value-type="string" calcext:value-type="string">
            <text:p>-15.9347384</text:p>
          </table:table-cell>
          <table:table-cell table:formula="of:=&quot;Harbor.create(name: &quot;&quot;&quot;&amp;[.A240]&amp;&quot;&quot;&quot;, lat: &quot;&amp;[.D240]&amp;&quot;, lng: &quot;&amp;[.E240]&amp;&quot;, query: &quot;&quot;&quot;&amp;[.C240]&amp;&quot;&quot;&quot;)&quot;" office:value-type="string" office:string-value="Harbor.create(name: &quot;Dakhla&quot;, lat: 23.7221111, lng: -15.9347384, query: &quot;DAKHLA&quot;)" calcext:value-type="string">
            <text:p>Harbor.create(name: "Dakhla", lat: 23.7221111, lng: -15.9347384, query: "DAKHLA")</text:p>
          </table:table-cell>
        </table:table-row>
        <table:table-row table:style-name="ro1">
          <table:table-cell office:value-type="string" calcext:value-type="string">
            <text:p>Dalian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DALIANG</text:p>
          </table:table-cell>
          <table:table-cell office:value-type="string" calcext:value-type="string">
            <text:p>38.91400300000001</text:p>
          </table:table-cell>
          <table:table-cell office:value-type="string" calcext:value-type="string">
            <text:p>121.614682</text:p>
          </table:table-cell>
          <table:table-cell table:formula="of:=&quot;Harbor.create(name: &quot;&quot;&quot;&amp;[.A241]&amp;&quot;&quot;&quot;, lat: &quot;&amp;[.D241]&amp;&quot;, lng: &quot;&amp;[.E241]&amp;&quot;, query: &quot;&quot;&quot;&amp;[.C241]&amp;&quot;&quot;&quot;)&quot;" office:value-type="string" office:string-value="Harbor.create(name: &quot;Dalian&quot;, lat: 38.91400300000001, lng: 121.614682, query: &quot;DALIANG&quot;)" calcext:value-type="string">
            <text:p>Harbor.create(name: "Dalian", lat: 38.91400300000001, lng: 121.614682, query: "DALIANG")</text:p>
          </table:table-cell>
        </table:table-row>
        <table:table-row table:style-name="ro1">
          <table:table-cell office:value-type="string" calcext:value-type="string">
            <text:p>Dampier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DAMPIER</text:p>
          </table:table-cell>
          <table:table-cell office:value-type="string" calcext:value-type="string">
            <text:p>-20.6582351</text:p>
          </table:table-cell>
          <table:table-cell office:value-type="string" calcext:value-type="string">
            <text:p>116.7150763</text:p>
          </table:table-cell>
          <table:table-cell table:formula="of:=&quot;Harbor.create(name: &quot;&quot;&quot;&amp;[.A242]&amp;&quot;&quot;&quot;, lat: &quot;&amp;[.D242]&amp;&quot;, lng: &quot;&amp;[.E242]&amp;&quot;, query: &quot;&quot;&quot;&amp;[.C242]&amp;&quot;&quot;&quot;)&quot;" office:value-type="string" office:string-value="Harbor.create(name: &quot;Dampier&quot;, lat: -20.6582351, lng: 116.7150763, query: &quot;DAMPIER&quot;)" calcext:value-type="string">
            <text:p>Harbor.create(name: "Dampier", lat: -20.6582351, lng: 116.7150763, query: "DAMPIER")</text:p>
          </table:table-cell>
        </table:table-row>
        <table:table-row table:style-name="ro1" table:visibility="filter">
          <table:table-cell office:value-type="string" calcext:value-type="string">
            <text:p>Danmarks Havn</text:p>
          </table:table-cell>
          <table:table-cell office:value-type="string" calcext:value-type="string">
            <text:p>Danemark (Groenland)</text:p>
          </table:table-cell>
          <table:table-cell office:value-type="string" calcext:value-type="string">
            <text:p>DANMARKS_HAV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-Es-Salaam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DAR_ES_SALAAM</text:p>
          </table:table-cell>
          <table:table-cell office:value-type="string" calcext:value-type="string">
            <text:p>-6.792354</text:p>
          </table:table-cell>
          <table:table-cell office:value-type="string" calcext:value-type="string">
            <text:p>39.2083284</text:p>
          </table:table-cell>
          <table:table-cell table:formula="of:=&quot;Harbor.create(name: &quot;&quot;&quot;&amp;[.A244]&amp;&quot;&quot;&quot;, lat: &quot;&amp;[.D244]&amp;&quot;, lng: &quot;&amp;[.E244]&amp;&quot;, query: &quot;&quot;&quot;&amp;[.C244]&amp;&quot;&quot;&quot;)&quot;" office:value-type="string" office:string-value="Harbor.create(name: &quot;Dar-Es-Salaam&quot;, lat: -6.792354, lng: 39.2083284, query: &quot;DAR_ES_SALAAM&quot;)" calcext:value-type="string">
            <text:p>Harbor.create(name: "Dar-Es-Salaam", lat: -6.792354, lng: 39.2083284, query: "DAR_ES_SALAAM")</text:p>
          </table:table-cell>
        </table:table-row>
        <table:table-row table:style-name="ro1">
          <table:table-cell office:value-type="string" calcext:value-type="string">
            <text:p>Daru I.</text:p>
          </table:table-cell>
          <table:table-cell office:value-type="string" calcext:value-type="string">
            <text:p>Papouasie-Nouvelle-Guinee</text:p>
          </table:table-cell>
          <table:table-cell office:value-type="string" calcext:value-type="string">
            <text:p>DARU</text:p>
          </table:table-cell>
          <table:table-cell office:value-type="string" calcext:value-type="string">
            <text:p>-9.078195899999999</text:p>
          </table:table-cell>
          <table:table-cell office:value-type="string" calcext:value-type="string">
            <text:p>143.2099707</text:p>
          </table:table-cell>
          <table:table-cell table:formula="of:=&quot;Harbor.create(name: &quot;&quot;&quot;&amp;[.A245]&amp;&quot;&quot;&quot;, lat: &quot;&amp;[.D245]&amp;&quot;, lng: &quot;&amp;[.E245]&amp;&quot;, query: &quot;&quot;&quot;&amp;[.C245]&amp;&quot;&quot;&quot;)&quot;" office:value-type="string" office:string-value="Harbor.create(name: &quot;Daru I.&quot;, lat: -9.078195899999999, lng: 143.2099707, query: &quot;DARU&quot;)" calcext:value-type="string">
            <text:p>Harbor.create(name: "Daru I.", lat: -9.078195899999999, lng: 143.2099707, query: "DARU")</text:p>
          </table:table-cell>
        </table:table-row>
        <table:table-row table:style-name="ro1">
          <table:table-cell office:value-type="string" calcext:value-type="string">
            <text:p>Darwin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-12.4634403</text:p>
          </table:table-cell>
          <table:table-cell office:value-type="string" calcext:value-type="string">
            <text:p>130.8456418</text:p>
          </table:table-cell>
          <table:table-cell table:formula="of:=&quot;Harbor.create(name: &quot;&quot;&quot;&amp;[.A246]&amp;&quot;&quot;&quot;, lat: &quot;&amp;[.D246]&amp;&quot;, lng: &quot;&amp;[.E246]&amp;&quot;, query: &quot;&quot;&quot;&amp;[.C246]&amp;&quot;&quot;&quot;)&quot;" office:value-type="string" office:string-value="Harbor.create(name: &quot;Darwin&quot;, lat: -12.4634403, lng: 130.8456418, query: &quot;DARWIN&quot;)" calcext:value-type="string">
            <text:p>Harbor.create(name: "Darwin", lat: -12.4634403, lng: 130.8456418, query: "DARWIN")</text:p>
          </table:table-cell>
        </table:table-row>
        <table:table-row table:style-name="ro1">
          <table:table-cell office:value-type="string" calcext:value-type="string">
            <text:p>Davao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DAVAO</text:p>
          </table:table-cell>
          <table:table-cell office:value-type="string" calcext:value-type="string">
            <text:p>7.190708</text:p>
          </table:table-cell>
          <table:table-cell office:value-type="string" calcext:value-type="string">
            <text:p>125.455341</text:p>
          </table:table-cell>
          <table:table-cell table:formula="of:=&quot;Harbor.create(name: &quot;&quot;&quot;&amp;[.A247]&amp;&quot;&quot;&quot;, lat: &quot;&amp;[.D247]&amp;&quot;, lng: &quot;&amp;[.E247]&amp;&quot;, query: &quot;&quot;&quot;&amp;[.C247]&amp;&quot;&quot;&quot;)&quot;" office:value-type="string" office:string-value="Harbor.create(name: &quot;Davao&quot;, lat: 7.190708, lng: 125.455341, query: &quot;DAVAO&quot;)" calcext:value-type="string">
            <text:p>Harbor.create(name: "Davao", lat: 7.190708, lng: 125.455341, query: "DAVAO")</text:p>
          </table:table-cell>
        </table:table-row>
        <table:table-row table:style-name="ro1">
          <table:table-cell office:value-type="string" calcext:value-type="string">
            <text:p>Deauvil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EAUVILLE</text:p>
          </table:table-cell>
          <table:table-cell office:value-type="string" calcext:value-type="string">
            <text:p>49.353976</text:p>
          </table:table-cell>
          <table:table-cell office:value-type="string" calcext:value-type="string">
            <text:p>0.075122</text:p>
          </table:table-cell>
          <table:table-cell table:formula="of:=&quot;Harbor.create(name: &quot;&quot;&quot;&amp;[.A248]&amp;&quot;&quot;&quot;, lat: &quot;&amp;[.D248]&amp;&quot;, lng: &quot;&amp;[.E248]&amp;&quot;, query: &quot;&quot;&quot;&amp;[.C248]&amp;&quot;&quot;&quot;)&quot;" office:value-type="string" office:string-value="Harbor.create(name: &quot;Deauville&quot;, lat: 49.353976, lng: 0.075122, query: &quot;DEAUVILLE&quot;)" calcext:value-type="string">
            <text:p>Harbor.create(name: "Deauville", lat: 49.353976, lng: 0.075122, query: "DEAUVILLE")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office:value-type="string" calcext:value-type="string">
            <text:p>Antarctique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-62.9409297</text:p>
          </table:table-cell>
          <table:table-cell office:value-type="string" calcext:value-type="string">
            <text:p>-60.55537510000001</text:p>
          </table:table-cell>
          <table:table-cell table:formula="of:=&quot;Harbor.create(name: &quot;&quot;&quot;&amp;[.A249]&amp;&quot;&quot;&quot;, lat: &quot;&amp;[.D249]&amp;&quot;, lng: &quot;&amp;[.E249]&amp;&quot;, query: &quot;&quot;&quot;&amp;[.C249]&amp;&quot;&quot;&quot;)&quot;" office:value-type="string" office:string-value="Harbor.create(name: &quot;Deception&quot;, lat: -62.9409297, lng: -60.55537510000001, query: &quot;FOSTER&quot;)" calcext:value-type="string">
            <text:p>Harbor.create(name: "Deception", lat: -62.9409297, lng: -60.55537510000001, query: "FOSTER")</text:p>
          </table:table-cell>
        </table:table-row>
        <table:table-row table:style-name="ro1" table:visibility="filter">
          <table:table-cell office:value-type="string" calcext:value-type="string">
            <text:p>Degrad Des Cannes</text:p>
          </table:table-cell>
          <table:table-cell office:value-type="string" calcext:value-type="string">
            <text:p>France (Guyane)</text:p>
          </table:table-cell>
          <table:table-cell office:value-type="string" calcext:value-type="string">
            <text:p>DEGRAD_DES_CAN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 Helder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DEN_HELDER</text:p>
          </table:table-cell>
          <table:table-cell office:value-type="string" calcext:value-type="string">
            <text:p>52.95628079999999</text:p>
          </table:table-cell>
          <table:table-cell office:value-type="string" calcext:value-type="string">
            <text:p>4.7607972</text:p>
          </table:table-cell>
          <table:table-cell table:formula="of:=&quot;Harbor.create(name: &quot;&quot;&quot;&amp;[.A251]&amp;&quot;&quot;&quot;, lat: &quot;&amp;[.D251]&amp;&quot;, lng: &quot;&amp;[.E251]&amp;&quot;, query: &quot;&quot;&quot;&amp;[.C251]&amp;&quot;&quot;&quot;)&quot;" office:value-type="string" office:string-value="Harbor.create(name: &quot;Den Helder&quot;, lat: 52.95628079999999, lng: 4.7607972, query: &quot;DEN_HELDER&quot;)" calcext:value-type="string">
            <text:p>Harbor.create(name: "Den Helder", lat: 52.95628079999999, lng: 4.7607972, query: "DEN_HELDER")</text:p>
          </table:table-cell>
        </table:table-row>
        <table:table-row table:style-name="ro1">
          <table:table-cell office:value-type="string" calcext:value-type="string">
            <text:p>Devonport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DEVONPORT</text:p>
          </table:table-cell>
          <table:table-cell office:value-type="string" calcext:value-type="string">
            <text:p>-41.1770585</text:p>
          </table:table-cell>
          <table:table-cell office:value-type="string" calcext:value-type="string">
            <text:p>146.3451775</text:p>
          </table:table-cell>
          <table:table-cell table:formula="of:=&quot;Harbor.create(name: &quot;&quot;&quot;&amp;[.A252]&amp;&quot;&quot;&quot;, lat: &quot;&amp;[.D252]&amp;&quot;, lng: &quot;&amp;[.E252]&amp;&quot;, query: &quot;&quot;&quot;&amp;[.C252]&amp;&quot;&quot;&quot;)&quot;" office:value-type="string" office:string-value="Harbor.create(name: &quot;Devonport&quot;, lat: -41.1770585, lng: 146.3451775, query: &quot;DEVONPORT&quot;)" calcext:value-type="string">
            <text:p>Harbor.create(name: "Devonport", lat: -41.1770585, lng: 146.3451775, query: "DEVONPORT")</text:p>
          </table:table-cell>
        </table:table-row>
        <table:table-row table:style-name="ro1">
          <table:table-cell office:value-type="string" calcext:value-type="string">
            <text:p>Diamond Harbour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DIAMOND_HARBOUR</text:p>
          </table:table-cell>
          <table:table-cell office:value-type="string" calcext:value-type="string">
            <text:p>22.1987268</text:p>
          </table:table-cell>
          <table:table-cell office:value-type="string" calcext:value-type="string">
            <text:p>88.20228759999999</text:p>
          </table:table-cell>
          <table:table-cell table:formula="of:=&quot;Harbor.create(name: &quot;&quot;&quot;&amp;[.A253]&amp;&quot;&quot;&quot;, lat: &quot;&amp;[.D253]&amp;&quot;, lng: &quot;&amp;[.E253]&amp;&quot;, query: &quot;&quot;&quot;&amp;[.C253]&amp;&quot;&quot;&quot;)&quot;" office:value-type="string" office:string-value="Harbor.create(name: &quot;Diamond Harbour&quot;, lat: 22.1987268, lng: 88.20228759999999, query: &quot;DIAMOND_HARBOUR&quot;)" calcext:value-type="string">
            <text:p>Harbor.create(name: "Diamond Harbour", lat: 22.1987268, lng: 88.20228759999999, query: "DIAMOND_HARBOUR")</text:p>
          </table:table-cell>
        </table:table-row>
        <table:table-row table:style-name="ro1">
          <table:table-cell office:value-type="string" calcext:value-type="string">
            <text:p>Diana Ba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IANA_BAY</text:p>
          </table:table-cell>
          <table:table-cell office:value-type="string" calcext:value-type="string">
            <text:p>60.783052</text:p>
          </table:table-cell>
          <table:table-cell office:value-type="string" calcext:value-type="string">
            <text:p>-69.832368</text:p>
          </table:table-cell>
          <table:table-cell table:formula="of:=&quot;Harbor.create(name: &quot;&quot;&quot;&amp;[.A254]&amp;&quot;&quot;&quot;, lat: &quot;&amp;[.D254]&amp;&quot;, lng: &quot;&amp;[.E254]&amp;&quot;, query: &quot;&quot;&quot;&amp;[.C254]&amp;&quot;&quot;&quot;)&quot;" office:value-type="string" office:string-value="Harbor.create(name: &quot;Diana Bay&quot;, lat: 60.783052, lng: -69.832368, query: &quot;DIANA_BAY&quot;)" calcext:value-type="string">
            <text:p>Harbor.create(name: "Diana Bay", lat: 60.783052, lng: -69.832368, query: "DIANA_BAY")</text:p>
          </table:table-cell>
        </table:table-row>
        <table:table-row table:style-name="ro1">
          <table:table-cell office:value-type="string" calcext:value-type="string">
            <text:p>Diep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IEPPE</text:p>
          </table:table-cell>
          <table:table-cell office:value-type="string" calcext:value-type="string">
            <text:p>49.922992</text:p>
          </table:table-cell>
          <table:table-cell office:value-type="string" calcext:value-type="string">
            <text:p>1.077483</text:p>
          </table:table-cell>
          <table:table-cell table:formula="of:=&quot;Harbor.create(name: &quot;&quot;&quot;&amp;[.A255]&amp;&quot;&quot;&quot;, lat: &quot;&amp;[.D255]&amp;&quot;, lng: &quot;&amp;[.E255]&amp;&quot;, query: &quot;&quot;&quot;&amp;[.C255]&amp;&quot;&quot;&quot;)&quot;" office:value-type="string" office:string-value="Harbor.create(name: &quot;Dieppe&quot;, lat: 49.922992, lng: 1.077483, query: &quot;DIEPPE&quot;)" calcext:value-type="string">
            <text:p>Harbor.create(name: "Dieppe", lat: 49.922992, lng: 1.077483, query: "DIEPPE")</text:p>
          </table:table-cell>
        </table:table-row>
        <table:table-row table:style-name="ro1">
          <table:table-cell office:value-type="string" calcext:value-type="string">
            <text:p>Diogue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JOGUE</text:p>
          </table:table-cell>
          <table:table-cell office:value-type="string" calcext:value-type="string">
            <text:p>12.57488</text:p>
          </table:table-cell>
          <table:table-cell office:value-type="string" calcext:value-type="string">
            <text:p>-16.7506689</text:p>
          </table:table-cell>
          <table:table-cell table:formula="of:=&quot;Harbor.create(name: &quot;&quot;&quot;&amp;[.A256]&amp;&quot;&quot;&quot;, lat: &quot;&amp;[.D256]&amp;&quot;, lng: &quot;&amp;[.E256]&amp;&quot;, query: &quot;&quot;&quot;&amp;[.C256]&amp;&quot;&quot;&quot;)&quot;" office:value-type="string" office:string-value="Harbor.create(name: &quot;Diogue&quot;, lat: 12.57488, lng: -16.7506689, query: &quot;DJOGUE&quot;)" calcext:value-type="string">
            <text:p>Harbor.create(name: "Diogue", lat: 12.57488, lng: -16.7506689, query: "DJOGUE")</text:p>
          </table:table-cell>
        </table:table-row>
        <table:table-row table:style-name="ro1">
          <table:table-cell office:value-type="string" calcext:value-type="string">
            <text:p>Dives-sur-M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IVES-SUR-MER</text:p>
          </table:table-cell>
          <table:table-cell office:value-type="string" calcext:value-type="string">
            <text:p>49.28656</text:p>
          </table:table-cell>
          <table:table-cell office:value-type="string" calcext:value-type="string">
            <text:p>-0.100024</text:p>
          </table:table-cell>
          <table:table-cell table:formula="of:=&quot;Harbor.create(name: &quot;&quot;&quot;&amp;[.A257]&amp;&quot;&quot;&quot;, lat: &quot;&amp;[.D257]&amp;&quot;, lng: &quot;&amp;[.E257]&amp;&quot;, query: &quot;&quot;&quot;&amp;[.C257]&amp;&quot;&quot;&quot;)&quot;" office:value-type="string" office:string-value="Harbor.create(name: &quot;Dives-sur-Mer&quot;, lat: 49.28656, lng: -0.100024, query: &quot;DIVES-SUR-MER&quot;)" calcext:value-type="string">
            <text:p>Harbor.create(name: "Dives-sur-Mer", lat: 49.28656, lng: -0.100024, query: "DIVES-SUR-MER")</text:p>
          </table:table-cell>
        </table:table-row>
        <table:table-row table:style-name="ro1">
          <table:table-cell office:value-type="string" calcext:value-type="string">
            <text:p>let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IELETTE</text:p>
          </table:table-cell>
          <table:table-cell office:value-type="string" calcext:value-type="string">
            <text:p>43.982981</text:p>
          </table:table-cell>
          <table:table-cell office:value-type="string" calcext:value-type="string">
            <text:p>6.829312</text:p>
          </table:table-cell>
          <table:table-cell table:formula="of:=&quot;Harbor.create(name: &quot;&quot;&quot;&amp;[.A258]&amp;&quot;&quot;&quot;, lat: &quot;&amp;[.D258]&amp;&quot;, lng: &quot;&amp;[.E258]&amp;&quot;, query: &quot;&quot;&quot;&amp;[.C258]&amp;&quot;&quot;&quot;)&quot;" office:value-type="string" office:string-value="Harbor.create(name: &quot;lette&quot;, lat: 43.982981, lng: 6.829312, query: &quot;DIELETTE&quot;)" calcext:value-type="string">
            <text:p>Harbor.create(name: "lette", lat: 43.982981, lng: 6.829312, query: "DIELETTE")</text:p>
          </table:table-cell>
        </table:table-row>
        <table:table-row table:style-name="ro1">
          <table:table-cell office:value-type="string" calcext:value-type="string">
            <text:p>Djakarta (Tanjung Priok)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TANJUNG_PRIOK</text:p>
          </table:table-cell>
          <table:table-cell office:value-type="string" calcext:value-type="string">
            <text:p>-6.1320555</text:p>
          </table:table-cell>
          <table:table-cell office:value-type="string" calcext:value-type="string">
            <text:p>106.8714848</text:p>
          </table:table-cell>
          <table:table-cell table:formula="of:=&quot;Harbor.create(name: &quot;&quot;&quot;&amp;[.A259]&amp;&quot;&quot;&quot;, lat: &quot;&amp;[.D259]&amp;&quot;, lng: &quot;&amp;[.E259]&amp;&quot;, query: &quot;&quot;&quot;&amp;[.C259]&amp;&quot;&quot;&quot;)&quot;" office:value-type="string" office:string-value="Harbor.create(name: &quot;Djakarta (Tanjung Priok)&quot;, lat: -6.1320555, lng: 106.8714848, query: &quot;TANJUNG_PRIOK&quot;)" calcext:value-type="string">
            <text:p>Harbor.create(name: "Djakarta (Tanjung Priok)", lat: -6.1320555, lng: 106.8714848, query: "TANJUNG_PRIOK")</text:p>
          </table:table-cell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11.5720765</text:p>
          </table:table-cell>
          <table:table-cell office:value-type="string" calcext:value-type="string">
            <text:p>43.1456475</text:p>
          </table:table-cell>
          <table:table-cell table:formula="of:=&quot;Harbor.create(name: &quot;&quot;&quot;&amp;[.A260]&amp;&quot;&quot;&quot;, lat: &quot;&amp;[.D260]&amp;&quot;, lng: &quot;&amp;[.E260]&amp;&quot;, query: &quot;&quot;&quot;&amp;[.C260]&amp;&quot;&quot;&quot;)&quot;" office:value-type="string" office:string-value="Harbor.create(name: &quot;Djibouti&quot;, lat: 11.5720765, lng: 43.1456475, query: &quot;DJIBOUTI&quot;)" calcext:value-type="string">
            <text:p>Harbor.create(name: "Djibouti", lat: 11.5720765, lng: 43.1456475, query: "DJIBOUTI")</text:p>
          </table:table-cell>
        </table:table-row>
        <table:table-row table:style-name="ro1">
          <table:table-cell office:value-type="string" calcext:value-type="string">
            <text:p>Do So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DO_SON</text:p>
          </table:table-cell>
          <table:table-cell office:value-type="string" calcext:value-type="string">
            <text:p>21.3780955</text:p>
          </table:table-cell>
          <table:table-cell office:value-type="string" calcext:value-type="string">
            <text:p>105.1916922</text:p>
          </table:table-cell>
          <table:table-cell table:formula="of:=&quot;Harbor.create(name: &quot;&quot;&quot;&amp;[.A261]&amp;&quot;&quot;&quot;, lat: &quot;&amp;[.D261]&amp;&quot;, lng: &quot;&amp;[.E261]&amp;&quot;, query: &quot;&quot;&quot;&amp;[.C261]&amp;&quot;&quot;&quot;)&quot;" office:value-type="string" office:string-value="Harbor.create(name: &quot;Do Son&quot;, lat: 21.3780955, lng: 105.1916922, query: &quot;DO_SON&quot;)" calcext:value-type="string">
            <text:p>Harbor.create(name: "Do Son", lat: 21.3780955, lng: 105.1916922, query: "DO_SON")</text:p>
          </table:table-cell>
        </table:table-row>
        <table:table-row table:style-name="ro1">
          <table:table-cell office:value-type="string" calcext:value-type="string">
            <text:p>Doha (Ad Dawhah)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25.2854473</text:p>
          </table:table-cell>
          <table:table-cell office:value-type="string" calcext:value-type="string">
            <text:p>51.53103979999999</text:p>
          </table:table-cell>
          <table:table-cell table:formula="of:=&quot;Harbor.create(name: &quot;&quot;&quot;&amp;[.A262]&amp;&quot;&quot;&quot;, lat: &quot;&amp;[.D262]&amp;&quot;, lng: &quot;&amp;[.E262]&amp;&quot;, query: &quot;&quot;&quot;&amp;[.C262]&amp;&quot;&quot;&quot;)&quot;" office:value-type="string" office:string-value="Harbor.create(name: &quot;Doha (Ad Dawhah)&quot;, lat: 25.2854473, lng: 51.53103979999999, query: &quot;DOHA&quot;)" calcext:value-type="string">
            <text:p>Harbor.create(name: "Doha (Ad Dawhah)", lat: 25.2854473, lng: 51.53103979999999, query: "DOHA")</text:p>
          </table:table-cell>
        </table:table-row>
        <table:table-row table:style-name="ro1">
          <table:table-cell office:value-type="string" calcext:value-type="string">
            <text:p>Douala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4.0510564</text:p>
          </table:table-cell>
          <table:table-cell office:value-type="string" calcext:value-type="string">
            <text:p>9.7678687</text:p>
          </table:table-cell>
          <table:table-cell table:formula="of:=&quot;Harbor.create(name: &quot;&quot;&quot;&amp;[.A263]&amp;&quot;&quot;&quot;, lat: &quot;&amp;[.D263]&amp;&quot;, lng: &quot;&amp;[.E263]&amp;&quot;, query: &quot;&quot;&quot;&amp;[.C263]&amp;&quot;&quot;&quot;)&quot;" office:value-type="string" office:string-value="Harbor.create(name: &quot;Douala&quot;, lat: 4.0510564, lng: 9.7678687, query: &quot;DOUALA&quot;)" calcext:value-type="string">
            <text:p>Harbor.create(name: "Douala", lat: 4.0510564, lng: 9.7678687, query: "DOUALA")</text:p>
          </table:table-cell>
        </table:table-row>
        <table:table-row table:style-name="ro1">
          <table:table-cell office:value-type="string" calcext:value-type="string">
            <text:p>Douarnenez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OUARNENEZ</text:p>
          </table:table-cell>
          <table:table-cell office:value-type="string" calcext:value-type="string">
            <text:p>48.093228</text:p>
          </table:table-cell>
          <table:table-cell office:value-type="string" calcext:value-type="string">
            <text:p>-4.328619</text:p>
          </table:table-cell>
          <table:table-cell table:formula="of:=&quot;Harbor.create(name: &quot;&quot;&quot;&amp;[.A264]&amp;&quot;&quot;&quot;, lat: &quot;&amp;[.D264]&amp;&quot;, lng: &quot;&amp;[.E264]&amp;&quot;, query: &quot;&quot;&quot;&amp;[.C264]&amp;&quot;&quot;&quot;)&quot;" office:value-type="string" office:string-value="Harbor.create(name: &quot;Douarnenez&quot;, lat: 48.093228, lng: -4.328619, query: &quot;DOUARNENEZ&quot;)" calcext:value-type="string">
            <text:p>Harbor.create(name: "Douarnenez", lat: 48.093228, lng: -4.328619, query: "DOUARNENEZ")</text:p>
          </table:table-cell>
        </table:table-row>
        <table:table-row table:style-name="ro1">
          <table:table-cell office:value-type="string" calcext:value-type="string">
            <text:p>Douvres (Dover)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51.1278758</text:p>
          </table:table-cell>
          <table:table-cell office:value-type="string" calcext:value-type="string">
            <text:p>1.3134027</text:p>
          </table:table-cell>
          <table:table-cell table:formula="of:=&quot;Harbor.create(name: &quot;&quot;&quot;&amp;[.A265]&amp;&quot;&quot;&quot;, lat: &quot;&amp;[.D265]&amp;&quot;, lng: &quot;&amp;[.E265]&amp;&quot;, query: &quot;&quot;&quot;&amp;[.C265]&amp;&quot;&quot;&quot;)&quot;" office:value-type="string" office:string-value="Harbor.create(name: &quot;Douvres (Dover)&quot;, lat: 51.1278758, lng: 1.3134027, query: &quot;DOVER&quot;)" calcext:value-type="string">
            <text:p>Harbor.create(name: "Douvres (Dover)", lat: 51.1278758, lng: 1.3134027, query: "DOVER")</text:p>
          </table:table-cell>
        </table:table-row>
        <table:table-row table:style-name="ro1" table:visibility="filter">
          <table:table-cell office:value-type="string" calcext:value-type="string">
            <text:p>Dreger Harbour</text:p>
          </table:table-cell>
          <table:table-cell office:value-type="string" calcext:value-type="string">
            <text:p>Papouasie-Nouvelle-Guinee</text:p>
          </table:table-cell>
          <table:table-cell office:value-type="string" calcext:value-type="string">
            <text:p>PORT_DRE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bai (Port Rashid)</text:p>
          </table:table-cell>
          <table:table-cell office:value-type="string" calcext:value-type="string">
            <text:p>Emirats Arabes Unis</text:p>
          </table:table-cell>
          <table:table-cell office:value-type="string" calcext:value-type="string">
            <text:p>MINA_RASHID_DUBAI</text:p>
          </table:table-cell>
          <table:table-cell office:value-type="string" calcext:value-type="string">
            <text:p>25.284755</text:p>
          </table:table-cell>
          <table:table-cell office:value-type="string" calcext:value-type="string">
            <text:p>55.2756505</text:p>
          </table:table-cell>
          <table:table-cell table:formula="of:=&quot;Harbor.create(name: &quot;&quot;&quot;&amp;[.A267]&amp;&quot;&quot;&quot;, lat: &quot;&amp;[.D267]&amp;&quot;, lng: &quot;&amp;[.E267]&amp;&quot;, query: &quot;&quot;&quot;&amp;[.C267]&amp;&quot;&quot;&quot;)&quot;" office:value-type="string" office:string-value="Harbor.create(name: &quot;Dubai (Port Rashid)&quot;, lat: 25.284755, lng: 55.2756505, query: &quot;MINA_RASHID_DUBAI&quot;)" calcext:value-type="string">
            <text:p>Harbor.create(name: "Dubai (Port Rashid)", lat: 25.284755, lng: 55.2756505, query: "MINA_RASHID_DUBAI")</text:p>
          </table:table-cell>
        </table:table-row>
        <table:table-row table:style-name="ro1">
          <table:table-cell office:value-type="string" calcext:value-type="string">
            <text:p>Dublin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53.3498053</text:p>
          </table:table-cell>
          <table:table-cell office:value-type="string" calcext:value-type="string">
            <text:p>-6.2603097</text:p>
          </table:table-cell>
          <table:table-cell table:formula="of:=&quot;Harbor.create(name: &quot;&quot;&quot;&amp;[.A268]&amp;&quot;&quot;&quot;, lat: &quot;&amp;[.D268]&amp;&quot;, lng: &quot;&amp;[.E268]&amp;&quot;, query: &quot;&quot;&quot;&amp;[.C268]&amp;&quot;&quot;&quot;)&quot;" office:value-type="string" office:string-value="Harbor.create(name: &quot;Dublin&quot;, lat: 53.3498053, lng: -6.2603097, query: &quot;DUBLIN&quot;)" calcext:value-type="string">
            <text:p>Harbor.create(name: "Dublin", lat: 53.3498053, lng: -6.2603097, query: "DUBLIN")</text:p>
          </table:table-cell>
        </table:table-row>
        <table:table-row table:style-name="ro1">
          <table:table-cell office:value-type="string" calcext:value-type="string">
            <text:p>Dubrovnik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DUBROVNIK</text:p>
          </table:table-cell>
          <table:table-cell office:value-type="string" calcext:value-type="string">
            <text:p>42.65066059999999</text:p>
          </table:table-cell>
          <table:table-cell office:value-type="string" calcext:value-type="string">
            <text:p>18.0944238</text:p>
          </table:table-cell>
          <table:table-cell table:formula="of:=&quot;Harbor.create(name: &quot;&quot;&quot;&amp;[.A269]&amp;&quot;&quot;&quot;, lat: &quot;&amp;[.D269]&amp;&quot;, lng: &quot;&amp;[.E269]&amp;&quot;, query: &quot;&quot;&quot;&amp;[.C269]&amp;&quot;&quot;&quot;)&quot;" office:value-type="string" office:string-value="Harbor.create(name: &quot;Dubrovnik&quot;, lat: 42.65066059999999, lng: 18.0944238, query: &quot;DUBROVNIK&quot;)" calcext:value-type="string">
            <text:p>Harbor.create(name: "Dubrovnik", lat: 42.65066059999999, lng: 18.0944238, query: "DUBROVNIK")</text:p>
          </table:table-cell>
        </table:table-row>
        <table:table-row table:style-name="ro1">
          <table:table-cell office:value-type="string" calcext:value-type="string">
            <text:p>Dundee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DUNDEE</text:p>
          </table:table-cell>
          <table:table-cell office:value-type="string" calcext:value-type="string">
            <text:p>56.462018</text:p>
          </table:table-cell>
          <table:table-cell office:value-type="string" calcext:value-type="string">
            <text:p>-2.970721</text:p>
          </table:table-cell>
          <table:table-cell table:formula="of:=&quot;Harbor.create(name: &quot;&quot;&quot;&amp;[.A270]&amp;&quot;&quot;&quot;, lat: &quot;&amp;[.D270]&amp;&quot;, lng: &quot;&amp;[.E270]&amp;&quot;, query: &quot;&quot;&quot;&amp;[.C270]&amp;&quot;&quot;&quot;)&quot;" office:value-type="string" office:string-value="Harbor.create(name: &quot;Dundee&quot;, lat: 56.462018, lng: -2.970721, query: &quot;DUNDEE&quot;)" calcext:value-type="string">
            <text:p>Harbor.create(name: "Dundee", lat: 56.462018, lng: -2.970721, query: "DUNDEE")</text:p>
          </table:table-cell>
        </table:table-row>
        <table:table-row table:style-name="ro1">
          <table:table-cell office:value-type="string" calcext:value-type="string">
            <text:p>Dunkerqu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UNKERQUE</text:p>
          </table:table-cell>
          <table:table-cell office:value-type="string" calcext:value-type="string">
            <text:p>51.0343684</text:p>
          </table:table-cell>
          <table:table-cell office:value-type="string" calcext:value-type="string">
            <text:p>2.3767763</text:p>
          </table:table-cell>
          <table:table-cell table:formula="of:=&quot;Harbor.create(name: &quot;&quot;&quot;&amp;[.A271]&amp;&quot;&quot;&quot;, lat: &quot;&amp;[.D271]&amp;&quot;, lng: &quot;&amp;[.E271]&amp;&quot;, query: &quot;&quot;&quot;&amp;[.C271]&amp;&quot;&quot;&quot;)&quot;" office:value-type="string" office:string-value="Harbor.create(name: &quot;Dunkerque&quot;, lat: 51.0343684, lng: 2.3767763, query: &quot;DUNKERQUE&quot;)" calcext:value-type="string">
            <text:p>Harbor.create(name: "Dunkerque", lat: 51.0343684, lng: 2.3767763, query: "DUNKERQUE")</text:p>
          </table:table-cell>
        </table:table-row>
        <table:table-row table:style-name="ro1">
          <table:table-cell office:value-type="string" calcext:value-type="string">
            <text:p>Dunkerque Oues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UNKERQUE_OUEST</text:p>
          </table:table-cell>
          <table:table-cell office:value-type="string" calcext:value-type="string">
            <text:p>51.041719</text:p>
          </table:table-cell>
          <table:table-cell office:value-type="string" calcext:value-type="string">
            <text:p>2.329525</text:p>
          </table:table-cell>
          <table:table-cell table:formula="of:=&quot;Harbor.create(name: &quot;&quot;&quot;&amp;[.A272]&amp;&quot;&quot;&quot;, lat: &quot;&amp;[.D272]&amp;&quot;, lng: &quot;&amp;[.E272]&amp;&quot;, query: &quot;&quot;&quot;&amp;[.C272]&amp;&quot;&quot;&quot;)&quot;" office:value-type="string" office:string-value="Harbor.create(name: &quot;Dunkerque Ouest&quot;, lat: 51.041719, lng: 2.329525, query: &quot;DUNKERQUE_OUEST&quot;)" calcext:value-type="string">
            <text:p>Harbor.create(name: "Dunkerque Ouest", lat: 51.041719, lng: 2.329525, query: "DUNKERQUE_OUEST")</text:p>
          </table:table-cell>
        </table:table-row>
        <table:table-row table:style-name="ro1">
          <table:table-cell office:value-type="string" calcext:value-type="string">
            <text:p>Durban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DURBAN</text:p>
          </table:table-cell>
          <table:table-cell office:value-type="string" calcext:value-type="string">
            <text:p>-29.85868039999999</text:p>
          </table:table-cell>
          <table:table-cell office:value-type="string" calcext:value-type="string">
            <text:p>31.0218404</text:p>
          </table:table-cell>
          <table:table-cell table:formula="of:=&quot;Harbor.create(name: &quot;&quot;&quot;&amp;[.A273]&amp;&quot;&quot;&quot;, lat: &quot;&amp;[.D273]&amp;&quot;, lng: &quot;&amp;[.E273]&amp;&quot;, query: &quot;&quot;&quot;&amp;[.C273]&amp;&quot;&quot;&quot;)&quot;" office:value-type="string" office:string-value="Harbor.create(name: &quot;Durban&quot;, lat: -29.85868039999999, lng: 31.0218404, query: &quot;DURBAN&quot;)" calcext:value-type="string">
            <text:p>Harbor.create(name: "Durban", lat: -29.85868039999999, lng: 31.0218404, query: "DURBAN")</text:p>
          </table:table-cell>
        </table:table-row>
        <table:table-row table:style-name="ro1">
          <table:table-cell office:value-type="string" calcext:value-type="string">
            <text:p>Durres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DURRES</text:p>
          </table:table-cell>
          <table:table-cell office:value-type="string" calcext:value-type="string">
            <text:p>41.3245904</text:p>
          </table:table-cell>
          <table:table-cell office:value-type="string" calcext:value-type="string">
            <text:p>19.4564686</text:p>
          </table:table-cell>
          <table:table-cell table:formula="of:=&quot;Harbor.create(name: &quot;&quot;&quot;&amp;[.A274]&amp;&quot;&quot;&quot;, lat: &quot;&amp;[.D274]&amp;&quot;, lng: &quot;&amp;[.E274]&amp;&quot;, query: &quot;&quot;&quot;&amp;[.C274]&amp;&quot;&quot;&quot;)&quot;" office:value-type="string" office:string-value="Harbor.create(name: &quot;Durres&quot;, lat: 41.3245904, lng: 19.4564686, query: &quot;DURRES&quot;)" calcext:value-type="string">
            <text:p>Harbor.create(name: "Durres", lat: 41.3245904, lng: 19.4564686, query: "DURRES")</text:p>
          </table:table-cell>
        </table:table-row>
        <table:table-row table:style-name="ro1">
          <table:table-cell office:value-type="string" calcext:value-type="string">
            <text:p>Dzaoudzi (Mayotte)</text:p>
          </table:table-cell>
          <table:table-cell office:value-type="string" calcext:value-type="string">
            <text:p>France (Ocean Indien)</text:p>
          </table:table-cell>
          <table:table-cell office:value-type="string" calcext:value-type="string">
            <text:p>DZAOUDZI</text:p>
          </table:table-cell>
          <table:table-cell office:value-type="string" calcext:value-type="string">
            <text:p>-12.7809488</text:p>
          </table:table-cell>
          <table:table-cell office:value-type="string" calcext:value-type="string">
            <text:p>45.227872</text:p>
          </table:table-cell>
          <table:table-cell table:formula="of:=&quot;Harbor.create(name: &quot;&quot;&quot;&amp;[.A275]&amp;&quot;&quot;&quot;, lat: &quot;&amp;[.D275]&amp;&quot;, lng: &quot;&amp;[.E275]&amp;&quot;, query: &quot;&quot;&quot;&amp;[.C275]&amp;&quot;&quot;&quot;)&quot;" office:value-type="string" office:string-value="Harbor.create(name: &quot;Dzaoudzi (Mayotte)&quot;, lat: -12.7809488, lng: 45.227872, query: &quot;DZAOUDZI&quot;)" calcext:value-type="string">
            <text:p>Harbor.create(name: "Dzaoudzi (Mayotte)", lat: -12.7809488, lng: 45.227872, query: "DZAOUDZI")</text:p>
          </table:table-cell>
        </table:table-row>
        <table:table-row table:style-name="ro1">
          <table:table-cell office:value-type="string" calcext:value-type="string">
            <text:p>East London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EAST_LONDON</text:p>
          </table:table-cell>
          <table:table-cell office:value-type="string" calcext:value-type="string">
            <text:p>-33.0291582</text:p>
          </table:table-cell>
          <table:table-cell office:value-type="string" calcext:value-type="string">
            <text:p>27.8545867</text:p>
          </table:table-cell>
          <table:table-cell table:formula="of:=&quot;Harbor.create(name: &quot;&quot;&quot;&amp;[.A276]&amp;&quot;&quot;&quot;, lat: &quot;&amp;[.D276]&amp;&quot;, lng: &quot;&amp;[.E276]&amp;&quot;, query: &quot;&quot;&quot;&amp;[.C276]&amp;&quot;&quot;&quot;)&quot;" office:value-type="string" office:string-value="Harbor.create(name: &quot;East London&quot;, lat: -33.0291582, lng: 27.8545867, query: &quot;EAST_LONDON&quot;)" calcext:value-type="string">
            <text:p>Harbor.create(name: "East London", lat: -33.0291582, lng: 27.8545867, query: "EAST_LONDON")</text:p>
          </table:table-cell>
        </table:table-row>
        <table:table-row table:style-name="ro1">
          <table:table-cell office:value-type="string" calcext:value-type="string">
            <text:p>Eastport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EASTPORT_ME</text:p>
          </table:table-cell>
          <table:table-cell office:value-type="string" calcext:value-type="string">
            <text:p>40.8259321</text:p>
          </table:table-cell>
          <table:table-cell office:value-type="string" calcext:value-type="string">
            <text:p>-72.73176579999999</text:p>
          </table:table-cell>
          <table:table-cell table:formula="of:=&quot;Harbor.create(name: &quot;&quot;&quot;&amp;[.A277]&amp;&quot;&quot;&quot;, lat: &quot;&amp;[.D277]&amp;&quot;, lng: &quot;&amp;[.E277]&amp;&quot;, query: &quot;&quot;&quot;&amp;[.C277]&amp;&quot;&quot;&quot;)&quot;" office:value-type="string" office:string-value="Harbor.create(name: &quot;Eastport&quot;, lat: 40.8259321, lng: -72.73176579999999, query: &quot;EASTPORT_ME&quot;)" calcext:value-type="string">
            <text:p>Harbor.create(name: "Eastport", lat: 40.8259321, lng: -72.73176579999999, query: "EASTPORT_ME")</text:p>
          </table:table-cell>
        </table:table-row>
        <table:table-row table:style-name="ro1">
          <table:table-cell office:value-type="string" calcext:value-type="string">
            <text:p>Eden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-37.066667</text:p>
          </table:table-cell>
          <table:table-cell office:value-type="string" calcext:value-type="string">
            <text:p>149.9</text:p>
          </table:table-cell>
          <table:table-cell table:formula="of:=&quot;Harbor.create(name: &quot;&quot;&quot;&amp;[.A278]&amp;&quot;&quot;&quot;, lat: &quot;&amp;[.D278]&amp;&quot;, lng: &quot;&amp;[.E278]&amp;&quot;, query: &quot;&quot;&quot;&amp;[.C278]&amp;&quot;&quot;&quot;)&quot;" office:value-type="string" office:string-value="Harbor.create(name: &quot;Eden&quot;, lat: -37.066667, lng: 149.9, query: &quot;EDEN&quot;)" calcext:value-type="string">
            <text:p>Harbor.create(name: "Eden", lat: -37.066667, lng: 149.9, query: "EDEN")</text:p>
          </table:table-cell>
        </table:table-row>
        <table:table-row table:style-name="ro1">
          <table:table-cell office:value-type="string" calcext:value-type="string">
            <text:p>Egedesminde</text:p>
          </table:table-cell>
          <table:table-cell office:value-type="string" calcext:value-type="string">
            <text:p>Danemark (Groenland)</text:p>
          </table:table-cell>
          <table:table-cell office:value-type="string" calcext:value-type="string">
            <text:p>EGEDESMINDE</text:p>
          </table:table-cell>
          <table:table-cell office:value-type="string" calcext:value-type="string">
            <text:p>68.70697659999999</text:p>
          </table:table-cell>
          <table:table-cell office:value-type="string" calcext:value-type="string">
            <text:p>-52.85912219999999</text:p>
          </table:table-cell>
          <table:table-cell table:formula="of:=&quot;Harbor.create(name: &quot;&quot;&quot;&amp;[.A279]&amp;&quot;&quot;&quot;, lat: &quot;&amp;[.D279]&amp;&quot;, lng: &quot;&amp;[.E279]&amp;&quot;, query: &quot;&quot;&quot;&amp;[.C279]&amp;&quot;&quot;&quot;)&quot;" office:value-type="string" office:string-value="Harbor.create(name: &quot;Egedesminde&quot;, lat: 68.70697659999999, lng: -52.85912219999999, query: &quot;EGEDESMINDE&quot;)" calcext:value-type="string">
            <text:p>Harbor.create(name: "Egedesminde", lat: 68.70697659999999, lng: -52.85912219999999, query: "EGEDESMINDE")</text:p>
          </table:table-cell>
        </table:table-row>
        <table:table-row table:style-name="ro1">
          <table:table-cell office:value-type="string" calcext:value-type="string">
            <text:p>El Jadida (Mazagan)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MAZAGAN</text:p>
          </table:table-cell>
          <table:table-cell office:value-type="string" calcext:value-type="string">
            <text:p>33.2316326</text:p>
          </table:table-cell>
          <table:table-cell office:value-type="string" calcext:value-type="string">
            <text:p>-8.500711599999999</text:p>
          </table:table-cell>
          <table:table-cell table:formula="of:=&quot;Harbor.create(name: &quot;&quot;&quot;&amp;[.A280]&amp;&quot;&quot;&quot;, lat: &quot;&amp;[.D280]&amp;&quot;, lng: &quot;&amp;[.E280]&amp;&quot;, query: &quot;&quot;&quot;&amp;[.C280]&amp;&quot;&quot;&quot;)&quot;" office:value-type="string" office:string-value="Harbor.create(name: &quot;El Jadida (Mazagan)&quot;, lat: 33.2316326, lng: -8.500711599999999, query: &quot;MAZAGAN&quot;)" calcext:value-type="string">
            <text:p>Harbor.create(name: "El Jadida (Mazagan)", lat: 33.2316326, lng: -8.500711599999999, query: "MAZAGAN")</text:p>
          </table:table-cell>
        </table:table-row>
        <table:table-row table:style-name="ro1" table:visibility="filter">
          <table:table-cell office:value-type="string" calcext:value-type="string">
            <text:p>El Mhirez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EL_MHIRE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senada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ENSENADA</text:p>
          </table:table-cell>
          <table:table-cell office:value-type="string" calcext:value-type="string">
            <text:p>31.8667427</text:p>
          </table:table-cell>
          <table:table-cell office:value-type="string" calcext:value-type="string">
            <text:p>-116.5963713</text:p>
          </table:table-cell>
          <table:table-cell table:formula="of:=&quot;Harbor.create(name: &quot;&quot;&quot;&amp;[.A282]&amp;&quot;&quot;&quot;, lat: &quot;&amp;[.D282]&amp;&quot;, lng: &quot;&amp;[.E282]&amp;&quot;, query: &quot;&quot;&quot;&amp;[.C282]&amp;&quot;&quot;&quot;)&quot;" office:value-type="string" office:string-value="Harbor.create(name: &quot;Ensenada&quot;, lat: 31.8667427, lng: -116.5963713, query: &quot;ENSENADA&quot;)" calcext:value-type="string">
            <text:p>Harbor.create(name: "Ensenada", lat: 31.8667427, lng: -116.5963713, query: "ENSENADA")</text:p>
          </table:table-cell>
        </table:table-row>
        <table:table-row table:style-name="ro1">
          <table:table-cell office:value-type="string" calcext:value-type="string">
            <text:p>Entree Baie de Somm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OUEE_AT_SO</text:p>
          </table:table-cell>
          <table:table-cell office:value-type="string" calcext:value-type="string">
            <text:p>49.914518</text:p>
          </table:table-cell>
          <table:table-cell office:value-type="string" calcext:value-type="string">
            <text:p>2.2707095</text:p>
          </table:table-cell>
          <table:table-cell table:formula="of:=&quot;Harbor.create(name: &quot;&quot;&quot;&amp;[.A283]&amp;&quot;&quot;&quot;, lat: &quot;&amp;[.D283]&amp;&quot;, lng: &quot;&amp;[.E283]&amp;&quot;, query: &quot;&quot;&quot;&amp;[.C283]&amp;&quot;&quot;&quot;)&quot;" office:value-type="string" office:string-value="Harbor.create(name: &quot;Entree Baie de Somme&quot;, lat: 49.914518, lng: 2.2707095, query: &quot;BOUEE_AT_SO&quot;)" calcext:value-type="string">
            <text:p>Harbor.create(name: "Entree Baie de Somme", lat: 49.914518, lng: 2.2707095, query: "BOUEE_AT_SO")</text:p>
          </table:table-cell>
        </table:table-row>
        <table:table-row table:style-name="ro1">
          <table:table-cell office:value-type="string" calcext:value-type="string">
            <text:p>Erqu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RQUY</text:p>
          </table:table-cell>
          <table:table-cell office:value-type="string" calcext:value-type="string">
            <text:p>48.6290369</text:p>
          </table:table-cell>
          <table:table-cell office:value-type="string" calcext:value-type="string">
            <text:p>-2.465645</text:p>
          </table:table-cell>
          <table:table-cell table:formula="of:=&quot;Harbor.create(name: &quot;&quot;&quot;&amp;[.A284]&amp;&quot;&quot;&quot;, lat: &quot;&amp;[.D284]&amp;&quot;, lng: &quot;&amp;[.E284]&amp;&quot;, query: &quot;&quot;&quot;&amp;[.C284]&amp;&quot;&quot;&quot;)&quot;" office:value-type="string" office:string-value="Harbor.create(name: &quot;Erquy&quot;, lat: 48.6290369, lng: -2.465645, query: &quot;ERQUY&quot;)" calcext:value-type="string">
            <text:p>Harbor.create(name: "Erquy", lat: 48.6290369, lng: -2.465645, query: "ERQUY")</text:p>
          </table:table-cell>
        </table:table-row>
        <table:table-row table:style-name="ro1">
          <table:table-cell office:value-type="string" calcext:value-type="string">
            <text:p>Esbjerg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SBJERG</text:p>
          </table:table-cell>
          <table:table-cell office:value-type="string" calcext:value-type="string">
            <text:p>55.476466</text:p>
          </table:table-cell>
          <table:table-cell office:value-type="string" calcext:value-type="string">
            <text:p>8.459405</text:p>
          </table:table-cell>
          <table:table-cell table:formula="of:=&quot;Harbor.create(name: &quot;&quot;&quot;&amp;[.A285]&amp;&quot;&quot;&quot;, lat: &quot;&amp;[.D285]&amp;&quot;, lng: &quot;&amp;[.E285]&amp;&quot;, query: &quot;&quot;&quot;&amp;[.C285]&amp;&quot;&quot;&quot;)&quot;" office:value-type="string" office:string-value="Harbor.create(name: &quot;Esbjerg&quot;, lat: 55.476466, lng: 8.459405, query: &quot;ESBJERG&quot;)" calcext:value-type="string">
            <text:p>Harbor.create(name: "Esbjerg", lat: 55.476466, lng: 8.459405, query: "ESBJERG")</text:p>
          </table:table-cell>
        </table:table-row>
        <table:table-row table:style-name="ro1">
          <table:table-cell office:value-type="string" calcext:value-type="string">
            <text:p>Esmeraldas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TO_DE_ESMERALDA</text:p>
          </table:table-cell>
          <table:table-cell office:value-type="string" calcext:value-type="string">
            <text:p>0.9681789</text:p>
          </table:table-cell>
          <table:table-cell office:value-type="string" calcext:value-type="string">
            <text:p>-79.6517202</text:p>
          </table:table-cell>
          <table:table-cell table:formula="of:=&quot;Harbor.create(name: &quot;&quot;&quot;&amp;[.A286]&amp;&quot;&quot;&quot;, lat: &quot;&amp;[.D286]&amp;&quot;, lng: &quot;&amp;[.E286]&amp;&quot;, query: &quot;&quot;&quot;&amp;[.C286]&amp;&quot;&quot;&quot;)&quot;" office:value-type="string" office:string-value="Harbor.create(name: &quot;Esmeraldas&quot;, lat: 0.9681789, lng: -79.6517202, query: &quot;PTO_DE_ESMERALDA&quot;)" calcext:value-type="string">
            <text:p>Harbor.create(name: "Esmeraldas", lat: 0.9681789, lng: -79.6517202, query: "PTO_DE_ESMERALDA")</text:p>
          </table:table-cell>
        </table:table-row>
        <table:table-row table:style-name="ro1" table:visibility="filter">
          <table:table-cell office:value-type="string" calcext:value-type="string">
            <text:p>Esperanza (Hope)</text:p>
          </table:table-cell>
          <table:table-cell office:value-type="string" calcext:value-type="string">
            <text:p>Antarctique</text:p>
          </table:table-cell>
          <table:table-cell office:value-type="string" calcext:value-type="string">
            <text:p>ESPERAN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aouira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ESSAOUIRA</text:p>
          </table:table-cell>
          <table:table-cell office:value-type="string" calcext:value-type="string">
            <text:p>31.5084926</text:p>
          </table:table-cell>
          <table:table-cell office:value-type="string" calcext:value-type="string">
            <text:p>-9.7595041</text:p>
          </table:table-cell>
          <table:table-cell table:formula="of:=&quot;Harbor.create(name: &quot;&quot;&quot;&amp;[.A288]&amp;&quot;&quot;&quot;, lat: &quot;&amp;[.D288]&amp;&quot;, lng: &quot;&amp;[.E288]&amp;&quot;, query: &quot;&quot;&quot;&amp;[.C288]&amp;&quot;&quot;&quot;)&quot;" office:value-type="string" office:string-value="Harbor.create(name: &quot;Essaouira&quot;, lat: 31.5084926, lng: -9.7595041, query: &quot;ESSAOUIRA&quot;)" calcext:value-type="string">
            <text:p>Harbor.create(name: "Essaouira", lat: 31.5084926, lng: -9.7595041, query: "ESSAOUIRA")</text:p>
          </table:table-cell>
        </table:table-row>
        <table:table-row table:style-name="ro1">
          <table:table-cell office:value-type="string" calcext:value-type="string">
            <text:p>Ete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TEL</text:p>
          </table:table-cell>
          <table:table-cell office:value-type="string" calcext:value-type="string">
            <text:p>47.65707</text:p>
          </table:table-cell>
          <table:table-cell office:value-type="string" calcext:value-type="string">
            <text:p>-3.201531</text:p>
          </table:table-cell>
          <table:table-cell table:formula="of:=&quot;Harbor.create(name: &quot;&quot;&quot;&amp;[.A289]&amp;&quot;&quot;&quot;, lat: &quot;&amp;[.D289]&amp;&quot;, lng: &quot;&amp;[.E289]&amp;&quot;, query: &quot;&quot;&quot;&amp;[.C289]&amp;&quot;&quot;&quot;)&quot;" office:value-type="string" office:string-value="Harbor.create(name: &quot;Etel&quot;, lat: 47.65707, lng: -3.201531, query: &quot;ETEL&quot;)" calcext:value-type="string">
            <text:p>Harbor.create(name: "Etel", lat: 47.65707, lng: -3.201531, query: "ETEL")</text:p>
          </table:table-cell>
        </table:table-row>
        <table:table-row table:style-name="ro1">
          <table:table-cell office:value-type="string" calcext:value-type="string">
            <text:p>Etreta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TRETAT</text:p>
          </table:table-cell>
          <table:table-cell office:value-type="string" calcext:value-type="string">
            <text:p>49.7070069</text:p>
          </table:table-cell>
          <table:table-cell office:value-type="string" calcext:value-type="string">
            <text:p>0.2055978</text:p>
          </table:table-cell>
          <table:table-cell table:formula="of:=&quot;Harbor.create(name: &quot;&quot;&quot;&amp;[.A290]&amp;&quot;&quot;&quot;, lat: &quot;&amp;[.D290]&amp;&quot;, lng: &quot;&amp;[.E290]&amp;&quot;, query: &quot;&quot;&quot;&amp;[.C290]&amp;&quot;&quot;&quot;)&quot;" office:value-type="string" office:string-value="Harbor.create(name: &quot;Etretat&quot;, lat: 49.7070069, lng: 0.2055978, query: &quot;ETRETAT&quot;)" calcext:value-type="string">
            <text:p>Harbor.create(name: "Etretat", lat: 49.7070069, lng: 0.2055978, query: "ETRETAT")</text:p>
          </table:table-cell>
        </table:table-row>
        <table:table-row table:style-name="ro1">
          <table:table-cell office:value-type="string" calcext:value-type="string">
            <text:p>Everett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47.9789848</text:p>
          </table:table-cell>
          <table:table-cell office:value-type="string" calcext:value-type="string">
            <text:p>-122.2020794</text:p>
          </table:table-cell>
          <table:table-cell table:formula="of:=&quot;Harbor.create(name: &quot;&quot;&quot;&amp;[.A291]&amp;&quot;&quot;&quot;, lat: &quot;&amp;[.D291]&amp;&quot;, lng: &quot;&amp;[.E291]&amp;&quot;, query: &quot;&quot;&quot;&amp;[.C291]&amp;&quot;&quot;&quot;)&quot;" office:value-type="string" office:string-value="Harbor.create(name: &quot;Everett&quot;, lat: 47.9789848, lng: -122.2020794, query: &quot;EVERETT&quot;)" calcext:value-type="string">
            <text:p>Harbor.create(name: "Everett", lat: 47.9789848, lng: -122.2020794, query: "EVERETT")</text:p>
          </table:table-cell>
        </table:table-row>
        <table:table-row table:style-name="ro1">
          <table:table-cell office:value-type="string" calcext:value-type="string">
            <text:p>Fair Isle</text:p>
          </table:table-cell>
          <table:table-cell office:value-type="string" calcext:value-type="string">
            <text:p>Royaume-Uni (Iles Shetland)</text:p>
          </table:table-cell>
          <table:table-cell office:value-type="string" calcext:value-type="string">
            <text:p>FAIR_ISLE</text:p>
          </table:table-cell>
          <table:table-cell office:value-type="string" calcext:value-type="string">
            <text:p>59.53214199999999</text:p>
          </table:table-cell>
          <table:table-cell office:value-type="string" calcext:value-type="string">
            <text:p>-1.630351</text:p>
          </table:table-cell>
          <table:table-cell table:formula="of:=&quot;Harbor.create(name: &quot;&quot;&quot;&amp;[.A292]&amp;&quot;&quot;&quot;, lat: &quot;&amp;[.D292]&amp;&quot;, lng: &quot;&amp;[.E292]&amp;&quot;, query: &quot;&quot;&quot;&amp;[.C292]&amp;&quot;&quot;&quot;)&quot;" office:value-type="string" office:string-value="Harbor.create(name: &quot;Fair Isle&quot;, lat: 59.53214199999999, lng: -1.630351, query: &quot;FAIR_ISLE&quot;)" calcext:value-type="string">
            <text:p>Harbor.create(name: "Fair Isle", lat: 59.53214199999999, lng: -1.630351, query: "FAIR_ISLE")</text:p>
          </table:table-cell>
        </table:table-row>
        <table:table-row table:style-name="ro1">
          <table:table-cell office:value-type="string" calcext:value-type="string">
            <text:p>Fakarava</text:p>
          </table:table-cell>
          <table:table-cell office:value-type="string" calcext:value-type="string">
            <text:p>France (Polynesie)</text:p>
          </table:table-cell>
          <table:table-cell office:value-type="string" calcext:value-type="string">
            <text:p>FAKARAVA_ROTOAVA</text:p>
          </table:table-cell>
          <table:table-cell office:value-type="string" calcext:value-type="string">
            <text:p>-16.162218</text:p>
          </table:table-cell>
          <table:table-cell office:value-type="string" calcext:value-type="string">
            <text:p>-145.5732429</text:p>
          </table:table-cell>
          <table:table-cell table:formula="of:=&quot;Harbor.create(name: &quot;&quot;&quot;&amp;[.A293]&amp;&quot;&quot;&quot;, lat: &quot;&amp;[.D293]&amp;&quot;, lng: &quot;&amp;[.E293]&amp;&quot;, query: &quot;&quot;&quot;&amp;[.C293]&amp;&quot;&quot;&quot;)&quot;" office:value-type="string" office:string-value="Harbor.create(name: &quot;Fakarava&quot;, lat: -16.162218, lng: -145.5732429, query: &quot;FAKARAVA_ROTOAVA&quot;)" calcext:value-type="string">
            <text:p>Harbor.create(name: "Fakarava", lat: -16.162218, lng: -145.5732429, query: "FAKARAVA_ROTOAVA")</text:p>
          </table:table-cell>
        </table:table-row>
        <table:table-row table:style-name="ro1">
          <table:table-cell office:value-type="string" calcext:value-type="string">
            <text:p>Falmouth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50.15257099999999</text:p>
          </table:table-cell>
          <table:table-cell office:value-type="string" calcext:value-type="string">
            <text:p>-5.066269999999999</text:p>
          </table:table-cell>
          <table:table-cell table:formula="of:=&quot;Harbor.create(name: &quot;&quot;&quot;&amp;[.A294]&amp;&quot;&quot;&quot;, lat: &quot;&amp;[.D294]&amp;&quot;, lng: &quot;&amp;[.E294]&amp;&quot;, query: &quot;&quot;&quot;&amp;[.C294]&amp;&quot;&quot;&quot;)&quot;" office:value-type="string" office:string-value="Harbor.create(name: &quot;Falmouth&quot;, lat: 50.15257099999999, lng: -5.066269999999999, query: &quot;FALMOUTH&quot;)" calcext:value-type="string">
            <text:p>Harbor.create(name: "Falmouth", lat: 50.15257099999999, lng: -5.066269999999999, query: "FALMOUTH")</text:p>
          </table:table-cell>
        </table:table-row>
        <table:table-row table:style-name="ro1">
          <table:table-cell office:value-type="string" calcext:value-type="string">
            <text:p>False Strai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ALSE_STRAIT</text:p>
          </table:table-cell>
          <table:table-cell office:value-type="string" calcext:value-type="string">
            <text:p>71.99275480000001</text:p>
          </table:table-cell>
          <table:table-cell office:value-type="string" calcext:value-type="string">
            <text:p>-95.1455629</text:p>
          </table:table-cell>
          <table:table-cell table:formula="of:=&quot;Harbor.create(name: &quot;&quot;&quot;&amp;[.A295]&amp;&quot;&quot;&quot;, lat: &quot;&amp;[.D295]&amp;&quot;, lng: &quot;&amp;[.E295]&amp;&quot;, query: &quot;&quot;&quot;&amp;[.C295]&amp;&quot;&quot;&quot;)&quot;" office:value-type="string" office:string-value="Harbor.create(name: &quot;False Strait&quot;, lat: 71.99275480000001, lng: -95.1455629, query: &quot;FALSE_STRAIT&quot;)" calcext:value-type="string">
            <text:p>Harbor.create(name: "False Strait", lat: 71.99275480000001, lng: -95.1455629, query: "FALSE_STRAIT")</text:p>
          </table:table-cell>
        </table:table-row>
        <table:table-row table:style-name="ro1">
          <table:table-cell office:value-type="string" calcext:value-type="string">
            <text:p>Faro Olha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ARO-OLHAO</text:p>
          </table:table-cell>
          <table:table-cell office:value-type="string" calcext:value-type="string">
            <text:p>37.0260416</text:p>
          </table:table-cell>
          <table:table-cell office:value-type="string" calcext:value-type="string">
            <text:p>-7.8423509</text:p>
          </table:table-cell>
          <table:table-cell table:formula="of:=&quot;Harbor.create(name: &quot;&quot;&quot;&amp;[.A296]&amp;&quot;&quot;&quot;, lat: &quot;&amp;[.D296]&amp;&quot;, lng: &quot;&amp;[.E296]&amp;&quot;, query: &quot;&quot;&quot;&amp;[.C296]&amp;&quot;&quot;&quot;)&quot;" office:value-type="string" office:string-value="Harbor.create(name: &quot;Faro Olhao&quot;, lat: 37.0260416, lng: -7.8423509, query: &quot;FARO-OLHAO&quot;)" calcext:value-type="string">
            <text:p>Harbor.create(name: "Faro Olhao", lat: 37.0260416, lng: -7.8423509, query: "FARO-OLHAO")</text:p>
          </table:table-cell>
        </table:table-row>
        <table:table-row table:style-name="ro1">
          <table:table-cell office:value-type="string" calcext:value-type="string">
            <text:p>Figueira da Foz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IGUEIRA_DA_FOZ</text:p>
          </table:table-cell>
          <table:table-cell office:value-type="string" calcext:value-type="string">
            <text:p>40.1521398</text:p>
          </table:table-cell>
          <table:table-cell office:value-type="string" calcext:value-type="string">
            <text:p>-8.857583</text:p>
          </table:table-cell>
          <table:table-cell table:formula="of:=&quot;Harbor.create(name: &quot;&quot;&quot;&amp;[.A297]&amp;&quot;&quot;&quot;, lat: &quot;&amp;[.D297]&amp;&quot;, lng: &quot;&amp;[.E297]&amp;&quot;, query: &quot;&quot;&quot;&amp;[.C297]&amp;&quot;&quot;&quot;)&quot;" office:value-type="string" office:string-value="Harbor.create(name: &quot;Figueira da Foz&quot;, lat: 40.1521398, lng: -8.857583, query: &quot;FIGUEIRA_DA_FOZ&quot;)" calcext:value-type="string">
            <text:p>Harbor.create(name: "Figueira da Foz", lat: 40.1521398, lng: -8.857583, query: "FIGUEIRA_DA_FOZ")</text:p>
          </table:table-cell>
        </table:table-row>
        <table:table-row table:style-name="ro1">
          <table:table-cell office:value-type="string" calcext:value-type="string">
            <text:p>Flamanvil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LAMANVILLE</text:p>
          </table:table-cell>
          <table:table-cell office:value-type="string" calcext:value-type="string">
            <text:p>49.53207</text:p>
          </table:table-cell>
          <table:table-cell office:value-type="string" calcext:value-type="string">
            <text:p>-1.865804</text:p>
          </table:table-cell>
          <table:table-cell table:formula="of:=&quot;Harbor.create(name: &quot;&quot;&quot;&amp;[.A298]&amp;&quot;&quot;&quot;, lat: &quot;&amp;[.D298]&amp;&quot;, lng: &quot;&amp;[.E298]&amp;&quot;, query: &quot;&quot;&quot;&amp;[.C298]&amp;&quot;&quot;&quot;)&quot;" office:value-type="string" office:string-value="Harbor.create(name: &quot;Flamanville&quot;, lat: 49.53207, lng: -1.865804, query: &quot;FLAMANVILLE&quot;)" calcext:value-type="string">
            <text:p>Harbor.create(name: "Flamanville", lat: 49.53207, lng: -1.865804, query: "FLAMANVILLE")</text:p>
          </table:table-cell>
        </table:table-row>
        <table:table-row table:style-name="ro1">
          <table:table-cell office:value-type="string" calcext:value-type="string">
            <text:p>Florianapolis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FLORIANOPOLIS</text:p>
          </table:table-cell>
          <table:table-cell office:value-type="string" calcext:value-type="string">
            <text:p>-27.5953778</text:p>
          </table:table-cell>
          <table:table-cell office:value-type="string" calcext:value-type="string">
            <text:p>-48.5480499</text:p>
          </table:table-cell>
          <table:table-cell table:formula="of:=&quot;Harbor.create(name: &quot;&quot;&quot;&amp;[.A299]&amp;&quot;&quot;&quot;, lat: &quot;&amp;[.D299]&amp;&quot;, lng: &quot;&amp;[.E299]&amp;&quot;, query: &quot;&quot;&quot;&amp;[.C299]&amp;&quot;&quot;&quot;)&quot;" office:value-type="string" office:string-value="Harbor.create(name: &quot;Florianapolis&quot;, lat: -27.5953778, lng: -48.5480499, query: &quot;FLORIANOPOLIS&quot;)" calcext:value-type="string">
            <text:p>Harbor.create(name: "Florianapolis", lat: -27.5953778, lng: -48.5480499, query: "FLORIANOPOLIS")</text:p>
          </table:table-cell>
        </table:table-row>
        <table:table-row table:style-name="ro1" table:visibility="filter">
          <table:table-cell office:value-type="string" calcext:value-type="string">
            <text:p>Forari Bay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FORARI_B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 Ros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ORT_ROSS</text:p>
          </table:table-cell>
          <table:table-cell office:value-type="string" calcext:value-type="string">
            <text:p>72.01130119999999</text:p>
          </table:table-cell>
          <table:table-cell office:value-type="string" calcext:value-type="string">
            <text:p>-94.2485408</text:p>
          </table:table-cell>
          <table:table-cell table:formula="of:=&quot;Harbor.create(name: &quot;&quot;&quot;&amp;[.A301]&amp;&quot;&quot;&quot;, lat: &quot;&amp;[.D301]&amp;&quot;, lng: &quot;&amp;[.E301]&amp;&quot;, query: &quot;&quot;&quot;&amp;[.C301]&amp;&quot;&quot;&quot;)&quot;" office:value-type="string" office:string-value="Harbor.create(name: &quot;Fort Ross&quot;, lat: 72.01130119999999, lng: -94.2485408, query: &quot;FORT_ROSS&quot;)" calcext:value-type="string">
            <text:p>Harbor.create(name: "Fort Ross", lat: 72.01130119999999, lng: -94.2485408, query: "FORT_ROSS")</text:p>
          </table:table-cell>
        </table:table-row>
        <table:table-row table:style-name="ro1">
          <table:table-cell office:value-type="string" calcext:value-type="string">
            <text:p>Fort-de-France</text:p>
          </table:table-cell>
          <table:table-cell office:value-type="string" calcext:value-type="string">
            <text:p>France (Antilles)</text:p>
          </table:table-cell>
          <table:table-cell office:value-type="string" calcext:value-type="string">
            <text:p>FORT-DE-FRANCE</text:p>
          </table:table-cell>
          <table:table-cell office:value-type="string" calcext:value-type="string">
            <text:p>14.6037243</text:p>
          </table:table-cell>
          <table:table-cell office:value-type="string" calcext:value-type="string">
            <text:p>-61.06276089999999</text:p>
          </table:table-cell>
          <table:table-cell table:formula="of:=&quot;Harbor.create(name: &quot;&quot;&quot;&amp;[.A302]&amp;&quot;&quot;&quot;, lat: &quot;&amp;[.D302]&amp;&quot;, lng: &quot;&amp;[.E302]&amp;&quot;, query: &quot;&quot;&quot;&amp;[.C302]&amp;&quot;&quot;&quot;)&quot;" office:value-type="string" office:string-value="Harbor.create(name: &quot;Fort-de-France&quot;, lat: 14.6037243, lng: -61.06276089999999, query: &quot;FORT-DE-FRANCE&quot;)" calcext:value-type="string">
            <text:p>Harbor.create(name: "Fort-de-France", lat: 14.6037243, lng: -61.06276089999999, query: "FORT-DE-FRANCE")</text:p>
          </table:table-cell>
        </table:table-row>
        <table:table-row table:style-name="ro1">
          <table:table-cell office:value-type="string" calcext:value-type="string">
            <text:p>Fos sur M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OS_SUR_MER</text:p>
          </table:table-cell>
          <table:table-cell office:value-type="string" calcext:value-type="string">
            <text:p>43.43788199999999</text:p>
          </table:table-cell>
          <table:table-cell office:value-type="string" calcext:value-type="string">
            <text:p>4.945711</text:p>
          </table:table-cell>
          <table:table-cell table:formula="of:=&quot;Harbor.create(name: &quot;&quot;&quot;&amp;[.A303]&amp;&quot;&quot;&quot;, lat: &quot;&amp;[.D303]&amp;&quot;, lng: &quot;&amp;[.E303]&amp;&quot;, query: &quot;&quot;&quot;&amp;[.C303]&amp;&quot;&quot;&quot;)&quot;" office:value-type="string" office:string-value="Harbor.create(name: &quot;Fos sur Mer&quot;, lat: 43.43788199999999, lng: 4.945711, query: &quot;FOS_SUR_MER&quot;)" calcext:value-type="string">
            <text:p>Harbor.create(name: "Fos sur Mer", lat: 43.43788199999999, lng: 4.945711, query: "FOS_SUR_MER")</text:p>
          </table:table-cell>
        </table:table-row>
        <table:table-row table:style-name="ro1">
          <table:table-cell office:value-type="string" calcext:value-type="string">
            <text:p>Foue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FOUE</text:p>
          </table:table-cell>
          <table:table-cell office:value-type="string" calcext:value-type="string">
            <text:p>48.8380406</text:p>
          </table:table-cell>
          <table:table-cell office:value-type="string" calcext:value-type="string">
            <text:p>2.4094738</text:p>
          </table:table-cell>
          <table:table-cell table:formula="of:=&quot;Harbor.create(name: &quot;&quot;&quot;&amp;[.A304]&amp;&quot;&quot;&quot;, lat: &quot;&amp;[.D304]&amp;&quot;, lng: &quot;&amp;[.E304]&amp;&quot;, query: &quot;&quot;&quot;&amp;[.C304]&amp;&quot;&quot;&quot;)&quot;" office:value-type="string" office:string-value="Harbor.create(name: &quot;Foue&quot;, lat: 48.8380406, lng: 2.4094738, query: &quot;FOUE&quot;)" calcext:value-type="string">
            <text:p>Harbor.create(name: "Foue", lat: 48.8380406, lng: 2.4094738, query: "FOUE")</text:p>
          </table:table-cell>
        </table:table-row>
        <table:table-row table:style-name="ro1">
          <table:table-cell office:value-type="string" calcext:value-type="string">
            <text:p>Freetown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8.4656765</text:p>
          </table:table-cell>
          <table:table-cell office:value-type="string" calcext:value-type="string">
            <text:p>-13.2317225</text:p>
          </table:table-cell>
          <table:table-cell table:formula="of:=&quot;Harbor.create(name: &quot;&quot;&quot;&amp;[.A305]&amp;&quot;&quot;&quot;, lat: &quot;&amp;[.D305]&amp;&quot;, lng: &quot;&amp;[.E305]&amp;&quot;, query: &quot;&quot;&quot;&amp;[.C305]&amp;&quot;&quot;&quot;)&quot;" office:value-type="string" office:string-value="Harbor.create(name: &quot;Freetown&quot;, lat: 8.4656765, lng: -13.2317225, query: &quot;FREETOWN&quot;)" calcext:value-type="string">
            <text:p>Harbor.create(name: "Freetown", lat: 8.4656765, lng: -13.2317225, query: "FREETOWN")</text:p>
          </table:table-cell>
        </table:table-row>
        <table:table-row table:style-name="ro1">
          <table:table-cell office:value-type="string" calcext:value-type="string">
            <text:p>Fremantle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FREMANTLE</text:p>
          </table:table-cell>
          <table:table-cell office:value-type="string" calcext:value-type="string">
            <text:p>-32.0569</text:p>
          </table:table-cell>
          <table:table-cell office:value-type="string" calcext:value-type="string">
            <text:p>115.7439</text:p>
          </table:table-cell>
          <table:table-cell table:formula="of:=&quot;Harbor.create(name: &quot;&quot;&quot;&amp;[.A306]&amp;&quot;&quot;&quot;, lat: &quot;&amp;[.D306]&amp;&quot;, lng: &quot;&amp;[.E306]&amp;&quot;, query: &quot;&quot;&quot;&amp;[.C306]&amp;&quot;&quot;&quot;)&quot;" office:value-type="string" office:string-value="Harbor.create(name: &quot;Fremantle&quot;, lat: -32.0569, lng: 115.7439, query: &quot;FREMANTLE&quot;)" calcext:value-type="string">
            <text:p>Harbor.create(name: "Fremantle", lat: -32.0569, lng: 115.7439, query: "FREMANTLE")</text:p>
          </table:table-cell>
        </table:table-row>
        <table:table-row table:style-name="ro1">
          <table:table-cell office:value-type="string" calcext:value-type="string">
            <text:p>Frobisher Ba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ROBISHER</text:p>
          </table:table-cell>
          <table:table-cell office:value-type="string" calcext:value-type="string">
            <text:p>63.74669300000001</text:p>
          </table:table-cell>
          <table:table-cell office:value-type="string" calcext:value-type="string">
            <text:p>-68.5169669</text:p>
          </table:table-cell>
          <table:table-cell table:formula="of:=&quot;Harbor.create(name: &quot;&quot;&quot;&amp;[.A307]&amp;&quot;&quot;&quot;, lat: &quot;&amp;[.D307]&amp;&quot;, lng: &quot;&amp;[.E307]&amp;&quot;, query: &quot;&quot;&quot;&amp;[.C307]&amp;&quot;&quot;&quot;)&quot;" office:value-type="string" office:string-value="Harbor.create(name: &quot;Frobisher Bay&quot;, lat: 63.74669300000001, lng: -68.5169669, query: &quot;FROBISHER&quot;)" calcext:value-type="string">
            <text:p>Harbor.create(name: "Frobisher Bay", lat: 63.74669300000001, lng: -68.5169669, query: "FROBISHER")</text:p>
          </table:table-cell>
        </table:table-row>
        <table:table-row table:style-name="ro1" table:visibility="filter">
          <table:table-cell office:value-type="string" calcext:value-type="string">
            <text:p>Fromentine Embarcade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OMENTINE_EMBARCAD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ford Harbou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FORD_HARBOUR</text:p>
          </table:table-cell>
          <table:table-cell office:value-type="string" calcext:value-type="string">
            <text:p>48.771358</text:p>
          </table:table-cell>
          <table:table-cell office:value-type="string" calcext:value-type="string">
            <text:p>-123.449449</text:p>
          </table:table-cell>
          <table:table-cell table:formula="of:=&quot;Harbor.create(name: &quot;&quot;&quot;&amp;[.A309]&amp;&quot;&quot;&quot;, lat: &quot;&amp;[.D309]&amp;&quot;, lng: &quot;&amp;[.E309]&amp;&quot;, query: &quot;&quot;&quot;&amp;[.C309]&amp;&quot;&quot;&quot;)&quot;" office:value-type="string" office:string-value="Harbor.create(name: &quot;Fulford Harbour&quot;, lat: 48.771358, lng: -123.449449, query: &quot;FULFORD_HARBOUR&quot;)" calcext:value-type="string">
            <text:p>Harbor.create(name: "Fulford Harbour", lat: 48.771358, lng: -123.449449, query: "FULFORD_HARBOUR")</text:p>
          </table:table-cell>
        </table:table-row>
        <table:table-row table:style-name="ro1">
          <table:table-cell office:value-type="string" calcext:value-type="string">
            <text:p>Funafuti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-8.5200657</text:p>
          </table:table-cell>
          <table:table-cell office:value-type="string" calcext:value-type="string">
            <text:p>179.198128</text:p>
          </table:table-cell>
          <table:table-cell table:formula="of:=&quot;Harbor.create(name: &quot;&quot;&quot;&amp;[.A310]&amp;&quot;&quot;&quot;, lat: &quot;&amp;[.D310]&amp;&quot;, lng: &quot;&amp;[.E310]&amp;&quot;, query: &quot;&quot;&quot;&amp;[.C310]&amp;&quot;&quot;&quot;)&quot;" office:value-type="string" office:string-value="Harbor.create(name: &quot;Funafuti&quot;, lat: -8.5200657, lng: 179.198128, query: &quot;FUNAFUTI&quot;)" calcext:value-type="string">
            <text:p>Harbor.create(name: "Funafuti", lat: -8.5200657, lng: 179.198128, query: "FUNAFUTI")</text:p>
          </table:table-cell>
        </table:table-row>
        <table:table-row table:style-name="ro1">
          <table:table-cell office:value-type="string" calcext:value-type="string">
            <text:p>Funcha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FUNCHAL</text:p>
          </table:table-cell>
          <table:table-cell office:value-type="string" calcext:value-type="string">
            <text:p>32.6669328</text:p>
          </table:table-cell>
          <table:table-cell office:value-type="string" calcext:value-type="string">
            <text:p>-16.9240554</text:p>
          </table:table-cell>
          <table:table-cell table:formula="of:=&quot;Harbor.create(name: &quot;&quot;&quot;&amp;[.A311]&amp;&quot;&quot;&quot;, lat: &quot;&amp;[.D311]&amp;&quot;, lng: &quot;&amp;[.E311]&amp;&quot;, query: &quot;&quot;&quot;&amp;[.C311]&amp;&quot;&quot;&quot;)&quot;" office:value-type="string" office:string-value="Harbor.create(name: &quot;Funchal&quot;, lat: 32.6669328, lng: -16.9240554, query: &quot;FUNCHAL&quot;)" calcext:value-type="string">
            <text:p>Harbor.create(name: "Funchal", lat: 32.6669328, lng: -16.9240554, query: "FUNCHAL")</text:p>
          </table:table-cell>
        </table:table-row>
        <table:table-row table:style-name="ro1" table:visibility="filter">
          <table:table-cell office:value-type="string" calcext:value-type="string">
            <text:p>Futuna</text:p>
          </table:table-cell>
          <table:table-cell office:value-type="string" calcext:value-type="string">
            <text:p>France (Wallis et Futuna)</text:p>
          </table:table-cell>
          <table:table-cell office:value-type="string" calcext:value-type="string">
            <text:p>LEAVA_FUTU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ECAMP</text:p>
          </table:table-cell>
          <table:table-cell office:value-type="string" calcext:value-type="string">
            <text:p>37.8840922</text:p>
          </table:table-cell>
          <table:table-cell office:value-type="string" calcext:value-type="string">
            <text:p>-121.2710555</text:p>
          </table:table-cell>
          <table:table-cell table:formula="of:=&quot;Harbor.create(name: &quot;&quot;&quot;&amp;[.A313]&amp;&quot;&quot;&quot;, lat: &quot;&amp;[.D313]&amp;&quot;, lng: &quot;&amp;[.E313]&amp;&quot;, query: &quot;&quot;&quot;&amp;[.C313]&amp;&quot;&quot;&quot;)&quot;" office:value-type="string" office:string-value="Harbor.create(name: &quot;camp&quot;, lat: 37.8840922, lng: -121.2710555, query: &quot;FECAMP&quot;)" calcext:value-type="string">
            <text:p>Harbor.create(name: "camp", lat: 37.8840922, lng: -121.2710555, query: "FECAMP")</text:p>
          </table:table-cell>
        </table:table-row>
        <table:table-row table:style-name="ro1">
          <table:table-cell office:value-type="string" calcext:value-type="string">
            <text:p>Galle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6.0535185</text:p>
          </table:table-cell>
          <table:table-cell office:value-type="string" calcext:value-type="string">
            <text:p>80.2209773</text:p>
          </table:table-cell>
          <table:table-cell table:formula="of:=&quot;Harbor.create(name: &quot;&quot;&quot;&amp;[.A314]&amp;&quot;&quot;&quot;, lat: &quot;&amp;[.D314]&amp;&quot;, lng: &quot;&amp;[.E314]&amp;&quot;, query: &quot;&quot;&quot;&amp;[.C314]&amp;&quot;&quot;&quot;)&quot;" office:value-type="string" office:string-value="Harbor.create(name: &quot;Galle&quot;, lat: 6.0535185, lng: 80.2209773, query: &quot;GALLE&quot;)" calcext:value-type="string">
            <text:p>Harbor.create(name: "Galle", lat: 6.0535185, lng: 80.2209773, query: "GALLE")</text:p>
          </table:table-cell>
        </table:table-row>
        <table:table-row table:style-name="ro1">
          <table:table-cell office:value-type="string" calcext:value-type="string">
            <text:p>Galveston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29.3013479</text:p>
          </table:table-cell>
          <table:table-cell office:value-type="string" calcext:value-type="string">
            <text:p>-94.7976958</text:p>
          </table:table-cell>
          <table:table-cell table:formula="of:=&quot;Harbor.create(name: &quot;&quot;&quot;&amp;[.A315]&amp;&quot;&quot;&quot;, lat: &quot;&amp;[.D315]&amp;&quot;, lng: &quot;&amp;[.E315]&amp;&quot;, query: &quot;&quot;&quot;&amp;[.C315]&amp;&quot;&quot;&quot;)&quot;" office:value-type="string" office:string-value="Harbor.create(name: &quot;Galveston&quot;, lat: 29.3013479, lng: -94.7976958, query: &quot;GALVESTON&quot;)" calcext:value-type="string">
            <text:p>Harbor.create(name: "Galveston", lat: 29.3013479, lng: -94.7976958, query: "GALVESTON")</text:p>
          </table:table-cell>
        </table:table-row>
        <table:table-row table:style-name="ro1">
          <table:table-cell office:value-type="string" calcext:value-type="string">
            <text:p>Galway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GALWAY</text:p>
          </table:table-cell>
          <table:table-cell office:value-type="string" calcext:value-type="string">
            <text:p>53.270668</text:p>
          </table:table-cell>
          <table:table-cell office:value-type="string" calcext:value-type="string">
            <text:p>-9.0567905</text:p>
          </table:table-cell>
          <table:table-cell table:formula="of:=&quot;Harbor.create(name: &quot;&quot;&quot;&amp;[.A316]&amp;&quot;&quot;&quot;, lat: &quot;&amp;[.D316]&amp;&quot;, lng: &quot;&amp;[.E316]&amp;&quot;, query: &quot;&quot;&quot;&amp;[.C316]&amp;&quot;&quot;&quot;)&quot;" office:value-type="string" office:string-value="Harbor.create(name: &quot;Galway&quot;, lat: 53.270668, lng: -9.0567905, query: &quot;GALWAY&quot;)" calcext:value-type="string">
            <text:p>Harbor.create(name: "Galway", lat: 53.270668, lng: -9.0567905, query: "GALWAY")</text:p>
          </table:table-cell>
        </table:table-row>
        <table:table-row table:style-name="ro1">
          <table:table-cell office:value-type="string" calcext:value-type="string">
            <text:p>Gene (Genova)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44.4056499</text:p>
          </table:table-cell>
          <table:table-cell office:value-type="string" calcext:value-type="string">
            <text:p>8.946256</text:p>
          </table:table-cell>
          <table:table-cell table:formula="of:=&quot;Harbor.create(name: &quot;&quot;&quot;&amp;[.A317]&amp;&quot;&quot;&quot;, lat: &quot;&amp;[.D317]&amp;&quot;, lng: &quot;&amp;[.E317]&amp;&quot;, query: &quot;&quot;&quot;&amp;[.C317]&amp;&quot;&quot;&quot;)&quot;" office:value-type="string" office:string-value="Harbor.create(name: &quot;Gene (Genova)&quot;, lat: 44.4056499, lng: 8.946256, query: &quot;GENOVA&quot;)" calcext:value-type="string">
            <text:p>Harbor.create(name: "Gene (Genova)", lat: 44.4056499, lng: 8.946256, query: "GENOVA")</text:p>
          </table:table-cell>
        </table:table-row>
        <table:table-row table:style-name="ro1">
          <table:table-cell office:value-type="string" calcext:value-type="string">
            <text:p>Georgetown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EORGETOWN_GUYANA</text:p>
          </table:table-cell>
          <table:table-cell office:value-type="string" calcext:value-type="string">
            <text:p>6.8012793</text:p>
          </table:table-cell>
          <table:table-cell office:value-type="string" calcext:value-type="string">
            <text:p>-58.1551255</text:p>
          </table:table-cell>
          <table:table-cell table:formula="of:=&quot;Harbor.create(name: &quot;&quot;&quot;&amp;[.A318]&amp;&quot;&quot;&quot;, lat: &quot;&amp;[.D318]&amp;&quot;, lng: &quot;&amp;[.E318]&amp;&quot;, query: &quot;&quot;&quot;&amp;[.C318]&amp;&quot;&quot;&quot;)&quot;" office:value-type="string" office:string-value="Harbor.create(name: &quot;Georgetown&quot;, lat: 6.8012793, lng: -58.1551255, query: &quot;GEORGETOWN_GUYANA&quot;)" calcext:value-type="string">
            <text:p>Harbor.create(name: "Georgetown", lat: 6.8012793, lng: -58.1551255, query: "GEORGETOWN_GUYANA")</text:p>
          </table:table-cell>
        </table:table-row>
        <table:table-row table:style-name="ro1">
          <table:table-cell office:value-type="string" calcext:value-type="string">
            <text:p>Geraldton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GERALDTON</text:p>
          </table:table-cell>
          <table:table-cell office:value-type="string" calcext:value-type="string">
            <text:p>-28.7773715</text:p>
          </table:table-cell>
          <table:table-cell office:value-type="string" calcext:value-type="string">
            <text:p>114.6149715</text:p>
          </table:table-cell>
          <table:table-cell table:formula="of:=&quot;Harbor.create(name: &quot;&quot;&quot;&amp;[.A319]&amp;&quot;&quot;&quot;, lat: &quot;&amp;[.D319]&amp;&quot;, lng: &quot;&amp;[.E319]&amp;&quot;, query: &quot;&quot;&quot;&amp;[.C319]&amp;&quot;&quot;&quot;)&quot;" office:value-type="string" office:string-value="Harbor.create(name: &quot;Geraldton&quot;, lat: -28.7773715, lng: 114.6149715, query: &quot;GERALDTON&quot;)" calcext:value-type="string">
            <text:p>Harbor.create(name: "Geraldton", lat: -28.7773715, lng: 114.6149715, query: "GERALDTON")</text:p>
          </table:table-cell>
        </table:table-row>
        <table:table-row table:style-name="ro1" table:visibility="filter">
          <table:table-cell office:value-type="string" calcext:value-type="string">
            <text:p>Ghizlan - Ju Aymah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JU_AYM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Royaume-Uni (Gibraltar)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53.3864739</text:p>
          </table:table-cell>
          <table:table-cell office:value-type="string" calcext:value-type="string">
            <text:p>-1.4715647</text:p>
          </table:table-cell>
          <table:table-cell table:formula="of:=&quot;Harbor.create(name: &quot;&quot;&quot;&amp;[.A321]&amp;&quot;&quot;&quot;, lat: &quot;&amp;[.D321]&amp;&quot;, lng: &quot;&amp;[.E321]&amp;&quot;, query: &quot;&quot;&quot;&amp;[.C321]&amp;&quot;&quot;&quot;)&quot;" office:value-type="string" office:string-value="Harbor.create(name: &quot;Gibraltar&quot;, lat: 53.3864739, lng: -1.4715647, query: &quot;GIBRALTAR&quot;)" calcext:value-type="string">
            <text:p>Harbor.create(name: "Gibraltar", lat: 53.3864739, lng: -1.4715647, query: "GIBRALTAR")</text:p>
          </table:table-cell>
        </table:table-row>
        <table:table-row table:style-name="ro1">
          <table:table-cell office:value-type="string" calcext:value-type="string">
            <text:p>Gijon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43.5322015</text:p>
          </table:table-cell>
          <table:table-cell office:value-type="string" calcext:value-type="string">
            <text:p>-5.6611195</text:p>
          </table:table-cell>
          <table:table-cell table:formula="of:=&quot;Harbor.create(name: &quot;&quot;&quot;&amp;[.A322]&amp;&quot;&quot;&quot;, lat: &quot;&amp;[.D322]&amp;&quot;, lng: &quot;&amp;[.E322]&amp;&quot;, query: &quot;&quot;&quot;&amp;[.C322]&amp;&quot;&quot;&quot;)&quot;" office:value-type="string" office:string-value="Harbor.create(name: &quot;Gijon&quot;, lat: 43.5322015, lng: -5.6611195, query: &quot;GIJON&quot;)" calcext:value-type="string">
            <text:p>Harbor.create(name: "Gijon", lat: 43.5322015, lng: -5.6611195, query: "GIJON")</text:p>
          </table:table-cell>
        </table:table-row>
        <table:table-row table:style-name="ro1">
          <table:table-cell office:value-type="string" calcext:value-type="string">
            <text:p>Gisborne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-38.662334</text:p>
          </table:table-cell>
          <table:table-cell office:value-type="string" calcext:value-type="string">
            <text:p>178.017649</text:p>
          </table:table-cell>
          <table:table-cell table:formula="of:=&quot;Harbor.create(name: &quot;&quot;&quot;&amp;[.A323]&amp;&quot;&quot;&quot;, lat: &quot;&amp;[.D323]&amp;&quot;, lng: &quot;&amp;[.E323]&amp;&quot;, query: &quot;&quot;&quot;&amp;[.C323]&amp;&quot;&quot;&quot;)&quot;" office:value-type="string" office:string-value="Harbor.create(name: &quot;Gisborne&quot;, lat: -38.662334, lng: 178.017649, query: &quot;GISBORNE&quot;)" calcext:value-type="string">
            <text:p>Harbor.create(name: "Gisborne", lat: -38.662334, lng: 178.017649, query: "GISBORNE")</text:p>
          </table:table-cell>
        </table:table-row>
        <table:table-row table:style-name="ro1">
          <table:table-cell office:value-type="string" calcext:value-type="string">
            <text:p>Gladstone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GLADSTONE</text:p>
          </table:table-cell>
          <table:table-cell office:value-type="string" calcext:value-type="string">
            <text:p>-40.9817009</text:p>
          </table:table-cell>
          <table:table-cell office:value-type="string" calcext:value-type="string">
            <text:p>148.1526806</text:p>
          </table:table-cell>
          <table:table-cell table:formula="of:=&quot;Harbor.create(name: &quot;&quot;&quot;&amp;[.A324]&amp;&quot;&quot;&quot;, lat: &quot;&amp;[.D324]&amp;&quot;, lng: &quot;&amp;[.E324]&amp;&quot;, query: &quot;&quot;&quot;&amp;[.C324]&amp;&quot;&quot;&quot;)&quot;" office:value-type="string" office:string-value="Harbor.create(name: &quot;Gladstone&quot;, lat: -40.9817009, lng: 148.1526806, query: &quot;GLADSTONE&quot;)" calcext:value-type="string">
            <text:p>Harbor.create(name: "Gladstone", lat: -40.9817009, lng: 148.1526806, query: "GLADSTONE")</text:p>
          </table:table-cell>
        </table:table-row>
        <table:table-row table:style-name="ro1" table:visibility="filter">
          <table:table-cell office:value-type="string" calcext:value-type="string">
            <text:p>Glenan (Penfret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LENAN_PENFRE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dhavn</text:p>
          </table:table-cell>
          <table:table-cell office:value-type="string" calcext:value-type="string">
            <text:p>Danemark (Groenland)</text:p>
          </table:table-cell>
          <table:table-cell office:value-type="string" calcext:value-type="string">
            <text:p>GODHAV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thab (Nuuk)</text:p>
          </table:table-cell>
          <table:table-cell office:value-type="string" calcext:value-type="string">
            <text:p>Danemark (Groenland)</text:p>
          </table:table-cell>
          <table:table-cell office:value-type="string" calcext:value-type="string">
            <text:p>GODTHAB</text:p>
          </table:table-cell>
          <table:table-cell office:value-type="string" calcext:value-type="string">
            <text:p>64.18140989999999</text:p>
          </table:table-cell>
          <table:table-cell office:value-type="string" calcext:value-type="string">
            <text:p>-51.694138</text:p>
          </table:table-cell>
          <table:table-cell table:formula="of:=&quot;Harbor.create(name: &quot;&quot;&quot;&amp;[.A327]&amp;&quot;&quot;&quot;, lat: &quot;&amp;[.D327]&amp;&quot;, lng: &quot;&amp;[.E327]&amp;&quot;, query: &quot;&quot;&quot;&amp;[.C327]&amp;&quot;&quot;&quot;)&quot;" office:value-type="string" office:string-value="Harbor.create(name: &quot;Godthab (Nuuk)&quot;, lat: 64.18140989999999, lng: -51.694138, query: &quot;GODTHAB&quot;)" calcext:value-type="string">
            <text:p>Harbor.create(name: "Godthab (Nuuk)", lat: 64.18140989999999, lng: -51.694138, query: "GODTHAB")</text:p>
          </table:table-cell>
        </table:table-row>
        <table:table-row table:style-name="ro1">
          <table:table-cell office:value-type="string" calcext:value-type="string">
            <text:p>Goods Island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GOOD_S_ISLAND</text:p>
          </table:table-cell>
          <table:table-cell office:value-type="string" calcext:value-type="string">
            <text:p>-10.5625567</text:p>
          </table:table-cell>
          <table:table-cell office:value-type="string" calcext:value-type="string">
            <text:p>142.1607088</text:p>
          </table:table-cell>
          <table:table-cell table:formula="of:=&quot;Harbor.create(name: &quot;&quot;&quot;&amp;[.A328]&amp;&quot;&quot;&quot;, lat: &quot;&amp;[.D328]&amp;&quot;, lng: &quot;&amp;[.E328]&amp;&quot;, query: &quot;&quot;&quot;&amp;[.C328]&amp;&quot;&quot;&quot;)&quot;" office:value-type="string" office:string-value="Harbor.create(name: &quot;Goods Island&quot;, lat: -10.5625567, lng: 142.1607088, query: &quot;GOOD_S_ISLAND&quot;)" calcext:value-type="string">
            <text:p>Harbor.create(name: "Goods Island", lat: -10.5625567, lng: 142.1607088, query: "GOOD_S_ISLAND")</text:p>
          </table:table-cell>
        </table:table-row>
        <table:table-row table:style-name="ro1">
          <table:table-cell office:value-type="string" calcext:value-type="string">
            <text:p>Gou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OURY</text:p>
          </table:table-cell>
          <table:table-cell office:value-type="string" calcext:value-type="string">
            <text:p>49.7158609</text:p>
          </table:table-cell>
          <table:table-cell office:value-type="string" calcext:value-type="string">
            <text:p>-1.94533</text:p>
          </table:table-cell>
          <table:table-cell table:formula="of:=&quot;Harbor.create(name: &quot;&quot;&quot;&amp;[.A329]&amp;&quot;&quot;&quot;, lat: &quot;&amp;[.D329]&amp;&quot;, lng: &quot;&amp;[.E329]&amp;&quot;, query: &quot;&quot;&quot;&amp;[.C329]&amp;&quot;&quot;&quot;)&quot;" office:value-type="string" office:string-value="Harbor.create(name: &quot;Goury&quot;, lat: 49.7158609, lng: -1.94533, query: &quot;GOURY&quot;)" calcext:value-type="string">
            <text:p>Harbor.create(name: "Goury", lat: 49.7158609, lng: -1.94533, query: "GOURY")</text:p>
          </table:table-cell>
        </table:table-row>
        <table:table-row table:style-name="ro1">
          <table:table-cell office:value-type="string" calcext:value-type="string">
            <text:p>Grandcamp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ANDCAMP</text:p>
          </table:table-cell>
          <table:table-cell office:value-type="string" calcext:value-type="string">
            <text:p>49.390179</text:p>
          </table:table-cell>
          <table:table-cell office:value-type="string" calcext:value-type="string">
            <text:p>-1.047274</text:p>
          </table:table-cell>
          <table:table-cell table:formula="of:=&quot;Harbor.create(name: &quot;&quot;&quot;&amp;[.A330]&amp;&quot;&quot;&quot;, lat: &quot;&amp;[.D330]&amp;&quot;, lng: &quot;&amp;[.E330]&amp;&quot;, query: &quot;&quot;&quot;&amp;[.C330]&amp;&quot;&quot;&quot;)&quot;" office:value-type="string" office:string-value="Harbor.create(name: &quot;Grandcamp&quot;, lat: 49.390179, lng: -1.047274, query: &quot;GRANDCAMP&quot;)" calcext:value-type="string">
            <text:p>Harbor.create(name: "Grandcamp", lat: 49.390179, lng: -1.047274, query: "GRANDCAMP")</text:p>
          </table:table-cell>
        </table:table-row>
        <table:table-row table:style-name="ro1">
          <table:table-cell office:value-type="string" calcext:value-type="string">
            <text:p>Granvil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ANVILLE_LE_COCALEU</text:p>
          </table:table-cell>
          <table:table-cell office:value-type="string" calcext:value-type="string">
            <text:p>48.837579</text:p>
          </table:table-cell>
          <table:table-cell office:value-type="string" calcext:value-type="string">
            <text:p>-1.597302</text:p>
          </table:table-cell>
          <table:table-cell table:formula="of:=&quot;Harbor.create(name: &quot;&quot;&quot;&amp;[.A331]&amp;&quot;&quot;&quot;, lat: &quot;&amp;[.D331]&amp;&quot;, lng: &quot;&amp;[.E331]&amp;&quot;, query: &quot;&quot;&quot;&amp;[.C331]&amp;&quot;&quot;&quot;)&quot;" office:value-type="string" office:string-value="Harbor.create(name: &quot;Granville&quot;, lat: 48.837579, lng: -1.597302, query: &quot;GRANVILLE_LE_COCALEU&quot;)" calcext:value-type="string">
            <text:p>Harbor.create(name: "Granville", lat: 48.837579, lng: -1.597302, query: "GRANVILLE_LE_COCALEU")</text:p>
          </table:table-cell>
        </table:table-row>
        <table:table-row table:style-name="ro1">
          <table:table-cell office:value-type="string" calcext:value-type="string">
            <text:p>Gravelin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AVELINES</text:p>
          </table:table-cell>
          <table:table-cell office:value-type="string" calcext:value-type="string">
            <text:p>50.98707</text:p>
          </table:table-cell>
          <table:table-cell office:value-type="string" calcext:value-type="string">
            <text:p>2.125537</text:p>
          </table:table-cell>
          <table:table-cell table:formula="of:=&quot;Harbor.create(name: &quot;&quot;&quot;&amp;[.A332]&amp;&quot;&quot;&quot;, lat: &quot;&amp;[.D332]&amp;&quot;, lng: &quot;&amp;[.E332]&amp;&quot;, query: &quot;&quot;&quot;&amp;[.C332]&amp;&quot;&quot;&quot;)&quot;" office:value-type="string" office:string-value="Harbor.create(name: &quot;Gravelines&quot;, lat: 50.98707, lng: 2.125537, query: &quot;GRAVELINES&quot;)" calcext:value-type="string">
            <text:p>Harbor.create(name: "Gravelines", lat: 50.98707, lng: 2.125537, query: "GRAVELINES")</text:p>
          </table:table-cell>
        </table:table-row>
        <table:table-row table:style-name="ro1">
          <table:table-cell office:value-type="string" calcext:value-type="string">
            <text:p>Greenock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GREENOCK</text:p>
          </table:table-cell>
          <table:table-cell office:value-type="string" calcext:value-type="string">
            <text:p>55.95647599999999</text:p>
          </table:table-cell>
          <table:table-cell office:value-type="string" calcext:value-type="string">
            <text:p>-4.771983</text:p>
          </table:table-cell>
          <table:table-cell table:formula="of:=&quot;Harbor.create(name: &quot;&quot;&quot;&amp;[.A333]&amp;&quot;&quot;&quot;, lat: &quot;&amp;[.D333]&amp;&quot;, lng: &quot;&amp;[.E333]&amp;&quot;, query: &quot;&quot;&quot;&amp;[.C333]&amp;&quot;&quot;&quot;)&quot;" office:value-type="string" office:string-value="Harbor.create(name: &quot;Greenock&quot;, lat: 55.95647599999999, lng: -4.771983, query: &quot;GREENOCK&quot;)" calcext:value-type="string">
            <text:p>Harbor.create(name: "Greenock", lat: 55.95647599999999, lng: -4.771983, query: "GREENOCK")</text:p>
          </table:table-cell>
        </table:table-row>
        <table:table-row table:style-name="ro1">
          <table:table-cell office:value-type="string" calcext:value-type="string">
            <text:p>Greenwich</text:p>
          </table:table-cell>
          <table:table-cell office:value-type="string" calcext:value-type="string">
            <text:p>Antarctique</text:p>
          </table:table-cell>
          <table:table-cell office:value-type="string" calcext:value-type="string">
            <text:p>PUERTO_SOBERANIA</text:p>
          </table:table-cell>
          <table:table-cell office:value-type="string" calcext:value-type="string">
            <text:p>-62.4691875</text:p>
          </table:table-cell>
          <table:table-cell office:value-type="string" calcext:value-type="string">
            <text:p>-59.79627349999999</text:p>
          </table:table-cell>
          <table:table-cell table:formula="of:=&quot;Harbor.create(name: &quot;&quot;&quot;&amp;[.A334]&amp;&quot;&quot;&quot;, lat: &quot;&amp;[.D334]&amp;&quot;, lng: &quot;&amp;[.E334]&amp;&quot;, query: &quot;&quot;&quot;&amp;[.C334]&amp;&quot;&quot;&quot;)&quot;" office:value-type="string" office:string-value="Harbor.create(name: &quot;Greenwich&quot;, lat: -62.4691875, lng: -59.79627349999999, query: &quot;PUERTO_SOBERANIA&quot;)" calcext:value-type="string">
            <text:p>Harbor.create(name: "Greenwich", lat: -62.4691875, lng: -59.79627349999999, query: "PUERTO_SOBERANIA")</text:p>
          </table:table-cell>
        </table:table-row>
        <table:table-row table:style-name="ro1">
          <table:table-cell office:value-type="string" calcext:value-type="string">
            <text:p>Grondin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RONDINES</text:p>
          </table:table-cell>
          <table:table-cell office:value-type="string" calcext:value-type="string">
            <text:p>46.59355</text:p>
          </table:table-cell>
          <table:table-cell office:value-type="string" calcext:value-type="string">
            <text:p>-72.03146199999999</text:p>
          </table:table-cell>
          <table:table-cell table:formula="of:=&quot;Harbor.create(name: &quot;&quot;&quot;&amp;[.A335]&amp;&quot;&quot;&quot;, lat: &quot;&amp;[.D335]&amp;&quot;, lng: &quot;&amp;[.E335]&amp;&quot;, query: &quot;&quot;&quot;&amp;[.C335]&amp;&quot;&quot;&quot;)&quot;" office:value-type="string" office:string-value="Harbor.create(name: &quot;Grondines&quot;, lat: 46.59355, lng: -72.03146199999999, query: &quot;GRONDINES&quot;)" calcext:value-type="string">
            <text:p>Harbor.create(name: "Grondines", lat: 46.59355, lng: -72.03146199999999, query: "GRONDINES")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Etats-Unis (Iles Mariannes)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16.616667</text:p>
          </table:table-cell>
          <table:table-cell office:value-type="string" calcext:value-type="string">
            <text:p>145.616667</text:p>
          </table:table-cell>
          <table:table-cell table:formula="of:=&quot;Harbor.create(name: &quot;&quot;&quot;&amp;[.A336]&amp;&quot;&quot;&quot;, lat: &quot;&amp;[.D336]&amp;&quot;, lng: &quot;&amp;[.E336]&amp;&quot;, query: &quot;&quot;&quot;&amp;[.C336]&amp;&quot;&quot;&quot;)&quot;" office:value-type="string" office:string-value="Harbor.create(name: &quot;Guam&quot;, lat: 16.616667, lng: 145.616667, query: &quot;GUAM&quot;)" calcext:value-type="string">
            <text:p>Harbor.create(name: "Guam", lat: 16.616667, lng: 145.616667, query: "GUAM")</text:p>
          </table:table-cell>
        </table:table-row>
        <table:table-row table:style-name="ro1">
          <table:table-cell office:value-type="string" calcext:value-type="string">
            <text:p>Guaymas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GUAYMAS</text:p>
          </table:table-cell>
          <table:table-cell office:value-type="string" calcext:value-type="string">
            <text:p>27.9178651</text:p>
          </table:table-cell>
          <table:table-cell office:value-type="string" calcext:value-type="string">
            <text:p>-110.9089378</text:p>
          </table:table-cell>
          <table:table-cell table:formula="of:=&quot;Harbor.create(name: &quot;&quot;&quot;&amp;[.A337]&amp;&quot;&quot;&quot;, lat: &quot;&amp;[.D337]&amp;&quot;, lng: &quot;&amp;[.E337]&amp;&quot;, query: &quot;&quot;&quot;&amp;[.C337]&amp;&quot;&quot;&quot;)&quot;" office:value-type="string" office:string-value="Harbor.create(name: &quot;Guaymas&quot;, lat: 27.9178651, lng: -110.9089378, query: &quot;GUAYMAS&quot;)" calcext:value-type="string">
            <text:p>Harbor.create(name: "Guaymas", lat: 27.9178651, lng: -110.9089378, query: "GUAYMAS")</text:p>
          </table:table-cell>
        </table:table-row>
        <table:table-row table:style-name="ro1">
          <table:table-cell office:value-type="string" calcext:value-type="string">
            <text:p>Hadera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DERA_ISRAEL</text:p>
          </table:table-cell>
          <table:table-cell office:value-type="string" calcext:value-type="string">
            <text:p>32.4340458</text:p>
          </table:table-cell>
          <table:table-cell office:value-type="string" calcext:value-type="string">
            <text:p>34.9196518</text:p>
          </table:table-cell>
          <table:table-cell table:formula="of:=&quot;Harbor.create(name: &quot;&quot;&quot;&amp;[.A338]&amp;&quot;&quot;&quot;, lat: &quot;&amp;[.D338]&amp;&quot;, lng: &quot;&amp;[.E338]&amp;&quot;, query: &quot;&quot;&quot;&amp;[.C338]&amp;&quot;&quot;&quot;)&quot;" office:value-type="string" office:string-value="Harbor.create(name: &quot;Hadera&quot;, lat: 32.4340458, lng: 34.9196518, query: &quot;HADERA_ISRAEL&quot;)" calcext:value-type="string">
            <text:p>Harbor.create(name: "Hadera", lat: 32.4340458, lng: 34.9196518, query: "HADERA_ISRAEL")</text:p>
          </table:table-cell>
        </table:table-row>
        <table:table-row table:style-name="ro1">
          <table:table-cell office:value-type="string" calcext:value-type="string">
            <text:p>Haiphong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HAIPHONG</text:p>
          </table:table-cell>
          <table:table-cell office:value-type="string" calcext:value-type="string">
            <text:p>20.8449115</text:p>
          </table:table-cell>
          <table:table-cell office:value-type="string" calcext:value-type="string">
            <text:p>106.6880841</text:p>
          </table:table-cell>
          <table:table-cell table:formula="of:=&quot;Harbor.create(name: &quot;&quot;&quot;&amp;[.A339]&amp;&quot;&quot;&quot;, lat: &quot;&amp;[.D339]&amp;&quot;, lng: &quot;&amp;[.E339]&amp;&quot;, query: &quot;&quot;&quot;&amp;[.C339]&amp;&quot;&quot;&quot;)&quot;" office:value-type="string" office:string-value="Harbor.create(name: &quot;Haiphong&quot;, lat: 20.8449115, lng: 106.6880841, query: &quot;HAIPHONG&quot;)" calcext:value-type="string">
            <text:p>Harbor.create(name: "Haiphong", lat: 20.8449115, lng: 106.6880841, query: "HAIPHONG")</text:p>
          </table:table-cell>
        </table:table-row>
        <table:table-row table:style-name="ro1">
          <table:table-cell office:value-type="string" calcext:value-type="string">
            <text:p>Hakat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HAKATA</text:p>
          </table:table-cell>
          <table:table-cell office:value-type="string" calcext:value-type="string">
            <text:p>34.2166667</text:p>
          </table:table-cell>
          <table:table-cell office:value-type="string" calcext:value-type="string">
            <text:p>133.0833333</text:p>
          </table:table-cell>
          <table:table-cell table:formula="of:=&quot;Harbor.create(name: &quot;&quot;&quot;&amp;[.A340]&amp;&quot;&quot;&quot;, lat: &quot;&amp;[.D340]&amp;&quot;, lng: &quot;&amp;[.E340]&amp;&quot;, query: &quot;&quot;&quot;&amp;[.C340]&amp;&quot;&quot;&quot;)&quot;" office:value-type="string" office:string-value="Harbor.create(name: &quot;Hakata&quot;, lat: 34.2166667, lng: 133.0833333, query: &quot;HAKATA&quot;)" calcext:value-type="string">
            <text:p>Harbor.create(name: "Hakata", lat: 34.2166667, lng: 133.0833333, query: "HAKATA")</text:p>
          </table:table-cell>
        </table:table-row>
        <table:table-row table:style-name="ro1">
          <table:table-cell office:value-type="string" calcext:value-type="string">
            <text:p>Hakodate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HAKODATE</text:p>
          </table:table-cell>
          <table:table-cell office:value-type="string" calcext:value-type="string">
            <text:p>41.7687933</text:p>
          </table:table-cell>
          <table:table-cell office:value-type="string" calcext:value-type="string">
            <text:p>140.7288103</text:p>
          </table:table-cell>
          <table:table-cell table:formula="of:=&quot;Harbor.create(name: &quot;&quot;&quot;&amp;[.A341]&amp;&quot;&quot;&quot;, lat: &quot;&amp;[.D341]&amp;&quot;, lng: &quot;&amp;[.E341]&amp;&quot;, query: &quot;&quot;&quot;&amp;[.C341]&amp;&quot;&quot;&quot;)&quot;" office:value-type="string" office:string-value="Harbor.create(name: &quot;Hakodate&quot;, lat: 41.7687933, lng: 140.7288103, query: &quot;HAKODATE&quot;)" calcext:value-type="string">
            <text:p>Harbor.create(name: "Hakodate", lat: 41.7687933, lng: 140.7288103, query: "HAKODATE")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ALIFAX</text:p>
          </table:table-cell>
          <table:table-cell office:value-type="string" calcext:value-type="string">
            <text:p>44.6488625</text:p>
          </table:table-cell>
          <table:table-cell office:value-type="string" calcext:value-type="string">
            <text:p>-63.5753196</text:p>
          </table:table-cell>
          <table:table-cell table:formula="of:=&quot;Harbor.create(name: &quot;&quot;&quot;&amp;[.A342]&amp;&quot;&quot;&quot;, lat: &quot;&amp;[.D342]&amp;&quot;, lng: &quot;&amp;[.E342]&amp;&quot;, query: &quot;&quot;&quot;&amp;[.C342]&amp;&quot;&quot;&quot;)&quot;" office:value-type="string" office:string-value="Harbor.create(name: &quot;Halifax&quot;, lat: 44.6488625, lng: -63.5753196, query: &quot;HALIFAX&quot;)" calcext:value-type="string">
            <text:p>Harbor.create(name: "Halifax", lat: 44.6488625, lng: -63.5753196, query: "HALIFAX")</text:p>
          </table:table-cell>
        </table:table-row>
        <table:table-row table:style-name="ro1">
          <table:table-cell office:value-type="string" calcext:value-type="string">
            <text:p>Hall Bea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ALL_BEACH</text:p>
          </table:table-cell>
          <table:table-cell office:value-type="string" calcext:value-type="string">
            <text:p>68.772735</text:p>
          </table:table-cell>
          <table:table-cell office:value-type="string" calcext:value-type="string">
            <text:p>-81.235208</text:p>
          </table:table-cell>
          <table:table-cell table:formula="of:=&quot;Harbor.create(name: &quot;&quot;&quot;&amp;[.A343]&amp;&quot;&quot;&quot;, lat: &quot;&amp;[.D343]&amp;&quot;, lng: &quot;&amp;[.E343]&amp;&quot;, query: &quot;&quot;&quot;&amp;[.C343]&amp;&quot;&quot;&quot;)&quot;" office:value-type="string" office:string-value="Harbor.create(name: &quot;Hall Beach&quot;, lat: 68.772735, lng: -81.235208, query: &quot;HALL_BEACH&quot;)" calcext:value-type="string">
            <text:p>Harbor.create(name: "Hall Beach", lat: 68.772735, lng: -81.235208, query: "HALL_BEACH")</text:p>
          </table:table-cell>
        </table:table-row>
        <table:table-row table:style-name="ro1">
          <table:table-cell office:value-type="string" calcext:value-type="string">
            <text:p>Hammerfest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HAMMERFEST</text:p>
          </table:table-cell>
          <table:table-cell office:value-type="string" calcext:value-type="string">
            <text:p>70.66343820000002</text:p>
          </table:table-cell>
          <table:table-cell office:value-type="string" calcext:value-type="string">
            <text:p>23.6819665</text:p>
          </table:table-cell>
          <table:table-cell table:formula="of:=&quot;Harbor.create(name: &quot;&quot;&quot;&amp;[.A344]&amp;&quot;&quot;&quot;, lat: &quot;&amp;[.D344]&amp;&quot;, lng: &quot;&amp;[.E344]&amp;&quot;, query: &quot;&quot;&quot;&amp;[.C344]&amp;&quot;&quot;&quot;)&quot;" office:value-type="string" office:string-value="Harbor.create(name: &quot;Hammerfest&quot;, lat: 70.66343820000002, lng: 23.6819665, query: &quot;HAMMERFEST&quot;)" calcext:value-type="string">
            <text:p>Harbor.create(name: "Hammerfest", lat: 70.66343820000002, lng: 23.6819665, query: "HAMMERFEST")</text:p>
          </table:table-cell>
        </table:table-row>
        <table:table-row table:style-name="ro1" table:visibility="filter">
          <table:table-cell office:value-type="string" calcext:value-type="string">
            <text:p>Hao</text:p>
          </table:table-cell>
          <table:table-cell office:value-type="string" calcext:value-type="string">
            <text:p>France (Polynesie)</text:p>
          </table:table-cell>
          <table:table-cell office:value-type="string" calcext:value-type="string">
            <text:p>HAO_PASSE_K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lingen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HARLINGEN</text:p>
          </table:table-cell>
          <table:table-cell office:value-type="string" calcext:value-type="string">
            <text:p>53.1746381</text:p>
          </table:table-cell>
          <table:table-cell office:value-type="string" calcext:value-type="string">
            <text:p>5.4251517</text:p>
          </table:table-cell>
          <table:table-cell table:formula="of:=&quot;Harbor.create(name: &quot;&quot;&quot;&amp;[.A346]&amp;&quot;&quot;&quot;, lat: &quot;&amp;[.D346]&amp;&quot;, lng: &quot;&amp;[.E346]&amp;&quot;, query: &quot;&quot;&quot;&amp;[.C346]&amp;&quot;&quot;&quot;)&quot;" office:value-type="string" office:string-value="Harbor.create(name: &quot;Harlingen&quot;, lat: 53.1746381, lng: 5.4251517, query: &quot;HARLINGEN&quot;)" calcext:value-type="string">
            <text:p>Harbor.create(name: "Harlingen", lat: 53.1746381, lng: 5.4251517, query: "HARLINGEN")</text:p>
          </table:table-cell>
        </table:table-row>
        <table:table-row table:style-name="ro1">
          <table:table-cell office:value-type="string" calcext:value-type="string">
            <text:p>Harmil Island</text:p>
          </table:table-cell>
          <table:table-cell office:value-type="string" calcext:value-type="string">
            <text:p>Erythree</text:p>
          </table:table-cell>
          <table:table-cell office:value-type="string" calcext:value-type="string">
            <text:p>HARMIL_ISLAND</text:p>
          </table:table-cell>
          <table:table-cell office:value-type="string" calcext:value-type="string">
            <text:p>16.5193584</text:p>
          </table:table-cell>
          <table:table-cell office:value-type="string" calcext:value-type="string">
            <text:p>40.1503923</text:p>
          </table:table-cell>
          <table:table-cell table:formula="of:=&quot;Harbor.create(name: &quot;&quot;&quot;&amp;[.A347]&amp;&quot;&quot;&quot;, lat: &quot;&amp;[.D347]&amp;&quot;, lng: &quot;&amp;[.E347]&amp;&quot;, query: &quot;&quot;&quot;&amp;[.C347]&amp;&quot;&quot;&quot;)&quot;" office:value-type="string" office:string-value="Harbor.create(name: &quot;Harmil Island&quot;, lat: 16.5193584, lng: 40.1503923, query: &quot;HARMIL_ISLAND&quot;)" calcext:value-type="string">
            <text:p>Harbor.create(name: "Harmil Island", lat: 16.5193584, lng: 40.1503923, query: "HARMIL_ISLAND")</text:p>
          </table:table-cell>
        </table:table-row>
        <table:table-row table:style-name="ro1">
          <table:table-cell office:value-type="string" calcext:value-type="string">
            <text:p>Harrington Harbou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ARRINGTON_HARBOUR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-59.483333</text:p>
          </table:table-cell>
          <table:table-cell table:formula="of:=&quot;Harbor.create(name: &quot;&quot;&quot;&amp;[.A348]&amp;&quot;&quot;&quot;, lat: &quot;&amp;[.D348]&amp;&quot;, lng: &quot;&amp;[.E348]&amp;&quot;, query: &quot;&quot;&quot;&amp;[.C348]&amp;&quot;&quot;&quot;)&quot;" office:value-type="string" office:string-value="Harbor.create(name: &quot;Harrington Harbour&quot;, lat: 50.5, lng: -59.483333, query: &quot;HARRINGTON_HARBOUR&quot;)" calcext:value-type="string">
            <text:p>Harbor.create(name: "Harrington Harbour", lat: 50.5, lng: -59.483333, query: "HARRINGTON_HARBOUR")</text:p>
          </table:table-cell>
        </table:table-row>
        <table:table-row table:style-name="ro1">
          <table:table-cell office:value-type="string" calcext:value-type="string">
            <text:p>Harwich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HARWICH</text:p>
          </table:table-cell>
          <table:table-cell office:value-type="string" calcext:value-type="string">
            <text:p>51.934731</text:p>
          </table:table-cell>
          <table:table-cell office:value-type="string" calcext:value-type="string">
            <text:p>1.260297</text:p>
          </table:table-cell>
          <table:table-cell table:formula="of:=&quot;Harbor.create(name: &quot;&quot;&quot;&amp;[.A349]&amp;&quot;&quot;&quot;, lat: &quot;&amp;[.D349]&amp;&quot;, lng: &quot;&amp;[.E349]&amp;&quot;, query: &quot;&quot;&quot;&amp;[.C349]&amp;&quot;&quot;&quot;)&quot;" office:value-type="string" office:string-value="Harbor.create(name: &quot;Harwich&quot;, lat: 51.934731, lng: 1.260297, query: &quot;HARWICH&quot;)" calcext:value-type="string">
            <text:p>Harbor.create(name: "Harwich", lat: 51.934731, lng: 1.260297, query: "HARWICH")</text:p>
          </table:table-cell>
        </table:table-row>
        <table:table-row table:style-name="ro1">
          <table:table-cell office:value-type="string" calcext:value-type="string">
            <text:p>Hay Point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HAY_POINT</text:p>
          </table:table-cell>
          <table:table-cell office:value-type="string" calcext:value-type="string">
            <text:p>-21.2948785</text:p>
          </table:table-cell>
          <table:table-cell office:value-type="string" calcext:value-type="string">
            <text:p>149.2561568</text:p>
          </table:table-cell>
          <table:table-cell table:formula="of:=&quot;Harbor.create(name: &quot;&quot;&quot;&amp;[.A350]&amp;&quot;&quot;&quot;, lat: &quot;&amp;[.D350]&amp;&quot;, lng: &quot;&amp;[.E350]&amp;&quot;, query: &quot;&quot;&quot;&amp;[.C350]&amp;&quot;&quot;&quot;)&quot;" office:value-type="string" office:string-value="Harbor.create(name: &quot;Hay Point&quot;, lat: -21.2948785, lng: 149.2561568, query: &quot;HAY_POINT&quot;)" calcext:value-type="string">
            <text:p>Harbor.create(name: "Hay Point", lat: -21.2948785, lng: 149.2561568, query: "HAY_POINT")</text:p>
          </table:table-cell>
        </table:table-row>
        <table:table-row table:style-name="ro1">
          <table:table-cell office:value-type="string" calcext:value-type="string">
            <text:p>Helgoland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HELGOLAND</text:p>
          </table:table-cell>
          <table:table-cell office:value-type="string" calcext:value-type="string">
            <text:p>54.1803268</text:p>
          </table:table-cell>
          <table:table-cell office:value-type="string" calcext:value-type="string">
            <text:p>7.888943799999999</text:p>
          </table:table-cell>
          <table:table-cell table:formula="of:=&quot;Harbor.create(name: &quot;&quot;&quot;&amp;[.A351]&amp;&quot;&quot;&quot;, lat: &quot;&amp;[.D351]&amp;&quot;, lng: &quot;&amp;[.E351]&amp;&quot;, query: &quot;&quot;&quot;&amp;[.C351]&amp;&quot;&quot;&quot;)&quot;" office:value-type="string" office:string-value="Harbor.create(name: &quot;Helgoland&quot;, lat: 54.1803268, lng: 7.888943799999999, query: &quot;HELGOLAND&quot;)" calcext:value-type="string">
            <text:p>Harbor.create(name: "Helgoland", lat: 54.1803268, lng: 7.888943799999999, query: "HELGOLAND")</text:p>
          </table:table-cell>
        </table:table-row>
        <table:table-row table:style-name="ro1">
          <table:table-cell office:value-type="string" calcext:value-type="string">
            <text:p>Hellville (Nosy Be)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HELLVILLE</text:p>
          </table:table-cell>
          <table:table-cell office:value-type="string" calcext:value-type="string">
            <text:p>-13.3150186</text:p>
          </table:table-cell>
          <table:table-cell office:value-type="string" calcext:value-type="string">
            <text:p>48.2592606</text:p>
          </table:table-cell>
          <table:table-cell table:formula="of:=&quot;Harbor.create(name: &quot;&quot;&quot;&amp;[.A352]&amp;&quot;&quot;&quot;, lat: &quot;&amp;[.D352]&amp;&quot;, lng: &quot;&amp;[.E352]&amp;&quot;, query: &quot;&quot;&quot;&amp;[.C352]&amp;&quot;&quot;&quot;)&quot;" office:value-type="string" office:string-value="Harbor.create(name: &quot;Hellville (Nosy Be)&quot;, lat: -13.3150186, lng: 48.2592606, query: &quot;HELLVILLE&quot;)" calcext:value-type="string">
            <text:p>Harbor.create(name: "Hellville (Nosy Be)", lat: -13.3150186, lng: 48.2592606, query: "HELLVILLE")</text:p>
          </table:table-cell>
        </table:table-row>
        <table:table-row table:style-name="ro1">
          <table:table-cell office:value-type="string" calcext:value-type="string">
            <text:p>Hennebo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ENNEBONT</text:p>
          </table:table-cell>
          <table:table-cell office:value-type="string" calcext:value-type="string">
            <text:p>47.802625</text:p>
          </table:table-cell>
          <table:table-cell office:value-type="string" calcext:value-type="string">
            <text:p>-3.275811</text:p>
          </table:table-cell>
          <table:table-cell table:formula="of:=&quot;Harbor.create(name: &quot;&quot;&quot;&amp;[.A353]&amp;&quot;&quot;&quot;, lat: &quot;&amp;[.D353]&amp;&quot;, lng: &quot;&amp;[.E353]&amp;&quot;, query: &quot;&quot;&quot;&amp;[.C353]&amp;&quot;&quot;&quot;)&quot;" office:value-type="string" office:string-value="Harbor.create(name: &quot;Hennebont&quot;, lat: 47.802625, lng: -3.275811, query: &quot;HENNEBONT&quot;)" calcext:value-type="string">
            <text:p>Harbor.create(name: "Hennebont", lat: 47.802625, lng: -3.275811, query: "HENNEBONT")</text:p>
          </table:table-cell>
        </table:table-row>
        <table:table-row table:style-name="ro1">
          <table:table-cell office:value-type="string" calcext:value-type="string">
            <text:p>Hienghene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HIENGHENE</text:p>
          </table:table-cell>
          <table:table-cell office:value-type="string" calcext:value-type="string">
            <text:p>-20.6880978</text:p>
          </table:table-cell>
          <table:table-cell office:value-type="string" calcext:value-type="string">
            <text:p>164.9435279</text:p>
          </table:table-cell>
          <table:table-cell table:formula="of:=&quot;Harbor.create(name: &quot;&quot;&quot;&amp;[.A354]&amp;&quot;&quot;&quot;, lat: &quot;&amp;[.D354]&amp;&quot;, lng: &quot;&amp;[.E354]&amp;&quot;, query: &quot;&quot;&quot;&amp;[.C354]&amp;&quot;&quot;&quot;)&quot;" office:value-type="string" office:string-value="Harbor.create(name: &quot;Hienghene&quot;, lat: -20.6880978, lng: 164.9435279, query: &quot;HIENGHENE&quot;)" calcext:value-type="string">
            <text:p>Harbor.create(name: "Hienghene", lat: -20.6880978, lng: 164.9435279, query: "HIENGHENE")</text:p>
          </table:table-cell>
        </table:table-row>
        <table:table-row table:style-name="ro1">
          <table:table-cell office:value-type="string" calcext:value-type="string">
            <text:p>Hillsborough Bay</text:p>
          </table:table-cell>
          <table:table-cell office:value-type="string" calcext:value-type="string">
            <text:p>Saint-Vincent-et-les Grenadines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13.1547287</text:p>
          </table:table-cell>
          <table:table-cell office:value-type="string" calcext:value-type="string">
            <text:p>-61.225448</text:p>
          </table:table-cell>
          <table:table-cell table:formula="of:=&quot;Harbor.create(name: &quot;&quot;&quot;&amp;[.A355]&amp;&quot;&quot;&quot;, lat: &quot;&amp;[.D355]&amp;&quot;, lng: &quot;&amp;[.E355]&amp;&quot;, query: &quot;&quot;&quot;&amp;[.C355]&amp;&quot;&quot;&quot;)&quot;" office:value-type="string" office:string-value="Harbor.create(name: &quot;Hillsborough Bay&quot;, lat: 13.1547287, lng: -61.225448, query: &quot;HILLSBOROUGH&quot;)" calcext:value-type="string">
            <text:p>Harbor.create(name: "Hillsborough Bay", lat: 13.1547287, lng: -61.225448, query: "HILLSBOROUGH")</text:p>
          </table:table-cell>
        </table:table-row>
        <table:table-row table:style-name="ro1">
          <table:table-cell office:value-type="string" calcext:value-type="string">
            <text:p>Hilo</text:p>
          </table:table-cell>
          <table:table-cell office:value-type="string" calcext:value-type="string">
            <text:p>Etats-Unis (Hawai)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19.7070942</text:p>
          </table:table-cell>
          <table:table-cell office:value-type="string" calcext:value-type="string">
            <text:p>-155.0884869</text:p>
          </table:table-cell>
          <table:table-cell table:formula="of:=&quot;Harbor.create(name: &quot;&quot;&quot;&amp;[.A356]&amp;&quot;&quot;&quot;, lat: &quot;&amp;[.D356]&amp;&quot;, lng: &quot;&amp;[.E356]&amp;&quot;, query: &quot;&quot;&quot;&amp;[.C356]&amp;&quot;&quot;&quot;)&quot;" office:value-type="string" office:string-value="Harbor.create(name: &quot;Hilo&quot;, lat: 19.7070942, lng: -155.0884869, query: &quot;HILO&quot;)" calcext:value-type="string">
            <text:p>Harbor.create(name: "Hilo", lat: 19.7070942, lng: -155.0884869, query: "HILO")</text:p>
          </table:table-cell>
        </table:table-row>
        <table:table-row table:style-name="ro1">
          <table:table-cell office:value-type="string" calcext:value-type="string">
            <text:p>Himeji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HIMEJI</text:p>
          </table:table-cell>
          <table:table-cell office:value-type="string" calcext:value-type="string">
            <text:p>34.815149</text:p>
          </table:table-cell>
          <table:table-cell office:value-type="string" calcext:value-type="string">
            <text:p>134.6853528</text:p>
          </table:table-cell>
          <table:table-cell table:formula="of:=&quot;Harbor.create(name: &quot;&quot;&quot;&amp;[.A357]&amp;&quot;&quot;&quot;, lat: &quot;&amp;[.D357]&amp;&quot;, lng: &quot;&amp;[.E357]&amp;&quot;, query: &quot;&quot;&quot;&amp;[.C357]&amp;&quot;&quot;&quot;)&quot;" office:value-type="string" office:string-value="Harbor.create(name: &quot;Himeji&quot;, lat: 34.815149, lng: 134.6853528, query: &quot;HIMEJI&quot;)" calcext:value-type="string">
            <text:p>Harbor.create(name: "Himeji", lat: 34.815149, lng: 134.6853528, query: "HIMEJI")</text:p>
          </table:table-cell>
        </table:table-row>
        <table:table-row table:style-name="ro1">
          <table:table-cell office:value-type="string" calcext:value-type="string">
            <text:p>Hiroshim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HIROSHIMA</text:p>
          </table:table-cell>
          <table:table-cell office:value-type="string" calcext:value-type="string">
            <text:p>34.3852029</text:p>
          </table:table-cell>
          <table:table-cell office:value-type="string" calcext:value-type="string">
            <text:p>132.4552927</text:p>
          </table:table-cell>
          <table:table-cell table:formula="of:=&quot;Harbor.create(name: &quot;&quot;&quot;&amp;[.A358]&amp;&quot;&quot;&quot;, lat: &quot;&amp;[.D358]&amp;&quot;, lng: &quot;&amp;[.E358]&amp;&quot;, query: &quot;&quot;&quot;&amp;[.C358]&amp;&quot;&quot;&quot;)&quot;" office:value-type="string" office:string-value="Harbor.create(name: &quot;Hiroshima&quot;, lat: 34.3852029, lng: 132.4552927, query: &quot;HIROSHIMA&quot;)" calcext:value-type="string">
            <text:p>Harbor.create(name: "Hiroshima", lat: 34.3852029, lng: 132.4552927, query: "HIROSHIMA")</text:p>
          </table:table-cell>
        </table:table-row>
        <table:table-row table:style-name="ro1">
          <table:table-cell office:value-type="string" calcext:value-type="string">
            <text:p>Hirtshals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HIRTSHALS</text:p>
          </table:table-cell>
          <table:table-cell office:value-type="string" calcext:value-type="string">
            <text:p>57.58695299999999</text:p>
          </table:table-cell>
          <table:table-cell office:value-type="string" calcext:value-type="string">
            <text:p>9.9668379</text:p>
          </table:table-cell>
          <table:table-cell table:formula="of:=&quot;Harbor.create(name: &quot;&quot;&quot;&amp;[.A359]&amp;&quot;&quot;&quot;, lat: &quot;&amp;[.D359]&amp;&quot;, lng: &quot;&amp;[.E359]&amp;&quot;, query: &quot;&quot;&quot;&amp;[.C359]&amp;&quot;&quot;&quot;)&quot;" office:value-type="string" office:string-value="Harbor.create(name: &quot;Hirtshals&quot;, lat: 57.58695299999999, lng: 9.9668379, query: &quot;HIRTSHALS&quot;)" calcext:value-type="string">
            <text:p>Harbor.create(name: "Hirtshals", lat: 57.58695299999999, lng: 9.9668379, query: "HIRTSHALS")</text:p>
          </table:table-cell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-42.8821377</text:p>
          </table:table-cell>
          <table:table-cell office:value-type="string" calcext:value-type="string">
            <text:p>147.3271949</text:p>
          </table:table-cell>
          <table:table-cell table:formula="of:=&quot;Harbor.create(name: &quot;&quot;&quot;&amp;[.A360]&amp;&quot;&quot;&quot;, lat: &quot;&amp;[.D360]&amp;&quot;, lng: &quot;&amp;[.E360]&amp;&quot;, query: &quot;&quot;&quot;&amp;[.C360]&amp;&quot;&quot;&quot;)&quot;" office:value-type="string" office:string-value="Harbor.create(name: &quot;Hobart&quot;, lat: -42.8821377, lng: 147.3271949, query: &quot;HOBART&quot;)" calcext:value-type="string">
            <text:p>Harbor.create(name: "Hobart", lat: -42.8821377, lng: 147.3271949, query: "HOBART")</text:p>
          </table:table-cell>
        </table:table-row>
        <table:table-row table:style-name="ro1">
          <table:table-cell office:value-type="string" calcext:value-type="string">
            <text:p>Hoedi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OEDIC</text:p>
          </table:table-cell>
          <table:table-cell office:value-type="string" calcext:value-type="string">
            <text:p>47.340082</text:p>
          </table:table-cell>
          <table:table-cell office:value-type="string" calcext:value-type="string">
            <text:p>-2.878658</text:p>
          </table:table-cell>
          <table:table-cell table:formula="of:=&quot;Harbor.create(name: &quot;&quot;&quot;&amp;[.A361]&amp;&quot;&quot;&quot;, lat: &quot;&amp;[.D361]&amp;&quot;, lng: &quot;&amp;[.E361]&amp;&quot;, query: &quot;&quot;&quot;&amp;[.C361]&amp;&quot;&quot;&quot;)&quot;" office:value-type="string" office:string-value="Harbor.create(name: &quot;Hoedic&quot;, lat: 47.340082, lng: -2.878658, query: &quot;HOEDIC&quot;)" calcext:value-type="string">
            <text:p>Harbor.create(name: "Hoedic", lat: 47.340082, lng: -2.878658, query: "HOEDIC")</text:p>
          </table:table-cell>
        </table:table-row>
        <table:table-row table:style-name="ro1">
          <table:table-cell office:value-type="string" calcext:value-type="string">
            <text:p>Hoek van Holland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HOEK_VAN_HOLLAND</text:p>
          </table:table-cell>
          <table:table-cell office:value-type="string" calcext:value-type="string">
            <text:p>51.9806322</text:p>
          </table:table-cell>
          <table:table-cell office:value-type="string" calcext:value-type="string">
            <text:p>4.1341847</text:p>
          </table:table-cell>
          <table:table-cell table:formula="of:=&quot;Harbor.create(name: &quot;&quot;&quot;&amp;[.A362]&amp;&quot;&quot;&quot;, lat: &quot;&amp;[.D362]&amp;&quot;, lng: &quot;&amp;[.E362]&amp;&quot;, query: &quot;&quot;&quot;&amp;[.C362]&amp;&quot;&quot;&quot;)&quot;" office:value-type="string" office:string-value="Harbor.create(name: &quot;Hoek van Holland&quot;, lat: 51.9806322, lng: 4.1341847, query: &quot;HOEK_VAN_HOLLAND&quot;)" calcext:value-type="string">
            <text:p>Harbor.create(name: "Hoek van Holland", lat: 51.9806322, lng: 4.1341847, query: "HOEK_VAN_HOLLAND")</text:p>
          </table:table-cell>
        </table:table-row>
        <table:table-row table:style-name="ro1">
          <table:table-cell office:value-type="string" calcext:value-type="string">
            <text:p>Holyhead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HOLYHEAD</text:p>
          </table:table-cell>
          <table:table-cell office:value-type="string" calcext:value-type="string">
            <text:p>53.309441</text:p>
          </table:table-cell>
          <table:table-cell office:value-type="string" calcext:value-type="string">
            <text:p>-4.633038</text:p>
          </table:table-cell>
          <table:table-cell table:formula="of:=&quot;Harbor.create(name: &quot;&quot;&quot;&amp;[.A363]&amp;&quot;&quot;&quot;, lat: &quot;&amp;[.D363]&amp;&quot;, lng: &quot;&amp;[.E363]&amp;&quot;, query: &quot;&quot;&quot;&amp;[.C363]&amp;&quot;&quot;&quot;)&quot;" office:value-type="string" office:string-value="Harbor.create(name: &quot;Holyhead&quot;, lat: 53.309441, lng: -4.633038, query: &quot;HOLYHEAD&quot;)" calcext:value-type="string">
            <text:p>Harbor.create(name: "Holyhead", lat: 53.309441, lng: -4.633038, query: "HOLYHEAD")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Etats-Unis (Alaska)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59.64250000000001</text:p>
          </table:table-cell>
          <table:table-cell office:value-type="string" calcext:value-type="string">
            <text:p>-151.5483333</text:p>
          </table:table-cell>
          <table:table-cell table:formula="of:=&quot;Harbor.create(name: &quot;&quot;&quot;&amp;[.A364]&amp;&quot;&quot;&quot;, lat: &quot;&amp;[.D364]&amp;&quot;, lng: &quot;&amp;[.E364]&amp;&quot;, query: &quot;&quot;&quot;&amp;[.C364]&amp;&quot;&quot;&quot;)&quot;" office:value-type="string" office:string-value="Harbor.create(name: &quot;Homer&quot;, lat: 59.64250000000001, lng: -151.5483333, query: &quot;HOMER&quot;)" calcext:value-type="string">
            <text:p>Harbor.create(name: "Homer", lat: 59.64250000000001, lng: -151.5483333, query: "HOMER")</text:p>
          </table:table-cell>
        </table:table-row>
        <table:table-row table:style-name="ro1">
          <table:table-cell office:value-type="string" calcext:value-type="string">
            <text:p>Hon Gai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HONGAY</text:p>
          </table:table-cell>
          <table:table-cell office:value-type="string" calcext:value-type="string">
            <text:p>20.9711977</text:p>
          </table:table-cell>
          <table:table-cell office:value-type="string" calcext:value-type="string">
            <text:p>107.0448069</text:p>
          </table:table-cell>
          <table:table-cell table:formula="of:=&quot;Harbor.create(name: &quot;&quot;&quot;&amp;[.A365]&amp;&quot;&quot;&quot;, lat: &quot;&amp;[.D365]&amp;&quot;, lng: &quot;&amp;[.E365]&amp;&quot;, query: &quot;&quot;&quot;&amp;[.C365]&amp;&quot;&quot;&quot;)&quot;" office:value-type="string" office:string-value="Harbor.create(name: &quot;Hon Gai&quot;, lat: 20.9711977, lng: 107.0448069, query: &quot;HONGAY&quot;)" calcext:value-type="string">
            <text:p>Harbor.create(name: "Hon Gai", lat: 20.9711977, lng: 107.0448069, query: "HONGAY")</text:p>
          </table:table-cell>
        </table:table-row>
        <table:table-row table:style-name="ro1">
          <table:table-cell office:value-type="string" calcext:value-type="string">
            <text:p>Hon Nieu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HON_NIEU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105.7833333</text:p>
          </table:table-cell>
          <table:table-cell table:formula="of:=&quot;Harbor.create(name: &quot;&quot;&quot;&amp;[.A366]&amp;&quot;&quot;&quot;, lat: &quot;&amp;[.D366]&amp;&quot;, lng: &quot;&amp;[.E366]&amp;&quot;, query: &quot;&quot;&quot;&amp;[.C366]&amp;&quot;&quot;&quot;)&quot;" office:value-type="string" office:string-value="Harbor.create(name: &quot;Hon Nieu&quot;, lat: 18.8, lng: 105.7833333, query: &quot;HON_NIEU&quot;)" calcext:value-type="string">
            <text:p>Harbor.create(name: "Hon Nieu", lat: 18.8, lng: 105.7833333, query: "HON_NIEU")</text:p>
          </table:table-cell>
        </table:table-row>
        <table:table-row table:style-name="ro1">
          <table:table-cell office:value-type="string" calcext:value-type="string">
            <text:p>Honfleu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ONFLEUR</text:p>
          </table:table-cell>
          <table:table-cell office:value-type="string" calcext:value-type="string">
            <text:p>49.418762</text:p>
          </table:table-cell>
          <table:table-cell office:value-type="string" calcext:value-type="string">
            <text:p>0.233262</text:p>
          </table:table-cell>
          <table:table-cell table:formula="of:=&quot;Harbor.create(name: &quot;&quot;&quot;&amp;[.A367]&amp;&quot;&quot;&quot;, lat: &quot;&amp;[.D367]&amp;&quot;, lng: &quot;&amp;[.E367]&amp;&quot;, query: &quot;&quot;&quot;&amp;[.C367]&amp;&quot;&quot;&quot;)&quot;" office:value-type="string" office:string-value="Harbor.create(name: &quot;Honfleur&quot;, lat: 49.418762, lng: 0.233262, query: &quot;HONFLEUR&quot;)" calcext:value-type="string">
            <text:p>Harbor.create(name: "Honfleur", lat: 49.418762, lng: 0.233262, query: "HONFLEUR")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HONG_KONG</text:p>
          </table:table-cell>
          <table:table-cell office:value-type="string" calcext:value-type="string">
            <text:p>22.396428</text:p>
          </table:table-cell>
          <table:table-cell office:value-type="string" calcext:value-type="string">
            <text:p>114.109497</text:p>
          </table:table-cell>
          <table:table-cell table:formula="of:=&quot;Harbor.create(name: &quot;&quot;&quot;&amp;[.A368]&amp;&quot;&quot;&quot;, lat: &quot;&amp;[.D368]&amp;&quot;, lng: &quot;&amp;[.E368]&amp;&quot;, query: &quot;&quot;&quot;&amp;[.C368]&amp;&quot;&quot;&quot;)&quot;" office:value-type="string" office:string-value="Harbor.create(name: &quot;Hong Kong&quot;, lat: 22.396428, lng: 114.109497, query: &quot;HONG_KONG&quot;)" calcext:value-type="string">
            <text:p>Harbor.create(name: "Hong Kong", lat: 22.396428, lng: 114.109497, query: "HONG_KONG")</text:p>
          </table:table-cell>
        </table:table-row>
        <table:table-row table:style-name="ro1">
          <table:table-cell office:value-type="string" calcext:value-type="string">
            <text:p>Honiara</text:p>
          </table:table-cell>
          <table:table-cell office:value-type="string" calcext:value-type="string">
            <text:p>Iles Salomon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-9.4456381</text:p>
          </table:table-cell>
          <table:table-cell office:value-type="string" calcext:value-type="string">
            <text:p>159.9728999</text:p>
          </table:table-cell>
          <table:table-cell table:formula="of:=&quot;Harbor.create(name: &quot;&quot;&quot;&amp;[.A369]&amp;&quot;&quot;&quot;, lat: &quot;&amp;[.D369]&amp;&quot;, lng: &quot;&amp;[.E369]&amp;&quot;, query: &quot;&quot;&quot;&amp;[.C369]&amp;&quot;&quot;&quot;)&quot;" office:value-type="string" office:string-value="Harbor.create(name: &quot;Honiara&quot;, lat: -9.4456381, lng: 159.9728999, query: &quot;HONIARA&quot;)" calcext:value-type="string">
            <text:p>Harbor.create(name: "Honiara", lat: -9.4456381, lng: 159.9728999, query: "HONIARA")</text:p>
          </table:table-cell>
        </table:table-row>
        <table:table-row table:style-name="ro1">
          <table:table-cell office:value-type="string" calcext:value-type="string">
            <text:p>Honolulu</text:p>
          </table:table-cell>
          <table:table-cell office:value-type="string" calcext:value-type="string">
            <text:p>Etats-Unis (Hawai)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21.3069444</text:p>
          </table:table-cell>
          <table:table-cell office:value-type="string" calcext:value-type="string">
            <text:p>-157.8583333</text:p>
          </table:table-cell>
          <table:table-cell table:formula="of:=&quot;Harbor.create(name: &quot;&quot;&quot;&amp;[.A370]&amp;&quot;&quot;&quot;, lat: &quot;&amp;[.D370]&amp;&quot;, lng: &quot;&amp;[.E370]&amp;&quot;, query: &quot;&quot;&quot;&amp;[.C370]&amp;&quot;&quot;&quot;)&quot;" office:value-type="string" office:string-value="Harbor.create(name: &quot;Honolulu&quot;, lat: 21.3069444, lng: -157.8583333, query: &quot;HONOLULU&quot;)" calcext:value-type="string">
            <text:p>Harbor.create(name: "Honolulu", lat: 21.3069444, lng: -157.8583333, query: "HONOLULU")</text:p>
          </table:table-cell>
        </table:table-row>
        <table:table-row table:style-name="ro1">
          <table:table-cell office:value-type="string" calcext:value-type="string">
            <text:p>Horta (I. Faial)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HORTA</text:p>
          </table:table-cell>
          <table:table-cell office:value-type="string" calcext:value-type="string">
            <text:p>38.5348447</text:p>
          </table:table-cell>
          <table:table-cell office:value-type="string" calcext:value-type="string">
            <text:p>-28.6299812</text:p>
          </table:table-cell>
          <table:table-cell table:formula="of:=&quot;Harbor.create(name: &quot;&quot;&quot;&amp;[.A371]&amp;&quot;&quot;&quot;, lat: &quot;&amp;[.D371]&amp;&quot;, lng: &quot;&amp;[.E371]&amp;&quot;, query: &quot;&quot;&quot;&amp;[.C371]&amp;&quot;&quot;&quot;)&quot;" office:value-type="string" office:string-value="Harbor.create(name: &quot;Horta (I. Faial)&quot;, lat: 38.5348447, lng: -28.6299812, query: &quot;HORTA&quot;)" calcext:value-type="string">
            <text:p>Harbor.create(name: "Horta (I. Faial)", lat: 38.5348447, lng: -28.6299812, query: "HORTA")</text:p>
          </table:table-cell>
        </table:table-row>
        <table:table-row table:style-name="ro1">
          <table:table-cell office:value-type="string" calcext:value-type="string">
            <text:p>Horten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HORTEN</text:p>
          </table:table-cell>
          <table:table-cell office:value-type="string" calcext:value-type="string">
            <text:p>59.417084</text:p>
          </table:table-cell>
          <table:table-cell office:value-type="string" calcext:value-type="string">
            <text:p>10.4832128</text:p>
          </table:table-cell>
          <table:table-cell table:formula="of:=&quot;Harbor.create(name: &quot;&quot;&quot;&amp;[.A372]&amp;&quot;&quot;&quot;, lat: &quot;&amp;[.D372]&amp;&quot;, lng: &quot;&amp;[.E372]&amp;&quot;, query: &quot;&quot;&quot;&amp;[.C372]&amp;&quot;&quot;&quot;)&quot;" office:value-type="string" office:string-value="Harbor.create(name: &quot;Horten&quot;, lat: 59.417084, lng: 10.4832128, query: &quot;HORTEN&quot;)" calcext:value-type="string">
            <text:p>Harbor.create(name: "Horten", lat: 59.417084, lng: 10.4832128, query: "HORTEN")</text:p>
          </table:table-cell>
        </table:table-row>
        <table:table-row table:style-name="ro1">
          <table:table-cell office:value-type="string" calcext:value-type="string">
            <text:p>Hososhim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HOSOSHIMA</text:p>
          </table:table-cell>
          <table:table-cell office:value-type="string" calcext:value-type="string">
            <text:p>32.4275172</text:p>
          </table:table-cell>
          <table:table-cell office:value-type="string" calcext:value-type="string">
            <text:p>131.6690227</text:p>
          </table:table-cell>
          <table:table-cell table:formula="of:=&quot;Harbor.create(name: &quot;&quot;&quot;&amp;[.A373]&amp;&quot;&quot;&quot;, lat: &quot;&amp;[.D373]&amp;&quot;, lng: &quot;&amp;[.E373]&amp;&quot;, query: &quot;&quot;&quot;&amp;[.C373]&amp;&quot;&quot;&quot;)&quot;" office:value-type="string" office:string-value="Harbor.create(name: &quot;Hososhima&quot;, lat: 32.4275172, lng: 131.6690227, query: &quot;HOSOSHIMA&quot;)" calcext:value-type="string">
            <text:p>Harbor.create(name: "Hososhima", lat: 32.4275172, lng: 131.6690227, query: "HOSOSHIMA")</text:p>
          </table:table-cell>
        </table:table-row>
        <table:table-row table:style-name="ro1">
          <table:table-cell office:value-type="string" calcext:value-type="string">
            <text:p>Houa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OUAT</text:p>
          </table:table-cell>
          <table:table-cell office:value-type="string" calcext:value-type="string">
            <text:p>47.3887003</text:p>
          </table:table-cell>
          <table:table-cell office:value-type="string" calcext:value-type="string">
            <text:p>-2.9666011</text:p>
          </table:table-cell>
          <table:table-cell table:formula="of:=&quot;Harbor.create(name: &quot;&quot;&quot;&amp;[.A374]&amp;&quot;&quot;&quot;, lat: &quot;&amp;[.D374]&amp;&quot;, lng: &quot;&amp;[.E374]&amp;&quot;, query: &quot;&quot;&quot;&amp;[.C374]&amp;&quot;&quot;&quot;)&quot;" office:value-type="string" office:string-value="Harbor.create(name: &quot;Houat&quot;, lat: 47.3887003, lng: -2.9666011, query: &quot;HOUAT&quot;)" calcext:value-type="string">
            <text:p>Harbor.create(name: "Houat", lat: 47.3887003, lng: -2.9666011, query: "HOUAT")</text:p>
          </table:table-cell>
        </table:table-row>
        <table:table-row table:style-name="ro1">
          <table:table-cell office:value-type="string" calcext:value-type="string">
            <text:p>Hrutafjordur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HRUTAFJORDUR</text:p>
          </table:table-cell>
          <table:table-cell office:value-type="string" calcext:value-type="string">
            <text:p>65.3411847</text:p>
          </table:table-cell>
          <table:table-cell office:value-type="string" calcext:value-type="string">
            <text:p>-21.1392448</text:p>
          </table:table-cell>
          <table:table-cell table:formula="of:=&quot;Harbor.create(name: &quot;&quot;&quot;&amp;[.A375]&amp;&quot;&quot;&quot;, lat: &quot;&amp;[.D375]&amp;&quot;, lng: &quot;&amp;[.E375]&amp;&quot;, query: &quot;&quot;&quot;&amp;[.C375]&amp;&quot;&quot;&quot;)&quot;" office:value-type="string" office:string-value="Harbor.create(name: &quot;Hrutafjordur&quot;, lat: 65.3411847, lng: -21.1392448, query: &quot;HRUTAFJORDUR&quot;)" calcext:value-type="string">
            <text:p>Harbor.create(name: "Hrutafjordur", lat: 65.3411847, lng: -21.1392448, query: "HRUTAFJORDUR")</text:p>
          </table:table-cell>
        </table:table-row>
        <table:table-row table:style-name="ro1">
          <table:table-cell office:value-type="string" calcext:value-type="string">
            <text:p>Huangpu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HUANGPU</text:p>
          </table:table-cell>
          <table:table-cell office:value-type="string" calcext:value-type="string">
            <text:p>31.23173</text:p>
          </table:table-cell>
          <table:table-cell office:value-type="string" calcext:value-type="string">
            <text:p>121.484384</text:p>
          </table:table-cell>
          <table:table-cell table:formula="of:=&quot;Harbor.create(name: &quot;&quot;&quot;&amp;[.A376]&amp;&quot;&quot;&quot;, lat: &quot;&amp;[.D376]&amp;&quot;, lng: &quot;&amp;[.E376]&amp;&quot;, query: &quot;&quot;&quot;&amp;[.C376]&amp;&quot;&quot;&quot;)&quot;" office:value-type="string" office:string-value="Harbor.create(name: &quot;Huangpu&quot;, lat: 31.23173, lng: 121.484384, query: &quot;HUANGPU&quot;)" calcext:value-type="string">
            <text:p>Harbor.create(name: "Huangpu", lat: 31.23173, lng: 121.484384, query: "HUANGPU")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37.261421</text:p>
          </table:table-cell>
          <table:table-cell office:value-type="string" calcext:value-type="string">
            <text:p>-6.9447224</text:p>
          </table:table-cell>
          <table:table-cell table:formula="of:=&quot;Harbor.create(name: &quot;&quot;&quot;&amp;[.A377]&amp;&quot;&quot;&quot;, lat: &quot;&amp;[.D377]&amp;&quot;, lng: &quot;&amp;[.E377]&amp;&quot;, query: &quot;&quot;&quot;&amp;[.C377]&amp;&quot;&quot;&quot;)&quot;" office:value-type="string" office:string-value="Harbor.create(name: &quot;Huelva&quot;, lat: 37.261421, lng: -6.9447224, query: &quot;HUELVA&quot;)" calcext:value-type="string">
            <text:p>Harbor.create(name: "Huelva", lat: 37.261421, lng: -6.9447224, query: "HUELVA")</text:p>
          </table:table-cell>
        </table:table-row>
        <table:table-row table:style-name="ro1">
          <table:table-cell office:value-type="string" calcext:value-type="string">
            <text:p>Hull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53.7456709</text:p>
          </table:table-cell>
          <table:table-cell office:value-type="string" calcext:value-type="string">
            <text:p>-0.3367413</text:p>
          </table:table-cell>
          <table:table-cell table:formula="of:=&quot;Harbor.create(name: &quot;&quot;&quot;&amp;[.A378]&amp;&quot;&quot;&quot;, lat: &quot;&amp;[.D378]&amp;&quot;, lng: &quot;&amp;[.E378]&amp;&quot;, query: &quot;&quot;&quot;&amp;[.C378]&amp;&quot;&quot;&quot;)&quot;" office:value-type="string" office:string-value="Harbor.create(name: &quot;Hull&quot;, lat: 53.7456709, lng: -0.3367413, query: &quot;HULL&quot;)" calcext:value-type="string">
            <text:p>Harbor.create(name: "Hull", lat: 53.7456709, lng: -0.3367413, query: "HULL")</text:p>
          </table:table-cell>
        </table:table-row>
        <table:table-row table:style-name="ro1">
          <table:table-cell office:value-type="string" calcext:value-type="string">
            <text:p>Huludao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HULUDAO</text:p>
          </table:table-cell>
          <table:table-cell office:value-type="string" calcext:value-type="string">
            <text:p>40.711041</text:p>
          </table:table-cell>
          <table:table-cell office:value-type="string" calcext:value-type="string">
            <text:p>120.83694</text:p>
          </table:table-cell>
          <table:table-cell table:formula="of:=&quot;Harbor.create(name: &quot;&quot;&quot;&amp;[.A379]&amp;&quot;&quot;&quot;, lat: &quot;&amp;[.D379]&amp;&quot;, lng: &quot;&amp;[.E379]&amp;&quot;, query: &quot;&quot;&quot;&amp;[.C379]&amp;&quot;&quot;&quot;)&quot;" office:value-type="string" office:string-value="Harbor.create(name: &quot;Huludao&quot;, lat: 40.711041, lng: 120.83694, query: &quot;HULUDAO&quot;)" calcext:value-type="string">
            <text:p>Harbor.create(name: "Huludao", lat: 40.711041, lng: 120.83694, query: "HULUDAO")</text:p>
          </table:table-cell>
        </table:table-row>
        <table:table-row table:style-name="ro1">
          <table:table-cell office:value-type="string" calcext:value-type="string">
            <text:p>Humboldt Bay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HUMBOLDT_BAY</text:p>
          </table:table-cell>
          <table:table-cell office:value-type="string" calcext:value-type="string">
            <text:p>40.7195153</text:p>
          </table:table-cell>
          <table:table-cell office:value-type="string" calcext:value-type="string">
            <text:p>-124.242601</text:p>
          </table:table-cell>
          <table:table-cell table:formula="of:=&quot;Harbor.create(name: &quot;&quot;&quot;&amp;[.A380]&amp;&quot;&quot;&quot;, lat: &quot;&amp;[.D380]&amp;&quot;, lng: &quot;&amp;[.E380]&amp;&quot;, query: &quot;&quot;&quot;&amp;[.C380]&amp;&quot;&quot;&quot;)&quot;" office:value-type="string" office:string-value="Harbor.create(name: &quot;Humboldt Bay&quot;, lat: 40.7195153, lng: -124.242601, query: &quot;HUMBOLDT_BAY&quot;)" calcext:value-type="string">
            <text:p>Harbor.create(name: "Humboldt Bay", lat: 40.7195153, lng: -124.242601, query: "HUMBOLDT_BAY")</text:p>
          </table:table-cell>
        </table:table-row>
        <table:table-row table:style-name="ro1">
          <table:table-cell office:value-type="string" calcext:value-type="string">
            <text:p>I. Pagalu (Annobon)</text:p>
          </table:table-cell>
          <table:table-cell office:value-type="string" calcext:value-type="string">
            <text:p>Guinee Equatoriale</text:p>
          </table:table-cell>
          <table:table-cell office:value-type="string" calcext:value-type="string">
            <text:p>ANNOBON</text:p>
          </table:table-cell>
          <table:table-cell office:value-type="string" calcext:value-type="string">
            <text:p>-1.4333333</text:p>
          </table:table-cell>
          <table:table-cell office:value-type="string" calcext:value-type="string">
            <text:p>5.633333299999999</text:p>
          </table:table-cell>
          <table:table-cell table:formula="of:=&quot;Harbor.create(name: &quot;&quot;&quot;&amp;[.A381]&amp;&quot;&quot;&quot;, lat: &quot;&amp;[.D381]&amp;&quot;, lng: &quot;&amp;[.E381]&amp;&quot;, query: &quot;&quot;&quot;&amp;[.C381]&amp;&quot;&quot;&quot;)&quot;" office:value-type="string" office:string-value="Harbor.create(name: &quot;I. Pagalu (Annobon)&quot;, lat: -1.4333333, lng: 5.633333299999999, query: &quot;ANNOBON&quot;)" calcext:value-type="string">
            <text:p>Harbor.create(name: "I. Pagalu (Annobon)", lat: -1.4333333, lng: 5.633333299999999, query: "ANNOBON")</text:p>
          </table:table-cell>
        </table:table-row>
        <table:table-row table:style-name="ro1">
          <table:table-cell office:value-type="string" calcext:value-type="string">
            <text:p>Ibo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-12.337618</text:p>
          </table:table-cell>
          <table:table-cell office:value-type="string" calcext:value-type="string">
            <text:p>40.5991367</text:p>
          </table:table-cell>
          <table:table-cell table:formula="of:=&quot;Harbor.create(name: &quot;&quot;&quot;&amp;[.A382]&amp;&quot;&quot;&quot;, lat: &quot;&amp;[.D382]&amp;&quot;, lng: &quot;&amp;[.E382]&amp;&quot;, query: &quot;&quot;&quot;&amp;[.C382]&amp;&quot;&quot;&quot;)&quot;" office:value-type="string" office:string-value="Harbor.create(name: &quot;Ibo&quot;, lat: -12.337618, lng: 40.5991367, query: &quot;IBO&quot;)" calcext:value-type="string">
            <text:p>Harbor.create(name: "Ibo", lat: -12.337618, lng: 40.5991367, query: "IBO")</text:p>
          </table:table-cell>
        </table:table-row>
        <table:table-row table:style-name="ro1">
          <table:table-cell office:value-type="string" calcext:value-type="string">
            <text:p>Ichihar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35.4978377</text:p>
          </table:table-cell>
          <table:table-cell office:value-type="string" calcext:value-type="string">
            <text:p>140.1156648</text:p>
          </table:table-cell>
          <table:table-cell table:formula="of:=&quot;Harbor.create(name: &quot;&quot;&quot;&amp;[.A383]&amp;&quot;&quot;&quot;, lat: &quot;&amp;[.D383]&amp;&quot;, lng: &quot;&amp;[.E383]&amp;&quot;, query: &quot;&quot;&quot;&amp;[.C383]&amp;&quot;&quot;&quot;)&quot;" office:value-type="string" office:string-value="Harbor.create(name: &quot;Ichihara&quot;, lat: 35.4978377, lng: 140.1156648, query: &quot;CHIBA&quot;)" calcext:value-type="string">
            <text:p>Harbor.create(name: "Ichihara", lat: 35.4978377, lng: 140.1156648, query: "CHIBA")</text:p>
          </table:table-cell>
        </table:table-row>
        <table:table-row table:style-name="ro1">
          <table:table-cell office:value-type="string" calcext:value-type="string">
            <text:p>Ijmuiden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IJMUIDEN</text:p>
          </table:table-cell>
          <table:table-cell office:value-type="string" calcext:value-type="string">
            <text:p>52.4569544</text:p>
          </table:table-cell>
          <table:table-cell office:value-type="string" calcext:value-type="string">
            <text:p>4.606013799999999</text:p>
          </table:table-cell>
          <table:table-cell table:formula="of:=&quot;Harbor.create(name: &quot;&quot;&quot;&amp;[.A384]&amp;&quot;&quot;&quot;, lat: &quot;&amp;[.D384]&amp;&quot;, lng: &quot;&amp;[.E384]&amp;&quot;, query: &quot;&quot;&quot;&amp;[.C384]&amp;&quot;&quot;&quot;)&quot;" office:value-type="string" office:string-value="Harbor.create(name: &quot;Ijmuiden&quot;, lat: 52.4569544, lng: 4.606013799999999, query: &quot;IJMUIDEN&quot;)" calcext:value-type="string">
            <text:p>Harbor.create(name: "Ijmuiden", lat: 52.4569544, lng: 4.606013799999999, query: "IJMUIDEN")</text:p>
          </table:table-cell>
        </table:table-row>
        <table:table-row table:style-name="ro1" table:visibility="filter">
          <table:table-cell office:value-type="string" calcext:value-type="string">
            <text:p>Ile Crozet</text:p>
          </table:table-cell>
          <table:table-cell office:value-type="string" calcext:value-type="string">
            <text:p>France (Terres australes et antarctiques)</text:p>
          </table:table-cell>
          <table:table-cell office:value-type="string" calcext:value-type="string">
            <text:p>ILE_CROZ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e Saint-Paul</text:p>
          </table:table-cell>
          <table:table-cell office:value-type="string" calcext:value-type="string">
            <text:p>France (Terres australes et antarctiques)</text:p>
          </table:table-cell>
          <table:table-cell office:value-type="string" calcext:value-type="string">
            <text:p>ILE_SAINT-PAUL</text:p>
          </table:table-cell>
          <table:table-cell office:value-type="string" calcext:value-type="string">
            <text:p>45.772718</text:p>
          </table:table-cell>
          <table:table-cell office:value-type="string" calcext:value-type="string">
            <text:p>4.193797</text:p>
          </table:table-cell>
          <table:table-cell table:formula="of:=&quot;Harbor.create(name: &quot;&quot;&quot;&amp;[.A386]&amp;&quot;&quot;&quot;, lat: &quot;&amp;[.D386]&amp;&quot;, lng: &quot;&amp;[.E386]&amp;&quot;, query: &quot;&quot;&quot;&amp;[.C386]&amp;&quot;&quot;&quot;)&quot;" office:value-type="string" office:string-value="Harbor.create(name: &quot;Ile Saint-Paul&quot;, lat: 45.772718, lng: 4.193797, query: &quot;ILE_SAINT-PAUL&quot;)" calcext:value-type="string">
            <text:p>Harbor.create(name: "Ile Saint-Paul", lat: 45.772718, lng: 4.193797, query: "ILE_SAINT-PAUL")</text:p>
          </table:table-cell>
        </table:table-row>
        <table:table-row table:style-name="ro1">
          <table:table-cell office:value-type="string" calcext:value-type="string">
            <text:p>Ai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_D_AIX</text:p>
          </table:table-cell>
          <table:table-cell office:value-type="string" calcext:value-type="string">
            <text:p>50.49434900000001</text:p>
          </table:table-cell>
          <table:table-cell office:value-type="string" calcext:value-type="string">
            <text:p>3.296177</text:p>
          </table:table-cell>
          <table:table-cell table:formula="of:=&quot;Harbor.create(name: &quot;&quot;&quot;&amp;[.A387]&amp;&quot;&quot;&quot;, lat: &quot;&amp;[.D387]&amp;&quot;, lng: &quot;&amp;[.E387]&amp;&quot;, query: &quot;&quot;&quot;&amp;[.C387]&amp;&quot;&quot;&quot;)&quot;" office:value-type="string" office:string-value="Harbor.create(name: &quot;Aix&quot;, lat: 50.49434900000001, lng: 3.296177, query: &quot;ILE_D_AIX&quot;)" calcext:value-type="string">
            <text:p>Harbor.create(name: "Aix", lat: 50.49434900000001, lng: 3.296177, query: "ILE_D_AIX")</text:p>
          </table:table-cell>
        </table:table-row>
        <table:table-row table:style-name="ro1">
          <table:table-cell office:value-type="string" calcext:value-type="string">
            <text:p>Ile de Breha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REHAT_MEN_JOLIGUET</text:p>
          </table:table-cell>
          <table:table-cell office:value-type="string" calcext:value-type="string">
            <text:p>48.846085</text:p>
          </table:table-cell>
          <table:table-cell office:value-type="string" calcext:value-type="string">
            <text:p>-2.999939</text:p>
          </table:table-cell>
          <table:table-cell table:formula="of:=&quot;Harbor.create(name: &quot;&quot;&quot;&amp;[.A388]&amp;&quot;&quot;&quot;, lat: &quot;&amp;[.D388]&amp;&quot;, lng: &quot;&amp;[.E388]&amp;&quot;, query: &quot;&quot;&quot;&amp;[.C388]&amp;&quot;&quot;&quot;)&quot;" office:value-type="string" office:string-value="Harbor.create(name: &quot;Ile de Brehat&quot;, lat: 48.846085, lng: -2.999939, query: &quot;BREHAT_MEN_JOLIGUET&quot;)" calcext:value-type="string">
            <text:p>Harbor.create(name: "Ile de Brehat", lat: 48.846085, lng: -2.999939, query: "BREHAT_MEN_JOLIGUET")</text:p>
          </table:table-cell>
        </table:table-row>
        <table:table-row table:style-name="ro1">
          <table:table-cell office:value-type="string" calcext:value-type="string">
            <text:p>Ile de Se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_DE_SEIN_NORD</text:p>
          </table:table-cell>
          <table:table-cell office:value-type="string" calcext:value-type="string">
            <text:p>48.03719</text:p>
          </table:table-cell>
          <table:table-cell office:value-type="string" calcext:value-type="string">
            <text:p>-4.851741000000001</text:p>
          </table:table-cell>
          <table:table-cell table:formula="of:=&quot;Harbor.create(name: &quot;&quot;&quot;&amp;[.A389]&amp;&quot;&quot;&quot;, lat: &quot;&amp;[.D389]&amp;&quot;, lng: &quot;&amp;[.E389]&amp;&quot;, query: &quot;&quot;&quot;&amp;[.C389]&amp;&quot;&quot;&quot;)&quot;" office:value-type="string" office:string-value="Harbor.create(name: &quot;Ile de Sein&quot;, lat: 48.03719, lng: -4.851741000000001, query: &quot;ILE_DE_SEIN_NORD&quot;)" calcext:value-type="string">
            <text:p>Harbor.create(name: "Ile de Sein", lat: 48.03719, lng: -4.851741000000001, query: "ILE_DE_SEIN_NORD")</text:p>
          </table:table-cell>
        </table:table-row>
        <table:table-row table:style-name="ro1">
          <table:table-cell office:value-type="string" calcext:value-type="string">
            <text:p>Iles Chause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S_CHAUSEY</text:p>
          </table:table-cell>
          <table:table-cell office:value-type="string" calcext:value-type="string">
            <text:p>48.8677686</text:p>
          </table:table-cell>
          <table:table-cell office:value-type="string" calcext:value-type="string">
            <text:p>-1.6978294</text:p>
          </table:table-cell>
          <table:table-cell table:formula="of:=&quot;Harbor.create(name: &quot;&quot;&quot;&amp;[.A390]&amp;&quot;&quot;&quot;, lat: &quot;&amp;[.D390]&amp;&quot;, lng: &quot;&amp;[.E390]&amp;&quot;, query: &quot;&quot;&quot;&amp;[.C390]&amp;&quot;&quot;&quot;)&quot;" office:value-type="string" office:string-value="Harbor.create(name: &quot;Iles Chausey&quot;, lat: 48.8677686, lng: -1.6978294, query: &quot;ILES_CHAUSEY&quot;)" calcext:value-type="string">
            <text:p>Harbor.create(name: "Iles Chausey", lat: 48.8677686, lng: -1.6978294, query: "ILES_CHAUSEY")</text:p>
          </table:table-cell>
        </table:table-row>
        <table:table-row table:style-name="ro1">
          <table:table-cell office:value-type="string" calcext:value-type="string">
            <text:p>Iles Saint-Marcou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S_SAINT-MARCOUF</text:p>
          </table:table-cell>
          <table:table-cell office:value-type="string" calcext:value-type="string">
            <text:p>49.495537</text:p>
          </table:table-cell>
          <table:table-cell office:value-type="string" calcext:value-type="string">
            <text:p>-1.147829</text:p>
          </table:table-cell>
          <table:table-cell table:formula="of:=&quot;Harbor.create(name: &quot;&quot;&quot;&amp;[.A391]&amp;&quot;&quot;&quot;, lat: &quot;&amp;[.D391]&amp;&quot;, lng: &quot;&amp;[.E391]&amp;&quot;, query: &quot;&quot;&quot;&amp;[.C391]&amp;&quot;&quot;&quot;)&quot;" office:value-type="string" office:string-value="Harbor.create(name: &quot;Iles Saint-Marcouf&quot;, lat: 49.495537, lng: -1.147829, query: &quot;ILES_SAINT-MARCOUF&quot;)" calcext:value-type="string">
            <text:p>Harbor.create(name: "Iles Saint-Marcouf", lat: 49.495537, lng: -1.147829, query: "ILES_SAINT-MARCOUF")</text:p>
          </table:table-cell>
        </table:table-row>
        <table:table-row table:style-name="ro1">
          <table:table-cell office:value-type="string" calcext:value-type="string">
            <text:p>Iles des Hebihen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S_OITELLIERES</text:p>
          </table:table-cell>
          <table:table-cell office:value-type="string" calcext:value-type="string">
            <text:p>48.624078</text:p>
          </table:table-cell>
          <table:table-cell office:value-type="string" calcext:value-type="string">
            <text:p>-2.188714</text:p>
          </table:table-cell>
          <table:table-cell table:formula="of:=&quot;Harbor.create(name: &quot;&quot;&quot;&amp;[.A392]&amp;&quot;&quot;&quot;, lat: &quot;&amp;[.D392]&amp;&quot;, lng: &quot;&amp;[.E392]&amp;&quot;, query: &quot;&quot;&quot;&amp;[.C392]&amp;&quot;&quot;&quot;)&quot;" office:value-type="string" office:string-value="Harbor.create(name: &quot;Iles des Hebihens&quot;, lat: 48.624078, lng: -2.188714, query: &quot;LES_OITELLIERES&quot;)" calcext:value-type="string">
            <text:p>Harbor.create(name: "Iles des Hebihens", lat: 48.624078, lng: -2.188714, query: "LES_OITELLIERES")</text:p>
          </table:table-cell>
        </table:table-row>
        <table:table-row table:style-name="ro1">
          <table:table-cell office:value-type="string" calcext:value-type="string">
            <text:p>Iles du Salut</text:p>
          </table:table-cell>
          <table:table-cell office:value-type="string" calcext:value-type="string">
            <text:p>France (Guyane)</text:p>
          </table:table-cell>
          <table:table-cell office:value-type="string" calcext:value-type="string">
            <text:p>ILES_DU_SALUT</text:p>
          </table:table-cell>
          <table:table-cell office:value-type="string" calcext:value-type="string">
            <text:p>5.2833333</text:p>
          </table:table-cell>
          <table:table-cell office:value-type="string" calcext:value-type="string">
            <text:p>-52.5833333</text:p>
          </table:table-cell>
          <table:table-cell table:formula="of:=&quot;Harbor.create(name: &quot;&quot;&quot;&amp;[.A393]&amp;&quot;&quot;&quot;, lat: &quot;&amp;[.D393]&amp;&quot;, lng: &quot;&amp;[.E393]&amp;&quot;, query: &quot;&quot;&quot;&amp;[.C393]&amp;&quot;&quot;&quot;)&quot;" office:value-type="string" office:string-value="Harbor.create(name: &quot;Iles du Salut&quot;, lat: 5.2833333, lng: -52.5833333, query: &quot;ILES_DU_SALUT&quot;)" calcext:value-type="string">
            <text:p>Harbor.create(name: "Iles du Salut", lat: 5.2833333, lng: -52.5833333, query: "ILES_DU_SALUT")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France (Guyane)</text:p>
          </table:table-cell>
          <table:table-cell office:value-type="string" calcext:value-type="string">
            <text:p>ILET_LA_MERE</text:p>
          </table:table-cell>
          <table:table-cell office:value-type="string" calcext:value-type="string">
            <text:p>46.20668300000001</text:p>
          </table:table-cell>
          <table:table-cell office:value-type="string" calcext:value-type="string">
            <text:p>-1.3653979</text:p>
          </table:table-cell>
          <table:table-cell table:formula="of:=&quot;Harbor.create(name: &quot;&quot;&quot;&amp;[.A394]&amp;&quot;&quot;&quot;, lat: &quot;&amp;[.D394]&amp;&quot;, lng: &quot;&amp;[.E394]&amp;&quot;, query: &quot;&quot;&quot;&amp;[.C394]&amp;&quot;&quot;&quot;)&quot;" office:value-type="string" office:string-value="Harbor.create(name: &quot;re&quot;, lat: 46.20668300000001, lng: -1.3653979, query: &quot;ILET_LA_MERE&quot;)" calcext:value-type="string">
            <text:p>Harbor.create(name: "re", lat: 46.20668300000001, lng: -1.3653979, query: "ILET_LA_MERE")</text:p>
          </table:table-cell>
        </table:table-row>
        <table:table-row table:style-name="ro1">
          <table:table-cell office:value-type="string" calcext:value-type="string">
            <text:p>Ilha Guaiba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ILHA_GUAIBA</text:p>
          </table:table-cell>
          <table:table-cell office:value-type="string" calcext:value-type="string">
            <text:p>-23.0044755</text:p>
          </table:table-cell>
          <table:table-cell office:value-type="string" calcext:value-type="string">
            <text:p>-44.0365758</text:p>
          </table:table-cell>
          <table:table-cell table:formula="of:=&quot;Harbor.create(name: &quot;&quot;&quot;&amp;[.A395]&amp;&quot;&quot;&quot;, lat: &quot;&amp;[.D395]&amp;&quot;, lng: &quot;&amp;[.E395]&amp;&quot;, query: &quot;&quot;&quot;&amp;[.C395]&amp;&quot;&quot;&quot;)&quot;" office:value-type="string" office:string-value="Harbor.create(name: &quot;Ilha Guaiba&quot;, lat: -23.0044755, lng: -44.0365758, query: &quot;ILHA_GUAIBA&quot;)" calcext:value-type="string">
            <text:p>Harbor.create(name: "Ilha Guaiba", lat: -23.0044755, lng: -44.0365758, query: "ILHA_GUAIBA")</text:p>
          </table:table-cell>
        </table:table-row>
        <table:table-row table:style-name="ro1" table:visibility="filter">
          <table:table-cell office:value-type="string" calcext:value-type="string">
            <text:p>Ilha da Trinidade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ILHA_DA_TRINID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heus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MALHADO</text:p>
          </table:table-cell>
          <table:table-cell office:value-type="string" calcext:value-type="string">
            <text:p>-14.7935051</text:p>
          </table:table-cell>
          <table:table-cell office:value-type="string" calcext:value-type="string">
            <text:p>-39.0463797</text:p>
          </table:table-cell>
          <table:table-cell table:formula="of:=&quot;Harbor.create(name: &quot;&quot;&quot;&amp;[.A397]&amp;&quot;&quot;&quot;, lat: &quot;&amp;[.D397]&amp;&quot;, lng: &quot;&amp;[.E397]&amp;&quot;, query: &quot;&quot;&quot;&amp;[.C397]&amp;&quot;&quot;&quot;)&quot;" office:value-type="string" office:string-value="Harbor.create(name: &quot;Ilheus&quot;, lat: -14.7935051, lng: -39.0463797, query: &quot;MALHADO&quot;)" calcext:value-type="string">
            <text:p>Harbor.create(name: "Ilheus", lat: -14.7935051, lng: -39.0463797, query: "MALHADO")</text:p>
          </table:table-cell>
        </table:table-row>
        <table:table-row table:style-name="ro1">
          <table:table-cell office:value-type="string" calcext:value-type="string">
            <text:p>Imbituba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IMBITUBA</text:p>
          </table:table-cell>
          <table:table-cell office:value-type="string" calcext:value-type="string">
            <text:p>-28.227627</text:p>
          </table:table-cell>
          <table:table-cell office:value-type="string" calcext:value-type="string">
            <text:p>-48.6691286</text:p>
          </table:table-cell>
          <table:table-cell table:formula="of:=&quot;Harbor.create(name: &quot;&quot;&quot;&amp;[.A398]&amp;&quot;&quot;&quot;, lat: &quot;&amp;[.D398]&amp;&quot;, lng: &quot;&amp;[.E398]&amp;&quot;, query: &quot;&quot;&quot;&amp;[.C398]&amp;&quot;&quot;&quot;)&quot;" office:value-type="string" office:string-value="Harbor.create(name: &quot;Imbituba&quot;, lat: -28.227627, lng: -48.6691286, query: &quot;IMBITUBA&quot;)" calcext:value-type="string">
            <text:p>Harbor.create(name: "Imbituba", lat: -28.227627, lng: -48.6691286, query: "IMBITUBA")</text:p>
          </table:table-cell>
        </table:table-row>
        <table:table-row table:style-name="ro1">
          <table:table-cell office:value-type="string" calcext:value-type="string">
            <text:p>Imperia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MPERIA</text:p>
          </table:table-cell>
          <table:table-cell office:value-type="string" calcext:value-type="string">
            <text:p>43.8896857</text:p>
          </table:table-cell>
          <table:table-cell office:value-type="string" calcext:value-type="string">
            <text:p>8.039517</text:p>
          </table:table-cell>
          <table:table-cell table:formula="of:=&quot;Harbor.create(name: &quot;&quot;&quot;&amp;[.A399]&amp;&quot;&quot;&quot;, lat: &quot;&amp;[.D399]&amp;&quot;, lng: &quot;&amp;[.E399]&amp;&quot;, query: &quot;&quot;&quot;&amp;[.C399]&amp;&quot;&quot;&quot;)&quot;" office:value-type="string" office:string-value="Harbor.create(name: &quot;Imperia&quot;, lat: 43.8896857, lng: 8.039517, query: &quot;IMPERIA&quot;)" calcext:value-type="string">
            <text:p>Harbor.create(name: "Imperia", lat: 43.8896857, lng: 8.039517, query: "IMPERIA")</text:p>
          </table:table-cell>
        </table:table-row>
        <table:table-row table:style-name="ro1" table:visibility="filter">
          <table:table-cell office:value-type="string" calcext:value-type="string">
            <text:p>On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INCH_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hambane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INHAMBANE</text:p>
          </table:table-cell>
          <table:table-cell office:value-type="string" calcext:value-type="string">
            <text:p>-23.8879561</text:p>
          </table:table-cell>
          <table:table-cell office:value-type="string" calcext:value-type="string">
            <text:p>35.3959879</text:p>
          </table:table-cell>
          <table:table-cell table:formula="of:=&quot;Harbor.create(name: &quot;&quot;&quot;&amp;[.A401]&amp;&quot;&quot;&quot;, lat: &quot;&amp;[.D401]&amp;&quot;, lng: &quot;&amp;[.E401]&amp;&quot;, query: &quot;&quot;&quot;&amp;[.C401]&amp;&quot;&quot;&quot;)&quot;" office:value-type="string" office:string-value="Harbor.create(name: &quot;Inhambane&quot;, lat: -23.8879561, lng: 35.3959879, query: &quot;INHAMBANE&quot;)" calcext:value-type="string">
            <text:p>Harbor.create(name: "Inhambane", lat: -23.8879561, lng: 35.3959879, query: "INHAMBANE")</text:p>
          </table:table-cell>
        </table:table-row>
        <table:table-row table:style-name="ro1">
          <table:table-cell office:value-type="string" calcext:value-type="string">
            <text:p>Inverness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INVERNESS</text:p>
          </table:table-cell>
          <table:table-cell office:value-type="string" calcext:value-type="string">
            <text:p>57.477773</text:p>
          </table:table-cell>
          <table:table-cell office:value-type="string" calcext:value-type="string">
            <text:p>-4.224721</text:p>
          </table:table-cell>
          <table:table-cell table:formula="of:=&quot;Harbor.create(name: &quot;&quot;&quot;&amp;[.A402]&amp;&quot;&quot;&quot;, lat: &quot;&amp;[.D402]&amp;&quot;, lng: &quot;&amp;[.E402]&amp;&quot;, query: &quot;&quot;&quot;&amp;[.C402]&amp;&quot;&quot;&quot;)&quot;" office:value-type="string" office:string-value="Harbor.create(name: &quot;Inverness&quot;, lat: 57.477773, lng: -4.224721, query: &quot;INVERNESS&quot;)" calcext:value-type="string">
            <text:p>Harbor.create(name: "Inverness", lat: 57.477773, lng: -4.224721, query: "INVERNESS")</text:p>
          </table:table-cell>
        </table:table-row>
        <table:table-row table:style-name="ro1">
          <table:table-cell office:value-type="string" calcext:value-type="string">
            <text:p>Iquique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IQUIQUE</text:p>
          </table:table-cell>
          <table:table-cell office:value-type="string" calcext:value-type="string">
            <text:p>-20.2307033</text:p>
          </table:table-cell>
          <table:table-cell office:value-type="string" calcext:value-type="string">
            <text:p>-70.1356692</text:p>
          </table:table-cell>
          <table:table-cell table:formula="of:=&quot;Harbor.create(name: &quot;&quot;&quot;&amp;[.A403]&amp;&quot;&quot;&quot;, lat: &quot;&amp;[.D403]&amp;&quot;, lng: &quot;&amp;[.E403]&amp;&quot;, query: &quot;&quot;&quot;&amp;[.C403]&amp;&quot;&quot;&quot;)&quot;" office:value-type="string" office:string-value="Harbor.create(name: &quot;Iquique&quot;, lat: -20.2307033, lng: -70.1356692, query: &quot;IQUIQUE&quot;)" calcext:value-type="string">
            <text:p>Harbor.create(name: "Iquique", lat: -20.2307033, lng: -70.1356692, query: "IQUIQUE")</text:p>
          </table:table-cell>
        </table:table-row>
        <table:table-row table:style-name="ro1">
          <table:table-cell office:value-type="string" calcext:value-type="string">
            <text:p>Isla Guadalupe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ISLA_GUADALUPE</text:p>
          </table:table-cell>
          <table:table-cell office:value-type="string" calcext:value-type="string">
            <text:p>29.05252029999999</text:p>
          </table:table-cell>
          <table:table-cell office:value-type="string" calcext:value-type="string">
            <text:p>-118.2760503</text:p>
          </table:table-cell>
          <table:table-cell table:formula="of:=&quot;Harbor.create(name: &quot;&quot;&quot;&amp;[.A404]&amp;&quot;&quot;&quot;, lat: &quot;&amp;[.D404]&amp;&quot;, lng: &quot;&amp;[.E404]&amp;&quot;, query: &quot;&quot;&quot;&amp;[.C404]&amp;&quot;&quot;&quot;)&quot;" office:value-type="string" office:string-value="Harbor.create(name: &quot;Isla Guadalupe&quot;, lat: 29.05252029999999, lng: -118.2760503, query: &quot;ISLA_GUADALUPE&quot;)" calcext:value-type="string">
            <text:p>Harbor.create(name: "Isla Guadalupe", lat: 29.05252029999999, lng: -118.2760503, query: "ISLA_GUADALUPE")</text:p>
          </table:table-cell>
        </table:table-row>
        <table:table-row table:style-name="ro1" table:visibility="filter">
          <table:table-cell office:value-type="string" calcext:value-type="string">
            <text:p>Isla Martin Garci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ISLA_MARTIN_GARC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 Socorr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ISLA_SOCORRO</text:p>
          </table:table-cell>
          <table:table-cell office:value-type="string" calcext:value-type="string">
            <text:p>18.7979756</text:p>
          </table:table-cell>
          <table:table-cell office:value-type="string" calcext:value-type="string">
            <text:p>-110.9754452</text:p>
          </table:table-cell>
          <table:table-cell table:formula="of:=&quot;Harbor.create(name: &quot;&quot;&quot;&amp;[.A406]&amp;&quot;&quot;&quot;, lat: &quot;&amp;[.D406]&amp;&quot;, lng: &quot;&amp;[.E406]&amp;&quot;, query: &quot;&quot;&quot;&amp;[.C406]&amp;&quot;&quot;&quot;)&quot;" office:value-type="string" office:string-value="Harbor.create(name: &quot;Isla Socorro&quot;, lat: 18.7979756, lng: -110.9754452, query: &quot;ISLA_SOCORRO&quot;)" calcext:value-type="string">
            <text:p>Harbor.create(name: "Isla Socorro", lat: 18.7979756, lng: -110.9754452, query: "ISLA_SOCORRO")</text:p>
          </table:table-cell>
        </table:table-row>
        <table:table-row table:style-name="ro1">
          <table:table-cell office:value-type="string" calcext:value-type="string">
            <text:p>Isla de Pascua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HANGA_PIKO</text:p>
          </table:table-cell>
          <table:table-cell office:value-type="string" calcext:value-type="string">
            <text:p>-27.11299</text:p>
          </table:table-cell>
          <table:table-cell office:value-type="string" calcext:value-type="string">
            <text:p>-109.3495806</text:p>
          </table:table-cell>
          <table:table-cell table:formula="of:=&quot;Harbor.create(name: &quot;&quot;&quot;&amp;[.A407]&amp;&quot;&quot;&quot;, lat: &quot;&amp;[.D407]&amp;&quot;, lng: &quot;&amp;[.E407]&amp;&quot;, query: &quot;&quot;&quot;&amp;[.C407]&amp;&quot;&quot;&quot;)&quot;" office:value-type="string" office:string-value="Harbor.create(name: &quot;Isla de Pascua&quot;, lat: -27.11299, lng: -109.3495806, query: &quot;HANGA_PIKO&quot;)" calcext:value-type="string">
            <text:p>Harbor.create(name: "Isla de Pascua", lat: -27.11299, lng: -109.3495806, query: "HANGA_PIKO")</text:p>
          </table:table-cell>
        </table:table-row>
        <table:table-row table:style-name="ro1">
          <table:table-cell office:value-type="string" calcext:value-type="string">
            <text:p>Itajai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ITAJAI</text:p>
          </table:table-cell>
          <table:table-cell office:value-type="string" calcext:value-type="string">
            <text:p>-26.9105964</text:p>
          </table:table-cell>
          <table:table-cell office:value-type="string" calcext:value-type="string">
            <text:p>-48.6709514</text:p>
          </table:table-cell>
          <table:table-cell table:formula="of:=&quot;Harbor.create(name: &quot;&quot;&quot;&amp;[.A408]&amp;&quot;&quot;&quot;, lat: &quot;&amp;[.D408]&amp;&quot;, lng: &quot;&amp;[.E408]&amp;&quot;, query: &quot;&quot;&quot;&amp;[.C408]&amp;&quot;&quot;&quot;)&quot;" office:value-type="string" office:string-value="Harbor.create(name: &quot;Itajai&quot;, lat: -26.9105964, lng: -48.6709514, query: &quot;ITAJAI&quot;)" calcext:value-type="string">
            <text:p>Harbor.create(name: "Itajai", lat: -26.9105964, lng: -48.6709514, query: "ITAJAI")</text:p>
          </table:table-cell>
        </table:table-row>
        <table:table-row table:style-name="ro1">
          <table:table-cell office:value-type="string" calcext:value-type="string">
            <text:p>Itaqui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ITAQUI</text:p>
          </table:table-cell>
          <table:table-cell office:value-type="string" calcext:value-type="string">
            <text:p>-29.1294007</text:p>
          </table:table-cell>
          <table:table-cell office:value-type="string" calcext:value-type="string">
            <text:p>-56.5481122</text:p>
          </table:table-cell>
          <table:table-cell table:formula="of:=&quot;Harbor.create(name: &quot;&quot;&quot;&amp;[.A409]&amp;&quot;&quot;&quot;, lat: &quot;&amp;[.D409]&amp;&quot;, lng: &quot;&amp;[.E409]&amp;&quot;, query: &quot;&quot;&quot;&amp;[.C409]&amp;&quot;&quot;&quot;)&quot;" office:value-type="string" office:string-value="Harbor.create(name: &quot;Itaqui&quot;, lat: -29.1294007, lng: -56.5481122, query: &quot;ITAQUI&quot;)" calcext:value-type="string">
            <text:p>Harbor.create(name: "Itaqui", lat: -29.1294007, lng: -56.5481122, query: "ITAQUI")</text:p>
          </table:table-cell>
        </table:table-row>
        <table:table-row table:style-name="ro1">
          <table:table-cell office:value-type="string" calcext:value-type="string">
            <text:p>Iwakuni Ko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SHINMINATO</text:p>
          </table:table-cell>
          <table:table-cell office:value-type="string" calcext:value-type="string">
            <text:p>34.1833333</text:p>
          </table:table-cell>
          <table:table-cell office:value-type="string" calcext:value-type="string">
            <text:p>132.2333333</text:p>
          </table:table-cell>
          <table:table-cell table:formula="of:=&quot;Harbor.create(name: &quot;&quot;&quot;&amp;[.A410]&amp;&quot;&quot;&quot;, lat: &quot;&amp;[.D410]&amp;&quot;, lng: &quot;&amp;[.E410]&amp;&quot;, query: &quot;&quot;&quot;&amp;[.C410]&amp;&quot;&quot;&quot;)&quot;" office:value-type="string" office:string-value="Harbor.create(name: &quot;Iwakuni Ko&quot;, lat: 34.1833333, lng: 132.2333333, query: &quot;SHINMINATO&quot;)" calcext:value-type="string">
            <text:p>Harbor.create(name: "Iwakuni Ko", lat: 34.1833333, lng: 132.2333333, query: "SHINMINATO")</text:p>
          </table:table-cell>
        </table:table-row>
        <table:table-row table:style-name="ro1">
          <table:table-cell office:value-type="string" calcext:value-type="string">
            <text:p>Jaluit I.</text:p>
          </table:table-cell>
          <table:table-cell office:value-type="string" calcext:value-type="string">
            <text:p>Iles Marshall</text:p>
          </table:table-cell>
          <table:table-cell office:value-type="string" calcext:value-type="string">
            <text:p>JALUIT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169.6333333</text:p>
          </table:table-cell>
          <table:table-cell table:formula="of:=&quot;Harbor.create(name: &quot;&quot;&quot;&amp;[.A411]&amp;&quot;&quot;&quot;, lat: &quot;&amp;[.D411]&amp;&quot;, lng: &quot;&amp;[.E411]&amp;&quot;, query: &quot;&quot;&quot;&amp;[.C411]&amp;&quot;&quot;&quot;)&quot;" office:value-type="string" office:string-value="Harbor.create(name: &quot;Jaluit I.&quot;, lat: 5.85, lng: 169.6333333, query: &quot;JALUIT&quot;)" calcext:value-type="string">
            <text:p>Harbor.create(name: "Jaluit I.", lat: 5.85, lng: 169.6333333, query: "JALUIT")</text:p>
          </table:table-cell>
        </table:table-row>
        <table:table-row table:style-name="ro1">
          <table:table-cell office:value-type="string" calcext:value-type="string">
            <text:p>James Ba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ND_HEAD</text:p>
          </table:table-cell>
          <table:table-cell office:value-type="string" calcext:value-type="string">
            <text:p>48.417405</text:p>
          </table:table-cell>
          <table:table-cell office:value-type="string" calcext:value-type="string">
            <text:p>-123.383124</text:p>
          </table:table-cell>
          <table:table-cell table:formula="of:=&quot;Harbor.create(name: &quot;&quot;&quot;&amp;[.A412]&amp;&quot;&quot;&quot;, lat: &quot;&amp;[.D412]&amp;&quot;, lng: &quot;&amp;[.E412]&amp;&quot;, query: &quot;&quot;&quot;&amp;[.C412]&amp;&quot;&quot;&quot;)&quot;" office:value-type="string" office:string-value="Harbor.create(name: &quot;James Bay&quot;, lat: 48.417405, lng: -123.383124, query: &quot;SAND_HEAD&quot;)" calcext:value-type="string">
            <text:p>Harbor.create(name: "James Bay", lat: 48.417405, lng: -123.383124, query: "SAND_HEAD")</text:p>
          </table:table-cell>
        </table:table-row>
        <table:table-row table:style-name="ro1" table:visibility="filter">
          <table:table-cell office:value-type="string" calcext:value-type="string">
            <text:p>Jazirat Das</text:p>
          </table:table-cell>
          <table:table-cell office:value-type="string" calcext:value-type="string">
            <text:p>Emirats Arabes Unis</text:p>
          </table:table-cell>
          <table:table-cell office:value-type="string" calcext:value-type="string">
            <text:p>JAZIRAT_DAS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zirat Halul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JAZIRAT_HALUL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zirat Shakir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SHADW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zireh-ye Khark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JAZIREH_YE_KHARK</text:p>
          </table:table-cell>
          <table:table-cell office:value-type="string" calcext:value-type="string">
            <text:p>29.2457199</text:p>
          </table:table-cell>
          <table:table-cell office:value-type="string" calcext:value-type="string">
            <text:p>50.3120667</text:p>
          </table:table-cell>
          <table:table-cell table:formula="of:=&quot;Harbor.create(name: &quot;&quot;&quot;&amp;[.A416]&amp;&quot;&quot;&quot;, lat: &quot;&amp;[.D416]&amp;&quot;, lng: &quot;&amp;[.E416]&amp;&quot;, query: &quot;&quot;&quot;&amp;[.C416]&amp;&quot;&quot;&quot;)&quot;" office:value-type="string" office:string-value="Harbor.create(name: &quot;Jazireh-ye Khark&quot;, lat: 29.2457199, lng: 50.3120667, query: &quot;JAZIREH_YE_KHARK&quot;)" calcext:value-type="string">
            <text:p>Harbor.create(name: "Jazireh-ye Khark", lat: 29.2457199, lng: 50.3120667, query: "JAZIREH_YE_KHARK")</text:p>
          </table:table-cell>
        </table:table-row>
        <table:table-row table:style-name="ro1">
          <table:table-cell office:value-type="string" calcext:value-type="string">
            <text:p>Jazireh-ye Lav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JAZIREH_YE_LAVAN</text:p>
          </table:table-cell>
          <table:table-cell office:value-type="string" calcext:value-type="string">
            <text:p>26.8089931</text:p>
          </table:table-cell>
          <table:table-cell office:value-type="string" calcext:value-type="string">
            <text:p>53.2719308</text:p>
          </table:table-cell>
          <table:table-cell table:formula="of:=&quot;Harbor.create(name: &quot;&quot;&quot;&amp;[.A417]&amp;&quot;&quot;&quot;, lat: &quot;&amp;[.D417]&amp;&quot;, lng: &quot;&amp;[.E417]&amp;&quot;, query: &quot;&quot;&quot;&amp;[.C417]&amp;&quot;&quot;&quot;)&quot;" office:value-type="string" office:string-value="Harbor.create(name: &quot;Jazireh-ye Lavan&quot;, lat: 26.8089931, lng: 53.2719308, query: &quot;JAZIREH_YE_LAVAN&quot;)" calcext:value-type="string">
            <text:p>Harbor.create(name: "Jazireh-ye Lavan", lat: 26.8089931, lng: 53.2719308, query: "JAZIREH_YE_LAVAN")</text:p>
          </table:table-cell>
        </table:table-row>
        <table:table-row table:style-name="ro1">
          <table:table-cell office:value-type="string" calcext:value-type="string">
            <text:p>Jolo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JOLO</text:p>
          </table:table-cell>
          <table:table-cell office:value-type="string" calcext:value-type="string">
            <text:p>6.0473648</text:p>
          </table:table-cell>
          <table:table-cell office:value-type="string" calcext:value-type="string">
            <text:p>121.0089611</text:p>
          </table:table-cell>
          <table:table-cell table:formula="of:=&quot;Harbor.create(name: &quot;&quot;&quot;&amp;[.A418]&amp;&quot;&quot;&quot;, lat: &quot;&amp;[.D418]&amp;&quot;, lng: &quot;&amp;[.E418]&amp;&quot;, query: &quot;&quot;&quot;&amp;[.C418]&amp;&quot;&quot;&quot;)&quot;" office:value-type="string" office:string-value="Harbor.create(name: &quot;Jolo&quot;, lat: 6.0473648, lng: 121.0089611, query: &quot;JOLO&quot;)" calcext:value-type="string">
            <text:p>Harbor.create(name: "Jolo", lat: 6.0473648, lng: 121.0089611, query: "JOLO")</text:p>
          </table:table-cell>
        </table:table-row>
        <table:table-row table:style-name="ro1">
          <table:table-cell office:value-type="string" calcext:value-type="string">
            <text:p>Jorf Lasfar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JORF_LASFAR</text:p>
          </table:table-cell>
          <table:table-cell office:value-type="string" calcext:value-type="string">
            <text:p>33.1613889</text:p>
          </table:table-cell>
          <table:table-cell office:value-type="string" calcext:value-type="string">
            <text:p>-8.629444399999999</text:p>
          </table:table-cell>
          <table:table-cell table:formula="of:=&quot;Harbor.create(name: &quot;&quot;&quot;&amp;[.A419]&amp;&quot;&quot;&quot;, lat: &quot;&amp;[.D419]&amp;&quot;, lng: &quot;&amp;[.E419]&amp;&quot;, query: &quot;&quot;&quot;&amp;[.C419]&amp;&quot;&quot;&quot;)&quot;" office:value-type="string" office:string-value="Harbor.create(name: &quot;Jorf Lasfar&quot;, lat: 33.1613889, lng: -8.629444399999999, query: &quot;JORF_LASFAR&quot;)" calcext:value-type="string">
            <text:p>Harbor.create(name: "Jorf Lasfar", lat: 33.1613889, lng: -8.629444399999999, query: "JORF_LASFAR")</text:p>
          </table:table-cell>
        </table:table-row>
        <table:table-row table:style-name="ro1">
          <table:table-cell office:value-type="string" calcext:value-type="string">
            <text:p>Juneau</text:p>
          </table:table-cell>
          <table:table-cell office:value-type="string" calcext:value-type="string">
            <text:p>Etats-Unis (Alaska)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58.3019444</text:p>
          </table:table-cell>
          <table:table-cell office:value-type="string" calcext:value-type="string">
            <text:p>-134.4197222</text:p>
          </table:table-cell>
          <table:table-cell table:formula="of:=&quot;Harbor.create(name: &quot;&quot;&quot;&amp;[.A420]&amp;&quot;&quot;&quot;, lat: &quot;&amp;[.D420]&amp;&quot;, lng: &quot;&amp;[.E420]&amp;&quot;, query: &quot;&quot;&quot;&amp;[.C420]&amp;&quot;&quot;&quot;)&quot;" office:value-type="string" office:string-value="Harbor.create(name: &quot;Juneau&quot;, lat: 58.3019444, lng: -134.4197222, query: &quot;JUNEAU&quot;)" calcext:value-type="string">
            <text:p>Harbor.create(name: "Juneau", lat: 58.3019444, lng: -134.4197222, query: "JUNEAU")</text:p>
          </table:table-cell>
        </table:table-row>
        <table:table-row table:style-name="ro1" table:visibility="filter">
          <table:table-cell office:value-type="string" calcext:value-type="string">
            <text:p>Kacho To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KACHO_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goshim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KAGOSHIMA</text:p>
          </table:table-cell>
          <table:table-cell office:value-type="string" calcext:value-type="string">
            <text:p>31.5965535</text:p>
          </table:table-cell>
          <table:table-cell office:value-type="string" calcext:value-type="string">
            <text:p>130.5571158</text:p>
          </table:table-cell>
          <table:table-cell table:formula="of:=&quot;Harbor.create(name: &quot;&quot;&quot;&amp;[.A422]&amp;&quot;&quot;&quot;, lat: &quot;&amp;[.D422]&amp;&quot;, lng: &quot;&amp;[.E422]&amp;&quot;, query: &quot;&quot;&quot;&amp;[.C422]&amp;&quot;&quot;&quot;)&quot;" office:value-type="string" office:string-value="Harbor.create(name: &quot;Kagoshima&quot;, lat: 31.5965535, lng: 130.5571158, query: &quot;KAGOSHIMA&quot;)" calcext:value-type="string">
            <text:p>Harbor.create(name: "Kagoshima", lat: 31.5965535, lng: 130.5571158, query: "KAGOSHIMA")</text:p>
          </table:table-cell>
        </table:table-row>
        <table:table-row table:style-name="ro1">
          <table:table-cell office:value-type="string" calcext:value-type="string">
            <text:p>Kahului</text:p>
          </table:table-cell>
          <table:table-cell office:value-type="string" calcext:value-type="string">
            <text:p>Etats-Unis (Hawai)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20.8893351</text:p>
          </table:table-cell>
          <table:table-cell office:value-type="string" calcext:value-type="string">
            <text:p>-156.4729469</text:p>
          </table:table-cell>
          <table:table-cell table:formula="of:=&quot;Harbor.create(name: &quot;&quot;&quot;&amp;[.A423]&amp;&quot;&quot;&quot;, lat: &quot;&amp;[.D423]&amp;&quot;, lng: &quot;&amp;[.E423]&amp;&quot;, query: &quot;&quot;&quot;&amp;[.C423]&amp;&quot;&quot;&quot;)&quot;" office:value-type="string" office:string-value="Harbor.create(name: &quot;Kahului&quot;, lat: 20.8893351, lng: -156.4729469, query: &quot;KAHULUI&quot;)" calcext:value-type="string">
            <text:p>Harbor.create(name: "Kahului", lat: 20.8893351, lng: -156.4729469, query: "KAHULUI")</text:p>
          </table:table-cell>
        </table:table-row>
        <table:table-row table:style-name="ro1">
          <table:table-cell office:value-type="string" calcext:value-type="string">
            <text:p>Kakinad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KAKINADA</text:p>
          </table:table-cell>
          <table:table-cell office:value-type="string" calcext:value-type="string">
            <text:p>16.9890648</text:p>
          </table:table-cell>
          <table:table-cell office:value-type="string" calcext:value-type="string">
            <text:p>82.2474648</text:p>
          </table:table-cell>
          <table:table-cell table:formula="of:=&quot;Harbor.create(name: &quot;&quot;&quot;&amp;[.A424]&amp;&quot;&quot;&quot;, lat: &quot;&amp;[.D424]&amp;&quot;, lng: &quot;&amp;[.E424]&amp;&quot;, query: &quot;&quot;&quot;&amp;[.C424]&amp;&quot;&quot;&quot;)&quot;" office:value-type="string" office:string-value="Harbor.create(name: &quot;Kakinada&quot;, lat: 16.9890648, lng: 82.2474648, query: &quot;KAKINADA&quot;)" calcext:value-type="string">
            <text:p>Harbor.create(name: "Kakinada", lat: 16.9890648, lng: 82.2474648, query: "KAKINADA")</text:p>
          </table:table-cell>
        </table:table-row>
        <table:table-row table:style-name="ro1">
          <table:table-cell office:value-type="string" calcext:value-type="string">
            <text:p>Kamaishi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KAMAISHI</text:p>
          </table:table-cell>
          <table:table-cell office:value-type="string" calcext:value-type="string">
            <text:p>39.2758183</text:p>
          </table:table-cell>
          <table:table-cell office:value-type="string" calcext:value-type="string">
            <text:p>141.8856772</text:p>
          </table:table-cell>
          <table:table-cell table:formula="of:=&quot;Harbor.create(name: &quot;&quot;&quot;&amp;[.A425]&amp;&quot;&quot;&quot;, lat: &quot;&amp;[.D425]&amp;&quot;, lng: &quot;&amp;[.E425]&amp;&quot;, query: &quot;&quot;&quot;&amp;[.C425]&amp;&quot;&quot;&quot;)&quot;" office:value-type="string" office:string-value="Harbor.create(name: &quot;Kamaishi&quot;, lat: 39.2758183, lng: 141.8856772, query: &quot;KAMAISHI&quot;)" calcext:value-type="string">
            <text:p>Harbor.create(name: "Kamaishi", lat: 39.2758183, lng: 141.8856772, query: "KAMAISHI")</text:p>
          </table:table-cell>
        </table:table-row>
        <table:table-row table:style-name="ro1">
          <table:table-cell office:value-type="string" calcext:value-type="string">
            <text:p>Kampong Saom (Sihanoukville)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KAMPONG_SAOM</text:p>
          </table:table-cell>
          <table:table-cell office:value-type="string" calcext:value-type="string">
            <text:p>10.6253016</text:p>
          </table:table-cell>
          <table:table-cell office:value-type="string" calcext:value-type="string">
            <text:p>103.5233963</text:p>
          </table:table-cell>
          <table:table-cell table:formula="of:=&quot;Harbor.create(name: &quot;&quot;&quot;&amp;[.A426]&amp;&quot;&quot;&quot;, lat: &quot;&amp;[.D426]&amp;&quot;, lng: &quot;&amp;[.E426]&amp;&quot;, query: &quot;&quot;&quot;&amp;[.C426]&amp;&quot;&quot;&quot;)&quot;" office:value-type="string" office:string-value="Harbor.create(name: &quot;Kampong Saom (Sihanoukville)&quot;, lat: 10.6253016, lng: 103.5233963, query: &quot;KAMPONG_SAOM&quot;)" calcext:value-type="string">
            <text:p>Harbor.create(name: "Kampong Saom (Sihanoukville)", lat: 10.6253016, lng: 103.5233963, query: "KAMPONG_SAOM")</text:p>
          </table:table-cell>
        </table:table-row>
        <table:table-row table:style-name="ro1">
          <table:table-cell office:value-type="string" calcext:value-type="string">
            <text:p>Kamsar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KAMSAR</text:p>
          </table:table-cell>
          <table:table-cell office:value-type="string" calcext:value-type="string">
            <text:p>10.6637208</text:p>
          </table:table-cell>
          <table:table-cell office:value-type="string" calcext:value-type="string">
            <text:p>-14.5844395</text:p>
          </table:table-cell>
          <table:table-cell table:formula="of:=&quot;Harbor.create(name: &quot;&quot;&quot;&amp;[.A427]&amp;&quot;&quot;&quot;, lat: &quot;&amp;[.D427]&amp;&quot;, lng: &quot;&amp;[.E427]&amp;&quot;, query: &quot;&quot;&quot;&amp;[.C427]&amp;&quot;&quot;&quot;)&quot;" office:value-type="string" office:string-value="Harbor.create(name: &quot;Kamsar&quot;, lat: 10.6637208, lng: -14.5844395, query: &quot;KAMSAR&quot;)" calcext:value-type="string">
            <text:p>Harbor.create(name: "Kamsar", lat: 10.6637208, lng: -14.5844395, query: "KAMSAR")</text:p>
          </table:table-cell>
        </table:table-row>
        <table:table-row table:style-name="ro1">
          <table:table-cell office:value-type="string" calcext:value-type="string">
            <text:p>Kandl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KANDLA</text:p>
          </table:table-cell>
          <table:table-cell office:value-type="string" calcext:value-type="string">
            <text:p>23.008141</text:p>
          </table:table-cell>
          <table:table-cell office:value-type="string" calcext:value-type="string">
            <text:p>70.1872551</text:p>
          </table:table-cell>
          <table:table-cell table:formula="of:=&quot;Harbor.create(name: &quot;&quot;&quot;&amp;[.A428]&amp;&quot;&quot;&quot;, lat: &quot;&amp;[.D428]&amp;&quot;, lng: &quot;&amp;[.E428]&amp;&quot;, query: &quot;&quot;&quot;&amp;[.C428]&amp;&quot;&quot;&quot;)&quot;" office:value-type="string" office:string-value="Harbor.create(name: &quot;Kandla&quot;, lat: 23.008141, lng: 70.1872551, query: &quot;KANDLA&quot;)" calcext:value-type="string">
            <text:p>Harbor.create(name: "Kandla", lat: 23.008141, lng: 70.1872551, query: "KANDLA")</text:p>
          </table:table-cell>
        </table:table-row>
        <table:table-row table:style-name="ro1">
          <table:table-cell office:value-type="string" calcext:value-type="string">
            <text:p>Kao-Hsiung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KAO-HSIUNG</text:p>
          </table:table-cell>
          <table:table-cell office:value-type="string" calcext:value-type="string">
            <text:p>22.6350591</text:p>
          </table:table-cell>
          <table:table-cell office:value-type="string" calcext:value-type="string">
            <text:p>120.3355193</text:p>
          </table:table-cell>
          <table:table-cell table:formula="of:=&quot;Harbor.create(name: &quot;&quot;&quot;&amp;[.A429]&amp;&quot;&quot;&quot;, lat: &quot;&amp;[.D429]&amp;&quot;, lng: &quot;&amp;[.E429]&amp;&quot;, query: &quot;&quot;&quot;&amp;[.C429]&amp;&quot;&quot;&quot;)&quot;" office:value-type="string" office:string-value="Harbor.create(name: &quot;Kao-Hsiung&quot;, lat: 22.6350591, lng: 120.3355193, query: &quot;KAO-HSIUNG&quot;)" calcext:value-type="string">
            <text:p>Harbor.create(name: "Kao-Hsiung", lat: 22.6350591, lng: 120.3355193, query: "KAO-HSIUNG")</text:p>
          </table:table-cell>
        </table:table-row>
        <table:table-row table:style-name="ro1">
          <table:table-cell office:value-type="string" calcext:value-type="string">
            <text:p>Kaoh Mul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ILOT_CONE</text:p>
          </table:table-cell>
          <table:table-cell office:value-type="string" calcext:value-type="string">
            <text:p>11.4344444</text:p>
          </table:table-cell>
          <table:table-cell office:value-type="string" calcext:value-type="string">
            <text:p>103.0066667</text:p>
          </table:table-cell>
          <table:table-cell table:formula="of:=&quot;Harbor.create(name: &quot;&quot;&quot;&amp;[.A430]&amp;&quot;&quot;&quot;, lat: &quot;&amp;[.D430]&amp;&quot;, lng: &quot;&amp;[.E430]&amp;&quot;, query: &quot;&quot;&quot;&amp;[.C430]&amp;&quot;&quot;&quot;)&quot;" office:value-type="string" office:string-value="Harbor.create(name: &quot;Kaoh Mul&quot;, lat: 11.4344444, lng: 103.0066667, query: &quot;ILOT_CONE&quot;)" calcext:value-type="string">
            <text:p>Harbor.create(name: "Kaoh Mul", lat: 11.4344444, lng: 103.0066667, query: "ILOT_CONE")</text:p>
          </table:table-cell>
        </table:table-row>
        <table:table-row table:style-name="ro1">
          <table:table-cell office:value-type="string" calcext:value-type="string">
            <text:p>Karachi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24.8614622</text:p>
          </table:table-cell>
          <table:table-cell office:value-type="string" calcext:value-type="string">
            <text:p>67.0099388</text:p>
          </table:table-cell>
          <table:table-cell table:formula="of:=&quot;Harbor.create(name: &quot;&quot;&quot;&amp;[.A431]&amp;&quot;&quot;&quot;, lat: &quot;&amp;[.D431]&amp;&quot;, lng: &quot;&amp;[.E431]&amp;&quot;, query: &quot;&quot;&quot;&amp;[.C431]&amp;&quot;&quot;&quot;)&quot;" office:value-type="string" office:string-value="Harbor.create(name: &quot;Karachi&quot;, lat: 24.8614622, lng: 67.0099388, query: &quot;KARACHI&quot;)" calcext:value-type="string">
            <text:p>Harbor.create(name: "Karachi", lat: 24.8614622, lng: 67.0099388, query: "KARACHI")</text:p>
          </table:table-cell>
        </table:table-row>
        <table:table-row table:style-name="ro1">
          <table:table-cell office:value-type="string" calcext:value-type="string">
            <text:p>Karang Jamuang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KARANG_JAMUANG</text:p>
          </table:table-cell>
          <table:table-cell office:value-type="string" calcext:value-type="string">
            <text:p>-6.9277478</text:p>
          </table:table-cell>
          <table:table-cell office:value-type="string" calcext:value-type="string">
            <text:p>112.7280614</text:p>
          </table:table-cell>
          <table:table-cell table:formula="of:=&quot;Harbor.create(name: &quot;&quot;&quot;&amp;[.A432]&amp;&quot;&quot;&quot;, lat: &quot;&amp;[.D432]&amp;&quot;, lng: &quot;&amp;[.E432]&amp;&quot;, query: &quot;&quot;&quot;&amp;[.C432]&amp;&quot;&quot;&quot;)&quot;" office:value-type="string" office:string-value="Harbor.create(name: &quot;Karang Jamuang&quot;, lat: -6.9277478, lng: 112.7280614, query: &quot;KARANG_JAMUANG&quot;)" calcext:value-type="string">
            <text:p>Harbor.create(name: "Karang Jamuang", lat: -6.9277478, lng: 112.7280614, query: "KARANG_JAMUANG")</text:p>
          </table:table-cell>
        </table:table-row>
        <table:table-row table:style-name="ro1">
          <table:table-cell office:value-type="string" calcext:value-type="string">
            <text:p>Karwar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KARWAR</text:p>
          </table:table-cell>
          <table:table-cell office:value-type="string" calcext:value-type="string">
            <text:p>14.8184812</text:p>
          </table:table-cell>
          <table:table-cell office:value-type="string" calcext:value-type="string">
            <text:p>74.1416127</text:p>
          </table:table-cell>
          <table:table-cell table:formula="of:=&quot;Harbor.create(name: &quot;&quot;&quot;&amp;[.A433]&amp;&quot;&quot;&quot;, lat: &quot;&amp;[.D433]&amp;&quot;, lng: &quot;&amp;[.E433]&amp;&quot;, query: &quot;&quot;&quot;&amp;[.C433]&amp;&quot;&quot;&quot;)&quot;" office:value-type="string" office:string-value="Harbor.create(name: &quot;Karwar&quot;, lat: 14.8184812, lng: 74.1416127, query: &quot;KARWAR&quot;)" calcext:value-type="string">
            <text:p>Harbor.create(name: "Karwar", lat: 14.8184812, lng: 74.1416127, query: "KARWAR")</text:p>
          </table:table-cell>
        </table:table-row>
        <table:table-row table:style-name="ro1">
          <table:table-cell office:value-type="string" calcext:value-type="string">
            <text:p>Kashim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KASHIMA</text:p>
          </table:table-cell>
          <table:table-cell office:value-type="string" calcext:value-type="string">
            <text:p>35.9657558</text:p>
          </table:table-cell>
          <table:table-cell office:value-type="string" calcext:value-type="string">
            <text:p>140.6448128</text:p>
          </table:table-cell>
          <table:table-cell table:formula="of:=&quot;Harbor.create(name: &quot;&quot;&quot;&amp;[.A434]&amp;&quot;&quot;&quot;, lat: &quot;&amp;[.D434]&amp;&quot;, lng: &quot;&amp;[.E434]&amp;&quot;, query: &quot;&quot;&quot;&amp;[.C434]&amp;&quot;&quot;&quot;)&quot;" office:value-type="string" office:string-value="Harbor.create(name: &quot;Kashima&quot;, lat: 35.9657558, lng: 140.6448128, query: &quot;KASHIMA&quot;)" calcext:value-type="string">
            <text:p>Harbor.create(name: "Kashima", lat: 35.9657558, lng: 140.6448128, query: "KASHIMA")</text:p>
          </table:table-cell>
        </table:table-row>
        <table:table-row table:style-name="ro1">
          <table:table-cell office:value-type="string" calcext:value-type="string">
            <text:p>Kawaihae</text:p>
          </table:table-cell>
          <table:table-cell office:value-type="string" calcext:value-type="string">
            <text:p>Etats-Unis (Hawai)</text:p>
          </table:table-cell>
          <table:table-cell office:value-type="string" calcext:value-type="string">
            <text:p>KAWAIHAE</text:p>
          </table:table-cell>
          <table:table-cell office:value-type="string" calcext:value-type="string">
            <text:p>20.0352881</text:p>
          </table:table-cell>
          <table:table-cell office:value-type="string" calcext:value-type="string">
            <text:p>-155.8281882</text:p>
          </table:table-cell>
          <table:table-cell table:formula="of:=&quot;Harbor.create(name: &quot;&quot;&quot;&amp;[.A435]&amp;&quot;&quot;&quot;, lat: &quot;&amp;[.D435]&amp;&quot;, lng: &quot;&amp;[.E435]&amp;&quot;, query: &quot;&quot;&quot;&amp;[.C435]&amp;&quot;&quot;&quot;)&quot;" office:value-type="string" office:string-value="Harbor.create(name: &quot;Kawaihae&quot;, lat: 20.0352881, lng: -155.8281882, query: &quot;KAWAIHAE&quot;)" calcext:value-type="string">
            <text:p>Harbor.create(name: "Kawaihae", lat: 20.0352881, lng: -155.8281882, query: "KAWAIHAE")</text:p>
          </table:table-cell>
        </table:table-row>
        <table:table-row table:style-name="ro1" table:visibility="filter">
          <table:table-cell/>
          <table:table-cell office:value-type="string" calcext:value-type="string">
            <text:p>Federation de Russie</text:p>
          </table:table-cell>
          <table:table-cell office:value-type="string" calcext:value-type="string">
            <text:p>PORT_KEM</text:p>
          </table:table-cell>
          <table:table-cell office:value-type="string" calcext:value-type="string">
            <text:p>61.52401</text:p>
          </table:table-cell>
          <table:table-cell office:value-type="string" calcext:value-type="string">
            <text:p>105.318756</text:p>
          </table:table-cell>
          <table:table-cell/>
        </table:table-row>
        <table:table-row table:style-name="ro1">
          <table:table-cell office:value-type="string" calcext:value-type="string">
            <text:p>Kerema</text:p>
          </table:table-cell>
          <table:table-cell office:value-type="string" calcext:value-type="string">
            <text:p>Papouasie-Nouvelle-Guinee</text:p>
          </table:table-cell>
          <table:table-cell office:value-type="string" calcext:value-type="string">
            <text:p>KEREMA</text:p>
          </table:table-cell>
          <table:table-cell office:value-type="string" calcext:value-type="string">
            <text:p>-7.963738299999999</text:p>
          </table:table-cell>
          <table:table-cell office:value-type="string" calcext:value-type="string">
            <text:p>145.7717353</text:p>
          </table:table-cell>
          <table:table-cell table:formula="of:=&quot;Harbor.create(name: &quot;&quot;&quot;&amp;[.A437]&amp;&quot;&quot;&quot;, lat: &quot;&amp;[.D437]&amp;&quot;, lng: &quot;&amp;[.E437]&amp;&quot;, query: &quot;&quot;&quot;&amp;[.C437]&amp;&quot;&quot;&quot;)&quot;" office:value-type="string" office:string-value="Harbor.create(name: &quot;Kerema&quot;, lat: -7.963738299999999, lng: 145.7717353, query: &quot;KEREMA&quot;)" calcext:value-type="string">
            <text:p>Harbor.create(name: "Kerema", lat: -7.963738299999999, lng: 145.7717353, query: "KEREMA")</text:p>
          </table:table-cell>
        </table:table-row>
        <table:table-row table:style-name="ro1">
          <table:table-cell office:value-type="string" calcext:value-type="string">
            <text:p>Ketchikan</text:p>
          </table:table-cell>
          <table:table-cell office:value-type="string" calcext:value-type="string">
            <text:p>Etats-Unis (Alaska)</text:p>
          </table:table-cell>
          <table:table-cell office:value-type="string" calcext:value-type="string">
            <text:p>KETCHIKAN</text:p>
          </table:table-cell>
          <table:table-cell office:value-type="string" calcext:value-type="string">
            <text:p>55.34222219999999</text:p>
          </table:table-cell>
          <table:table-cell office:value-type="string" calcext:value-type="string">
            <text:p>-131.6461111</text:p>
          </table:table-cell>
          <table:table-cell table:formula="of:=&quot;Harbor.create(name: &quot;&quot;&quot;&amp;[.A438]&amp;&quot;&quot;&quot;, lat: &quot;&amp;[.D438]&amp;&quot;, lng: &quot;&amp;[.E438]&amp;&quot;, query: &quot;&quot;&quot;&amp;[.C438]&amp;&quot;&quot;&quot;)&quot;" office:value-type="string" office:string-value="Harbor.create(name: &quot;Ketchikan&quot;, lat: 55.34222219999999, lng: -131.6461111, query: &quot;KETCHIKAN&quot;)" calcext:value-type="string">
            <text:p>Harbor.create(name: "Ketchikan", lat: 55.34222219999999, lng: -131.6461111, query: "KETCHIKAN")</text:p>
          </table:table-cell>
        </table:table-row>
        <table:table-row table:style-name="ro1">
          <table:table-cell office:value-type="string" calcext:value-type="string">
            <text:p>Key West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KEY_WEST</text:p>
          </table:table-cell>
          <table:table-cell office:value-type="string" calcext:value-type="string">
            <text:p>24.5550593</text:p>
          </table:table-cell>
          <table:table-cell office:value-type="string" calcext:value-type="string">
            <text:p>-81.7799871</text:p>
          </table:table-cell>
          <table:table-cell table:formula="of:=&quot;Harbor.create(name: &quot;&quot;&quot;&amp;[.A439]&amp;&quot;&quot;&quot;, lat: &quot;&amp;[.D439]&amp;&quot;, lng: &quot;&amp;[.E439]&amp;&quot;, query: &quot;&quot;&quot;&amp;[.C439]&amp;&quot;&quot;&quot;)&quot;" office:value-type="string" office:string-value="Harbor.create(name: &quot;Key West&quot;, lat: 24.5550593, lng: -81.7799871, query: &quot;KEY_WEST&quot;)" calcext:value-type="string">
            <text:p>Harbor.create(name: "Key West", lat: 24.5550593, lng: -81.7799871, query: "KEY_WEST")</text:p>
          </table:table-cell>
        </table:table-row>
        <table:table-row table:style-name="ro1">
          <table:table-cell office:value-type="string" calcext:value-type="string">
            <text:p>Kholmsk</text:p>
          </table:table-cell>
          <table:table-cell office:value-type="string" calcext:value-type="string">
            <text:p>Federation de Russie</text:p>
          </table:table-cell>
          <table:table-cell office:value-type="string" calcext:value-type="string">
            <text:p>KHOLMSK</text:p>
          </table:table-cell>
          <table:table-cell office:value-type="string" calcext:value-type="string">
            <text:p>47.0657403</text:p>
          </table:table-cell>
          <table:table-cell office:value-type="string" calcext:value-type="string">
            <text:p>142.0584355</text:p>
          </table:table-cell>
          <table:table-cell table:formula="of:=&quot;Harbor.create(name: &quot;&quot;&quot;&amp;[.A440]&amp;&quot;&quot;&quot;, lat: &quot;&amp;[.D440]&amp;&quot;, lng: &quot;&amp;[.E440]&amp;&quot;, query: &quot;&quot;&quot;&amp;[.C440]&amp;&quot;&quot;&quot;)&quot;" office:value-type="string" office:string-value="Harbor.create(name: &quot;Kholmsk&quot;, lat: 47.0657403, lng: 142.0584355, query: &quot;KHOLMSK&quot;)" calcext:value-type="string">
            <text:p>Harbor.create(name: "Kholmsk", lat: 47.0657403, lng: 142.0584355, query: "KHOLMSK")</text:p>
          </table:table-cell>
        </table:table-row>
        <table:table-row table:style-name="ro1">
          <table:table-cell office:value-type="string" calcext:value-type="string">
            <text:p>Khowr-e Musa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KHOWR-E_MUSA_BAR</text:p>
          </table:table-cell>
          <table:table-cell office:value-type="string" calcext:value-type="string">
            <text:p>30.0361111</text:p>
          </table:table-cell>
          <table:table-cell office:value-type="string" calcext:value-type="string">
            <text:p>49.01666669999999</text:p>
          </table:table-cell>
          <table:table-cell table:formula="of:=&quot;Harbor.create(name: &quot;&quot;&quot;&amp;[.A441]&amp;&quot;&quot;&quot;, lat: &quot;&amp;[.D441]&amp;&quot;, lng: &quot;&amp;[.E441]&amp;&quot;, query: &quot;&quot;&quot;&amp;[.C441]&amp;&quot;&quot;&quot;)&quot;" office:value-type="string" office:string-value="Harbor.create(name: &quot;Khowr-e Musa&quot;, lat: 30.0361111, lng: 49.01666669999999, query: &quot;KHOWR-E_MUSA_BAR&quot;)" calcext:value-type="string">
            <text:p>Harbor.create(name: "Khowr-e Musa", lat: 30.0361111, lng: 49.01666669999999, query: "KHOWR-E_MUSA_BAR")</text:p>
          </table:table-cell>
        </table:table-row>
        <table:table-row table:style-name="ro1">
          <table:table-cell office:value-type="string" calcext:value-type="string">
            <text:p>Kilrush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KILRUSH</text:p>
          </table:table-cell>
          <table:table-cell office:value-type="string" calcext:value-type="string">
            <text:p>52.6406999</text:p>
          </table:table-cell>
          <table:table-cell office:value-type="string" calcext:value-type="string">
            <text:p>-9.4859374</text:p>
          </table:table-cell>
          <table:table-cell table:formula="of:=&quot;Harbor.create(name: &quot;&quot;&quot;&amp;[.A442]&amp;&quot;&quot;&quot;, lat: &quot;&amp;[.D442]&amp;&quot;, lng: &quot;&amp;[.E442]&amp;&quot;, query: &quot;&quot;&quot;&amp;[.C442]&amp;&quot;&quot;&quot;)&quot;" office:value-type="string" office:string-value="Harbor.create(name: &quot;Kilrush&quot;, lat: 52.6406999, lng: -9.4859374, query: &quot;KILRUSH&quot;)" calcext:value-type="string">
            <text:p>Harbor.create(name: "Kilrush", lat: 52.6406999, lng: -9.4859374, query: "KILRUSH")</text:p>
          </table:table-cell>
        </table:table-row>
        <table:table-row table:style-name="ro1">
          <table:table-cell office:value-type="string" calcext:value-type="string">
            <text:p>Ko Sichang</text:p>
          </table:table-cell>
          <table:table-cell office:value-type="string" calcext:value-type="string">
            <text:p>Thailande</text:p>
          </table:table-cell>
          <table:table-cell office:value-type="string" calcext:value-type="string">
            <text:p>KO_SICHANG</text:p>
          </table:table-cell>
          <table:table-cell office:value-type="string" calcext:value-type="string">
            <text:p>13.1499153</text:p>
          </table:table-cell>
          <table:table-cell office:value-type="string" calcext:value-type="string">
            <text:p>100.8084675</text:p>
          </table:table-cell>
          <table:table-cell table:formula="of:=&quot;Harbor.create(name: &quot;&quot;&quot;&amp;[.A443]&amp;&quot;&quot;&quot;, lat: &quot;&amp;[.D443]&amp;&quot;, lng: &quot;&amp;[.E443]&amp;&quot;, query: &quot;&quot;&quot;&amp;[.C443]&amp;&quot;&quot;&quot;)&quot;" office:value-type="string" office:string-value="Harbor.create(name: &quot;Ko Sichang&quot;, lat: 13.1499153, lng: 100.8084675, query: &quot;KO_SICHANG&quot;)" calcext:value-type="string">
            <text:p>Harbor.create(name: "Ko Sichang", lat: 13.1499153, lng: 100.8084675, query: "KO_SICHANG")</text:p>
          </table:table-cell>
        </table:table-row>
        <table:table-row table:style-name="ro1">
          <table:table-cell office:value-type="string" calcext:value-type="string">
            <text:p>Kobe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34.690083</text:p>
          </table:table-cell>
          <table:table-cell office:value-type="string" calcext:value-type="string">
            <text:p>135.1955112</text:p>
          </table:table-cell>
          <table:table-cell table:formula="of:=&quot;Harbor.create(name: &quot;&quot;&quot;&amp;[.A444]&amp;&quot;&quot;&quot;, lat: &quot;&amp;[.D444]&amp;&quot;, lng: &quot;&amp;[.E444]&amp;&quot;, query: &quot;&quot;&quot;&amp;[.C444]&amp;&quot;&quot;&quot;)&quot;" office:value-type="string" office:string-value="Harbor.create(name: &quot;Kobe&quot;, lat: 34.690083, lng: 135.1955112, query: &quot;KOBE&quot;)" calcext:value-type="string">
            <text:p>Harbor.create(name: "Kobe", lat: 34.690083, lng: 135.1955112, query: "KOBE")</text:p>
          </table:table-cell>
        </table:table-row>
        <table:table-row table:style-name="ro1">
          <table:table-cell office:value-type="string" calcext:value-type="string">
            <text:p>Kochi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KOCHI</text:p>
          </table:table-cell>
          <table:table-cell office:value-type="string" calcext:value-type="string">
            <text:p>33.5595867</text:p>
          </table:table-cell>
          <table:table-cell office:value-type="string" calcext:value-type="string">
            <text:p>133.5292788</text:p>
          </table:table-cell>
          <table:table-cell table:formula="of:=&quot;Harbor.create(name: &quot;&quot;&quot;&amp;[.A445]&amp;&quot;&quot;&quot;, lat: &quot;&amp;[.D445]&amp;&quot;, lng: &quot;&amp;[.E445]&amp;&quot;, query: &quot;&quot;&quot;&amp;[.C445]&amp;&quot;&quot;&quot;)&quot;" office:value-type="string" office:string-value="Harbor.create(name: &quot;Kochi&quot;, lat: 33.5595867, lng: 133.5292788, query: &quot;KOCHI&quot;)" calcext:value-type="string">
            <text:p>Harbor.create(name: "Kochi", lat: 33.5595867, lng: 133.5292788, query: "KOCHI")</text:p>
          </table:table-cell>
        </table:table-row>
        <table:table-row table:style-name="ro1">
          <table:table-cell office:value-type="string" calcext:value-type="string">
            <text:p>Kodiak Island</text:p>
          </table:table-cell>
          <table:table-cell office:value-type="string" calcext:value-type="string">
            <text:p>Etats-Unis (Alaska)</text:p>
          </table:table-cell>
          <table:table-cell office:value-type="string" calcext:value-type="string">
            <text:p>KODIAK</text:p>
          </table:table-cell>
          <table:table-cell office:value-type="string" calcext:value-type="string">
            <text:p>57.53693430000001</text:p>
          </table:table-cell>
          <table:table-cell office:value-type="string" calcext:value-type="string">
            <text:p>-153.2659352</text:p>
          </table:table-cell>
          <table:table-cell table:formula="of:=&quot;Harbor.create(name: &quot;&quot;&quot;&amp;[.A446]&amp;&quot;&quot;&quot;, lat: &quot;&amp;[.D446]&amp;&quot;, lng: &quot;&amp;[.E446]&amp;&quot;, query: &quot;&quot;&quot;&amp;[.C446]&amp;&quot;&quot;&quot;)&quot;" office:value-type="string" office:string-value="Harbor.create(name: &quot;Kodiak Island&quot;, lat: 57.53693430000001, lng: -153.2659352, query: &quot;KODIAK&quot;)" calcext:value-type="string">
            <text:p>Harbor.create(name: "Kodiak Island", lat: 57.53693430000001, lng: -153.2659352, query: "KODIAK")</text:p>
          </table:table-cell>
        </table:table-row>
        <table:table-row table:style-name="ro1" table:visibility="filter">
          <table:table-cell office:value-type="string" calcext:value-type="string">
            <text:p>Komun Do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KOMUN_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per</text:p>
          </table:table-cell>
          <table:table-cell office:value-type="string" calcext:value-type="string">
            <text:p>Slovenie</text:p>
          </table:table-cell>
          <table:table-cell office:value-type="string" calcext:value-type="string">
            <text:p>KOPER</text:p>
          </table:table-cell>
          <table:table-cell office:value-type="string" calcext:value-type="string">
            <text:p>45.54805899999999</text:p>
          </table:table-cell>
          <table:table-cell office:value-type="string" calcext:value-type="string">
            <text:p>13.7301877</text:p>
          </table:table-cell>
          <table:table-cell table:formula="of:=&quot;Harbor.create(name: &quot;&quot;&quot;&amp;[.A448]&amp;&quot;&quot;&quot;, lat: &quot;&amp;[.D448]&amp;&quot;, lng: &quot;&amp;[.E448]&amp;&quot;, query: &quot;&quot;&quot;&amp;[.C448]&amp;&quot;&quot;&quot;)&quot;" office:value-type="string" office:string-value="Harbor.create(name: &quot;Koper&quot;, lat: 45.54805899999999, lng: 13.7301877, query: &quot;KOPER&quot;)" calcext:value-type="string">
            <text:p>Harbor.create(name: "Koper", lat: 45.54805899999999, lng: 13.7301877, query: "KOPER")</text:p>
          </table:table-cell>
        </table:table-row>
        <table:table-row table:style-name="ro1">
          <table:table-cell office:value-type="string" calcext:value-type="string">
            <text:p>Korsakov</text:p>
          </table:table-cell>
          <table:table-cell office:value-type="string" calcext:value-type="string">
            <text:p>Federation de Russie</text:p>
          </table:table-cell>
          <table:table-cell office:value-type="string" calcext:value-type="string">
            <text:p>KORSAKOV</text:p>
          </table:table-cell>
          <table:table-cell office:value-type="string" calcext:value-type="string">
            <text:p>46.6353796</text:p>
          </table:table-cell>
          <table:table-cell office:value-type="string" calcext:value-type="string">
            <text:p>142.7841876</text:p>
          </table:table-cell>
          <table:table-cell table:formula="of:=&quot;Harbor.create(name: &quot;&quot;&quot;&amp;[.A449]&amp;&quot;&quot;&quot;, lat: &quot;&amp;[.D449]&amp;&quot;, lng: &quot;&amp;[.E449]&amp;&quot;, query: &quot;&quot;&quot;&amp;[.C449]&amp;&quot;&quot;&quot;)&quot;" office:value-type="string" office:string-value="Harbor.create(name: &quot;Korsakov&quot;, lat: 46.6353796, lng: 142.7841876, query: &quot;KORSAKOV&quot;)" calcext:value-type="string">
            <text:p>Harbor.create(name: "Korsakov", lat: 46.6353796, lng: 142.7841876, query: "KORSAKOV")</text:p>
          </table:table-cell>
        </table:table-row>
        <table:table-row table:style-name="ro1">
          <table:table-cell office:value-type="string" calcext:value-type="string">
            <text:p>Kota Kinabalu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KOTA_KINABALU</text:p>
          </table:table-cell>
          <table:table-cell office:value-type="string" calcext:value-type="string">
            <text:p>5.980408</text:p>
          </table:table-cell>
          <table:table-cell office:value-type="string" calcext:value-type="string">
            <text:p>116.0734568</text:p>
          </table:table-cell>
          <table:table-cell table:formula="of:=&quot;Harbor.create(name: &quot;&quot;&quot;&amp;[.A450]&amp;&quot;&quot;&quot;, lat: &quot;&amp;[.D450]&amp;&quot;, lng: &quot;&amp;[.E450]&amp;&quot;, query: &quot;&quot;&quot;&amp;[.C450]&amp;&quot;&quot;&quot;)&quot;" office:value-type="string" office:string-value="Harbor.create(name: &quot;Kota Kinabalu&quot;, lat: 5.980408, lng: 116.0734568, query: &quot;KOTA_KINABALU&quot;)" calcext:value-type="string">
            <text:p>Harbor.create(name: "Kota Kinabalu", lat: 5.980408, lng: 116.0734568, query: "KOTA_KINABALU")</text:p>
          </table:table-cell>
        </table:table-row>
        <table:table-row table:style-name="ro1">
          <table:table-cell office:value-type="string" calcext:value-type="string">
            <text:p>Kristiansund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KRISTIANSUND</text:p>
          </table:table-cell>
          <table:table-cell office:value-type="string" calcext:value-type="string">
            <text:p>63.11033459999999</text:p>
          </table:table-cell>
          <table:table-cell office:value-type="string" calcext:value-type="string">
            <text:p>7.728078999999999</text:p>
          </table:table-cell>
          <table:table-cell table:formula="of:=&quot;Harbor.create(name: &quot;&quot;&quot;&amp;[.A451]&amp;&quot;&quot;&quot;, lat: &quot;&amp;[.D451]&amp;&quot;, lng: &quot;&amp;[.E451]&amp;&quot;, query: &quot;&quot;&quot;&amp;[.C451]&amp;&quot;&quot;&quot;)&quot;" office:value-type="string" office:string-value="Harbor.create(name: &quot;Kristiansund&quot;, lat: 63.11033459999999, lng: 7.728078999999999, query: &quot;KRISTIANSUND&quot;)" calcext:value-type="string">
            <text:p>Harbor.create(name: "Kristiansund", lat: 63.11033459999999, lng: 7.728078999999999, query: "KRISTIANSUND")</text:p>
          </table:table-cell>
        </table:table-row>
        <table:table-row table:style-name="ro1">
          <table:table-cell office:value-type="string" calcext:value-type="string">
            <text:p>Kuala Terengganu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KUALA_TERENGGANU</text:p>
          </table:table-cell>
          <table:table-cell office:value-type="string" calcext:value-type="string">
            <text:p>5.329624</text:p>
          </table:table-cell>
          <table:table-cell office:value-type="string" calcext:value-type="string">
            <text:p>103.1370142</text:p>
          </table:table-cell>
          <table:table-cell table:formula="of:=&quot;Harbor.create(name: &quot;&quot;&quot;&amp;[.A452]&amp;&quot;&quot;&quot;, lat: &quot;&amp;[.D452]&amp;&quot;, lng: &quot;&amp;[.E452]&amp;&quot;, query: &quot;&quot;&quot;&amp;[.C452]&amp;&quot;&quot;&quot;)&quot;" office:value-type="string" office:string-value="Harbor.create(name: &quot;Kuala Terengganu&quot;, lat: 5.329624, lng: 103.1370142, query: &quot;KUALA_TERENGGANU&quot;)" calcext:value-type="string">
            <text:p>Harbor.create(name: "Kuala Terengganu", lat: 5.329624, lng: 103.1370142, query: "KUALA_TERENGGANU")</text:p>
          </table:table-cell>
        </table:table-row>
        <table:table-row table:style-name="ro1">
          <table:table-cell office:value-type="string" calcext:value-type="string">
            <text:p>Kuantan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KUANTAN</text:p>
          </table:table-cell>
          <table:table-cell office:value-type="string" calcext:value-type="string">
            <text:p>3.7633859</text:p>
          </table:table-cell>
          <table:table-cell office:value-type="string" calcext:value-type="string">
            <text:p>103.2201828</text:p>
          </table:table-cell>
          <table:table-cell table:formula="of:=&quot;Harbor.create(name: &quot;&quot;&quot;&amp;[.A453]&amp;&quot;&quot;&quot;, lat: &quot;&amp;[.D453]&amp;&quot;, lng: &quot;&amp;[.E453]&amp;&quot;, query: &quot;&quot;&quot;&amp;[.C453]&amp;&quot;&quot;&quot;)&quot;" office:value-type="string" office:string-value="Harbor.create(name: &quot;Kuantan&quot;, lat: 3.7633859, lng: 103.2201828, query: &quot;KUANTAN&quot;)" calcext:value-type="string">
            <text:p>Harbor.create(name: "Kuantan", lat: 3.7633859, lng: 103.2201828, query: "KUANTAN")</text:p>
          </table:table-cell>
        </table:table-row>
        <table:table-row table:style-name="ro1">
          <table:table-cell office:value-type="string" calcext:value-type="string">
            <text:p>Kunsan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KUNSAN_OUTER_PORT</text:p>
          </table:table-cell>
          <table:table-cell office:value-type="string" calcext:value-type="string">
            <text:p>35.9676772</text:p>
          </table:table-cell>
          <table:table-cell office:value-type="string" calcext:value-type="string">
            <text:p>126.7366293</text:p>
          </table:table-cell>
          <table:table-cell table:formula="of:=&quot;Harbor.create(name: &quot;&quot;&quot;&amp;[.A454]&amp;&quot;&quot;&quot;, lat: &quot;&amp;[.D454]&amp;&quot;, lng: &quot;&amp;[.E454]&amp;&quot;, query: &quot;&quot;&quot;&amp;[.C454]&amp;&quot;&quot;&quot;)&quot;" office:value-type="string" office:string-value="Harbor.create(name: &quot;Kunsan&quot;, lat: 35.9676772, lng: 126.7366293, query: &quot;KUNSAN_OUTER_PORT&quot;)" calcext:value-type="string">
            <text:p>Harbor.create(name: "Kunsan", lat: 35.9676772, lng: 126.7366293, query: "KUNSAN_OUTER_PORT")</text:p>
          </table:table-cell>
        </table:table-row>
        <table:table-row table:style-name="ro1">
          <table:table-cell office:value-type="string" calcext:value-type="string">
            <text:p>Kure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KURE</text:p>
          </table:table-cell>
          <table:table-cell office:value-type="string" calcext:value-type="string">
            <text:p>34.2486458</text:p>
          </table:table-cell>
          <table:table-cell office:value-type="string" calcext:value-type="string">
            <text:p>132.5654407</text:p>
          </table:table-cell>
          <table:table-cell table:formula="of:=&quot;Harbor.create(name: &quot;&quot;&quot;&amp;[.A455]&amp;&quot;&quot;&quot;, lat: &quot;&amp;[.D455]&amp;&quot;, lng: &quot;&amp;[.E455]&amp;&quot;, query: &quot;&quot;&quot;&amp;[.C455]&amp;&quot;&quot;&quot;)&quot;" office:value-type="string" office:string-value="Harbor.create(name: &quot;Kure&quot;, lat: 34.2486458, lng: 132.5654407, query: &quot;KURE&quot;)" calcext:value-type="string">
            <text:p>Harbor.create(name: "Kure", lat: 34.2486458, lng: 132.5654407, query: "KURE")</text:p>
          </table:table-cell>
        </table:table-row>
        <table:table-row table:style-name="ro1">
          <table:table-cell office:value-type="string" calcext:value-type="string">
            <text:p>Kushimoto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KUSHIMOTO</text:p>
          </table:table-cell>
          <table:table-cell office:value-type="string" calcext:value-type="string">
            <text:p>33.47247</text:p>
          </table:table-cell>
          <table:table-cell office:value-type="string" calcext:value-type="string">
            <text:p>135.7814983</text:p>
          </table:table-cell>
          <table:table-cell table:formula="of:=&quot;Harbor.create(name: &quot;&quot;&quot;&amp;[.A456]&amp;&quot;&quot;&quot;, lat: &quot;&amp;[.D456]&amp;&quot;, lng: &quot;&amp;[.E456]&amp;&quot;, query: &quot;&quot;&quot;&amp;[.C456]&amp;&quot;&quot;&quot;)&quot;" office:value-type="string" office:string-value="Harbor.create(name: &quot;Kushimoto&quot;, lat: 33.47247, lng: 135.7814983, query: &quot;KUSHIMOTO&quot;)" calcext:value-type="string">
            <text:p>Harbor.create(name: "Kushimoto", lat: 33.47247, lng: 135.7814983, query: "KUSHIMOTO")</text:p>
          </table:table-cell>
        </table:table-row>
        <table:table-row table:style-name="ro1">
          <table:table-cell office:value-type="string" calcext:value-type="string">
            <text:p>Kushiro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KUSHIRO</text:p>
          </table:table-cell>
          <table:table-cell office:value-type="string" calcext:value-type="string">
            <text:p>42.9848542</text:p>
          </table:table-cell>
          <table:table-cell office:value-type="string" calcext:value-type="string">
            <text:p>144.3813556</text:p>
          </table:table-cell>
          <table:table-cell table:formula="of:=&quot;Harbor.create(name: &quot;&quot;&quot;&amp;[.A457]&amp;&quot;&quot;&quot;, lat: &quot;&amp;[.D457]&amp;&quot;, lng: &quot;&amp;[.E457]&amp;&quot;, query: &quot;&quot;&quot;&amp;[.C457]&amp;&quot;&quot;&quot;)&quot;" office:value-type="string" office:string-value="Harbor.create(name: &quot;Kushiro&quot;, lat: 42.9848542, lng: 144.3813556, query: &quot;KUSHIRO&quot;)" calcext:value-type="string">
            <text:p>Harbor.create(name: "Kushiro", lat: 42.9848542, lng: 144.3813556, query: "KUSHIRO")</text:p>
          </table:table-cell>
        </table:table-row>
        <table:table-row table:style-name="ro1" table:visibility="filter">
          <table:table-cell office:value-type="string" calcext:value-type="string">
            <text:p>Kuto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KU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wajalein I.</text:p>
          </table:table-cell>
          <table:table-cell office:value-type="string" calcext:value-type="string">
            <text:p>Iles Marshall</text:p>
          </table:table-cell>
          <table:table-cell office:value-type="string" calcext:value-type="string">
            <text:p>KWAJALEIN</text:p>
          </table:table-cell>
          <table:table-cell office:value-type="string" calcext:value-type="string">
            <text:p>8.7226625</text:p>
          </table:table-cell>
          <table:table-cell office:value-type="string" calcext:value-type="string">
            <text:p>167.7351935</text:p>
          </table:table-cell>
          <table:table-cell table:formula="of:=&quot;Harbor.create(name: &quot;&quot;&quot;&amp;[.A459]&amp;&quot;&quot;&quot;, lat: &quot;&amp;[.D459]&amp;&quot;, lng: &quot;&amp;[.E459]&amp;&quot;, query: &quot;&quot;&quot;&amp;[.C459]&amp;&quot;&quot;&quot;)&quot;" office:value-type="string" office:string-value="Harbor.create(name: &quot;Kwajalein I.&quot;, lat: 8.7226625, lng: 167.7351935, query: &quot;KWAJALEIN&quot;)" calcext:value-type="string">
            <text:p>Harbor.create(name: "Kwajalein I.", lat: 8.7226625, lng: 167.7351935, query: "KWAJALEIN")</text:p>
          </table:table-cell>
        </table:table-row>
        <table:table-row table:style-name="ro1">
          <table:table-cell office:value-type="string" calcext:value-type="string">
            <text:p>L Herbaudie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_HERBAUDIERE</text:p>
          </table:table-cell>
          <table:table-cell office:value-type="string" calcext:value-type="string">
            <text:p>47.020973</text:p>
          </table:table-cell>
          <table:table-cell office:value-type="string" calcext:value-type="string">
            <text:p>-2.299955</text:p>
          </table:table-cell>
          <table:table-cell table:formula="of:=&quot;Harbor.create(name: &quot;&quot;&quot;&amp;[.A460]&amp;&quot;&quot;&quot;, lat: &quot;&amp;[.D460]&amp;&quot;, lng: &quot;&amp;[.E460]&amp;&quot;, query: &quot;&quot;&quot;&amp;[.C460]&amp;&quot;&quot;&quot;)&quot;" office:value-type="string" office:string-value="Harbor.create(name: &quot;L Herbaudiere&quot;, lat: 47.020973, lng: -2.299955, query: &quot;L_HERBAUDIERE&quot;)" calcext:value-type="string">
            <text:p>Harbor.create(name: "L Herbaudiere", lat: 47.020973, lng: -2.299955, query: "L_HERBAUDIERE")</text:p>
          </table:table-cell>
        </table:table-row>
        <table:table-row table:style-name="ro1">
          <table:table-cell office:value-type="string" calcext:value-type="string">
            <text:p>Ecrevie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_ECREVIERE</text:p>
          </table:table-cell>
          <table:table-cell office:value-type="string" calcext:value-type="string">
            <text:p>49.275</text:p>
          </table:table-cell>
          <table:table-cell office:value-type="string" calcext:value-type="string">
            <text:p>-1.8991667</text:p>
          </table:table-cell>
          <table:table-cell table:formula="of:=&quot;Harbor.create(name: &quot;&quot;&quot;&amp;[.A461]&amp;&quot;&quot;&quot;, lat: &quot;&amp;[.D461]&amp;&quot;, lng: &quot;&amp;[.E461]&amp;&quot;, query: &quot;&quot;&quot;&amp;[.C461]&amp;&quot;&quot;&quot;)&quot;" office:value-type="string" office:string-value="Harbor.create(name: &quot;Ecreviere&quot;, lat: 49.275, lng: -1.8991667, query: &quot;L_ECREVIERE&quot;)" calcext:value-type="string">
            <text:p>Harbor.create(name: "Ecreviere", lat: 49.275, lng: -1.8991667, query: "L_ECREVIERE")</text:p>
          </table:table-cell>
        </table:table-row>
        <table:table-row table:style-name="ro1">
          <table:table-cell office:value-type="string" calcext:value-type="string">
            <text:p>La Ba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ORT-ALFRED</text:p>
          </table:table-cell>
          <table:table-cell office:value-type="string" calcext:value-type="string">
            <text:p>48.3382712</text:p>
          </table:table-cell>
          <table:table-cell office:value-type="string" calcext:value-type="string">
            <text:p>-70.8825737</text:p>
          </table:table-cell>
          <table:table-cell table:formula="of:=&quot;Harbor.create(name: &quot;&quot;&quot;&amp;[.A462]&amp;&quot;&quot;&quot;, lat: &quot;&amp;[.D462]&amp;&quot;, lng: &quot;&amp;[.E462]&amp;&quot;, query: &quot;&quot;&quot;&amp;[.C462]&amp;&quot;&quot;&quot;)&quot;" office:value-type="string" office:string-value="Harbor.create(name: &quot;La Baie&quot;, lat: 48.3382712, lng: -70.8825737, query: &quot;PORT-ALFRED&quot;)" calcext:value-type="string">
            <text:p>Harbor.create(name: "La Baie", lat: 48.3382712, lng: -70.8825737, query: "PORT-ALFRED")</text:p>
          </table:table-cell>
        </table:table-row>
        <table:table-row table:style-name="ro1">
          <table:table-cell office:value-type="string" calcext:value-type="string">
            <text:p>La Carrac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LA_CARRACA</text:p>
          </table:table-cell>
          <table:table-cell office:value-type="string" calcext:value-type="string">
            <text:p>37.6712359</text:p>
          </table:table-cell>
          <table:table-cell office:value-type="string" calcext:value-type="string">
            <text:p>-1.0170935</text:p>
          </table:table-cell>
          <table:table-cell table:formula="of:=&quot;Harbor.create(name: &quot;&quot;&quot;&amp;[.A463]&amp;&quot;&quot;&quot;, lat: &quot;&amp;[.D463]&amp;&quot;, lng: &quot;&amp;[.E463]&amp;&quot;, query: &quot;&quot;&quot;&amp;[.C463]&amp;&quot;&quot;&quot;)&quot;" office:value-type="string" office:string-value="Harbor.create(name: &quot;La Carraca&quot;, lat: 37.6712359, lng: -1.0170935, query: &quot;LA_CARRACA&quot;)" calcext:value-type="string">
            <text:p>Harbor.create(name: "La Carraca", lat: 37.6712359, lng: -1.0170935, query: "LA_CARRACA")</text:p>
          </table:table-cell>
        </table:table-row>
        <table:table-row table:style-name="ro1">
          <table:table-cell office:value-type="string" calcext:value-type="string">
            <text:p>La Corun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LA_CORUNA</text:p>
          </table:table-cell>
          <table:table-cell office:value-type="string" calcext:value-type="string">
            <text:p>43.3623436</text:p>
          </table:table-cell>
          <table:table-cell office:value-type="string" calcext:value-type="string">
            <text:p>-8.4115401</text:p>
          </table:table-cell>
          <table:table-cell table:formula="of:=&quot;Harbor.create(name: &quot;&quot;&quot;&amp;[.A464]&amp;&quot;&quot;&quot;, lat: &quot;&amp;[.D464]&amp;&quot;, lng: &quot;&amp;[.E464]&amp;&quot;, query: &quot;&quot;&quot;&amp;[.C464]&amp;&quot;&quot;&quot;)&quot;" office:value-type="string" office:string-value="Harbor.create(name: &quot;La Coruna&quot;, lat: 43.3623436, lng: -8.4115401, query: &quot;LA_CORUNA&quot;)" calcext:value-type="string">
            <text:p>Harbor.create(name: "La Coruna", lat: 43.3623436, lng: -8.4115401, query: "LA_CORUNA")</text:p>
          </table:table-cell>
        </table:table-row>
        <table:table-row table:style-name="ro1">
          <table:table-cell office:value-type="string" calcext:value-type="string">
            <text:p>La Cotinie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A_COTINIERE</text:p>
          </table:table-cell>
          <table:table-cell office:value-type="string" calcext:value-type="string">
            <text:p>45.915958</text:p>
          </table:table-cell>
          <table:table-cell office:value-type="string" calcext:value-type="string">
            <text:p>-1.329564</text:p>
          </table:table-cell>
          <table:table-cell table:formula="of:=&quot;Harbor.create(name: &quot;&quot;&quot;&amp;[.A465]&amp;&quot;&quot;&quot;, lat: &quot;&amp;[.D465]&amp;&quot;, lng: &quot;&amp;[.E465]&amp;&quot;, query: &quot;&quot;&quot;&amp;[.C465]&amp;&quot;&quot;&quot;)&quot;" office:value-type="string" office:string-value="Harbor.create(name: &quot;La Cotiniere&quot;, lat: 45.915958, lng: -1.329564, query: &quot;LA_COTINIERE&quot;)" calcext:value-type="string">
            <text:p>Harbor.create(name: "La Cotiniere", lat: 45.915958, lng: -1.329564, query: "LA_COTINIERE")</text:p>
          </table:table-cell>
        </table:table-row>
        <table:table-row table:style-name="ro1">
          <table:table-cell office:value-type="string" calcext:value-type="string">
            <text:p>La Figueiret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A_FIGUEIRETTE</text:p>
          </table:table-cell>
          <table:table-cell office:value-type="string" calcext:value-type="string">
            <text:p>43.48440540000001</text:p>
          </table:table-cell>
          <table:table-cell office:value-type="string" calcext:value-type="string">
            <text:p>6.931266</text:p>
          </table:table-cell>
          <table:table-cell table:formula="of:=&quot;Harbor.create(name: &quot;&quot;&quot;&amp;[.A466]&amp;&quot;&quot;&quot;, lat: &quot;&amp;[.D466]&amp;&quot;, lng: &quot;&amp;[.E466]&amp;&quot;, query: &quot;&quot;&quot;&amp;[.C466]&amp;&quot;&quot;&quot;)&quot;" office:value-type="string" office:string-value="Harbor.create(name: &quot;La Figueirette&quot;, lat: 43.48440540000001, lng: 6.931266, query: &quot;LA_FIGUEIRETTE&quot;)" calcext:value-type="string">
            <text:p>Harbor.create(name: "La Figueirette", lat: 43.48440540000001, lng: 6.931266, query: "LA_FIGUEIRETTE")</text:p>
          </table:table-cell>
        </table:table-row>
        <table:table-row table:style-name="ro1">
          <table:table-cell office:value-type="string" calcext:value-type="string">
            <text:p>La Guair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LA_GUAIRA</text:p>
          </table:table-cell>
          <table:table-cell office:value-type="string" calcext:value-type="string">
            <text:p>10.587508</text:p>
          </table:table-cell>
          <table:table-cell office:value-type="string" calcext:value-type="string">
            <text:p>-66.9213628</text:p>
          </table:table-cell>
          <table:table-cell table:formula="of:=&quot;Harbor.create(name: &quot;&quot;&quot;&amp;[.A467]&amp;&quot;&quot;&quot;, lat: &quot;&amp;[.D467]&amp;&quot;, lng: &quot;&amp;[.E467]&amp;&quot;, query: &quot;&quot;&quot;&amp;[.C467]&amp;&quot;&quot;&quot;)&quot;" office:value-type="string" office:string-value="Harbor.create(name: &quot;La Guaira&quot;, lat: 10.587508, lng: -66.9213628, query: &quot;LA_GUAIRA&quot;)" calcext:value-type="string">
            <text:p>Harbor.create(name: "La Guaira", lat: 10.587508, lng: -66.9213628, query: "LA_GUAIRA")</text:p>
          </table:table-cell>
        </table:table-row>
        <table:table-row table:style-name="ro1">
          <table:table-cell office:value-type="string" calcext:value-type="string">
            <text:p>La Havane (La Habana)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LA_HABANA</text:p>
          </table:table-cell>
          <table:table-cell office:value-type="string" calcext:value-type="string">
            <text:p>23.0540698</text:p>
          </table:table-cell>
          <table:table-cell office:value-type="string" calcext:value-type="string">
            <text:p>-82.34518899999999</text:p>
          </table:table-cell>
          <table:table-cell table:formula="of:=&quot;Harbor.create(name: &quot;&quot;&quot;&amp;[.A468]&amp;&quot;&quot;&quot;, lat: &quot;&amp;[.D468]&amp;&quot;, lng: &quot;&amp;[.E468]&amp;&quot;, query: &quot;&quot;&quot;&amp;[.C468]&amp;&quot;&quot;&quot;)&quot;" office:value-type="string" office:string-value="Harbor.create(name: &quot;La Havane (La Habana)&quot;, lat: 23.0540698, lng: -82.34518899999999, query: &quot;LA_HABANA&quot;)" calcext:value-type="string">
            <text:p>Harbor.create(name: "La Havane (La Habana)", lat: 23.0540698, lng: -82.34518899999999, query: "LA_HABANA")</text:p>
          </table:table-cell>
        </table:table-row>
        <table:table-row table:style-name="ro1">
          <table:table-cell office:value-type="string" calcext:value-type="string">
            <text:p>La Liberta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LA_LIBERTAD</text:p>
          </table:table-cell>
          <table:table-cell office:value-type="string" calcext:value-type="string">
            <text:p>-2.2306406</text:p>
          </table:table-cell>
          <table:table-cell office:value-type="string" calcext:value-type="string">
            <text:p>-80.9001863</text:p>
          </table:table-cell>
          <table:table-cell table:formula="of:=&quot;Harbor.create(name: &quot;&quot;&quot;&amp;[.A469]&amp;&quot;&quot;&quot;, lat: &quot;&amp;[.D469]&amp;&quot;, lng: &quot;&amp;[.E469]&amp;&quot;, query: &quot;&quot;&quot;&amp;[.C469]&amp;&quot;&quot;&quot;)&quot;" office:value-type="string" office:string-value="Harbor.create(name: &quot;La Libertad&quot;, lat: -2.2306406, lng: -80.9001863, query: &quot;LA_LIBERTAD&quot;)" calcext:value-type="string">
            <text:p>Harbor.create(name: "La Libertad", lat: -2.2306406, lng: -80.9001863, query: "LA_LIBERTAD")</text:p>
          </table:table-cell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LA_PAZ</text:p>
          </table:table-cell>
          <table:table-cell office:value-type="string" calcext:value-type="string">
            <text:p>24.1426408</text:p>
          </table:table-cell>
          <table:table-cell office:value-type="string" calcext:value-type="string">
            <text:p>-110.3127531</text:p>
          </table:table-cell>
          <table:table-cell table:formula="of:=&quot;Harbor.create(name: &quot;&quot;&quot;&amp;[.A470]&amp;&quot;&quot;&quot;, lat: &quot;&amp;[.D470]&amp;&quot;, lng: &quot;&amp;[.E470]&amp;&quot;, query: &quot;&quot;&quot;&amp;[.C470]&amp;&quot;&quot;&quot;)&quot;" office:value-type="string" office:string-value="Harbor.create(name: &quot;La Paz&quot;, lat: 24.1426408, lng: -110.3127531, query: &quot;LA_PAZ&quot;)" calcext:value-type="string">
            <text:p>Harbor.create(name: "La Paz", lat: 24.1426408, lng: -110.3127531, query: "LA_PAZ")</text:p>
          </table:table-cell>
        </table:table-row>
        <table:table-row table:style-name="ro1">
          <table:table-cell office:value-type="string" calcext:value-type="string">
            <text:p>La Plat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LA_PLATA</text:p>
          </table:table-cell>
          <table:table-cell office:value-type="string" calcext:value-type="string">
            <text:p>-34.9204948</text:p>
          </table:table-cell>
          <table:table-cell office:value-type="string" calcext:value-type="string">
            <text:p>-57.95356570000001</text:p>
          </table:table-cell>
          <table:table-cell table:formula="of:=&quot;Harbor.create(name: &quot;&quot;&quot;&amp;[.A471]&amp;&quot;&quot;&quot;, lat: &quot;&amp;[.D471]&amp;&quot;, lng: &quot;&amp;[.E471]&amp;&quot;, query: &quot;&quot;&quot;&amp;[.C471]&amp;&quot;&quot;&quot;)&quot;" office:value-type="string" office:string-value="Harbor.create(name: &quot;La Plata&quot;, lat: -34.9204948, lng: -57.95356570000001, query: &quot;LA_PLATA&quot;)" calcext:value-type="string">
            <text:p>Harbor.create(name: "La Plata", lat: -34.9204948, lng: -57.95356570000001, query: "LA_PLATA")</text:p>
          </table:table-cell>
        </table:table-row>
        <table:table-row table:style-name="ro1" table:visibility="filter">
          <table:table-cell office:value-type="string" calcext:value-type="string">
            <text:p>La Roche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LA_RO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Rochelle-Palli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A_ROCHELLE-PALLICE</text:p>
          </table:table-cell>
          <table:table-cell office:value-type="string" calcext:value-type="string">
            <text:p>46.1625749</text:p>
          </table:table-cell>
          <table:table-cell office:value-type="string" calcext:value-type="string">
            <text:p>-1.205105</text:p>
          </table:table-cell>
          <table:table-cell table:formula="of:=&quot;Harbor.create(name: &quot;&quot;&quot;&amp;[.A473]&amp;&quot;&quot;&quot;, lat: &quot;&amp;[.D473]&amp;&quot;, lng: &quot;&amp;[.E473]&amp;&quot;, query: &quot;&quot;&quot;&amp;[.C473]&amp;&quot;&quot;&quot;)&quot;" office:value-type="string" office:string-value="Harbor.create(name: &quot;La Rochelle-Pallice&quot;, lat: 46.1625749, lng: -1.205105, query: &quot;LA_ROCHELLE-PALLICE&quot;)" calcext:value-type="string">
            <text:p>Harbor.create(name: "La Rochelle-Pallice", lat: 46.1625749, lng: -1.205105, query: "LA_ROCHELLE-PALLICE")</text:p>
          </table:table-cell>
        </table:table-row>
        <table:table-row table:style-name="ro1">
          <table:table-cell office:value-type="string" calcext:value-type="string">
            <text:p>La Spezia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LA_SPEZIA</text:p>
          </table:table-cell>
          <table:table-cell office:value-type="string" calcext:value-type="string">
            <text:p>44.1024504</text:p>
          </table:table-cell>
          <table:table-cell office:value-type="string" calcext:value-type="string">
            <text:p>9.824082599999999</text:p>
          </table:table-cell>
          <table:table-cell table:formula="of:=&quot;Harbor.create(name: &quot;&quot;&quot;&amp;[.A474]&amp;&quot;&quot;&quot;, lat: &quot;&amp;[.D474]&amp;&quot;, lng: &quot;&amp;[.E474]&amp;&quot;, query: &quot;&quot;&quot;&amp;[.C474]&amp;&quot;&quot;&quot;)&quot;" office:value-type="string" office:string-value="Harbor.create(name: &quot;La Spezia&quot;, lat: 44.1024504, lng: 9.824082599999999, query: &quot;LA_SPEZIA&quot;)" calcext:value-type="string">
            <text:p>Harbor.create(name: "La Spezia", lat: 44.1024504, lng: 9.824082599999999, query: "LA_SPEZIA")</text:p>
          </table:table-cell>
        </table:table-row>
        <table:table-row table:style-name="ro1">
          <table:table-cell office:value-type="string" calcext:value-type="string">
            <text:p>La Trinite (Martinique)</text:p>
          </table:table-cell>
          <table:table-cell office:value-type="string" calcext:value-type="string">
            <text:p>France (Antilles)</text:p>
          </table:table-cell>
          <table:table-cell office:value-type="string" calcext:value-type="string">
            <text:p>LA_TRINITE_MARTINIQUE</text:p>
          </table:table-cell>
          <table:table-cell office:value-type="string" calcext:value-type="string">
            <text:p>14.7480857</text:p>
          </table:table-cell>
          <table:table-cell office:value-type="string" calcext:value-type="string">
            <text:p>-61.0238481</text:p>
          </table:table-cell>
          <table:table-cell table:formula="of:=&quot;Harbor.create(name: &quot;&quot;&quot;&amp;[.A475]&amp;&quot;&quot;&quot;, lat: &quot;&amp;[.D475]&amp;&quot;, lng: &quot;&amp;[.E475]&amp;&quot;, query: &quot;&quot;&quot;&amp;[.C475]&amp;&quot;&quot;&quot;)&quot;" office:value-type="string" office:string-value="Harbor.create(name: &quot;La Trinite (Martinique)&quot;, lat: 14.7480857, lng: -61.0238481, query: &quot;LA_TRINITE_MARTINIQUE&quot;)" calcext:value-type="string">
            <text:p>Harbor.create(name: "La Trinite (Martinique)", lat: 14.7480857, lng: -61.0238481, query: "LA_TRINITE_MARTINIQUE")</text:p>
          </table:table-cell>
        </table:table-row>
        <table:table-row table:style-name="ro1">
          <table:table-cell office:value-type="string" calcext:value-type="string">
            <text:p>La Trinite-sur-M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A_TRINITE-SUR-MER</text:p>
          </table:table-cell>
          <table:table-cell office:value-type="string" calcext:value-type="string">
            <text:p>47.584727</text:p>
          </table:table-cell>
          <table:table-cell office:value-type="string" calcext:value-type="string">
            <text:p>-3.027405</text:p>
          </table:table-cell>
          <table:table-cell table:formula="of:=&quot;Harbor.create(name: &quot;&quot;&quot;&amp;[.A476]&amp;&quot;&quot;&quot;, lat: &quot;&amp;[.D476]&amp;&quot;, lng: &quot;&amp;[.E476]&amp;&quot;, query: &quot;&quot;&quot;&amp;[.C476]&amp;&quot;&quot;&quot;)&quot;" office:value-type="string" office:string-value="Harbor.create(name: &quot;La Trinite-sur-Mer&quot;, lat: 47.584727, lng: -3.027405, query: &quot;LA_TRINITE-SUR-MER&quot;)" calcext:value-type="string">
            <text:p>Harbor.create(name: "La Trinite-sur-Mer", lat: 47.584727, lng: -3.027405, query: "LA_TRINITE-SUR-MER")</text:p>
          </table:table-cell>
        </table:table-row>
        <table:table-row table:style-name="ro1">
          <table:table-cell office:value-type="string" calcext:value-type="string">
            <text:p>La Union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LA_UNION</text:p>
          </table:table-cell>
          <table:table-cell office:value-type="string" calcext:value-type="string">
            <text:p>13.4886443</text:p>
          </table:table-cell>
          <table:table-cell office:value-type="string" calcext:value-type="string">
            <text:p>-87.89424509999999</text:p>
          </table:table-cell>
          <table:table-cell table:formula="of:=&quot;Harbor.create(name: &quot;&quot;&quot;&amp;[.A477]&amp;&quot;&quot;&quot;, lat: &quot;&amp;[.D477]&amp;&quot;, lng: &quot;&amp;[.E477]&amp;&quot;, query: &quot;&quot;&quot;&amp;[.C477]&amp;&quot;&quot;&quot;)&quot;" office:value-type="string" office:string-value="Harbor.create(name: &quot;La Union&quot;, lat: 13.4886443, lng: -87.89424509999999, query: &quot;LA_UNION&quot;)" calcext:value-type="string">
            <text:p>Harbor.create(name: "La Union", lat: 13.4886443, lng: -87.89424509999999, query: "LA_UNION")</text:p>
          </table:table-cell>
        </table:table-row>
        <table:table-row table:style-name="ro1">
          <table:table-cell office:value-type="string" calcext:value-type="string">
            <text:p>La Valette (Valeta)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VALLETTA</text:p>
          </table:table-cell>
          <table:table-cell office:value-type="string" calcext:value-type="string">
            <text:p>35.8889801</text:p>
          </table:table-cell>
          <table:table-cell office:value-type="string" calcext:value-type="string">
            <text:p>14.5217682</text:p>
          </table:table-cell>
          <table:table-cell table:formula="of:=&quot;Harbor.create(name: &quot;&quot;&quot;&amp;[.A478]&amp;&quot;&quot;&quot;, lat: &quot;&amp;[.D478]&amp;&quot;, lng: &quot;&amp;[.E478]&amp;&quot;, query: &quot;&quot;&quot;&amp;[.C478]&amp;&quot;&quot;&quot;)&quot;" office:value-type="string" office:string-value="Harbor.create(name: &quot;La Valette (Valeta)&quot;, lat: 35.8889801, lng: 14.5217682, query: &quot;VALLETTA&quot;)" calcext:value-type="string">
            <text:p>Harbor.create(name: "La Valette (Valeta)", lat: 35.8889801, lng: 14.5217682, query: "VALLETTA")</text:p>
          </table:table-cell>
        </table:table-row>
        <table:table-row table:style-name="ro1">
          <table:table-cell office:value-type="string" calcext:value-type="string">
            <text:p>Laayoune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LAAYOUNE</text:p>
          </table:table-cell>
          <table:table-cell office:value-type="string" calcext:value-type="string">
            <text:p>35.1612182</text:p>
          </table:table-cell>
          <table:table-cell office:value-type="string" calcext:value-type="string">
            <text:p>-5.2632201</text:p>
          </table:table-cell>
          <table:table-cell table:formula="of:=&quot;Harbor.create(name: &quot;&quot;&quot;&amp;[.A479]&amp;&quot;&quot;&quot;, lat: &quot;&amp;[.D479]&amp;&quot;, lng: &quot;&amp;[.E479]&amp;&quot;, query: &quot;&quot;&quot;&amp;[.C479]&amp;&quot;&quot;&quot;)&quot;" office:value-type="string" office:string-value="Harbor.create(name: &quot;Laayoune&quot;, lat: 35.1612182, lng: -5.2632201, query: &quot;LAAYOUNE&quot;)" calcext:value-type="string">
            <text:p>Harbor.create(name: "Laayoune", lat: 35.1612182, lng: -5.2632201, query: "LAAYOUNE")</text:p>
          </table:table-cell>
        </table:table-row>
        <table:table-row table:style-name="ro1">
          <table:table-cell office:value-type="string" calcext:value-type="string">
            <text:p>Lacan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ACANAU</text:p>
          </table:table-cell>
          <table:table-cell office:value-type="string" calcext:value-type="string">
            <text:p>44.978459</text:p>
          </table:table-cell>
          <table:table-cell office:value-type="string" calcext:value-type="string">
            <text:p>-1.075745</text:p>
          </table:table-cell>
          <table:table-cell table:formula="of:=&quot;Harbor.create(name: &quot;&quot;&quot;&amp;[.A480]&amp;&quot;&quot;&quot;, lat: &quot;&amp;[.D480]&amp;&quot;, lng: &quot;&amp;[.E480]&amp;&quot;, query: &quot;&quot;&quot;&amp;[.C480]&amp;&quot;&quot;&quot;)&quot;" office:value-type="string" office:string-value="Harbor.create(name: &quot;Lacanau&quot;, lat: 44.978459, lng: -1.075745, query: &quot;LACANAU&quot;)" calcext:value-type="string">
            <text:p>Harbor.create(name: "Lacanau", lat: 44.978459, lng: -1.075745, query: "LACANAU")</text:p>
          </table:table-cell>
        </table:table-row>
        <table:table-row table:style-name="ro1">
          <table:table-cell office:value-type="string" calcext:value-type="string">
            <text:p>Lae</text:p>
          </table:table-cell>
          <table:table-cell office:value-type="string" calcext:value-type="string">
            <text:p>Papouasie-Nouvelle-Guinee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-6.7155252</text:p>
          </table:table-cell>
          <table:table-cell office:value-type="string" calcext:value-type="string">
            <text:p>146.999905</text:p>
          </table:table-cell>
          <table:table-cell table:formula="of:=&quot;Harbor.create(name: &quot;&quot;&quot;&amp;[.A481]&amp;&quot;&quot;&quot;, lat: &quot;&amp;[.D481]&amp;&quot;, lng: &quot;&amp;[.E481]&amp;&quot;, query: &quot;&quot;&quot;&amp;[.C481]&amp;&quot;&quot;&quot;)&quot;" office:value-type="string" office:string-value="Harbor.create(name: &quot;Lae&quot;, lat: -6.7155252, lng: 146.999905, query: &quot;LAE&quot;)" calcext:value-type="string">
            <text:p>Harbor.create(name: "Lae", lat: -6.7155252, lng: 146.999905, query: "LAE")</text:p>
          </table:table-cell>
        </table:table-row>
        <table:table-row table:style-name="ro1">
          <table:table-cell office:value-type="string" calcext:value-type="string">
            <text:p>Lago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37.1027881</text:p>
          </table:table-cell>
          <table:table-cell office:value-type="string" calcext:value-type="string">
            <text:p>-8.6730275</text:p>
          </table:table-cell>
          <table:table-cell table:formula="of:=&quot;Harbor.create(name: &quot;&quot;&quot;&amp;[.A482]&amp;&quot;&quot;&quot;, lat: &quot;&amp;[.D482]&amp;&quot;, lng: &quot;&amp;[.E482]&amp;&quot;, query: &quot;&quot;&quot;&amp;[.C482]&amp;&quot;&quot;&quot;)&quot;" office:value-type="string" office:string-value="Harbor.create(name: &quot;Lagos&quot;, lat: 37.1027881, lng: -8.6730275, query: &quot;LAGOS&quot;)" calcext:value-type="string">
            <text:p>Harbor.create(name: "Lagos", lat: 37.1027881, lng: -8.6730275, query: "LAGOS")</text:p>
          </table:table-cell>
        </table:table-row>
        <table:table-row table:style-name="ro1">
          <table:table-cell office:value-type="string" calcext:value-type="string">
            <text:p>Lagos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LAGOS_BAR</text:p>
          </table:table-cell>
          <table:table-cell office:value-type="string" calcext:value-type="string">
            <text:p>6.5243793</text:p>
          </table:table-cell>
          <table:table-cell office:value-type="string" calcext:value-type="string">
            <text:p>3.3792057</text:p>
          </table:table-cell>
          <table:table-cell table:formula="of:=&quot;Harbor.create(name: &quot;&quot;&quot;&amp;[.A483]&amp;&quot;&quot;&quot;, lat: &quot;&amp;[.D483]&amp;&quot;, lng: &quot;&amp;[.E483]&amp;&quot;, query: &quot;&quot;&quot;&amp;[.C483]&amp;&quot;&quot;&quot;)&quot;" office:value-type="string" office:string-value="Harbor.create(name: &quot;Lagos&quot;, lat: 6.5243793, lng: 3.3792057, query: &quot;LAGOS_BAR&quot;)" calcext:value-type="string">
            <text:p>Harbor.create(name: "Lagos", lat: 6.5243793, lng: 3.3792057, query: "LAGOS_BAR")</text:p>
          </table:table-cell>
        </table:table-row>
        <table:table-row table:style-name="ro1">
          <table:table-cell office:value-type="string" calcext:value-type="string">
            <text:p>Lamen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AMENA</text:p>
          </table:table-cell>
          <table:table-cell office:value-type="string" calcext:value-type="string">
            <text:p>45.33801</text:p>
          </table:table-cell>
          <table:table-cell office:value-type="string" calcext:value-type="string">
            <text:p>-0.8019759999999999</text:p>
          </table:table-cell>
          <table:table-cell table:formula="of:=&quot;Harbor.create(name: &quot;&quot;&quot;&amp;[.A484]&amp;&quot;&quot;&quot;, lat: &quot;&amp;[.D484]&amp;&quot;, lng: &quot;&amp;[.E484]&amp;&quot;, query: &quot;&quot;&quot;&amp;[.C484]&amp;&quot;&quot;&quot;)&quot;" office:value-type="string" office:string-value="Harbor.create(name: &quot;Lamena&quot;, lat: 45.33801, lng: -0.8019759999999999, query: &quot;LAMENA&quot;)" calcext:value-type="string">
            <text:p>Harbor.create(name: "Lamena", lat: 45.33801, lng: -0.8019759999999999, query: "LAMENA")</text:p>
          </table:table-cell>
        </table:table-row>
        <table:table-row table:style-name="ro1">
          <table:table-cell office:value-type="string" calcext:value-type="string">
            <text:p>Lanildu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ANILDUT</text:p>
          </table:table-cell>
          <table:table-cell office:value-type="string" calcext:value-type="string">
            <text:p>48.473385</text:p>
          </table:table-cell>
          <table:table-cell office:value-type="string" calcext:value-type="string">
            <text:p>-4.747504</text:p>
          </table:table-cell>
          <table:table-cell table:formula="of:=&quot;Harbor.create(name: &quot;&quot;&quot;&amp;[.A485]&amp;&quot;&quot;&quot;, lat: &quot;&amp;[.D485]&amp;&quot;, lng: &quot;&amp;[.E485]&amp;&quot;, query: &quot;&quot;&quot;&amp;[.C485]&amp;&quot;&quot;&quot;)&quot;" office:value-type="string" office:string-value="Harbor.create(name: &quot;Lanildut&quot;, lat: 48.473385, lng: -4.747504, query: &quot;LANILDUT&quot;)" calcext:value-type="string">
            <text:p>Harbor.create(name: "Lanildut", lat: 48.473385, lng: -4.747504, query: "LANILDUT")</text:p>
          </table:table-cell>
        </table:table-row>
        <table:table-row table:style-name="ro1">
          <table:table-cell office:value-type="string" calcext:value-type="string">
            <text:p>Le Conqu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_CONQUET</text:p>
          </table:table-cell>
          <table:table-cell office:value-type="string" calcext:value-type="string">
            <text:p>48.359961</text:p>
          </table:table-cell>
          <table:table-cell office:value-type="string" calcext:value-type="string">
            <text:p>-4.774586999999999</text:p>
          </table:table-cell>
          <table:table-cell table:formula="of:=&quot;Harbor.create(name: &quot;&quot;&quot;&amp;[.A486]&amp;&quot;&quot;&quot;, lat: &quot;&amp;[.D486]&amp;&quot;, lng: &quot;&amp;[.E486]&amp;&quot;, query: &quot;&quot;&quot;&amp;[.C486]&amp;&quot;&quot;&quot;)&quot;" office:value-type="string" office:string-value="Harbor.create(name: &quot;Le Conquet&quot;, lat: 48.359961, lng: -4.774586999999999, query: &quot;LE_CONQUET&quot;)" calcext:value-type="string">
            <text:p>Harbor.create(name: "Le Conquet", lat: 48.359961, lng: -4.774586999999999, query: "LE_CONQUET")</text:p>
          </table:table-cell>
        </table:table-row>
        <table:table-row table:style-name="ro1">
          <table:table-cell office:value-type="string" calcext:value-type="string">
            <text:p>Le Croisi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_CROISIC</text:p>
          </table:table-cell>
          <table:table-cell office:value-type="string" calcext:value-type="string">
            <text:p>47.29431899999999</text:p>
          </table:table-cell>
          <table:table-cell office:value-type="string" calcext:value-type="string">
            <text:p>-2.511908</text:p>
          </table:table-cell>
          <table:table-cell table:formula="of:=&quot;Harbor.create(name: &quot;&quot;&quot;&amp;[.A487]&amp;&quot;&quot;&quot;, lat: &quot;&amp;[.D487]&amp;&quot;, lng: &quot;&amp;[.E487]&amp;&quot;, query: &quot;&quot;&quot;&amp;[.C487]&amp;&quot;&quot;&quot;)&quot;" office:value-type="string" office:string-value="Harbor.create(name: &quot;Le Croisic&quot;, lat: 47.29431899999999, lng: -2.511908, query: &quot;LE_CROISIC&quot;)" calcext:value-type="string">
            <text:p>Harbor.create(name: "Le Croisic", lat: 47.29431899999999, lng: -2.511908, query: "LE_CROISIC")</text:p>
          </table:table-cell>
        </table:table-row>
        <table:table-row table:style-name="ro1">
          <table:table-cell office:value-type="string" calcext:value-type="string">
            <text:p>Le Crouest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_CROUESTY</text:p>
          </table:table-cell>
          <table:table-cell office:value-type="string" calcext:value-type="string">
            <text:p>47.5479899</text:p>
          </table:table-cell>
          <table:table-cell office:value-type="string" calcext:value-type="string">
            <text:p>-2.8950608</text:p>
          </table:table-cell>
          <table:table-cell table:formula="of:=&quot;Harbor.create(name: &quot;&quot;&quot;&amp;[.A488]&amp;&quot;&quot;&quot;, lat: &quot;&amp;[.D488]&amp;&quot;, lng: &quot;&amp;[.E488]&amp;&quot;, query: &quot;&quot;&quot;&amp;[.C488]&amp;&quot;&quot;&quot;)&quot;" office:value-type="string" office:string-value="Harbor.create(name: &quot;Le Crouesty&quot;, lat: 47.5479899, lng: -2.8950608, query: &quot;LE_CROUESTY&quot;)" calcext:value-type="string">
            <text:p>Harbor.create(name: "Le Crouesty", lat: 47.5479899, lng: -2.8950608, query: "LE_CROUESTY")</text:p>
          </table:table-cell>
        </table:table-row>
        <table:table-row table:style-name="ro1" table:visibility="filter">
          <table:table-cell office:value-type="string" calcext:value-type="string">
            <text:p>Le Francois</text:p>
          </table:table-cell>
          <table:table-cell office:value-type="string" calcext:value-type="string">
            <text:p>France (Antilles)</text:p>
          </table:table-cell>
          <table:table-cell office:value-type="string" calcext:value-type="string">
            <text:p>LE_FRANCO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Guilvine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_GUILVINEC</text:p>
          </table:table-cell>
          <table:table-cell office:value-type="string" calcext:value-type="string">
            <text:p>47.797213</text:p>
          </table:table-cell>
          <table:table-cell office:value-type="string" calcext:value-type="string">
            <text:p>-4.284075</text:p>
          </table:table-cell>
          <table:table-cell table:formula="of:=&quot;Harbor.create(name: &quot;&quot;&quot;&amp;[.A490]&amp;&quot;&quot;&quot;, lat: &quot;&amp;[.D490]&amp;&quot;, lng: &quot;&amp;[.E490]&amp;&quot;, query: &quot;&quot;&quot;&amp;[.C490]&amp;&quot;&quot;&quot;)&quot;" office:value-type="string" office:string-value="Harbor.create(name: &quot;Le Guilvinec&quot;, lat: 47.797213, lng: -4.284075, query: &quot;LE_GUILVINEC&quot;)" calcext:value-type="string">
            <text:p>Harbor.create(name: "Le Guilvinec", lat: 47.797213, lng: -4.284075, query: "LE_GUILVINEC")</text:p>
          </table:table-cell>
        </table:table-row>
        <table:table-row table:style-name="ro1"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_HAVRE</text:p>
          </table:table-cell>
          <table:table-cell office:value-type="string" calcext:value-type="string">
            <text:p>49.49437</text:p>
          </table:table-cell>
          <table:table-cell office:value-type="string" calcext:value-type="string">
            <text:p>0.107929</text:p>
          </table:table-cell>
          <table:table-cell table:formula="of:=&quot;Harbor.create(name: &quot;&quot;&quot;&amp;[.A491]&amp;&quot;&quot;&quot;, lat: &quot;&amp;[.D491]&amp;&quot;, lng: &quot;&amp;[.E491]&amp;&quot;, query: &quot;&quot;&quot;&amp;[.C491]&amp;&quot;&quot;&quot;)&quot;" office:value-type="string" office:string-value="Harbor.create(name: &quot;Le Havre&quot;, lat: 49.49437, lng: 0.107929, query: &quot;LE_HAVRE&quot;)" calcext:value-type="string">
            <text:p>Harbor.create(name: "Le Havre", lat: 49.49437, lng: 0.107929, query: "LE_HAVRE")</text:p>
          </table:table-cell>
        </table:table-row>
        <table:table-row table:style-name="ro1" table:visibility="filter">
          <table:table-cell office:value-type="string" calcext:value-type="string">
            <text:p>Le Larivot</text:p>
          </table:table-cell>
          <table:table-cell office:value-type="string" calcext:value-type="string">
            <text:p>France (Guyane)</text:p>
          </table:table-cell>
          <table:table-cell office:value-type="string" calcext:value-type="string">
            <text:p>LE_LARIV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Legu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_LEGUE_BOUEE</text:p>
          </table:table-cell>
          <table:table-cell office:value-type="string" calcext:value-type="string">
            <text:p>48.52535</text:p>
          </table:table-cell>
          <table:table-cell office:value-type="string" calcext:value-type="string">
            <text:p>-2.745161</text:p>
          </table:table-cell>
          <table:table-cell table:formula="of:=&quot;Harbor.create(name: &quot;&quot;&quot;&amp;[.A493]&amp;&quot;&quot;&quot;, lat: &quot;&amp;[.D493]&amp;&quot;, lng: &quot;&amp;[.E493]&amp;&quot;, query: &quot;&quot;&quot;&amp;[.C493]&amp;&quot;&quot;&quot;)&quot;" office:value-type="string" office:string-value="Harbor.create(name: &quot;Le Legue&quot;, lat: 48.52535, lng: -2.745161, query: &quot;LE_LEGUE_BOUEE&quot;)" calcext:value-type="string">
            <text:p>Harbor.create(name: "Le Legue", lat: 48.52535, lng: -2.745161, query: "LE_LEGUE_BOUEE")</text:p>
          </table:table-cell>
        </table:table-row>
        <table:table-row table:style-name="ro1">
          <table:table-cell office:value-type="string" calcext:value-type="string">
            <text:p>Le Loge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_LOGEO</text:p>
          </table:table-cell>
          <table:table-cell office:value-type="string" calcext:value-type="string">
            <text:p>47.545836</text:p>
          </table:table-cell>
          <table:table-cell office:value-type="string" calcext:value-type="string">
            <text:p>-2.847502</text:p>
          </table:table-cell>
          <table:table-cell table:formula="of:=&quot;Harbor.create(name: &quot;&quot;&quot;&amp;[.A494]&amp;&quot;&quot;&quot;, lat: &quot;&amp;[.D494]&amp;&quot;, lng: &quot;&amp;[.E494]&amp;&quot;, query: &quot;&quot;&quot;&amp;[.C494]&amp;&quot;&quot;&quot;)&quot;" office:value-type="string" office:string-value="Harbor.create(name: &quot;Le Logeo&quot;, lat: 47.545836, lng: -2.847502, query: &quot;LE_LOGEO&quot;)" calcext:value-type="string">
            <text:p>Harbor.create(name: "Le Logeo", lat: 47.545836, lng: -2.847502, query: "LE_LOGEO")</text:p>
          </table:table-cell>
        </table:table-row>
        <table:table-row table:style-name="ro1" table:visibility="filter">
          <table:table-cell office:value-type="string" calcext:value-type="string">
            <text:p>Le Marin</text:p>
          </table:table-cell>
          <table:table-cell office:value-type="string" calcext:value-type="string">
            <text:p>France (Antilles)</text:p>
          </table:table-cell>
          <table:table-cell office:value-type="string" calcext:value-type="string">
            <text:p>LE_MAR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Pala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_PALAIS</text:p>
          </table:table-cell>
          <table:table-cell office:value-type="string" calcext:value-type="string">
            <text:p>47.347009</text:p>
          </table:table-cell>
          <table:table-cell office:value-type="string" calcext:value-type="string">
            <text:p>-3.156406</text:p>
          </table:table-cell>
          <table:table-cell table:formula="of:=&quot;Harbor.create(name: &quot;&quot;&quot;&amp;[.A496]&amp;&quot;&quot;&quot;, lat: &quot;&amp;[.D496]&amp;&quot;, lng: &quot;&amp;[.E496]&amp;&quot;, query: &quot;&quot;&quot;&amp;[.C496]&amp;&quot;&quot;&quot;)&quot;" office:value-type="string" office:string-value="Harbor.create(name: &quot;Le Palais&quot;, lat: 47.347009, lng: -3.156406, query: &quot;LE_PALAIS&quot;)" calcext:value-type="string">
            <text:p>Harbor.create(name: "Le Palais", lat: 47.347009, lng: -3.156406, query: "LE_PALAIS")</text:p>
          </table:table-cell>
        </table:table-row>
        <table:table-row table:style-name="ro1">
          <table:table-cell office:value-type="string" calcext:value-type="string">
            <text:p>Le Pould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_POULDU</text:p>
          </table:table-cell>
          <table:table-cell office:value-type="string" calcext:value-type="string">
            <text:p>47.767212</text:p>
          </table:table-cell>
          <table:table-cell office:value-type="string" calcext:value-type="string">
            <text:p>-3.545922</text:p>
          </table:table-cell>
          <table:table-cell table:formula="of:=&quot;Harbor.create(name: &quot;&quot;&quot;&amp;[.A497]&amp;&quot;&quot;&quot;, lat: &quot;&amp;[.D497]&amp;&quot;, lng: &quot;&amp;[.E497]&amp;&quot;, query: &quot;&quot;&quot;&amp;[.C497]&amp;&quot;&quot;&quot;)&quot;" office:value-type="string" office:string-value="Harbor.create(name: &quot;Le Pouldu&quot;, lat: 47.767212, lng: -3.545922, query: &quot;LE_POULDU&quot;)" calcext:value-type="string">
            <text:p>Harbor.create(name: "Le Pouldu", lat: 47.767212, lng: -3.545922, query: "LE_POULDU")</text:p>
          </table:table-cell>
        </table:table-row>
        <table:table-row table:style-name="ro1">
          <table:table-cell office:value-type="string" calcext:value-type="string">
            <text:p>Le Pouligu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_POULIGUEN</text:p>
          </table:table-cell>
          <table:table-cell office:value-type="string" calcext:value-type="string">
            <text:p>47.269852</text:p>
          </table:table-cell>
          <table:table-cell office:value-type="string" calcext:value-type="string">
            <text:p>-2.425372</text:p>
          </table:table-cell>
          <table:table-cell table:formula="of:=&quot;Harbor.create(name: &quot;&quot;&quot;&amp;[.A498]&amp;&quot;&quot;&quot;, lat: &quot;&amp;[.D498]&amp;&quot;, lng: &quot;&amp;[.E498]&amp;&quot;, query: &quot;&quot;&quot;&amp;[.C498]&amp;&quot;&quot;&quot;)&quot;" office:value-type="string" office:string-value="Harbor.create(name: &quot;Le Pouliguen&quot;, lat: 47.269852, lng: -2.425372, query: &quot;LE_POULIGUEN&quot;)" calcext:value-type="string">
            <text:p>Harbor.create(name: "Le Pouliguen", lat: 47.269852, lng: -2.425372, query: "LE_POULIGUEN")</text:p>
          </table:table-cell>
        </table:table-row>
        <table:table-row table:style-name="ro1">
          <table:table-cell office:value-type="string" calcext:value-type="string">
            <text:p>Le Robert</text:p>
          </table:table-cell>
          <table:table-cell office:value-type="string" calcext:value-type="string">
            <text:p>France (Antilles)</text:p>
          </table:table-cell>
          <table:table-cell office:value-type="string" calcext:value-type="string">
            <text:p>LE_ROBERT</text:p>
          </table:table-cell>
          <table:table-cell office:value-type="string" calcext:value-type="string">
            <text:p>48.6353073</text:p>
          </table:table-cell>
          <table:table-cell office:value-type="string" calcext:value-type="string">
            <text:p>-1.9932452</text:p>
          </table:table-cell>
          <table:table-cell table:formula="of:=&quot;Harbor.create(name: &quot;&quot;&quot;&amp;[.A499]&amp;&quot;&quot;&quot;, lat: &quot;&amp;[.D499]&amp;&quot;, lng: &quot;&amp;[.E499]&amp;&quot;, query: &quot;&quot;&quot;&amp;[.C499]&amp;&quot;&quot;&quot;)&quot;" office:value-type="string" office:string-value="Harbor.create(name: &quot;Le Robert&quot;, lat: 48.6353073, lng: -1.9932452, query: &quot;LE_ROBERT&quot;)" calcext:value-type="string">
            <text:p>Harbor.create(name: "Le Robert", lat: 48.6353073, lng: -1.9932452, query: "LE_ROBERT")</text:p>
          </table:table-cell>
        </table:table-row>
        <table:table-row table:style-name="ro1">
          <table:table-cell office:value-type="string" calcext:value-type="string">
            <text:p>Le Senequ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_SENEQUET</text:p>
          </table:table-cell>
          <table:table-cell office:value-type="string" calcext:value-type="string">
            <text:p>49.106223</text:p>
          </table:table-cell>
          <table:table-cell office:value-type="string" calcext:value-type="string">
            <text:p>-1.605945</text:p>
          </table:table-cell>
          <table:table-cell table:formula="of:=&quot;Harbor.create(name: &quot;&quot;&quot;&amp;[.A500]&amp;&quot;&quot;&quot;, lat: &quot;&amp;[.D500]&amp;&quot;, lng: &quot;&amp;[.E500]&amp;&quot;, query: &quot;&quot;&quot;&amp;[.C500]&amp;&quot;&quot;&quot;)&quot;" office:value-type="string" office:string-value="Harbor.create(name: &quot;Le Senequet&quot;, lat: 49.106223, lng: -1.605945, query: &quot;LE_SENEQUET&quot;)" calcext:value-type="string">
            <text:p>Harbor.create(name: "Le Senequet", lat: 49.106223, lng: -1.605945, query: "LE_SENEQUET")</text:p>
          </table:table-cell>
        </table:table-row>
        <table:table-row table:style-name="ro1">
          <table:table-cell office:value-type="string" calcext:value-type="string">
            <text:p>Le Touqu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_TOUQUET</text:p>
          </table:table-cell>
          <table:table-cell office:value-type="string" calcext:value-type="string">
            <text:p>50.521276</text:p>
          </table:table-cell>
          <table:table-cell office:value-type="string" calcext:value-type="string">
            <text:p>1.590675</text:p>
          </table:table-cell>
          <table:table-cell table:formula="of:=&quot;Harbor.create(name: &quot;&quot;&quot;&amp;[.A501]&amp;&quot;&quot;&quot;, lat: &quot;&amp;[.D501]&amp;&quot;, lng: &quot;&amp;[.E501]&amp;&quot;, query: &quot;&quot;&quot;&amp;[.C501]&amp;&quot;&quot;&quot;)&quot;" office:value-type="string" office:string-value="Harbor.create(name: &quot;Le Touquet&quot;, lat: 50.521276, lng: 1.590675, query: &quot;LE_TOUQUET&quot;)" calcext:value-type="string">
            <text:p>Harbor.create(name: "Le Touquet", lat: 50.521276, lng: 1.590675, query: "LE_TOUQUET")</text:p>
          </table:table-cell>
        </table:table-row>
        <table:table-row table:style-name="ro1">
          <table:table-cell office:value-type="string" calcext:value-type="string">
            <text:p>Le Trepo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_TREPORT</text:p>
          </table:table-cell>
          <table:table-cell office:value-type="string" calcext:value-type="string">
            <text:p>50.05916999999999</text:p>
          </table:table-cell>
          <table:table-cell office:value-type="string" calcext:value-type="string">
            <text:p>1.382472</text:p>
          </table:table-cell>
          <table:table-cell table:formula="of:=&quot;Harbor.create(name: &quot;&quot;&quot;&amp;[.A502]&amp;&quot;&quot;&quot;, lat: &quot;&amp;[.D502]&amp;&quot;, lng: &quot;&amp;[.E502]&amp;&quot;, query: &quot;&quot;&quot;&amp;[.C502]&amp;&quot;&quot;&quot;)&quot;" office:value-type="string" office:string-value="Harbor.create(name: &quot;Le Treport&quot;, lat: 50.05916999999999, lng: 1.382472, query: &quot;LE_TREPORT&quot;)" calcext:value-type="string">
            <text:p>Harbor.create(name: "Le Treport", lat: 50.05916999999999, lng: 1.382472, query: "LE_TREPORT")</text:p>
          </table:table-cell>
        </table:table-row>
        <table:table-row table:style-name="ro1">
          <table:table-cell office:value-type="string" calcext:value-type="string">
            <text:p>Le Vauclin</text:p>
          </table:table-cell>
          <table:table-cell office:value-type="string" calcext:value-type="string">
            <text:p>France (Antilles)</text:p>
          </table:table-cell>
          <table:table-cell office:value-type="string" calcext:value-type="string">
            <text:p>LE_VAUCLIN</text:p>
          </table:table-cell>
          <table:table-cell office:value-type="string" calcext:value-type="string">
            <text:p>14.5456332</text:p>
          </table:table-cell>
          <table:table-cell office:value-type="string" calcext:value-type="string">
            <text:p>-60.83913039999999</text:p>
          </table:table-cell>
          <table:table-cell table:formula="of:=&quot;Harbor.create(name: &quot;&quot;&quot;&amp;[.A503]&amp;&quot;&quot;&quot;, lat: &quot;&amp;[.D503]&amp;&quot;, lng: &quot;&amp;[.E503]&amp;&quot;, query: &quot;&quot;&quot;&amp;[.C503]&amp;&quot;&quot;&quot;)&quot;" office:value-type="string" office:string-value="Harbor.create(name: &quot;Le Vauclin&quot;, lat: 14.5456332, lng: -60.83913039999999, query: &quot;LE_VAUCLIN&quot;)" calcext:value-type="string">
            <text:p>Harbor.create(name: "Le Vauclin", lat: 14.5456332, lng: -60.83913039999999, query: "LE_VAUCLIN")</text:p>
          </table:table-cell>
        </table:table-row>
        <table:table-row table:style-name="ro1">
          <table:table-cell office:value-type="string" calcext:value-type="string">
            <text:p>Learmonth - Exmouth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LEARMONTH</text:p>
          </table:table-cell>
          <table:table-cell office:value-type="string" calcext:value-type="string">
            <text:p>-22.1968145</text:p>
          </table:table-cell>
          <table:table-cell office:value-type="string" calcext:value-type="string">
            <text:p>114.0273073</text:p>
          </table:table-cell>
          <table:table-cell table:formula="of:=&quot;Harbor.create(name: &quot;&quot;&quot;&amp;[.A504]&amp;&quot;&quot;&quot;, lat: &quot;&amp;[.D504]&amp;&quot;, lng: &quot;&amp;[.E504]&amp;&quot;, query: &quot;&quot;&quot;&amp;[.C504]&amp;&quot;&quot;&quot;)&quot;" office:value-type="string" office:string-value="Harbor.create(name: &quot;Learmonth - Exmouth&quot;, lat: -22.1968145, lng: 114.0273073, query: &quot;LEARMONTH&quot;)" calcext:value-type="string">
            <text:p>Harbor.create(name: "Learmonth - Exmouth", lat: -22.1968145, lng: 114.0273073, query: "LEARMONTH")</text:p>
          </table:table-cell>
        </table:table-row>
        <table:table-row table:style-name="ro1">
          <table:table-cell office:value-type="string" calcext:value-type="string">
            <text:p>Legaspi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LEGASPI</text:p>
          </table:table-cell>
          <table:table-cell office:value-type="string" calcext:value-type="string">
            <text:p>13.1390621</text:p>
          </table:table-cell>
          <table:table-cell office:value-type="string" calcext:value-type="string">
            <text:p>123.7437995</text:p>
          </table:table-cell>
          <table:table-cell table:formula="of:=&quot;Harbor.create(name: &quot;&quot;&quot;&amp;[.A505]&amp;&quot;&quot;&quot;, lat: &quot;&amp;[.D505]&amp;&quot;, lng: &quot;&amp;[.E505]&amp;&quot;, query: &quot;&quot;&quot;&amp;[.C505]&amp;&quot;&quot;&quot;)&quot;" office:value-type="string" office:string-value="Harbor.create(name: &quot;Legaspi&quot;, lat: 13.1390621, lng: 123.7437995, query: &quot;LEGASPI&quot;)" calcext:value-type="string">
            <text:p>Harbor.create(name: "Legaspi", lat: 13.1390621, lng: 123.7437995, query: "LEGASPI")</text:p>
          </table:table-cell>
        </table:table-row>
        <table:table-row table:style-name="ro1">
          <table:table-cell office:value-type="string" calcext:value-type="string">
            <text:p>Leith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LEITH</text:p>
          </table:table-cell>
          <table:table-cell office:value-type="string" calcext:value-type="string">
            <text:p>55.97552779999999</text:p>
          </table:table-cell>
          <table:table-cell office:value-type="string" calcext:value-type="string">
            <text:p>-3.1665102</text:p>
          </table:table-cell>
          <table:table-cell table:formula="of:=&quot;Harbor.create(name: &quot;&quot;&quot;&amp;[.A506]&amp;&quot;&quot;&quot;, lat: &quot;&amp;[.D506]&amp;&quot;, lng: &quot;&amp;[.E506]&amp;&quot;, query: &quot;&quot;&quot;&amp;[.C506]&amp;&quot;&quot;&quot;)&quot;" office:value-type="string" office:string-value="Harbor.create(name: &quot;Leith&quot;, lat: 55.97552779999999, lng: -3.1665102, query: &quot;LEITH&quot;)" calcext:value-type="string">
            <text:p>Harbor.create(name: "Leith", lat: 55.97552779999999, lng: -3.1665102, query: "LEITH")</text:p>
          </table:table-cell>
        </table:table-row>
        <table:table-row table:style-name="ro1">
          <table:table-cell office:value-type="string" calcext:value-type="string">
            <text:p>Lerwick</text:p>
          </table:table-cell>
          <table:table-cell office:value-type="string" calcext:value-type="string">
            <text:p>Royaume-Uni (Iles Shetland)</text:p>
          </table:table-cell>
          <table:table-cell office:value-type="string" calcext:value-type="string">
            <text:p>LERWICK</text:p>
          </table:table-cell>
          <table:table-cell office:value-type="string" calcext:value-type="string">
            <text:p>60.1529871</text:p>
          </table:table-cell>
          <table:table-cell office:value-type="string" calcext:value-type="string">
            <text:p>-1.1492932</text:p>
          </table:table-cell>
          <table:table-cell table:formula="of:=&quot;Harbor.create(name: &quot;&quot;&quot;&amp;[.A507]&amp;&quot;&quot;&quot;, lat: &quot;&amp;[.D507]&amp;&quot;, lng: &quot;&amp;[.E507]&amp;&quot;, query: &quot;&quot;&quot;&amp;[.C507]&amp;&quot;&quot;&quot;)&quot;" office:value-type="string" office:string-value="Harbor.create(name: &quot;Lerwick&quot;, lat: 60.1529871, lng: -1.1492932, query: &quot;LERWICK&quot;)" calcext:value-type="string">
            <text:p>Harbor.create(name: "Lerwick", lat: 60.1529871, lng: -1.1492932, query: "LERWICK")</text:p>
          </table:table-cell>
        </table:table-row>
        <table:table-row table:style-name="ro1" table:visibility="filter">
          <table:table-cell office:value-type="string" calcext:value-type="string">
            <text:p>Les Hattes</text:p>
          </table:table-cell>
          <table:table-cell office:value-type="string" calcext:value-type="string">
            <text:p>France (Guyane)</text:p>
          </table:table-cell>
          <table:table-cell office:value-type="string" calcext:value-type="string">
            <text:p>LES_HAT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 Heaux-de-Breha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S_HEAUX-DE-BREHAT</text:p>
          </table:table-cell>
          <table:table-cell office:value-type="string" calcext:value-type="string">
            <text:p>48.90755799999999</text:p>
          </table:table-cell>
          <table:table-cell office:value-type="string" calcext:value-type="string">
            <text:p>-3.0937009</text:p>
          </table:table-cell>
          <table:table-cell table:formula="of:=&quot;Harbor.create(name: &quot;&quot;&quot;&amp;[.A509]&amp;&quot;&quot;&quot;, lat: &quot;&amp;[.D509]&amp;&quot;, lng: &quot;&amp;[.E509]&amp;&quot;, query: &quot;&quot;&quot;&amp;[.C509]&amp;&quot;&quot;&quot;)&quot;" office:value-type="string" office:string-value="Harbor.create(name: &quot;Les Heaux-de-Brehat&quot;, lat: 48.90755799999999, lng: -3.0937009, query: &quot;LES_HEAUX-DE-BREHAT&quot;)" calcext:value-type="string">
            <text:p>Harbor.create(name: "Les Heaux-de-Brehat", lat: 48.90755799999999, lng: -3.0937009, query: "LES_HEAUX-DE-BREHAT")</text:p>
          </table:table-cell>
        </table:table-row>
        <table:table-row table:style-name="ro1" table:visibility="filter">
          <table:table-cell office:value-type="string" calcext:value-type="string">
            <text:p>Les Minquiers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LES_MINQUI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on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S_SABLES-D_OLONNE</text:p>
          </table:table-cell>
          <table:table-cell office:value-type="string" calcext:value-type="string">
            <text:p>46.536402</text:p>
          </table:table-cell>
          <table:table-cell office:value-type="string" calcext:value-type="string">
            <text:p>-1.772826</text:p>
          </table:table-cell>
          <table:table-cell table:formula="of:=&quot;Harbor.create(name: &quot;&quot;&quot;&amp;[.A511]&amp;&quot;&quot;&quot;, lat: &quot;&amp;[.D511]&amp;&quot;, lng: &quot;&amp;[.E511]&amp;&quot;, query: &quot;&quot;&quot;&amp;[.C511]&amp;&quot;&quot;&quot;)&quot;" office:value-type="string" office:string-value="Harbor.create(name: &quot;Olonne&quot;, lat: 46.536402, lng: -1.772826, query: &quot;LES_SABLES-D_OLONNE&quot;)" calcext:value-type="string">
            <text:p>Harbor.create(name: "Olonne", lat: 46.536402, lng: -1.772826, query: "LES_SABLES-D_OLONNE")</text:p>
          </table:table-cell>
        </table:table-row>
        <table:table-row table:style-name="ro1">
          <table:table-cell office:value-type="string" calcext:value-type="string">
            <text:p>Lesconi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SCONIL</text:p>
          </table:table-cell>
          <table:table-cell office:value-type="string" calcext:value-type="string">
            <text:p>47.79615099999999</text:p>
          </table:table-cell>
          <table:table-cell office:value-type="string" calcext:value-type="string">
            <text:p>-4.220119</text:p>
          </table:table-cell>
          <table:table-cell table:formula="of:=&quot;Harbor.create(name: &quot;&quot;&quot;&amp;[.A512]&amp;&quot;&quot;&quot;, lat: &quot;&amp;[.D512]&amp;&quot;, lng: &quot;&amp;[.E512]&amp;&quot;, query: &quot;&quot;&quot;&amp;[.C512]&amp;&quot;&quot;&quot;)&quot;" office:value-type="string" office:string-value="Harbor.create(name: &quot;Lesconil&quot;, lat: 47.79615099999999, lng: -4.220119, query: &quot;LESCONIL&quot;)" calcext:value-type="string">
            <text:p>Harbor.create(name: "Lesconil", lat: 47.79615099999999, lng: -4.220119, query: "LESCONIL")</text:p>
          </table:table-cell>
        </table:table-row>
        <table:table-row table:style-name="ro1">
          <table:table-cell office:value-type="string" calcext:value-type="string">
            <text:p>Lewes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BREAKWATER_HARBOUR</text:p>
          </table:table-cell>
          <table:table-cell office:value-type="string" calcext:value-type="string">
            <text:p>38.7745565</text:p>
          </table:table-cell>
          <table:table-cell office:value-type="string" calcext:value-type="string">
            <text:p>-75.13934979999999</text:p>
          </table:table-cell>
          <table:table-cell table:formula="of:=&quot;Harbor.create(name: &quot;&quot;&quot;&amp;[.A513]&amp;&quot;&quot;&quot;, lat: &quot;&amp;[.D513]&amp;&quot;, lng: &quot;&amp;[.E513]&amp;&quot;, query: &quot;&quot;&quot;&amp;[.C513]&amp;&quot;&quot;&quot;)&quot;" office:value-type="string" office:string-value="Harbor.create(name: &quot;Lewes&quot;, lat: 38.7745565, lng: -75.13934979999999, query: &quot;BREAKWATER_HARBOUR&quot;)" calcext:value-type="string">
            <text:p>Harbor.create(name: "Lewes", lat: 38.7745565, lng: -75.13934979999999, query: "BREAKWATER_HARBOUR")</text:p>
          </table:table-cell>
        </table:table-row>
        <table:table-row table:style-name="ro1">
          <table:table-cell office:value-type="string" calcext:value-type="string">
            <text:p>Lezardrieu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ZARDRIEUX_PORT</text:p>
          </table:table-cell>
          <table:table-cell office:value-type="string" calcext:value-type="string">
            <text:p>48.7864239</text:p>
          </table:table-cell>
          <table:table-cell office:value-type="string" calcext:value-type="string">
            <text:p>-3.1049</text:p>
          </table:table-cell>
          <table:table-cell table:formula="of:=&quot;Harbor.create(name: &quot;&quot;&quot;&amp;[.A514]&amp;&quot;&quot;&quot;, lat: &quot;&amp;[.D514]&amp;&quot;, lng: &quot;&amp;[.E514]&amp;&quot;, query: &quot;&quot;&quot;&amp;[.C514]&amp;&quot;&quot;&quot;)&quot;" office:value-type="string" office:string-value="Harbor.create(name: &quot;Lezardrieux&quot;, lat: 48.7864239, lng: -3.1049, query: &quot;LEZARDRIEUX_PORT&quot;)" calcext:value-type="string">
            <text:p>Harbor.create(name: "Lezardrieux", lat: 48.7864239, lng: -3.1049, query: "LEZARDRIEUX_PORT")</text:p>
          </table:table-cell>
        </table:table-row>
        <table:table-row table:style-name="ro1">
          <table:table-cell office:value-type="string" calcext:value-type="string">
            <text:p>Libreville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0.4161976</text:p>
          </table:table-cell>
          <table:table-cell office:value-type="string" calcext:value-type="string">
            <text:p>9.4672676</text:p>
          </table:table-cell>
          <table:table-cell table:formula="of:=&quot;Harbor.create(name: &quot;&quot;&quot;&amp;[.A515]&amp;&quot;&quot;&quot;, lat: &quot;&amp;[.D515]&amp;&quot;, lng: &quot;&amp;[.E515]&amp;&quot;, query: &quot;&quot;&quot;&amp;[.C515]&amp;&quot;&quot;&quot;)&quot;" office:value-type="string" office:string-value="Harbor.create(name: &quot;Libreville&quot;, lat: 0.4161976, lng: 9.4672676, query: &quot;LIBREVILLE&quot;)" calcext:value-type="string">
            <text:p>Harbor.create(name: "Libreville", lat: 0.4161976, lng: 9.4672676, query: "LIBREVILLE")</text:p>
          </table:table-cell>
        </table:table-row>
        <table:table-row table:style-name="ro1">
          <table:table-cell office:value-type="string" calcext:value-type="string">
            <text:p>Lifuka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LIFUKA</text:p>
          </table:table-cell>
          <table:table-cell office:value-type="string" calcext:value-type="string">
            <text:p>-19.8188044</text:p>
          </table:table-cell>
          <table:table-cell office:value-type="string" calcext:value-type="string">
            <text:p>-174.3489467</text:p>
          </table:table-cell>
          <table:table-cell table:formula="of:=&quot;Harbor.create(name: &quot;&quot;&quot;&amp;[.A516]&amp;&quot;&quot;&quot;, lat: &quot;&amp;[.D516]&amp;&quot;, lng: &quot;&amp;[.E516]&amp;&quot;, query: &quot;&quot;&quot;&amp;[.C516]&amp;&quot;&quot;&quot;)&quot;" office:value-type="string" office:string-value="Harbor.create(name: &quot;Lifuka&quot;, lat: -19.8188044, lng: -174.3489467, query: &quot;LIFUKA&quot;)" calcext:value-type="string">
            <text:p>Harbor.create(name: "Lifuka", lat: -19.8188044, lng: -174.3489467, query: "LIFUKA")</text:p>
          </table:table-cell>
        </table:table-row>
        <table:table-row table:style-name="ro1">
          <table:table-cell office:value-type="string" calcext:value-type="string">
            <text:p>Lisboa (Lisbonne)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38.7222524</text:p>
          </table:table-cell>
          <table:table-cell office:value-type="string" calcext:value-type="string">
            <text:p>-9.1393366</text:p>
          </table:table-cell>
          <table:table-cell table:formula="of:=&quot;Harbor.create(name: &quot;&quot;&quot;&amp;[.A517]&amp;&quot;&quot;&quot;, lat: &quot;&amp;[.D517]&amp;&quot;, lng: &quot;&amp;[.E517]&amp;&quot;, query: &quot;&quot;&quot;&amp;[.C517]&amp;&quot;&quot;&quot;)&quot;" office:value-type="string" office:string-value="Harbor.create(name: &quot;Lisboa (Lisbonne)&quot;, lat: 38.7222524, lng: -9.1393366, query: &quot;LISBOA&quot;)" calcext:value-type="string">
            <text:p>Harbor.create(name: "Lisboa (Lisbonne)", lat: 38.7222524, lng: -9.1393366, query: "LISBOA")</text:p>
          </table:table-cell>
        </table:table-row>
        <table:table-row table:style-name="ro1">
          <table:table-cell office:value-type="string" calcext:value-type="string">
            <text:p>Liverpool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LIVERPOOL_ALFRED_DOCK</text:p>
          </table:table-cell>
          <table:table-cell office:value-type="string" calcext:value-type="string">
            <text:p>53.4083714</text:p>
          </table:table-cell>
          <table:table-cell office:value-type="string" calcext:value-type="string">
            <text:p>-2.9915726</text:p>
          </table:table-cell>
          <table:table-cell table:formula="of:=&quot;Harbor.create(name: &quot;&quot;&quot;&amp;[.A518]&amp;&quot;&quot;&quot;, lat: &quot;&amp;[.D518]&amp;&quot;, lng: &quot;&amp;[.E518]&amp;&quot;, query: &quot;&quot;&quot;&amp;[.C518]&amp;&quot;&quot;&quot;)&quot;" office:value-type="string" office:string-value="Harbor.create(name: &quot;Liverpool&quot;, lat: 53.4083714, lng: -2.9915726, query: &quot;LIVERPOOL_ALFRED_DOCK&quot;)" calcext:value-type="string">
            <text:p>Harbor.create(name: "Liverpool", lat: 53.4083714, lng: -2.9915726, query: "LIVERPOOL_ALFRED_DOCK")</text:p>
          </table:table-cell>
        </table:table-row>
        <table:table-row table:style-name="ro1">
          <table:table-cell office:value-type="string" calcext:value-type="string">
            <text:p>Livourne (Livorno)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43.548473</text:p>
          </table:table-cell>
          <table:table-cell office:value-type="string" calcext:value-type="string">
            <text:p>10.3105674</text:p>
          </table:table-cell>
          <table:table-cell table:formula="of:=&quot;Harbor.create(name: &quot;&quot;&quot;&amp;[.A519]&amp;&quot;&quot;&quot;, lat: &quot;&amp;[.D519]&amp;&quot;, lng: &quot;&amp;[.E519]&amp;&quot;, query: &quot;&quot;&quot;&amp;[.C519]&amp;&quot;&quot;&quot;)&quot;" office:value-type="string" office:string-value="Harbor.create(name: &quot;Livourne (Livorno)&quot;, lat: 43.548473, lng: 10.3105674, query: &quot;LIVORNO&quot;)" calcext:value-type="string">
            <text:p>Harbor.create(name: "Livourne (Livorno)", lat: 43.548473, lng: 10.3105674, query: "LIVORNO")</text:p>
          </table:table-cell>
        </table:table-row>
        <table:table-row table:style-name="ro1">
          <table:table-cell office:value-type="string" calcext:value-type="string">
            <text:p>Lobit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LOBITO</text:p>
          </table:table-cell>
          <table:table-cell office:value-type="string" calcext:value-type="string">
            <text:p>-12.3757287</text:p>
          </table:table-cell>
          <table:table-cell office:value-type="string" calcext:value-type="string">
            <text:p>13.5610451</text:p>
          </table:table-cell>
          <table:table-cell table:formula="of:=&quot;Harbor.create(name: &quot;&quot;&quot;&amp;[.A520]&amp;&quot;&quot;&quot;, lat: &quot;&amp;[.D520]&amp;&quot;, lng: &quot;&amp;[.E520]&amp;&quot;, query: &quot;&quot;&quot;&amp;[.C520]&amp;&quot;&quot;&quot;)&quot;" office:value-type="string" office:string-value="Harbor.create(name: &quot;Lobito&quot;, lat: -12.3757287, lng: 13.5610451, query: &quot;LOBITO&quot;)" calcext:value-type="string">
            <text:p>Harbor.create(name: "Lobito", lat: -12.3757287, lng: 13.5610451, query: "LOBITO")</text:p>
          </table:table-cell>
        </table:table-row>
        <table:table-row table:style-name="ro1">
          <table:table-cell office:value-type="string" calcext:value-type="string">
            <text:p>Locmariaqu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CMARIAQUER</text:p>
          </table:table-cell>
          <table:table-cell office:value-type="string" calcext:value-type="string">
            <text:p>47.56970399999999</text:p>
          </table:table-cell>
          <table:table-cell office:value-type="string" calcext:value-type="string">
            <text:p>-2.945189</text:p>
          </table:table-cell>
          <table:table-cell table:formula="of:=&quot;Harbor.create(name: &quot;&quot;&quot;&amp;[.A521]&amp;&quot;&quot;&quot;, lat: &quot;&amp;[.D521]&amp;&quot;, lng: &quot;&amp;[.E521]&amp;&quot;, query: &quot;&quot;&quot;&amp;[.C521]&amp;&quot;&quot;&quot;)&quot;" office:value-type="string" office:string-value="Harbor.create(name: &quot;Locmariaquer&quot;, lat: 47.56970399999999, lng: -2.945189, query: &quot;LOCMARIAQUER&quot;)" calcext:value-type="string">
            <text:p>Harbor.create(name: "Locmariaquer", lat: 47.56970399999999, lng: -2.945189, query: "LOCMARIAQUER")</text:p>
          </table:table-cell>
        </table:table-row>
        <table:table-row table:style-name="ro1">
          <table:table-cell office:value-type="string" calcext:value-type="string">
            <text:p>Locquem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CQUEMEAU</text:p>
          </table:table-cell>
          <table:table-cell office:value-type="string" calcext:value-type="string">
            <text:p>48.723433</text:p>
          </table:table-cell>
          <table:table-cell office:value-type="string" calcext:value-type="string">
            <text:p>-3.561616</text:p>
          </table:table-cell>
          <table:table-cell table:formula="of:=&quot;Harbor.create(name: &quot;&quot;&quot;&amp;[.A522]&amp;&quot;&quot;&quot;, lat: &quot;&amp;[.D522]&amp;&quot;, lng: &quot;&amp;[.E522]&amp;&quot;, query: &quot;&quot;&quot;&amp;[.C522]&amp;&quot;&quot;&quot;)&quot;" office:value-type="string" office:string-value="Harbor.create(name: &quot;Locquemeau&quot;, lat: 48.723433, lng: -3.561616, query: &quot;LOCQUEMEAU&quot;)" calcext:value-type="string">
            <text:p>Harbor.create(name: "Locquemeau", lat: 48.723433, lng: -3.561616, query: "LOCQUEMEAU")</text:p>
          </table:table-cell>
        </table:table-row>
        <table:table-row table:style-name="ro1">
          <table:table-cell office:value-type="string" calcext:value-type="string">
            <text:p>Locquire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CQUIREC</text:p>
          </table:table-cell>
          <table:table-cell office:value-type="string" calcext:value-type="string">
            <text:p>48.692623</text:p>
          </table:table-cell>
          <table:table-cell office:value-type="string" calcext:value-type="string">
            <text:p>-3.645083</text:p>
          </table:table-cell>
          <table:table-cell table:formula="of:=&quot;Harbor.create(name: &quot;&quot;&quot;&amp;[.A523]&amp;&quot;&quot;&quot;, lat: &quot;&amp;[.D523]&amp;&quot;, lng: &quot;&amp;[.E523]&amp;&quot;, query: &quot;&quot;&quot;&amp;[.C523]&amp;&quot;&quot;&quot;)&quot;" office:value-type="string" office:string-value="Harbor.create(name: &quot;Locquirec&quot;, lat: 48.692623, lng: -3.645083, query: &quot;LOCQUIREC&quot;)" calcext:value-type="string">
            <text:p>Harbor.create(name: "Locquirec", lat: 48.692623, lng: -3.645083, query: "LOCQUIREC")</text:p>
          </table:table-cell>
        </table:table-row>
        <table:table-row table:style-name="ro1">
          <table:table-cell office:value-type="string" calcext:value-type="string">
            <text:p>Loctud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CTUDY</text:p>
          </table:table-cell>
          <table:table-cell office:value-type="string" calcext:value-type="string">
            <text:p>47.83044</text:p>
          </table:table-cell>
          <table:table-cell office:value-type="string" calcext:value-type="string">
            <text:p>-4.168061</text:p>
          </table:table-cell>
          <table:table-cell table:formula="of:=&quot;Harbor.create(name: &quot;&quot;&quot;&amp;[.A524]&amp;&quot;&quot;&quot;, lat: &quot;&amp;[.D524]&amp;&quot;, lng: &quot;&amp;[.E524]&amp;&quot;, query: &quot;&quot;&quot;&amp;[.C524]&amp;&quot;&quot;&quot;)&quot;" office:value-type="string" office:string-value="Harbor.create(name: &quot;Loctudy&quot;, lat: 47.83044, lng: -4.168061, query: &quot;LOCTUDY&quot;)" calcext:value-type="string">
            <text:p>Harbor.create(name: "Loctudy", lat: 47.83044, lng: -4.168061, query: "LOCTUDY")</text:p>
          </table:table-cell>
        </table:table-row>
        <table:table-row table:style-name="ro1">
          <table:table-cell office:value-type="string" calcext:value-type="string">
            <text:p>Lome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6.1724969</text:p>
          </table:table-cell>
          <table:table-cell office:value-type="string" calcext:value-type="string">
            <text:p>1.2313618</text:p>
          </table:table-cell>
          <table:table-cell table:formula="of:=&quot;Harbor.create(name: &quot;&quot;&quot;&amp;[.A525]&amp;&quot;&quot;&quot;, lat: &quot;&amp;[.D525]&amp;&quot;, lng: &quot;&amp;[.E525]&amp;&quot;, query: &quot;&quot;&quot;&amp;[.C525]&amp;&quot;&quot;&quot;)&quot;" office:value-type="string" office:string-value="Harbor.create(name: &quot;Lome&quot;, lat: 6.1724969, lng: 1.2313618, query: &quot;LOME&quot;)" calcext:value-type="string">
            <text:p>Harbor.create(name: "Lome", lat: 6.1724969, lng: 1.2313618, query: "LOME")</text:p>
          </table:table-cell>
        </table:table-row>
        <table:table-row table:style-name="ro1">
          <table:table-cell office:value-type="string" calcext:value-type="string">
            <text:p>Londonderry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LONDONDERRY</text:p>
          </table:table-cell>
          <table:table-cell office:value-type="string" calcext:value-type="string">
            <text:p>54.9966124</text:p>
          </table:table-cell>
          <table:table-cell office:value-type="string" calcext:value-type="string">
            <text:p>-7.3085748</text:p>
          </table:table-cell>
          <table:table-cell table:formula="of:=&quot;Harbor.create(name: &quot;&quot;&quot;&amp;[.A526]&amp;&quot;&quot;&quot;, lat: &quot;&amp;[.D526]&amp;&quot;, lng: &quot;&amp;[.E526]&amp;&quot;, query: &quot;&quot;&quot;&amp;[.C526]&amp;&quot;&quot;&quot;)&quot;" office:value-type="string" office:string-value="Harbor.create(name: &quot;Londonderry&quot;, lat: 54.9966124, lng: -7.3085748, query: &quot;LONDONDERRY&quot;)" calcext:value-type="string">
            <text:p>Harbor.create(name: "Londonderry", lat: 54.9966124, lng: -7.3085748, query: "LONDONDERRY")</text:p>
          </table:table-cell>
        </table:table-row>
        <table:table-row table:style-name="ro1">
          <table:table-cell office:value-type="string" calcext:value-type="string">
            <text:p>Londres (London)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LONDON_BRIDGE</text:p>
          </table:table-cell>
          <table:table-cell office:value-type="string" calcext:value-type="string">
            <text:p>51.5073509</text:p>
          </table:table-cell>
          <table:table-cell office:value-type="string" calcext:value-type="string">
            <text:p>-0.1277583</text:p>
          </table:table-cell>
          <table:table-cell table:formula="of:=&quot;Harbor.create(name: &quot;&quot;&quot;&amp;[.A527]&amp;&quot;&quot;&quot;, lat: &quot;&amp;[.D527]&amp;&quot;, lng: &quot;&amp;[.E527]&amp;&quot;, query: &quot;&quot;&quot;&amp;[.C527]&amp;&quot;&quot;&quot;)&quot;" office:value-type="string" office:string-value="Harbor.create(name: &quot;Londres (London)&quot;, lat: 51.5073509, lng: -0.1277583, query: &quot;LONDON_BRIDGE&quot;)" calcext:value-type="string">
            <text:p>Harbor.create(name: "Londres (London)", lat: 51.5073509, lng: -0.1277583, query: "LONDON_BRIDGE")</text:p>
          </table:table-cell>
        </table:table-row>
        <table:table-row table:style-name="ro1">
          <table:table-cell office:value-type="string" calcext:value-type="string">
            <text:p>Longyearbyen</text:p>
          </table:table-cell>
          <table:table-cell office:value-type="string" calcext:value-type="string">
            <text:p>Norvege (Spitzberg)</text:p>
          </table:table-cell>
          <table:table-cell office:value-type="string" calcext:value-type="string">
            <text:p>LONGYEARBYEN</text:p>
          </table:table-cell>
          <table:table-cell office:value-type="string" calcext:value-type="string">
            <text:p>78.22317220000001</text:p>
          </table:table-cell>
          <table:table-cell office:value-type="string" calcext:value-type="string">
            <text:p>15.626723</text:p>
          </table:table-cell>
          <table:table-cell table:formula="of:=&quot;Harbor.create(name: &quot;&quot;&quot;&amp;[.A528]&amp;&quot;&quot;&quot;, lat: &quot;&amp;[.D528]&amp;&quot;, lng: &quot;&amp;[.E528]&amp;&quot;, query: &quot;&quot;&quot;&amp;[.C528]&amp;&quot;&quot;&quot;)&quot;" office:value-type="string" office:string-value="Harbor.create(name: &quot;Longyearbyen&quot;, lat: 78.22317220000001, lng: 15.626723, query: &quot;LONGYEARBYEN&quot;)" calcext:value-type="string">
            <text:p>Harbor.create(name: "Longyearbyen", lat: 78.22317220000001, lng: 15.626723, query: "LONGYEARBYEN")</text:p>
          </table:table-cell>
        </table:table-row>
        <table:table-row table:style-name="ro1">
          <table:table-cell office:value-type="string" calcext:value-type="string">
            <text:p>Lori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RIENT</text:p>
          </table:table-cell>
          <table:table-cell office:value-type="string" calcext:value-type="string">
            <text:p>47.7482524</text:p>
          </table:table-cell>
          <table:table-cell office:value-type="string" calcext:value-type="string">
            <text:p>-3.3702449</text:p>
          </table:table-cell>
          <table:table-cell table:formula="of:=&quot;Harbor.create(name: &quot;&quot;&quot;&amp;[.A529]&amp;&quot;&quot;&quot;, lat: &quot;&amp;[.D529]&amp;&quot;, lng: &quot;&amp;[.E529]&amp;&quot;, query: &quot;&quot;&quot;&amp;[.C529]&amp;&quot;&quot;&quot;)&quot;" office:value-type="string" office:string-value="Harbor.create(name: &quot;Lorient&quot;, lat: 47.7482524, lng: -3.3702449, query: &quot;LORIENT&quot;)" calcext:value-type="string">
            <text:p>Harbor.create(name: "Lorient", lat: 47.7482524, lng: -3.3702449, query: "LORIENT")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LOS_ANGELES</text:p>
          </table:table-cell>
          <table:table-cell office:value-type="string" calcext:value-type="string">
            <text:p>34.0522342</text:p>
          </table:table-cell>
          <table:table-cell office:value-type="string" calcext:value-type="string">
            <text:p>-118.2436849</text:p>
          </table:table-cell>
          <table:table-cell table:formula="of:=&quot;Harbor.create(name: &quot;&quot;&quot;&amp;[.A530]&amp;&quot;&quot;&quot;, lat: &quot;&amp;[.D530]&amp;&quot;, lng: &quot;&amp;[.E530]&amp;&quot;, query: &quot;&quot;&quot;&amp;[.C530]&amp;&quot;&quot;&quot;)&quot;" office:value-type="string" office:string-value="Harbor.create(name: &quot;Los Angeles&quot;, lat: 34.0522342, lng: -118.2436849, query: &quot;LOS_ANGELES&quot;)" calcext:value-type="string">
            <text:p>Harbor.create(name: "Los Angeles", lat: 34.0522342, lng: -118.2436849, query: "LOS_ANGELES")</text:p>
          </table:table-cell>
        </table:table-row>
        <table:table-row table:style-name="ro1">
          <table:table-cell office:value-type="string" calcext:value-type="string">
            <text:p>Lowestoft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LOWESTOFT</text:p>
          </table:table-cell>
          <table:table-cell office:value-type="string" calcext:value-type="string">
            <text:p>52.48113799999999</text:p>
          </table:table-cell>
          <table:table-cell office:value-type="string" calcext:value-type="string">
            <text:p>1.753449</text:p>
          </table:table-cell>
          <table:table-cell table:formula="of:=&quot;Harbor.create(name: &quot;&quot;&quot;&amp;[.A531]&amp;&quot;&quot;&quot;, lat: &quot;&amp;[.D531]&amp;&quot;, lng: &quot;&amp;[.E531]&amp;&quot;, query: &quot;&quot;&quot;&amp;[.C531]&amp;&quot;&quot;&quot;)&quot;" office:value-type="string" office:string-value="Harbor.create(name: &quot;Lowestoft&quot;, lat: 52.48113799999999, lng: 1.753449, query: &quot;LOWESTOFT&quot;)" calcext:value-type="string">
            <text:p>Harbor.create(name: "Lowestoft", lat: 52.48113799999999, lng: 1.753449, query: "LOWESTOFT")</text:p>
          </table:table-cell>
        </table:table-row>
        <table:table-row table:style-name="ro1">
          <table:table-cell office:value-type="string" calcext:value-type="string">
            <text:p>Luand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-8.839987599999999</text:p>
          </table:table-cell>
          <table:table-cell office:value-type="string" calcext:value-type="string">
            <text:p>13.2894368</text:p>
          </table:table-cell>
          <table:table-cell table:formula="of:=&quot;Harbor.create(name: &quot;&quot;&quot;&amp;[.A532]&amp;&quot;&quot;&quot;, lat: &quot;&amp;[.D532]&amp;&quot;, lng: &quot;&amp;[.E532]&amp;&quot;, query: &quot;&quot;&quot;&amp;[.C532]&amp;&quot;&quot;&quot;)&quot;" office:value-type="string" office:string-value="Harbor.create(name: &quot;Luanda&quot;, lat: -8.839987599999999, lng: 13.2894368, query: &quot;LUANDA&quot;)" calcext:value-type="string">
            <text:p>Harbor.create(name: "Luanda", lat: -8.839987599999999, lng: 13.2894368, query: "LUANDA")</text:p>
          </table:table-cell>
        </table:table-row>
        <table:table-row table:style-name="ro1">
          <table:table-cell office:value-type="string" calcext:value-type="string">
            <text:p>Luba - San Carlos (I. de Bioko)</text:p>
          </table:table-cell>
          <table:table-cell office:value-type="string" calcext:value-type="string">
            <text:p>Guinee Equatoriale</text:p>
          </table:table-cell>
          <table:table-cell office:value-type="string" calcext:value-type="string">
            <text:p>LUBA_SAN_CARLOS</text:p>
          </table:table-cell>
          <table:table-cell office:value-type="string" calcext:value-type="string">
            <text:p>3.6198322</text:p>
          </table:table-cell>
          <table:table-cell office:value-type="string" calcext:value-type="string">
            <text:p>8.748116699999999</text:p>
          </table:table-cell>
          <table:table-cell table:formula="of:=&quot;Harbor.create(name: &quot;&quot;&quot;&amp;[.A533]&amp;&quot;&quot;&quot;, lat: &quot;&amp;[.D533]&amp;&quot;, lng: &quot;&amp;[.E533]&amp;&quot;, query: &quot;&quot;&quot;&amp;[.C533]&amp;&quot;&quot;&quot;)&quot;" office:value-type="string" office:string-value="Harbor.create(name: &quot;Luba - San Carlos (I. de Bioko)&quot;, lat: 3.6198322, lng: 8.748116699999999, query: &quot;LUBA_SAN_CARLOS&quot;)" calcext:value-type="string">
            <text:p>Harbor.create(name: "Luba - San Carlos (I. de Bioko)", lat: 3.6198322, lng: 8.748116699999999, query: "LUBA_SAN_CARLOS")</text:p>
          </table:table-cell>
        </table:table-row>
        <table:table-row table:style-name="ro1">
          <table:table-cell office:value-type="string" calcext:value-type="string">
            <text:p>Luderitz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LUDERITZ</text:p>
          </table:table-cell>
          <table:table-cell office:value-type="string" calcext:value-type="string">
            <text:p>-26.6420382</text:p>
          </table:table-cell>
          <table:table-cell office:value-type="string" calcext:value-type="string">
            <text:p>15.1639082</text:p>
          </table:table-cell>
          <table:table-cell table:formula="of:=&quot;Harbor.create(name: &quot;&quot;&quot;&amp;[.A534]&amp;&quot;&quot;&quot;, lat: &quot;&amp;[.D534]&amp;&quot;, lng: &quot;&amp;[.E534]&amp;&quot;, query: &quot;&quot;&quot;&amp;[.C534]&amp;&quot;&quot;&quot;)&quot;" office:value-type="string" office:string-value="Harbor.create(name: &quot;Luderitz&quot;, lat: -26.6420382, lng: 15.1639082, query: &quot;LUDERITZ&quot;)" calcext:value-type="string">
            <text:p>Harbor.create(name: "Luderitz", lat: -26.6420382, lng: 15.1639082, query: "LUDERITZ")</text:p>
          </table:table-cell>
        </table:table-row>
        <table:table-row table:style-name="ro1">
          <table:table-cell office:value-type="string" calcext:value-type="string">
            <text:p>Lushun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LUSHUN</text:p>
          </table:table-cell>
          <table:table-cell office:value-type="string" calcext:value-type="string">
            <text:p>38.851705</text:p>
          </table:table-cell>
          <table:table-cell office:value-type="string" calcext:value-type="string">
            <text:p>121.261953</text:p>
          </table:table-cell>
          <table:table-cell table:formula="of:=&quot;Harbor.create(name: &quot;&quot;&quot;&amp;[.A535]&amp;&quot;&quot;&quot;, lat: &quot;&amp;[.D535]&amp;&quot;, lng: &quot;&amp;[.E535]&amp;&quot;, query: &quot;&quot;&quot;&amp;[.C535]&amp;&quot;&quot;&quot;)&quot;" office:value-type="string" office:string-value="Harbor.create(name: &quot;Lushun&quot;, lat: 38.851705, lng: 121.261953, query: &quot;LUSHUN&quot;)" calcext:value-type="string">
            <text:p>Harbor.create(name: "Lushun", lat: 38.851705, lng: 121.261953, query: "LUSHUN")</text:p>
          </table:table-cell>
        </table:table-row>
        <table:table-row table:style-name="ro1">
          <table:table-cell office:value-type="string" calcext:value-type="string">
            <text:p>Lyttelton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LYTTELTON</text:p>
          </table:table-cell>
          <table:table-cell office:value-type="string" calcext:value-type="string">
            <text:p>-43.6032583</text:p>
          </table:table-cell>
          <table:table-cell office:value-type="string" calcext:value-type="string">
            <text:p>172.7193227</text:p>
          </table:table-cell>
          <table:table-cell table:formula="of:=&quot;Harbor.create(name: &quot;&quot;&quot;&amp;[.A536]&amp;&quot;&quot;&quot;, lat: &quot;&amp;[.D536]&amp;&quot;, lng: &quot;&amp;[.E536]&amp;&quot;, query: &quot;&quot;&quot;&amp;[.C536]&amp;&quot;&quot;&quot;)&quot;" office:value-type="string" office:string-value="Harbor.create(name: &quot;Lyttelton&quot;, lat: -43.6032583, lng: 172.7193227, query: &quot;LYTTELTON&quot;)" calcext:value-type="string">
            <text:p>Harbor.create(name: "Lyttelton", lat: -43.6032583, lng: 172.7193227, query: "LYTTELTON")</text:p>
          </table:table-cell>
        </table:table-row>
        <table:table-row table:style-name="ro1">
          <table:table-cell office:value-type="string" calcext:value-type="string">
            <text:p>Ma-Kung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MA-KUNG</text:p>
          </table:table-cell>
          <table:table-cell office:value-type="string" calcext:value-type="string">
            <text:p>23.5661218</text:p>
          </table:table-cell>
          <table:table-cell office:value-type="string" calcext:value-type="string">
            <text:p>119.5861581</text:p>
          </table:table-cell>
          <table:table-cell table:formula="of:=&quot;Harbor.create(name: &quot;&quot;&quot;&amp;[.A537]&amp;&quot;&quot;&quot;, lat: &quot;&amp;[.D537]&amp;&quot;, lng: &quot;&amp;[.E537]&amp;&quot;, query: &quot;&quot;&quot;&amp;[.C537]&amp;&quot;&quot;&quot;)&quot;" office:value-type="string" office:string-value="Harbor.create(name: &quot;Ma-Kung&quot;, lat: 23.5661218, lng: 119.5861581, query: &quot;MA-KUNG&quot;)" calcext:value-type="string">
            <text:p>Harbor.create(name: "Ma-Kung", lat: 23.5661218, lng: 119.5861581, query: "MA-KUNG")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MACAU_HARBOUR</text:p>
          </table:table-cell>
          <table:table-cell office:value-type="string" calcext:value-type="string">
            <text:p>22.198745</text:p>
          </table:table-cell>
          <table:table-cell office:value-type="string" calcext:value-type="string">
            <text:p>113.543873</text:p>
          </table:table-cell>
          <table:table-cell table:formula="of:=&quot;Harbor.create(name: &quot;&quot;&quot;&amp;[.A538]&amp;&quot;&quot;&quot;, lat: &quot;&amp;[.D538]&amp;&quot;, lng: &quot;&amp;[.E538]&amp;&quot;, query: &quot;&quot;&quot;&amp;[.C538]&amp;&quot;&quot;&quot;)&quot;" office:value-type="string" office:string-value="Harbor.create(name: &quot;Macao&quot;, lat: 22.198745, lng: 113.543873, query: &quot;MACAU_HARBOUR&quot;)" calcext:value-type="string">
            <text:p>Harbor.create(name: "Macao", lat: 22.198745, lng: 113.543873, query: "MACAU_HARBOUR")</text:p>
          </table:table-cell>
        </table:table-row>
        <table:table-row table:style-name="ro1">
          <table:table-cell office:value-type="string" calcext:value-type="string">
            <text:p>Macau (Brazil)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PORTO_DE_MACAU</text:p>
          </table:table-cell>
          <table:table-cell office:value-type="string" calcext:value-type="string">
            <text:p>-5.1083383</text:p>
          </table:table-cell>
          <table:table-cell office:value-type="string" calcext:value-type="string">
            <text:p>-36.6321702</text:p>
          </table:table-cell>
          <table:table-cell table:formula="of:=&quot;Harbor.create(name: &quot;&quot;&quot;&amp;[.A539]&amp;&quot;&quot;&quot;, lat: &quot;&amp;[.D539]&amp;&quot;, lng: &quot;&amp;[.E539]&amp;&quot;, query: &quot;&quot;&quot;&amp;[.C539]&amp;&quot;&quot;&quot;)&quot;" office:value-type="string" office:string-value="Harbor.create(name: &quot;Macau (Brazil)&quot;, lat: -5.1083383, lng: -36.6321702, query: &quot;PORTO_DE_MACAU&quot;)" calcext:value-type="string">
            <text:p>Harbor.create(name: "Macau (Brazil)", lat: -5.1083383, lng: -36.6321702, query: "PORTO_DE_MACAU")</text:p>
          </table:table-cell>
        </table:table-row>
        <table:table-row table:style-name="ro1">
          <table:table-cell office:value-type="string" calcext:value-type="string">
            <text:p>Maceio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-9.6498487</text:p>
          </table:table-cell>
          <table:table-cell office:value-type="string" calcext:value-type="string">
            <text:p>-35.7089492</text:p>
          </table:table-cell>
          <table:table-cell table:formula="of:=&quot;Harbor.create(name: &quot;&quot;&quot;&amp;[.A540]&amp;&quot;&quot;&quot;, lat: &quot;&amp;[.D540]&amp;&quot;, lng: &quot;&amp;[.E540]&amp;&quot;, query: &quot;&quot;&quot;&amp;[.C540]&amp;&quot;&quot;&quot;)&quot;" office:value-type="string" office:string-value="Harbor.create(name: &quot;Maceio&quot;, lat: -9.6498487, lng: -35.7089492, query: &quot;MACEIO&quot;)" calcext:value-type="string">
            <text:p>Harbor.create(name: "Maceio", lat: -9.6498487, lng: -35.7089492, query: "MACEIO")</text:p>
          </table:table-cell>
        </table:table-row>
        <table:table-row table:style-name="ro1">
          <table:table-cell office:value-type="string" calcext:value-type="string">
            <text:p>Madang</text:p>
          </table:table-cell>
          <table:table-cell office:value-type="string" calcext:value-type="string">
            <text:p>Papouasie-Nouvelle-Guinee</text:p>
          </table:table-cell>
          <table:table-cell office:value-type="string" calcext:value-type="string">
            <text:p>MADANG</text:p>
          </table:table-cell>
          <table:table-cell office:value-type="string" calcext:value-type="string">
            <text:p>-5.2218841</text:p>
          </table:table-cell>
          <table:table-cell office:value-type="string" calcext:value-type="string">
            <text:p>145.7856324</text:p>
          </table:table-cell>
          <table:table-cell table:formula="of:=&quot;Harbor.create(name: &quot;&quot;&quot;&amp;[.A541]&amp;&quot;&quot;&quot;, lat: &quot;&amp;[.D541]&amp;&quot;, lng: &quot;&amp;[.E541]&amp;&quot;, query: &quot;&quot;&quot;&amp;[.C541]&amp;&quot;&quot;&quot;)&quot;" office:value-type="string" office:string-value="Harbor.create(name: &quot;Madang&quot;, lat: -5.2218841, lng: 145.7856324, query: &quot;MADANG&quot;)" calcext:value-type="string">
            <text:p>Harbor.create(name: "Madang", lat: -5.2218841, lng: 145.7856324, query: "MADANG")</text:p>
          </table:table-cell>
        </table:table-row>
        <table:table-row table:style-name="ro1">
          <table:table-cell office:value-type="string" calcext:value-type="string">
            <text:p>Madras (Chennai)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MADRAS</text:p>
          </table:table-cell>
          <table:table-cell office:value-type="string" calcext:value-type="string">
            <text:p>13.0826802</text:p>
          </table:table-cell>
          <table:table-cell office:value-type="string" calcext:value-type="string">
            <text:p>80.2707184</text:p>
          </table:table-cell>
          <table:table-cell table:formula="of:=&quot;Harbor.create(name: &quot;&quot;&quot;&amp;[.A542]&amp;&quot;&quot;&quot;, lat: &quot;&amp;[.D542]&amp;&quot;, lng: &quot;&amp;[.E542]&amp;&quot;, query: &quot;&quot;&quot;&amp;[.C542]&amp;&quot;&quot;&quot;)&quot;" office:value-type="string" office:string-value="Harbor.create(name: &quot;Madras (Chennai)&quot;, lat: 13.0826802, lng: 80.2707184, query: &quot;MADRAS&quot;)" calcext:value-type="string">
            <text:p>Harbor.create(name: "Madras (Chennai)", lat: 13.0826802, lng: 80.2707184, query: "MADRAS")</text:p>
          </table:table-cell>
        </table:table-row>
        <table:table-row table:style-name="ro1">
          <table:table-cell office:value-type="string" calcext:value-type="string">
            <text:p>Madre de Deus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MADRE_DE_DEUS</text:p>
          </table:table-cell>
          <table:table-cell office:value-type="string" calcext:value-type="string">
            <text:p>-12.7439601</text:p>
          </table:table-cell>
          <table:table-cell office:value-type="string" calcext:value-type="string">
            <text:p>-38.6168111</text:p>
          </table:table-cell>
          <table:table-cell table:formula="of:=&quot;Harbor.create(name: &quot;&quot;&quot;&amp;[.A543]&amp;&quot;&quot;&quot;, lat: &quot;&amp;[.D543]&amp;&quot;, lng: &quot;&amp;[.E543]&amp;&quot;, query: &quot;&quot;&quot;&amp;[.C543]&amp;&quot;&quot;&quot;)&quot;" office:value-type="string" office:string-value="Harbor.create(name: &quot;Madre de Deus&quot;, lat: -12.7439601, lng: -38.6168111, query: &quot;MADRE_DE_DEUS&quot;)" calcext:value-type="string">
            <text:p>Harbor.create(name: "Madre de Deus", lat: -12.7439601, lng: -38.6168111, query: "MADRE_DE_DEUS")</text:p>
          </table:table-cell>
        </table:table-row>
        <table:table-row table:style-name="ro1">
          <table:table-cell office:value-type="string" calcext:value-type="string">
            <text:p>Maizuru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MAIZURU</text:p>
          </table:table-cell>
          <table:table-cell office:value-type="string" calcext:value-type="string">
            <text:p>35.4747971</text:p>
          </table:table-cell>
          <table:table-cell office:value-type="string" calcext:value-type="string">
            <text:p>135.3859918</text:p>
          </table:table-cell>
          <table:table-cell table:formula="of:=&quot;Harbor.create(name: &quot;&quot;&quot;&amp;[.A544]&amp;&quot;&quot;&quot;, lat: &quot;&amp;[.D544]&amp;&quot;, lng: &quot;&amp;[.E544]&amp;&quot;, query: &quot;&quot;&quot;&amp;[.C544]&amp;&quot;&quot;&quot;)&quot;" office:value-type="string" office:string-value="Harbor.create(name: &quot;Maizuru&quot;, lat: 35.4747971, lng: 135.3859918, query: &quot;MAIZURU&quot;)" calcext:value-type="string">
            <text:p>Harbor.create(name: "Maizuru", lat: 35.4747971, lng: 135.3859918, query: "MAIZURU")</text:p>
          </table:table-cell>
        </table:table-row>
        <table:table-row table:style-name="ro1">
          <table:table-cell office:value-type="string" calcext:value-type="string">
            <text:p>Makatea</text:p>
          </table:table-cell>
          <table:table-cell office:value-type="string" calcext:value-type="string">
            <text:p>France (Polynesie)</text:p>
          </table:table-cell>
          <table:table-cell office:value-type="string" calcext:value-type="string">
            <text:p>MAKATEA</text:p>
          </table:table-cell>
          <table:table-cell office:value-type="string" calcext:value-type="string">
            <text:p>-15.8452689</text:p>
          </table:table-cell>
          <table:table-cell office:value-type="string" calcext:value-type="string">
            <text:p>-148.251958</text:p>
          </table:table-cell>
          <table:table-cell table:formula="of:=&quot;Harbor.create(name: &quot;&quot;&quot;&amp;[.A545]&amp;&quot;&quot;&quot;, lat: &quot;&amp;[.D545]&amp;&quot;, lng: &quot;&amp;[.E545]&amp;&quot;, query: &quot;&quot;&quot;&amp;[.C545]&amp;&quot;&quot;&quot;)&quot;" office:value-type="string" office:string-value="Harbor.create(name: &quot;Makatea&quot;, lat: -15.8452689, lng: -148.251958, query: &quot;MAKATEA&quot;)" calcext:value-type="string">
            <text:p>Harbor.create(name: "Makatea", lat: -15.8452689, lng: -148.251958, query: "MAKATEA")</text:p>
          </table:table-cell>
        </table:table-row>
        <table:table-row table:style-name="ro1" table:visibility="filter">
          <table:table-cell office:value-type="string" calcext:value-type="string">
            <text:p>Makemo</text:p>
          </table:table-cell>
          <table:table-cell office:value-type="string" calcext:value-type="string">
            <text:p>France (Polynesie)</text:p>
          </table:table-cell>
          <table:table-cell office:value-type="string" calcext:value-type="string">
            <text:p>MAKE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abo (I. de Bioko)</text:p>
          </table:table-cell>
          <table:table-cell office:value-type="string" calcext:value-type="string">
            <text:p>Guinee Equatoriale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3.6198322</text:p>
          </table:table-cell>
          <table:table-cell office:value-type="string" calcext:value-type="string">
            <text:p>8.748116699999999</text:p>
          </table:table-cell>
          <table:table-cell table:formula="of:=&quot;Harbor.create(name: &quot;&quot;&quot;&amp;[.A547]&amp;&quot;&quot;&quot;, lat: &quot;&amp;[.D547]&amp;&quot;, lng: &quot;&amp;[.E547]&amp;&quot;, query: &quot;&quot;&quot;&amp;[.C547]&amp;&quot;&quot;&quot;)&quot;" office:value-type="string" office:string-value="Harbor.create(name: &quot;Malabo (I. de Bioko)&quot;, lat: 3.6198322, lng: 8.748116699999999, query: &quot;MALABO&quot;)" calcext:value-type="string">
            <text:p>Harbor.create(name: "Malabo (I. de Bioko)", lat: 3.6198322, lng: 8.748116699999999, query: "MALABO")</text:p>
          </table:table-cell>
        </table:table-row>
        <table:table-row table:style-name="ro1">
          <table:table-cell office:value-type="string" calcext:value-type="string">
            <text:p>Malag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MALAGA</text:p>
          </table:table-cell>
          <table:table-cell office:value-type="string" calcext:value-type="string">
            <text:p>36.721261</text:p>
          </table:table-cell>
          <table:table-cell office:value-type="string" calcext:value-type="string">
            <text:p>-4.4212655</text:p>
          </table:table-cell>
          <table:table-cell table:formula="of:=&quot;Harbor.create(name: &quot;&quot;&quot;&amp;[.A548]&amp;&quot;&quot;&quot;, lat: &quot;&amp;[.D548]&amp;&quot;, lng: &quot;&amp;[.E548]&amp;&quot;, query: &quot;&quot;&quot;&amp;[.C548]&amp;&quot;&quot;&quot;)&quot;" office:value-type="string" office:string-value="Harbor.create(name: &quot;Malaga&quot;, lat: 36.721261, lng: -4.4212655, query: &quot;MALAGA&quot;)" calcext:value-type="string">
            <text:p>Harbor.create(name: "Malaga", lat: 36.721261, lng: -4.4212655, query: "MALAGA")</text:p>
          </table:table-cell>
        </table:table-row>
        <table:table-row table:style-name="ro1">
          <table:table-cell office:value-type="string" calcext:value-type="string">
            <text:p>Malakal - Koror</text:p>
          </table:table-cell>
          <table:table-cell office:value-type="string" calcext:value-type="string">
            <text:p>Palaos</text:p>
          </table:table-cell>
          <table:table-cell office:value-type="string" calcext:value-type="string">
            <text:p>MALAKAL</text:p>
          </table:table-cell>
          <table:table-cell office:value-type="string" calcext:value-type="string">
            <text:p>7.3326726</text:p>
          </table:table-cell>
          <table:table-cell office:value-type="string" calcext:value-type="string">
            <text:p>134.4547555</text:p>
          </table:table-cell>
          <table:table-cell table:formula="of:=&quot;Harbor.create(name: &quot;&quot;&quot;&amp;[.A549]&amp;&quot;&quot;&quot;, lat: &quot;&amp;[.D549]&amp;&quot;, lng: &quot;&amp;[.E549]&amp;&quot;, query: &quot;&quot;&quot;&amp;[.C549]&amp;&quot;&quot;&quot;)&quot;" office:value-type="string" office:string-value="Harbor.create(name: &quot;Malakal - Koror&quot;, lat: 7.3326726, lng: 134.4547555, query: &quot;MALAKAL&quot;)" calcext:value-type="string">
            <text:p>Harbor.create(name: "Malakal - Koror", lat: 7.3326726, lng: 134.4547555, query: "MALAKAL")</text:p>
          </table:table-cell>
        </table:table-row>
        <table:table-row table:style-name="ro1">
          <table:table-cell office:value-type="string" calcext:value-type="string">
            <text:p>Malecon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MALECON</text:p>
          </table:table-cell>
          <table:table-cell office:value-type="string" calcext:value-type="string">
            <text:p>10.9662322</text:p>
          </table:table-cell>
          <table:table-cell office:value-type="string" calcext:value-type="string">
            <text:p>-64.17716949999999</text:p>
          </table:table-cell>
          <table:table-cell table:formula="of:=&quot;Harbor.create(name: &quot;&quot;&quot;&amp;[.A550]&amp;&quot;&quot;&quot;, lat: &quot;&amp;[.D550]&amp;&quot;, lng: &quot;&amp;[.E550]&amp;&quot;, query: &quot;&quot;&quot;&amp;[.C550]&amp;&quot;&quot;&quot;)&quot;" office:value-type="string" office:string-value="Harbor.create(name: &quot;Malecon&quot;, lat: 10.9662322, lng: -64.17716949999999, query: &quot;MALECON&quot;)" calcext:value-type="string">
            <text:p>Harbor.create(name: "Malecon", lat: 10.9662322, lng: -64.17716949999999, query: "MALECON")</text:p>
          </table:table-cell>
        </table:table-row>
        <table:table-row table:style-name="ro1">
          <table:table-cell office:value-type="string" calcext:value-type="string">
            <text:p>Mali Losinj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MALI_LOSINJ</text:p>
          </table:table-cell>
          <table:table-cell office:value-type="string" calcext:value-type="string">
            <text:p>44.5315814</text:p>
          </table:table-cell>
          <table:table-cell office:value-type="string" calcext:value-type="string">
            <text:p>14.4720423</text:p>
          </table:table-cell>
          <table:table-cell table:formula="of:=&quot;Harbor.create(name: &quot;&quot;&quot;&amp;[.A551]&amp;&quot;&quot;&quot;, lat: &quot;&amp;[.D551]&amp;&quot;, lng: &quot;&amp;[.E551]&amp;&quot;, query: &quot;&quot;&quot;&amp;[.C551]&amp;&quot;&quot;&quot;)&quot;" office:value-type="string" office:string-value="Harbor.create(name: &quot;Mali Losinj&quot;, lat: 44.5315814, lng: 14.4720423, query: &quot;MALI_LOSINJ&quot;)" calcext:value-type="string">
            <text:p>Harbor.create(name: "Mali Losinj", lat: 44.5315814, lng: 14.4720423, query: "MALI_LOSINJ")</text:p>
          </table:table-cell>
        </table:table-row>
        <table:table-row table:style-name="ro1">
          <table:table-cell office:value-type="string" calcext:value-type="string">
            <text:p>Malindi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MALINDI</text:p>
          </table:table-cell>
          <table:table-cell office:value-type="string" calcext:value-type="string">
            <text:p>-3.2191864</text:p>
          </table:table-cell>
          <table:table-cell office:value-type="string" calcext:value-type="string">
            <text:p>40.1168906</text:p>
          </table:table-cell>
          <table:table-cell table:formula="of:=&quot;Harbor.create(name: &quot;&quot;&quot;&amp;[.A552]&amp;&quot;&quot;&quot;, lat: &quot;&amp;[.D552]&amp;&quot;, lng: &quot;&amp;[.E552]&amp;&quot;, query: &quot;&quot;&quot;&amp;[.C552]&amp;&quot;&quot;&quot;)&quot;" office:value-type="string" office:string-value="Harbor.create(name: &quot;Malindi&quot;, lat: -3.2191864, lng: 40.1168906, query: &quot;MALINDI&quot;)" calcext:value-type="string">
            <text:p>Harbor.create(name: "Malindi", lat: -3.2191864, lng: 40.1168906, query: "MALINDI")</text:p>
          </table:table-cell>
        </table:table-row>
        <table:table-row table:style-name="ro1">
          <table:table-cell office:value-type="string" calcext:value-type="string">
            <text:p>Manado (Menado)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MENADO</text:p>
          </table:table-cell>
          <table:table-cell office:value-type="string" calcext:value-type="string">
            <text:p>1.4748305</text:p>
          </table:table-cell>
          <table:table-cell office:value-type="string" calcext:value-type="string">
            <text:p>124.8420794</text:p>
          </table:table-cell>
          <table:table-cell table:formula="of:=&quot;Harbor.create(name: &quot;&quot;&quot;&amp;[.A553]&amp;&quot;&quot;&quot;, lat: &quot;&amp;[.D553]&amp;&quot;, lng: &quot;&amp;[.E553]&amp;&quot;, query: &quot;&quot;&quot;&amp;[.C553]&amp;&quot;&quot;&quot;)&quot;" office:value-type="string" office:string-value="Harbor.create(name: &quot;Manado (Menado)&quot;, lat: 1.4748305, lng: 124.8420794, query: &quot;MENADO&quot;)" calcext:value-type="string">
            <text:p>Harbor.create(name: "Manado (Menado)", lat: 1.4748305, lng: 124.8420794, query: "MENADO")</text:p>
          </table:table-cell>
        </table:table-row>
        <table:table-row table:style-name="ro1">
          <table:table-cell office:value-type="string" calcext:value-type="string">
            <text:p>Mangalore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12.9141417</text:p>
          </table:table-cell>
          <table:table-cell office:value-type="string" calcext:value-type="string">
            <text:p>74.8559568</text:p>
          </table:table-cell>
          <table:table-cell table:formula="of:=&quot;Harbor.create(name: &quot;&quot;&quot;&amp;[.A554]&amp;&quot;&quot;&quot;, lat: &quot;&amp;[.D554]&amp;&quot;, lng: &quot;&amp;[.E554]&amp;&quot;, query: &quot;&quot;&quot;&amp;[.C554]&amp;&quot;&quot;&quot;)&quot;" office:value-type="string" office:string-value="Harbor.create(name: &quot;Mangalore&quot;, lat: 12.9141417, lng: 74.8559568, query: &quot;MANGALORE&quot;)" calcext:value-type="string">
            <text:p>Harbor.create(name: "Mangalore", lat: 12.9141417, lng: 74.8559568, query: "MANGALORE")</text:p>
          </table:table-cell>
        </table:table-row>
        <table:table-row table:style-name="ro1">
          <table:table-cell office:value-type="string" calcext:value-type="string">
            <text:p>Manille (Manila)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14.6041497</text:p>
          </table:table-cell>
          <table:table-cell office:value-type="string" calcext:value-type="string">
            <text:p>120.9822098</text:p>
          </table:table-cell>
          <table:table-cell table:formula="of:=&quot;Harbor.create(name: &quot;&quot;&quot;&amp;[.A555]&amp;&quot;&quot;&quot;, lat: &quot;&amp;[.D555]&amp;&quot;, lng: &quot;&amp;[.E555]&amp;&quot;, query: &quot;&quot;&quot;&amp;[.C555]&amp;&quot;&quot;&quot;)&quot;" office:value-type="string" office:string-value="Harbor.create(name: &quot;Manille (Manila)&quot;, lat: 14.6041497, lng: 120.9822098, query: &quot;MANILA&quot;)" calcext:value-type="string">
            <text:p>Harbor.create(name: "Manille (Manila)", lat: 14.6041497, lng: 120.9822098, query: "MANILA")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-0.9676533</text:p>
          </table:table-cell>
          <table:table-cell office:value-type="string" calcext:value-type="string">
            <text:p>-80.7089101</text:p>
          </table:table-cell>
          <table:table-cell table:formula="of:=&quot;Harbor.create(name: &quot;&quot;&quot;&amp;[.A556]&amp;&quot;&quot;&quot;, lat: &quot;&amp;[.D556]&amp;&quot;, lng: &quot;&amp;[.E556]&amp;&quot;, query: &quot;&quot;&quot;&amp;[.C556]&amp;&quot;&quot;&quot;)&quot;" office:value-type="string" office:string-value="Harbor.create(name: &quot;Manta&quot;, lat: -0.9676533, lng: -80.7089101, query: &quot;MANTA&quot;)" calcext:value-type="string">
            <text:p>Harbor.create(name: "Manta", lat: -0.9676533, lng: -80.7089101, query: "MANTA")</text:p>
          </table:table-cell>
        </table:table-row>
        <table:table-row table:style-name="ro1">
          <table:table-cell office:value-type="string" calcext:value-type="string">
            <text:p>Manzanill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MANZANILLO</text:p>
          </table:table-cell>
          <table:table-cell office:value-type="string" calcext:value-type="string">
            <text:p>19.1138094</text:p>
          </table:table-cell>
          <table:table-cell office:value-type="string" calcext:value-type="string">
            <text:p>-104.3384616</text:p>
          </table:table-cell>
          <table:table-cell table:formula="of:=&quot;Harbor.create(name: &quot;&quot;&quot;&amp;[.A557]&amp;&quot;&quot;&quot;, lat: &quot;&amp;[.D557]&amp;&quot;, lng: &quot;&amp;[.E557]&amp;&quot;, query: &quot;&quot;&quot;&amp;[.C557]&amp;&quot;&quot;&quot;)&quot;" office:value-type="string" office:string-value="Harbor.create(name: &quot;Manzanillo&quot;, lat: 19.1138094, lng: -104.3384616, query: &quot;MANZANILLO&quot;)" calcext:value-type="string">
            <text:p>Harbor.create(name: "Manzanillo", lat: 19.1138094, lng: -104.3384616, query: "MANZANILLO")</text:p>
          </table:table-cell>
        </table:table-row>
        <table:table-row table:style-name="ro1">
          <table:table-cell office:value-type="string" calcext:value-type="string">
            <text:p>Maputo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APUTO_LOURENCO_MARQUES</text:p>
          </table:table-cell>
          <table:table-cell office:value-type="string" calcext:value-type="string">
            <text:p>-25.891968</text:p>
          </table:table-cell>
          <table:table-cell office:value-type="string" calcext:value-type="string">
            <text:p>32.6051351</text:p>
          </table:table-cell>
          <table:table-cell table:formula="of:=&quot;Harbor.create(name: &quot;&quot;&quot;&amp;[.A558]&amp;&quot;&quot;&quot;, lat: &quot;&amp;[.D558]&amp;&quot;, lng: &quot;&amp;[.E558]&amp;&quot;, query: &quot;&quot;&quot;&amp;[.C558]&amp;&quot;&quot;&quot;)&quot;" office:value-type="string" office:string-value="Harbor.create(name: &quot;Maputo&quot;, lat: -25.891968, lng: 32.6051351, query: &quot;MAPUTO_LOURENCO_MARQUES&quot;)" calcext:value-type="string">
            <text:p>Harbor.create(name: "Maputo", lat: -25.891968, lng: 32.6051351, query: "MAPUTO_LOURENCO_MARQUES")</text:p>
          </table:table-cell>
        </table:table-row>
        <table:table-row table:style-name="ro1">
          <table:table-cell office:value-type="string" calcext:value-type="string">
            <text:p>Mar del Plat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MAR_DEL_PLATA</text:p>
          </table:table-cell>
          <table:table-cell office:value-type="string" calcext:value-type="string">
            <text:p>-38.0054771</text:p>
          </table:table-cell>
          <table:table-cell office:value-type="string" calcext:value-type="string">
            <text:p>-57.5426106</text:p>
          </table:table-cell>
          <table:table-cell table:formula="of:=&quot;Harbor.create(name: &quot;&quot;&quot;&amp;[.A559]&amp;&quot;&quot;&quot;, lat: &quot;&amp;[.D559]&amp;&quot;, lng: &quot;&amp;[.E559]&amp;&quot;, query: &quot;&quot;&quot;&amp;[.C559]&amp;&quot;&quot;&quot;)&quot;" office:value-type="string" office:string-value="Harbor.create(name: &quot;Mar del Plata&quot;, lat: -38.0054771, lng: -57.5426106, query: &quot;MAR_DEL_PLATA&quot;)" calcext:value-type="string">
            <text:p>Harbor.create(name: "Mar del Plata", lat: -38.0054771, lng: -57.5426106, query: "MAR_DEL_PLATA")</text:p>
          </table:table-cell>
        </table:table-row>
        <table:table-row table:style-name="ro1">
          <table:table-cell office:value-type="string" calcext:value-type="string">
            <text:p>Margate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MARGATE</text:p>
          </table:table-cell>
          <table:table-cell office:value-type="string" calcext:value-type="string">
            <text:p>51.38964600000001</text:p>
          </table:table-cell>
          <table:table-cell office:value-type="string" calcext:value-type="string">
            <text:p>1.3868339</text:p>
          </table:table-cell>
          <table:table-cell table:formula="of:=&quot;Harbor.create(name: &quot;&quot;&quot;&amp;[.A560]&amp;&quot;&quot;&quot;, lat: &quot;&amp;[.D560]&amp;&quot;, lng: &quot;&amp;[.E560]&amp;&quot;, query: &quot;&quot;&quot;&amp;[.C560]&amp;&quot;&quot;&quot;)&quot;" office:value-type="string" office:string-value="Harbor.create(name: &quot;Margate&quot;, lat: 51.38964600000001, lng: 1.3868339, query: &quot;MARGATE&quot;)" calcext:value-type="string">
            <text:p>Harbor.create(name: "Margate", lat: 51.38964600000001, lng: 1.3868339, query: "MARGATE")</text:p>
          </table:table-cell>
        </table:table-row>
        <table:table-row table:style-name="ro1">
          <table:table-cell office:value-type="string" calcext:value-type="string">
            <text:p>Marin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MARIN</text:p>
          </table:table-cell>
          <table:table-cell office:value-type="string" calcext:value-type="string">
            <text:p>42.3914848</text:p>
          </table:table-cell>
          <table:table-cell office:value-type="string" calcext:value-type="string">
            <text:p>-8.7020824</text:p>
          </table:table-cell>
          <table:table-cell table:formula="of:=&quot;Harbor.create(name: &quot;&quot;&quot;&amp;[.A561]&amp;&quot;&quot;&quot;, lat: &quot;&amp;[.D561]&amp;&quot;, lng: &quot;&amp;[.E561]&amp;&quot;, query: &quot;&quot;&quot;&amp;[.C561]&amp;&quot;&quot;&quot;)&quot;" office:value-type="string" office:string-value="Harbor.create(name: &quot;Marin&quot;, lat: 42.3914848, lng: -8.7020824, query: &quot;MARIN&quot;)" calcext:value-type="string">
            <text:p>Harbor.create(name: "Marin", lat: 42.3914848, lng: -8.7020824, query: "MARIN")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43.296482</text:p>
          </table:table-cell>
          <table:table-cell office:value-type="string" calcext:value-type="string">
            <text:p>5.36978</text:p>
          </table:table-cell>
          <table:table-cell table:formula="of:=&quot;Harbor.create(name: &quot;&quot;&quot;&amp;[.A562]&amp;&quot;&quot;&quot;, lat: &quot;&amp;[.D562]&amp;&quot;, lng: &quot;&amp;[.E562]&amp;&quot;, query: &quot;&quot;&quot;&amp;[.C562]&amp;&quot;&quot;&quot;)&quot;" office:value-type="string" office:string-value="Harbor.create(name: &quot;Marseille&quot;, lat: 43.296482, lng: 5.36978, query: &quot;MARSEILLE&quot;)" calcext:value-type="string">
            <text:p>Harbor.create(name: "Marseille", lat: 43.296482, lng: 5.36978, query: "MARSEILLE")</text:p>
          </table:table-cell>
        </table:table-row>
        <table:table-row table:style-name="ro1">
          <table:table-cell office:value-type="string" calcext:value-type="string">
            <text:p>Massawa (Mitsiwa)</text:p>
          </table:table-cell>
          <table:table-cell office:value-type="string" calcext:value-type="string">
            <text:p>Erythree</text:p>
          </table:table-cell>
          <table:table-cell office:value-type="string" calcext:value-type="string">
            <text:p>MASSAWA</text:p>
          </table:table-cell>
          <table:table-cell office:value-type="string" calcext:value-type="string">
            <text:p>15.607875</text:p>
          </table:table-cell>
          <table:table-cell office:value-type="string" calcext:value-type="string">
            <text:p>39.4553839</text:p>
          </table:table-cell>
          <table:table-cell table:formula="of:=&quot;Harbor.create(name: &quot;&quot;&quot;&amp;[.A563]&amp;&quot;&quot;&quot;, lat: &quot;&amp;[.D563]&amp;&quot;, lng: &quot;&amp;[.E563]&amp;&quot;, query: &quot;&quot;&quot;&amp;[.C563]&amp;&quot;&quot;&quot;)&quot;" office:value-type="string" office:string-value="Harbor.create(name: &quot;Massawa (Mitsiwa)&quot;, lat: 15.607875, lng: 39.4553839, query: &quot;MASSAWA&quot;)" calcext:value-type="string">
            <text:p>Harbor.create(name: "Massawa (Mitsiwa)", lat: 15.607875, lng: 39.4553839, query: "MASSAWA")</text:p>
          </table:table-cell>
        </table:table-row>
        <table:table-row table:style-name="ro1">
          <table:table-cell office:value-type="string" calcext:value-type="string">
            <text:p>Matarani</text:p>
          </table:table-cell>
          <table:table-cell office:value-type="string" calcext:value-type="string">
            <text:p>Perou</text:p>
          </table:table-cell>
          <table:table-cell office:value-type="string" calcext:value-type="string">
            <text:p>MATARANI</text:p>
          </table:table-cell>
          <table:table-cell office:value-type="string" calcext:value-type="string">
            <text:p>-17.0054057</text:p>
          </table:table-cell>
          <table:table-cell office:value-type="string" calcext:value-type="string">
            <text:p>-72.1001434</text:p>
          </table:table-cell>
          <table:table-cell table:formula="of:=&quot;Harbor.create(name: &quot;&quot;&quot;&amp;[.A564]&amp;&quot;&quot;&quot;, lat: &quot;&amp;[.D564]&amp;&quot;, lng: &quot;&amp;[.E564]&amp;&quot;, query: &quot;&quot;&quot;&amp;[.C564]&amp;&quot;&quot;&quot;)&quot;" office:value-type="string" office:string-value="Harbor.create(name: &quot;Matarani&quot;, lat: -17.0054057, lng: -72.1001434, query: &quot;MATARANI&quot;)" calcext:value-type="string">
            <text:p>Harbor.create(name: "Matarani", lat: -17.0054057, lng: -72.1001434, query: "MATARANI")</text:p>
          </table:table-cell>
        </table:table-row>
        <table:table-row table:style-name="ro1" table:visibility="filter">
          <table:table-cell office:value-type="string" calcext:value-type="string">
            <text:p>Matavai</text:p>
          </table:table-cell>
          <table:table-cell office:value-type="string" calcext:value-type="string">
            <text:p>France (Polynesie)</text:p>
          </table:table-cell>
          <table:table-cell office:value-type="string" calcext:value-type="string">
            <text:p>MATAV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suyam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MATSUYAMA</text:p>
          </table:table-cell>
          <table:table-cell office:value-type="string" calcext:value-type="string">
            <text:p>33.8391574</text:p>
          </table:table-cell>
          <table:table-cell office:value-type="string" calcext:value-type="string">
            <text:p>132.7655752</text:p>
          </table:table-cell>
          <table:table-cell table:formula="of:=&quot;Harbor.create(name: &quot;&quot;&quot;&amp;[.A566]&amp;&quot;&quot;&quot;, lat: &quot;&amp;[.D566]&amp;&quot;, lng: &quot;&amp;[.E566]&amp;&quot;, query: &quot;&quot;&quot;&amp;[.C566]&amp;&quot;&quot;&quot;)&quot;" office:value-type="string" office:string-value="Harbor.create(name: &quot;Matsuyama&quot;, lat: 33.8391574, lng: 132.7655752, query: &quot;MATSUYAMA&quot;)" calcext:value-type="string">
            <text:p>Harbor.create(name: "Matsuyama", lat: 33.8391574, lng: 132.7655752, query: "MATSUYAMA")</text:p>
          </table:table-cell>
        </table:table-row>
        <table:table-row table:style-name="ro1">
          <table:table-cell office:value-type="string" calcext:value-type="string">
            <text:p>Mayport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MAYPORT</text:p>
          </table:table-cell>
          <table:table-cell office:value-type="string" calcext:value-type="string">
            <text:p>30.3923949</text:p>
          </table:table-cell>
          <table:table-cell office:value-type="string" calcext:value-type="string">
            <text:p>-81.42995859999999</text:p>
          </table:table-cell>
          <table:table-cell table:formula="of:=&quot;Harbor.create(name: &quot;&quot;&quot;&amp;[.A567]&amp;&quot;&quot;&quot;, lat: &quot;&amp;[.D567]&amp;&quot;, lng: &quot;&amp;[.E567]&amp;&quot;, query: &quot;&quot;&quot;&amp;[.C567]&amp;&quot;&quot;&quot;)&quot;" office:value-type="string" office:string-value="Harbor.create(name: &quot;Mayport&quot;, lat: 30.3923949, lng: -81.42995859999999, query: &quot;MAYPORT&quot;)" calcext:value-type="string">
            <text:p>Harbor.create(name: "Mayport", lat: 30.3923949, lng: -81.42995859999999, query: "MAYPORT")</text:p>
          </table:table-cell>
        </table:table-row>
        <table:table-row table:style-name="ro1">
          <table:table-cell office:value-type="string" calcext:value-type="string">
            <text:p>Mazatlan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23.2494148</text:p>
          </table:table-cell>
          <table:table-cell office:value-type="string" calcext:value-type="string">
            <text:p>-106.4111425</text:p>
          </table:table-cell>
          <table:table-cell table:formula="of:=&quot;Harbor.create(name: &quot;&quot;&quot;&amp;[.A568]&amp;&quot;&quot;&quot;, lat: &quot;&amp;[.D568]&amp;&quot;, lng: &quot;&amp;[.E568]&amp;&quot;, query: &quot;&quot;&quot;&amp;[.C568]&amp;&quot;&quot;&quot;)&quot;" office:value-type="string" office:string-value="Harbor.create(name: &quot;Mazatlan&quot;, lat: 23.2494148, lng: -106.4111425, query: &quot;MAZATLAN&quot;)" calcext:value-type="string">
            <text:p>Harbor.create(name: "Mazatlan", lat: 23.2494148, lng: -106.4111425, query: "MAZATLAN")</text:p>
          </table:table-cell>
        </table:table-row>
        <table:table-row table:style-name="ro1">
          <table:table-cell office:value-type="string" calcext:value-type="string">
            <text:p>Mehdia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MEHDIA</text:p>
          </table:table-cell>
          <table:table-cell office:value-type="string" calcext:value-type="string">
            <text:p>34.2562684</text:p>
          </table:table-cell>
          <table:table-cell office:value-type="string" calcext:value-type="string">
            <text:p>-6.6758408</text:p>
          </table:table-cell>
          <table:table-cell table:formula="of:=&quot;Harbor.create(name: &quot;&quot;&quot;&amp;[.A569]&amp;&quot;&quot;&quot;, lat: &quot;&amp;[.D569]&amp;&quot;, lng: &quot;&amp;[.E569]&amp;&quot;, query: &quot;&quot;&quot;&amp;[.C569]&amp;&quot;&quot;&quot;)&quot;" office:value-type="string" office:string-value="Harbor.create(name: &quot;Mehdia&quot;, lat: 34.2562684, lng: -6.6758408, query: &quot;MEHDIA&quot;)" calcext:value-type="string">
            <text:p>Harbor.create(name: "Mehdia", lat: 34.2562684, lng: -6.6758408, query: "MEHDIA")</text:p>
          </table:table-cell>
        </table:table-row>
        <table:table-row table:style-name="ro1">
          <table:table-cell office:value-type="string" calcext:value-type="string">
            <text:p>Melaka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MELAKA</text:p>
          </table:table-cell>
          <table:table-cell office:value-type="string" calcext:value-type="string">
            <text:p>2.189594</text:p>
          </table:table-cell>
          <table:table-cell office:value-type="string" calcext:value-type="string">
            <text:p>102.2500868</text:p>
          </table:table-cell>
          <table:table-cell table:formula="of:=&quot;Harbor.create(name: &quot;&quot;&quot;&amp;[.A570]&amp;&quot;&quot;&quot;, lat: &quot;&amp;[.D570]&amp;&quot;, lng: &quot;&amp;[.E570]&amp;&quot;, query: &quot;&quot;&quot;&amp;[.C570]&amp;&quot;&quot;&quot;)&quot;" office:value-type="string" office:string-value="Harbor.create(name: &quot;Melaka&quot;, lat: 2.189594, lng: 102.2500868, query: &quot;MELAKA&quot;)" calcext:value-type="string">
            <text:p>Harbor.create(name: "Melaka", lat: 2.189594, lng: 102.2500868, query: "MELAKA")</text:p>
          </table:table-cell>
        </table:table-row>
        <table:table-row table:style-name="ro1">
          <table:table-cell office:value-type="string" calcext:value-type="string">
            <text:p>Melbourne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-37.8136276</text:p>
          </table:table-cell>
          <table:table-cell office:value-type="string" calcext:value-type="string">
            <text:p>144.9630576</text:p>
          </table:table-cell>
          <table:table-cell table:formula="of:=&quot;Harbor.create(name: &quot;&quot;&quot;&amp;[.A571]&amp;&quot;&quot;&quot;, lat: &quot;&amp;[.D571]&amp;&quot;, lng: &quot;&amp;[.E571]&amp;&quot;, query: &quot;&quot;&quot;&amp;[.C571]&amp;&quot;&quot;&quot;)&quot;" office:value-type="string" office:string-value="Harbor.create(name: &quot;Melbourne&quot;, lat: -37.8136276, lng: 144.9630576, query: &quot;MELBOURNE&quot;)" calcext:value-type="string">
            <text:p>Harbor.create(name: "Melbourne", lat: -37.8136276, lng: 144.9630576, query: "MELBOURNE")</text:p>
          </table:table-cell>
        </table:table-row>
        <table:table-row table:style-name="ro1">
          <table:table-cell office:value-type="string" calcext:value-type="string">
            <text:p>Melchior</text:p>
          </table:table-cell>
          <table:table-cell office:value-type="string" calcext:value-type="string">
            <text:p>Antarctique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-64.316667</text:p>
          </table:table-cell>
          <table:table-cell office:value-type="string" calcext:value-type="string">
            <text:p>-62.95</text:p>
          </table:table-cell>
          <table:table-cell table:formula="of:=&quot;Harbor.create(name: &quot;&quot;&quot;&amp;[.A572]&amp;&quot;&quot;&quot;, lat: &quot;&amp;[.D572]&amp;&quot;, lng: &quot;&amp;[.E572]&amp;&quot;, query: &quot;&quot;&quot;&amp;[.C572]&amp;&quot;&quot;&quot;)&quot;" office:value-type="string" office:string-value="Harbor.create(name: &quot;Melchior&quot;, lat: -64.316667, lng: -62.95, query: &quot;MELCHIOR&quot;)" calcext:value-type="string">
            <text:p>Harbor.create(name: "Melchior", lat: -64.316667, lng: -62.95, query: "MELCHIOR")</text:p>
          </table:table-cell>
        </table:table-row>
        <table:table-row table:style-name="ro1">
          <table:table-cell office:value-type="string" calcext:value-type="string">
            <text:p>Melchor Ocamp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MELCHOR_OCAMPO_MEXICO</text:p>
          </table:table-cell>
          <table:table-cell office:value-type="string" calcext:value-type="string">
            <text:p>19.710125</text:p>
          </table:table-cell>
          <table:table-cell office:value-type="string" calcext:value-type="string">
            <text:p>-99.1400807</text:p>
          </table:table-cell>
          <table:table-cell table:formula="of:=&quot;Harbor.create(name: &quot;&quot;&quot;&amp;[.A573]&amp;&quot;&quot;&quot;, lat: &quot;&amp;[.D573]&amp;&quot;, lng: &quot;&amp;[.E573]&amp;&quot;, query: &quot;&quot;&quot;&amp;[.C573]&amp;&quot;&quot;&quot;)&quot;" office:value-type="string" office:string-value="Harbor.create(name: &quot;Melchor Ocampo&quot;, lat: 19.710125, lng: -99.1400807, query: &quot;MELCHOR_OCAMPO_MEXICO&quot;)" calcext:value-type="string">
            <text:p>Harbor.create(name: "Melchor Ocampo", lat: 19.710125, lng: -99.1400807, query: "MELCHOR_OCAMPO_MEXICO")</text:p>
          </table:table-cell>
        </table:table-row>
        <table:table-row table:style-name="ro1">
          <table:table-cell office:value-type="string" calcext:value-type="string">
            <text:p>Mergui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MERGUI</text:p>
          </table:table-cell>
          <table:table-cell office:value-type="string" calcext:value-type="string">
            <text:p>12.4492291</text:p>
          </table:table-cell>
          <table:table-cell office:value-type="string" calcext:value-type="string">
            <text:p>98.62706279999999</text:p>
          </table:table-cell>
          <table:table-cell table:formula="of:=&quot;Harbor.create(name: &quot;&quot;&quot;&amp;[.A574]&amp;&quot;&quot;&quot;, lat: &quot;&amp;[.D574]&amp;&quot;, lng: &quot;&amp;[.E574]&amp;&quot;, query: &quot;&quot;&quot;&amp;[.C574]&amp;&quot;&quot;&quot;)&quot;" office:value-type="string" office:string-value="Harbor.create(name: &quot;Mergui&quot;, lat: 12.4492291, lng: 98.62706279999999, query: &quot;MERGUI&quot;)" calcext:value-type="string">
            <text:p>Harbor.create(name: "Mergui", lat: 12.4492291, lng: 98.62706279999999, query: "MERGUI")</text:p>
          </table:table-cell>
        </table:table-row>
        <table:table-row table:style-name="ro1">
          <table:table-cell office:value-type="string" calcext:value-type="string">
            <text:p>Messine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38.1938137</text:p>
          </table:table-cell>
          <table:table-cell office:value-type="string" calcext:value-type="string">
            <text:p>15.5540152</text:p>
          </table:table-cell>
          <table:table-cell table:formula="of:=&quot;Harbor.create(name: &quot;&quot;&quot;&amp;[.A575]&amp;&quot;&quot;&quot;, lat: &quot;&amp;[.D575]&amp;&quot;, lng: &quot;&amp;[.E575]&amp;&quot;, query: &quot;&quot;&quot;&amp;[.C575]&amp;&quot;&quot;&quot;)&quot;" office:value-type="string" office:string-value="Harbor.create(name: &quot;Messine&quot;, lat: 38.1938137, lng: 15.5540152, query: &quot;MESSINA&quot;)" calcext:value-type="string">
            <text:p>Harbor.create(name: "Messine", lat: 38.1938137, lng: 15.5540152, query: "MESSINA")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MIAMI_HARBOR_ENTRANCE</text:p>
          </table:table-cell>
          <table:table-cell office:value-type="string" calcext:value-type="string">
            <text:p>25.7616798</text:p>
          </table:table-cell>
          <table:table-cell office:value-type="string" calcext:value-type="string">
            <text:p>-80.1917902</text:p>
          </table:table-cell>
          <table:table-cell table:formula="of:=&quot;Harbor.create(name: &quot;&quot;&quot;&amp;[.A576]&amp;&quot;&quot;&quot;, lat: &quot;&amp;[.D576]&amp;&quot;, lng: &quot;&amp;[.E576]&amp;&quot;, query: &quot;&quot;&quot;&amp;[.C576]&amp;&quot;&quot;&quot;)&quot;" office:value-type="string" office:string-value="Harbor.create(name: &quot;Miami&quot;, lat: 25.7616798, lng: -80.1917902, query: &quot;MIAMI_HARBOR_ENTRANCE&quot;)" calcext:value-type="string">
            <text:p>Harbor.create(name: "Miami", lat: 25.7616798, lng: -80.1917902, query: "MIAMI_HARBOR_ENTRANCE")</text:p>
          </table:table-cell>
        </table:table-row>
        <table:table-row table:style-name="ro1">
          <table:table-cell office:value-type="string" calcext:value-type="string">
            <text:p>Miike Ko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MIIKE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30.4166667</text:p>
          </table:table-cell>
          <table:table-cell table:formula="of:=&quot;Harbor.create(name: &quot;&quot;&quot;&amp;[.A577]&amp;&quot;&quot;&quot;, lat: &quot;&amp;[.D577]&amp;&quot;, lng: &quot;&amp;[.E577]&amp;&quot;, query: &quot;&quot;&quot;&amp;[.C577]&amp;&quot;&quot;&quot;)&quot;" office:value-type="string" office:string-value="Harbor.create(name: &quot;Miike Ko&quot;, lat: 33.0, lng: 130.4166667, query: &quot;MIIKE&quot;)" calcext:value-type="string">
            <text:p>Harbor.create(name: "Miike Ko", lat: 33.0, lng: 130.4166667, query: "MIIKE")</text:p>
          </table:table-cell>
        </table:table-row>
        <table:table-row table:style-name="ro1">
          <table:table-cell office:value-type="string" calcext:value-type="string">
            <text:p>Milford Haven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MILFORD_HAVEN</text:p>
          </table:table-cell>
          <table:table-cell office:value-type="string" calcext:value-type="string">
            <text:p>51.714306</text:p>
          </table:table-cell>
          <table:table-cell office:value-type="string" calcext:value-type="string">
            <text:p>-5.042697</text:p>
          </table:table-cell>
          <table:table-cell table:formula="of:=&quot;Harbor.create(name: &quot;&quot;&quot;&amp;[.A578]&amp;&quot;&quot;&quot;, lat: &quot;&amp;[.D578]&amp;&quot;, lng: &quot;&amp;[.E578]&amp;&quot;, query: &quot;&quot;&quot;&amp;[.C578]&amp;&quot;&quot;&quot;)&quot;" office:value-type="string" office:string-value="Harbor.create(name: &quot;Milford Haven&quot;, lat: 51.714306, lng: -5.042697, query: &quot;MILFORD_HAVEN&quot;)" calcext:value-type="string">
            <text:p>Harbor.create(name: "Milford Haven", lat: 51.714306, lng: -5.042697, query: "MILFORD_HAVEN")</text:p>
          </table:table-cell>
        </table:table-row>
        <table:table-row table:style-name="ro1">
          <table:table-cell office:value-type="string" calcext:value-type="string">
            <text:p>Mimiz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IMIZAN</text:p>
          </table:table-cell>
          <table:table-cell office:value-type="string" calcext:value-type="string">
            <text:p>44.20041699999999</text:p>
          </table:table-cell>
          <table:table-cell office:value-type="string" calcext:value-type="string">
            <text:p>-1.2280089</text:p>
          </table:table-cell>
          <table:table-cell table:formula="of:=&quot;Harbor.create(name: &quot;&quot;&quot;&amp;[.A579]&amp;&quot;&quot;&quot;, lat: &quot;&amp;[.D579]&amp;&quot;, lng: &quot;&amp;[.E579]&amp;&quot;, query: &quot;&quot;&quot;&amp;[.C579]&amp;&quot;&quot;&quot;)&quot;" office:value-type="string" office:string-value="Harbor.create(name: &quot;Mimizan&quot;, lat: 44.20041699999999, lng: -1.2280089, query: &quot;MIMIZAN&quot;)" calcext:value-type="string">
            <text:p>Harbor.create(name: "Mimizan", lat: 44.20041699999999, lng: -1.2280089, query: "MIMIZAN")</text:p>
          </table:table-cell>
        </table:table-row>
        <table:table-row table:style-name="ro1">
          <table:table-cell office:value-type="string" calcext:value-type="string">
            <text:p>Salman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MINA_SALMAN</text:p>
          </table:table-cell>
          <table:table-cell office:value-type="string" calcext:value-type="string">
            <text:p>26.1761231</text:p>
          </table:table-cell>
          <table:table-cell office:value-type="string" calcext:value-type="string">
            <text:p>50.6058222</text:p>
          </table:table-cell>
          <table:table-cell table:formula="of:=&quot;Harbor.create(name: &quot;&quot;&quot;&amp;[.A580]&amp;&quot;&quot;&quot;, lat: &quot;&amp;[.D580]&amp;&quot;, lng: &quot;&amp;[.E580]&amp;&quot;, query: &quot;&quot;&quot;&amp;[.C580]&amp;&quot;&quot;&quot;)&quot;" office:value-type="string" office:string-value="Harbor.create(name: &quot;Salman&quot;, lat: 26.1761231, lng: 50.6058222, query: &quot;MINA_SALMAN&quot;)" calcext:value-type="string">
            <text:p>Harbor.create(name: "Salman", lat: 26.1761231, lng: 50.6058222, query: "MINA_SALMAN")</text:p>
          </table:table-cell>
        </table:table-row>
        <table:table-row table:style-name="ro1">
          <table:table-cell office:value-type="string" calcext:value-type="string">
            <text:p>Mina-al Ahmadi</text:p>
          </table:table-cell>
          <table:table-cell office:value-type="string" calcext:value-type="string">
            <text:p>Koweit</text:p>
          </table:table-cell>
          <table:table-cell office:value-type="string" calcext:value-type="string">
            <text:p>MINA_AL_AHMADI</text:p>
          </table:table-cell>
          <table:table-cell office:value-type="string" calcext:value-type="string">
            <text:p>29.0853759</text:p>
          </table:table-cell>
          <table:table-cell office:value-type="string" calcext:value-type="string">
            <text:p>48.0654706</text:p>
          </table:table-cell>
          <table:table-cell table:formula="of:=&quot;Harbor.create(name: &quot;&quot;&quot;&amp;[.A581]&amp;&quot;&quot;&quot;, lat: &quot;&amp;[.D581]&amp;&quot;, lng: &quot;&amp;[.E581]&amp;&quot;, query: &quot;&quot;&quot;&amp;[.C581]&amp;&quot;&quot;&quot;)&quot;" office:value-type="string" office:string-value="Harbor.create(name: &quot;Mina-al Ahmadi&quot;, lat: 29.0853759, lng: 48.0654706, query: &quot;MINA_AL_AHMADI&quot;)" calcext:value-type="string">
            <text:p>Harbor.create(name: "Mina-al Ahmadi", lat: 29.0853759, lng: 48.0654706, query: "MINA_AL_AHMADI")</text:p>
          </table:table-cell>
        </table:table-row>
        <table:table-row table:style-name="ro1">
          <table:table-cell office:value-type="string" calcext:value-type="string">
            <text:p>Minami Izu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MINAMI_IZU</text:p>
          </table:table-cell>
          <table:table-cell office:value-type="string" calcext:value-type="string">
            <text:p>34.6510915</text:p>
          </table:table-cell>
          <table:table-cell office:value-type="string" calcext:value-type="string">
            <text:p>138.8585273</text:p>
          </table:table-cell>
          <table:table-cell table:formula="of:=&quot;Harbor.create(name: &quot;&quot;&quot;&amp;[.A582]&amp;&quot;&quot;&quot;, lat: &quot;&amp;[.D582]&amp;&quot;, lng: &quot;&amp;[.E582]&amp;&quot;, query: &quot;&quot;&quot;&amp;[.C582]&amp;&quot;&quot;&quot;)&quot;" office:value-type="string" office:string-value="Harbor.create(name: &quot;Minami Izu&quot;, lat: 34.6510915, lng: 138.8585273, query: &quot;MINAMI_IZU&quot;)" calcext:value-type="string">
            <text:p>Harbor.create(name: "Minami Izu", lat: 34.6510915, lng: 138.8585273, query: "MINAMI_IZU")</text:p>
          </table:table-cell>
        </table:table-row>
        <table:table-row table:style-name="ro1">
          <table:table-cell office:value-type="string" calcext:value-type="string">
            <text:p>Mindelo (P. Grande)</text:p>
          </table:table-cell>
          <table:table-cell office:value-type="string" calcext:value-type="string">
            <text:p>Cap-Vert</text:p>
          </table:table-cell>
          <table:table-cell office:value-type="string" calcext:value-type="string">
            <text:p>PORTO_GRANDE_DE_S_VICENTE</text:p>
          </table:table-cell>
          <table:table-cell office:value-type="string" calcext:value-type="string">
            <text:p>16.8894516</text:p>
          </table:table-cell>
          <table:table-cell office:value-type="string" calcext:value-type="string">
            <text:p>-24.9874309</text:p>
          </table:table-cell>
          <table:table-cell table:formula="of:=&quot;Harbor.create(name: &quot;&quot;&quot;&amp;[.A583]&amp;&quot;&quot;&quot;, lat: &quot;&amp;[.D583]&amp;&quot;, lng: &quot;&amp;[.E583]&amp;&quot;, query: &quot;&quot;&quot;&amp;[.C583]&amp;&quot;&quot;&quot;)&quot;" office:value-type="string" office:string-value="Harbor.create(name: &quot;Mindelo (P. Grande)&quot;, lat: 16.8894516, lng: -24.9874309, query: &quot;PORTO_GRANDE_DE_S_VICENTE&quot;)" calcext:value-type="string">
            <text:p>Harbor.create(name: "Mindelo (P. Grande)", lat: 16.8894516, lng: -24.9874309, query: "PORTO_GRANDE_DE_S_VICENTE")</text:p>
          </table:table-cell>
        </table:table-row>
        <table:table-row table:style-name="ro1" table:visibility="filter">
          <table:table-cell office:value-type="string" calcext:value-type="string">
            <text:p>Minicoy I.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INIC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jiang Kou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MINJIANG_KOU</text:p>
          </table:table-cell>
          <table:table-cell office:value-type="string" calcext:value-type="string">
            <text:p>26.053581</text:p>
          </table:table-cell>
          <table:table-cell office:value-type="string" calcext:value-type="string">
            <text:p>119.6954</text:p>
          </table:table-cell>
          <table:table-cell table:formula="of:=&quot;Harbor.create(name: &quot;&quot;&quot;&amp;[.A585]&amp;&quot;&quot;&quot;, lat: &quot;&amp;[.D585]&amp;&quot;, lng: &quot;&amp;[.E585]&amp;&quot;, query: &quot;&quot;&quot;&amp;[.C585]&amp;&quot;&quot;&quot;)&quot;" office:value-type="string" office:string-value="Harbor.create(name: &quot;Minjiang Kou&quot;, lat: 26.053581, lng: 119.6954, query: &quot;MINJIANG_KOU&quot;)" calcext:value-type="string">
            <text:p>Harbor.create(name: "Minjiang Kou", lat: 26.053581, lng: 119.6954, query: "MINJIANG_KOU")</text:p>
          </table:table-cell>
        </table:table-row>
        <table:table-row table:style-name="ro1">
          <table:table-cell office:value-type="string" calcext:value-type="string">
            <text:p>Miri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MIRI</text:p>
          </table:table-cell>
          <table:table-cell office:value-type="string" calcext:value-type="string">
            <text:p>4.399493</text:p>
          </table:table-cell>
          <table:table-cell office:value-type="string" calcext:value-type="string">
            <text:p>113.9913832</text:p>
          </table:table-cell>
          <table:table-cell table:formula="of:=&quot;Harbor.create(name: &quot;&quot;&quot;&amp;[.A586]&amp;&quot;&quot;&quot;, lat: &quot;&amp;[.D586]&amp;&quot;, lng: &quot;&amp;[.E586]&amp;&quot;, query: &quot;&quot;&quot;&amp;[.C586]&amp;&quot;&quot;&quot;)&quot;" office:value-type="string" office:string-value="Harbor.create(name: &quot;Miri&quot;, lat: 4.399493, lng: 113.9913832, query: &quot;MIRI&quot;)" calcext:value-type="string">
            <text:p>Harbor.create(name: "Miri", lat: 4.399493, lng: 113.9913832, query: "MIRI")</text:p>
          </table:table-cell>
        </table:table-row>
        <table:table-row table:style-name="ro1">
          <table:table-cell office:value-type="string" calcext:value-type="string">
            <text:p>Mizushim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MIZUSHIMA</text:p>
          </table:table-cell>
          <table:table-cell office:value-type="string" calcext:value-type="string">
            <text:p>36.6387419</text:p>
          </table:table-cell>
          <table:table-cell office:value-type="string" calcext:value-type="string">
            <text:p>136.9015148</text:p>
          </table:table-cell>
          <table:table-cell table:formula="of:=&quot;Harbor.create(name: &quot;&quot;&quot;&amp;[.A587]&amp;&quot;&quot;&quot;, lat: &quot;&amp;[.D587]&amp;&quot;, lng: &quot;&amp;[.E587]&amp;&quot;, query: &quot;&quot;&quot;&amp;[.C587]&amp;&quot;&quot;&quot;)&quot;" office:value-type="string" office:string-value="Harbor.create(name: &quot;Mizushima&quot;, lat: 36.6387419, lng: 136.9015148, query: &quot;MIZUSHIMA&quot;)" calcext:value-type="string">
            <text:p>Harbor.create(name: "Mizushima", lat: 36.6387419, lng: 136.9015148, query: "MIZUSHIMA")</text:p>
          </table:table-cell>
        </table:table-row>
        <table:table-row table:style-name="ro1">
          <table:table-cell office:value-type="string" calcext:value-type="string">
            <text:p>Mo I Rana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MO-I-RANA</text:p>
          </table:table-cell>
          <table:table-cell office:value-type="string" calcext:value-type="string">
            <text:p>66.3137122</text:p>
          </table:table-cell>
          <table:table-cell office:value-type="string" calcext:value-type="string">
            <text:p>14.1419749</text:p>
          </table:table-cell>
          <table:table-cell table:formula="of:=&quot;Harbor.create(name: &quot;&quot;&quot;&amp;[.A588]&amp;&quot;&quot;&quot;, lat: &quot;&amp;[.D588]&amp;&quot;, lng: &quot;&amp;[.E588]&amp;&quot;, query: &quot;&quot;&quot;&amp;[.C588]&amp;&quot;&quot;&quot;)&quot;" office:value-type="string" office:string-value="Harbor.create(name: &quot;Mo I Rana&quot;, lat: 66.3137122, lng: 14.1419749, query: &quot;MO-I-RANA&quot;)" calcext:value-type="string">
            <text:p>Harbor.create(name: "Mo I Rana", lat: 66.3137122, lng: 14.1419749, query: "MO-I-RANA")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30.6953657</text:p>
          </table:table-cell>
          <table:table-cell office:value-type="string" calcext:value-type="string">
            <text:p>-88.0398912</text:p>
          </table:table-cell>
          <table:table-cell table:formula="of:=&quot;Harbor.create(name: &quot;&quot;&quot;&amp;[.A589]&amp;&quot;&quot;&quot;, lat: &quot;&amp;[.D589]&amp;&quot;, lng: &quot;&amp;[.E589]&amp;&quot;, query: &quot;&quot;&quot;&amp;[.C589]&amp;&quot;&quot;&quot;)&quot;" office:value-type="string" office:string-value="Harbor.create(name: &quot;Mobile&quot;, lat: 30.6953657, lng: -88.0398912, query: &quot;MOBILE&quot;)" calcext:value-type="string">
            <text:p>Harbor.create(name: "Mobile", lat: 30.6953657, lng: -88.0398912, query: "MOBILE")</text:p>
          </table:table-cell>
        </table:table-row>
        <table:table-row table:style-name="ro1">
          <table:table-cell office:value-type="string" calcext:value-type="string">
            <text:p>Mocamedes (Namibe)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OCAMEDES</text:p>
          </table:table-cell>
          <table:table-cell office:value-type="string" calcext:value-type="string">
            <text:p>-15.1978317</text:p>
          </table:table-cell>
          <table:table-cell office:value-type="string" calcext:value-type="string">
            <text:p>12.1575544</text:p>
          </table:table-cell>
          <table:table-cell table:formula="of:=&quot;Harbor.create(name: &quot;&quot;&quot;&amp;[.A590]&amp;&quot;&quot;&quot;, lat: &quot;&amp;[.D590]&amp;&quot;, lng: &quot;&amp;[.E590]&amp;&quot;, query: &quot;&quot;&quot;&amp;[.C590]&amp;&quot;&quot;&quot;)&quot;" office:value-type="string" office:string-value="Harbor.create(name: &quot;Mocamedes (Namibe)&quot;, lat: -15.1978317, lng: 12.1575544, query: &quot;MOCAMEDES&quot;)" calcext:value-type="string">
            <text:p>Harbor.create(name: "Mocamedes (Namibe)", lat: -15.1978317, lng: 12.1575544, query: "MOCAMEDES")</text:p>
          </table:table-cell>
        </table:table-row>
        <table:table-row table:style-name="ro1">
          <table:table-cell office:value-type="string" calcext:value-type="string">
            <text:p>Mocimboa da Prai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CIMBOA_DA_PRAIA</text:p>
          </table:table-cell>
          <table:table-cell office:value-type="string" calcext:value-type="string">
            <text:p>-11.3535985</text:p>
          </table:table-cell>
          <table:table-cell office:value-type="string" calcext:value-type="string">
            <text:p>40.3522402</text:p>
          </table:table-cell>
          <table:table-cell table:formula="of:=&quot;Harbor.create(name: &quot;&quot;&quot;&amp;[.A591]&amp;&quot;&quot;&quot;, lat: &quot;&amp;[.D591]&amp;&quot;, lng: &quot;&amp;[.E591]&amp;&quot;, query: &quot;&quot;&quot;&amp;[.C591]&amp;&quot;&quot;&quot;)&quot;" office:value-type="string" office:string-value="Harbor.create(name: &quot;Mocimboa da Praia&quot;, lat: -11.3535985, lng: 40.3522402, query: &quot;MOCIMBOA_DA_PRAIA&quot;)" calcext:value-type="string">
            <text:p>Harbor.create(name: "Mocimboa da Praia", lat: -11.3535985, lng: 40.3522402, query: "MOCIMBOA_DA_PRAIA")</text:p>
          </table:table-cell>
        </table:table-row>
        <table:table-row table:style-name="ro1">
          <table:table-cell office:value-type="string" calcext:value-type="string">
            <text:p>Mogadiscio (Muqdisho)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MOGADISCIO</text:p>
          </table:table-cell>
          <table:table-cell office:value-type="string" calcext:value-type="string">
            <text:p>2.023869</text:p>
          </table:table-cell>
          <table:table-cell office:value-type="string" calcext:value-type="string">
            <text:p>45.333168</text:p>
          </table:table-cell>
          <table:table-cell table:formula="of:=&quot;Harbor.create(name: &quot;&quot;&quot;&amp;[.A592]&amp;&quot;&quot;&quot;, lat: &quot;&amp;[.D592]&amp;&quot;, lng: &quot;&amp;[.E592]&amp;&quot;, query: &quot;&quot;&quot;&amp;[.C592]&amp;&quot;&quot;&quot;)&quot;" office:value-type="string" office:string-value="Harbor.create(name: &quot;Mogadiscio (Muqdisho)&quot;, lat: 2.023869, lng: 45.333168, query: &quot;MOGADISCIO&quot;)" calcext:value-type="string">
            <text:p>Harbor.create(name: "Mogadiscio (Muqdisho)", lat: 2.023869, lng: 45.333168, query: "MOGADISCIO")</text:p>
          </table:table-cell>
        </table:table-row>
        <table:table-row table:style-name="ro1">
          <table:table-cell office:value-type="string" calcext:value-type="string">
            <text:p>Mohammedia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MOHAMMEDIA</text:p>
          </table:table-cell>
          <table:table-cell office:value-type="string" calcext:value-type="string">
            <text:p>33.6835086</text:p>
          </table:table-cell>
          <table:table-cell office:value-type="string" calcext:value-type="string">
            <text:p>-7.384854699999999</text:p>
          </table:table-cell>
          <table:table-cell table:formula="of:=&quot;Harbor.create(name: &quot;&quot;&quot;&amp;[.A593]&amp;&quot;&quot;&quot;, lat: &quot;&amp;[.D593]&amp;&quot;, lng: &quot;&amp;[.E593]&amp;&quot;, query: &quot;&quot;&quot;&amp;[.C593]&amp;&quot;&quot;&quot;)&quot;" office:value-type="string" office:string-value="Harbor.create(name: &quot;Mohammedia&quot;, lat: 33.6835086, lng: -7.384854699999999, query: &quot;MOHAMMEDIA&quot;)" calcext:value-type="string">
            <text:p>Harbor.create(name: "Mohammedia", lat: 33.6835086, lng: -7.384854699999999, query: "MOHAMMEDIA")</text:p>
          </table:table-cell>
        </table:table-row>
        <table:table-row table:style-name="ro1">
          <table:table-cell office:value-type="string" calcext:value-type="string">
            <text:p>Mokpo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MOKPO</text:p>
          </table:table-cell>
          <table:table-cell office:value-type="string" calcext:value-type="string">
            <text:p>34.8118351</text:p>
          </table:table-cell>
          <table:table-cell office:value-type="string" calcext:value-type="string">
            <text:p>126.3921664</text:p>
          </table:table-cell>
          <table:table-cell table:formula="of:=&quot;Harbor.create(name: &quot;&quot;&quot;&amp;[.A594]&amp;&quot;&quot;&quot;, lat: &quot;&amp;[.D594]&amp;&quot;, lng: &quot;&amp;[.E594]&amp;&quot;, query: &quot;&quot;&quot;&amp;[.C594]&amp;&quot;&quot;&quot;)&quot;" office:value-type="string" office:string-value="Harbor.create(name: &quot;Mokpo&quot;, lat: 34.8118351, lng: 126.3921664, query: &quot;MOKPO&quot;)" calcext:value-type="string">
            <text:p>Harbor.create(name: "Mokpo", lat: 34.8118351, lng: 126.3921664, query: "MOKPO")</text:p>
          </table:table-cell>
        </table:table-row>
        <table:table-row table:style-name="ro1">
          <table:table-cell office:value-type="string" calcext:value-type="string">
            <text:p>Molene Nor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OLENE_NORD</text:p>
          </table:table-cell>
          <table:table-cell office:value-type="string" calcext:value-type="string">
            <text:p>48.78083300000001</text:p>
          </table:table-cell>
          <table:table-cell office:value-type="string" calcext:value-type="string">
            <text:p>-3.608889</text:p>
          </table:table-cell>
          <table:table-cell table:formula="of:=&quot;Harbor.create(name: &quot;&quot;&quot;&amp;[.A595]&amp;&quot;&quot;&quot;, lat: &quot;&amp;[.D595]&amp;&quot;, lng: &quot;&amp;[.E595]&amp;&quot;, query: &quot;&quot;&quot;&amp;[.C595]&amp;&quot;&quot;&quot;)&quot;" office:value-type="string" office:string-value="Harbor.create(name: &quot;Molene Nord&quot;, lat: 48.78083300000001, lng: -3.608889, query: &quot;MOLENE_NORD&quot;)" calcext:value-type="string">
            <text:p>Harbor.create(name: "Molene Nord", lat: 48.78083300000001, lng: -3.608889, query: "MOLENE_NORD")</text:p>
          </table:table-cell>
        </table:table-row>
        <table:table-row table:style-name="ro1">
          <table:table-cell office:value-type="string" calcext:value-type="string">
            <text:p>Mombasa (Kilindini Harbour)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ILINDINI_HARBOUR</text:p>
          </table:table-cell>
          <table:table-cell office:value-type="string" calcext:value-type="string">
            <text:p>-4.0694444</text:p>
          </table:table-cell>
          <table:table-cell office:value-type="string" calcext:value-type="string">
            <text:p>39.6505556</text:p>
          </table:table-cell>
          <table:table-cell table:formula="of:=&quot;Harbor.create(name: &quot;&quot;&quot;&amp;[.A596]&amp;&quot;&quot;&quot;, lat: &quot;&amp;[.D596]&amp;&quot;, lng: &quot;&amp;[.E596]&amp;&quot;, query: &quot;&quot;&quot;&amp;[.C596]&amp;&quot;&quot;&quot;)&quot;" office:value-type="string" office:string-value="Harbor.create(name: &quot;Mombasa (Kilindini Harbour)&quot;, lat: -4.0694444, lng: 39.6505556, query: &quot;KILINDINI_HARBOUR&quot;)" calcext:value-type="string">
            <text:p>Harbor.create(name: "Mombasa (Kilindini Harbour)", lat: -4.0694444, lng: 39.6505556, query: "KILINDINI_HARBOUR")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43.73741099999999</text:p>
          </table:table-cell>
          <table:table-cell office:value-type="string" calcext:value-type="string">
            <text:p>7.420815999999999</text:p>
          </table:table-cell>
          <table:table-cell table:formula="of:=&quot;Harbor.create(name: &quot;&quot;&quot;&amp;[.A597]&amp;&quot;&quot;&quot;, lat: &quot;&amp;[.D597]&amp;&quot;, lng: &quot;&amp;[.E597]&amp;&quot;, query: &quot;&quot;&quot;&amp;[.C597]&amp;&quot;&quot;&quot;)&quot;" office:value-type="string" office:string-value="Harbor.create(name: &quot;Monaco&quot;, lat: 43.73741099999999, lng: 7.420815999999999, query: &quot;MONACO&quot;)" calcext:value-type="string">
            <text:p>Harbor.create(name: "Monaco", lat: 43.73741099999999, lng: 7.420815999999999, query: "MONACO")</text:p>
          </table:table-cell>
        </table:table-row>
        <table:table-row table:style-name="ro1">
          <table:table-cell office:value-type="string" calcext:value-type="string">
            <text:p>Monbetsu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MONBETSU</text:p>
          </table:table-cell>
          <table:table-cell office:value-type="string" calcext:value-type="string">
            <text:p>44.3564842</text:p>
          </table:table-cell>
          <table:table-cell office:value-type="string" calcext:value-type="string">
            <text:p>143.3545032</text:p>
          </table:table-cell>
          <table:table-cell table:formula="of:=&quot;Harbor.create(name: &quot;&quot;&quot;&amp;[.A598]&amp;&quot;&quot;&quot;, lat: &quot;&amp;[.D598]&amp;&quot;, lng: &quot;&amp;[.E598]&amp;&quot;, query: &quot;&quot;&quot;&amp;[.C598]&amp;&quot;&quot;&quot;)&quot;" office:value-type="string" office:string-value="Harbor.create(name: &quot;Monbetsu&quot;, lat: 44.3564842, lng: 143.3545032, query: &quot;MONBETSU&quot;)" calcext:value-type="string">
            <text:p>Harbor.create(name: "Monbetsu", lat: 44.3564842, lng: 143.3545032, query: "MONBETSU")</text:p>
          </table:table-cell>
        </table:table-row>
        <table:table-row table:style-name="ro1">
          <table:table-cell office:value-type="string" calcext:value-type="string">
            <text:p>Monrovi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6.2907432</text:p>
          </table:table-cell>
          <table:table-cell office:value-type="string" calcext:value-type="string">
            <text:p>-10.7605239</text:p>
          </table:table-cell>
          <table:table-cell table:formula="of:=&quot;Harbor.create(name: &quot;&quot;&quot;&amp;[.A599]&amp;&quot;&quot;&quot;, lat: &quot;&amp;[.D599]&amp;&quot;, lng: &quot;&amp;[.E599]&amp;&quot;, query: &quot;&quot;&quot;&amp;[.C599]&amp;&quot;&quot;&quot;)&quot;" office:value-type="string" office:string-value="Harbor.create(name: &quot;Monrovia&quot;, lat: 6.2907432, lng: -10.7605239, query: &quot;MONROVIA&quot;)" calcext:value-type="string">
            <text:p>Harbor.create(name: "Monrovia", lat: 6.2907432, lng: -10.7605239, query: "MONROVIA")</text:p>
          </table:table-cell>
        </table:table-row>
        <table:table-row table:style-name="ro1">
          <table:table-cell office:value-type="string" calcext:value-type="string">
            <text:p>Monte Hermoso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MONTE_HERMOSO</text:p>
          </table:table-cell>
          <table:table-cell office:value-type="string" calcext:value-type="string">
            <text:p>-38.9166669</text:p>
          </table:table-cell>
          <table:table-cell office:value-type="string" calcext:value-type="string">
            <text:p>-61.55</text:p>
          </table:table-cell>
          <table:table-cell table:formula="of:=&quot;Harbor.create(name: &quot;&quot;&quot;&amp;[.A600]&amp;&quot;&quot;&quot;, lat: &quot;&amp;[.D600]&amp;&quot;, lng: &quot;&amp;[.E600]&amp;&quot;, query: &quot;&quot;&quot;&amp;[.C600]&amp;&quot;&quot;&quot;)&quot;" office:value-type="string" office:string-value="Harbor.create(name: &quot;Monte Hermoso&quot;, lat: -38.9166669, lng: -61.55, query: &quot;MONTE_HERMOSO&quot;)" calcext:value-type="string">
            <text:p>Harbor.create(name: "Monte Hermoso", lat: -38.9166669, lng: -61.55, query: "MONTE_HERMOSO")</text:p>
          </table:table-cell>
        </table:table-row>
        <table:table-row table:style-name="ro1">
          <table:table-cell office:value-type="string" calcext:value-type="string">
            <text:p>Monterey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MONTEREY</text:p>
          </table:table-cell>
          <table:table-cell office:value-type="string" calcext:value-type="string">
            <text:p>36.6002378</text:p>
          </table:table-cell>
          <table:table-cell office:value-type="string" calcext:value-type="string">
            <text:p>-121.8946761</text:p>
          </table:table-cell>
          <table:table-cell table:formula="of:=&quot;Harbor.create(name: &quot;&quot;&quot;&amp;[.A601]&amp;&quot;&quot;&quot;, lat: &quot;&amp;[.D601]&amp;&quot;, lng: &quot;&amp;[.E601]&amp;&quot;, query: &quot;&quot;&quot;&amp;[.C601]&amp;&quot;&quot;&quot;)&quot;" office:value-type="string" office:string-value="Harbor.create(name: &quot;Monterey&quot;, lat: 36.6002378, lng: -121.8946761, query: &quot;MONTEREY&quot;)" calcext:value-type="string">
            <text:p>Harbor.create(name: "Monterey", lat: 36.6002378, lng: -121.8946761, query: "MONTEREY")</text:p>
          </table:table-cell>
        </table:table-row>
        <table:table-row table:style-name="ro1">
          <table:table-cell office:value-type="string" calcext:value-type="string">
            <text:p>Montevideo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-34.9011127</text:p>
          </table:table-cell>
          <table:table-cell office:value-type="string" calcext:value-type="string">
            <text:p>-56.16453139999999</text:p>
          </table:table-cell>
          <table:table-cell table:formula="of:=&quot;Harbor.create(name: &quot;&quot;&quot;&amp;[.A602]&amp;&quot;&quot;&quot;, lat: &quot;&amp;[.D602]&amp;&quot;, lng: &quot;&amp;[.E602]&amp;&quot;, query: &quot;&quot;&quot;&amp;[.C602]&amp;&quot;&quot;&quot;)&quot;" office:value-type="string" office:string-value="Harbor.create(name: &quot;Montevideo&quot;, lat: -34.9011127, lng: -56.16453139999999, query: &quot;MONTEVIDEO&quot;)" calcext:value-type="string">
            <text:p>Harbor.create(name: "Montevideo", lat: -34.9011127, lng: -56.16453139999999, query: "MONTEVIDEO")</text:p>
          </table:table-cell>
        </table:table-row>
        <table:table-row table:style-name="ro1">
          <table:table-cell office:value-type="string" calcext:value-type="string">
            <text:p>Morga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ORGAT</text:p>
          </table:table-cell>
          <table:table-cell office:value-type="string" calcext:value-type="string">
            <text:p>48.230082</text:p>
          </table:table-cell>
          <table:table-cell office:value-type="string" calcext:value-type="string">
            <text:p>-4.511738</text:p>
          </table:table-cell>
          <table:table-cell table:formula="of:=&quot;Harbor.create(name: &quot;&quot;&quot;&amp;[.A603]&amp;&quot;&quot;&quot;, lat: &quot;&amp;[.D603]&amp;&quot;, lng: &quot;&amp;[.E603]&amp;&quot;, query: &quot;&quot;&quot;&amp;[.C603]&amp;&quot;&quot;&quot;)&quot;" office:value-type="string" office:string-value="Harbor.create(name: &quot;Morgat&quot;, lat: 48.230082, lng: -4.511738, query: &quot;MORGAT&quot;)" calcext:value-type="string">
            <text:p>Harbor.create(name: "Morgat", lat: 48.230082, lng: -4.511738, query: "MORGAT")</text:p>
          </table:table-cell>
        </table:table-row>
        <table:table-row table:style-name="ro1">
          <table:table-cell office:value-type="string" calcext:value-type="string">
            <text:p>Morlaix Pen Al Lan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ORLAIX_PEN_AL_LANN</text:p>
          </table:table-cell>
          <table:table-cell office:value-type="string" calcext:value-type="string">
            <text:p>48.577613</text:p>
          </table:table-cell>
          <table:table-cell office:value-type="string" calcext:value-type="string">
            <text:p>-3.828228</text:p>
          </table:table-cell>
          <table:table-cell table:formula="of:=&quot;Harbor.create(name: &quot;&quot;&quot;&amp;[.A604]&amp;&quot;&quot;&quot;, lat: &quot;&amp;[.D604]&amp;&quot;, lng: &quot;&amp;[.E604]&amp;&quot;, query: &quot;&quot;&quot;&amp;[.C604]&amp;&quot;&quot;&quot;)&quot;" office:value-type="string" office:string-value="Harbor.create(name: &quot;Morlaix Pen Al Lann&quot;, lat: 48.577613, lng: -3.828228, query: &quot;MORLAIX_PEN_AL_LANN&quot;)" calcext:value-type="string">
            <text:p>Harbor.create(name: "Morlaix Pen Al Lann", lat: 48.577613, lng: -3.828228, query: "MORLAIX_PEN_AL_LANN")</text:p>
          </table:table-cell>
        </table:table-row>
        <table:table-row table:style-name="ro1">
          <table:table-cell office:value-type="string" calcext:value-type="string">
            <text:p>Mormugao (Marmagao)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MARMAGAO</text:p>
          </table:table-cell>
          <table:table-cell office:value-type="string" calcext:value-type="string">
            <text:p>15.3874352</text:p>
          </table:table-cell>
          <table:table-cell office:value-type="string" calcext:value-type="string">
            <text:p>73.8154394</text:p>
          </table:table-cell>
          <table:table-cell table:formula="of:=&quot;Harbor.create(name: &quot;&quot;&quot;&amp;[.A605]&amp;&quot;&quot;&quot;, lat: &quot;&amp;[.D605]&amp;&quot;, lng: &quot;&amp;[.E605]&amp;&quot;, query: &quot;&quot;&quot;&amp;[.C605]&amp;&quot;&quot;&quot;)&quot;" office:value-type="string" office:string-value="Harbor.create(name: &quot;Mormugao (Marmagao)&quot;, lat: 15.3874352, lng: 73.8154394, query: &quot;MARMAGAO&quot;)" calcext:value-type="string">
            <text:p>Harbor.create(name: "Mormugao (Marmagao)", lat: 15.3874352, lng: 73.8154394, query: "MARMAGAO")</text:p>
          </table:table-cell>
        </table:table-row>
        <table:table-row table:style-name="ro1">
          <table:table-cell office:value-type="string" calcext:value-type="string">
            <text:p>Mosselbaai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MOSSELBAAI</text:p>
          </table:table-cell>
          <table:table-cell office:value-type="string" calcext:value-type="string">
            <text:p>-34.1747356</text:p>
          </table:table-cell>
          <table:table-cell office:value-type="string" calcext:value-type="string">
            <text:p>22.0834066</text:p>
          </table:table-cell>
          <table:table-cell table:formula="of:=&quot;Harbor.create(name: &quot;&quot;&quot;&amp;[.A606]&amp;&quot;&quot;&quot;, lat: &quot;&amp;[.D606]&amp;&quot;, lng: &quot;&amp;[.E606]&amp;&quot;, query: &quot;&quot;&quot;&amp;[.C606]&amp;&quot;&quot;&quot;)&quot;" office:value-type="string" office:string-value="Harbor.create(name: &quot;Mosselbaai&quot;, lat: -34.1747356, lng: 22.0834066, query: &quot;MOSSELBAAI&quot;)" calcext:value-type="string">
            <text:p>Harbor.create(name: "Mosselbaai", lat: -34.1747356, lng: 22.0834066, query: "MOSSELBAAI")</text:p>
          </table:table-cell>
        </table:table-row>
        <table:table-row table:style-name="ro1" table:visibility="filter">
          <table:table-cell office:value-type="string" calcext:value-type="string">
            <text:p>Mouillage de Fare (Huahine)</text:p>
          </table:table-cell>
          <table:table-cell office:value-type="string" calcext:value-type="string">
            <text:p>France (Polynesie)</text:p>
          </table:table-cell>
          <table:table-cell office:value-type="string" calcext:value-type="string">
            <text:p>QUAI_DE_F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lmein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MOULMEIN</text:p>
          </table:table-cell>
          <table:table-cell office:value-type="string" calcext:value-type="string">
            <text:p>16.4543173</text:p>
          </table:table-cell>
          <table:table-cell office:value-type="string" calcext:value-type="string">
            <text:p>97.64396110000001</text:p>
          </table:table-cell>
          <table:table-cell table:formula="of:=&quot;Harbor.create(name: &quot;&quot;&quot;&amp;[.A608]&amp;&quot;&quot;&quot;, lat: &quot;&amp;[.D608]&amp;&quot;, lng: &quot;&amp;[.E608]&amp;&quot;, query: &quot;&quot;&quot;&amp;[.C608]&amp;&quot;&quot;&quot;)&quot;" office:value-type="string" office:string-value="Harbor.create(name: &quot;Moulmein&quot;, lat: 16.4543173, lng: 97.64396110000001, query: &quot;MOULMEIN&quot;)" calcext:value-type="string">
            <text:p>Harbor.create(name: "Moulmein", lat: 16.4543173, lng: 97.64396110000001, query: "MOULMEIN")</text:p>
          </table:table-cell>
        </table:table-row>
        <table:table-row table:style-name="ro1">
          <table:table-cell office:value-type="string" calcext:value-type="string">
            <text:p>Mozambique (Mozambique)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-18.665695</text:p>
          </table:table-cell>
          <table:table-cell office:value-type="string" calcext:value-type="string">
            <text:p>35.529562</text:p>
          </table:table-cell>
          <table:table-cell table:formula="of:=&quot;Harbor.create(name: &quot;&quot;&quot;&amp;[.A609]&amp;&quot;&quot;&quot;, lat: &quot;&amp;[.D609]&amp;&quot;, lng: &quot;&amp;[.E609]&amp;&quot;, query: &quot;&quot;&quot;&amp;[.C609]&amp;&quot;&quot;&quot;)&quot;" office:value-type="string" office:string-value="Harbor.create(name: &quot;Mozambique (Mozambique)&quot;, lat: -18.665695, lng: 35.529562, query: &quot;MOZAMBIQUE&quot;)" calcext:value-type="string">
            <text:p>Harbor.create(name: "Mozambique (Mozambique)", lat: -18.665695, lng: 35.529562, query: "MOZAMBIQUE")</text:p>
          </table:table-cell>
        </table:table-row>
        <table:table-row table:style-name="ro1">
          <table:table-cell office:value-type="string" calcext:value-type="string">
            <text:p>Mtwara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-10.3112236</text:p>
          </table:table-cell>
          <table:table-cell office:value-type="string" calcext:value-type="string">
            <text:p>40.1759806</text:p>
          </table:table-cell>
          <table:table-cell table:formula="of:=&quot;Harbor.create(name: &quot;&quot;&quot;&amp;[.A610]&amp;&quot;&quot;&quot;, lat: &quot;&amp;[.D610]&amp;&quot;, lng: &quot;&amp;[.E610]&amp;&quot;, query: &quot;&quot;&quot;&amp;[.C610]&amp;&quot;&quot;&quot;)&quot;" office:value-type="string" office:string-value="Harbor.create(name: &quot;Mtwara&quot;, lat: -10.3112236, lng: 40.1759806, query: &quot;MTWARA&quot;)" calcext:value-type="string">
            <text:p>Harbor.create(name: "Mtwara", lat: -10.3112236, lng: 40.1759806, query: "MTWARA")</text:p>
          </table:table-cell>
        </table:table-row>
        <table:table-row table:style-name="ro1">
          <table:table-cell office:value-type="string" calcext:value-type="string">
            <text:p>Mucuripe - Fortaleza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PORTO_DE_MUCURIPE</text:p>
          </table:table-cell>
          <table:table-cell office:value-type="string" calcext:value-type="string">
            <text:p>-3.7253934</text:p>
          </table:table-cell>
          <table:table-cell office:value-type="string" calcext:value-type="string">
            <text:p>-38.4836782</text:p>
          </table:table-cell>
          <table:table-cell table:formula="of:=&quot;Harbor.create(name: &quot;&quot;&quot;&amp;[.A611]&amp;&quot;&quot;&quot;, lat: &quot;&amp;[.D611]&amp;&quot;, lng: &quot;&amp;[.E611]&amp;&quot;, query: &quot;&quot;&quot;&amp;[.C611]&amp;&quot;&quot;&quot;)&quot;" office:value-type="string" office:string-value="Harbor.create(name: &quot;Mucuripe - Fortaleza&quot;, lat: -3.7253934, lng: -38.4836782, query: &quot;PORTO_DE_MUCURIPE&quot;)" calcext:value-type="string">
            <text:p>Harbor.create(name: "Mucuripe - Fortaleza", lat: -3.7253934, lng: -38.4836782, query: "PORTO_DE_MUCURIPE")</text:p>
          </table:table-cell>
        </table:table-row>
        <table:table-row table:style-name="ro1">
          <table:table-cell office:value-type="string" calcext:value-type="string">
            <text:p>Muhammad Qol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UHAMMAD-ILE</text:p>
          </table:table-cell>
          <table:table-cell office:value-type="string" calcext:value-type="string">
            <text:p>20.9052259</text:p>
          </table:table-cell>
          <table:table-cell office:value-type="string" calcext:value-type="string">
            <text:p>37.1586874</text:p>
          </table:table-cell>
          <table:table-cell table:formula="of:=&quot;Harbor.create(name: &quot;&quot;&quot;&amp;[.A612]&amp;&quot;&quot;&quot;, lat: &quot;&amp;[.D612]&amp;&quot;, lng: &quot;&amp;[.E612]&amp;&quot;, query: &quot;&quot;&quot;&amp;[.C612]&amp;&quot;&quot;&quot;)&quot;" office:value-type="string" office:string-value="Harbor.create(name: &quot;Muhammad Qol&quot;, lat: 20.9052259, lng: 37.1586874, query: &quot;MUHAMMAD-ILE&quot;)" calcext:value-type="string">
            <text:p>Harbor.create(name: "Muhammad Qol", lat: 20.9052259, lng: 37.1586874, query: "MUHAMMAD-ILE")</text:p>
          </table:table-cell>
        </table:table-row>
        <table:table-row table:style-name="ro1" table:visibility="filter">
          <table:table-cell office:value-type="string" calcext:value-type="string">
            <text:p>Mui Vung Tau (Cap Saint-Jacques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MUI_VUNG_T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kah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MUKAH</text:p>
          </table:table-cell>
          <table:table-cell office:value-type="string" calcext:value-type="string">
            <text:p>2.899697</text:p>
          </table:table-cell>
          <table:table-cell office:value-type="string" calcext:value-type="string">
            <text:p>112.093447</text:p>
          </table:table-cell>
          <table:table-cell table:formula="of:=&quot;Harbor.create(name: &quot;&quot;&quot;&amp;[.A614]&amp;&quot;&quot;&quot;, lat: &quot;&amp;[.D614]&amp;&quot;, lng: &quot;&amp;[.E614]&amp;&quot;, query: &quot;&quot;&quot;&amp;[.C614]&amp;&quot;&quot;&quot;)&quot;" office:value-type="string" office:string-value="Harbor.create(name: &quot;Mukah&quot;, lat: 2.899697, lng: 112.093447, query: &quot;MUKAH&quot;)" calcext:value-type="string">
            <text:p>Harbor.create(name: "Mukah", lat: 2.899697, lng: 112.093447, query: "MUKAH")</text:p>
          </table:table-cell>
        </table:table-row>
        <table:table-row table:style-name="ro1">
          <table:table-cell office:value-type="string" calcext:value-type="string">
            <text:p>Muroran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MURORAN</text:p>
          </table:table-cell>
          <table:table-cell office:value-type="string" calcext:value-type="string">
            <text:p>42.3152306</text:p>
          </table:table-cell>
          <table:table-cell office:value-type="string" calcext:value-type="string">
            <text:p>140.9737991</text:p>
          </table:table-cell>
          <table:table-cell table:formula="of:=&quot;Harbor.create(name: &quot;&quot;&quot;&amp;[.A615]&amp;&quot;&quot;&quot;, lat: &quot;&amp;[.D615]&amp;&quot;, lng: &quot;&amp;[.E615]&amp;&quot;, query: &quot;&quot;&quot;&amp;[.C615]&amp;&quot;&quot;&quot;)&quot;" office:value-type="string" office:string-value="Harbor.create(name: &quot;Muroran&quot;, lat: 42.3152306, lng: 140.9737991, query: &quot;MURORAN&quot;)" calcext:value-type="string">
            <text:p>Harbor.create(name: "Muroran", lat: 42.3152306, lng: 140.9737991, query: "MURORAN")</text:p>
          </table:table-cell>
        </table:table-row>
        <table:table-row table:style-name="ro1">
          <table:table-cell office:value-type="string" calcext:value-type="string">
            <text:p>Mururoa</text:p>
          </table:table-cell>
          <table:table-cell office:value-type="string" calcext:value-type="string">
            <text:p>France (Polynesie)</text:p>
          </table:table-cell>
          <table:table-cell office:value-type="string" calcext:value-type="string">
            <text:p>MURUROA_ANEMONE</text:p>
          </table:table-cell>
          <table:table-cell office:value-type="string" calcext:value-type="string">
            <text:p>-21.8308608</text:p>
          </table:table-cell>
          <table:table-cell office:value-type="string" calcext:value-type="string">
            <text:p>-138.9001364</text:p>
          </table:table-cell>
          <table:table-cell table:formula="of:=&quot;Harbor.create(name: &quot;&quot;&quot;&amp;[.A616]&amp;&quot;&quot;&quot;, lat: &quot;&amp;[.D616]&amp;&quot;, lng: &quot;&amp;[.E616]&amp;&quot;, query: &quot;&quot;&quot;&amp;[.C616]&amp;&quot;&quot;&quot;)&quot;" office:value-type="string" office:string-value="Harbor.create(name: &quot;Mururoa&quot;, lat: -21.8308608, lng: -138.9001364, query: &quot;MURUROA_ANEMONE&quot;)" calcext:value-type="string">
            <text:p>Harbor.create(name: "Mururoa", lat: -21.8308608, lng: -138.9001364, query: "MURUROA_ANEMONE")</text:p>
          </table:table-cell>
        </table:table-row>
        <table:table-row table:style-name="ro1">
          <table:table-cell office:value-type="string" calcext:value-type="string">
            <text:p>Id (Umm Said)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MESAIEED_CHANNEL_ENTRANCE</text:p>
          </table:table-cell>
          <table:table-cell office:value-type="string" calcext:value-type="string">
            <text:p>25.013</text:p>
          </table:table-cell>
          <table:table-cell office:value-type="string" calcext:value-type="string">
            <text:p>51.5523</text:p>
          </table:table-cell>
          <table:table-cell table:formula="of:=&quot;Harbor.create(name: &quot;&quot;&quot;&amp;[.A617]&amp;&quot;&quot;&quot;, lat: &quot;&amp;[.D617]&amp;&quot;, lng: &quot;&amp;[.E617]&amp;&quot;, query: &quot;&quot;&quot;&amp;[.C617]&amp;&quot;&quot;&quot;)&quot;" office:value-type="string" office:string-value="Harbor.create(name: &quot;Id (Umm Said)&quot;, lat: 25.013, lng: 51.5523, query: &quot;MESAIEED_CHANNEL_ENTRANCE&quot;)" calcext:value-type="string">
            <text:p>Harbor.create(name: "Id (Umm Said)", lat: 25.013, lng: 51.5523, query: "MESAIEED_CHANNEL_ENTRANCE")</text:p>
          </table:table-cell>
        </table:table-row>
        <table:table-row table:style-name="ro1">
          <table:table-cell office:value-type="string" calcext:value-type="string">
            <text:p>Mys Astronomicheski</text:p>
          </table:table-cell>
          <table:table-cell office:value-type="string" calcext:value-type="string">
            <text:p>Federation de Russie</text:p>
          </table:table-cell>
          <table:table-cell office:value-type="string" calcext:value-type="string">
            <text:p>MYS_ASTRONOMICHESKI</text:p>
          </table:table-cell>
          <table:table-cell office:value-type="string" calcext:value-type="string">
            <text:p>74.16861109999999</text:p>
          </table:table-cell>
          <table:table-cell office:value-type="string" calcext:value-type="string">
            <text:p>109.8169444</text:p>
          </table:table-cell>
          <table:table-cell table:formula="of:=&quot;Harbor.create(name: &quot;&quot;&quot;&amp;[.A618]&amp;&quot;&quot;&quot;, lat: &quot;&amp;[.D618]&amp;&quot;, lng: &quot;&amp;[.E618]&amp;&quot;, query: &quot;&quot;&quot;&amp;[.C618]&amp;&quot;&quot;&quot;)&quot;" office:value-type="string" office:string-value="Harbor.create(name: &quot;Mys Astronomicheski&quot;, lat: 74.16861109999999, lng: 109.8169444, query: &quot;MYS_ASTRONOMICHESKI&quot;)" calcext:value-type="string">
            <text:p>Harbor.create(name: "Mys Astronomicheski", lat: 74.16861109999999, lng: 109.8169444, query: "MYS_ASTRONOMICHESKI")</text:p>
          </table:table-cell>
        </table:table-row>
        <table:table-row table:style-name="ro1">
          <table:table-cell office:value-type="string" calcext:value-type="string">
            <text:p>Nacal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NACALA</text:p>
          </table:table-cell>
          <table:table-cell office:value-type="string" calcext:value-type="string">
            <text:p>-14.5656065</text:p>
          </table:table-cell>
          <table:table-cell office:value-type="string" calcext:value-type="string">
            <text:p>40.6854309</text:p>
          </table:table-cell>
          <table:table-cell table:formula="of:=&quot;Harbor.create(name: &quot;&quot;&quot;&amp;[.A619]&amp;&quot;&quot;&quot;, lat: &quot;&amp;[.D619]&amp;&quot;, lng: &quot;&amp;[.E619]&amp;&quot;, query: &quot;&quot;&quot;&amp;[.C619]&amp;&quot;&quot;&quot;)&quot;" office:value-type="string" office:string-value="Harbor.create(name: &quot;Nacala&quot;, lat: -14.5656065, lng: 40.6854309, query: &quot;NACALA&quot;)" calcext:value-type="string">
            <text:p>Harbor.create(name: "Nacala", lat: -14.5656065, lng: 40.6854309, query: "NACALA")</text:p>
          </table:table-cell>
        </table:table-row>
        <table:table-row table:style-name="ro1">
          <table:table-cell office:value-type="string" calcext:value-type="string">
            <text:p>Nador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NADOR</text:p>
          </table:table-cell>
          <table:table-cell office:value-type="string" calcext:value-type="string">
            <text:p>35.1686165</text:p>
          </table:table-cell>
          <table:table-cell office:value-type="string" calcext:value-type="string">
            <text:p>-2.9275836</text:p>
          </table:table-cell>
          <table:table-cell table:formula="of:=&quot;Harbor.create(name: &quot;&quot;&quot;&amp;[.A620]&amp;&quot;&quot;&quot;, lat: &quot;&amp;[.D620]&amp;&quot;, lng: &quot;&amp;[.E620]&amp;&quot;, query: &quot;&quot;&quot;&amp;[.C620]&amp;&quot;&quot;&quot;)&quot;" office:value-type="string" office:string-value="Harbor.create(name: &quot;Nador&quot;, lat: 35.1686165, lng: -2.9275836, query: &quot;NADOR&quot;)" calcext:value-type="string">
            <text:p>Harbor.create(name: "Nador", lat: 35.1686165, lng: -2.9275836, query: "NADOR")</text:p>
          </table:table-cell>
        </table:table-row>
        <table:table-row table:style-name="ro1">
          <table:table-cell office:value-type="string" calcext:value-type="string">
            <text:p>Nagappattinam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NAGAPPATTINAM</text:p>
          </table:table-cell>
          <table:table-cell office:value-type="string" calcext:value-type="string">
            <text:p>10.7656082</text:p>
          </table:table-cell>
          <table:table-cell office:value-type="string" calcext:value-type="string">
            <text:p>79.8423888</text:p>
          </table:table-cell>
          <table:table-cell table:formula="of:=&quot;Harbor.create(name: &quot;&quot;&quot;&amp;[.A621]&amp;&quot;&quot;&quot;, lat: &quot;&amp;[.D621]&amp;&quot;, lng: &quot;&amp;[.E621]&amp;&quot;, query: &quot;&quot;&quot;&amp;[.C621]&amp;&quot;&quot;&quot;)&quot;" office:value-type="string" office:string-value="Harbor.create(name: &quot;Nagappattinam&quot;, lat: 10.7656082, lng: 79.8423888, query: &quot;NAGAPPATTINAM&quot;)" calcext:value-type="string">
            <text:p>Harbor.create(name: "Nagappattinam", lat: 10.7656082, lng: 79.8423888, query: "NAGAPPATTINAM")</text:p>
          </table:table-cell>
        </table:table-row>
        <table:table-row table:style-name="ro1">
          <table:table-cell office:value-type="string" calcext:value-type="string">
            <text:p>Nagasaki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NAGASAKI</text:p>
          </table:table-cell>
          <table:table-cell office:value-type="string" calcext:value-type="string">
            <text:p>32.7502856</text:p>
          </table:table-cell>
          <table:table-cell office:value-type="string" calcext:value-type="string">
            <text:p>129.877667</text:p>
          </table:table-cell>
          <table:table-cell table:formula="of:=&quot;Harbor.create(name: &quot;&quot;&quot;&amp;[.A622]&amp;&quot;&quot;&quot;, lat: &quot;&amp;[.D622]&amp;&quot;, lng: &quot;&amp;[.E622]&amp;&quot;, query: &quot;&quot;&quot;&amp;[.C622]&amp;&quot;&quot;&quot;)&quot;" office:value-type="string" office:string-value="Harbor.create(name: &quot;Nagasaki&quot;, lat: 32.7502856, lng: 129.877667, query: &quot;NAGASAKI&quot;)" calcext:value-type="string">
            <text:p>Harbor.create(name: "Nagasaki", lat: 32.7502856, lng: 129.877667, query: "NAGASAKI")</text:p>
          </table:table-cell>
        </table:table-row>
        <table:table-row table:style-name="ro1">
          <table:table-cell office:value-type="string" calcext:value-type="string">
            <text:p>Nagoy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NAGOYA</text:p>
          </table:table-cell>
          <table:table-cell office:value-type="string" calcext:value-type="string">
            <text:p>35.1814464</text:p>
          </table:table-cell>
          <table:table-cell office:value-type="string" calcext:value-type="string">
            <text:p>136.906398</text:p>
          </table:table-cell>
          <table:table-cell table:formula="of:=&quot;Harbor.create(name: &quot;&quot;&quot;&amp;[.A623]&amp;&quot;&quot;&quot;, lat: &quot;&amp;[.D623]&amp;&quot;, lng: &quot;&amp;[.E623]&amp;&quot;, query: &quot;&quot;&quot;&amp;[.C623]&amp;&quot;&quot;&quot;)&quot;" office:value-type="string" office:string-value="Harbor.create(name: &quot;Nagoya&quot;, lat: 35.1814464, lng: 136.906398, query: &quot;NAGOYA&quot;)" calcext:value-type="string">
            <text:p>Harbor.create(name: "Nagoya", lat: 35.1814464, lng: 136.906398, query: "NAGOYA")</text:p>
          </table:table-cell>
        </table:table-row>
        <table:table-row table:style-name="ro1">
          <table:table-cell office:value-type="string" calcext:value-type="string">
            <text:p>Naha Ko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NAHA_KO</text:p>
          </table:table-cell>
          <table:table-cell office:value-type="string" calcext:value-type="string">
            <text:p>26.2277778</text:p>
          </table:table-cell>
          <table:table-cell office:value-type="string" calcext:value-type="string">
            <text:p>127.6797222</text:p>
          </table:table-cell>
          <table:table-cell table:formula="of:=&quot;Harbor.create(name: &quot;&quot;&quot;&amp;[.A624]&amp;&quot;&quot;&quot;, lat: &quot;&amp;[.D624]&amp;&quot;, lng: &quot;&amp;[.E624]&amp;&quot;, query: &quot;&quot;&quot;&amp;[.C624]&amp;&quot;&quot;&quot;)&quot;" office:value-type="string" office:string-value="Harbor.create(name: &quot;Naha Ko&quot;, lat: 26.2277778, lng: 127.6797222, query: &quot;NAHA_KO&quot;)" calcext:value-type="string">
            <text:p>Harbor.create(name: "Naha Ko", lat: 26.2277778, lng: 127.6797222, query: "NAHA_KO")</text:p>
          </table:table-cell>
        </table:table-row>
        <table:table-row table:style-name="ro1">
          <table:table-cell office:value-type="string" calcext:value-type="string">
            <text:p>Nanaim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49.1658836</text:p>
          </table:table-cell>
          <table:table-cell office:value-type="string" calcext:value-type="string">
            <text:p>-123.9400647</text:p>
          </table:table-cell>
          <table:table-cell table:formula="of:=&quot;Harbor.create(name: &quot;&quot;&quot;&amp;[.A625]&amp;&quot;&quot;&quot;, lat: &quot;&amp;[.D625]&amp;&quot;, lng: &quot;&amp;[.E625]&amp;&quot;, query: &quot;&quot;&quot;&amp;[.C625]&amp;&quot;&quot;&quot;)&quot;" office:value-type="string" office:string-value="Harbor.create(name: &quot;Nanaimo&quot;, lat: 49.1658836, lng: -123.9400647, query: &quot;NANAIMO&quot;)" calcext:value-type="string">
            <text:p>Harbor.create(name: "Nanaimo", lat: 49.1658836, lng: -123.9400647, query: "NANAIMO")</text:p>
          </table:table-cell>
        </table:table-row>
        <table:table-row table:style-name="ro1">
          <table:table-cell office:value-type="string" calcext:value-type="string">
            <text:p>Naozhou Dao I.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NAOZHOU_DAO</text:p>
          </table:table-cell>
          <table:table-cell office:value-type="string" calcext:value-type="string">
            <text:p>20.91059</text:p>
          </table:table-cell>
          <table:table-cell office:value-type="string" calcext:value-type="string">
            <text:p>110.596698</text:p>
          </table:table-cell>
          <table:table-cell table:formula="of:=&quot;Harbor.create(name: &quot;&quot;&quot;&amp;[.A626]&amp;&quot;&quot;&quot;, lat: &quot;&amp;[.D626]&amp;&quot;, lng: &quot;&amp;[.E626]&amp;&quot;, query: &quot;&quot;&quot;&amp;[.C626]&amp;&quot;&quot;&quot;)&quot;" office:value-type="string" office:string-value="Harbor.create(name: &quot;Naozhou Dao I.&quot;, lat: 20.91059, lng: 110.596698, query: &quot;NAOZHOU_DAO&quot;)" calcext:value-type="string">
            <text:p>Harbor.create(name: "Naozhou Dao I.", lat: 20.91059, lng: 110.596698, query: "NAOZHOU_DAO")</text:p>
          </table:table-cell>
        </table:table-row>
        <table:table-row table:style-name="ro1">
          <table:table-cell office:value-type="string" calcext:value-type="string">
            <text:p>Napier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NAPIER</text:p>
          </table:table-cell>
          <table:table-cell office:value-type="string" calcext:value-type="string">
            <text:p>-39.4928444</text:p>
          </table:table-cell>
          <table:table-cell office:value-type="string" calcext:value-type="string">
            <text:p>176.9120178</text:p>
          </table:table-cell>
          <table:table-cell table:formula="of:=&quot;Harbor.create(name: &quot;&quot;&quot;&amp;[.A627]&amp;&quot;&quot;&quot;, lat: &quot;&amp;[.D627]&amp;&quot;, lng: &quot;&amp;[.E627]&amp;&quot;, query: &quot;&quot;&quot;&amp;[.C627]&amp;&quot;&quot;&quot;)&quot;" office:value-type="string" office:string-value="Harbor.create(name: &quot;Napier&quot;, lat: -39.4928444, lng: 176.9120178, query: &quot;NAPIER&quot;)" calcext:value-type="string">
            <text:p>Harbor.create(name: "Napier", lat: -39.4928444, lng: 176.9120178, query: "NAPIER")</text:p>
          </table:table-cell>
        </table:table-row>
        <table:table-row table:style-name="ro1">
          <table:table-cell office:value-type="string" calcext:value-type="string">
            <text:p>Naple (Napoli)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40.8517746</text:p>
          </table:table-cell>
          <table:table-cell office:value-type="string" calcext:value-type="string">
            <text:p>14.2681244</text:p>
          </table:table-cell>
          <table:table-cell table:formula="of:=&quot;Harbor.create(name: &quot;&quot;&quot;&amp;[.A628]&amp;&quot;&quot;&quot;, lat: &quot;&amp;[.D628]&amp;&quot;, lng: &quot;&amp;[.E628]&amp;&quot;, query: &quot;&quot;&quot;&amp;[.C628]&amp;&quot;&quot;&quot;)&quot;" office:value-type="string" office:string-value="Harbor.create(name: &quot;Naple (Napoli)&quot;, lat: 40.8517746, lng: 14.2681244, query: &quot;NAPOLI&quot;)" calcext:value-type="string">
            <text:p>Harbor.create(name: "Naple (Napoli)", lat: 40.8517746, lng: 14.2681244, query: "NAPOLI")</text:p>
          </table:table-cell>
        </table:table-row>
        <table:table-row table:style-name="ro1">
          <table:table-cell office:value-type="string" calcext:value-type="string">
            <text:p>Narvik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NARVIK</text:p>
          </table:table-cell>
          <table:table-cell office:value-type="string" calcext:value-type="string">
            <text:p>68.4384984</text:p>
          </table:table-cell>
          <table:table-cell office:value-type="string" calcext:value-type="string">
            <text:p>17.4272612</text:p>
          </table:table-cell>
          <table:table-cell table:formula="of:=&quot;Harbor.create(name: &quot;&quot;&quot;&amp;[.A629]&amp;&quot;&quot;&quot;, lat: &quot;&amp;[.D629]&amp;&quot;, lng: &quot;&amp;[.E629]&amp;&quot;, query: &quot;&quot;&quot;&amp;[.C629]&amp;&quot;&quot;&quot;)&quot;" office:value-type="string" office:string-value="Harbor.create(name: &quot;Narvik&quot;, lat: 68.4384984, lng: 17.4272612, query: &quot;NARVIK&quot;)" calcext:value-type="string">
            <text:p>Harbor.create(name: "Narvik", lat: 68.4384984, lng: 17.4272612, query: "NARVIK")</text:p>
          </table:table-cell>
        </table:table-row>
        <table:table-row table:style-name="ro1">
          <table:table-cell office:value-type="string" calcext:value-type="string">
            <text:p>Nassau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25.0479835</text:p>
          </table:table-cell>
          <table:table-cell office:value-type="string" calcext:value-type="string">
            <text:p>-77.355413</text:p>
          </table:table-cell>
          <table:table-cell table:formula="of:=&quot;Harbor.create(name: &quot;&quot;&quot;&amp;[.A630]&amp;&quot;&quot;&quot;, lat: &quot;&amp;[.D630]&amp;&quot;, lng: &quot;&amp;[.E630]&amp;&quot;, query: &quot;&quot;&quot;&amp;[.C630]&amp;&quot;&quot;&quot;)&quot;" office:value-type="string" office:string-value="Harbor.create(name: &quot;Nassau&quot;, lat: 25.0479835, lng: -77.355413, query: &quot;NASSAU&quot;)" calcext:value-type="string">
            <text:p>Harbor.create(name: "Nassau", lat: 25.0479835, lng: -77.355413, query: "NASSAU")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PORTO_DE_NATAL</text:p>
          </table:table-cell>
          <table:table-cell office:value-type="string" calcext:value-type="string">
            <text:p>-5.7792569</text:p>
          </table:table-cell>
          <table:table-cell office:value-type="string" calcext:value-type="string">
            <text:p>-35.200916</text:p>
          </table:table-cell>
          <table:table-cell table:formula="of:=&quot;Harbor.create(name: &quot;&quot;&quot;&amp;[.A631]&amp;&quot;&quot;&quot;, lat: &quot;&amp;[.D631]&amp;&quot;, lng: &quot;&amp;[.E631]&amp;&quot;, query: &quot;&quot;&quot;&amp;[.C631]&amp;&quot;&quot;&quot;)&quot;" office:value-type="string" office:string-value="Harbor.create(name: &quot;Natal&quot;, lat: -5.7792569, lng: -35.200916, query: &quot;PORTO_DE_NATAL&quot;)" calcext:value-type="string">
            <text:p>Harbor.create(name: "Natal", lat: -5.7792569, lng: -35.200916, query: "PORTO_DE_NATAL")</text:p>
          </table:table-cell>
        </table:table-row>
        <table:table-row table:style-name="ro1">
          <table:table-cell office:value-type="string" calcext:value-type="string">
            <text:p>Navlakhi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NAVLAKHI</text:p>
          </table:table-cell>
          <table:table-cell office:value-type="string" calcext:value-type="string">
            <text:p>22.9565796</text:p>
          </table:table-cell>
          <table:table-cell office:value-type="string" calcext:value-type="string">
            <text:p>70.4967441</text:p>
          </table:table-cell>
          <table:table-cell table:formula="of:=&quot;Harbor.create(name: &quot;&quot;&quot;&amp;[.A632]&amp;&quot;&quot;&quot;, lat: &quot;&amp;[.D632]&amp;&quot;, lng: &quot;&amp;[.E632]&amp;&quot;, query: &quot;&quot;&quot;&amp;[.C632]&amp;&quot;&quot;&quot;)&quot;" office:value-type="string" office:string-value="Harbor.create(name: &quot;Navlakhi&quot;, lat: 22.9565796, lng: 70.4967441, query: &quot;NAVLAKHI&quot;)" calcext:value-type="string">
            <text:p>Harbor.create(name: "Navlakhi", lat: 22.9565796, lng: 70.4967441, query: "NAVLAKHI")</text:p>
          </table:table-cell>
        </table:table-row>
        <table:table-row table:style-name="ro1">
          <table:table-cell office:value-type="string" calcext:value-type="string">
            <text:p>Nawiliwili</text:p>
          </table:table-cell>
          <table:table-cell office:value-type="string" calcext:value-type="string">
            <text:p>Etats-Unis (Hawai)</text:p>
          </table:table-cell>
          <table:table-cell office:value-type="string" calcext:value-type="string">
            <text:p>NAWILIWILI</text:p>
          </table:table-cell>
          <table:table-cell office:value-type="string" calcext:value-type="string">
            <text:p>21.9658333</text:p>
          </table:table-cell>
          <table:table-cell office:value-type="string" calcext:value-type="string">
            <text:p>-159.3563889</text:p>
          </table:table-cell>
          <table:table-cell table:formula="of:=&quot;Harbor.create(name: &quot;&quot;&quot;&amp;[.A633]&amp;&quot;&quot;&quot;, lat: &quot;&amp;[.D633]&amp;&quot;, lng: &quot;&amp;[.E633]&amp;&quot;, query: &quot;&quot;&quot;&amp;[.C633]&amp;&quot;&quot;&quot;)&quot;" office:value-type="string" office:string-value="Harbor.create(name: &quot;Nawiliwili&quot;, lat: 21.9658333, lng: -159.3563889, query: &quot;NAWILIWILI&quot;)" calcext:value-type="string">
            <text:p>Harbor.create(name: "Nawiliwili", lat: 21.9658333, lng: -159.3563889, query: "NAWILIWILI")</text:p>
          </table:table-cell>
        </table:table-row>
        <table:table-row table:style-name="ro1">
          <table:table-cell office:value-type="string" calcext:value-type="string">
            <text:p>Neiafu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NEIAFU</text:p>
          </table:table-cell>
          <table:table-cell office:value-type="string" calcext:value-type="string">
            <text:p>-18.6476779</text:p>
          </table:table-cell>
          <table:table-cell office:value-type="string" calcext:value-type="string">
            <text:p>-173.9836854</text:p>
          </table:table-cell>
          <table:table-cell table:formula="of:=&quot;Harbor.create(name: &quot;&quot;&quot;&amp;[.A634]&amp;&quot;&quot;&quot;, lat: &quot;&amp;[.D634]&amp;&quot;, lng: &quot;&amp;[.E634]&amp;&quot;, query: &quot;&quot;&quot;&amp;[.C634]&amp;&quot;&quot;&quot;)&quot;" office:value-type="string" office:string-value="Harbor.create(name: &quot;Neiafu&quot;, lat: -18.6476779, lng: -173.9836854, query: &quot;NEIAFU&quot;)" calcext:value-type="string">
            <text:p>Harbor.create(name: "Neiafu", lat: -18.6476779, lng: -173.9836854, query: "NEIAFU")</text:p>
          </table:table-cell>
        </table:table-row>
        <table:table-row table:style-name="ro1">
          <table:table-cell office:value-type="string" calcext:value-type="string">
            <text:p>Neko</text:p>
          </table:table-cell>
          <table:table-cell office:value-type="string" calcext:value-type="string">
            <text:p>Antarctique</text:p>
          </table:table-cell>
          <table:table-cell office:value-type="string" calcext:value-type="string">
            <text:p>NEKO</text:p>
          </table:table-cell>
          <table:table-cell office:value-type="string" calcext:value-type="string">
            <text:p>-64.8330507</text:p>
          </table:table-cell>
          <table:table-cell office:value-type="string" calcext:value-type="string">
            <text:p>-62.6664299</text:p>
          </table:table-cell>
          <table:table-cell table:formula="of:=&quot;Harbor.create(name: &quot;&quot;&quot;&amp;[.A635]&amp;&quot;&quot;&quot;, lat: &quot;&amp;[.D635]&amp;&quot;, lng: &quot;&amp;[.E635]&amp;&quot;, query: &quot;&quot;&quot;&amp;[.C635]&amp;&quot;&quot;&quot;)&quot;" office:value-type="string" office:string-value="Harbor.create(name: &quot;Neko&quot;, lat: -64.8330507, lng: -62.6664299, query: &quot;NEKO&quot;)" calcext:value-type="string">
            <text:p>Harbor.create(name: "Neko", lat: -64.8330507, lng: -62.6664299, query: "NEKO")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-41.2706319</text:p>
          </table:table-cell>
          <table:table-cell office:value-type="string" calcext:value-type="string">
            <text:p>173.2839653</text:p>
          </table:table-cell>
          <table:table-cell table:formula="of:=&quot;Harbor.create(name: &quot;&quot;&quot;&amp;[.A636]&amp;&quot;&quot;&quot;, lat: &quot;&amp;[.D636]&amp;&quot;, lng: &quot;&amp;[.E636]&amp;&quot;, query: &quot;&quot;&quot;&amp;[.C636]&amp;&quot;&quot;&quot;)&quot;" office:value-type="string" office:string-value="Harbor.create(name: &quot;Nelson&quot;, lat: -41.2706319, lng: 173.2839653, query: &quot;NELSON&quot;)" calcext:value-type="string">
            <text:p>Harbor.create(name: "Nelson", lat: -41.2706319, lng: 173.2839653, query: "NELSON")</text:p>
          </table:table-cell>
        </table:table-row>
        <table:table-row table:style-name="ro1">
          <table:table-cell office:value-type="string" calcext:value-type="string">
            <text:p>Nendo I.</text:p>
          </table:table-cell>
          <table:table-cell office:value-type="string" calcext:value-type="string">
            <text:p>Iles Salomon</text:p>
          </table:table-cell>
          <table:table-cell office:value-type="string" calcext:value-type="string">
            <text:p>NDENT_ISLAND</text:p>
          </table:table-cell>
          <table:table-cell office:value-type="string" calcext:value-type="string">
            <text:p>-10.7245728</text:p>
          </table:table-cell>
          <table:table-cell office:value-type="string" calcext:value-type="string">
            <text:p>165.9230976</text:p>
          </table:table-cell>
          <table:table-cell table:formula="of:=&quot;Harbor.create(name: &quot;&quot;&quot;&amp;[.A637]&amp;&quot;&quot;&quot;, lat: &quot;&amp;[.D637]&amp;&quot;, lng: &quot;&amp;[.E637]&amp;&quot;, query: &quot;&quot;&quot;&amp;[.C637]&amp;&quot;&quot;&quot;)&quot;" office:value-type="string" office:string-value="Harbor.create(name: &quot;Nendo I.&quot;, lat: -10.7245728, lng: 165.9230976, query: &quot;NDENT_ISLAND&quot;)" calcext:value-type="string">
            <text:p>Harbor.create(name: "Nendo I.", lat: -10.7245728, lng: 165.9230976, query: "NDENT_ISLAND")</text:p>
          </table:table-cell>
        </table:table-row>
        <table:table-row table:style-name="ro1" table:visibility="filter">
          <table:table-cell office:value-type="string" calcext:value-type="string">
            <text:p>Neny</text:p>
          </table:table-cell>
          <table:table-cell office:value-type="string" calcext:value-type="string">
            <text:p>Antarctique</text:p>
          </table:table-cell>
          <table:table-cell office:value-type="string" calcext:value-type="string">
            <text:p>ISLA_NE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vlunghavn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NEVLUNGHAVN</text:p>
          </table:table-cell>
          <table:table-cell office:value-type="string" calcext:value-type="string">
            <text:p>58.9682766</text:p>
          </table:table-cell>
          <table:table-cell office:value-type="string" calcext:value-type="string">
            <text:p>9.866507</text:p>
          </table:table-cell>
          <table:table-cell table:formula="of:=&quot;Harbor.create(name: &quot;&quot;&quot;&amp;[.A639]&amp;&quot;&quot;&quot;, lat: &quot;&amp;[.D639]&amp;&quot;, lng: &quot;&amp;[.E639]&amp;&quot;, query: &quot;&quot;&quot;&amp;[.C639]&amp;&quot;&quot;&quot;)&quot;" office:value-type="string" office:string-value="Harbor.create(name: &quot;Nevlunghavn&quot;, lat: 58.9682766, lng: 9.866507, query: &quot;NEVLUNGHAVN&quot;)" calcext:value-type="string">
            <text:p>Harbor.create(name: "Nevlunghavn", lat: 58.9682766, lng: 9.866507, query: "NEVLUNGHAVN")</text:p>
          </table:table-cell>
        </table:table-row>
        <table:table-row table:style-name="ro1">
          <table:table-cell office:value-type="string" calcext:value-type="string">
            <text:p>New London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NEW_LONDON</text:p>
          </table:table-cell>
          <table:table-cell office:value-type="string" calcext:value-type="string">
            <text:p>41.3556539</text:p>
          </table:table-cell>
          <table:table-cell office:value-type="string" calcext:value-type="string">
            <text:p>-72.0995209</text:p>
          </table:table-cell>
          <table:table-cell table:formula="of:=&quot;Harbor.create(name: &quot;&quot;&quot;&amp;[.A640]&amp;&quot;&quot;&quot;, lat: &quot;&amp;[.D640]&amp;&quot;, lng: &quot;&amp;[.E640]&amp;&quot;, query: &quot;&quot;&quot;&amp;[.C640]&amp;&quot;&quot;&quot;)&quot;" office:value-type="string" office:string-value="Harbor.create(name: &quot;New London&quot;, lat: 41.3556539, lng: -72.0995209, query: &quot;NEW_LONDON&quot;)" calcext:value-type="string">
            <text:p>Harbor.create(name: "New London", lat: 41.3556539, lng: -72.0995209, query: "NEW_LONDON")</text:p>
          </table:table-cell>
        </table:table-row>
        <table:table-row table:style-name="ro1">
          <table:table-cell office:value-type="string" calcext:value-type="string">
            <text:p>New Orleans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NEW_ORLEANS</text:p>
          </table:table-cell>
          <table:table-cell office:value-type="string" calcext:value-type="string">
            <text:p>29.95106579999999</text:p>
          </table:table-cell>
          <table:table-cell office:value-type="string" calcext:value-type="string">
            <text:p>-90.0715323</text:p>
          </table:table-cell>
          <table:table-cell table:formula="of:=&quot;Harbor.create(name: &quot;&quot;&quot;&amp;[.A641]&amp;&quot;&quot;&quot;, lat: &quot;&amp;[.D641]&amp;&quot;, lng: &quot;&amp;[.E641]&amp;&quot;, query: &quot;&quot;&quot;&amp;[.C641]&amp;&quot;&quot;&quot;)&quot;" office:value-type="string" office:string-value="Harbor.create(name: &quot;New Orleans&quot;, lat: 29.95106579999999, lng: -90.0715323, query: &quot;NEW_ORLEANS&quot;)" calcext:value-type="string">
            <text:p>Harbor.create(name: "New Orleans", lat: 29.95106579999999, lng: -90.0715323, query: "NEW_ORLEANS")</text:p>
          </table:table-cell>
        </table:table-row>
        <table:table-row table:style-name="ro1">
          <table:table-cell office:value-type="string" calcext:value-type="string">
            <text:p>New Plymouth (P. Taranaki)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PORT_TARANAKI</text:p>
          </table:table-cell>
          <table:table-cell office:value-type="string" calcext:value-type="string">
            <text:p>-39.0556253</text:p>
          </table:table-cell>
          <table:table-cell office:value-type="string" calcext:value-type="string">
            <text:p>174.0752278</text:p>
          </table:table-cell>
          <table:table-cell table:formula="of:=&quot;Harbor.create(name: &quot;&quot;&quot;&amp;[.A642]&amp;&quot;&quot;&quot;, lat: &quot;&amp;[.D642]&amp;&quot;, lng: &quot;&amp;[.E642]&amp;&quot;, query: &quot;&quot;&quot;&amp;[.C642]&amp;&quot;&quot;&quot;)&quot;" office:value-type="string" office:string-value="Harbor.create(name: &quot;New Plymouth (P. Taranaki)&quot;, lat: -39.0556253, lng: 174.0752278, query: &quot;PORT_TARANAKI&quot;)" calcext:value-type="string">
            <text:p>Harbor.create(name: "New Plymouth (P. Taranaki)", lat: -39.0556253, lng: 174.0752278, query: "PORT_TARANAKI")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NEW_YORK_BATTERY</text:p>
          </table:table-cell>
          <table:table-cell office:value-type="string" calcext:value-type="string">
            <text:p>40.7127837</text:p>
          </table:table-cell>
          <table:table-cell office:value-type="string" calcext:value-type="string">
            <text:p>-74.0059413</text:p>
          </table:table-cell>
          <table:table-cell table:formula="of:=&quot;Harbor.create(name: &quot;&quot;&quot;&amp;[.A643]&amp;&quot;&quot;&quot;, lat: &quot;&amp;[.D643]&amp;&quot;, lng: &quot;&amp;[.E643]&amp;&quot;, query: &quot;&quot;&quot;&amp;[.C643]&amp;&quot;&quot;&quot;)&quot;" office:value-type="string" office:string-value="Harbor.create(name: &quot;New York&quot;, lat: 40.7127837, lng: -74.0059413, query: &quot;NEW_YORK_BATTERY&quot;)" calcext:value-type="string">
            <text:p>Harbor.create(name: "New York", lat: 40.7127837, lng: -74.0059413, query: "NEW_YORK_BATTERY")</text:p>
          </table:table-cell>
        </table:table-row>
        <table:table-row table:style-name="ro1">
          <table:table-cell office:value-type="string" calcext:value-type="string">
            <text:p>Newcastle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-32.92833299999999</text:p>
          </table:table-cell>
          <table:table-cell office:value-type="string" calcext:value-type="string">
            <text:p>151.781667</text:p>
          </table:table-cell>
          <table:table-cell table:formula="of:=&quot;Harbor.create(name: &quot;&quot;&quot;&amp;[.A644]&amp;&quot;&quot;&quot;, lat: &quot;&amp;[.D644]&amp;&quot;, lng: &quot;&amp;[.E644]&amp;&quot;, query: &quot;&quot;&quot;&amp;[.C644]&amp;&quot;&quot;&quot;)&quot;" office:value-type="string" office:string-value="Harbor.create(name: &quot;Newcastle&quot;, lat: -32.92833299999999, lng: 151.781667, query: &quot;NEWCASTLE&quot;)" calcext:value-type="string">
            <text:p>Harbor.create(name: "Newcastle", lat: -32.92833299999999, lng: 151.781667, query: "NEWCASTLE")</text:p>
          </table:table-cell>
        </table:table-row>
        <table:table-row table:style-name="ro1">
          <table:table-cell office:value-type="string" calcext:value-type="string">
            <text:p>Newport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51.584151</text:p>
          </table:table-cell>
          <table:table-cell office:value-type="string" calcext:value-type="string">
            <text:p>-2.997664</text:p>
          </table:table-cell>
          <table:table-cell table:formula="of:=&quot;Harbor.create(name: &quot;&quot;&quot;&amp;[.A645]&amp;&quot;&quot;&quot;, lat: &quot;&amp;[.D645]&amp;&quot;, lng: &quot;&amp;[.E645]&amp;&quot;, query: &quot;&quot;&quot;&amp;[.C645]&amp;&quot;&quot;&quot;)&quot;" office:value-type="string" office:string-value="Harbor.create(name: &quot;Newport&quot;, lat: 51.584151, lng: -2.997664, query: &quot;NEWPORT&quot;)" calcext:value-type="string">
            <text:p>Harbor.create(name: "Newport", lat: 51.584151, lng: -2.997664, query: "NEWPORT")</text:p>
          </table:table-cell>
        </table:table-row>
        <table:table-row table:style-name="ro1">
          <table:table-cell office:value-type="string" calcext:value-type="string">
            <text:p>Newport (USA)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NEWPORT_RI</text:p>
          </table:table-cell>
          <table:table-cell office:value-type="string" calcext:value-type="string">
            <text:p>41.4901024</text:p>
          </table:table-cell>
          <table:table-cell office:value-type="string" calcext:value-type="string">
            <text:p>-71.3128285</text:p>
          </table:table-cell>
          <table:table-cell table:formula="of:=&quot;Harbor.create(name: &quot;&quot;&quot;&amp;[.A646]&amp;&quot;&quot;&quot;, lat: &quot;&amp;[.D646]&amp;&quot;, lng: &quot;&amp;[.E646]&amp;&quot;, query: &quot;&quot;&quot;&amp;[.C646]&amp;&quot;&quot;&quot;)&quot;" office:value-type="string" office:string-value="Harbor.create(name: &quot;Newport (USA)&quot;, lat: 41.4901024, lng: -71.3128285, query: &quot;NEWPORT_RI&quot;)" calcext:value-type="string">
            <text:p>Harbor.create(name: "Newport (USA)", lat: 41.4901024, lng: -71.3128285, query: "NEWPORT_RI")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43.7101728</text:p>
          </table:table-cell>
          <table:table-cell office:value-type="string" calcext:value-type="string">
            <text:p>7.261953200000001</text:p>
          </table:table-cell>
          <table:table-cell table:formula="of:=&quot;Harbor.create(name: &quot;&quot;&quot;&amp;[.A647]&amp;&quot;&quot;&quot;, lat: &quot;&amp;[.D647]&amp;&quot;, lng: &quot;&amp;[.E647]&amp;&quot;, query: &quot;&quot;&quot;&amp;[.C647]&amp;&quot;&quot;&quot;)&quot;" office:value-type="string" office:string-value="Harbor.create(name: &quot;Nice&quot;, lat: 43.7101728, lng: 7.261953200000001, query: &quot;NICE&quot;)" calcext:value-type="string">
            <text:p>Harbor.create(name: "Nice", lat: 43.7101728, lng: 7.261953200000001, query: "NICE")</text:p>
          </table:table-cell>
        </table:table-row>
        <table:table-row table:style-name="ro1">
          <table:table-cell office:value-type="string" calcext:value-type="string">
            <text:p>Nieuw Nickerie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NICKERIE_RIVIER</text:p>
          </table:table-cell>
          <table:table-cell office:value-type="string" calcext:value-type="string">
            <text:p>5.9411628</text:p>
          </table:table-cell>
          <table:table-cell office:value-type="string" calcext:value-type="string">
            <text:p>-56.9914585</text:p>
          </table:table-cell>
          <table:table-cell table:formula="of:=&quot;Harbor.create(name: &quot;&quot;&quot;&amp;[.A648]&amp;&quot;&quot;&quot;, lat: &quot;&amp;[.D648]&amp;&quot;, lng: &quot;&amp;[.E648]&amp;&quot;, query: &quot;&quot;&quot;&amp;[.C648]&amp;&quot;&quot;&quot;)&quot;" office:value-type="string" office:string-value="Harbor.create(name: &quot;Nieuw Nickerie&quot;, lat: 5.9411628, lng: -56.9914585, query: &quot;NICKERIE_RIVIER&quot;)" calcext:value-type="string">
            <text:p>Harbor.create(name: "Nieuw Nickerie", lat: 5.9411628, lng: -56.9914585, query: "NICKERIE_RIVIER")</text:p>
          </table:table-cell>
        </table:table-row>
        <table:table-row table:style-name="ro1">
          <table:table-cell office:value-type="string" calcext:value-type="string">
            <text:p>Nieuwpoort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NIEUWPOORT</text:p>
          </table:table-cell>
          <table:table-cell office:value-type="string" calcext:value-type="string">
            <text:p>51.12848229999999</text:p>
          </table:table-cell>
          <table:table-cell office:value-type="string" calcext:value-type="string">
            <text:p>2.7480158</text:p>
          </table:table-cell>
          <table:table-cell table:formula="of:=&quot;Harbor.create(name: &quot;&quot;&quot;&amp;[.A649]&amp;&quot;&quot;&quot;, lat: &quot;&amp;[.D649]&amp;&quot;, lng: &quot;&amp;[.E649]&amp;&quot;, query: &quot;&quot;&quot;&amp;[.C649]&amp;&quot;&quot;&quot;)&quot;" office:value-type="string" office:string-value="Harbor.create(name: &quot;Nieuwpoort&quot;, lat: 51.12848229999999, lng: 2.7480158, query: &quot;NIEUWPOORT&quot;)" calcext:value-type="string">
            <text:p>Harbor.create(name: "Nieuwpoort", lat: 51.12848229999999, lng: 2.7480158, query: "NIEUWPOORT")</text:p>
          </table:table-cell>
        </table:table-row>
        <table:table-row table:style-name="ro1">
          <table:table-cell office:value-type="string" calcext:value-type="string">
            <text:p>Niigat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NIIGATA</text:p>
          </table:table-cell>
          <table:table-cell office:value-type="string" calcext:value-type="string">
            <text:p>37.9161924</text:p>
          </table:table-cell>
          <table:table-cell office:value-type="string" calcext:value-type="string">
            <text:p>139.0364126</text:p>
          </table:table-cell>
          <table:table-cell table:formula="of:=&quot;Harbor.create(name: &quot;&quot;&quot;&amp;[.A650]&amp;&quot;&quot;&quot;, lat: &quot;&amp;[.D650]&amp;&quot;, lng: &quot;&amp;[.E650]&amp;&quot;, query: &quot;&quot;&quot;&amp;[.C650]&amp;&quot;&quot;&quot;)&quot;" office:value-type="string" office:string-value="Harbor.create(name: &quot;Niigata&quot;, lat: 37.9161924, lng: 139.0364126, query: &quot;NIIGATA&quot;)" calcext:value-type="string">
            <text:p>Harbor.create(name: "Niigata", lat: 37.9161924, lng: 139.0364126, query: "NIIGATA")</text:p>
          </table:table-cell>
        </table:table-row>
        <table:table-row table:style-name="ro1">
          <table:table-cell office:value-type="string" calcext:value-type="string">
            <text:p>Nikiski</text:p>
          </table:table-cell>
          <table:table-cell office:value-type="string" calcext:value-type="string">
            <text:p>Etats-Unis (Alaska)</text:p>
          </table:table-cell>
          <table:table-cell office:value-type="string" calcext:value-type="string">
            <text:p>NIKISHKA</text:p>
          </table:table-cell>
          <table:table-cell office:value-type="string" calcext:value-type="string">
            <text:p>60.6902778</text:p>
          </table:table-cell>
          <table:table-cell office:value-type="string" calcext:value-type="string">
            <text:p>-151.2888889</text:p>
          </table:table-cell>
          <table:table-cell table:formula="of:=&quot;Harbor.create(name: &quot;&quot;&quot;&amp;[.A651]&amp;&quot;&quot;&quot;, lat: &quot;&amp;[.D651]&amp;&quot;, lng: &quot;&amp;[.E651]&amp;&quot;, query: &quot;&quot;&quot;&amp;[.C651]&amp;&quot;&quot;&quot;)&quot;" office:value-type="string" office:string-value="Harbor.create(name: &quot;Nikiski&quot;, lat: 60.6902778, lng: -151.2888889, query: &quot;NIKISHKA&quot;)" calcext:value-type="string">
            <text:p>Harbor.create(name: "Nikiski", lat: 60.6902778, lng: -151.2888889, query: "NIKISHKA")</text:p>
          </table:table-cell>
        </table:table-row>
        <table:table-row table:style-name="ro1" table:visibility="filter">
          <table:table-cell office:value-type="string" calcext:value-type="string">
            <text:p>Niue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NI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folk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HAMPTON_ROADS</text:p>
          </table:table-cell>
          <table:table-cell office:value-type="string" calcext:value-type="string">
            <text:p>36.8507689</text:p>
          </table:table-cell>
          <table:table-cell office:value-type="string" calcext:value-type="string">
            <text:p>-76.28587259999999</text:p>
          </table:table-cell>
          <table:table-cell table:formula="of:=&quot;Harbor.create(name: &quot;&quot;&quot;&amp;[.A653]&amp;&quot;&quot;&quot;, lat: &quot;&amp;[.D653]&amp;&quot;, lng: &quot;&amp;[.E653]&amp;&quot;, query: &quot;&quot;&quot;&amp;[.C653]&amp;&quot;&quot;&quot;)&quot;" office:value-type="string" office:string-value="Harbor.create(name: &quot;Norfolk&quot;, lat: 36.8507689, lng: -76.28587259999999, query: &quot;HAMPTON_ROADS&quot;)" calcext:value-type="string">
            <text:p>Harbor.create(name: "Norfolk", lat: 36.8507689, lng: -76.28587259999999, query: "HAMPTON_ROADS")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NORFOLK_ISLAND</text:p>
          </table:table-cell>
          <table:table-cell office:value-type="string" calcext:value-type="string">
            <text:p>-27.660651</text:p>
          </table:table-cell>
          <table:table-cell office:value-type="string" calcext:value-type="string">
            <text:p>153.3818475</text:p>
          </table:table-cell>
          <table:table-cell table:formula="of:=&quot;Harbor.create(name: &quot;&quot;&quot;&amp;[.A654]&amp;&quot;&quot;&quot;, lat: &quot;&amp;[.D654]&amp;&quot;, lng: &quot;&amp;[.E654]&amp;&quot;, query: &quot;&quot;&quot;&amp;[.C654]&amp;&quot;&quot;&quot;)&quot;" office:value-type="string" office:string-value="Harbor.create(name: &quot;Norfolk Island&quot;, lat: -27.660651, lng: 153.3818475, query: &quot;NORFOLK_ISLAND&quot;)" calcext:value-type="string">
            <text:p>Harbor.create(name: "Norfolk Island", lat: -27.660651, lng: 153.3818475, query: "NORFOLK_ISLAND")</text:p>
          </table:table-cell>
        </table:table-row>
        <table:table-row table:style-name="ro1">
          <table:table-cell office:value-type="string" calcext:value-type="string">
            <text:p>North Shields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NORTH_SHIELDS</text:p>
          </table:table-cell>
          <table:table-cell office:value-type="string" calcext:value-type="string">
            <text:p>55.010762</text:p>
          </table:table-cell>
          <table:table-cell office:value-type="string" calcext:value-type="string">
            <text:p>-1.449138</text:p>
          </table:table-cell>
          <table:table-cell table:formula="of:=&quot;Harbor.create(name: &quot;&quot;&quot;&amp;[.A655]&amp;&quot;&quot;&quot;, lat: &quot;&amp;[.D655]&amp;&quot;, lng: &quot;&amp;[.E655]&amp;&quot;, query: &quot;&quot;&quot;&amp;[.C655]&amp;&quot;&quot;&quot;)&quot;" office:value-type="string" office:string-value="Harbor.create(name: &quot;North Shields&quot;, lat: 55.010762, lng: -1.449138, query: &quot;NORTH_SHIELDS&quot;)" calcext:value-type="string">
            <text:p>Harbor.create(name: "North Shields", lat: 55.010762, lng: -1.449138, query: "NORTH_SHIELDS")</text:p>
          </table:table-cell>
        </table:table-row>
        <table:table-row table:style-name="ro1">
          <table:table-cell office:value-type="string" calcext:value-type="string">
            <text:p>North Sydne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_SYDNEY</text:p>
          </table:table-cell>
          <table:table-cell office:value-type="string" calcext:value-type="string">
            <text:p>46.2064806</text:p>
          </table:table-cell>
          <table:table-cell office:value-type="string" calcext:value-type="string">
            <text:p>-60.25238049999999</text:p>
          </table:table-cell>
          <table:table-cell table:formula="of:=&quot;Harbor.create(name: &quot;&quot;&quot;&amp;[.A656]&amp;&quot;&quot;&quot;, lat: &quot;&amp;[.D656]&amp;&quot;, lng: &quot;&amp;[.E656]&amp;&quot;, query: &quot;&quot;&quot;&amp;[.C656]&amp;&quot;&quot;&quot;)&quot;" office:value-type="string" office:string-value="Harbor.create(name: &quot;North Sydney&quot;, lat: 46.2064806, lng: -60.25238049999999, query: &quot;NORTH_SYDNEY&quot;)" calcext:value-type="string">
            <text:p>Harbor.create(name: "North Sydney", lat: 46.2064806, lng: -60.25238049999999, query: "NORTH_SYDNEY")</text:p>
          </table:table-cell>
        </table:table-row>
        <table:table-row table:style-name="ro1">
          <table:table-cell office:value-type="string" calcext:value-type="string">
            <text:p>Nouadhibou (Port-Etienne)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NOUADHIBOU</text:p>
          </table:table-cell>
          <table:table-cell office:value-type="string" calcext:value-type="string">
            <text:p>20.9425179</text:p>
          </table:table-cell>
          <table:table-cell office:value-type="string" calcext:value-type="string">
            <text:p>-17.0362272</text:p>
          </table:table-cell>
          <table:table-cell table:formula="of:=&quot;Harbor.create(name: &quot;&quot;&quot;&amp;[.A657]&amp;&quot;&quot;&quot;, lat: &quot;&amp;[.D657]&amp;&quot;, lng: &quot;&amp;[.E657]&amp;&quot;, query: &quot;&quot;&quot;&amp;[.C657]&amp;&quot;&quot;&quot;)&quot;" office:value-type="string" office:string-value="Harbor.create(name: &quot;Nouadhibou (Port-Etienne)&quot;, lat: 20.9425179, lng: -17.0362272, query: &quot;NOUADHIBOU&quot;)" calcext:value-type="string">
            <text:p>Harbor.create(name: "Nouadhibou (Port-Etienne)", lat: 20.9425179, lng: -17.0362272, query: "NOUADHIBOU")</text:p>
          </table:table-cell>
        </table:table-row>
        <table:table-row table:style-name="ro1">
          <table:table-cell office:value-type="string" calcext:value-type="string">
            <text:p>Noumea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NOUMEA</text:p>
          </table:table-cell>
          <table:table-cell office:value-type="string" calcext:value-type="string">
            <text:p>-22.2716119</text:p>
          </table:table-cell>
          <table:table-cell office:value-type="string" calcext:value-type="string">
            <text:p>166.4409846</text:p>
          </table:table-cell>
          <table:table-cell table:formula="of:=&quot;Harbor.create(name: &quot;&quot;&quot;&amp;[.A658]&amp;&quot;&quot;&quot;, lat: &quot;&amp;[.D658]&amp;&quot;, lng: &quot;&amp;[.E658]&amp;&quot;, query: &quot;&quot;&quot;&amp;[.C658]&amp;&quot;&quot;&quot;)&quot;" office:value-type="string" office:string-value="Harbor.create(name: &quot;Noumea&quot;, lat: -22.2716119, lng: 166.4409846, query: &quot;NOUMEA&quot;)" calcext:value-type="string">
            <text:p>Harbor.create(name: "Noumea", lat: -22.2716119, lng: 166.4409846, query: "NOUMEA")</text:p>
          </table:table-cell>
        </table:table-row>
        <table:table-row table:style-name="ro1">
          <table:table-cell office:value-type="string" calcext:value-type="string">
            <text:p>alofa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NUKUALOFA</text:p>
          </table:table-cell>
          <table:table-cell office:value-type="string" calcext:value-type="string">
            <text:p>-21.1393418</text:p>
          </table:table-cell>
          <table:table-cell office:value-type="string" calcext:value-type="string">
            <text:p>-175.204947</text:p>
          </table:table-cell>
          <table:table-cell table:formula="of:=&quot;Harbor.create(name: &quot;&quot;&quot;&amp;[.A659]&amp;&quot;&quot;&quot;, lat: &quot;&amp;[.D659]&amp;&quot;, lng: &quot;&amp;[.E659]&amp;&quot;, query: &quot;&quot;&quot;&amp;[.C659]&amp;&quot;&quot;&quot;)&quot;" office:value-type="string" office:string-value="Harbor.create(name: &quot;alofa&quot;, lat: -21.1393418, lng: -175.204947, query: &quot;NUKUALOFA&quot;)" calcext:value-type="string">
            <text:p>Harbor.create(name: "alofa", lat: -21.1393418, lng: -175.204947, query: "NUKUALOFA")</text:p>
          </table:table-cell>
        </table:table-row>
        <table:table-row table:style-name="ro1">
          <table:table-cell office:value-type="string" calcext:value-type="string">
            <text:p>Oakland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37.8043637</text:p>
          </table:table-cell>
          <table:table-cell office:value-type="string" calcext:value-type="string">
            <text:p>-122.2711137</text:p>
          </table:table-cell>
          <table:table-cell table:formula="of:=&quot;Harbor.create(name: &quot;&quot;&quot;&amp;[.A660]&amp;&quot;&quot;&quot;, lat: &quot;&amp;[.D660]&amp;&quot;, lng: &quot;&amp;[.E660]&amp;&quot;, query: &quot;&quot;&quot;&amp;[.C660]&amp;&quot;&quot;&quot;)&quot;" office:value-type="string" office:string-value="Harbor.create(name: &quot;Oakland&quot;, lat: 37.8043637, lng: -122.2711137, query: &quot;OAKLAND&quot;)" calcext:value-type="string">
            <text:p>Harbor.create(name: "Oakland", lat: 37.8043637, lng: -122.2711137, query: "OAKLAND")</text:p>
          </table:table-cell>
        </table:table-row>
        <table:table-row table:style-name="ro1">
          <table:table-cell office:value-type="string" calcext:value-type="string">
            <text:p>Oamaru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OAMARU</text:p>
          </table:table-cell>
          <table:table-cell office:value-type="string" calcext:value-type="string">
            <text:p>-45.0975118</text:p>
          </table:table-cell>
          <table:table-cell office:value-type="string" calcext:value-type="string">
            <text:p>170.9704148</text:p>
          </table:table-cell>
          <table:table-cell table:formula="of:=&quot;Harbor.create(name: &quot;&quot;&quot;&amp;[.A661]&amp;&quot;&quot;&quot;, lat: &quot;&amp;[.D661]&amp;&quot;, lng: &quot;&amp;[.E661]&amp;&quot;, query: &quot;&quot;&quot;&amp;[.C661]&amp;&quot;&quot;&quot;)&quot;" office:value-type="string" office:string-value="Harbor.create(name: &quot;Oamaru&quot;, lat: -45.0975118, lng: 170.9704148, query: &quot;OAMARU&quot;)" calcext:value-type="string">
            <text:p>Harbor.create(name: "Oamaru", lat: -45.0975118, lng: 170.9704148, query: "OAMARU")</text:p>
          </table:table-cell>
        </table:table-row>
        <table:table-row table:style-name="ro1">
          <table:table-cell office:value-type="string" calcext:value-type="string">
            <text:p>Oban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OBAN</text:p>
          </table:table-cell>
          <table:table-cell office:value-type="string" calcext:value-type="string">
            <text:p>56.415157</text:p>
          </table:table-cell>
          <table:table-cell office:value-type="string" calcext:value-type="string">
            <text:p>-5.471047</text:p>
          </table:table-cell>
          <table:table-cell table:formula="of:=&quot;Harbor.create(name: &quot;&quot;&quot;&amp;[.A662]&amp;&quot;&quot;&quot;, lat: &quot;&amp;[.D662]&amp;&quot;, lng: &quot;&amp;[.E662]&amp;&quot;, query: &quot;&quot;&quot;&amp;[.C662]&amp;&quot;&quot;&quot;)&quot;" office:value-type="string" office:string-value="Harbor.create(name: &quot;Oban&quot;, lat: 56.415157, lng: -5.471047, query: &quot;OBAN&quot;)" calcext:value-type="string">
            <text:p>Harbor.create(name: "Oban", lat: 56.415157, lng: -5.471047, query: "OBAN")</text:p>
          </table:table-cell>
        </table:table-row>
        <table:table-row table:style-name="ro1">
          <table:table-cell office:value-type="string" calcext:value-type="string">
            <text:p>Obbia (Hobyo)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OBBIA</text:p>
          </table:table-cell>
          <table:table-cell office:value-type="string" calcext:value-type="string">
            <text:p>5.3515922</text:p>
          </table:table-cell>
          <table:table-cell office:value-type="string" calcext:value-type="string">
            <text:p>48.5249751</text:p>
          </table:table-cell>
          <table:table-cell table:formula="of:=&quot;Harbor.create(name: &quot;&quot;&quot;&amp;[.A663]&amp;&quot;&quot;&quot;, lat: &quot;&amp;[.D663]&amp;&quot;, lng: &quot;&amp;[.E663]&amp;&quot;, query: &quot;&quot;&quot;&amp;[.C663]&amp;&quot;&quot;&quot;)&quot;" office:value-type="string" office:string-value="Harbor.create(name: &quot;Obbia (Hobyo)&quot;, lat: 5.3515922, lng: 48.5249751, query: &quot;OBBIA&quot;)" calcext:value-type="string">
            <text:p>Harbor.create(name: "Obbia (Hobyo)", lat: 5.3515922, lng: 48.5249751, query: "OBBIA")</text:p>
          </table:table-cell>
        </table:table-row>
        <table:table-row table:style-name="ro1">
          <table:table-cell office:value-type="string" calcext:value-type="string">
            <text:p>Ochong Do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OCHONG_DO</text:p>
          </table:table-cell>
          <table:table-cell office:value-type="string" calcext:value-type="string">
            <text:p>34.8333333</text:p>
          </table:table-cell>
          <table:table-cell office:value-type="string" calcext:value-type="string">
            <text:p>128.4833333</text:p>
          </table:table-cell>
          <table:table-cell table:formula="of:=&quot;Harbor.create(name: &quot;&quot;&quot;&amp;[.A664]&amp;&quot;&quot;&quot;, lat: &quot;&amp;[.D664]&amp;&quot;, lng: &quot;&amp;[.E664]&amp;&quot;, query: &quot;&quot;&quot;&amp;[.C664]&amp;&quot;&quot;&quot;)&quot;" office:value-type="string" office:string-value="Harbor.create(name: &quot;Ochong Do&quot;, lat: 34.8333333, lng: 128.4833333, query: &quot;OCHONG_DO&quot;)" calcext:value-type="string">
            <text:p>Harbor.create(name: "Ochong Do", lat: 34.8333333, lng: 128.4833333, query: "OCHONG_DO")</text:p>
          </table:table-cell>
        </table:table-row>
        <table:table-row table:style-name="ro1">
          <table:table-cell office:value-type="string" calcext:value-type="string">
            <text:p>Oit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OITA</text:p>
          </table:table-cell>
          <table:table-cell office:value-type="string" calcext:value-type="string">
            <text:p>33.2395578</text:p>
          </table:table-cell>
          <table:table-cell office:value-type="string" calcext:value-type="string">
            <text:p>131.609272</text:p>
          </table:table-cell>
          <table:table-cell table:formula="of:=&quot;Harbor.create(name: &quot;&quot;&quot;&amp;[.A665]&amp;&quot;&quot;&quot;, lat: &quot;&amp;[.D665]&amp;&quot;, lng: &quot;&amp;[.E665]&amp;&quot;, query: &quot;&quot;&quot;&amp;[.C665]&amp;&quot;&quot;&quot;)&quot;" office:value-type="string" office:string-value="Harbor.create(name: &quot;Oita&quot;, lat: 33.2395578, lng: 131.609272, query: &quot;OITA&quot;)" calcext:value-type="string">
            <text:p>Harbor.create(name: "Oita", lat: 33.2395578, lng: 131.609272, query: "OITA")</text:p>
          </table:table-cell>
        </table:table-row>
        <table:table-row table:style-name="ro1">
          <table:table-cell office:value-type="string" calcext:value-type="string">
            <text:p>Okh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OKHA</text:p>
          </table:table-cell>
          <table:table-cell office:value-type="string" calcext:value-type="string">
            <text:p>22.4649185</text:p>
          </table:table-cell>
          <table:table-cell office:value-type="string" calcext:value-type="string">
            <text:p>69.0701995</text:p>
          </table:table-cell>
          <table:table-cell table:formula="of:=&quot;Harbor.create(name: &quot;&quot;&quot;&amp;[.A666]&amp;&quot;&quot;&quot;, lat: &quot;&amp;[.D666]&amp;&quot;, lng: &quot;&amp;[.E666]&amp;&quot;, query: &quot;&quot;&quot;&amp;[.C666]&amp;&quot;&quot;&quot;)&quot;" office:value-type="string" office:string-value="Harbor.create(name: &quot;Okha&quot;, lat: 22.4649185, lng: 69.0701995, query: &quot;OKHA&quot;)" calcext:value-type="string">
            <text:p>Harbor.create(name: "Okha", lat: 22.4649185, lng: 69.0701995, query: "OKHA")</text:p>
          </table:table-cell>
        </table:table-row>
        <table:table-row table:style-name="ro1">
          <table:table-cell office:value-type="string" calcext:value-type="string">
            <text:p>Olympia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47.0378741</text:p>
          </table:table-cell>
          <table:table-cell office:value-type="string" calcext:value-type="string">
            <text:p>-122.9006951</text:p>
          </table:table-cell>
          <table:table-cell table:formula="of:=&quot;Harbor.create(name: &quot;&quot;&quot;&amp;[.A667]&amp;&quot;&quot;&quot;, lat: &quot;&amp;[.D667]&amp;&quot;, lng: &quot;&amp;[.E667]&amp;&quot;, query: &quot;&quot;&quot;&amp;[.C667]&amp;&quot;&quot;&quot;)&quot;" office:value-type="string" office:string-value="Harbor.create(name: &quot;Olympia&quot;, lat: 47.0378741, lng: -122.9006951, query: &quot;OLYMPIA&quot;)" calcext:value-type="string">
            <text:p>Harbor.create(name: "Olympia", lat: 47.0378741, lng: -122.9006951, query: "OLYMPIA")</text:p>
          </table:table-cell>
        </table:table-row>
        <table:table-row table:style-name="ro1">
          <table:table-cell office:value-type="string" calcext:value-type="string">
            <text:p>Ominato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OMINATO</text:p>
          </table:table-cell>
          <table:table-cell office:value-type="string" calcext:value-type="string">
            <text:p>41.2385672</text:p>
          </table:table-cell>
          <table:table-cell office:value-type="string" calcext:value-type="string">
            <text:p>141.1251497</text:p>
          </table:table-cell>
          <table:table-cell table:formula="of:=&quot;Harbor.create(name: &quot;&quot;&quot;&amp;[.A668]&amp;&quot;&quot;&quot;, lat: &quot;&amp;[.D668]&amp;&quot;, lng: &quot;&amp;[.E668]&amp;&quot;, query: &quot;&quot;&quot;&amp;[.C668]&amp;&quot;&quot;&quot;)&quot;" office:value-type="string" office:string-value="Harbor.create(name: &quot;Ominato&quot;, lat: 41.2385672, lng: 141.1251497, query: &quot;OMINATO&quot;)" calcext:value-type="string">
            <text:p>Harbor.create(name: "Ominato", lat: 41.2385672, lng: 141.1251497, query: "OMINATO")</text:p>
          </table:table-cell>
        </table:table-row>
        <table:table-row table:style-name="ro1">
          <table:table-cell office:value-type="string" calcext:value-type="string">
            <text:p>Omonville-La-Rogu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MONVILLE-LA-ROGUE</text:p>
          </table:table-cell>
          <table:table-cell office:value-type="string" calcext:value-type="string">
            <text:p>49.702378</text:p>
          </table:table-cell>
          <table:table-cell office:value-type="string" calcext:value-type="string">
            <text:p>-1.844</text:p>
          </table:table-cell>
          <table:table-cell table:formula="of:=&quot;Harbor.create(name: &quot;&quot;&quot;&amp;[.A669]&amp;&quot;&quot;&quot;, lat: &quot;&amp;[.D669]&amp;&quot;, lng: &quot;&amp;[.E669]&amp;&quot;, query: &quot;&quot;&quot;&amp;[.C669]&amp;&quot;&quot;&quot;)&quot;" office:value-type="string" office:string-value="Harbor.create(name: &quot;Omonville-La-Rogue&quot;, lat: 49.702378, lng: -1.844, query: &quot;OMONVILLE-LA-ROGUE&quot;)" calcext:value-type="string">
            <text:p>Harbor.create(name: "Omonville-La-Rogue", lat: 49.702378, lng: -1.844, query: "OMONVILLE-LA-ROGUE")</text:p>
          </table:table-cell>
        </table:table-row>
        <table:table-row table:style-name="ro1">
          <table:table-cell office:value-type="string" calcext:value-type="string">
            <text:p>Onaham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ONAHAMA</text:p>
          </table:table-cell>
          <table:table-cell office:value-type="string" calcext:value-type="string">
            <text:p>36.9490884</text:p>
          </table:table-cell>
          <table:table-cell office:value-type="string" calcext:value-type="string">
            <text:p>140.9055861</text:p>
          </table:table-cell>
          <table:table-cell table:formula="of:=&quot;Harbor.create(name: &quot;&quot;&quot;&amp;[.A670]&amp;&quot;&quot;&quot;, lat: &quot;&amp;[.D670]&amp;&quot;, lng: &quot;&amp;[.E670]&amp;&quot;, query: &quot;&quot;&quot;&amp;[.C670]&amp;&quot;&quot;&quot;)&quot;" office:value-type="string" office:string-value="Harbor.create(name: &quot;Onahama&quot;, lat: 36.9490884, lng: 140.9055861, query: &quot;ONAHAMA&quot;)" calcext:value-type="string">
            <text:p>Harbor.create(name: "Onahama", lat: 36.9490884, lng: 140.9055861, query: "ONAHAMA")</text:p>
          </table:table-cell>
        </table:table-row>
        <table:table-row table:style-name="ro1">
          <table:table-cell office:value-type="string" calcext:value-type="string">
            <text:p>Onehunga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ONEHUNGA</text:p>
          </table:table-cell>
          <table:table-cell office:value-type="string" calcext:value-type="string">
            <text:p>-36.9227811</text:p>
          </table:table-cell>
          <table:table-cell office:value-type="string" calcext:value-type="string">
            <text:p>174.7851972</text:p>
          </table:table-cell>
          <table:table-cell table:formula="of:=&quot;Harbor.create(name: &quot;&quot;&quot;&amp;[.A671]&amp;&quot;&quot;&quot;, lat: &quot;&amp;[.D671]&amp;&quot;, lng: &quot;&amp;[.E671]&amp;&quot;, query: &quot;&quot;&quot;&amp;[.C671]&amp;&quot;&quot;&quot;)&quot;" office:value-type="string" office:string-value="Harbor.create(name: &quot;Onehunga&quot;, lat: -36.9227811, lng: 174.7851972, query: &quot;ONEHUNGA&quot;)" calcext:value-type="string">
            <text:p>Harbor.create(name: "Onehunga", lat: -36.9227811, lng: 174.7851972, query: "ONEHUNGA")</text:p>
          </table:table-cell>
        </table:table-row>
        <table:table-row table:style-name="ro1">
          <table:table-cell office:value-type="string" calcext:value-type="string">
            <text:p>Onomichi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ONOMICHI</text:p>
          </table:table-cell>
          <table:table-cell office:value-type="string" calcext:value-type="string">
            <text:p>34.4088756</text:p>
          </table:table-cell>
          <table:table-cell office:value-type="string" calcext:value-type="string">
            <text:p>133.2048886</text:p>
          </table:table-cell>
          <table:table-cell table:formula="of:=&quot;Harbor.create(name: &quot;&quot;&quot;&amp;[.A672]&amp;&quot;&quot;&quot;, lat: &quot;&amp;[.D672]&amp;&quot;, lng: &quot;&amp;[.E672]&amp;&quot;, query: &quot;&quot;&quot;&amp;[.C672]&amp;&quot;&quot;&quot;)&quot;" office:value-type="string" office:string-value="Harbor.create(name: &quot;Onomichi&quot;, lat: 34.4088756, lng: 133.2048886, query: &quot;ONOMICHI&quot;)" calcext:value-type="string">
            <text:p>Harbor.create(name: "Onomichi", lat: 34.4088756, lng: 133.2048886, query: "ONOMICHI")</text:p>
          </table:table-cell>
        </table:table-row>
        <table:table-row table:style-name="ro1">
          <table:table-cell office:value-type="string" calcext:value-type="string">
            <text:p>Orange Bay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ORANGE_BAY</text:p>
          </table:table-cell>
          <table:table-cell office:value-type="string" calcext:value-type="string">
            <text:p>-33.5741343</text:p>
          </table:table-cell>
          <table:table-cell office:value-type="string" calcext:value-type="string">
            <text:p>-70.5997348</text:p>
          </table:table-cell>
          <table:table-cell table:formula="of:=&quot;Harbor.create(name: &quot;&quot;&quot;&amp;[.A673]&amp;&quot;&quot;&quot;, lat: &quot;&amp;[.D673]&amp;&quot;, lng: &quot;&amp;[.E673]&amp;&quot;, query: &quot;&quot;&quot;&amp;[.C673]&amp;&quot;&quot;&quot;)&quot;" office:value-type="string" office:string-value="Harbor.create(name: &quot;Orange Bay&quot;, lat: -33.5741343, lng: -70.5997348, query: &quot;ORANGE_BAY&quot;)" calcext:value-type="string">
            <text:p>Harbor.create(name: "Orange Bay", lat: -33.5741343, lng: -70.5997348, query: "ORANGE_BAY")</text:p>
          </table:table-cell>
        </table:table-row>
        <table:table-row table:style-name="ro1">
          <table:table-cell office:value-type="string" calcext:value-type="string">
            <text:p>Osak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34.6937378</text:p>
          </table:table-cell>
          <table:table-cell office:value-type="string" calcext:value-type="string">
            <text:p>135.5021651</text:p>
          </table:table-cell>
          <table:table-cell table:formula="of:=&quot;Harbor.create(name: &quot;&quot;&quot;&amp;[.A674]&amp;&quot;&quot;&quot;, lat: &quot;&amp;[.D674]&amp;&quot;, lng: &quot;&amp;[.E674]&amp;&quot;, query: &quot;&quot;&quot;&amp;[.C674]&amp;&quot;&quot;&quot;)&quot;" office:value-type="string" office:string-value="Harbor.create(name: &quot;Osaka&quot;, lat: 34.6937378, lng: 135.5021651, query: &quot;OSAKA&quot;)" calcext:value-type="string">
            <text:p>Harbor.create(name: "Osaka", lat: 34.6937378, lng: 135.5021651, query: "OSAKA")</text:p>
          </table:table-cell>
        </table:table-row>
        <table:table-row table:style-name="ro1">
          <table:table-cell office:value-type="string" calcext:value-type="string">
            <text:p>Oslo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59.9138688</text:p>
          </table:table-cell>
          <table:table-cell office:value-type="string" calcext:value-type="string">
            <text:p>10.7522454</text:p>
          </table:table-cell>
          <table:table-cell table:formula="of:=&quot;Harbor.create(name: &quot;&quot;&quot;&amp;[.A675]&amp;&quot;&quot;&quot;, lat: &quot;&amp;[.D675]&amp;&quot;, lng: &quot;&amp;[.E675]&amp;&quot;, query: &quot;&quot;&quot;&amp;[.C675]&amp;&quot;&quot;&quot;)&quot;" office:value-type="string" office:string-value="Harbor.create(name: &quot;Oslo&quot;, lat: 59.9138688, lng: 10.7522454, query: &quot;OSLO&quot;)" calcext:value-type="string">
            <text:p>Harbor.create(name: "Oslo", lat: 59.9138688, lng: 10.7522454, query: "OSLO")</text:p>
          </table:table-cell>
        </table:table-row>
        <table:table-row table:style-name="ro1">
          <table:table-cell office:value-type="string" calcext:value-type="string">
            <text:p>Ostend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OOSTENDE</text:p>
          </table:table-cell>
          <table:table-cell office:value-type="string" calcext:value-type="string">
            <text:p>51.21543</text:p>
          </table:table-cell>
          <table:table-cell office:value-type="string" calcext:value-type="string">
            <text:p>2.928656</text:p>
          </table:table-cell>
          <table:table-cell table:formula="of:=&quot;Harbor.create(name: &quot;&quot;&quot;&amp;[.A676]&amp;&quot;&quot;&quot;, lat: &quot;&amp;[.D676]&amp;&quot;, lng: &quot;&amp;[.E676]&amp;&quot;, query: &quot;&quot;&quot;&amp;[.C676]&amp;&quot;&quot;&quot;)&quot;" office:value-type="string" office:string-value="Harbor.create(name: &quot;Ostende&quot;, lat: 51.21543, lng: 2.928656, query: &quot;OOSTENDE&quot;)" calcext:value-type="string">
            <text:p>Harbor.create(name: "Ostende", lat: 51.21543, lng: 2.928656, query: "OOSTENDE")</text:p>
          </table:table-cell>
        </table:table-row>
        <table:table-row table:style-name="ro1">
          <table:table-cell office:value-type="string" calcext:value-type="string">
            <text:p>Ostrov Toporkova</text:p>
          </table:table-cell>
          <table:table-cell office:value-type="string" calcext:value-type="string">
            <text:p>Federation de Russie</text:p>
          </table:table-cell>
          <table:table-cell office:value-type="string" calcext:value-type="string">
            <text:p>OSTROV_TOPORKOVA</text:p>
          </table:table-cell>
          <table:table-cell office:value-type="string" calcext:value-type="string">
            <text:p>52.9219444</text:p>
          </table:table-cell>
          <table:table-cell office:value-type="string" calcext:value-type="string">
            <text:p>158.7763889</text:p>
          </table:table-cell>
          <table:table-cell table:formula="of:=&quot;Harbor.create(name: &quot;&quot;&quot;&amp;[.A677]&amp;&quot;&quot;&quot;, lat: &quot;&amp;[.D677]&amp;&quot;, lng: &quot;&amp;[.E677]&amp;&quot;, query: &quot;&quot;&quot;&amp;[.C677]&amp;&quot;&quot;&quot;)&quot;" office:value-type="string" office:string-value="Harbor.create(name: &quot;Ostrov Toporkova&quot;, lat: 52.9219444, lng: 158.7763889, query: &quot;OSTROV_TOPORKOVA&quot;)" calcext:value-type="string">
            <text:p>Harbor.create(name: "Ostrov Toporkova", lat: 52.9219444, lng: 158.7763889, query: "OSTROV_TOPORKOVA")</text:p>
          </table:table-cell>
        </table:table-row>
        <table:table-row table:style-name="ro1">
          <table:table-cell office:value-type="string" calcext:value-type="string">
            <text:p>Otaru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OTARU</text:p>
          </table:table-cell>
          <table:table-cell office:value-type="string" calcext:value-type="string">
            <text:p>43.1907173</text:p>
          </table:table-cell>
          <table:table-cell office:value-type="string" calcext:value-type="string">
            <text:p>140.9946621</text:p>
          </table:table-cell>
          <table:table-cell table:formula="of:=&quot;Harbor.create(name: &quot;&quot;&quot;&amp;[.A678]&amp;&quot;&quot;&quot;, lat: &quot;&amp;[.D678]&amp;&quot;, lng: &quot;&amp;[.E678]&amp;&quot;, query: &quot;&quot;&quot;&amp;[.C678]&amp;&quot;&quot;&quot;)&quot;" office:value-type="string" office:string-value="Harbor.create(name: &quot;Otaru&quot;, lat: 43.1907173, lng: 140.9946621, query: &quot;OTARU&quot;)" calcext:value-type="string">
            <text:p>Harbor.create(name: "Otaru", lat: 43.1907173, lng: 140.9946621, query: "OTARU")</text:p>
          </table:table-cell>
        </table:table-row>
        <table:table-row table:style-name="ro1">
          <table:table-cell office:value-type="string" calcext:value-type="string">
            <text:p>Ouessa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SANT_LAMPAUL</text:p>
          </table:table-cell>
          <table:table-cell office:value-type="string" calcext:value-type="string">
            <text:p>48.4551019</text:p>
          </table:table-cell>
          <table:table-cell office:value-type="string" calcext:value-type="string">
            <text:p>-5.097626</text:p>
          </table:table-cell>
          <table:table-cell table:formula="of:=&quot;Harbor.create(name: &quot;&quot;&quot;&amp;[.A679]&amp;&quot;&quot;&quot;, lat: &quot;&amp;[.D679]&amp;&quot;, lng: &quot;&amp;[.E679]&amp;&quot;, query: &quot;&quot;&quot;&amp;[.C679]&amp;&quot;&quot;&quot;)&quot;" office:value-type="string" office:string-value="Harbor.create(name: &quot;Ouessant&quot;, lat: 48.4551019, lng: -5.097626, query: &quot;OUESSANT_LAMPAUL&quot;)" calcext:value-type="string">
            <text:p>Harbor.create(name: "Ouessant", lat: 48.4551019, lng: -5.097626, query: "OUESSANT_LAMPAUL")</text:p>
          </table:table-cell>
        </table:table-row>
        <table:table-row table:style-name="ro1">
          <table:table-cell office:value-type="string" calcext:value-type="string">
            <text:p>Ouistreham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ISTREHAM</text:p>
          </table:table-cell>
          <table:table-cell office:value-type="string" calcext:value-type="string">
            <text:p>49.276656</text:p>
          </table:table-cell>
          <table:table-cell office:value-type="string" calcext:value-type="string">
            <text:p>-0.258658</text:p>
          </table:table-cell>
          <table:table-cell table:formula="of:=&quot;Harbor.create(name: &quot;&quot;&quot;&amp;[.A680]&amp;&quot;&quot;&quot;, lat: &quot;&amp;[.D680]&amp;&quot;, lng: &quot;&amp;[.E680]&amp;&quot;, query: &quot;&quot;&quot;&amp;[.C680]&amp;&quot;&quot;&quot;)&quot;" office:value-type="string" office:string-value="Harbor.create(name: &quot;Ouistreham&quot;, lat: 49.276656, lng: -0.258658, query: &quot;OUISTREHAM&quot;)" calcext:value-type="string">
            <text:p>Harbor.create(name: "Ouistreham", lat: 49.276656, lng: -0.258658, query: "OUISTREHAM")</text:p>
          </table:table-cell>
        </table:table-row>
        <table:table-row table:style-name="ro1">
          <table:table-cell office:value-type="string" calcext:value-type="string">
            <text:p>Out Skerries</text:p>
          </table:table-cell>
          <table:table-cell office:value-type="string" calcext:value-type="string">
            <text:p>Royaume-Uni (Iles Shetland)</text:p>
          </table:table-cell>
          <table:table-cell office:value-type="string" calcext:value-type="string">
            <text:p>OUT_SKERRIES</text:p>
          </table:table-cell>
          <table:table-cell office:value-type="string" calcext:value-type="string">
            <text:p>60.4217641</text:p>
          </table:table-cell>
          <table:table-cell office:value-type="string" calcext:value-type="string">
            <text:p>-0.7704483999999999</text:p>
          </table:table-cell>
          <table:table-cell table:formula="of:=&quot;Harbor.create(name: &quot;&quot;&quot;&amp;[.A681]&amp;&quot;&quot;&quot;, lat: &quot;&amp;[.D681]&amp;&quot;, lng: &quot;&amp;[.E681]&amp;&quot;, query: &quot;&quot;&quot;&amp;[.C681]&amp;&quot;&quot;&quot;)&quot;" office:value-type="string" office:string-value="Harbor.create(name: &quot;Out Skerries&quot;, lat: 60.4217641, lng: -0.7704483999999999, query: &quot;OUT_SKERRIES&quot;)" calcext:value-type="string">
            <text:p>Harbor.create(name: "Out Skerries", lat: 60.4217641, lng: -0.7704483999999999, query: "OUT_SKERRIES")</text:p>
          </table:table-cell>
        </table:table-row>
        <table:table-row table:style-name="ro1">
          <table:table-cell office:value-type="string" calcext:value-type="string">
            <text:p>Owen Ba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WEN_BAY</text:p>
          </table:table-cell>
          <table:table-cell office:value-type="string" calcext:value-type="string">
            <text:p>50.316667</text:p>
          </table:table-cell>
          <table:table-cell office:value-type="string" calcext:value-type="string">
            <text:p>-125.216667</text:p>
          </table:table-cell>
          <table:table-cell table:formula="of:=&quot;Harbor.create(name: &quot;&quot;&quot;&amp;[.A682]&amp;&quot;&quot;&quot;, lat: &quot;&amp;[.D682]&amp;&quot;, lng: &quot;&amp;[.E682]&amp;&quot;, query: &quot;&quot;&quot;&amp;[.C682]&amp;&quot;&quot;&quot;)&quot;" office:value-type="string" office:string-value="Harbor.create(name: &quot;Owen Bay&quot;, lat: 50.316667, lng: -125.216667, query: &quot;OWEN_BAY&quot;)" calcext:value-type="string">
            <text:p>Harbor.create(name: "Owen Bay", lat: 50.316667, lng: -125.216667, query: "OWEN_BAY")</text:p>
          </table:table-cell>
        </table:table-row>
        <table:table-row table:style-name="ro1" table:visibility="filter">
          <table:table-cell office:value-type="string" calcext:value-type="string">
            <text:p>Paagoumene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PAAGOUM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mpo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IMPOL</text:p>
          </table:table-cell>
          <table:table-cell office:value-type="string" calcext:value-type="string">
            <text:p>48.779782</text:p>
          </table:table-cell>
          <table:table-cell office:value-type="string" calcext:value-type="string">
            <text:p>-3.048828</text:p>
          </table:table-cell>
          <table:table-cell table:formula="of:=&quot;Harbor.create(name: &quot;&quot;&quot;&amp;[.A684]&amp;&quot;&quot;&quot;, lat: &quot;&amp;[.D684]&amp;&quot;, lng: &quot;&amp;[.E684]&amp;&quot;, query: &quot;&quot;&quot;&amp;[.C684]&amp;&quot;&quot;&quot;)&quot;" office:value-type="string" office:string-value="Harbor.create(name: &quot;Paimpol&quot;, lat: 48.779782, lng: -3.048828, query: &quot;PAIMPOL&quot;)" calcext:value-type="string">
            <text:p>Harbor.create(name: "Paimpol", lat: 48.779782, lng: -3.048828, query: "PAIMPOL")</text:p>
          </table:table-cell>
        </table:table-row>
        <table:table-row table:style-name="ro1">
          <table:table-cell office:value-type="string" calcext:value-type="string">
            <text:p>Palerme (Sicile)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ALERMO_SICILE</text:p>
          </table:table-cell>
          <table:table-cell office:value-type="string" calcext:value-type="string">
            <text:p>38.1156879</text:p>
          </table:table-cell>
          <table:table-cell office:value-type="string" calcext:value-type="string">
            <text:p>13.3612671</text:p>
          </table:table-cell>
          <table:table-cell table:formula="of:=&quot;Harbor.create(name: &quot;&quot;&quot;&amp;[.A685]&amp;&quot;&quot;&quot;, lat: &quot;&amp;[.D685]&amp;&quot;, lng: &quot;&amp;[.E685]&amp;&quot;, query: &quot;&quot;&quot;&amp;[.C685]&amp;&quot;&quot;&quot;)&quot;" office:value-type="string" office:string-value="Harbor.create(name: &quot;Palerme (Sicile)&quot;, lat: 38.1156879, lng: 13.3612671, query: &quot;PALERMO_SICILE&quot;)" calcext:value-type="string">
            <text:p>Harbor.create(name: "Palerme (Sicile)", lat: 38.1156879, lng: 13.3612671, query: "PALERMO_SICILE")</text:p>
          </table:table-cell>
        </table:table-row>
        <table:table-row table:style-name="ro1">
          <table:table-cell office:value-type="string" calcext:value-type="string">
            <text:p>Pamban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PAMBAN_PASSE</text:p>
          </table:table-cell>
          <table:table-cell office:value-type="string" calcext:value-type="string">
            <text:p>9.2797601</text:p>
          </table:table-cell>
          <table:table-cell office:value-type="string" calcext:value-type="string">
            <text:p>79.2291055</text:p>
          </table:table-cell>
          <table:table-cell table:formula="of:=&quot;Harbor.create(name: &quot;&quot;&quot;&amp;[.A686]&amp;&quot;&quot;&quot;, lat: &quot;&amp;[.D686]&amp;&quot;, lng: &quot;&amp;[.E686]&amp;&quot;, query: &quot;&quot;&quot;&amp;[.C686]&amp;&quot;&quot;&quot;)&quot;" office:value-type="string" office:string-value="Harbor.create(name: &quot;Pamban&quot;, lat: 9.2797601, lng: 79.2291055, query: &quot;PAMBAN_PASSE&quot;)" calcext:value-type="string">
            <text:p>Harbor.create(name: "Pamban", lat: 9.2797601, lng: 79.2291055, query: "PAMBAN_PASSE")</text:p>
          </table:table-cell>
        </table:table-row>
        <table:table-row table:style-name="ro1">
          <table:table-cell office:value-type="string" calcext:value-type="string">
            <text:p>Papeete</text:p>
          </table:table-cell>
          <table:table-cell office:value-type="string" calcext:value-type="string">
            <text:p>France (Polynesie)</text:p>
          </table:table-cell>
          <table:table-cell office:value-type="string" calcext:value-type="string">
            <text:p>PAPEETE_FARE-UTE</text:p>
          </table:table-cell>
          <table:table-cell office:value-type="string" calcext:value-type="string">
            <text:p>-17.5516251</text:p>
          </table:table-cell>
          <table:table-cell office:value-type="string" calcext:value-type="string">
            <text:p>-149.5584758</text:p>
          </table:table-cell>
          <table:table-cell table:formula="of:=&quot;Harbor.create(name: &quot;&quot;&quot;&amp;[.A687]&amp;&quot;&quot;&quot;, lat: &quot;&amp;[.D687]&amp;&quot;, lng: &quot;&amp;[.E687]&amp;&quot;, query: &quot;&quot;&quot;&amp;[.C687]&amp;&quot;&quot;&quot;)&quot;" office:value-type="string" office:string-value="Harbor.create(name: &quot;Papeete&quot;, lat: -17.5516251, lng: -149.5584758, query: &quot;PAPEETE_FARE-UTE&quot;)" calcext:value-type="string">
            <text:p>Harbor.create(name: "Papeete", lat: -17.5516251, lng: -149.5584758, query: "PAPEETE_FARE-UTE")</text:p>
          </table:table-cell>
        </table:table-row>
        <table:table-row table:style-name="ro1">
          <table:table-cell office:value-type="string" calcext:value-type="string">
            <text:p>Papho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PAPHOS_CHYPRE</text:p>
          </table:table-cell>
          <table:table-cell office:value-type="string" calcext:value-type="string">
            <text:p>34.7720133</text:p>
          </table:table-cell>
          <table:table-cell office:value-type="string" calcext:value-type="string">
            <text:p>32.4297369</text:p>
          </table:table-cell>
          <table:table-cell table:formula="of:=&quot;Harbor.create(name: &quot;&quot;&quot;&amp;[.A688]&amp;&quot;&quot;&quot;, lat: &quot;&amp;[.D688]&amp;&quot;, lng: &quot;&amp;[.E688]&amp;&quot;, query: &quot;&quot;&quot;&amp;[.C688]&amp;&quot;&quot;&quot;)&quot;" office:value-type="string" office:string-value="Harbor.create(name: &quot;Paphos&quot;, lat: 34.7720133, lng: 32.4297369, query: &quot;PAPHOS_CHYPRE&quot;)" calcext:value-type="string">
            <text:p>Harbor.create(name: "Paphos", lat: 34.7720133, lng: 32.4297369, query: "PAPHOS_CHYPRE")</text:p>
          </table:table-cell>
        </table:table-row>
        <table:table-row table:style-name="ro1">
          <table:table-cell office:value-type="string" calcext:value-type="string">
            <text:p>Paradip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PARADIP</text:p>
          </table:table-cell>
          <table:table-cell office:value-type="string" calcext:value-type="string">
            <text:p>20.3165523</text:p>
          </table:table-cell>
          <table:table-cell office:value-type="string" calcext:value-type="string">
            <text:p>86.6113628</text:p>
          </table:table-cell>
          <table:table-cell table:formula="of:=&quot;Harbor.create(name: &quot;&quot;&quot;&amp;[.A689]&amp;&quot;&quot;&quot;, lat: &quot;&amp;[.D689]&amp;&quot;, lng: &quot;&amp;[.E689]&amp;&quot;, query: &quot;&quot;&quot;&amp;[.C689]&amp;&quot;&quot;&quot;)&quot;" office:value-type="string" office:string-value="Harbor.create(name: &quot;Paradip&quot;, lat: 20.3165523, lng: 86.6113628, query: &quot;PARADIP&quot;)" calcext:value-type="string">
            <text:p>Harbor.create(name: "Paradip", lat: 20.3165523, lng: 86.6113628, query: "PARADIP")</text:p>
          </table:table-cell>
        </table:table-row>
        <table:table-row table:style-name="ro1">
          <table:table-cell office:value-type="string" calcext:value-type="string">
            <text:p>Paramaribo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5.8520355</text:p>
          </table:table-cell>
          <table:table-cell office:value-type="string" calcext:value-type="string">
            <text:p>-55.2038278</text:p>
          </table:table-cell>
          <table:table-cell table:formula="of:=&quot;Harbor.create(name: &quot;&quot;&quot;&amp;[.A690]&amp;&quot;&quot;&quot;, lat: &quot;&amp;[.D690]&amp;&quot;, lng: &quot;&amp;[.E690]&amp;&quot;, query: &quot;&quot;&quot;&amp;[.C690]&amp;&quot;&quot;&quot;)&quot;" office:value-type="string" office:string-value="Harbor.create(name: &quot;Paramaribo&quot;, lat: 5.8520355, lng: -55.2038278, query: &quot;PARAMARIBO&quot;)" calcext:value-type="string">
            <text:p>Harbor.create(name: "Paramaribo", lat: 5.8520355, lng: -55.2038278, query: "PARAMARIBO")</text:p>
          </table:table-cell>
        </table:table-row>
        <table:table-row table:style-name="ro1">
          <table:table-cell office:value-type="string" calcext:value-type="string">
            <text:p>Paranagua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PARANAGUA</text:p>
          </table:table-cell>
          <table:table-cell office:value-type="string" calcext:value-type="string">
            <text:p>-25.5165725</text:p>
          </table:table-cell>
          <table:table-cell office:value-type="string" calcext:value-type="string">
            <text:p>-48.5229975</text:p>
          </table:table-cell>
          <table:table-cell table:formula="of:=&quot;Harbor.create(name: &quot;&quot;&quot;&amp;[.A691]&amp;&quot;&quot;&quot;, lat: &quot;&amp;[.D691]&amp;&quot;, lng: &quot;&amp;[.E691]&amp;&quot;, query: &quot;&quot;&quot;&amp;[.C691]&amp;&quot;&quot;&quot;)&quot;" office:value-type="string" office:string-value="Harbor.create(name: &quot;Paranagua&quot;, lat: -25.5165725, lng: -48.5229975, query: &quot;PARANAGUA&quot;)" calcext:value-type="string">
            <text:p>Harbor.create(name: "Paranagua", lat: -25.5165725, lng: -48.5229975, query: "PARANAGUA")</text:p>
          </table:table-cell>
        </table:table-row>
        <table:table-row table:style-name="ro1">
          <table:table-cell office:value-type="string" calcext:value-type="string">
            <text:p>Pasaje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PASAJES</text:p>
          </table:table-cell>
          <table:table-cell office:value-type="string" calcext:value-type="string">
            <text:p>43.32547030000001</text:p>
          </table:table-cell>
          <table:table-cell office:value-type="string" calcext:value-type="string">
            <text:p>-1.9301396</text:p>
          </table:table-cell>
          <table:table-cell table:formula="of:=&quot;Harbor.create(name: &quot;&quot;&quot;&amp;[.A692]&amp;&quot;&quot;&quot;, lat: &quot;&amp;[.D692]&amp;&quot;, lng: &quot;&amp;[.E692]&amp;&quot;, query: &quot;&quot;&quot;&amp;[.C692]&amp;&quot;&quot;&quot;)&quot;" office:value-type="string" office:string-value="Harbor.create(name: &quot;Pasajes&quot;, lat: 43.32547030000001, lng: -1.9301396, query: &quot;PASAJES&quot;)" calcext:value-type="string">
            <text:p>Harbor.create(name: "Pasajes", lat: 43.32547030000001, lng: -1.9301396, query: "PASAJES")</text:p>
          </table:table-cell>
        </table:table-row>
        <table:table-row table:style-name="ro1">
          <table:table-cell office:value-type="string" calcext:value-type="string">
            <text:p>Passage Saint-Arme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SSAGE_SAINT-ARMEL</text:p>
          </table:table-cell>
          <table:table-cell office:value-type="string" calcext:value-type="string">
            <text:p>47.58535699999999</text:p>
          </table:table-cell>
          <table:table-cell office:value-type="string" calcext:value-type="string">
            <text:p>-2.717122</text:p>
          </table:table-cell>
          <table:table-cell table:formula="of:=&quot;Harbor.create(name: &quot;&quot;&quot;&amp;[.A693]&amp;&quot;&quot;&quot;, lat: &quot;&amp;[.D693]&amp;&quot;, lng: &quot;&amp;[.E693]&amp;&quot;, query: &quot;&quot;&quot;&amp;[.C693]&amp;&quot;&quot;&quot;)&quot;" office:value-type="string" office:string-value="Harbor.create(name: &quot;Passage Saint-Armel&quot;, lat: 47.58535699999999, lng: -2.717122, query: &quot;PASSAGE_SAINT-ARMEL&quot;)" calcext:value-type="string">
            <text:p>Harbor.create(name: "Passage Saint-Armel", lat: 47.58535699999999, lng: -2.717122, query: "PASSAGE_SAINT-ARMEL")</text:p>
          </table:table-cell>
        </table:table-row>
        <table:table-row table:style-name="ro1">
          <table:table-cell office:value-type="string" calcext:value-type="string">
            <text:p>Patunungan Bay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ATUNUNGAN_BAY</text:p>
          </table:table-cell>
          <table:table-cell office:value-type="string" calcext:value-type="string">
            <text:p>12.879721</text:p>
          </table:table-cell>
          <table:table-cell office:value-type="string" calcext:value-type="string">
            <text:p>121.774017</text:p>
          </table:table-cell>
          <table:table-cell table:formula="of:=&quot;Harbor.create(name: &quot;&quot;&quot;&amp;[.A694]&amp;&quot;&quot;&quot;, lat: &quot;&amp;[.D694]&amp;&quot;, lng: &quot;&amp;[.E694]&amp;&quot;, query: &quot;&quot;&quot;&amp;[.C694]&amp;&quot;&quot;&quot;)&quot;" office:value-type="string" office:string-value="Harbor.create(name: &quot;Patunungan Bay&quot;, lat: 12.879721, lng: 121.774017, query: &quot;PATUNUNGAN_BAY&quot;)" calcext:value-type="string">
            <text:p>Harbor.create(name: "Patunungan Bay", lat: 12.879721, lng: 121.774017, query: "PATUNUNGAN_BAY")</text:p>
          </table:table-cell>
        </table:table-row>
        <table:table-row table:style-name="ro1">
          <table:table-cell office:value-type="string" calcext:value-type="string">
            <text:p>Pauilla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UILLAC</text:p>
          </table:table-cell>
          <table:table-cell office:value-type="string" calcext:value-type="string">
            <text:p>45.199585</text:p>
          </table:table-cell>
          <table:table-cell office:value-type="string" calcext:value-type="string">
            <text:p>-0.746212</text:p>
          </table:table-cell>
          <table:table-cell table:formula="of:=&quot;Harbor.create(name: &quot;&quot;&quot;&amp;[.A695]&amp;&quot;&quot;&quot;, lat: &quot;&amp;[.D695]&amp;&quot;, lng: &quot;&amp;[.E695]&amp;&quot;, query: &quot;&quot;&quot;&amp;[.C695]&amp;&quot;&quot;&quot;)&quot;" office:value-type="string" office:string-value="Harbor.create(name: &quot;Pauillac&quot;, lat: 45.199585, lng: -0.746212, query: &quot;PAUILLAC&quot;)" calcext:value-type="string">
            <text:p>Harbor.create(name: "Pauillac", lat: 45.199585, lng: -0.746212, query: "PAUILLAC")</text:p>
          </table:table-cell>
        </table:table-row>
        <table:table-row table:style-name="ro1">
          <table:table-cell office:value-type="string" calcext:value-type="string">
            <text:p>Pebane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PORTO_DE_PEBANE</text:p>
          </table:table-cell>
          <table:table-cell office:value-type="string" calcext:value-type="string">
            <text:p>-16.6444482</text:p>
          </table:table-cell>
          <table:table-cell office:value-type="string" calcext:value-type="string">
            <text:p>38.48499229999999</text:p>
          </table:table-cell>
          <table:table-cell table:formula="of:=&quot;Harbor.create(name: &quot;&quot;&quot;&amp;[.A696]&amp;&quot;&quot;&quot;, lat: &quot;&amp;[.D696]&amp;&quot;, lng: &quot;&amp;[.E696]&amp;&quot;, query: &quot;&quot;&quot;&amp;[.C696]&amp;&quot;&quot;&quot;)&quot;" office:value-type="string" office:string-value="Harbor.create(name: &quot;Pebane&quot;, lat: -16.6444482, lng: 38.48499229999999, query: &quot;PORTO_DE_PEBANE&quot;)" calcext:value-type="string">
            <text:p>Harbor.create(name: "Pebane", lat: -16.6444482, lng: 38.48499229999999, query: "PORTO_DE_PEBANE")</text:p>
          </table:table-cell>
        </table:table-row>
        <table:table-row table:style-name="ro1">
          <table:table-cell office:value-type="string" calcext:value-type="string">
            <text:p>Pelabuahan Kuantan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TANJUNG_GELAND</text:p>
          </table:table-cell>
          <table:table-cell office:value-type="string" calcext:value-type="string">
            <text:p>3.9855054</text:p>
          </table:table-cell>
          <table:table-cell office:value-type="string" calcext:value-type="string">
            <text:p>103.418252</text:p>
          </table:table-cell>
          <table:table-cell table:formula="of:=&quot;Harbor.create(name: &quot;&quot;&quot;&amp;[.A697]&amp;&quot;&quot;&quot;, lat: &quot;&amp;[.D697]&amp;&quot;, lng: &quot;&amp;[.E697]&amp;&quot;, query: &quot;&quot;&quot;&amp;[.C697]&amp;&quot;&quot;&quot;)&quot;" office:value-type="string" office:string-value="Harbor.create(name: &quot;Pelabuahan Kuantan&quot;, lat: 3.9855054, lng: 103.418252, query: &quot;TANJUNG_GELAND&quot;)" calcext:value-type="string">
            <text:p>Harbor.create(name: "Pelabuahan Kuantan", lat: 3.9855054, lng: 103.418252, query: "TANJUNG_GELAND")</text:p>
          </table:table-cell>
        </table:table-row>
        <table:table-row table:style-name="ro1">
          <table:table-cell office:value-type="string" calcext:value-type="string">
            <text:p>Pelabuang Kelang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PELABUHAN_KELANG</text:p>
          </table:table-cell>
          <table:table-cell office:value-type="string" calcext:value-type="string">
            <text:p>2.999852</text:p>
          </table:table-cell>
          <table:table-cell office:value-type="string" calcext:value-type="string">
            <text:p>101.39283</text:p>
          </table:table-cell>
          <table:table-cell table:formula="of:=&quot;Harbor.create(name: &quot;&quot;&quot;&amp;[.A698]&amp;&quot;&quot;&quot;, lat: &quot;&amp;[.D698]&amp;&quot;, lng: &quot;&amp;[.E698]&amp;&quot;, query: &quot;&quot;&quot;&amp;[.C698]&amp;&quot;&quot;&quot;)&quot;" office:value-type="string" office:string-value="Harbor.create(name: &quot;Pelabuang Kelang&quot;, lat: 2.999852, lng: 101.39283, query: &quot;PELABUHAN_KELANG&quot;)" calcext:value-type="string">
            <text:p>Harbor.create(name: "Pelabuang Kelang", lat: 2.999852, lng: 101.39283, query: "PELABUHAN_KELANG")</text:p>
          </table:table-cell>
        </table:table-row>
        <table:table-row table:style-name="ro1">
          <table:table-cell office:value-type="string" calcext:value-type="string">
            <text:p>Pemba (Porto Amelia)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PEMBA</text:p>
          </table:table-cell>
          <table:table-cell office:value-type="string" calcext:value-type="string">
            <text:p>-12.9732026</text:p>
          </table:table-cell>
          <table:table-cell office:value-type="string" calcext:value-type="string">
            <text:p>40.5178014</text:p>
          </table:table-cell>
          <table:table-cell table:formula="of:=&quot;Harbor.create(name: &quot;&quot;&quot;&amp;[.A699]&amp;&quot;&quot;&quot;, lat: &quot;&amp;[.D699]&amp;&quot;, lng: &quot;&amp;[.E699]&amp;&quot;, query: &quot;&quot;&quot;&amp;[.C699]&amp;&quot;&quot;&quot;)&quot;" office:value-type="string" office:string-value="Harbor.create(name: &quot;Pemba (Porto Amelia)&quot;, lat: -12.9732026, lng: 40.5178014, query: &quot;PEMBA&quot;)" calcext:value-type="string">
            <text:p>Harbor.create(name: "Pemba (Porto Amelia)", lat: -12.9732026, lng: 40.5178014, query: "PEMBA")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KUCHING</text:p>
          </table:table-cell>
          <table:table-cell office:value-type="string" calcext:value-type="string">
            <text:p>1.5505203</text:p>
          </table:table-cell>
          <table:table-cell office:value-type="string" calcext:value-type="string">
            <text:p>110.377341</text:p>
          </table:table-cell>
          <table:table-cell table:formula="of:=&quot;Harbor.create(name: &quot;&quot;&quot;&amp;[.A700]&amp;&quot;&quot;&quot;, lat: &quot;&amp;[.D700]&amp;&quot;, lng: &quot;&amp;[.E700]&amp;&quot;, query: &quot;&quot;&quot;&amp;[.C700]&amp;&quot;&quot;&quot;)&quot;" office:value-type="string" office:string-value="Harbor.create(name: &quot;Pending&quot;, lat: 1.5505203, lng: 110.377341, query: &quot;KUCHING&quot;)" calcext:value-type="string">
            <text:p>Harbor.create(name: "Pending", lat: 1.5505203, lng: 110.377341, query: "KUCHING")</text:p>
          </table:table-cell>
        </table:table-row>
        <table:table-row table:style-name="ro1">
          <table:table-cell office:value-type="string" calcext:value-type="string">
            <text:p>Pener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ENERF</text:p>
          </table:table-cell>
          <table:table-cell office:value-type="string" calcext:value-type="string">
            <text:p>47.508153</text:p>
          </table:table-cell>
          <table:table-cell office:value-type="string" calcext:value-type="string">
            <text:p>-2.624892</text:p>
          </table:table-cell>
          <table:table-cell table:formula="of:=&quot;Harbor.create(name: &quot;&quot;&quot;&amp;[.A701]&amp;&quot;&quot;&quot;, lat: &quot;&amp;[.D701]&amp;&quot;, lng: &quot;&amp;[.E701]&amp;&quot;, query: &quot;&quot;&quot;&amp;[.C701]&amp;&quot;&quot;&quot;)&quot;" office:value-type="string" office:string-value="Harbor.create(name: &quot;Penerf&quot;, lat: 47.508153, lng: -2.624892, query: &quot;PENERF&quot;)" calcext:value-type="string">
            <text:p>Harbor.create(name: "Penerf", lat: 47.508153, lng: -2.624892, query: "PENERF")</text:p>
          </table:table-cell>
        </table:table-row>
        <table:table-row table:style-name="ro1">
          <table:table-cell office:value-type="string" calcext:value-type="string">
            <text:p>Penich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ENICHE</text:p>
          </table:table-cell>
          <table:table-cell office:value-type="string" calcext:value-type="string">
            <text:p>39.3603291</text:p>
          </table:table-cell>
          <table:table-cell office:value-type="string" calcext:value-type="string">
            <text:p>-9.387622</text:p>
          </table:table-cell>
          <table:table-cell table:formula="of:=&quot;Harbor.create(name: &quot;&quot;&quot;&amp;[.A702]&amp;&quot;&quot;&quot;, lat: &quot;&amp;[.D702]&amp;&quot;, lng: &quot;&amp;[.E702]&amp;&quot;, query: &quot;&quot;&quot;&amp;[.C702]&amp;&quot;&quot;&quot;)&quot;" office:value-type="string" office:string-value="Harbor.create(name: &quot;Peniche&quot;, lat: 39.3603291, lng: -9.387622, query: &quot;PENICHE&quot;)" calcext:value-type="string">
            <text:p>Harbor.create(name: "Peniche", lat: 39.3603291, lng: -9.387622, query: "PENICHE")</text:p>
          </table:table-cell>
        </table:table-row>
        <table:table-row table:style-name="ro1">
          <table:table-cell office:value-type="string" calcext:value-type="string">
            <text:p>Pensacola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30.42130899999999</text:p>
          </table:table-cell>
          <table:table-cell office:value-type="string" calcext:value-type="string">
            <text:p>-87.2169149</text:p>
          </table:table-cell>
          <table:table-cell table:formula="of:=&quot;Harbor.create(name: &quot;&quot;&quot;&amp;[.A703]&amp;&quot;&quot;&quot;, lat: &quot;&amp;[.D703]&amp;&quot;, lng: &quot;&amp;[.E703]&amp;&quot;, query: &quot;&quot;&quot;&amp;[.C703]&amp;&quot;&quot;&quot;)&quot;" office:value-type="string" office:string-value="Harbor.create(name: &quot;Pensacola&quot;, lat: 30.42130899999999, lng: -87.2169149, query: &quot;PENSACOLA&quot;)" calcext:value-type="string">
            <text:p>Harbor.create(name: "Pensacola", lat: 30.42130899999999, lng: -87.2169149, query: "PENSACOLA")</text:p>
          </table:table-cell>
        </table:table-row>
        <table:table-row table:style-name="ro1">
          <table:table-cell office:value-type="string" calcext:value-type="string">
            <text:p>Perros-Guire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ERROS-GUIREC_TRESTRAOU</text:p>
          </table:table-cell>
          <table:table-cell office:value-type="string" calcext:value-type="string">
            <text:p>48.815456</text:p>
          </table:table-cell>
          <table:table-cell office:value-type="string" calcext:value-type="string">
            <text:p>-3.444943</text:p>
          </table:table-cell>
          <table:table-cell table:formula="of:=&quot;Harbor.create(name: &quot;&quot;&quot;&amp;[.A704]&amp;&quot;&quot;&quot;, lat: &quot;&amp;[.D704]&amp;&quot;, lng: &quot;&amp;[.E704]&amp;&quot;, query: &quot;&quot;&quot;&amp;[.C704]&amp;&quot;&quot;&quot;)&quot;" office:value-type="string" office:string-value="Harbor.create(name: &quot;Perros-Guirec&quot;, lat: 48.815456, lng: -3.444943, query: &quot;PERROS-GUIREC_TRESTRAOU&quot;)" calcext:value-type="string">
            <text:p>Harbor.create(name: "Perros-Guirec", lat: 48.815456, lng: -3.444943, query: "PERROS-GUIREC_TRESTRAOU")</text:p>
          </table:table-cell>
        </table:table-row>
        <table:table-row table:style-name="ro1">
          <table:table-cell office:value-type="string" calcext:value-type="string">
            <text:p>Petropavlosk</text:p>
          </table:table-cell>
          <table:table-cell office:value-type="string" calcext:value-type="string">
            <text:p>Federation de Russie</text:p>
          </table:table-cell>
          <table:table-cell office:value-type="string" calcext:value-type="string">
            <text:p>PETROPAVLOSK</text:p>
          </table:table-cell>
          <table:table-cell office:value-type="string" calcext:value-type="string">
            <text:p>53.0409109</text:p>
          </table:table-cell>
          <table:table-cell office:value-type="string" calcext:value-type="string">
            <text:p>158.6777259</text:p>
          </table:table-cell>
          <table:table-cell table:formula="of:=&quot;Harbor.create(name: &quot;&quot;&quot;&amp;[.A705]&amp;&quot;&quot;&quot;, lat: &quot;&amp;[.D705]&amp;&quot;, lng: &quot;&amp;[.E705]&amp;&quot;, query: &quot;&quot;&quot;&amp;[.C705]&amp;&quot;&quot;&quot;)&quot;" office:value-type="string" office:string-value="Harbor.create(name: &quot;Petropavlosk&quot;, lat: 53.0409109, lng: 158.6777259, query: &quot;PETROPAVLOSK&quot;)" calcext:value-type="string">
            <text:p>Harbor.create(name: "Petropavlosk", lat: 53.0409109, lng: 158.6777259, query: "PETROPAVLOSK")</text:p>
          </table:table-cell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39.9525839</text:p>
          </table:table-cell>
          <table:table-cell office:value-type="string" calcext:value-type="string">
            <text:p>-75.1652215</text:p>
          </table:table-cell>
          <table:table-cell table:formula="of:=&quot;Harbor.create(name: &quot;&quot;&quot;&amp;[.A706]&amp;&quot;&quot;&quot;, lat: &quot;&amp;[.D706]&amp;&quot;, lng: &quot;&amp;[.E706]&amp;&quot;, query: &quot;&quot;&quot;&amp;[.C706]&amp;&quot;&quot;&quot;)&quot;" office:value-type="string" office:string-value="Harbor.create(name: &quot;Philadelphia&quot;, lat: 39.9525839, lng: -75.1652215, query: &quot;PHILADELPHIA&quot;)" calcext:value-type="string">
            <text:p>Harbor.create(name: "Philadelphia", lat: 39.9525839, lng: -75.1652215, query: "PHILADELPHIA")</text:p>
          </table:table-cell>
        </table:table-row>
        <table:table-row table:style-name="ro1" table:visibility="filter">
          <table:table-cell office:value-type="string" calcext:value-type="string">
            <text:p>Phsar Ream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RE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ton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PICTON</text:p>
          </table:table-cell>
          <table:table-cell office:value-type="string" calcext:value-type="string">
            <text:p>-41.2905926</text:p>
          </table:table-cell>
          <table:table-cell office:value-type="string" calcext:value-type="string">
            <text:p>174.0010044</text:p>
          </table:table-cell>
          <table:table-cell table:formula="of:=&quot;Harbor.create(name: &quot;&quot;&quot;&amp;[.A708]&amp;&quot;&quot;&quot;, lat: &quot;&amp;[.D708]&amp;&quot;, lng: &quot;&amp;[.E708]&amp;&quot;, query: &quot;&quot;&quot;&amp;[.C708]&amp;&quot;&quot;&quot;)&quot;" office:value-type="string" office:string-value="Harbor.create(name: &quot;Picton&quot;, lat: -41.2905926, lng: 174.0010044, query: &quot;PICTON&quot;)" calcext:value-type="string">
            <text:p>Harbor.create(name: "Picton", lat: -41.2905926, lng: 174.0010044, query: "PICTON")</text:p>
          </table:table-cell>
        </table:table-row>
        <table:table-row table:style-name="ro1">
          <table:table-cell office:value-type="string" calcext:value-type="string">
            <text:p>Pictou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ICTOU</text:p>
          </table:table-cell>
          <table:table-cell office:value-type="string" calcext:value-type="string">
            <text:p>45.679332</text:p>
          </table:table-cell>
          <table:table-cell office:value-type="string" calcext:value-type="string">
            <text:p>-62.720603</text:p>
          </table:table-cell>
          <table:table-cell table:formula="of:=&quot;Harbor.create(name: &quot;&quot;&quot;&amp;[.A709]&amp;&quot;&quot;&quot;, lat: &quot;&amp;[.D709]&amp;&quot;, lng: &quot;&amp;[.E709]&amp;&quot;, query: &quot;&quot;&quot;&amp;[.C709]&amp;&quot;&quot;&quot;)&quot;" office:value-type="string" office:string-value="Harbor.create(name: &quot;Pictou&quot;, lat: 45.679332, lng: -62.720603, query: &quot;PICTOU&quot;)" calcext:value-type="string">
            <text:p>Harbor.create(name: "Pictou", lat: 45.679332, lng: -62.720603, query: "PICTOU")</text:p>
          </table:table-cell>
        </table:table-row>
        <table:table-row table:style-name="ro1">
          <table:table-cell office:value-type="string" calcext:value-type="string">
            <text:p>Pinamar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PINAMAR</text:p>
          </table:table-cell>
          <table:table-cell office:value-type="string" calcext:value-type="string">
            <text:p>-37.1145662</text:p>
          </table:table-cell>
          <table:table-cell office:value-type="string" calcext:value-type="string">
            <text:p>-56.86070549999999</text:p>
          </table:table-cell>
          <table:table-cell table:formula="of:=&quot;Harbor.create(name: &quot;&quot;&quot;&amp;[.A710]&amp;&quot;&quot;&quot;, lat: &quot;&amp;[.D710]&amp;&quot;, lng: &quot;&amp;[.E710]&amp;&quot;, query: &quot;&quot;&quot;&amp;[.C710]&amp;&quot;&quot;&quot;)&quot;" office:value-type="string" office:string-value="Harbor.create(name: &quot;Pinamar&quot;, lat: -37.1145662, lng: -56.86070549999999, query: &quot;PINAMAR&quot;)" calcext:value-type="string">
            <text:p>Harbor.create(name: "Pinamar", lat: -37.1145662, lng: -56.86070549999999, query: "PINAMAR")</text:p>
          </table:table-cell>
        </table:table-row>
        <table:table-row table:style-name="ro1">
          <table:table-cell office:value-type="string" calcext:value-type="string">
            <text:p>Pinang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PINANG</text:p>
          </table:table-cell>
          <table:table-cell office:value-type="string" calcext:value-type="string">
            <text:p>5.4163459</text:p>
          </table:table-cell>
          <table:table-cell office:value-type="string" calcext:value-type="string">
            <text:p>100.3327617</text:p>
          </table:table-cell>
          <table:table-cell table:formula="of:=&quot;Harbor.create(name: &quot;&quot;&quot;&amp;[.A711]&amp;&quot;&quot;&quot;, lat: &quot;&amp;[.D711]&amp;&quot;, lng: &quot;&amp;[.E711]&amp;&quot;, query: &quot;&quot;&quot;&amp;[.C711]&amp;&quot;&quot;&quot;)&quot;" office:value-type="string" office:string-value="Harbor.create(name: &quot;Pinang&quot;, lat: 5.4163459, lng: 100.3327617, query: &quot;PINANG&quot;)" calcext:value-type="string">
            <text:p>Harbor.create(name: "Pinang", lat: 5.4163459, lng: 100.3327617, query: "PINANG")</text:p>
          </table:table-cell>
        </table:table-row>
        <table:table-row table:style-name="ro1">
          <table:table-cell office:value-type="string" calcext:value-type="string">
            <text:p>Pipavav Port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PIPAVAV_BANDAR</text:p>
          </table:table-cell>
          <table:table-cell office:value-type="string" calcext:value-type="string">
            <text:p>20.9644772</text:p>
          </table:table-cell>
          <table:table-cell office:value-type="string" calcext:value-type="string">
            <text:p>71.49968679999999</text:p>
          </table:table-cell>
          <table:table-cell table:formula="of:=&quot;Harbor.create(name: &quot;&quot;&quot;&amp;[.A712]&amp;&quot;&quot;&quot;, lat: &quot;&amp;[.D712]&amp;&quot;, lng: &quot;&amp;[.E712]&amp;&quot;, query: &quot;&quot;&quot;&amp;[.C712]&amp;&quot;&quot;&quot;)&quot;" office:value-type="string" office:string-value="Harbor.create(name: &quot;Pipavav Port&quot;, lat: 20.9644772, lng: 71.49968679999999, query: &quot;PIPAVAV_BANDAR&quot;)" calcext:value-type="string">
            <text:p>Harbor.create(name: "Pipavav Port", lat: 20.9644772, lng: 71.49968679999999, query: "PIPAVAV_BANDAR")</text:p>
          </table:table-cell>
        </table:table-row>
        <table:table-row table:style-name="ro1">
          <table:table-cell office:value-type="string" calcext:value-type="string">
            <text:p>Ploumanach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LOUMANACH</text:p>
          </table:table-cell>
          <table:table-cell office:value-type="string" calcext:value-type="string">
            <text:p>48.815456</text:p>
          </table:table-cell>
          <table:table-cell office:value-type="string" calcext:value-type="string">
            <text:p>-3.444943</text:p>
          </table:table-cell>
          <table:table-cell table:formula="of:=&quot;Harbor.create(name: &quot;&quot;&quot;&amp;[.A713]&amp;&quot;&quot;&quot;, lat: &quot;&amp;[.D713]&amp;&quot;, lng: &quot;&amp;[.E713]&amp;&quot;, query: &quot;&quot;&quot;&amp;[.C713]&amp;&quot;&quot;&quot;)&quot;" office:value-type="string" office:string-value="Harbor.create(name: &quot;Ploumanach&quot;, lat: 48.815456, lng: -3.444943, query: &quot;PLOUMANACH&quot;)" calcext:value-type="string">
            <text:p>Harbor.create(name: "Ploumanach", lat: 48.815456, lng: -3.444943, query: "PLOUMANACH")</text:p>
          </table:table-cell>
        </table:table-row>
        <table:table-row table:style-name="ro1">
          <table:table-cell office:value-type="string" calcext:value-type="string">
            <text:p>Plymouth Devonport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PLYMOUTH_DEVONPORT</text:p>
          </table:table-cell>
          <table:table-cell office:value-type="string" calcext:value-type="string">
            <text:p>50.377009</text:p>
          </table:table-cell>
          <table:table-cell office:value-type="string" calcext:value-type="string">
            <text:p>-4.1762119</text:p>
          </table:table-cell>
          <table:table-cell table:formula="of:=&quot;Harbor.create(name: &quot;&quot;&quot;&amp;[.A714]&amp;&quot;&quot;&quot;, lat: &quot;&amp;[.D714]&amp;&quot;, lng: &quot;&amp;[.E714]&amp;&quot;, query: &quot;&quot;&quot;&amp;[.C714]&amp;&quot;&quot;&quot;)&quot;" office:value-type="string" office:string-value="Harbor.create(name: &quot;Plymouth Devonport&quot;, lat: 50.377009, lng: -4.1762119, query: &quot;PLYMOUTH_DEVONPORT&quot;)" calcext:value-type="string">
            <text:p>Harbor.create(name: "Plymouth Devonport", lat: 50.377009, lng: -4.1762119, query: "PLYMOUTH_DEVONPORT")</text:p>
          </table:table-cell>
        </table:table-row>
        <table:table-row table:style-name="ro1">
          <table:table-cell office:value-type="string" calcext:value-type="string">
            <text:p>Pohang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P_OHANG</text:p>
          </table:table-cell>
          <table:table-cell office:value-type="string" calcext:value-type="string">
            <text:p>36.0190178</text:p>
          </table:table-cell>
          <table:table-cell office:value-type="string" calcext:value-type="string">
            <text:p>129.3434808</text:p>
          </table:table-cell>
          <table:table-cell table:formula="of:=&quot;Harbor.create(name: &quot;&quot;&quot;&amp;[.A715]&amp;&quot;&quot;&quot;, lat: &quot;&amp;[.D715]&amp;&quot;, lng: &quot;&amp;[.E715]&amp;&quot;, query: &quot;&quot;&quot;&amp;[.C715]&amp;&quot;&quot;&quot;)&quot;" office:value-type="string" office:string-value="Harbor.create(name: &quot;Pohang&quot;, lat: 36.0190178, lng: 129.3434808, query: &quot;P_OHANG&quot;)" calcext:value-type="string">
            <text:p>Harbor.create(name: "Pohang", lat: 36.0190178, lng: 129.3434808, query: "P_OHANG")</text:p>
          </table:table-cell>
        </table:table-row>
        <table:table-row table:style-name="ro1" table:visibility="filter">
          <table:table-cell office:value-type="string" calcext:value-type="string">
            <text:p>Poingam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POING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t Fortin</text:p>
          </table:table-cell>
          <table:table-cell office:value-type="string" calcext:value-type="string">
            <text:p>Trinite-et-Tobago</text:p>
          </table:table-cell>
          <table:table-cell office:value-type="string" calcext:value-type="string">
            <text:p>POINT_FORTIN</text:p>
          </table:table-cell>
          <table:table-cell office:value-type="string" calcext:value-type="string">
            <text:p>10.1702737</text:p>
          </table:table-cell>
          <table:table-cell office:value-type="string" calcext:value-type="string">
            <text:p>-61.67133860000001</text:p>
          </table:table-cell>
          <table:table-cell table:formula="of:=&quot;Harbor.create(name: &quot;&quot;&quot;&amp;[.A717]&amp;&quot;&quot;&quot;, lat: &quot;&amp;[.D717]&amp;&quot;, lng: &quot;&amp;[.E717]&amp;&quot;, query: &quot;&quot;&quot;&amp;[.C717]&amp;&quot;&quot;&quot;)&quot;" office:value-type="string" office:string-value="Harbor.create(name: &quot;Point Fortin&quot;, lat: 10.1702737, lng: -61.67133860000001, query: &quot;POINT_FORTIN&quot;)" calcext:value-type="string">
            <text:p>Harbor.create(name: "Point Fortin", lat: 10.1702737, lng: -61.67133860000001, query: "POINT_FORTIN")</text:p>
          </table:table-cell>
        </table:table-row>
        <table:table-row table:style-name="ro1">
          <table:table-cell office:value-type="string" calcext:value-type="string">
            <text:p>Point Lonsdale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PORT_PHILLIP_HEADS</text:p>
          </table:table-cell>
          <table:table-cell office:value-type="string" calcext:value-type="string">
            <text:p>-38.28333300000001</text:p>
          </table:table-cell>
          <table:table-cell office:value-type="string" calcext:value-type="string">
            <text:p>144.6</text:p>
          </table:table-cell>
          <table:table-cell table:formula="of:=&quot;Harbor.create(name: &quot;&quot;&quot;&amp;[.A718]&amp;&quot;&quot;&quot;, lat: &quot;&amp;[.D718]&amp;&quot;, lng: &quot;&amp;[.E718]&amp;&quot;, query: &quot;&quot;&quot;&amp;[.C718]&amp;&quot;&quot;&quot;)&quot;" office:value-type="string" office:string-value="Harbor.create(name: &quot;Point Lonsdale&quot;, lat: -38.28333300000001, lng: 144.6, query: &quot;PORT_PHILLIP_HEADS&quot;)" calcext:value-type="string">
            <text:p>Harbor.create(name: "Point Lonsdale", lat: -38.28333300000001, lng: 144.6, query: "PORT_PHILLIP_HEADS")</text:p>
          </table:table-cell>
        </table:table-row>
        <table:table-row table:style-name="ro1">
          <table:table-cell office:value-type="string" calcext:value-type="string">
            <text:p>Point Murat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POINT_MURAT</text:p>
          </table:table-cell>
          <table:table-cell office:value-type="string" calcext:value-type="string">
            <text:p>-21.8906206</text:p>
          </table:table-cell>
          <table:table-cell office:value-type="string" calcext:value-type="string">
            <text:p>114.1312991</text:p>
          </table:table-cell>
          <table:table-cell table:formula="of:=&quot;Harbor.create(name: &quot;&quot;&quot;&amp;[.A719]&amp;&quot;&quot;&quot;, lat: &quot;&amp;[.D719]&amp;&quot;, lng: &quot;&amp;[.E719]&amp;&quot;, query: &quot;&quot;&quot;&amp;[.C719]&amp;&quot;&quot;&quot;)&quot;" office:value-type="string" office:string-value="Harbor.create(name: &quot;Point Murat&quot;, lat: -21.8906206, lng: 114.1312991, query: &quot;POINT_MURAT&quot;)" calcext:value-type="string">
            <text:p>Harbor.create(name: "Point Murat", lat: -21.8906206, lng: 114.1312991, query: "POINT_MURAT")</text:p>
          </table:table-cell>
        </table:table-row>
        <table:table-row table:style-name="ro1">
          <table:table-cell office:value-type="string" calcext:value-type="string">
            <text:p>Point Tupp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OINT_TUPPER</text:p>
          </table:table-cell>
          <table:table-cell office:value-type="string" calcext:value-type="string">
            <text:p>45.60569599999999</text:p>
          </table:table-cell>
          <table:table-cell office:value-type="string" calcext:value-type="string">
            <text:p>-61.353417</text:p>
          </table:table-cell>
          <table:table-cell table:formula="of:=&quot;Harbor.create(name: &quot;&quot;&quot;&amp;[.A720]&amp;&quot;&quot;&quot;, lat: &quot;&amp;[.D720]&amp;&quot;, lng: &quot;&amp;[.E720]&amp;&quot;, query: &quot;&quot;&quot;&amp;[.C720]&amp;&quot;&quot;&quot;)&quot;" office:value-type="string" office:string-value="Harbor.create(name: &quot;Point Tupper&quot;, lat: 45.60569599999999, lng: -61.353417, query: &quot;POINT_TUPPER&quot;)" calcext:value-type="string">
            <text:p>Harbor.create(name: "Point Tupper", lat: 45.60569599999999, lng: -61.353417, query: "POINT_TUPPER")</text:p>
          </table:table-cell>
        </table:table-row>
        <table:table-row table:style-name="ro1">
          <table:table-cell office:value-type="string" calcext:value-type="string">
            <text:p>Ag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INTE_D_AGON</text:p>
          </table:table-cell>
          <table:table-cell office:value-type="string" calcext:value-type="string">
            <text:p>49.042981</text:p>
          </table:table-cell>
          <table:table-cell office:value-type="string" calcext:value-type="string">
            <text:p>-1.577206</text:p>
          </table:table-cell>
          <table:table-cell table:formula="of:=&quot;Harbor.create(name: &quot;&quot;&quot;&amp;[.A721]&amp;&quot;&quot;&quot;, lat: &quot;&amp;[.D721]&amp;&quot;, lng: &quot;&amp;[.E721]&amp;&quot;, query: &quot;&quot;&quot;&amp;[.C721]&amp;&quot;&quot;&quot;)&quot;" office:value-type="string" office:string-value="Harbor.create(name: &quot;Agon&quot;, lat: 49.042981, lng: -1.577206, query: &quot;POINTE_D_AGON&quot;)" calcext:value-type="string">
            <text:p>Harbor.create(name: "Agon", lat: 49.042981, lng: -1.577206, query: "POINTE_D_AGON")</text:p>
          </table:table-cell>
        </table:table-row>
        <table:table-row table:style-name="ro1">
          <table:table-cell office:value-type="string" calcext:value-type="string">
            <text:p>Pointe de Gats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INTE_DE_GATSEAU</text:p>
          </table:table-cell>
          <table:table-cell office:value-type="string" calcext:value-type="string">
            <text:p>45.7998819</text:p>
          </table:table-cell>
          <table:table-cell office:value-type="string" calcext:value-type="string">
            <text:p>-1.233433</text:p>
          </table:table-cell>
          <table:table-cell table:formula="of:=&quot;Harbor.create(name: &quot;&quot;&quot;&amp;[.A722]&amp;&quot;&quot;&quot;, lat: &quot;&amp;[.D722]&amp;&quot;, lng: &quot;&amp;[.E722]&amp;&quot;, query: &quot;&quot;&quot;&amp;[.C722]&amp;&quot;&quot;&quot;)&quot;" office:value-type="string" office:string-value="Harbor.create(name: &quot;Pointe de Gatseau&quot;, lat: 45.7998819, lng: -1.233433, query: &quot;POINTE_DE_GATSEAU&quot;)" calcext:value-type="string">
            <text:p>Harbor.create(name: "Pointe de Gatseau", lat: 45.7998819, lng: -1.233433, query: "POINTE_DE_GATSEAU")</text:p>
          </table:table-cell>
        </table:table-row>
        <table:table-row table:style-name="ro1">
          <table:table-cell office:value-type="string" calcext:value-type="string">
            <text:p>Pointe de Grav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T-BLOC</text:p>
          </table:table-cell>
          <table:table-cell office:value-type="string" calcext:value-type="string">
            <text:p>45.57173299999999</text:p>
          </table:table-cell>
          <table:table-cell office:value-type="string" calcext:value-type="string">
            <text:p>-1.062418</text:p>
          </table:table-cell>
          <table:table-cell table:formula="of:=&quot;Harbor.create(name: &quot;&quot;&quot;&amp;[.A723]&amp;&quot;&quot;&quot;, lat: &quot;&amp;[.D723]&amp;&quot;, lng: &quot;&amp;[.E723]&amp;&quot;, query: &quot;&quot;&quot;&amp;[.C723]&amp;&quot;&quot;&quot;)&quot;" office:value-type="string" office:string-value="Harbor.create(name: &quot;Pointe de Grave&quot;, lat: 45.57173299999999, lng: -1.062418, query: &quot;PORT-BLOC&quot;)" calcext:value-type="string">
            <text:p>Harbor.create(name: "Pointe de Grave", lat: 45.57173299999999, lng: -1.062418, query: "PORT-BLOC")</text:p>
          </table:table-cell>
        </table:table-row>
        <table:table-row table:style-name="ro1">
          <table:table-cell office:value-type="string" calcext:value-type="string">
            <text:p>Pointe de Saint-Gild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INTE_DE_SAINT-GILDAS</text:p>
          </table:table-cell>
          <table:table-cell office:value-type="string" calcext:value-type="string">
            <text:p>47.134023</text:p>
          </table:table-cell>
          <table:table-cell office:value-type="string" calcext:value-type="string">
            <text:p>-2.252127</text:p>
          </table:table-cell>
          <table:table-cell table:formula="of:=&quot;Harbor.create(name: &quot;&quot;&quot;&amp;[.A724]&amp;&quot;&quot;&quot;, lat: &quot;&amp;[.D724]&amp;&quot;, lng: &quot;&amp;[.E724]&amp;&quot;, query: &quot;&quot;&quot;&amp;[.C724]&amp;&quot;&quot;&quot;)&quot;" office:value-type="string" office:string-value="Harbor.create(name: &quot;Pointe de Saint-Gildas&quot;, lat: 47.134023, lng: -2.252127, query: &quot;POINTE_DE_SAINT-GILDAS&quot;)" calcext:value-type="string">
            <text:p>Harbor.create(name: "Pointe de Saint-Gildas", lat: 47.134023, lng: -2.252127, query: "POINTE_DE_SAINT-GILDAS")</text:p>
          </table:table-cell>
        </table:table-row>
        <table:table-row table:style-name="ro1">
          <table:table-cell office:value-type="string" calcext:value-type="string">
            <text:p>Pointe-Noire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POINTE_NOIRE</text:p>
          </table:table-cell>
          <table:table-cell office:value-type="string" calcext:value-type="string">
            <text:p>-4.7691623</text:p>
          </table:table-cell>
          <table:table-cell office:value-type="string" calcext:value-type="string">
            <text:p>11.866362</text:p>
          </table:table-cell>
          <table:table-cell table:formula="of:=&quot;Harbor.create(name: &quot;&quot;&quot;&amp;[.A725]&amp;&quot;&quot;&quot;, lat: &quot;&amp;[.D725]&amp;&quot;, lng: &quot;&amp;[.E725]&amp;&quot;, query: &quot;&quot;&quot;&amp;[.C725]&amp;&quot;&quot;&quot;)&quot;" office:value-type="string" office:string-value="Harbor.create(name: &quot;Pointe-Noire&quot;, lat: -4.7691623, lng: 11.866362, query: &quot;POINTE_NOIRE&quot;)" calcext:value-type="string">
            <text:p>Harbor.create(name: "Pointe-Noire", lat: -4.7691623, lng: 11.866362, query: "POINTE_NOIRE")</text:p>
          </table:table-cell>
        </table:table-row>
        <table:table-row table:style-name="ro1">
          <table:table-cell office:value-type="string" calcext:value-type="string">
            <text:p>Pointe-a-Pitre</text:p>
          </table:table-cell>
          <table:table-cell office:value-type="string" calcext:value-type="string">
            <text:p>France (Antilles)</text:p>
          </table:table-cell>
          <table:table-cell office:value-type="string" calcext:value-type="string">
            <text:p>POINTE-A-PITRE</text:p>
          </table:table-cell>
          <table:table-cell office:value-type="string" calcext:value-type="string">
            <text:p>16.2376869</text:p>
          </table:table-cell>
          <table:table-cell office:value-type="string" calcext:value-type="string">
            <text:p>-61.5340424</text:p>
          </table:table-cell>
          <table:table-cell table:formula="of:=&quot;Harbor.create(name: &quot;&quot;&quot;&amp;[.A726]&amp;&quot;&quot;&quot;, lat: &quot;&amp;[.D726]&amp;&quot;, lng: &quot;&amp;[.E726]&amp;&quot;, query: &quot;&quot;&quot;&amp;[.C726]&amp;&quot;&quot;&quot;)&quot;" office:value-type="string" office:string-value="Harbor.create(name: &quot;Pointe-a-Pitre&quot;, lat: 16.2376869, lng: -61.5340424, query: &quot;POINTE-A-PITRE&quot;)" calcext:value-type="string">
            <text:p>Harbor.create(name: "Pointe-a-Pitre", lat: 16.2376869, lng: -61.5340424, query: "POINTE-A-PITRE")</text:p>
          </table:table-cell>
        </table:table-row>
        <table:table-row table:style-name="ro1">
          <table:table-cell office:value-type="string" calcext:value-type="string">
            <text:p>Pointe-au-Pe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OINTE-AU-PERE</text:p>
          </table:table-cell>
          <table:table-cell office:value-type="string" calcext:value-type="string">
            <text:p>48.5019065</text:p>
          </table:table-cell>
          <table:table-cell office:value-type="string" calcext:value-type="string">
            <text:p>-68.4592289</text:p>
          </table:table-cell>
          <table:table-cell table:formula="of:=&quot;Harbor.create(name: &quot;&quot;&quot;&amp;[.A727]&amp;&quot;&quot;&quot;, lat: &quot;&amp;[.D727]&amp;&quot;, lng: &quot;&amp;[.E727]&amp;&quot;, query: &quot;&quot;&quot;&amp;[.C727]&amp;&quot;&quot;&quot;)&quot;" office:value-type="string" office:string-value="Harbor.create(name: &quot;Pointe-au-Pere&quot;, lat: 48.5019065, lng: -68.4592289, query: &quot;POINTE-AU-PERE&quot;)" calcext:value-type="string">
            <text:p>Harbor.create(name: "Pointe-au-Pere", lat: 48.5019065, lng: -68.4592289, query: "POINTE-AU-PERE")</text:p>
          </table:table-cell>
        </table:table-row>
        <table:table-row table:style-name="ro1" table:visibility="filter">
          <table:table-cell office:value-type="string" calcext:value-type="string">
            <text:p>Pointe-des-Galets (Ile de la Reunion)</text:p>
          </table:table-cell>
          <table:table-cell office:value-type="string" calcext:value-type="string">
            <text:p>France (Ocean Indien)</text:p>
          </table:table-cell>
          <table:table-cell office:value-type="string" calcext:value-type="string">
            <text:p>POINTE_DES_GAL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arnyy</text:p>
          </table:table-cell>
          <table:table-cell office:value-type="string" calcext:value-type="string">
            <text:p>Federation de Russie</text:p>
          </table:table-cell>
          <table:table-cell office:value-type="string" calcext:value-type="string">
            <text:p>YEKATERININSKAYA</text:p>
          </table:table-cell>
          <table:table-cell office:value-type="string" calcext:value-type="string">
            <text:p>69.19867339999999</text:p>
          </table:table-cell>
          <table:table-cell office:value-type="string" calcext:value-type="string">
            <text:p>33.4394483</text:p>
          </table:table-cell>
          <table:table-cell table:formula="of:=&quot;Harbor.create(name: &quot;&quot;&quot;&amp;[.A729]&amp;&quot;&quot;&quot;, lat: &quot;&amp;[.D729]&amp;&quot;, lng: &quot;&amp;[.E729]&amp;&quot;, query: &quot;&quot;&quot;&amp;[.C729]&amp;&quot;&quot;&quot;)&quot;" office:value-type="string" office:string-value="Harbor.create(name: &quot;Polyarnyy&quot;, lat: 69.19867339999999, lng: 33.4394483, query: &quot;YEKATERININSKAYA&quot;)" calcext:value-type="string">
            <text:p>Harbor.create(name: "Polyarnyy", lat: 69.19867339999999, lng: 33.4394483, query: "YEKATERININSKAYA")</text:p>
          </table:table-cell>
        </table:table-row>
        <table:table-row table:style-name="ro1">
          <table:table-cell office:value-type="string" calcext:value-type="string">
            <text:p>Ponce</text:p>
          </table:table-cell>
          <table:table-cell office:value-type="string" calcext:value-type="string">
            <text:p>Porto-Rico</text:p>
          </table:table-cell>
          <table:table-cell office:value-type="string" calcext:value-type="string">
            <text:p>PONCE</text:p>
          </table:table-cell>
          <table:table-cell office:value-type="string" calcext:value-type="string">
            <text:p>18.0110768</text:p>
          </table:table-cell>
          <table:table-cell office:value-type="string" calcext:value-type="string">
            <text:p>-66.6140616</text:p>
          </table:table-cell>
          <table:table-cell table:formula="of:=&quot;Harbor.create(name: &quot;&quot;&quot;&amp;[.A730]&amp;&quot;&quot;&quot;, lat: &quot;&amp;[.D730]&amp;&quot;, lng: &quot;&amp;[.E730]&amp;&quot;, query: &quot;&quot;&quot;&amp;[.C730]&amp;&quot;&quot;&quot;)&quot;" office:value-type="string" office:string-value="Harbor.create(name: &quot;Ponce&quot;, lat: 18.0110768, lng: -66.6140616, query: &quot;PONCE&quot;)" calcext:value-type="string">
            <text:p>Harbor.create(name: "Ponce", lat: 18.0110768, lng: -66.6140616, query: "PONCE")</text:p>
          </table:table-cell>
        </table:table-row>
        <table:table-row table:style-name="ro1">
          <table:table-cell office:value-type="string" calcext:value-type="string">
            <text:p>Ponta Delgada (S. Miguel)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NTA_DELGADA</text:p>
          </table:table-cell>
          <table:table-cell office:value-type="string" calcext:value-type="string">
            <text:p>37.7428301</text:p>
          </table:table-cell>
          <table:table-cell office:value-type="string" calcext:value-type="string">
            <text:p>-25.6805868</text:p>
          </table:table-cell>
          <table:table-cell table:formula="of:=&quot;Harbor.create(name: &quot;&quot;&quot;&amp;[.A731]&amp;&quot;&quot;&quot;, lat: &quot;&amp;[.D731]&amp;&quot;, lng: &quot;&amp;[.E731]&amp;&quot;, query: &quot;&quot;&quot;&amp;[.C731]&amp;&quot;&quot;&quot;)&quot;" office:value-type="string" office:string-value="Harbor.create(name: &quot;Ponta Delgada (S. Miguel)&quot;, lat: 37.7428301, lng: -25.6805868, query: &quot;PONTA_DELGADA&quot;)" calcext:value-type="string">
            <text:p>Harbor.create(name: "Ponta Delgada (S. Miguel)", lat: 37.7428301, lng: -25.6805868, query: "PONTA_DELGADA")</text:p>
          </table:table-cell>
        </table:table-row>
        <table:table-row table:style-name="ro1">
          <table:table-cell office:value-type="string" calcext:value-type="string">
            <text:p>Porni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NIC</text:p>
          </table:table-cell>
          <table:table-cell office:value-type="string" calcext:value-type="string">
            <text:p>47.115491</text:p>
          </table:table-cell>
          <table:table-cell office:value-type="string" calcext:value-type="string">
            <text:p>-2.104444</text:p>
          </table:table-cell>
          <table:table-cell table:formula="of:=&quot;Harbor.create(name: &quot;&quot;&quot;&amp;[.A732]&amp;&quot;&quot;&quot;, lat: &quot;&amp;[.D732]&amp;&quot;, lng: &quot;&amp;[.E732]&amp;&quot;, query: &quot;&quot;&quot;&amp;[.C732]&amp;&quot;&quot;&quot;)&quot;" office:value-type="string" office:string-value="Harbor.create(name: &quot;Pornic&quot;, lat: 47.115491, lng: -2.104444, query: &quot;PORNIC&quot;)" calcext:value-type="string">
            <text:p>Harbor.create(name: "Pornic", lat: 47.115491, lng: -2.104444, query: "PORNIC")</text:p>
          </table:table-cell>
        </table:table-row>
        <table:table-row table:style-name="ro1">
          <table:table-cell office:value-type="string" calcext:value-type="string">
            <text:p>Pornich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NICHET</text:p>
          </table:table-cell>
          <table:table-cell office:value-type="string" calcext:value-type="string">
            <text:p>47.263426</text:p>
          </table:table-cell>
          <table:table-cell office:value-type="string" calcext:value-type="string">
            <text:p>-2.340571</text:p>
          </table:table-cell>
          <table:table-cell table:formula="of:=&quot;Harbor.create(name: &quot;&quot;&quot;&amp;[.A733]&amp;&quot;&quot;&quot;, lat: &quot;&amp;[.D733]&amp;&quot;, lng: &quot;&amp;[.E733]&amp;&quot;, query: &quot;&quot;&quot;&amp;[.C733]&amp;&quot;&quot;&quot;)&quot;" office:value-type="string" office:string-value="Harbor.create(name: &quot;Pornichet&quot;, lat: 47.263426, lng: -2.340571, query: &quot;PORNICHET&quot;)" calcext:value-type="string">
            <text:p>Harbor.create(name: "Pornichet", lat: 47.263426, lng: -2.340571, query: "PORNICHET")</text:p>
          </table:table-cell>
        </table:table-row>
        <table:table-row table:style-name="ro1">
          <table:table-cell office:value-type="string" calcext:value-type="string">
            <text:p>Port Albern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ORT_ALBERNI</text:p>
          </table:table-cell>
          <table:table-cell office:value-type="string" calcext:value-type="string">
            <text:p>49.2338882</text:p>
          </table:table-cell>
          <table:table-cell office:value-type="string" calcext:value-type="string">
            <text:p>-124.8055494</text:p>
          </table:table-cell>
          <table:table-cell table:formula="of:=&quot;Harbor.create(name: &quot;&quot;&quot;&amp;[.A734]&amp;&quot;&quot;&quot;, lat: &quot;&amp;[.D734]&amp;&quot;, lng: &quot;&amp;[.E734]&amp;&quot;, query: &quot;&quot;&quot;&amp;[.C734]&amp;&quot;&quot;&quot;)&quot;" office:value-type="string" office:string-value="Harbor.create(name: &quot;Port Alberni&quot;, lat: 49.2338882, lng: -124.8055494, query: &quot;PORT_ALBERNI&quot;)" calcext:value-type="string">
            <text:p>Harbor.create(name: "Port Alberni", lat: 49.2338882, lng: -124.8055494, query: "PORT_ALBERNI")</text:p>
          </table:table-cell>
        </table:table-row>
        <table:table-row table:style-name="ro1">
          <table:table-cell office:value-type="string" calcext:value-type="string">
            <text:p>Port Angeles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PORT_ANGELES</text:p>
          </table:table-cell>
          <table:table-cell office:value-type="string" calcext:value-type="string">
            <text:p>48.118146</text:p>
          </table:table-cell>
          <table:table-cell office:value-type="string" calcext:value-type="string">
            <text:p>-123.4307413</text:p>
          </table:table-cell>
          <table:table-cell table:formula="of:=&quot;Harbor.create(name: &quot;&quot;&quot;&amp;[.A735]&amp;&quot;&quot;&quot;, lat: &quot;&amp;[.D735]&amp;&quot;, lng: &quot;&amp;[.E735]&amp;&quot;, query: &quot;&quot;&quot;&amp;[.C735]&amp;&quot;&quot;&quot;)&quot;" office:value-type="string" office:string-value="Harbor.create(name: &quot;Port Angeles&quot;, lat: 48.118146, lng: -123.4307413, query: &quot;PORT_ANGELES&quot;)" calcext:value-type="string">
            <text:p>Harbor.create(name: "Port Angeles", lat: 48.118146, lng: -123.4307413, query: "PORT_ANGELES")</text:p>
          </table:table-cell>
        </table:table-row>
        <table:table-row table:style-name="ro1">
          <table:table-cell office:value-type="string" calcext:value-type="string">
            <text:p>Port Augusta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PORT_AUGUSTA</text:p>
          </table:table-cell>
          <table:table-cell office:value-type="string" calcext:value-type="string">
            <text:p>-32.4952339</text:p>
          </table:table-cell>
          <table:table-cell office:value-type="string" calcext:value-type="string">
            <text:p>137.7894394</text:p>
          </table:table-cell>
          <table:table-cell table:formula="of:=&quot;Harbor.create(name: &quot;&quot;&quot;&amp;[.A736]&amp;&quot;&quot;&quot;, lat: &quot;&amp;[.D736]&amp;&quot;, lng: &quot;&amp;[.E736]&amp;&quot;, query: &quot;&quot;&quot;&amp;[.C736]&amp;&quot;&quot;&quot;)&quot;" office:value-type="string" office:string-value="Harbor.create(name: &quot;Port Augusta&quot;, lat: -32.4952339, lng: 137.7894394, query: &quot;PORT_AUGUSTA&quot;)" calcext:value-type="string">
            <text:p>Harbor.create(name: "Port Augusta", lat: -32.4952339, lng: 137.7894394, query: "PORT_AUGUSTA")</text:p>
          </table:table-cell>
        </table:table-row>
        <table:table-row table:style-name="ro1">
          <table:table-cell office:value-type="string" calcext:value-type="string">
            <text:p>Port Blair (Andaman I.)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PORT_BLAIR</text:p>
          </table:table-cell>
          <table:table-cell office:value-type="string" calcext:value-type="string">
            <text:p>11.6233774</text:p>
          </table:table-cell>
          <table:table-cell office:value-type="string" calcext:value-type="string">
            <text:p>92.7264828</text:p>
          </table:table-cell>
          <table:table-cell table:formula="of:=&quot;Harbor.create(name: &quot;&quot;&quot;&amp;[.A737]&amp;&quot;&quot;&quot;, lat: &quot;&amp;[.D737]&amp;&quot;, lng: &quot;&amp;[.E737]&amp;&quot;, query: &quot;&quot;&quot;&amp;[.C737]&amp;&quot;&quot;&quot;)&quot;" office:value-type="string" office:string-value="Harbor.create(name: &quot;Port Blair (Andaman I.)&quot;, lat: 11.6233774, lng: 92.7264828, query: &quot;PORT_BLAIR&quot;)" calcext:value-type="string">
            <text:p>Harbor.create(name: "Port Blair (Andaman I.)", lat: 11.6233774, lng: 92.7264828, query: "PORT_BLAIR")</text:p>
          </table:table-cell>
        </table:table-row>
        <table:table-row table:style-name="ro1">
          <table:table-cell office:value-type="string" calcext:value-type="string">
            <text:p>Port Chalmers (Dunedin)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PORT_CHALMERS</text:p>
          </table:table-cell>
          <table:table-cell office:value-type="string" calcext:value-type="string">
            <text:p>-45.81589659999999</text:p>
          </table:table-cell>
          <table:table-cell office:value-type="string" calcext:value-type="string">
            <text:p>170.6213504</text:p>
          </table:table-cell>
          <table:table-cell table:formula="of:=&quot;Harbor.create(name: &quot;&quot;&quot;&amp;[.A738]&amp;&quot;&quot;&quot;, lat: &quot;&amp;[.D738]&amp;&quot;, lng: &quot;&amp;[.E738]&amp;&quot;, query: &quot;&quot;&quot;&amp;[.C738]&amp;&quot;&quot;&quot;)&quot;" office:value-type="string" office:string-value="Harbor.create(name: &quot;Port Chalmers (Dunedin)&quot;, lat: -45.81589659999999, lng: 170.6213504, query: &quot;PORT_CHALMERS&quot;)" calcext:value-type="string">
            <text:p>Harbor.create(name: "Port Chalmers (Dunedin)", lat: -45.81589659999999, lng: 170.6213504, query: "PORT_CHALMERS")</text:p>
          </table:table-cell>
        </table:table-row>
        <table:table-row table:style-name="ro1">
          <table:table-cell office:value-type="string" calcext:value-type="string">
            <text:p>Port Dickson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PORT_DICKSON</text:p>
          </table:table-cell>
          <table:table-cell office:value-type="string" calcext:value-type="string">
            <text:p>2.52254</text:p>
          </table:table-cell>
          <table:table-cell office:value-type="string" calcext:value-type="string">
            <text:p>101.7962932</text:p>
          </table:table-cell>
          <table:table-cell table:formula="of:=&quot;Harbor.create(name: &quot;&quot;&quot;&amp;[.A739]&amp;&quot;&quot;&quot;, lat: &quot;&amp;[.D739]&amp;&quot;, lng: &quot;&amp;[.E739]&amp;&quot;, query: &quot;&quot;&quot;&amp;[.C739]&amp;&quot;&quot;&quot;)&quot;" office:value-type="string" office:string-value="Harbor.create(name: &quot;Port Dickson&quot;, lat: 2.52254, lng: 101.7962932, query: &quot;PORT_DICKSON&quot;)" calcext:value-type="string">
            <text:p>Harbor.create(name: "Port Dickson", lat: 2.52254, lng: 101.7962932, query: "PORT_DICKSON")</text:p>
          </table:table-cell>
        </table:table-row>
        <table:table-row table:style-name="ro1">
          <table:table-cell office:value-type="string" calcext:value-type="string">
            <text:p>Port Hedland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PORT_HEDLAND</text:p>
          </table:table-cell>
          <table:table-cell office:value-type="string" calcext:value-type="string">
            <text:p>-20.3106621</text:p>
          </table:table-cell>
          <table:table-cell office:value-type="string" calcext:value-type="string">
            <text:p>118.5878223</text:p>
          </table:table-cell>
          <table:table-cell table:formula="of:=&quot;Harbor.create(name: &quot;&quot;&quot;&amp;[.A740]&amp;&quot;&quot;&quot;, lat: &quot;&amp;[.D740]&amp;&quot;, lng: &quot;&amp;[.E740]&amp;&quot;, query: &quot;&quot;&quot;&amp;[.C740]&amp;&quot;&quot;&quot;)&quot;" office:value-type="string" office:string-value="Harbor.create(name: &quot;Port Hedland&quot;, lat: -20.3106621, lng: 118.5878223, query: &quot;PORT_HEDLAND&quot;)" calcext:value-type="string">
            <text:p>Harbor.create(name: "Port Hedland", lat: -20.3106621, lng: 118.5878223, query: "PORT_HEDLAND")</text:p>
          </table:table-cell>
        </table:table-row>
        <table:table-row table:style-name="ro1">
          <table:table-cell office:value-type="string" calcext:value-type="string">
            <text:p>Port Kembla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PORT_KEMBLA</text:p>
          </table:table-cell>
          <table:table-cell office:value-type="string" calcext:value-type="string">
            <text:p>-34.485392</text:p>
          </table:table-cell>
          <table:table-cell office:value-type="string" calcext:value-type="string">
            <text:p>150.8995794</text:p>
          </table:table-cell>
          <table:table-cell table:formula="of:=&quot;Harbor.create(name: &quot;&quot;&quot;&amp;[.A741]&amp;&quot;&quot;&quot;, lat: &quot;&amp;[.D741]&amp;&quot;, lng: &quot;&amp;[.E741]&amp;&quot;, query: &quot;&quot;&quot;&amp;[.C741]&amp;&quot;&quot;&quot;)&quot;" office:value-type="string" office:string-value="Harbor.create(name: &quot;Port Kembla&quot;, lat: -34.485392, lng: 150.8995794, query: &quot;PORT_KEMBLA&quot;)" calcext:value-type="string">
            <text:p>Harbor.create(name: "Port Kembla", lat: -34.485392, lng: 150.8995794, query: "PORT_KEMBLA")</text:p>
          </table:table-cell>
        </table:table-row>
        <table:table-row table:style-name="ro1">
          <table:table-cell office:value-type="string" calcext:value-type="string">
            <text:p>Port La Nouvel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T_LA_NOUVELLE</text:p>
          </table:table-cell>
          <table:table-cell office:value-type="string" calcext:value-type="string">
            <text:p>43.021342</text:p>
          </table:table-cell>
          <table:table-cell office:value-type="string" calcext:value-type="string">
            <text:p>3.043916</text:p>
          </table:table-cell>
          <table:table-cell table:formula="of:=&quot;Harbor.create(name: &quot;&quot;&quot;&amp;[.A742]&amp;&quot;&quot;&quot;, lat: &quot;&amp;[.D742]&amp;&quot;, lng: &quot;&amp;[.E742]&amp;&quot;, query: &quot;&quot;&quot;&amp;[.C742]&amp;&quot;&quot;&quot;)&quot;" office:value-type="string" office:string-value="Harbor.create(name: &quot;Port La Nouvelle&quot;, lat: 43.021342, lng: 3.043916, query: &quot;PORT_LA_NOUVELLE&quot;)" calcext:value-type="string">
            <text:p>Harbor.create(name: "Port La Nouvelle", lat: 43.021342, lng: 3.043916, query: "PORT_LA_NOUVELLE")</text:p>
          </table:table-cell>
        </table:table-row>
        <table:table-row table:style-name="ro1">
          <table:table-cell office:value-type="string" calcext:value-type="string">
            <text:p>Port Lincoln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PORT_LINCOLN</text:p>
          </table:table-cell>
          <table:table-cell office:value-type="string" calcext:value-type="string">
            <text:p>-34.7301943</text:p>
          </table:table-cell>
          <table:table-cell office:value-type="string" calcext:value-type="string">
            <text:p>135.8504838</text:p>
          </table:table-cell>
          <table:table-cell table:formula="of:=&quot;Harbor.create(name: &quot;&quot;&quot;&amp;[.A743]&amp;&quot;&quot;&quot;, lat: &quot;&amp;[.D743]&amp;&quot;, lng: &quot;&amp;[.E743]&amp;&quot;, query: &quot;&quot;&quot;&amp;[.C743]&amp;&quot;&quot;&quot;)&quot;" office:value-type="string" office:string-value="Harbor.create(name: &quot;Port Lincoln&quot;, lat: -34.7301943, lng: 135.8504838, query: &quot;PORT_LINCOLN&quot;)" calcext:value-type="string">
            <text:p>Harbor.create(name: "Port Lincoln", lat: -34.7301943, lng: 135.8504838, query: "PORT_LINCOLN")</text:p>
          </table:table-cell>
        </table:table-row>
        <table:table-row table:style-name="ro1">
          <table:table-cell office:value-type="string" calcext:value-type="string">
            <text:p>Port Magdalena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MAGDALENA_BAHIA</text:p>
          </table:table-cell>
          <table:table-cell office:value-type="string" calcext:value-type="string">
            <text:p>17.5389746</text:p>
          </table:table-cell>
          <table:table-cell office:value-type="string" calcext:value-type="string">
            <text:p>-99.5107803</text:p>
          </table:table-cell>
          <table:table-cell table:formula="of:=&quot;Harbor.create(name: &quot;&quot;&quot;&amp;[.A744]&amp;&quot;&quot;&quot;, lat: &quot;&amp;[.D744]&amp;&quot;, lng: &quot;&amp;[.E744]&amp;&quot;, query: &quot;&quot;&quot;&amp;[.C744]&amp;&quot;&quot;&quot;)&quot;" office:value-type="string" office:string-value="Harbor.create(name: &quot;Port Magdalena&quot;, lat: 17.5389746, lng: -99.5107803, query: &quot;MAGDALENA_BAHIA&quot;)" calcext:value-type="string">
            <text:p>Harbor.create(name: "Port Magdalena", lat: 17.5389746, lng: -99.5107803, query: "MAGDALENA_BAHIA")</text:p>
          </table:table-cell>
        </table:table-row>
        <table:table-row table:style-name="ro1">
          <table:table-cell office:value-type="string" calcext:value-type="string">
            <text:p>Port Manech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T_MANECH</text:p>
          </table:table-cell>
          <table:table-cell office:value-type="string" calcext:value-type="string">
            <text:p>47.80116599999999</text:p>
          </table:table-cell>
          <table:table-cell office:value-type="string" calcext:value-type="string">
            <text:p>-3.742948</text:p>
          </table:table-cell>
          <table:table-cell table:formula="of:=&quot;Harbor.create(name: &quot;&quot;&quot;&amp;[.A745]&amp;&quot;&quot;&quot;, lat: &quot;&amp;[.D745]&amp;&quot;, lng: &quot;&amp;[.E745]&amp;&quot;, query: &quot;&quot;&quot;&amp;[.C745]&amp;&quot;&quot;&quot;)&quot;" office:value-type="string" office:string-value="Harbor.create(name: &quot;Port Manech&quot;, lat: 47.80116599999999, lng: -3.742948, query: &quot;PORT_MANECH&quot;)" calcext:value-type="string">
            <text:p>Harbor.create(name: "Port Manech", lat: 47.80116599999999, lng: -3.742948, query: "PORT_MANECH")</text:p>
          </table:table-cell>
        </table:table-row>
        <table:table-row table:style-name="ro1">
          <table:table-cell office:value-type="string" calcext:value-type="string">
            <text:p>Port Moresby</text:p>
          </table:table-cell>
          <table:table-cell office:value-type="string" calcext:value-type="string">
            <text:p>Papouasie-Nouvelle-Guinee</text:p>
          </table:table-cell>
          <table:table-cell office:value-type="string" calcext:value-type="string">
            <text:p>PORT_MORESBY</text:p>
          </table:table-cell>
          <table:table-cell office:value-type="string" calcext:value-type="string">
            <text:p>-9.443800399999999</text:p>
          </table:table-cell>
          <table:table-cell office:value-type="string" calcext:value-type="string">
            <text:p>147.1802671</text:p>
          </table:table-cell>
          <table:table-cell table:formula="of:=&quot;Harbor.create(name: &quot;&quot;&quot;&amp;[.A746]&amp;&quot;&quot;&quot;, lat: &quot;&amp;[.D746]&amp;&quot;, lng: &quot;&amp;[.E746]&amp;&quot;, query: &quot;&quot;&quot;&amp;[.C746]&amp;&quot;&quot;&quot;)&quot;" office:value-type="string" office:string-value="Harbor.create(name: &quot;Port Moresby&quot;, lat: -9.443800399999999, lng: 147.1802671, query: &quot;PORT_MORESBY&quot;)" calcext:value-type="string">
            <text:p>Harbor.create(name: "Port Moresby", lat: -9.443800399999999, lng: 147.1802671, query: "PORT_MORESBY")</text:p>
          </table:table-cell>
        </table:table-row>
        <table:table-row table:style-name="ro1">
          <table:table-cell office:value-type="string" calcext:value-type="string">
            <text:p>Port Nolloth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PORT_NOLLOTH</text:p>
          </table:table-cell>
          <table:table-cell office:value-type="string" calcext:value-type="string">
            <text:p>-29.2415382</text:p>
          </table:table-cell>
          <table:table-cell office:value-type="string" calcext:value-type="string">
            <text:p>16.9004472</text:p>
          </table:table-cell>
          <table:table-cell table:formula="of:=&quot;Harbor.create(name: &quot;&quot;&quot;&amp;[.A747]&amp;&quot;&quot;&quot;, lat: &quot;&amp;[.D747]&amp;&quot;, lng: &quot;&amp;[.E747]&amp;&quot;, query: &quot;&quot;&quot;&amp;[.C747]&amp;&quot;&quot;&quot;)&quot;" office:value-type="string" office:string-value="Harbor.create(name: &quot;Port Nolloth&quot;, lat: -29.2415382, lng: 16.9004472, query: &quot;PORT_NOLLOTH&quot;)" calcext:value-type="string">
            <text:p>Harbor.create(name: "Port Nolloth", lat: -29.2415382, lng: 16.9004472, query: "PORT_NOLLOTH")</text:p>
          </table:table-cell>
        </table:table-row>
        <table:table-row table:style-name="ro1">
          <table:table-cell office:value-type="string" calcext:value-type="string">
            <text:p>id)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PORT_SAID</text:p>
          </table:table-cell>
          <table:table-cell office:value-type="string" calcext:value-type="string">
            <text:p>31.2652893</text:p>
          </table:table-cell>
          <table:table-cell office:value-type="string" calcext:value-type="string">
            <text:p>32.3018661</text:p>
          </table:table-cell>
          <table:table-cell table:formula="of:=&quot;Harbor.create(name: &quot;&quot;&quot;&amp;[.A748]&amp;&quot;&quot;&quot;, lat: &quot;&amp;[.D748]&amp;&quot;, lng: &quot;&amp;[.E748]&amp;&quot;, query: &quot;&quot;&quot;&amp;[.C748]&amp;&quot;&quot;&quot;)&quot;" office:value-type="string" office:string-value="Harbor.create(name: &quot;id)&quot;, lat: 31.2652893, lng: 32.3018661, query: &quot;PORT_SAID&quot;)" calcext:value-type="string">
            <text:p>Harbor.create(name: "id)", lat: 31.2652893, lng: 32.3018661, query: "PORT_SAID")</text:p>
          </table:table-cell>
        </table:table-row>
        <table:table-row table:style-name="ro1">
          <table:table-cell office:value-type="string" calcext:value-type="string">
            <text:p>Port Sultan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PORT_SULTAN_QABOOS</text:p>
          </table:table-cell>
          <table:table-cell office:value-type="string" calcext:value-type="string">
            <text:p>23.6275477</text:p>
          </table:table-cell>
          <table:table-cell office:value-type="string" calcext:value-type="string">
            <text:p>58.5615244</text:p>
          </table:table-cell>
          <table:table-cell table:formula="of:=&quot;Harbor.create(name: &quot;&quot;&quot;&amp;[.A749]&amp;&quot;&quot;&quot;, lat: &quot;&amp;[.D749]&amp;&quot;, lng: &quot;&amp;[.E749]&amp;&quot;, query: &quot;&quot;&quot;&amp;[.C749]&amp;&quot;&quot;&quot;)&quot;" office:value-type="string" office:string-value="Harbor.create(name: &quot;Port Sultan&quot;, lat: 23.6275477, lng: 58.5615244, query: &quot;PORT_SULTAN_QABOOS&quot;)" calcext:value-type="string">
            <text:p>Harbor.create(name: "Port Sultan", lat: 23.6275477, lng: 58.5615244, query: "PORT_SULTAN_QABOOS")</text:p>
          </table:table-cell>
        </table:table-row>
        <table:table-row table:style-name="ro1">
          <table:table-cell office:value-type="string" calcext:value-type="string">
            <text:p>Port Vendr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T-VENDRES</text:p>
          </table:table-cell>
          <table:table-cell office:value-type="string" calcext:value-type="string">
            <text:p>42.518487</text:p>
          </table:table-cell>
          <table:table-cell office:value-type="string" calcext:value-type="string">
            <text:p>3.106592</text:p>
          </table:table-cell>
          <table:table-cell table:formula="of:=&quot;Harbor.create(name: &quot;&quot;&quot;&amp;[.A750]&amp;&quot;&quot;&quot;, lat: &quot;&amp;[.D750]&amp;&quot;, lng: &quot;&amp;[.E750]&amp;&quot;, query: &quot;&quot;&quot;&amp;[.C750]&amp;&quot;&quot;&quot;)&quot;" office:value-type="string" office:string-value="Harbor.create(name: &quot;Port Vendres&quot;, lat: 42.518487, lng: 3.106592, query: &quot;PORT-VENDRES&quot;)" calcext:value-type="string">
            <text:p>Harbor.create(name: "Port Vendres", lat: 42.518487, lng: 3.106592, query: "PORT-VENDRES")</text:p>
          </table:table-cell>
        </table:table-row>
        <table:table-row table:style-name="ro1">
          <table:table-cell office:value-type="string" calcext:value-type="string">
            <text:p>Port Victoria (Seychelles)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PORT_VICTORIA_SEYCHELLES</text:p>
          </table:table-cell>
          <table:table-cell office:value-type="string" calcext:value-type="string">
            <text:p>-4.6166667</text:p>
          </table:table-cell>
          <table:table-cell office:value-type="string" calcext:value-type="string">
            <text:p>55.4833333</text:p>
          </table:table-cell>
          <table:table-cell table:formula="of:=&quot;Harbor.create(name: &quot;&quot;&quot;&amp;[.A751]&amp;&quot;&quot;&quot;, lat: &quot;&amp;[.D751]&amp;&quot;, lng: &quot;&amp;[.E751]&amp;&quot;, query: &quot;&quot;&quot;&amp;[.C751]&amp;&quot;&quot;&quot;)&quot;" office:value-type="string" office:string-value="Harbor.create(name: &quot;Port Victoria (Seychelles)&quot;, lat: -4.6166667, lng: 55.4833333, query: &quot;PORT_VICTORIA_SEYCHELLES&quot;)" calcext:value-type="string">
            <text:p>Harbor.create(name: "Port Victoria (Seychelles)", lat: -4.6166667, lng: 55.4833333, query: "PORT_VICTORIA_SEYCHELLES")</text:p>
          </table:table-cell>
        </table:table-row>
        <table:table-row table:style-name="ro1">
          <table:table-cell office:value-type="string" calcext:value-type="string">
            <text:p>Port Walcott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PORT_WALCOTT</text:p>
          </table:table-cell>
          <table:table-cell office:value-type="string" calcext:value-type="string">
            <text:p>-20.5909644</text:p>
          </table:table-cell>
          <table:table-cell office:value-type="string" calcext:value-type="string">
            <text:p>117.1779426</text:p>
          </table:table-cell>
          <table:table-cell table:formula="of:=&quot;Harbor.create(name: &quot;&quot;&quot;&amp;[.A752]&amp;&quot;&quot;&quot;, lat: &quot;&amp;[.D752]&amp;&quot;, lng: &quot;&amp;[.E752]&amp;&quot;, query: &quot;&quot;&quot;&amp;[.C752]&amp;&quot;&quot;&quot;)&quot;" office:value-type="string" office:string-value="Harbor.create(name: &quot;Port Walcott&quot;, lat: -20.5909644, lng: 117.1779426, query: &quot;PORT_WALCOTT&quot;)" calcext:value-type="string">
            <text:p>Harbor.create(name: "Port Walcott", lat: -20.5909644, lng: 117.1779426, query: "PORT_WALCOTT")</text:p>
          </table:table-cell>
        </table:table-row>
        <table:table-row table:style-name="ro1">
          <table:table-cell office:value-type="string" calcext:value-type="string">
            <text:p>Port-Ben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T-BENI</text:p>
          </table:table-cell>
          <table:table-cell office:value-type="string" calcext:value-type="string">
            <text:p>48.84787499999999</text:p>
          </table:table-cell>
          <table:table-cell office:value-type="string" calcext:value-type="string">
            <text:p>-3.16951</text:p>
          </table:table-cell>
          <table:table-cell table:formula="of:=&quot;Harbor.create(name: &quot;&quot;&quot;&amp;[.A753]&amp;&quot;&quot;&quot;, lat: &quot;&amp;[.D753]&amp;&quot;, lng: &quot;&amp;[.E753]&amp;&quot;, query: &quot;&quot;&quot;&amp;[.C753]&amp;&quot;&quot;&quot;)&quot;" office:value-type="string" office:string-value="Harbor.create(name: &quot;Port-Beni&quot;, lat: 48.84787499999999, lng: -3.16951, query: &quot;PORT-BENI&quot;)" calcext:value-type="string">
            <text:p>Harbor.create(name: "Port-Beni", lat: 48.84787499999999, lng: -3.16951, query: "PORT-BENI")</text:p>
          </table:table-cell>
        </table:table-row>
        <table:table-row table:style-name="ro1">
          <table:table-cell office:value-type="string" calcext:value-type="string">
            <text:p>Port-Elizabeth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PORT-ELIZABETH</text:p>
          </table:table-cell>
          <table:table-cell office:value-type="string" calcext:value-type="string">
            <text:p>-33.7139247</text:p>
          </table:table-cell>
          <table:table-cell office:value-type="string" calcext:value-type="string">
            <text:p>25.5207358</text:p>
          </table:table-cell>
          <table:table-cell table:formula="of:=&quot;Harbor.create(name: &quot;&quot;&quot;&amp;[.A754]&amp;&quot;&quot;&quot;, lat: &quot;&amp;[.D754]&amp;&quot;, lng: &quot;&amp;[.E754]&amp;&quot;, query: &quot;&quot;&quot;&amp;[.C754]&amp;&quot;&quot;&quot;)&quot;" office:value-type="string" office:string-value="Harbor.create(name: &quot;Port-Elizabeth&quot;, lat: -33.7139247, lng: 25.5207358, query: &quot;PORT-ELIZABETH&quot;)" calcext:value-type="string">
            <text:p>Harbor.create(name: "Port-Elizabeth", lat: -33.7139247, lng: 25.5207358, query: "PORT-ELIZABETH")</text:p>
          </table:table-cell>
        </table:table-row>
        <table:table-row table:style-name="ro1">
          <table:table-cell office:value-type="string" calcext:value-type="string">
            <text:p>Port-Ferreo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T_FERREOL</text:p>
          </table:table-cell>
          <table:table-cell office:value-type="string" calcext:value-type="string">
            <text:p>43.3587839</text:p>
          </table:table-cell>
          <table:table-cell office:value-type="string" calcext:value-type="string">
            <text:p>6.7164802</text:p>
          </table:table-cell>
          <table:table-cell table:formula="of:=&quot;Harbor.create(name: &quot;&quot;&quot;&amp;[.A755]&amp;&quot;&quot;&quot;, lat: &quot;&amp;[.D755]&amp;&quot;, lng: &quot;&amp;[.E755]&amp;&quot;, query: &quot;&quot;&quot;&amp;[.C755]&amp;&quot;&quot;&quot;)&quot;" office:value-type="string" office:string-value="Harbor.create(name: &quot;Port-Ferreol&quot;, lat: 43.3587839, lng: 6.7164802, query: &quot;PORT_FERREOL&quot;)" calcext:value-type="string">
            <text:p>Harbor.create(name: "Port-Ferreol", lat: 43.3587839, lng: 6.7164802, query: "PORT_FERREOL")</text:p>
          </table:table-cell>
        </table:table-row>
        <table:table-row table:style-name="ro1">
          <table:table-cell office:value-type="string" calcext:value-type="string">
            <text:p>Port-Gentil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PORT-GENTIL</text:p>
          </table:table-cell>
          <table:table-cell office:value-type="string" calcext:value-type="string">
            <text:p>-0.7351025999999999</text:p>
          </table:table-cell>
          <table:table-cell office:value-type="string" calcext:value-type="string">
            <text:p>8.7591311</text:p>
          </table:table-cell>
          <table:table-cell table:formula="of:=&quot;Harbor.create(name: &quot;&quot;&quot;&amp;[.A756]&amp;&quot;&quot;&quot;, lat: &quot;&amp;[.D756]&amp;&quot;, lng: &quot;&amp;[.E756]&amp;&quot;, query: &quot;&quot;&quot;&amp;[.C756]&amp;&quot;&quot;&quot;)&quot;" office:value-type="string" office:string-value="Harbor.create(name: &quot;Port-Gentil&quot;, lat: -0.7351025999999999, lng: 8.7591311, query: &quot;PORT-GENTIL&quot;)" calcext:value-type="string">
            <text:p>Harbor.create(name: "Port-Gentil", lat: -0.7351025999999999, lng: 8.7591311, query: "PORT-GENTIL")</text:p>
          </table:table-cell>
        </table:table-row>
        <table:table-row table:style-name="ro1">
          <table:table-cell office:value-type="string" calcext:value-type="string">
            <text:p>Port-Haligu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T-HALIGUEN</text:p>
          </table:table-cell>
          <table:table-cell office:value-type="string" calcext:value-type="string">
            <text:p>47.4869444</text:p>
          </table:table-cell>
          <table:table-cell office:value-type="string" calcext:value-type="string">
            <text:p>-3.0997222</text:p>
          </table:table-cell>
          <table:table-cell table:formula="of:=&quot;Harbor.create(name: &quot;&quot;&quot;&amp;[.A757]&amp;&quot;&quot;&quot;, lat: &quot;&amp;[.D757]&amp;&quot;, lng: &quot;&amp;[.E757]&amp;&quot;, query: &quot;&quot;&quot;&amp;[.C757]&amp;&quot;&quot;&quot;)&quot;" office:value-type="string" office:string-value="Harbor.create(name: &quot;Port-Haliguen&quot;, lat: 47.4869444, lng: -3.0997222, query: &quot;PORT-HALIGUEN&quot;)" calcext:value-type="string">
            <text:p>Harbor.create(name: "Port-Haliguen", lat: 47.4869444, lng: -3.0997222, query: "PORT-HALIGUEN")</text:p>
          </table:table-cell>
        </table:table-row>
        <table:table-row table:style-name="ro1">
          <table:table-cell office:value-type="string" calcext:value-type="string">
            <text:p>Port-Joinvil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T-JOINVILLE</text:p>
          </table:table-cell>
          <table:table-cell office:value-type="string" calcext:value-type="string">
            <text:p>46.724464</text:p>
          </table:table-cell>
          <table:table-cell office:value-type="string" calcext:value-type="string">
            <text:p>-2.348585</text:p>
          </table:table-cell>
          <table:table-cell table:formula="of:=&quot;Harbor.create(name: &quot;&quot;&quot;&amp;[.A758]&amp;&quot;&quot;&quot;, lat: &quot;&amp;[.D758]&amp;&quot;, lng: &quot;&amp;[.E758]&amp;&quot;, query: &quot;&quot;&quot;&amp;[.C758]&amp;&quot;&quot;&quot;)&quot;" office:value-type="string" office:string-value="Harbor.create(name: &quot;Port-Joinville&quot;, lat: 46.724464, lng: -2.348585, query: &quot;PORT-JOINVILLE&quot;)" calcext:value-type="string">
            <text:p>Harbor.create(name: "Port-Joinville", lat: 46.724464, lng: -2.348585, query: "PORT-JOINVILLE")</text:p>
          </table:table-cell>
        </table:table-row>
        <table:table-row table:style-name="ro1">
          <table:table-cell office:value-type="string" calcext:value-type="string">
            <text:p>Port-Louis (Ile Maurice)</text:p>
          </table:table-cell>
          <table:table-cell office:value-type="string" calcext:value-type="string">
            <text:p>Ile Maurice</text:p>
          </table:table-cell>
          <table:table-cell office:value-type="string" calcext:value-type="string">
            <text:p>PORT_LOUIS</text:p>
          </table:table-cell>
          <table:table-cell office:value-type="string" calcext:value-type="string">
            <text:p>-20.1608912</text:p>
          </table:table-cell>
          <table:table-cell office:value-type="string" calcext:value-type="string">
            <text:p>57.5012222</text:p>
          </table:table-cell>
          <table:table-cell table:formula="of:=&quot;Harbor.create(name: &quot;&quot;&quot;&amp;[.A759]&amp;&quot;&quot;&quot;, lat: &quot;&amp;[.D759]&amp;&quot;, lng: &quot;&amp;[.E759]&amp;&quot;, query: &quot;&quot;&quot;&amp;[.C759]&amp;&quot;&quot;&quot;)&quot;" office:value-type="string" office:string-value="Harbor.create(name: &quot;Port-Louis (Ile Maurice)&quot;, lat: -20.1608912, lng: 57.5012222, query: &quot;PORT_LOUIS&quot;)" calcext:value-type="string">
            <text:p>Harbor.create(name: "Port-Louis (Ile Maurice)", lat: -20.1608912, lng: 57.5012222, query: "PORT_LOUIS")</text:p>
          </table:table-cell>
        </table:table-row>
        <table:table-row table:style-name="ro1">
          <table:table-cell office:value-type="string" calcext:value-type="string">
            <text:p>Port-Louis Locmal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T-LOUIS_LOCMALO</text:p>
          </table:table-cell>
          <table:table-cell office:value-type="string" calcext:value-type="string">
            <text:p>47.707764</text:p>
          </table:table-cell>
          <table:table-cell office:value-type="string" calcext:value-type="string">
            <text:p>-3.3464224</text:p>
          </table:table-cell>
          <table:table-cell table:formula="of:=&quot;Harbor.create(name: &quot;&quot;&quot;&amp;[.A760]&amp;&quot;&quot;&quot;, lat: &quot;&amp;[.D760]&amp;&quot;, lng: &quot;&amp;[.E760]&amp;&quot;, query: &quot;&quot;&quot;&amp;[.C760]&amp;&quot;&quot;&quot;)&quot;" office:value-type="string" office:string-value="Harbor.create(name: &quot;Port-Louis Locmalo&quot;, lat: 47.707764, lng: -3.3464224, query: &quot;PORT-LOUIS_LOCMALO&quot;)" calcext:value-type="string">
            <text:p>Harbor.create(name: "Port-Louis Locmalo", lat: 47.707764, lng: -3.3464224, query: "PORT-LOUIS_LOCMALO")</text:p>
          </table:table-cell>
        </table:table-row>
        <table:table-row table:style-name="ro1">
          <table:table-cell office:value-type="string" calcext:value-type="string">
            <text:p>Port-Mar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T-MARIA</text:p>
          </table:table-cell>
          <table:table-cell office:value-type="string" calcext:value-type="string">
            <text:p>48.2949322</text:p>
          </table:table-cell>
          <table:table-cell office:value-type="string" calcext:value-type="string">
            <text:p>-4.2691577</text:p>
          </table:table-cell>
          <table:table-cell table:formula="of:=&quot;Harbor.create(name: &quot;&quot;&quot;&amp;[.A761]&amp;&quot;&quot;&quot;, lat: &quot;&amp;[.D761]&amp;&quot;, lng: &quot;&amp;[.E761]&amp;&quot;, query: &quot;&quot;&quot;&amp;[.C761]&amp;&quot;&quot;&quot;)&quot;" office:value-type="string" office:string-value="Harbor.create(name: &quot;Port-Maria&quot;, lat: 48.2949322, lng: -4.2691577, query: &quot;PORT-MARIA&quot;)" calcext:value-type="string">
            <text:p>Harbor.create(name: "Port-Maria", lat: 48.2949322, lng: -4.2691577, query: "PORT-MARIA")</text:p>
          </table:table-cell>
        </table:table-row>
        <table:table-row table:style-name="ro1" table:visibility="filter">
          <table:table-cell office:value-type="string" calcext:value-type="string">
            <text:p>Port-Martin</text:p>
          </table:table-cell>
          <table:table-cell office:value-type="string" calcext:value-type="string">
            <text:p>France (Terres australes et antarctiques)</text:p>
          </table:table-cell>
          <table:table-cell office:value-type="string" calcext:value-type="string">
            <text:p>PORT-MART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-Naval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T-NAVALO</text:p>
          </table:table-cell>
          <table:table-cell office:value-type="string" calcext:value-type="string">
            <text:p>47.547204</text:p>
          </table:table-cell>
          <table:table-cell office:value-type="string" calcext:value-type="string">
            <text:p>-2.9158179</text:p>
          </table:table-cell>
          <table:table-cell table:formula="of:=&quot;Harbor.create(name: &quot;&quot;&quot;&amp;[.A763]&amp;&quot;&quot;&quot;, lat: &quot;&amp;[.D763]&amp;&quot;, lng: &quot;&amp;[.E763]&amp;&quot;, query: &quot;&quot;&quot;&amp;[.C763]&amp;&quot;&quot;&quot;)&quot;" office:value-type="string" office:string-value="Harbor.create(name: &quot;Port-Navalo&quot;, lat: 47.547204, lng: -2.9158179, query: &quot;PORT-NAVALO&quot;)" calcext:value-type="string">
            <text:p>Harbor.create(name: "Port-Navalo", lat: 47.547204, lng: -2.9158179, query: "PORT-NAVALO")</text:p>
          </table:table-cell>
        </table:table-row>
        <table:table-row table:style-name="ro1">
          <table:table-cell office:value-type="string" calcext:value-type="string">
            <text:p>Port-Pirie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PORT-PIRIE</text:p>
          </table:table-cell>
          <table:table-cell office:value-type="string" calcext:value-type="string">
            <text:p>-33.1708294</text:p>
          </table:table-cell>
          <table:table-cell office:value-type="string" calcext:value-type="string">
            <text:p>138.0088567</text:p>
          </table:table-cell>
          <table:table-cell table:formula="of:=&quot;Harbor.create(name: &quot;&quot;&quot;&amp;[.A764]&amp;&quot;&quot;&quot;, lat: &quot;&amp;[.D764]&amp;&quot;, lng: &quot;&amp;[.E764]&amp;&quot;, query: &quot;&quot;&quot;&amp;[.C764]&amp;&quot;&quot;&quot;)&quot;" office:value-type="string" office:string-value="Harbor.create(name: &quot;Port-Pirie&quot;, lat: -33.1708294, lng: 138.0088567, query: &quot;PORT-PIRIE&quot;)" calcext:value-type="string">
            <text:p>Harbor.create(name: "Port-Pirie", lat: -33.1708294, lng: 138.0088567, query: "PORT-PIRIE")</text:p>
          </table:table-cell>
        </table:table-row>
        <table:table-row table:style-name="ro1">
          <table:table-cell office:value-type="string" calcext:value-type="string">
            <text:p>Port-Soudan (Bur Sudan)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PORT-SOUDAN</text:p>
          </table:table-cell>
          <table:table-cell office:value-type="string" calcext:value-type="string">
            <text:p>19.5903471</text:p>
          </table:table-cell>
          <table:table-cell office:value-type="string" calcext:value-type="string">
            <text:p>37.1901616</text:p>
          </table:table-cell>
          <table:table-cell table:formula="of:=&quot;Harbor.create(name: &quot;&quot;&quot;&amp;[.A765]&amp;&quot;&quot;&quot;, lat: &quot;&amp;[.D765]&amp;&quot;, lng: &quot;&amp;[.E765]&amp;&quot;, query: &quot;&quot;&quot;&amp;[.C765]&amp;&quot;&quot;&quot;)&quot;" office:value-type="string" office:string-value="Harbor.create(name: &quot;Port-Soudan (Bur Sudan)&quot;, lat: 19.5903471, lng: 37.1901616, query: &quot;PORT-SOUDAN&quot;)" calcext:value-type="string">
            <text:p>Harbor.create(name: "Port-Soudan (Bur Sudan)", lat: 19.5903471, lng: 37.1901616, query: "PORT-SOUDAN")</text:p>
          </table:table-cell>
        </table:table-row>
        <table:table-row table:style-name="ro1">
          <table:table-cell office:value-type="string" calcext:value-type="string">
            <text:p>Port-Townsend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PORT-TOWNSEND</text:p>
          </table:table-cell>
          <table:table-cell office:value-type="string" calcext:value-type="string">
            <text:p>48.11703869999999</text:p>
          </table:table-cell>
          <table:table-cell office:value-type="string" calcext:value-type="string">
            <text:p>-122.7604472</text:p>
          </table:table-cell>
          <table:table-cell table:formula="of:=&quot;Harbor.create(name: &quot;&quot;&quot;&amp;[.A766]&amp;&quot;&quot;&quot;, lat: &quot;&amp;[.D766]&amp;&quot;, lng: &quot;&amp;[.E766]&amp;&quot;, query: &quot;&quot;&quot;&amp;[.C766]&amp;&quot;&quot;&quot;)&quot;" office:value-type="string" office:string-value="Harbor.create(name: &quot;Port-Townsend&quot;, lat: 48.11703869999999, lng: -122.7604472, query: &quot;PORT-TOWNSEND&quot;)" calcext:value-type="string">
            <text:p>Harbor.create(name: "Port-Townsend", lat: 48.11703869999999, lng: -122.7604472, query: "PORT-TOWNSEND")</text:p>
          </table:table-cell>
        </table:table-row>
        <table:table-row table:style-name="ro1">
          <table:table-cell office:value-type="string" calcext:value-type="string">
            <text:p>Port-Tud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T-TUDY</text:p>
          </table:table-cell>
          <table:table-cell office:value-type="string" calcext:value-type="string">
            <text:p>47.642515</text:p>
          </table:table-cell>
          <table:table-cell office:value-type="string" calcext:value-type="string">
            <text:p>-3.450051</text:p>
          </table:table-cell>
          <table:table-cell table:formula="of:=&quot;Harbor.create(name: &quot;&quot;&quot;&amp;[.A767]&amp;&quot;&quot;&quot;, lat: &quot;&amp;[.D767]&amp;&quot;, lng: &quot;&amp;[.E767]&amp;&quot;, query: &quot;&quot;&quot;&amp;[.C767]&amp;&quot;&quot;&quot;)&quot;" office:value-type="string" office:string-value="Harbor.create(name: &quot;Port-Tudy&quot;, lat: 47.642515, lng: -3.450051, query: &quot;PORT-TUDY&quot;)" calcext:value-type="string">
            <text:p>Harbor.create(name: "Port-Tudy", lat: 47.642515, lng: -3.450051, query: "PORT-TUDY")</text:p>
          </table:table-cell>
        </table:table-row>
        <table:table-row table:style-name="ro1">
          <table:table-cell office:value-type="string" calcext:value-type="string">
            <text:p>Port-Vil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ILA_HARBOUR</text:p>
          </table:table-cell>
          <table:table-cell office:value-type="string" calcext:value-type="string">
            <text:p>-17.7332512</text:p>
          </table:table-cell>
          <table:table-cell office:value-type="string" calcext:value-type="string">
            <text:p>168.3273245</text:p>
          </table:table-cell>
          <table:table-cell table:formula="of:=&quot;Harbor.create(name: &quot;&quot;&quot;&amp;[.A768]&amp;&quot;&quot;&quot;, lat: &quot;&amp;[.D768]&amp;&quot;, lng: &quot;&amp;[.E768]&amp;&quot;, query: &quot;&quot;&quot;&amp;[.C768]&amp;&quot;&quot;&quot;)&quot;" office:value-type="string" office:string-value="Harbor.create(name: &quot;Port-Vila&quot;, lat: -17.7332512, lng: 168.3273245, query: &quot;VILA_HARBOUR&quot;)" calcext:value-type="string">
            <text:p>Harbor.create(name: "Port-Vila", lat: -17.7332512, lng: 168.3273245, query: "VILA_HARBOUR")</text:p>
          </table:table-cell>
        </table:table-row>
        <table:table-row table:style-name="ro1">
          <table:table-cell office:value-type="string" calcext:value-type="string">
            <text:p>Port-au-Prince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18.594395</text:p>
          </table:table-cell>
          <table:table-cell office:value-type="string" calcext:value-type="string">
            <text:p>-72.3074326</text:p>
          </table:table-cell>
          <table:table-cell table:formula="of:=&quot;Harbor.create(name: &quot;&quot;&quot;&amp;[.A769]&amp;&quot;&quot;&quot;, lat: &quot;&amp;[.D769]&amp;&quot;, lng: &quot;&amp;[.E769]&amp;&quot;, query: &quot;&quot;&quot;&amp;[.C769]&amp;&quot;&quot;&quot;)&quot;" office:value-type="string" office:string-value="Harbor.create(name: &quot;Port-au-Prince&quot;, lat: 18.594395, lng: -72.3074326, query: &quot;PORT-AU-PRINCE&quot;)" calcext:value-type="string">
            <text:p>Harbor.create(name: "Port-au-Prince", lat: 18.594395, lng: -72.3074326, query: "PORT-AU-PRINCE")</text:p>
          </table:table-cell>
        </table:table-row>
        <table:table-row table:style-name="ro1">
          <table:table-cell office:value-type="string" calcext:value-type="string">
            <text:p>Port-aux-Basqu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ORT_AUX_BASQUES</text:p>
          </table:table-cell>
          <table:table-cell office:value-type="string" calcext:value-type="string">
            <text:p>47.5721149</text:p>
          </table:table-cell>
          <table:table-cell office:value-type="string" calcext:value-type="string">
            <text:p>-59.136429</text:p>
          </table:table-cell>
          <table:table-cell table:formula="of:=&quot;Harbor.create(name: &quot;&quot;&quot;&amp;[.A770]&amp;&quot;&quot;&quot;, lat: &quot;&amp;[.D770]&amp;&quot;, lng: &quot;&amp;[.E770]&amp;&quot;, query: &quot;&quot;&quot;&amp;[.C770]&amp;&quot;&quot;&quot;)&quot;" office:value-type="string" office:string-value="Harbor.create(name: &quot;Port-aux-Basques&quot;, lat: 47.5721149, lng: -59.136429, query: &quot;PORT_AUX_BASQUES&quot;)" calcext:value-type="string">
            <text:p>Harbor.create(name: "Port-aux-Basques", lat: 47.5721149, lng: -59.136429, query: "PORT_AUX_BASQUES")</text:p>
          </table:table-cell>
        </table:table-row>
        <table:table-row table:style-name="ro1" table:visibility="filter">
          <table:table-cell office:value-type="string" calcext:value-type="string">
            <text:p>ais</text:p>
          </table:table-cell>
          <table:table-cell office:value-type="string" calcext:value-type="string">
            <text:p>France (Terres australes et antarctiques)</text:p>
          </table:table-cell>
          <table:table-cell office:value-type="string" calcext:value-type="string">
            <text:p>PORT-AUX-FRANCA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-en-Bess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T-EN-BESSIN</text:p>
          </table:table-cell>
          <table:table-cell office:value-type="string" calcext:value-type="string">
            <text:p>49.34527</text:p>
          </table:table-cell>
          <table:table-cell office:value-type="string" calcext:value-type="string">
            <text:p>-0.7545379999999999</text:p>
          </table:table-cell>
          <table:table-cell table:formula="of:=&quot;Harbor.create(name: &quot;&quot;&quot;&amp;[.A772]&amp;&quot;&quot;&quot;, lat: &quot;&amp;[.D772]&amp;&quot;, lng: &quot;&amp;[.E772]&amp;&quot;, query: &quot;&quot;&quot;&amp;[.C772]&amp;&quot;&quot;&quot;)&quot;" office:value-type="string" office:string-value="Harbor.create(name: &quot;Port-en-Bessin&quot;, lat: 49.34527, lng: -0.7545379999999999, query: &quot;PORT-EN-BESSIN&quot;)" calcext:value-type="string">
            <text:p>Harbor.create(name: "Port-en-Bessin", lat: 49.34527, lng: -0.7545379999999999, query: "PORT-EN-BESSIN")</text:p>
          </table:table-cell>
        </table:table-row>
        <table:table-row table:style-name="ro1">
          <table:table-cell office:value-type="string" calcext:value-type="string">
            <text:p>Port-of-Spain</text:p>
          </table:table-cell>
          <table:table-cell office:value-type="string" calcext:value-type="string">
            <text:p>Trinite-et-Tobago</text:p>
          </table:table-cell>
          <table:table-cell office:value-type="string" calcext:value-type="string">
            <text:p>PORT-OF-SPAIN</text:p>
          </table:table-cell>
          <table:table-cell office:value-type="string" calcext:value-type="string">
            <text:p>10.6549013</text:p>
          </table:table-cell>
          <table:table-cell office:value-type="string" calcext:value-type="string">
            <text:p>-61.50192559999999</text:p>
          </table:table-cell>
          <table:table-cell table:formula="of:=&quot;Harbor.create(name: &quot;&quot;&quot;&amp;[.A773]&amp;&quot;&quot;&quot;, lat: &quot;&amp;[.D773]&amp;&quot;, lng: &quot;&amp;[.E773]&amp;&quot;, query: &quot;&quot;&quot;&amp;[.C773]&amp;&quot;&quot;&quot;)&quot;" office:value-type="string" office:string-value="Harbor.create(name: &quot;Port-of-Spain&quot;, lat: 10.6549013, lng: -61.50192559999999, query: &quot;PORT-OF-SPAIN&quot;)" calcext:value-type="string">
            <text:p>Harbor.create(name: "Port-of-Spain", lat: 10.6549013, lng: -61.50192559999999, query: "PORT-OF-SPAIN")</text:p>
          </table:table-cell>
        </table:table-row>
        <table:table-row table:style-name="ro1">
          <table:table-cell office:value-type="string" calcext:value-type="string">
            <text:p>Portage Islan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ORTAGE_ISLAND</text:p>
          </table:table-cell>
          <table:table-cell office:value-type="string" calcext:value-type="string">
            <text:p>47.1685315</text:p>
          </table:table-cell>
          <table:table-cell office:value-type="string" calcext:value-type="string">
            <text:p>-65.0401749</text:p>
          </table:table-cell>
          <table:table-cell table:formula="of:=&quot;Harbor.create(name: &quot;&quot;&quot;&amp;[.A774]&amp;&quot;&quot;&quot;, lat: &quot;&amp;[.D774]&amp;&quot;, lng: &quot;&amp;[.E774]&amp;&quot;, query: &quot;&quot;&quot;&amp;[.C774]&amp;&quot;&quot;&quot;)&quot;" office:value-type="string" office:string-value="Harbor.create(name: &quot;Portage Island&quot;, lat: 47.1685315, lng: -65.0401749, query: &quot;PORTAGE_ISLAND&quot;)" calcext:value-type="string">
            <text:p>Harbor.create(name: "Portage Island", lat: 47.1685315, lng: -65.0401749, query: "PORTAGE_ISLAND")</text:p>
          </table:table-cell>
        </table:table-row>
        <table:table-row table:style-name="ro1">
          <table:table-cell office:value-type="string" calcext:value-type="string">
            <text:p>Portbai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TBAIL</text:p>
          </table:table-cell>
          <table:table-cell office:value-type="string" calcext:value-type="string">
            <text:p>49.335659</text:p>
          </table:table-cell>
          <table:table-cell office:value-type="string" calcext:value-type="string">
            <text:p>-1.700023</text:p>
          </table:table-cell>
          <table:table-cell table:formula="of:=&quot;Harbor.create(name: &quot;&quot;&quot;&amp;[.A775]&amp;&quot;&quot;&quot;, lat: &quot;&amp;[.D775]&amp;&quot;, lng: &quot;&amp;[.E775]&amp;&quot;, query: &quot;&quot;&quot;&amp;[.C775]&amp;&quot;&quot;&quot;)&quot;" office:value-type="string" office:string-value="Harbor.create(name: &quot;Portbail&quot;, lat: 49.335659, lng: -1.700023, query: &quot;PORTBAIL&quot;)" calcext:value-type="string">
            <text:p>Harbor.create(name: "Portbail", lat: 49.335659, lng: -1.700023, query: "PORTBAIL")</text:p>
          </table:table-cell>
        </table:table-row>
        <table:table-row table:style-name="ro1">
          <table:table-cell office:value-type="string" calcext:value-type="string">
            <text:p>Portland (Australie)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PORTLAND_AUSTRALIE</text:p>
          </table:table-cell>
          <table:table-cell office:value-type="string" calcext:value-type="string">
            <text:p>-38.360895</text:p>
          </table:table-cell>
          <table:table-cell office:value-type="string" calcext:value-type="string">
            <text:p>141.6041155</text:p>
          </table:table-cell>
          <table:table-cell table:formula="of:=&quot;Harbor.create(name: &quot;&quot;&quot;&amp;[.A776]&amp;&quot;&quot;&quot;, lat: &quot;&amp;[.D776]&amp;&quot;, lng: &quot;&amp;[.E776]&amp;&quot;, query: &quot;&quot;&quot;&amp;[.C776]&amp;&quot;&quot;&quot;)&quot;" office:value-type="string" office:string-value="Harbor.create(name: &quot;Portland (Australie)&quot;, lat: -38.360895, lng: 141.6041155, query: &quot;PORTLAND_AUSTRALIE&quot;)" calcext:value-type="string">
            <text:p>Harbor.create(name: "Portland (Australie)", lat: -38.360895, lng: 141.6041155, query: "PORTLAND_AUSTRALIE")</text:p>
          </table:table-cell>
        </table:table-row>
        <table:table-row table:style-name="ro1">
          <table:table-cell office:value-type="string" calcext:value-type="string">
            <text:p>Portland (Maine)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PORTLAND_MAINE</text:p>
          </table:table-cell>
          <table:table-cell office:value-type="string" calcext:value-type="string">
            <text:p>43.66147100000001</text:p>
          </table:table-cell>
          <table:table-cell office:value-type="string" calcext:value-type="string">
            <text:p>-70.2553259</text:p>
          </table:table-cell>
          <table:table-cell table:formula="of:=&quot;Harbor.create(name: &quot;&quot;&quot;&amp;[.A777]&amp;&quot;&quot;&quot;, lat: &quot;&amp;[.D777]&amp;&quot;, lng: &quot;&amp;[.E777]&amp;&quot;, query: &quot;&quot;&quot;&amp;[.C777]&amp;&quot;&quot;&quot;)&quot;" office:value-type="string" office:string-value="Harbor.create(name: &quot;Portland (Maine)&quot;, lat: 43.66147100000001, lng: -70.2553259, query: &quot;PORTLAND_MAINE&quot;)" calcext:value-type="string">
            <text:p>Harbor.create(name: "Portland (Maine)", lat: 43.66147100000001, lng: -70.2553259, query: "PORTLAND_MAINE")</text:p>
          </table:table-cell>
        </table:table-row>
        <table:table-row table:style-name="ro1">
          <table:table-cell office:value-type="string" calcext:value-type="string">
            <text:p>Portland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50.567189</text:p>
          </table:table-cell>
          <table:table-cell office:value-type="string" calcext:value-type="string">
            <text:p>-2.446035</text:p>
          </table:table-cell>
          <table:table-cell table:formula="of:=&quot;Harbor.create(name: &quot;&quot;&quot;&amp;[.A778]&amp;&quot;&quot;&quot;, lat: &quot;&amp;[.D778]&amp;&quot;, lng: &quot;&amp;[.E778]&amp;&quot;, query: &quot;&quot;&quot;&amp;[.C778]&amp;&quot;&quot;&quot;)&quot;" office:value-type="string" office:string-value="Harbor.create(name: &quot;Portland&quot;, lat: 50.567189, lng: -2.446035, query: &quot;PORTLAND&quot;)" calcext:value-type="string">
            <text:p>Harbor.create(name: "Portland", lat: 50.567189, lng: -2.446035, query: "PORTLAND")</text:p>
          </table:table-cell>
        </table:table-row>
        <table:table-row table:style-name="ro1">
          <table:table-cell office:value-type="string" calcext:value-type="string">
            <text:p>Porto Alexandre (Tombwa)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PORTO_ALEXANDRE</text:p>
          </table:table-cell>
          <table:table-cell office:value-type="string" calcext:value-type="string">
            <text:p>-15.8040232</text:p>
          </table:table-cell>
          <table:table-cell office:value-type="string" calcext:value-type="string">
            <text:p>11.844982</text:p>
          </table:table-cell>
          <table:table-cell table:formula="of:=&quot;Harbor.create(name: &quot;&quot;&quot;&amp;[.A779]&amp;&quot;&quot;&quot;, lat: &quot;&amp;[.D779]&amp;&quot;, lng: &quot;&amp;[.E779]&amp;&quot;, query: &quot;&quot;&quot;&amp;[.C779]&amp;&quot;&quot;&quot;)&quot;" office:value-type="string" office:string-value="Harbor.create(name: &quot;Porto Alexandre (Tombwa)&quot;, lat: -15.8040232, lng: 11.844982, query: &quot;PORTO_ALEXANDRE&quot;)" calcext:value-type="string">
            <text:p>Harbor.create(name: "Porto Alexandre (Tombwa)", lat: -15.8040232, lng: 11.844982, query: "PORTO_ALEXANDRE")</text:p>
          </table:table-cell>
        </table:table-row>
        <table:table-row table:style-name="ro1">
          <table:table-cell office:value-type="string" calcext:value-type="string">
            <text:p>Porto Corsini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ORTO_CORSINI</text:p>
          </table:table-cell>
          <table:table-cell office:value-type="string" calcext:value-type="string">
            <text:p>44.49404579999999</text:p>
          </table:table-cell>
          <table:table-cell office:value-type="string" calcext:value-type="string">
            <text:p>12.2788825</text:p>
          </table:table-cell>
          <table:table-cell table:formula="of:=&quot;Harbor.create(name: &quot;&quot;&quot;&amp;[.A780]&amp;&quot;&quot;&quot;, lat: &quot;&amp;[.D780]&amp;&quot;, lng: &quot;&amp;[.E780]&amp;&quot;, query: &quot;&quot;&quot;&amp;[.C780]&amp;&quot;&quot;&quot;)&quot;" office:value-type="string" office:string-value="Harbor.create(name: &quot;Porto Corsini&quot;, lat: 44.49404579999999, lng: 12.2788825, query: &quot;PORTO_CORSINI&quot;)" calcext:value-type="string">
            <text:p>Harbor.create(name: "Porto Corsini", lat: 44.49404579999999, lng: 12.2788825, query: "PORTO_CORSINI")</text:p>
          </table:table-cell>
        </table:table-row>
        <table:table-row table:style-name="ro1">
          <table:table-cell office:value-type="string" calcext:value-type="string">
            <text:p>Porto Empedocle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ORTO_EMPEDOCLE</text:p>
          </table:table-cell>
          <table:table-cell office:value-type="string" calcext:value-type="string">
            <text:p>37.2881801</text:p>
          </table:table-cell>
          <table:table-cell office:value-type="string" calcext:value-type="string">
            <text:p>13.5271724</text:p>
          </table:table-cell>
          <table:table-cell table:formula="of:=&quot;Harbor.create(name: &quot;&quot;&quot;&amp;[.A781]&amp;&quot;&quot;&quot;, lat: &quot;&amp;[.D781]&amp;&quot;, lng: &quot;&amp;[.E781]&amp;&quot;, query: &quot;&quot;&quot;&amp;[.C781]&amp;&quot;&quot;&quot;)&quot;" office:value-type="string" office:string-value="Harbor.create(name: &quot;Porto Empedocle&quot;, lat: 37.2881801, lng: 13.5271724, query: &quot;PORTO_EMPEDOCLE&quot;)" calcext:value-type="string">
            <text:p>Harbor.create(name: "Porto Empedocle", lat: 37.2881801, lng: 13.5271724, query: "PORTO_EMPEDOCLE")</text:p>
          </table:table-cell>
        </table:table-row>
        <table:table-row table:style-name="ro1">
          <table:table-cell office:value-type="string" calcext:value-type="string">
            <text:p>Portsal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RTSALL</text:p>
          </table:table-cell>
          <table:table-cell office:value-type="string" calcext:value-type="string">
            <text:p>48.557505</text:p>
          </table:table-cell>
          <table:table-cell office:value-type="string" calcext:value-type="string">
            <text:p>-4.698694</text:p>
          </table:table-cell>
          <table:table-cell table:formula="of:=&quot;Harbor.create(name: &quot;&quot;&quot;&amp;[.A782]&amp;&quot;&quot;&quot;, lat: &quot;&amp;[.D782]&amp;&quot;, lng: &quot;&amp;[.E782]&amp;&quot;, query: &quot;&quot;&quot;&amp;[.C782]&amp;&quot;&quot;&quot;)&quot;" office:value-type="string" office:string-value="Harbor.create(name: &quot;Portsall&quot;, lat: 48.557505, lng: -4.698694, query: &quot;PORTSALL&quot;)" calcext:value-type="string">
            <text:p>Harbor.create(name: "Portsall", lat: 48.557505, lng: -4.698694, query: "PORTSALL")</text:p>
          </table:table-cell>
        </table:table-row>
        <table:table-row table:style-name="ro1">
          <table:table-cell office:value-type="string" calcext:value-type="string">
            <text:p>Portsmouth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50.8197675</text:p>
          </table:table-cell>
          <table:table-cell office:value-type="string" calcext:value-type="string">
            <text:p>-1.0879769</text:p>
          </table:table-cell>
          <table:table-cell table:formula="of:=&quot;Harbor.create(name: &quot;&quot;&quot;&amp;[.A783]&amp;&quot;&quot;&quot;, lat: &quot;&amp;[.D783]&amp;&quot;, lng: &quot;&amp;[.E783]&amp;&quot;, query: &quot;&quot;&quot;&amp;[.C783]&amp;&quot;&quot;&quot;)&quot;" office:value-type="string" office:string-value="Harbor.create(name: &quot;Portsmouth&quot;, lat: 50.8197675, lng: -1.0879769, query: &quot;PORTSMOUTH&quot;)" calcext:value-type="string">
            <text:p>Harbor.create(name: "Portsmouth", lat: 50.8197675, lng: -1.0879769, query: "PORTSMOUTH")</text:p>
          </table:table-cell>
        </table:table-row>
        <table:table-row table:style-name="ro1">
          <table:table-cell office:value-type="string" calcext:value-type="string">
            <text:p>Posorja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OSORJA</text:p>
          </table:table-cell>
          <table:table-cell office:value-type="string" calcext:value-type="string">
            <text:p>-2.710949</text:p>
          </table:table-cell>
          <table:table-cell office:value-type="string" calcext:value-type="string">
            <text:p>-80.2516473</text:p>
          </table:table-cell>
          <table:table-cell table:formula="of:=&quot;Harbor.create(name: &quot;&quot;&quot;&amp;[.A784]&amp;&quot;&quot;&quot;, lat: &quot;&amp;[.D784]&amp;&quot;, lng: &quot;&amp;[.E784]&amp;&quot;, query: &quot;&quot;&quot;&amp;[.C784]&amp;&quot;&quot;&quot;)&quot;" office:value-type="string" office:string-value="Harbor.create(name: &quot;Posorja&quot;, lat: -2.710949, lng: -80.2516473, query: &quot;POSORJA&quot;)" calcext:value-type="string">
            <text:p>Harbor.create(name: "Posorja", lat: -2.710949, lng: -80.2516473, query: "POSORJA")</text:p>
          </table:table-cell>
        </table:table-row>
        <table:table-row table:style-name="ro1">
          <table:table-cell office:value-type="string" calcext:value-type="string">
            <text:p>Prime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RIMEL</text:p>
          </table:table-cell>
          <table:table-cell office:value-type="string" calcext:value-type="string">
            <text:p>48.711323</text:p>
          </table:table-cell>
          <table:table-cell office:value-type="string" calcext:value-type="string">
            <text:p>-3.806621</text:p>
          </table:table-cell>
          <table:table-cell table:formula="of:=&quot;Harbor.create(name: &quot;&quot;&quot;&amp;[.A785]&amp;&quot;&quot;&quot;, lat: &quot;&amp;[.D785]&amp;&quot;, lng: &quot;&amp;[.E785]&amp;&quot;, query: &quot;&quot;&quot;&amp;[.C785]&amp;&quot;&quot;&quot;)&quot;" office:value-type="string" office:string-value="Harbor.create(name: &quot;Primel&quot;, lat: 48.711323, lng: -3.806621, query: &quot;PRIMEL&quot;)" calcext:value-type="string">
            <text:p>Harbor.create(name: "Primel", lat: 48.711323, lng: -3.806621, query: "PRIMEL")</text:p>
          </table:table-cell>
        </table:table-row>
        <table:table-row table:style-name="ro1">
          <table:table-cell office:value-type="string" calcext:value-type="string">
            <text:p>Prince Ruper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RINCE_RUPERT</text:p>
          </table:table-cell>
          <table:table-cell office:value-type="string" calcext:value-type="string">
            <text:p>54.3150367</text:p>
          </table:table-cell>
          <table:table-cell office:value-type="string" calcext:value-type="string">
            <text:p>-130.3208187</text:p>
          </table:table-cell>
          <table:table-cell table:formula="of:=&quot;Harbor.create(name: &quot;&quot;&quot;&amp;[.A786]&amp;&quot;&quot;&quot;, lat: &quot;&amp;[.D786]&amp;&quot;, lng: &quot;&amp;[.E786]&amp;&quot;, query: &quot;&quot;&quot;&amp;[.C786]&amp;&quot;&quot;&quot;)&quot;" office:value-type="string" office:string-value="Harbor.create(name: &quot;Prince Rupert&quot;, lat: 54.3150367, lng: -130.3208187, query: &quot;PRINCE_RUPERT&quot;)" calcext:value-type="string">
            <text:p>Harbor.create(name: "Prince Rupert", lat: 54.3150367, lng: -130.3208187, query: "PRINCE_RUPERT")</text:p>
          </table:table-cell>
        </table:table-row>
        <table:table-row table:style-name="ro1">
          <table:table-cell office:value-type="string" calcext:value-type="string">
            <text:p>Progres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PROGRESO</text:p>
          </table:table-cell>
          <table:table-cell office:value-type="string" calcext:value-type="string">
            <text:p>21.2811908</text:p>
          </table:table-cell>
          <table:table-cell office:value-type="string" calcext:value-type="string">
            <text:p>-89.66516279999999</text:p>
          </table:table-cell>
          <table:table-cell table:formula="of:=&quot;Harbor.create(name: &quot;&quot;&quot;&amp;[.A787]&amp;&quot;&quot;&quot;, lat: &quot;&amp;[.D787]&amp;&quot;, lng: &quot;&amp;[.E787]&amp;&quot;, query: &quot;&quot;&quot;&amp;[.C787]&amp;&quot;&quot;&quot;)&quot;" office:value-type="string" office:string-value="Harbor.create(name: &quot;Progreso&quot;, lat: 21.2811908, lng: -89.66516279999999, query: &quot;PROGRESO&quot;)" calcext:value-type="string">
            <text:p>Harbor.create(name: "Progreso", lat: 21.2811908, lng: -89.66516279999999, query: "PROGRESO")</text:p>
          </table:table-cell>
        </table:table-row>
        <table:table-row table:style-name="ro1">
          <table:table-cell office:value-type="string" calcext:value-type="string">
            <text:p>Providence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41.8239891</text:p>
          </table:table-cell>
          <table:table-cell office:value-type="string" calcext:value-type="string">
            <text:p>-71.4128343</text:p>
          </table:table-cell>
          <table:table-cell table:formula="of:=&quot;Harbor.create(name: &quot;&quot;&quot;&amp;[.A788]&amp;&quot;&quot;&quot;, lat: &quot;&amp;[.D788]&amp;&quot;, lng: &quot;&amp;[.E788]&amp;&quot;, query: &quot;&quot;&quot;&amp;[.C788]&amp;&quot;&quot;&quot;)&quot;" office:value-type="string" office:string-value="Harbor.create(name: &quot;Providence&quot;, lat: 41.8239891, lng: -71.4128343, query: &quot;PROVIDENCE&quot;)" calcext:value-type="string">
            <text:p>Harbor.create(name: "Providence", lat: 41.8239891, lng: -71.4128343, query: "PROVIDENCE")</text:p>
          </table:table-cell>
        </table:table-row>
        <table:table-row table:style-name="ro1">
          <table:table-cell office:value-type="string" calcext:value-type="string">
            <text:p>Pto de Leixoe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EIXOES</text:p>
          </table:table-cell>
          <table:table-cell office:value-type="string" calcext:value-type="string">
            <text:p>41.1827778</text:p>
          </table:table-cell>
          <table:table-cell office:value-type="string" calcext:value-type="string">
            <text:p>-8.703055599999999</text:p>
          </table:table-cell>
          <table:table-cell table:formula="of:=&quot;Harbor.create(name: &quot;&quot;&quot;&amp;[.A789]&amp;&quot;&quot;&quot;, lat: &quot;&amp;[.D789]&amp;&quot;, lng: &quot;&amp;[.E789]&amp;&quot;, query: &quot;&quot;&quot;&amp;[.C789]&amp;&quot;&quot;&quot;)&quot;" office:value-type="string" office:string-value="Harbor.create(name: &quot;Pto de Leixoes&quot;, lat: 41.1827778, lng: -8.703055599999999, query: &quot;LEIXOES&quot;)" calcext:value-type="string">
            <text:p>Harbor.create(name: "Pto de Leixoes", lat: 41.1827778, lng: -8.703055599999999, query: "LEIXOES")</text:p>
          </table:table-cell>
        </table:table-row>
        <table:table-row table:style-name="ro1" table:visibility="filter">
          <table:table-cell office:value-type="string" calcext:value-type="string">
            <text:p>Puerto Ballenas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PUERTO_BALLEN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erto Bolivar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UERTO_BOLIVAR</text:p>
          </table:table-cell>
          <table:table-cell office:value-type="string" calcext:value-type="string">
            <text:p>-3.2559896</text:p>
          </table:table-cell>
          <table:table-cell office:value-type="string" calcext:value-type="string">
            <text:p>-79.9947956</text:p>
          </table:table-cell>
          <table:table-cell table:formula="of:=&quot;Harbor.create(name: &quot;&quot;&quot;&amp;[.A791]&amp;&quot;&quot;&quot;, lat: &quot;&amp;[.D791]&amp;&quot;, lng: &quot;&amp;[.E791]&amp;&quot;, query: &quot;&quot;&quot;&amp;[.C791]&amp;&quot;&quot;&quot;)&quot;" office:value-type="string" office:string-value="Harbor.create(name: &quot;Puerto Bolivar&quot;, lat: -3.2559896, lng: -79.9947956, query: &quot;PUERTO_BOLIVAR&quot;)" calcext:value-type="string">
            <text:p>Harbor.create(name: "Puerto Bolivar", lat: -3.2559896, lng: -79.9947956, query: "PUERTO_BOLIVAR")</text:p>
          </table:table-cell>
        </table:table-row>
        <table:table-row table:style-name="ro1">
          <table:table-cell office:value-type="string" calcext:value-type="string">
            <text:p>Puerto Corral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PUERTO_CORRAL</text:p>
          </table:table-cell>
          <table:table-cell office:value-type="string" calcext:value-type="string">
            <text:p>-39.8885744</text:p>
          </table:table-cell>
          <table:table-cell office:value-type="string" calcext:value-type="string">
            <text:p>-73.4315987</text:p>
          </table:table-cell>
          <table:table-cell table:formula="of:=&quot;Harbor.create(name: &quot;&quot;&quot;&amp;[.A792]&amp;&quot;&quot;&quot;, lat: &quot;&amp;[.D792]&amp;&quot;, lng: &quot;&amp;[.E792]&amp;&quot;, query: &quot;&quot;&quot;&amp;[.C792]&amp;&quot;&quot;&quot;)&quot;" office:value-type="string" office:string-value="Harbor.create(name: &quot;Puerto Corral&quot;, lat: -39.8885744, lng: -73.4315987, query: &quot;PUERTO_CORRAL&quot;)" calcext:value-type="string">
            <text:p>Harbor.create(name: "Puerto Corral", lat: -39.8885744, lng: -73.4315987, query: "PUERTO_CORRAL")</text:p>
          </table:table-cell>
        </table:table-row>
        <table:table-row table:style-name="ro1">
          <table:table-cell office:value-type="string" calcext:value-type="string">
            <text:p>Puerto Deseado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DESEADO</text:p>
          </table:table-cell>
          <table:table-cell office:value-type="string" calcext:value-type="string">
            <text:p>-47.75156459999999</text:p>
          </table:table-cell>
          <table:table-cell office:value-type="string" calcext:value-type="string">
            <text:p>-65.9013774</text:p>
          </table:table-cell>
          <table:table-cell table:formula="of:=&quot;Harbor.create(name: &quot;&quot;&quot;&amp;[.A793]&amp;&quot;&quot;&quot;, lat: &quot;&amp;[.D793]&amp;&quot;, lng: &quot;&amp;[.E793]&amp;&quot;, query: &quot;&quot;&quot;&amp;[.C793]&amp;&quot;&quot;&quot;)&quot;" office:value-type="string" office:string-value="Harbor.create(name: &quot;Puerto Deseado&quot;, lat: -47.75156459999999, lng: -65.9013774, query: &quot;DESEADO&quot;)" calcext:value-type="string">
            <text:p>Harbor.create(name: "Puerto Deseado", lat: -47.75156459999999, lng: -65.9013774, query: "DESEADO")</text:p>
          </table:table-cell>
        </table:table-row>
        <table:table-row table:style-name="ro1" table:visibility="filter">
          <table:table-cell office:value-type="string" calcext:value-type="string">
            <text:p>Puerto Iradier (Kogo)</text:p>
          </table:table-cell>
          <table:table-cell office:value-type="string" calcext:value-type="string">
            <text:p>Guinee Equatoriale</text:p>
          </table:table-cell>
          <table:table-cell office:value-type="string" calcext:value-type="string">
            <text:p>PUERTO_IRAD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erto Lopez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UERTO_LOPEZ</text:p>
          </table:table-cell>
          <table:table-cell office:value-type="string" calcext:value-type="string">
            <text:p>-1.5539322</text:p>
          </table:table-cell>
          <table:table-cell office:value-type="string" calcext:value-type="string">
            <text:p>-80.80455680000001</text:p>
          </table:table-cell>
          <table:table-cell table:formula="of:=&quot;Harbor.create(name: &quot;&quot;&quot;&amp;[.A795]&amp;&quot;&quot;&quot;, lat: &quot;&amp;[.D795]&amp;&quot;, lng: &quot;&amp;[.E795]&amp;&quot;, query: &quot;&quot;&quot;&amp;[.C795]&amp;&quot;&quot;&quot;)&quot;" office:value-type="string" office:string-value="Harbor.create(name: &quot;Puerto Lopez&quot;, lat: -1.5539322, lng: -80.80455680000001, query: &quot;PUERTO_LOPEZ&quot;)" calcext:value-type="string">
            <text:p>Harbor.create(name: "Puerto Lopez", lat: -1.5539322, lng: -80.80455680000001, query: "PUERTO_LOPEZ")</text:p>
          </table:table-cell>
        </table:table-row>
        <table:table-row table:style-name="ro1">
          <table:table-cell office:value-type="string" calcext:value-type="string">
            <text:p>Puerto Madryn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MADRYN</text:p>
          </table:table-cell>
          <table:table-cell office:value-type="string" calcext:value-type="string">
            <text:p>-42.7694476</text:p>
          </table:table-cell>
          <table:table-cell office:value-type="string" calcext:value-type="string">
            <text:p>-65.0317175</text:p>
          </table:table-cell>
          <table:table-cell table:formula="of:=&quot;Harbor.create(name: &quot;&quot;&quot;&amp;[.A796]&amp;&quot;&quot;&quot;, lat: &quot;&amp;[.D796]&amp;&quot;, lng: &quot;&amp;[.E796]&amp;&quot;, query: &quot;&quot;&quot;&amp;[.C796]&amp;&quot;&quot;&quot;)&quot;" office:value-type="string" office:string-value="Harbor.create(name: &quot;Puerto Madryn&quot;, lat: -42.7694476, lng: -65.0317175, query: &quot;MADRYN&quot;)" calcext:value-type="string">
            <text:p>Harbor.create(name: "Puerto Madryn", lat: -42.7694476, lng: -65.0317175, query: "MADRYN")</text:p>
          </table:table-cell>
        </table:table-row>
        <table:table-row table:style-name="ro1">
          <table:table-cell office:value-type="string" calcext:value-type="string">
            <text:p>Puerto Montt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PUERTO_MONTT</text:p>
          </table:table-cell>
          <table:table-cell office:value-type="string" calcext:value-type="string">
            <text:p>-41.468917</text:p>
          </table:table-cell>
          <table:table-cell office:value-type="string" calcext:value-type="string">
            <text:p>-72.94113639999999</text:p>
          </table:table-cell>
          <table:table-cell table:formula="of:=&quot;Harbor.create(name: &quot;&quot;&quot;&amp;[.A797]&amp;&quot;&quot;&quot;, lat: &quot;&amp;[.D797]&amp;&quot;, lng: &quot;&amp;[.E797]&amp;&quot;, query: &quot;&quot;&quot;&amp;[.C797]&amp;&quot;&quot;&quot;)&quot;" office:value-type="string" office:string-value="Harbor.create(name: &quot;Puerto Montt&quot;, lat: -41.468917, lng: -72.94113639999999, query: &quot;PUERTO_MONTT&quot;)" calcext:value-type="string">
            <text:p>Harbor.create(name: "Puerto Montt", lat: -41.468917, lng: -72.94113639999999, query: "PUERTO_MONTT")</text:p>
          </table:table-cell>
        </table:table-row>
        <table:table-row table:style-name="ro1">
          <table:table-cell office:value-type="string" calcext:value-type="string">
            <text:p>Puerto Stanley</text:p>
          </table:table-cell>
          <table:table-cell office:value-type="string" calcext:value-type="string">
            <text:p>Royaume-Uni (Iles Malouines)</text:p>
          </table:table-cell>
          <table:table-cell office:value-type="string" calcext:value-type="string">
            <text:p>PUERTO_STANLEY</text:p>
          </table:table-cell>
          <table:table-cell office:value-type="string" calcext:value-type="string">
            <text:p>-51.6977129</text:p>
          </table:table-cell>
          <table:table-cell office:value-type="string" calcext:value-type="string">
            <text:p>-57.85166269999999</text:p>
          </table:table-cell>
          <table:table-cell table:formula="of:=&quot;Harbor.create(name: &quot;&quot;&quot;&amp;[.A798]&amp;&quot;&quot;&quot;, lat: &quot;&amp;[.D798]&amp;&quot;, lng: &quot;&amp;[.E798]&amp;&quot;, query: &quot;&quot;&quot;&amp;[.C798]&amp;&quot;&quot;&quot;)&quot;" office:value-type="string" office:string-value="Harbor.create(name: &quot;Puerto Stanley&quot;, lat: -51.6977129, lng: -57.85166269999999, query: &quot;PUERTO_STANLEY&quot;)" calcext:value-type="string">
            <text:p>Harbor.create(name: "Puerto Stanley", lat: -51.6977129, lng: -57.85166269999999, query: "PUERTO_STANLEY")</text:p>
          </table:table-cell>
        </table:table-row>
        <table:table-row table:style-name="ro1">
          <table:table-cell office:value-type="string" calcext:value-type="string">
            <text:p>Puerto Vancouver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PUERTO_VANCOUVER</text:p>
          </table:table-cell>
          <table:table-cell office:value-type="string" calcext:value-type="string">
            <text:p>45.62723279999999</text:p>
          </table:table-cell>
          <table:table-cell office:value-type="string" calcext:value-type="string">
            <text:p>-122.6749354</text:p>
          </table:table-cell>
          <table:table-cell table:formula="of:=&quot;Harbor.create(name: &quot;&quot;&quot;&amp;[.A799]&amp;&quot;&quot;&quot;, lat: &quot;&amp;[.D799]&amp;&quot;, lng: &quot;&amp;[.E799]&amp;&quot;, query: &quot;&quot;&quot;&amp;[.C799]&amp;&quot;&quot;&quot;)&quot;" office:value-type="string" office:string-value="Harbor.create(name: &quot;Puerto Vancouver&quot;, lat: 45.62723279999999, lng: -122.6749354, query: &quot;PUERTO_VANCOUVER&quot;)" calcext:value-type="string">
            <text:p>Harbor.create(name: "Puerto Vancouver", lat: 45.62723279999999, lng: -122.6749354, query: "PUERTO_VANCOUVER")</text:p>
          </table:table-cell>
        </table:table-row>
        <table:table-row table:style-name="ro1">
          <table:table-cell office:value-type="string" calcext:value-type="string">
            <text:p>Puerto de Guayaquil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UERTO_NUEVO</text:p>
          </table:table-cell>
          <table:table-cell office:value-type="string" calcext:value-type="string">
            <text:p>-2.1709979</text:p>
          </table:table-cell>
          <table:table-cell office:value-type="string" calcext:value-type="string">
            <text:p>-79.9223592</text:p>
          </table:table-cell>
          <table:table-cell table:formula="of:=&quot;Harbor.create(name: &quot;&quot;&quot;&amp;[.A800]&amp;&quot;&quot;&quot;, lat: &quot;&amp;[.D800]&amp;&quot;, lng: &quot;&amp;[.E800]&amp;&quot;, query: &quot;&quot;&quot;&amp;[.C800]&amp;&quot;&quot;&quot;)&quot;" office:value-type="string" office:string-value="Harbor.create(name: &quot;Puerto de Guayaquil&quot;, lat: -2.1709979, lng: -79.9223592, query: &quot;PUERTO_NUEVO&quot;)" calcext:value-type="string">
            <text:p>Harbor.create(name: "Puerto de Guayaquil", lat: -2.1709979, lng: -79.9223592, query: "PUERTO_NUEVO")</text:p>
          </table:table-cell>
        </table:table-row>
        <table:table-row table:style-name="ro1">
          <table:table-cell office:value-type="string" calcext:value-type="string">
            <text:p>Puerto-Angel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PUERTO-ANGEL</text:p>
          </table:table-cell>
          <table:table-cell office:value-type="string" calcext:value-type="string">
            <text:p>15.6678137</text:p>
          </table:table-cell>
          <table:table-cell office:value-type="string" calcext:value-type="string">
            <text:p>-96.4914257</text:p>
          </table:table-cell>
          <table:table-cell table:formula="of:=&quot;Harbor.create(name: &quot;&quot;&quot;&amp;[.A801]&amp;&quot;&quot;&quot;, lat: &quot;&amp;[.D801]&amp;&quot;, lng: &quot;&amp;[.E801]&amp;&quot;, query: &quot;&quot;&quot;&amp;[.C801]&amp;&quot;&quot;&quot;)&quot;" office:value-type="string" office:string-value="Harbor.create(name: &quot;Puerto-Angel&quot;, lat: 15.6678137, lng: -96.4914257, query: &quot;PUERTO-ANGEL&quot;)" calcext:value-type="string">
            <text:p>Harbor.create(name: "Puerto-Angel", lat: 15.6678137, lng: -96.4914257, query: "PUERTO-ANGEL")</text:p>
          </table:table-cell>
        </table:table-row>
        <table:table-row table:style-name="ro1">
          <table:table-cell office:value-type="string" calcext:value-type="string">
            <text:p>Puerto-Armuelles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UERTO-ARMUELLES</text:p>
          </table:table-cell>
          <table:table-cell office:value-type="string" calcext:value-type="string">
            <text:p>8.3117647</text:p>
          </table:table-cell>
          <table:table-cell office:value-type="string" calcext:value-type="string">
            <text:p>-82.92864279999999</text:p>
          </table:table-cell>
          <table:table-cell table:formula="of:=&quot;Harbor.create(name: &quot;&quot;&quot;&amp;[.A802]&amp;&quot;&quot;&quot;, lat: &quot;&amp;[.D802]&amp;&quot;, lng: &quot;&amp;[.E802]&amp;&quot;, query: &quot;&quot;&quot;&amp;[.C802]&amp;&quot;&quot;&quot;)&quot;" office:value-type="string" office:string-value="Harbor.create(name: &quot;Puerto-Armuelles&quot;, lat: 8.3117647, lng: -82.92864279999999, query: &quot;PUERTO-ARMUELLES&quot;)" calcext:value-type="string">
            <text:p>Harbor.create(name: "Puerto-Armuelles", lat: 8.3117647, lng: -82.92864279999999, query: "PUERTO-ARMUELLES")</text:p>
          </table:table-cell>
        </table:table-row>
        <table:table-row table:style-name="ro1">
          <table:table-cell office:value-type="string" calcext:value-type="string">
            <text:p>Puerto-Cortes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PUERTO-CORTES</text:p>
          </table:table-cell>
          <table:table-cell office:value-type="string" calcext:value-type="string">
            <text:p>15.825072</text:p>
          </table:table-cell>
          <table:table-cell office:value-type="string" calcext:value-type="string">
            <text:p>-87.92857769999999</text:p>
          </table:table-cell>
          <table:table-cell table:formula="of:=&quot;Harbor.create(name: &quot;&quot;&quot;&amp;[.A803]&amp;&quot;&quot;&quot;, lat: &quot;&amp;[.D803]&amp;&quot;, lng: &quot;&amp;[.E803]&amp;&quot;, query: &quot;&quot;&quot;&amp;[.C803]&amp;&quot;&quot;&quot;)&quot;" office:value-type="string" office:string-value="Harbor.create(name: &quot;Puerto-Cortes&quot;, lat: 15.825072, lng: -87.92857769999999, query: &quot;PUERTO-CORTES&quot;)" calcext:value-type="string">
            <text:p>Harbor.create(name: "Puerto-Cortes", lat: 15.825072, lng: -87.92857769999999, query: "PUERTO-CORTES")</text:p>
          </table:table-cell>
        </table:table-row>
        <table:table-row table:style-name="ro1">
          <table:table-cell office:value-type="string" calcext:value-type="string">
            <text:p>Puerto-Penasc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PUNTA-PENASCO</text:p>
          </table:table-cell>
          <table:table-cell office:value-type="string" calcext:value-type="string">
            <text:p>31.3268218</text:p>
          </table:table-cell>
          <table:table-cell office:value-type="string" calcext:value-type="string">
            <text:p>-113.5311843</text:p>
          </table:table-cell>
          <table:table-cell table:formula="of:=&quot;Harbor.create(name: &quot;&quot;&quot;&amp;[.A804]&amp;&quot;&quot;&quot;, lat: &quot;&amp;[.D804]&amp;&quot;, lng: &quot;&amp;[.E804]&amp;&quot;, query: &quot;&quot;&quot;&amp;[.C804]&amp;&quot;&quot;&quot;)&quot;" office:value-type="string" office:string-value="Harbor.create(name: &quot;Puerto-Penasco&quot;, lat: 31.3268218, lng: -113.5311843, query: &quot;PUNTA-PENASCO&quot;)" calcext:value-type="string">
            <text:p>Harbor.create(name: "Puerto-Penasco", lat: 31.3268218, lng: -113.5311843, query: "PUNTA-PENASCO")</text:p>
          </table:table-cell>
        </table:table-row>
        <table:table-row table:style-name="ro1">
          <table:table-cell office:value-type="string" calcext:value-type="string">
            <text:p>Puerto-Vallarta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PUERTO-VALLARTA</text:p>
          </table:table-cell>
          <table:table-cell office:value-type="string" calcext:value-type="string">
            <text:p>20.653407</text:p>
          </table:table-cell>
          <table:table-cell office:value-type="string" calcext:value-type="string">
            <text:p>-105.2253316</text:p>
          </table:table-cell>
          <table:table-cell table:formula="of:=&quot;Harbor.create(name: &quot;&quot;&quot;&amp;[.A805]&amp;&quot;&quot;&quot;, lat: &quot;&amp;[.D805]&amp;&quot;, lng: &quot;&amp;[.E805]&amp;&quot;, query: &quot;&quot;&quot;&amp;[.C805]&amp;&quot;&quot;&quot;)&quot;" office:value-type="string" office:string-value="Harbor.create(name: &quot;Puerto-Vallarta&quot;, lat: 20.653407, lng: -105.2253316, query: &quot;PUERTO-VALLARTA&quot;)" calcext:value-type="string">
            <text:p>Harbor.create(name: "Puerto-Vallarta", lat: 20.653407, lng: -105.2253316, query: "PUERTO-VALLARTA")</text:p>
          </table:table-cell>
        </table:table-row>
        <table:table-row table:style-name="ro1" table:visibility="filter">
          <table:table-cell office:value-type="string" calcext:value-type="string">
            <text:p>Pulau Besin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PULAU_B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ta Arenas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PUNTA_ARENAS</text:p>
          </table:table-cell>
          <table:table-cell office:value-type="string" calcext:value-type="string">
            <text:p>-53.1638329</text:p>
          </table:table-cell>
          <table:table-cell office:value-type="string" calcext:value-type="string">
            <text:p>-70.9170683</text:p>
          </table:table-cell>
          <table:table-cell table:formula="of:=&quot;Harbor.create(name: &quot;&quot;&quot;&amp;[.A807]&amp;&quot;&quot;&quot;, lat: &quot;&amp;[.D807]&amp;&quot;, lng: &quot;&amp;[.E807]&amp;&quot;, query: &quot;&quot;&quot;&amp;[.C807]&amp;&quot;&quot;&quot;)&quot;" office:value-type="string" office:string-value="Harbor.create(name: &quot;Punta Arenas&quot;, lat: -53.1638329, lng: -70.9170683, query: &quot;PUNTA_ARENAS&quot;)" calcext:value-type="string">
            <text:p>Harbor.create(name: "Punta Arenas", lat: -53.1638329, lng: -70.9170683, query: "PUNTA_ARENAS")</text:p>
          </table:table-cell>
        </table:table-row>
        <table:table-row table:style-name="ro1">
          <table:table-cell office:value-type="string" calcext:value-type="string">
            <text:p>Punta Gord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PUNTA_GORDA</text:p>
          </table:table-cell>
          <table:table-cell office:value-type="string" calcext:value-type="string">
            <text:p>8.5706477</text:p>
          </table:table-cell>
          <table:table-cell office:value-type="string" calcext:value-type="string">
            <text:p>-70.1589762</text:p>
          </table:table-cell>
          <table:table-cell table:formula="of:=&quot;Harbor.create(name: &quot;&quot;&quot;&amp;[.A808]&amp;&quot;&quot;&quot;, lat: &quot;&amp;[.D808]&amp;&quot;, lng: &quot;&amp;[.E808]&amp;&quot;, query: &quot;&quot;&quot;&amp;[.C808]&amp;&quot;&quot;&quot;)&quot;" office:value-type="string" office:string-value="Harbor.create(name: &quot;Punta Gorda&quot;, lat: 8.5706477, lng: -70.1589762, query: &quot;PUNTA_GORDA&quot;)" calcext:value-type="string">
            <text:p>Harbor.create(name: "Punta Gorda", lat: 8.5706477, lng: -70.1589762, query: "PUNTA_GORDA")</text:p>
          </table:table-cell>
        </table:table-row>
        <table:table-row table:style-name="ro1">
          <table:table-cell office:value-type="string" calcext:value-type="string">
            <text:p>Punta Loyol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PUERTO_GALLEGOS</text:p>
          </table:table-cell>
          <table:table-cell office:value-type="string" calcext:value-type="string">
            <text:p>-51.61211580000001</text:p>
          </table:table-cell>
          <table:table-cell office:value-type="string" calcext:value-type="string">
            <text:p>-69.0016067</text:p>
          </table:table-cell>
          <table:table-cell table:formula="of:=&quot;Harbor.create(name: &quot;&quot;&quot;&amp;[.A809]&amp;&quot;&quot;&quot;, lat: &quot;&amp;[.D809]&amp;&quot;, lng: &quot;&amp;[.E809]&amp;&quot;, query: &quot;&quot;&quot;&amp;[.C809]&amp;&quot;&quot;&quot;)&quot;" office:value-type="string" office:string-value="Harbor.create(name: &quot;Punta Loyola&quot;, lat: -51.61211580000001, lng: -69.0016067, query: &quot;PUERTO_GALLEGOS&quot;)" calcext:value-type="string">
            <text:p>Harbor.create(name: "Punta Loyola", lat: -51.61211580000001, lng: -69.0016067, query: "PUERTO_GALLEGOS")</text:p>
          </table:table-cell>
        </table:table-row>
        <table:table-row table:style-name="ro1">
          <table:table-cell office:value-type="string" calcext:value-type="string">
            <text:p>Punta Quill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PUNTA_QUILLA</text:p>
          </table:table-cell>
          <table:table-cell office:value-type="string" calcext:value-type="string">
            <text:p>-50.1170051</text:p>
          </table:table-cell>
          <table:table-cell office:value-type="string" calcext:value-type="string">
            <text:p>-68.4112068</text:p>
          </table:table-cell>
          <table:table-cell table:formula="of:=&quot;Harbor.create(name: &quot;&quot;&quot;&amp;[.A810]&amp;&quot;&quot;&quot;, lat: &quot;&amp;[.D810]&amp;&quot;, lng: &quot;&amp;[.E810]&amp;&quot;, query: &quot;&quot;&quot;&amp;[.C810]&amp;&quot;&quot;&quot;)&quot;" office:value-type="string" office:string-value="Harbor.create(name: &quot;Punta Quilla&quot;, lat: -50.1170051, lng: -68.4112068, query: &quot;PUNTA_QUILLA&quot;)" calcext:value-type="string">
            <text:p>Harbor.create(name: "Punta Quilla", lat: -50.1170051, lng: -68.4112068, query: "PUNTA_QUILLA")</text:p>
          </table:table-cell>
        </table:table-row>
        <table:table-row table:style-name="ro1">
          <table:table-cell office:value-type="string" calcext:value-type="string">
            <text:p>Pusan (Busan)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PUSAN_HANG</text:p>
          </table:table-cell>
          <table:table-cell office:value-type="string" calcext:value-type="string">
            <text:p>35.1795543</text:p>
          </table:table-cell>
          <table:table-cell office:value-type="string" calcext:value-type="string">
            <text:p>129.0756416</text:p>
          </table:table-cell>
          <table:table-cell table:formula="of:=&quot;Harbor.create(name: &quot;&quot;&quot;&amp;[.A811]&amp;&quot;&quot;&quot;, lat: &quot;&amp;[.D811]&amp;&quot;, lng: &quot;&amp;[.E811]&amp;&quot;, query: &quot;&quot;&quot;&amp;[.C811]&amp;&quot;&quot;&quot;)&quot;" office:value-type="string" office:string-value="Harbor.create(name: &quot;Pusan (Busan)&quot;, lat: 35.1795543, lng: 129.0756416, query: &quot;PUSAN_HANG&quot;)" calcext:value-type="string">
            <text:p>Harbor.create(name: "Pusan (Busan)", lat: 35.1795543, lng: 129.0756416, query: "PUSAN_HANG")</text:p>
          </table:table-cell>
        </table:table-row>
        <table:table-row table:style-name="ro1" table:visibility="filter">
          <table:table-cell office:value-type="string" calcext:value-type="string">
            <text:p>Pussur River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PUSSUR_R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ingdao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QINGDAO</text:p>
          </table:table-cell>
          <table:table-cell office:value-type="string" calcext:value-type="string">
            <text:p>36.067108</text:p>
          </table:table-cell>
          <table:table-cell office:value-type="string" calcext:value-type="string">
            <text:p>120.382609</text:p>
          </table:table-cell>
          <table:table-cell table:formula="of:=&quot;Harbor.create(name: &quot;&quot;&quot;&amp;[.A813]&amp;&quot;&quot;&quot;, lat: &quot;&amp;[.D813]&amp;&quot;, lng: &quot;&amp;[.E813]&amp;&quot;, query: &quot;&quot;&quot;&amp;[.C813]&amp;&quot;&quot;&quot;)&quot;" office:value-type="string" office:string-value="Harbor.create(name: &quot;Qingdao&quot;, lat: 36.067108, lng: 120.382609, query: &quot;QINGDAO&quot;)" calcext:value-type="string">
            <text:p>Harbor.create(name: "Qingdao", lat: 36.067108, lng: 120.382609, query: "QINGDAO")</text:p>
          </table:table-cell>
        </table:table-row>
        <table:table-row table:style-name="ro1">
          <table:table-cell office:value-type="string" calcext:value-type="string">
            <text:p>Qinhuangdao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QINHUANGDAO</text:p>
          </table:table-cell>
          <table:table-cell office:value-type="string" calcext:value-type="string">
            <text:p>39.935385</text:p>
          </table:table-cell>
          <table:table-cell office:value-type="string" calcext:value-type="string">
            <text:p>119.600493</text:p>
          </table:table-cell>
          <table:table-cell table:formula="of:=&quot;Harbor.create(name: &quot;&quot;&quot;&amp;[.A814]&amp;&quot;&quot;&quot;, lat: &quot;&amp;[.D814]&amp;&quot;, lng: &quot;&amp;[.E814]&amp;&quot;, query: &quot;&quot;&quot;&amp;[.C814]&amp;&quot;&quot;&quot;)&quot;" office:value-type="string" office:string-value="Harbor.create(name: &quot;Qinhuangdao&quot;, lat: 39.935385, lng: 119.600493, query: &quot;QINHUANGDAO&quot;)" calcext:value-type="string">
            <text:p>Harbor.create(name: "Qinhuangdao", lat: 39.935385, lng: 119.600493, query: "QINHUANGDAO")</text:p>
          </table:table-cell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52.9399159</text:p>
          </table:table-cell>
          <table:table-cell office:value-type="string" calcext:value-type="string">
            <text:p>-73.5491361</text:p>
          </table:table-cell>
          <table:table-cell table:formula="of:=&quot;Harbor.create(name: &quot;&quot;&quot;&amp;[.A815]&amp;&quot;&quot;&quot;, lat: &quot;&amp;[.D815]&amp;&quot;, lng: &quot;&amp;[.E815]&amp;&quot;, query: &quot;&quot;&quot;&amp;[.C815]&amp;&quot;&quot;&quot;)&quot;" office:value-type="string" office:string-value="Harbor.create(name: &quot;Quebec&quot;, lat: 52.9399159, lng: -73.5491361, query: &quot;QUEBEC&quot;)" calcext:value-type="string">
            <text:p>Harbor.create(name: "Quebec", lat: 52.9399159, lng: -73.5491361, query: "QUEBEC")</text:p>
          </table:table-cell>
        </table:table-row>
        <table:table-row table:style-name="ro1">
          <table:table-cell office:value-type="string" calcext:value-type="string">
            <text:p>Quelimane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QUELIMANE</text:p>
          </table:table-cell>
          <table:table-cell office:value-type="string" calcext:value-type="string">
            <text:p>-17.8502636</text:p>
          </table:table-cell>
          <table:table-cell office:value-type="string" calcext:value-type="string">
            <text:p>36.9218584</text:p>
          </table:table-cell>
          <table:table-cell table:formula="of:=&quot;Harbor.create(name: &quot;&quot;&quot;&amp;[.A816]&amp;&quot;&quot;&quot;, lat: &quot;&amp;[.D816]&amp;&quot;, lng: &quot;&amp;[.E816]&amp;&quot;, query: &quot;&quot;&quot;&amp;[.C816]&amp;&quot;&quot;&quot;)&quot;" office:value-type="string" office:string-value="Harbor.create(name: &quot;Quelimane&quot;, lat: -17.8502636, lng: 36.9218584, query: &quot;QUELIMANE&quot;)" calcext:value-type="string">
            <text:p>Harbor.create(name: "Quelimane", lat: -17.8502636, lng: 36.9218584, query: "QUELIMANE")</text:p>
          </table:table-cell>
        </table:table-row>
        <table:table-row table:style-name="ro1">
          <table:table-cell office:value-type="string" calcext:value-type="string">
            <text:p>Quequen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QUEQUEN</text:p>
          </table:table-cell>
          <table:table-cell office:value-type="string" calcext:value-type="string">
            <text:p>-38.5554997</text:p>
          </table:table-cell>
          <table:table-cell office:value-type="string" calcext:value-type="string">
            <text:p>-58.71656659999999</text:p>
          </table:table-cell>
          <table:table-cell table:formula="of:=&quot;Harbor.create(name: &quot;&quot;&quot;&amp;[.A817]&amp;&quot;&quot;&quot;, lat: &quot;&amp;[.D817]&amp;&quot;, lng: &quot;&amp;[.E817]&amp;&quot;, query: &quot;&quot;&quot;&amp;[.C817]&amp;&quot;&quot;&quot;)&quot;" office:value-type="string" office:string-value="Harbor.create(name: &quot;Quequen&quot;, lat: -38.5554997, lng: -58.71656659999999, query: &quot;QUEQUEN&quot;)" calcext:value-type="string">
            <text:p>Harbor.create(name: "Quequen", lat: -38.5554997, lng: -58.71656659999999, query: "QUEQUEN")</text:p>
          </table:table-cell>
        </table:table-row>
        <table:table-row table:style-name="ro1">
          <table:table-cell office:value-type="string" calcext:value-type="string">
            <text:p>s Tannurah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RA_S_TANNURAH</text:p>
          </table:table-cell>
          <table:table-cell office:value-type="string" calcext:value-type="string">
            <text:p>26.773008</text:p>
          </table:table-cell>
          <table:table-cell office:value-type="string" calcext:value-type="string">
            <text:p>49.998236</text:p>
          </table:table-cell>
          <table:table-cell table:formula="of:=&quot;Harbor.create(name: &quot;&quot;&quot;&amp;[.A818]&amp;&quot;&quot;&quot;, lat: &quot;&amp;[.D818]&amp;&quot;, lng: &quot;&amp;[.E818]&amp;&quot;, query: &quot;&quot;&quot;&amp;[.C818]&amp;&quot;&quot;&quot;)&quot;" office:value-type="string" office:string-value="Harbor.create(name: &quot;s Tannurah&quot;, lat: 26.773008, lng: 49.998236, query: &quot;RA_S_TANNURAH&quot;)" calcext:value-type="string">
            <text:p>Harbor.create(name: "s Tannurah", lat: 26.773008, lng: 49.998236, query: "RA_S_TANNURAH")</text:p>
          </table:table-cell>
        </table:table-row>
        <table:table-row table:style-name="ro1">
          <table:table-cell office:value-type="string" calcext:value-type="string">
            <text:p>s al Khafji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RAS_AL_KHAFJI</text:p>
          </table:table-cell>
          <table:table-cell office:value-type="string" calcext:value-type="string">
            <text:p>28.4256618</text:p>
          </table:table-cell>
          <table:table-cell office:value-type="string" calcext:value-type="string">
            <text:p>48.4887224</text:p>
          </table:table-cell>
          <table:table-cell table:formula="of:=&quot;Harbor.create(name: &quot;&quot;&quot;&amp;[.A819]&amp;&quot;&quot;&quot;, lat: &quot;&amp;[.D819]&amp;&quot;, lng: &quot;&amp;[.E819]&amp;&quot;, query: &quot;&quot;&quot;&amp;[.C819]&amp;&quot;&quot;&quot;)&quot;" office:value-type="string" office:string-value="Harbor.create(name: &quot;s al Khafji&quot;, lat: 28.4256618, lng: 48.4887224, query: &quot;RAS_AL_KHAFJI&quot;)" calcext:value-type="string">
            <text:p>Harbor.create(name: "s al Khafji", lat: 28.4256618, lng: 48.4887224, query: "RAS_AL_KHAFJI")</text:p>
          </table:table-cell>
        </table:table-row>
        <table:table-row table:style-name="ro1" table:visibility="filter">
          <table:table-cell office:value-type="string" calcext:value-type="string">
            <text:p>ab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RA_S_AL_MISH_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bat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33.9715904</text:p>
          </table:table-cell>
          <table:table-cell office:value-type="string" calcext:value-type="string">
            <text:p>-6.8498129</text:p>
          </table:table-cell>
          <table:table-cell table:formula="of:=&quot;Harbor.create(name: &quot;&quot;&quot;&amp;[.A821]&amp;&quot;&quot;&quot;, lat: &quot;&amp;[.D821]&amp;&quot;, lng: &quot;&amp;[.E821]&amp;&quot;, query: &quot;&quot;&quot;&amp;[.C821]&amp;&quot;&quot;&quot;)&quot;" office:value-type="string" office:string-value="Harbor.create(name: &quot;Rabat&quot;, lat: 33.9715904, lng: -6.8498129, query: &quot;RABAT&quot;)" calcext:value-type="string">
            <text:p>Harbor.create(name: "Rabat", lat: 33.9715904, lng: -6.8498129, query: "RABAT")</text:p>
          </table:table-cell>
        </table:table-row>
        <table:table-row table:style-name="ro1">
          <table:table-cell office:value-type="string" calcext:value-type="string">
            <text:p>Rabaul</text:p>
          </table:table-cell>
          <table:table-cell office:value-type="string" calcext:value-type="string">
            <text:p>Papouasie-Nouvelle-Guinee</text:p>
          </table:table-cell>
          <table:table-cell office:value-type="string" calcext:value-type="string">
            <text:p>RABAUL</text:p>
          </table:table-cell>
          <table:table-cell office:value-type="string" calcext:value-type="string">
            <text:p>-4.1999648</text:p>
          </table:table-cell>
          <table:table-cell office:value-type="string" calcext:value-type="string">
            <text:p>152.1644612</text:p>
          </table:table-cell>
          <table:table-cell table:formula="of:=&quot;Harbor.create(name: &quot;&quot;&quot;&amp;[.A822]&amp;&quot;&quot;&quot;, lat: &quot;&amp;[.D822]&amp;&quot;, lng: &quot;&amp;[.E822]&amp;&quot;, query: &quot;&quot;&quot;&amp;[.C822]&amp;&quot;&quot;&quot;)&quot;" office:value-type="string" office:string-value="Harbor.create(name: &quot;Rabaul&quot;, lat: -4.1999648, lng: 152.1644612, query: &quot;RABAUL&quot;)" calcext:value-type="string">
            <text:p>Harbor.create(name: "Rabaul", lat: -4.1999648, lng: 152.1644612, query: "RABAUL")</text:p>
          </table:table-cell>
        </table:table-row>
        <table:table-row table:style-name="ro1" table:visibility="filter">
          <table:table-cell office:value-type="string" calcext:value-type="string">
            <text:p>Rairua (Rivavae)</text:p>
          </table:table-cell>
          <table:table-cell office:value-type="string" calcext:value-type="string">
            <text:p>France (Polynesie)</text:p>
          </table:table-cell>
          <table:table-cell office:value-type="string" calcext:value-type="string">
            <text:p>RAIR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oon River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RANGOON_RIVER</text:p>
          </table:table-cell>
          <table:table-cell office:value-type="string" calcext:value-type="string">
            <text:p>16.671216</text:p>
          </table:table-cell>
          <table:table-cell office:value-type="string" calcext:value-type="string">
            <text:p>96.23272419999999</text:p>
          </table:table-cell>
          <table:table-cell table:formula="of:=&quot;Harbor.create(name: &quot;&quot;&quot;&amp;[.A824]&amp;&quot;&quot;&quot;, lat: &quot;&amp;[.D824]&amp;&quot;, lng: &quot;&amp;[.E824]&amp;&quot;, query: &quot;&quot;&quot;&amp;[.C824]&amp;&quot;&quot;&quot;)&quot;" office:value-type="string" office:string-value="Harbor.create(name: &quot;Rangoon River&quot;, lat: 16.671216, lng: 96.23272419999999, query: &quot;RANGOON_RIVER&quot;)" calcext:value-type="string">
            <text:p>Harbor.create(name: "Rangoon River", lat: 16.671216, lng: 96.23272419999999, query: "RANGOON_RIVER")</text:p>
          </table:table-cell>
        </table:table-row>
        <table:table-row table:style-name="ro1" table:visibility="filter">
          <table:table-cell office:value-type="string" calcext:value-type="string">
            <text:p>Rapa</text:p>
          </table:table-cell>
          <table:table-cell office:value-type="string" calcext:value-type="string">
            <text:p>France (Polynesie)</text:p>
          </table:table-cell>
          <table:table-cell office:value-type="string" calcext:value-type="string">
            <text:p>RA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rotonga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RAROTONGA</text:p>
          </table:table-cell>
          <table:table-cell office:value-type="string" calcext:value-type="string">
            <text:p>-46.4551245</text:p>
          </table:table-cell>
          <table:table-cell office:value-type="string" calcext:value-type="string">
            <text:p>167.8457255</text:p>
          </table:table-cell>
          <table:table-cell table:formula="of:=&quot;Harbor.create(name: &quot;&quot;&quot;&amp;[.A826]&amp;&quot;&quot;&quot;, lat: &quot;&amp;[.D826]&amp;&quot;, lng: &quot;&amp;[.E826]&amp;&quot;, query: &quot;&quot;&quot;&amp;[.C826]&amp;&quot;&quot;&quot;)&quot;" office:value-type="string" office:string-value="Harbor.create(name: &quot;Rarotonga&quot;, lat: -46.4551245, lng: 167.8457255, query: &quot;RAROTONGA&quot;)" calcext:value-type="string">
            <text:p>Harbor.create(name: "Rarotonga", lat: -46.4551245, lng: 167.8457255, query: "RAROTONGA")</text:p>
          </table:table-cell>
        </table:table-row>
        <table:table-row table:style-name="ro1">
          <table:table-cell office:value-type="string" calcext:value-type="string">
            <text:p>Ras Gharib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RA_S_GHARIB</text:p>
          </table:table-cell>
          <table:table-cell office:value-type="string" calcext:value-type="string">
            <text:p>28.3514189</text:p>
          </table:table-cell>
          <table:table-cell office:value-type="string" calcext:value-type="string">
            <text:p>33.0797391</text:p>
          </table:table-cell>
          <table:table-cell table:formula="of:=&quot;Harbor.create(name: &quot;&quot;&quot;&amp;[.A827]&amp;&quot;&quot;&quot;, lat: &quot;&amp;[.D827]&amp;&quot;, lng: &quot;&amp;[.E827]&amp;&quot;, query: &quot;&quot;&quot;&amp;[.C827]&amp;&quot;&quot;&quot;)&quot;" office:value-type="string" office:string-value="Harbor.create(name: &quot;Ras Gharib&quot;, lat: 28.3514189, lng: 33.0797391, query: &quot;RA_S_GHARIB&quot;)" calcext:value-type="string">
            <text:p>Harbor.create(name: "Ras Gharib", lat: 28.3514189, lng: 33.0797391, query: "RA_S_GHARIB")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43.0362094</text:p>
          </table:table-cell>
          <table:table-cell office:value-type="string" calcext:value-type="string">
            <text:p>-71.1833857</text:p>
          </table:table-cell>
          <table:table-cell table:formula="of:=&quot;Harbor.create(name: &quot;&quot;&quot;&amp;[.A828]&amp;&quot;&quot;&quot;, lat: &quot;&amp;[.D828]&amp;&quot;, lng: &quot;&amp;[.E828]&amp;&quot;, query: &quot;&quot;&quot;&amp;[.C828]&amp;&quot;&quot;&quot;)&quot;" office:value-type="string" office:string-value="Harbor.create(name: &quot;Raymond&quot;, lat: 43.0362094, lng: -71.1833857, query: &quot;RAYMOND&quot;)" calcext:value-type="string">
            <text:p>Harbor.create(name: "Raymond", lat: 43.0362094, lng: -71.1833857, query: "RAYMOND")</text:p>
          </table:table-cell>
        </table:table-row>
        <table:table-row table:style-name="ro1">
          <table:table-cell office:value-type="string" calcext:value-type="string">
            <text:p>Recife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-8.0578381</text:p>
          </table:table-cell>
          <table:table-cell office:value-type="string" calcext:value-type="string">
            <text:p>-34.8828969</text:p>
          </table:table-cell>
          <table:table-cell table:formula="of:=&quot;Harbor.create(name: &quot;&quot;&quot;&amp;[.A829]&amp;&quot;&quot;&quot;, lat: &quot;&amp;[.D829]&amp;&quot;, lng: &quot;&amp;[.E829]&amp;&quot;, query: &quot;&quot;&quot;&amp;[.C829]&amp;&quot;&quot;&quot;)&quot;" office:value-type="string" office:string-value="Harbor.create(name: &quot;Recife&quot;, lat: -8.0578381, lng: -34.8828969, query: &quot;RECIFE&quot;)" calcext:value-type="string">
            <text:p>Harbor.create(name: "Recife", lat: -8.0578381, lng: -34.8828969, query: "RECIFE")</text:p>
          </table:table-cell>
        </table:table-row>
        <table:table-row table:style-name="ro1">
          <table:table-cell office:value-type="string" calcext:value-type="string">
            <text:p>Reedy Point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REEDY_POINT</text:p>
          </table:table-cell>
          <table:table-cell office:value-type="string" calcext:value-type="string">
            <text:p>38.5015009</text:p>
          </table:table-cell>
          <table:table-cell office:value-type="string" calcext:value-type="string">
            <text:p>-75.06295899999999</text:p>
          </table:table-cell>
          <table:table-cell table:formula="of:=&quot;Harbor.create(name: &quot;&quot;&quot;&amp;[.A830]&amp;&quot;&quot;&quot;, lat: &quot;&amp;[.D830]&amp;&quot;, lng: &quot;&amp;[.E830]&amp;&quot;, query: &quot;&quot;&quot;&amp;[.C830]&amp;&quot;&quot;&quot;)&quot;" office:value-type="string" office:string-value="Harbor.create(name: &quot;Reedy Point&quot;, lat: 38.5015009, lng: -75.06295899999999, query: &quot;REEDY_POINT&quot;)" calcext:value-type="string">
            <text:p>Harbor.create(name: "Reedy Point", lat: 38.5015009, lng: -75.06295899999999, query: "REEDY_POINT")</text:p>
          </table:table-cell>
        </table:table-row>
        <table:table-row table:style-name="ro1">
          <table:table-cell office:value-type="string" calcext:value-type="string">
            <text:p>Resolu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ESOLUTE</text:p>
          </table:table-cell>
          <table:table-cell office:value-type="string" calcext:value-type="string">
            <text:p>74.697299</text:p>
          </table:table-cell>
          <table:table-cell office:value-type="string" calcext:value-type="string">
            <text:p>-94.829729</text:p>
          </table:table-cell>
          <table:table-cell table:formula="of:=&quot;Harbor.create(name: &quot;&quot;&quot;&amp;[.A831]&amp;&quot;&quot;&quot;, lat: &quot;&amp;[.D831]&amp;&quot;, lng: &quot;&amp;[.E831]&amp;&quot;, query: &quot;&quot;&quot;&amp;[.C831]&amp;&quot;&quot;&quot;)&quot;" office:value-type="string" office:string-value="Harbor.create(name: &quot;Resolute&quot;, lat: 74.697299, lng: -94.829729, query: &quot;RESOLUTE&quot;)" calcext:value-type="string">
            <text:p>Harbor.create(name: "Resolute", lat: 74.697299, lng: -94.829729, query: "RESOLUTE")</text:p>
          </table:table-cell>
        </table:table-row>
        <table:table-row table:style-name="ro1">
          <table:table-cell office:value-type="string" calcext:value-type="string">
            <text:p>Reykjavik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64.12652059999999</text:p>
          </table:table-cell>
          <table:table-cell office:value-type="string" calcext:value-type="string">
            <text:p>-21.8174393</text:p>
          </table:table-cell>
          <table:table-cell table:formula="of:=&quot;Harbor.create(name: &quot;&quot;&quot;&amp;[.A832]&amp;&quot;&quot;&quot;, lat: &quot;&amp;[.D832]&amp;&quot;, lng: &quot;&amp;[.E832]&amp;&quot;, query: &quot;&quot;&quot;&amp;[.C832]&amp;&quot;&quot;&quot;)&quot;" office:value-type="string" office:string-value="Harbor.create(name: &quot;Reykjavik&quot;, lat: 64.12652059999999, lng: -21.8174393, query: &quot;REYKJAVIK&quot;)" calcext:value-type="string">
            <text:p>Harbor.create(name: "Reykjavik", lat: 64.12652059999999, lng: -21.8174393, query: "REYKJAVIK")</text:p>
          </table:table-cell>
        </table:table-row>
        <table:table-row table:style-name="ro1">
          <table:table-cell office:value-type="string" calcext:value-type="string">
            <text:p>Ria de Ferrol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L_FERROL</text:p>
          </table:table-cell>
          <table:table-cell office:value-type="string" calcext:value-type="string">
            <text:p>43.4687069</text:p>
          </table:table-cell>
          <table:table-cell office:value-type="string" calcext:value-type="string">
            <text:p>-8.220215399999999</text:p>
          </table:table-cell>
          <table:table-cell table:formula="of:=&quot;Harbor.create(name: &quot;&quot;&quot;&amp;[.A833]&amp;&quot;&quot;&quot;, lat: &quot;&amp;[.D833]&amp;&quot;, lng: &quot;&amp;[.E833]&amp;&quot;, query: &quot;&quot;&quot;&amp;[.C833]&amp;&quot;&quot;&quot;)&quot;" office:value-type="string" office:string-value="Harbor.create(name: &quot;Ria de Ferrol&quot;, lat: 43.4687069, lng: -8.220215399999999, query: &quot;EL_FERROL&quot;)" calcext:value-type="string">
            <text:p>Harbor.create(name: "Ria de Ferrol", lat: 43.4687069, lng: -8.220215399999999, query: "EL_FERROL")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44.299963</text:p>
          </table:table-cell>
          <table:table-cell office:value-type="string" calcext:value-type="string">
            <text:p>0.377302</text:p>
          </table:table-cell>
          <table:table-cell table:formula="of:=&quot;Harbor.create(name: &quot;&quot;&quot;&amp;[.A834]&amp;&quot;&quot;&quot;, lat: &quot;&amp;[.D834]&amp;&quot;, lng: &quot;&amp;[.E834]&amp;&quot;, query: &quot;&quot;&quot;&amp;[.C834]&amp;&quot;&quot;&quot;)&quot;" office:value-type="string" office:string-value="Harbor.create(name: &quot;Richard&quot;, lat: 44.299963, lng: 0.377302, query: &quot;RICHARD&quot;)" calcext:value-type="string">
            <text:p>Harbor.create(name: "Richard", lat: 44.299963, lng: 0.377302, query: "RICHARD")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37.5407246</text:p>
          </table:table-cell>
          <table:table-cell office:value-type="string" calcext:value-type="string">
            <text:p>-77.4360481</text:p>
          </table:table-cell>
          <table:table-cell table:formula="of:=&quot;Harbor.create(name: &quot;&quot;&quot;&amp;[.A835]&amp;&quot;&quot;&quot;, lat: &quot;&amp;[.D835]&amp;&quot;, lng: &quot;&amp;[.E835]&amp;&quot;, query: &quot;&quot;&quot;&amp;[.C835]&amp;&quot;&quot;&quot;)&quot;" office:value-type="string" office:string-value="Harbor.create(name: &quot;Richmond&quot;, lat: 37.5407246, lng: -77.4360481, query: &quot;RICHMOND&quot;)" calcext:value-type="string">
            <text:p>Harbor.create(name: "Richmond", lat: 37.5407246, lng: -77.4360481, query: "RICHMOND")</text:p>
          </table:table-cell>
        </table:table-row>
        <table:table-row table:style-name="ro1">
          <table:table-cell office:value-type="string" calcext:value-type="string">
            <text:p>Rijeka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45.3270631</text:p>
          </table:table-cell>
          <table:table-cell office:value-type="string" calcext:value-type="string">
            <text:p>14.442176</text:p>
          </table:table-cell>
          <table:table-cell table:formula="of:=&quot;Harbor.create(name: &quot;&quot;&quot;&amp;[.A836]&amp;&quot;&quot;&quot;, lat: &quot;&amp;[.D836]&amp;&quot;, lng: &quot;&amp;[.E836]&amp;&quot;, query: &quot;&quot;&quot;&amp;[.C836]&amp;&quot;&quot;&quot;)&quot;" office:value-type="string" office:string-value="Harbor.create(name: &quot;Rijeka&quot;, lat: 45.3270631, lng: 14.442176, query: &quot;RIJEKA&quot;)" calcext:value-type="string">
            <text:p>Harbor.create(name: "Rijeka", lat: 45.3270631, lng: 14.442176, query: "RIJEKA")</text:p>
          </table:table-cell>
        </table:table-row>
        <table:table-row table:style-name="ro1" table:visibility="filter">
          <table:table-cell office:value-type="string" calcext:value-type="string">
            <text:p>Rikitea</text:p>
          </table:table-cell>
          <table:table-cell office:value-type="string" calcext:value-type="string">
            <text:p>France (Polynesie)</text:p>
          </table:table-cell>
          <table:table-cell office:value-type="string" calcext:value-type="string">
            <text:p>RIKI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o Grande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PORTO_DO_RIO_GRANDE</text:p>
          </table:table-cell>
          <table:table-cell office:value-type="string" calcext:value-type="string">
            <text:p>-32.0353776</text:p>
          </table:table-cell>
          <table:table-cell office:value-type="string" calcext:value-type="string">
            <text:p>-52.1075802</text:p>
          </table:table-cell>
          <table:table-cell table:formula="of:=&quot;Harbor.create(name: &quot;&quot;&quot;&amp;[.A838]&amp;&quot;&quot;&quot;, lat: &quot;&amp;[.D838]&amp;&quot;, lng: &quot;&amp;[.E838]&amp;&quot;, query: &quot;&quot;&quot;&amp;[.C838]&amp;&quot;&quot;&quot;)&quot;" office:value-type="string" office:string-value="Harbor.create(name: &quot;Rio Grande&quot;, lat: -32.0353776, lng: -52.1075802, query: &quot;PORTO_DO_RIO_GRANDE&quot;)" calcext:value-type="string">
            <text:p>Harbor.create(name: "Rio Grande", lat: -32.0353776, lng: -52.1075802, query: "PORTO_DO_RIO_GRANDE")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RIO_NEGRO</text:p>
          </table:table-cell>
          <table:table-cell office:value-type="string" calcext:value-type="string">
            <text:p>-40.8261434</text:p>
          </table:table-cell>
          <table:table-cell office:value-type="string" calcext:value-type="string">
            <text:p>-63.0266339</text:p>
          </table:table-cell>
          <table:table-cell table:formula="of:=&quot;Harbor.create(name: &quot;&quot;&quot;&amp;[.A839]&amp;&quot;&quot;&quot;, lat: &quot;&amp;[.D839]&amp;&quot;, lng: &quot;&amp;[.E839]&amp;&quot;, query: &quot;&quot;&quot;&amp;[.C839]&amp;&quot;&quot;&quot;)&quot;" office:value-type="string" office:string-value="Harbor.create(name: &quot;Rio Negro&quot;, lat: -40.8261434, lng: -63.0266339, query: &quot;RIO_NEGRO&quot;)" calcext:value-type="string">
            <text:p>Harbor.create(name: "Rio Negro", lat: -40.8261434, lng: -63.0266339, query: "RIO_NEGRO")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RIO_DE_JANEIRO</text:p>
          </table:table-cell>
          <table:table-cell office:value-type="string" calcext:value-type="string">
            <text:p>-22.9068467</text:p>
          </table:table-cell>
          <table:table-cell office:value-type="string" calcext:value-type="string">
            <text:p>-43.1728965</text:p>
          </table:table-cell>
          <table:table-cell table:formula="of:=&quot;Harbor.create(name: &quot;&quot;&quot;&amp;[.A840]&amp;&quot;&quot;&quot;, lat: &quot;&amp;[.D840]&amp;&quot;, lng: &quot;&amp;[.E840]&amp;&quot;, query: &quot;&quot;&quot;&amp;[.C840]&amp;&quot;&quot;&quot;)&quot;" office:value-type="string" office:string-value="Harbor.create(name: &quot;Rio de Janeiro&quot;, lat: -22.9068467, lng: -43.1728965, query: &quot;RIO_DE_JANEIRO&quot;)" calcext:value-type="string">
            <text:p>Harbor.create(name: "Rio de Janeiro", lat: -22.9068467, lng: -43.1728965, query: "RIO_DE_JANEIRO")</text:p>
          </table:table-cell>
        </table:table-row>
        <table:table-row table:style-name="ro1" table:visibility="filter">
          <table:table-cell office:value-type="string" calcext:value-type="string">
            <text:p>River Tees Entrance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RIVER_TEES_ENTRANC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chers Noirs (Tubuai)</text:p>
          </table:table-cell>
          <table:table-cell office:value-type="string" calcext:value-type="string">
            <text:p>France (Polynesie)</text:p>
          </table:table-cell>
          <table:table-cell office:value-type="string" calcext:value-type="string">
            <text:p>ROCHERS_NOI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rvik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RORVIK</text:p>
          </table:table-cell>
          <table:table-cell office:value-type="string" calcext:value-type="string">
            <text:p>64.8620756</text:p>
          </table:table-cell>
          <table:table-cell office:value-type="string" calcext:value-type="string">
            <text:p>11.2373375</text:p>
          </table:table-cell>
          <table:table-cell table:formula="of:=&quot;Harbor.create(name: &quot;&quot;&quot;&amp;[.A843]&amp;&quot;&quot;&quot;, lat: &quot;&amp;[.D843]&amp;&quot;, lng: &quot;&amp;[.E843]&amp;&quot;, query: &quot;&quot;&quot;&amp;[.C843]&amp;&quot;&quot;&quot;)&quot;" office:value-type="string" office:string-value="Harbor.create(name: &quot;Rorvik&quot;, lat: 64.8620756, lng: 11.2373375, query: &quot;RORVIK&quot;)" calcext:value-type="string">
            <text:p>Harbor.create(name: "Rorvik", lat: 64.8620756, lng: 11.2373375, query: "RORVIK")</text:p>
          </table:table-cell>
        </table:table-row>
        <table:table-row table:style-name="ro1">
          <table:table-cell office:value-type="string" calcext:value-type="string">
            <text:p>Rosales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-34.1719026</text:p>
          </table:table-cell>
          <table:table-cell office:value-type="string" calcext:value-type="string">
            <text:p>-63.15409339999999</text:p>
          </table:table-cell>
          <table:table-cell table:formula="of:=&quot;Harbor.create(name: &quot;&quot;&quot;&amp;[.A844]&amp;&quot;&quot;&quot;, lat: &quot;&amp;[.D844]&amp;&quot;, lng: &quot;&amp;[.E844]&amp;&quot;, query: &quot;&quot;&quot;&amp;[.C844]&amp;&quot;&quot;&quot;)&quot;" office:value-type="string" office:string-value="Harbor.create(name: &quot;Rosales&quot;, lat: -34.1719026, lng: -63.15409339999999, query: &quot;ROSALES&quot;)" calcext:value-type="string">
            <text:p>Harbor.create(name: "Rosales", lat: -34.1719026, lng: -63.15409339999999, query: "ROSALES")</text:p>
          </table:table-cell>
        </table:table-row>
        <table:table-row table:style-name="ro1">
          <table:table-cell office:value-type="string" calcext:value-type="string">
            <text:p>Roscof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OSCOFF</text:p>
          </table:table-cell>
          <table:table-cell office:value-type="string" calcext:value-type="string">
            <text:p>48.726199</text:p>
          </table:table-cell>
          <table:table-cell office:value-type="string" calcext:value-type="string">
            <text:p>-3.985325</text:p>
          </table:table-cell>
          <table:table-cell table:formula="of:=&quot;Harbor.create(name: &quot;&quot;&quot;&amp;[.A845]&amp;&quot;&quot;&quot;, lat: &quot;&amp;[.D845]&amp;&quot;, lng: &quot;&amp;[.E845]&amp;&quot;, query: &quot;&quot;&quot;&amp;[.C845]&amp;&quot;&quot;&quot;)&quot;" office:value-type="string" office:string-value="Harbor.create(name: &quot;Roscoff&quot;, lat: 48.726199, lng: -3.985325, query: &quot;ROSCOFF&quot;)" calcext:value-type="string">
            <text:p>Harbor.create(name: "Roscoff", lat: 48.726199, lng: -3.985325, query: "ROSCOFF")</text:p>
          </table:table-cell>
        </table:table-row>
        <table:table-row table:style-name="ro1">
          <table:table-cell office:value-type="string" calcext:value-type="string">
            <text:p>Rosyth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ROSYTH</text:p>
          </table:table-cell>
          <table:table-cell office:value-type="string" calcext:value-type="string">
            <text:p>56.03646999999999</text:p>
          </table:table-cell>
          <table:table-cell office:value-type="string" calcext:value-type="string">
            <text:p>-3.423064</text:p>
          </table:table-cell>
          <table:table-cell table:formula="of:=&quot;Harbor.create(name: &quot;&quot;&quot;&amp;[.A846]&amp;&quot;&quot;&quot;, lat: &quot;&amp;[.D846]&amp;&quot;, lng: &quot;&amp;[.E846]&amp;&quot;, query: &quot;&quot;&quot;&amp;[.C846]&amp;&quot;&quot;&quot;)&quot;" office:value-type="string" office:string-value="Harbor.create(name: &quot;Rosyth&quot;, lat: 56.03646999999999, lng: -3.423064, query: &quot;ROSYTH&quot;)" calcext:value-type="string">
            <text:p>Harbor.create(name: "Rosyth", lat: 56.03646999999999, lng: -3.423064, query: "ROSYTH")</text:p>
          </table:table-cell>
        </table:table-row>
        <table:table-row table:style-name="ro1">
          <table:table-cell office:value-type="string" calcext:value-type="string">
            <text:p>Rot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36.6236874</text:p>
          </table:table-cell>
          <table:table-cell office:value-type="string" calcext:value-type="string">
            <text:p>-6.3601441</text:p>
          </table:table-cell>
          <table:table-cell table:formula="of:=&quot;Harbor.create(name: &quot;&quot;&quot;&amp;[.A847]&amp;&quot;&quot;&quot;, lat: &quot;&amp;[.D847]&amp;&quot;, lng: &quot;&amp;[.E847]&amp;&quot;, query: &quot;&quot;&quot;&amp;[.C847]&amp;&quot;&quot;&quot;)&quot;" office:value-type="string" office:string-value="Harbor.create(name: &quot;Rota&quot;, lat: 36.6236874, lng: -6.3601441, query: &quot;ROTA&quot;)" calcext:value-type="string">
            <text:p>Harbor.create(name: "Rota", lat: 36.6236874, lng: -6.3601441, query: "ROTA")</text:p>
          </table:table-cell>
        </table:table-row>
        <table:table-row table:style-name="ro1">
          <table:table-cell office:value-type="string" calcext:value-type="string">
            <text:p>Roy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OYAN</text:p>
          </table:table-cell>
          <table:table-cell office:value-type="string" calcext:value-type="string">
            <text:p>45.623027</text:p>
          </table:table-cell>
          <table:table-cell office:value-type="string" calcext:value-type="string">
            <text:p>-1.043182</text:p>
          </table:table-cell>
          <table:table-cell table:formula="of:=&quot;Harbor.create(name: &quot;&quot;&quot;&amp;[.A848]&amp;&quot;&quot;&quot;, lat: &quot;&amp;[.D848]&amp;&quot;, lng: &quot;&amp;[.E848]&amp;&quot;, query: &quot;&quot;&quot;&amp;[.C848]&amp;&quot;&quot;&quot;)&quot;" office:value-type="string" office:string-value="Harbor.create(name: &quot;Royan&quot;, lat: 45.623027, lng: -1.043182, query: &quot;ROYAN&quot;)" calcext:value-type="string">
            <text:p>Harbor.create(name: "Royan", lat: 45.623027, lng: -1.043182, query: "ROYAN")</text:p>
          </table:table-cell>
        </table:table-row>
        <table:table-row table:style-name="ro1">
          <table:table-cell office:value-type="string" calcext:value-type="string">
            <text:p>Rustic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USTICO</text:p>
          </table:table-cell>
          <table:table-cell office:value-type="string" calcext:value-type="string">
            <text:p>46.4166669</text:p>
          </table:table-cell>
          <table:table-cell office:value-type="string" calcext:value-type="string">
            <text:p>-63.3</text:p>
          </table:table-cell>
          <table:table-cell table:formula="of:=&quot;Harbor.create(name: &quot;&quot;&quot;&amp;[.A849]&amp;&quot;&quot;&quot;, lat: &quot;&amp;[.D849]&amp;&quot;, lng: &quot;&amp;[.E849]&amp;&quot;, query: &quot;&quot;&quot;&amp;[.C849]&amp;&quot;&quot;&quot;)&quot;" office:value-type="string" office:string-value="Harbor.create(name: &quot;Rustico&quot;, lat: 46.4166669, lng: -63.3, query: &quot;RUSTICO&quot;)" calcext:value-type="string">
            <text:p>Harbor.create(name: "Rustico", lat: 46.4166669, lng: -63.3, query: "RUSTICO")</text:p>
          </table:table-cell>
        </table:table-row>
        <table:table-row table:style-name="ro1">
          <table:table-cell office:value-type="string" calcext:value-type="string">
            <text:p>Safi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SAFI</text:p>
          </table:table-cell>
          <table:table-cell office:value-type="string" calcext:value-type="string">
            <text:p>32.3008151</text:p>
          </table:table-cell>
          <table:table-cell office:value-type="string" calcext:value-type="string">
            <text:p>-9.2272033</text:p>
          </table:table-cell>
          <table:table-cell table:formula="of:=&quot;Harbor.create(name: &quot;&quot;&quot;&amp;[.A850]&amp;&quot;&quot;&quot;, lat: &quot;&amp;[.D850]&amp;&quot;, lng: &quot;&amp;[.E850]&amp;&quot;, query: &quot;&quot;&quot;&amp;[.C850]&amp;&quot;&quot;&quot;)&quot;" office:value-type="string" office:string-value="Harbor.create(name: &quot;Safi&quot;, lat: 32.3008151, lng: -9.2272033, query: &quot;SAFI&quot;)" calcext:value-type="string">
            <text:p>Harbor.create(name: "Safi", lat: 32.3008151, lng: -9.2272033, query: "SAFI")</text:p>
          </table:table-cell>
        </table:table-row>
        <table:table-row table:style-name="ro1">
          <table:table-cell office:value-type="string" calcext:value-type="string">
            <text:p>Sagar Island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SAGAR_ISLAND</text:p>
          </table:table-cell>
          <table:table-cell office:value-type="string" calcext:value-type="string">
            <text:p>21.7268896</text:p>
          </table:table-cell>
          <table:table-cell office:value-type="string" calcext:value-type="string">
            <text:p>88.1096118</text:p>
          </table:table-cell>
          <table:table-cell table:formula="of:=&quot;Harbor.create(name: &quot;&quot;&quot;&amp;[.A851]&amp;&quot;&quot;&quot;, lat: &quot;&amp;[.D851]&amp;&quot;, lng: &quot;&amp;[.E851]&amp;&quot;, query: &quot;&quot;&quot;&amp;[.C851]&amp;&quot;&quot;&quot;)&quot;" office:value-type="string" office:string-value="Harbor.create(name: &quot;Sagar Island&quot;, lat: 21.7268896, lng: 88.1096118, query: &quot;SAGAR_ISLAND&quot;)" calcext:value-type="string">
            <text:p>Harbor.create(name: "Sagar Island", lat: 21.7268896, lng: 88.1096118, query: "SAGAR_ISLAND")</text:p>
          </table:table-cell>
        </table:table-row>
        <table:table-row table:style-name="ro1">
          <table:table-cell office:value-type="string" calcext:value-type="string">
            <text:p>Saint Georges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SAINT_GEORGES_HARBOUR</text:p>
          </table:table-cell>
          <table:table-cell office:value-type="string" calcext:value-type="string">
            <text:p>12.0560975</text:p>
          </table:table-cell>
          <table:table-cell office:value-type="string" calcext:value-type="string">
            <text:p>-61.7487996</text:p>
          </table:table-cell>
          <table:table-cell table:formula="of:=&quot;Harbor.create(name: &quot;&quot;&quot;&amp;[.A852]&amp;&quot;&quot;&quot;, lat: &quot;&amp;[.D852]&amp;&quot;, lng: &quot;&amp;[.E852]&amp;&quot;, query: &quot;&quot;&quot;&amp;[.C852]&amp;&quot;&quot;&quot;)&quot;" office:value-type="string" office:string-value="Harbor.create(name: &quot;Saint Georges&quot;, lat: 12.0560975, lng: -61.7487996, query: &quot;SAINT_GEORGES_HARBOUR&quot;)" calcext:value-type="string">
            <text:p>Harbor.create(name: "Saint Georges", lat: 12.0560975, lng: -61.7487996, query: "SAINT_GEORGES_HARBOUR")</text:p>
          </table:table-cell>
        </table:table-row>
        <table:table-row table:style-name="ro1">
          <table:table-cell office:value-type="string" calcext:value-type="string">
            <text:p>Saint Heli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SAINT_HELIER</text:p>
          </table:table-cell>
          <table:table-cell office:value-type="string" calcext:value-type="string">
            <text:p>49.1805019</text:p>
          </table:table-cell>
          <table:table-cell office:value-type="string" calcext:value-type="string">
            <text:p>-2.103233</text:p>
          </table:table-cell>
          <table:table-cell table:formula="of:=&quot;Harbor.create(name: &quot;&quot;&quot;&amp;[.A853]&amp;&quot;&quot;&quot;, lat: &quot;&amp;[.D853]&amp;&quot;, lng: &quot;&amp;[.E853]&amp;&quot;, query: &quot;&quot;&quot;&amp;[.C853]&amp;&quot;&quot;&quot;)&quot;" office:value-type="string" office:string-value="Harbor.create(name: &quot;Saint Helier&quot;, lat: 49.1805019, lng: -2.103233, query: &quot;SAINT_HELIER&quot;)" calcext:value-type="string">
            <text:p>Harbor.create(name: "Saint Helier", lat: 49.1805019, lng: -2.103233, query: "SAINT_HELIER")</text:p>
          </table:table-cell>
        </table:table-row>
        <table:table-row table:style-name="ro1">
          <table:table-cell office:value-type="string" calcext:value-type="string">
            <text:p>Saint Joh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INT_JOHN</text:p>
          </table:table-cell>
          <table:table-cell office:value-type="string" calcext:value-type="string">
            <text:p>45.2733153</text:p>
          </table:table-cell>
          <table:table-cell office:value-type="string" calcext:value-type="string">
            <text:p>-66.0633081</text:p>
          </table:table-cell>
          <table:table-cell table:formula="of:=&quot;Harbor.create(name: &quot;&quot;&quot;&amp;[.A854]&amp;&quot;&quot;&quot;, lat: &quot;&amp;[.D854]&amp;&quot;, lng: &quot;&amp;[.E854]&amp;&quot;, query: &quot;&quot;&quot;&amp;[.C854]&amp;&quot;&quot;&quot;)&quot;" office:value-type="string" office:string-value="Harbor.create(name: &quot;Saint John&quot;, lat: 45.2733153, lng: -66.0633081, query: &quot;SAINT_JOHN&quot;)" calcext:value-type="string">
            <text:p>Harbor.create(name: "Saint John", lat: 45.2733153, lng: -66.0633081, query: "SAINT_JOHN")</text:p>
          </table:table-cell>
        </table:table-row>
        <table:table-row table:style-name="ro1">
          <table:table-cell office:value-type="string" calcext:value-type="string">
            <text:p>Saint Marks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SAINT_MARKS_RIVER</text:p>
          </table:table-cell>
          <table:table-cell office:value-type="string" calcext:value-type="string">
            <text:p>30.1610379</text:p>
          </table:table-cell>
          <table:table-cell office:value-type="string" calcext:value-type="string">
            <text:p>-84.2062825</text:p>
          </table:table-cell>
          <table:table-cell table:formula="of:=&quot;Harbor.create(name: &quot;&quot;&quot;&amp;[.A855]&amp;&quot;&quot;&quot;, lat: &quot;&amp;[.D855]&amp;&quot;, lng: &quot;&amp;[.E855]&amp;&quot;, query: &quot;&quot;&quot;&amp;[.C855]&amp;&quot;&quot;&quot;)&quot;" office:value-type="string" office:string-value="Harbor.create(name: &quot;Saint Marks&quot;, lat: 30.1610379, lng: -84.2062825, query: &quot;SAINT_MARKS_RIVER&quot;)" calcext:value-type="string">
            <text:p>Harbor.create(name: "Saint Marks", lat: 30.1610379, lng: -84.2062825, query: "SAINT_MARKS_RIVER")</text:p>
          </table:table-cell>
        </table:table-row>
        <table:table-row table:style-name="ro1">
          <table:table-cell office:value-type="string" calcext:value-type="string">
            <text:p>Saint Martin Marigot</text:p>
          </table:table-cell>
          <table:table-cell office:value-type="string" calcext:value-type="string">
            <text:p>France (Antilles)</text:p>
          </table:table-cell>
          <table:table-cell office:value-type="string" calcext:value-type="string">
            <text:p>SAINT-MARTIN_MARIGOT</text:p>
          </table:table-cell>
          <table:table-cell office:value-type="string" calcext:value-type="string">
            <text:p>18.08255</text:p>
          </table:table-cell>
          <table:table-cell office:value-type="string" calcext:value-type="string">
            <text:p>-63.05225100000001</text:p>
          </table:table-cell>
          <table:table-cell table:formula="of:=&quot;Harbor.create(name: &quot;&quot;&quot;&amp;[.A856]&amp;&quot;&quot;&quot;, lat: &quot;&amp;[.D856]&amp;&quot;, lng: &quot;&amp;[.E856]&amp;&quot;, query: &quot;&quot;&quot;&amp;[.C856]&amp;&quot;&quot;&quot;)&quot;" office:value-type="string" office:string-value="Harbor.create(name: &quot;Saint Martin Marigot&quot;, lat: 18.08255, lng: -63.05225100000001, query: &quot;SAINT-MARTIN_MARIGOT&quot;)" calcext:value-type="string">
            <text:p>Harbor.create(name: "Saint Martin Marigot", lat: 18.08255, lng: -63.05225100000001, query: "SAINT-MARTIN_MARIGOT")</text:p>
          </table:table-cell>
        </table:table-row>
        <table:table-row table:style-name="ro1">
          <table:table-cell office:value-type="string" calcext:value-type="string">
            <text:p>Saint Petersburg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SAINT_PETERSBURG</text:p>
          </table:table-cell>
          <table:table-cell office:value-type="string" calcext:value-type="string">
            <text:p>27.7518284</text:p>
          </table:table-cell>
          <table:table-cell office:value-type="string" calcext:value-type="string">
            <text:p>-82.6267345</text:p>
          </table:table-cell>
          <table:table-cell table:formula="of:=&quot;Harbor.create(name: &quot;&quot;&quot;&amp;[.A857]&amp;&quot;&quot;&quot;, lat: &quot;&amp;[.D857]&amp;&quot;, lng: &quot;&amp;[.E857]&amp;&quot;, query: &quot;&quot;&quot;&amp;[.C857]&amp;&quot;&quot;&quot;)&quot;" office:value-type="string" office:string-value="Harbor.create(name: &quot;Saint Petersburg&quot;, lat: 27.7518284, lng: -82.6267345, query: &quot;SAINT_PETERSBURG&quot;)" calcext:value-type="string">
            <text:p>Harbor.create(name: "Saint Petersburg", lat: 27.7518284, lng: -82.6267345, query: "SAINT_PETERSBURG")</text:p>
          </table:table-cell>
        </table:table-row>
        <table:table-row table:style-name="ro1" table:visibility="filter">
          <table:table-cell office:value-type="string" calcext:value-type="string">
            <text:p>Saint Thomas</text:p>
          </table:table-cell>
          <table:table-cell office:value-type="string" calcext:value-type="string">
            <text:p>Etats-Unis (Iles Vierges)</text:p>
          </table:table-cell>
          <table:table-cell office:value-type="string" calcext:value-type="string">
            <text:p>SAINT_THOM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Cas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INT-CAST</text:p>
          </table:table-cell>
          <table:table-cell office:value-type="string" calcext:value-type="string">
            <text:p>48.632091</text:p>
          </table:table-cell>
          <table:table-cell office:value-type="string" calcext:value-type="string">
            <text:p>-2.259804</text:p>
          </table:table-cell>
          <table:table-cell table:formula="of:=&quot;Harbor.create(name: &quot;&quot;&quot;&amp;[.A859]&amp;&quot;&quot;&quot;, lat: &quot;&amp;[.D859]&amp;&quot;, lng: &quot;&amp;[.E859]&amp;&quot;, query: &quot;&quot;&quot;&amp;[.C859]&amp;&quot;&quot;&quot;)&quot;" office:value-type="string" office:string-value="Harbor.create(name: &quot;Saint-Cast&quot;, lat: 48.632091, lng: -2.259804, query: &quot;SAINT-CAST&quot;)" calcext:value-type="string">
            <text:p>Harbor.create(name: "Saint-Cast", lat: 48.632091, lng: -2.259804, query: "SAINT-CAST")</text:p>
          </table:table-cell>
        </table:table-row>
        <table:table-row table:style-name="ro1">
          <table:table-cell office:value-type="string" calcext:value-type="string">
            <text:p>Oler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INT-DENIS_D_OLERON</text:p>
          </table:table-cell>
          <table:table-cell office:value-type="string" calcext:value-type="string">
            <text:p>45.953973</text:p>
          </table:table-cell>
          <table:table-cell office:value-type="string" calcext:value-type="string">
            <text:p>-1.2733651</text:p>
          </table:table-cell>
          <table:table-cell table:formula="of:=&quot;Harbor.create(name: &quot;&quot;&quot;&amp;[.A860]&amp;&quot;&quot;&quot;, lat: &quot;&amp;[.D860]&amp;&quot;, lng: &quot;&amp;[.E860]&amp;&quot;, query: &quot;&quot;&quot;&amp;[.C860]&amp;&quot;&quot;&quot;)&quot;" office:value-type="string" office:string-value="Harbor.create(name: &quot;Oleron&quot;, lat: 45.953973, lng: -1.2733651, query: &quot;SAINT-DENIS_D_OLERON&quot;)" calcext:value-type="string">
            <text:p>Harbor.create(name: "Oleron", lat: 45.953973, lng: -1.2733651, query: "SAINT-DENIS_D_OLERON")</text:p>
          </table:table-cell>
        </table:table-row>
        <table:table-row table:style-name="ro1">
          <table:table-cell office:value-type="string" calcext:value-type="string">
            <text:p>Saint-Germain-sur-A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INT-GERMAIN-SUR-AY</text:p>
          </table:table-cell>
          <table:table-cell office:value-type="string" calcext:value-type="string">
            <text:p>49.235447</text:p>
          </table:table-cell>
          <table:table-cell office:value-type="string" calcext:value-type="string">
            <text:p>-1.593386</text:p>
          </table:table-cell>
          <table:table-cell table:formula="of:=&quot;Harbor.create(name: &quot;&quot;&quot;&amp;[.A861]&amp;&quot;&quot;&quot;, lat: &quot;&amp;[.D861]&amp;&quot;, lng: &quot;&amp;[.E861]&amp;&quot;, query: &quot;&quot;&quot;&amp;[.C861]&amp;&quot;&quot;&quot;)&quot;" office:value-type="string" office:string-value="Harbor.create(name: &quot;Saint-Germain-sur-Ay&quot;, lat: 49.235447, lng: -1.593386, query: &quot;SAINT-GERMAIN-SUR-AY&quot;)" calcext:value-type="string">
            <text:p>Harbor.create(name: "Saint-Germain-sur-Ay", lat: 49.235447, lng: -1.593386, query: "SAINT-GERMAIN-SUR-AY")</text:p>
          </table:table-cell>
        </table:table-row>
        <table:table-row table:style-name="ro1">
          <table:table-cell office:value-type="string" calcext:value-type="string">
            <text:p>Saint-Gilles-Croix-de-V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INT-GILLES-CROIX-DE-VIE</text:p>
          </table:table-cell>
          <table:table-cell office:value-type="string" calcext:value-type="string">
            <text:p>46.69777699999999</text:p>
          </table:table-cell>
          <table:table-cell office:value-type="string" calcext:value-type="string">
            <text:p>-1.944529</text:p>
          </table:table-cell>
          <table:table-cell table:formula="of:=&quot;Harbor.create(name: &quot;&quot;&quot;&amp;[.A862]&amp;&quot;&quot;&quot;, lat: &quot;&amp;[.D862]&amp;&quot;, lng: &quot;&amp;[.E862]&amp;&quot;, query: &quot;&quot;&quot;&amp;[.C862]&amp;&quot;&quot;&quot;)&quot;" office:value-type="string" office:string-value="Harbor.create(name: &quot;Saint-Gilles-Croix-de-Vie&quot;, lat: 46.69777699999999, lng: -1.944529, query: &quot;SAINT-GILLES-CROIX-DE-VIE&quot;)" calcext:value-type="string">
            <text:p>Harbor.create(name: "Saint-Gilles-Croix-de-Vie", lat: 46.69777699999999, lng: -1.944529, query: "SAINT-GILLES-CROIX-DE-VIE")</text:p>
          </table:table-cell>
        </table:table-row>
        <table:table-row table:style-name="ro1" table:visibility="filter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SAINT-GUENOLE</text:p>
          </table:table-cell>
          <table:table-cell office:value-type="string" calcext:value-type="string">
            <text:p>46.227638</text:p>
          </table:table-cell>
          <table:table-cell office:value-type="string" calcext:value-type="string">
            <text:p>2.213749</text:p>
          </table:table-cell>
          <table:table-cell/>
        </table:table-row>
        <table:table-row table:style-name="ro1">
          <table:table-cell office:value-type="string" calcext:value-type="string">
            <text:p>Saint-Jean-de-Luz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COA</text:p>
          </table:table-cell>
          <table:table-cell office:value-type="string" calcext:value-type="string">
            <text:p>43.388051</text:p>
          </table:table-cell>
          <table:table-cell office:value-type="string" calcext:value-type="string">
            <text:p>-1.663055</text:p>
          </table:table-cell>
          <table:table-cell table:formula="of:=&quot;Harbor.create(name: &quot;&quot;&quot;&amp;[.A864]&amp;&quot;&quot;&quot;, lat: &quot;&amp;[.D864]&amp;&quot;, lng: &quot;&amp;[.E864]&amp;&quot;, query: &quot;&quot;&quot;&amp;[.C864]&amp;&quot;&quot;&quot;)&quot;" office:value-type="string" office:string-value="Harbor.create(name: &quot;Saint-Jean-de-Luz&quot;, lat: 43.388051, lng: -1.663055, query: &quot;SOCOA&quot;)" calcext:value-type="string">
            <text:p>Harbor.create(name: "Saint-Jean-de-Luz", lat: 43.388051, lng: -1.663055, query: "SOCOA"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INT_JOHN_HARBOUR</text:p>
          </table:table-cell>
          <table:table-cell office:value-type="string" calcext:value-type="string">
            <text:p>56.130366</text:p>
          </table:table-cell>
          <table:table-cell office:value-type="string" calcext:value-type="string">
            <text:p>-106.346771</text:p>
          </table:table-cell>
          <table:table-cell table:formula="of:=&quot;Harbor.create(name: &quot;&quot;&quot;&amp;[.A865]&amp;&quot;&quot;&quot;, lat: &quot;&amp;[.D865]&amp;&quot;, lng: &quot;&amp;[.E865]&amp;&quot;, query: &quot;&quot;&quot;&amp;[.C865]&amp;&quot;&quot;&quot;)&quot;" office:value-type="string" office:string-value="Harbor.create(name: &quot;s&quot;, lat: 56.130366, lng: -106.346771, query: &quot;SAINT_JOHN_HARBOUR&quot;)" calcext:value-type="string">
            <text:p>Harbor.create(name: "s", lat: 56.130366, lng: -106.346771, query: "SAINT_JOHN_HARBOUR")</text:p>
          </table:table-cell>
        </table:table-row>
        <table:table-row table:style-name="ro1">
          <table:table-cell office:value-type="string" calcext:value-type="string">
            <text:p>Saint-Louis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AINT_LOUIS</text:p>
          </table:table-cell>
          <table:table-cell office:value-type="string" calcext:value-type="string">
            <text:p>16.0326307</text:p>
          </table:table-cell>
          <table:table-cell office:value-type="string" calcext:value-type="string">
            <text:p>-16.4818167</text:p>
          </table:table-cell>
          <table:table-cell table:formula="of:=&quot;Harbor.create(name: &quot;&quot;&quot;&amp;[.A866]&amp;&quot;&quot;&quot;, lat: &quot;&amp;[.D866]&amp;&quot;, lng: &quot;&amp;[.E866]&amp;&quot;, query: &quot;&quot;&quot;&amp;[.C866]&amp;&quot;&quot;&quot;)&quot;" office:value-type="string" office:string-value="Harbor.create(name: &quot;Saint-Louis&quot;, lat: 16.0326307, lng: -16.4818167, query: &quot;SAINT_LOUIS&quot;)" calcext:value-type="string">
            <text:p>Harbor.create(name: "Saint-Louis", lat: 16.0326307, lng: -16.4818167, query: "SAINT_LOUIS")</text:p>
          </table:table-cell>
        </table:table-row>
        <table:table-row table:style-name="ro1">
          <table:table-cell office:value-type="string" calcext:value-type="string">
            <text:p>Saint-Mal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INT-MALO</text:p>
          </table:table-cell>
          <table:table-cell office:value-type="string" calcext:value-type="string">
            <text:p>48.649337</text:p>
          </table:table-cell>
          <table:table-cell office:value-type="string" calcext:value-type="string">
            <text:p>-2.025674</text:p>
          </table:table-cell>
          <table:table-cell table:formula="of:=&quot;Harbor.create(name: &quot;&quot;&quot;&amp;[.A867]&amp;&quot;&quot;&quot;, lat: &quot;&amp;[.D867]&amp;&quot;, lng: &quot;&amp;[.E867]&amp;&quot;, query: &quot;&quot;&quot;&amp;[.C867]&amp;&quot;&quot;&quot;)&quot;" office:value-type="string" office:string-value="Harbor.create(name: &quot;Saint-Malo&quot;, lat: 48.649337, lng: -2.025674, query: &quot;SAINT-MALO&quot;)" calcext:value-type="string">
            <text:p>Harbor.create(name: "Saint-Malo", lat: 48.649337, lng: -2.025674, query: "SAINT-MALO")</text:p>
          </table:table-cell>
        </table:table-row>
        <table:table-row table:style-name="ro1">
          <table:table-cell office:value-type="string" calcext:value-type="string">
            <text:p>Saint-Martin-de-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INT-MARTIN_DE_RE</text:p>
          </table:table-cell>
          <table:table-cell office:value-type="string" calcext:value-type="string">
            <text:p>46.203401</text:p>
          </table:table-cell>
          <table:table-cell office:value-type="string" calcext:value-type="string">
            <text:p>-1.367376</text:p>
          </table:table-cell>
          <table:table-cell table:formula="of:=&quot;Harbor.create(name: &quot;&quot;&quot;&amp;[.A868]&amp;&quot;&quot;&quot;, lat: &quot;&amp;[.D868]&amp;&quot;, lng: &quot;&amp;[.E868]&amp;&quot;, query: &quot;&quot;&quot;&amp;[.C868]&amp;&quot;&quot;&quot;)&quot;" office:value-type="string" office:string-value="Harbor.create(name: &quot;Saint-Martin-de-Re&quot;, lat: 46.203401, lng: -1.367376, query: &quot;SAINT-MARTIN_DE_RE&quot;)" calcext:value-type="string">
            <text:p>Harbor.create(name: "Saint-Martin-de-Re", lat: 46.203401, lng: -1.367376, query: "SAINT-MARTIN_DE_RE")</text:p>
          </table:table-cell>
        </table:table-row>
        <table:table-row table:style-name="ro1">
          <table:table-cell office:value-type="string" calcext:value-type="string">
            <text:p>Saint-Michael</text:p>
          </table:table-cell>
          <table:table-cell office:value-type="string" calcext:value-type="string">
            <text:p>Etats-Unis (Alaska)</text:p>
          </table:table-cell>
          <table:table-cell office:value-type="string" calcext:value-type="string">
            <text:p>ST_MICHAEL</text:p>
          </table:table-cell>
          <table:table-cell office:value-type="string" calcext:value-type="string">
            <text:p>63.4780556</text:p>
          </table:table-cell>
          <table:table-cell office:value-type="string" calcext:value-type="string">
            <text:p>-162.0391667</text:p>
          </table:table-cell>
          <table:table-cell table:formula="of:=&quot;Harbor.create(name: &quot;&quot;&quot;&amp;[.A869]&amp;&quot;&quot;&quot;, lat: &quot;&amp;[.D869]&amp;&quot;, lng: &quot;&amp;[.E869]&amp;&quot;, query: &quot;&quot;&quot;&amp;[.C869]&amp;&quot;&quot;&quot;)&quot;" office:value-type="string" office:string-value="Harbor.create(name: &quot;Saint-Michael&quot;, lat: 63.4780556, lng: -162.0391667, query: &quot;ST_MICHAEL&quot;)" calcext:value-type="string">
            <text:p>Harbor.create(name: "Saint-Michael", lat: 63.4780556, lng: -162.0391667, query: "ST_MICHAEL")</text:p>
          </table:table-cell>
        </table:table-row>
        <table:table-row table:style-name="ro1">
          <table:table-cell office:value-type="string" calcext:value-type="string">
            <text:p>Saint-Nazai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47.2734979</text:p>
          </table:table-cell>
          <table:table-cell office:value-type="string" calcext:value-type="string">
            <text:p>-2.213848</text:p>
          </table:table-cell>
          <table:table-cell table:formula="of:=&quot;Harbor.create(name: &quot;&quot;&quot;&amp;[.A870]&amp;&quot;&quot;&quot;, lat: &quot;&amp;[.D870]&amp;&quot;, lng: &quot;&amp;[.E870]&amp;&quot;, query: &quot;&quot;&quot;&amp;[.C870]&amp;&quot;&quot;&quot;)&quot;" office:value-type="string" office:string-value="Harbor.create(name: &quot;Saint-Nazaire&quot;, lat: 47.2734979, lng: -2.213848, query: &quot;SAINT-NAZAIRE&quot;)" calcext:value-type="string">
            <text:p>Harbor.create(name: "Saint-Nazaire", lat: 47.2734979, lng: -2.213848, query: "SAINT-NAZAIRE")</text:p>
          </table:table-cell>
        </table:table-row>
        <table:table-row table:style-name="ro1" table:visibility="filter">
          <table:table-cell office:value-type="string" calcext:value-type="string">
            <text:p>Saint-Pierre (Ile de la La Reunion)</text:p>
          </table:table-cell>
          <table:table-cell office:value-type="string" calcext:value-type="string">
            <text:p>France (Ocean Indien)</text:p>
          </table:table-cell>
          <table:table-cell office:value-type="string" calcext:value-type="string">
            <text:p>SAINT-PIERRE_LA_REUN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Pierre (Martinique)</text:p>
          </table:table-cell>
          <table:table-cell office:value-type="string" calcext:value-type="string">
            <text:p>France (Antilles)</text:p>
          </table:table-cell>
          <table:table-cell office:value-type="string" calcext:value-type="string">
            <text:p>SAINT-PIERRE_MARTINIQUE</text:p>
          </table:table-cell>
          <table:table-cell office:value-type="string" calcext:value-type="string">
            <text:p>14.7549809</text:p>
          </table:table-cell>
          <table:table-cell office:value-type="string" calcext:value-type="string">
            <text:p>-61.1519716</text:p>
          </table:table-cell>
          <table:table-cell table:formula="of:=&quot;Harbor.create(name: &quot;&quot;&quot;&amp;[.A872]&amp;&quot;&quot;&quot;, lat: &quot;&amp;[.D872]&amp;&quot;, lng: &quot;&amp;[.E872]&amp;&quot;, query: &quot;&quot;&quot;&amp;[.C872]&amp;&quot;&quot;&quot;)&quot;" office:value-type="string" office:string-value="Harbor.create(name: &quot;Saint-Pierre (Martinique)&quot;, lat: 14.7549809, lng: -61.1519716, query: &quot;SAINT-PIERRE_MARTINIQUE&quot;)" calcext:value-type="string">
            <text:p>Harbor.create(name: "Saint-Pierre (Martinique)", lat: 14.7549809, lng: -61.1519716, query: "SAINT-PIERRE_MARTINIQUE")</text:p>
          </table:table-cell>
        </table:table-row>
        <table:table-row table:style-name="ro1" table:visibility="filter">
          <table:table-cell office:value-type="string" calcext:value-type="string">
            <text:p>Saint-Pierre-et-Miquelon</text:p>
          </table:table-cell>
          <table:table-cell office:value-type="string" calcext:value-type="string">
            <text:p>France (Saint-Pierre et Miquelon)</text:p>
          </table:table-cell>
          <table:table-cell office:value-type="string" calcext:value-type="string">
            <text:p>ILE_SAINT-PIER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Quay-Portrieu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INT-QUAY-PORTRIEUX</text:p>
          </table:table-cell>
          <table:table-cell office:value-type="string" calcext:value-type="string">
            <text:p>48.6480279</text:p>
          </table:table-cell>
          <table:table-cell office:value-type="string" calcext:value-type="string">
            <text:p>-2.828941</text:p>
          </table:table-cell>
          <table:table-cell table:formula="of:=&quot;Harbor.create(name: &quot;&quot;&quot;&amp;[.A874]&amp;&quot;&quot;&quot;, lat: &quot;&amp;[.D874]&amp;&quot;, lng: &quot;&amp;[.E874]&amp;&quot;, query: &quot;&quot;&quot;&amp;[.C874]&amp;&quot;&quot;&quot;)&quot;" office:value-type="string" office:string-value="Harbor.create(name: &quot;Saint-Quay-Portrieux&quot;, lat: 48.6480279, lng: -2.828941, query: &quot;SAINT-QUAY-PORTRIEUX&quot;)" calcext:value-type="string">
            <text:p>Harbor.create(name: "Saint-Quay-Portrieux", lat: 48.6480279, lng: -2.828941, query: "SAINT-QUAY-PORTRIEUX")</text:p>
          </table:table-cell>
        </table:table-row>
        <table:table-row table:style-name="ro1">
          <table:table-cell office:value-type="string" calcext:value-type="string">
            <text:p>Saint-Vaast-la-Hougu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INT-VAAST-LA-HOUGUE</text:p>
          </table:table-cell>
          <table:table-cell office:value-type="string" calcext:value-type="string">
            <text:p>49.587369</text:p>
          </table:table-cell>
          <table:table-cell office:value-type="string" calcext:value-type="string">
            <text:p>-1.268371</text:p>
          </table:table-cell>
          <table:table-cell table:formula="of:=&quot;Harbor.create(name: &quot;&quot;&quot;&amp;[.A875]&amp;&quot;&quot;&quot;, lat: &quot;&amp;[.D875]&amp;&quot;, lng: &quot;&amp;[.E875]&amp;&quot;, query: &quot;&quot;&quot;&amp;[.C875]&amp;&quot;&quot;&quot;)&quot;" office:value-type="string" office:string-value="Harbor.create(name: &quot;Saint-Vaast-la-Hougue&quot;, lat: 49.587369, lng: -1.268371, query: &quot;SAINT-VAAST-LA-HOUGUE&quot;)" calcext:value-type="string">
            <text:p>Harbor.create(name: "Saint-Vaast-la-Hougue", lat: 49.587369, lng: -1.268371, query: "SAINT-VAAST-LA-HOUGUE")</text:p>
          </table:table-cell>
        </table:table-row>
        <table:table-row table:style-name="ro1">
          <table:table-cell office:value-type="string" calcext:value-type="string">
            <text:p>Saint-Valery-en-Cau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INT-VALERY-EN-CAUX</text:p>
          </table:table-cell>
          <table:table-cell office:value-type="string" calcext:value-type="string">
            <text:p>49.860582</text:p>
          </table:table-cell>
          <table:table-cell office:value-type="string" calcext:value-type="string">
            <text:p>0.708557</text:p>
          </table:table-cell>
          <table:table-cell table:formula="of:=&quot;Harbor.create(name: &quot;&quot;&quot;&amp;[.A876]&amp;&quot;&quot;&quot;, lat: &quot;&amp;[.D876]&amp;&quot;, lng: &quot;&amp;[.E876]&amp;&quot;, query: &quot;&quot;&quot;&amp;[.C876]&amp;&quot;&quot;&quot;)&quot;" office:value-type="string" office:string-value="Harbor.create(name: &quot;Saint-Valery-en-Caux&quot;, lat: 49.860582, lng: 0.708557, query: &quot;SAINT-VALERY-EN-CAUX&quot;)" calcext:value-type="string">
            <text:p>Harbor.create(name: "Saint-Valery-en-Caux", lat: 49.860582, lng: 0.708557, query: "SAINT-VALERY-EN-CAUX")</text:p>
          </table:table-cell>
        </table:table-row>
        <table:table-row table:style-name="ro1">
          <table:table-cell office:value-type="string" calcext:value-type="string">
            <text:p>Saint-Vincent</text:p>
          </table:table-cell>
          <table:table-cell office:value-type="string" calcext:value-type="string">
            <text:p>Saint-Vincent-et-les Grenadines</text:p>
          </table:table-cell>
          <table:table-cell office:value-type="string" calcext:value-type="string">
            <text:p>KINGSTOWN_ST_VINCENT</text:p>
          </table:table-cell>
          <table:table-cell office:value-type="string" calcext:value-type="string">
            <text:p>13.250974</text:p>
          </table:table-cell>
          <table:table-cell office:value-type="string" calcext:value-type="string">
            <text:p>-61.186348</text:p>
          </table:table-cell>
          <table:table-cell table:formula="of:=&quot;Harbor.create(name: &quot;&quot;&quot;&amp;[.A877]&amp;&quot;&quot;&quot;, lat: &quot;&amp;[.D877]&amp;&quot;, lng: &quot;&amp;[.E877]&amp;&quot;, query: &quot;&quot;&quot;&amp;[.C877]&amp;&quot;&quot;&quot;)&quot;" office:value-type="string" office:string-value="Harbor.create(name: &quot;Saint-Vincent&quot;, lat: 13.250974, lng: -61.186348, query: &quot;KINGSTOWN_ST_VINCENT&quot;)" calcext:value-type="string">
            <text:p>Harbor.create(name: "Saint-Vincent", lat: 13.250974, lng: -61.186348, query: "KINGSTOWN_ST_VINCENT")</text:p>
          </table:table-cell>
        </table:table-row>
        <table:table-row table:style-name="ro1" table:visibility="filter">
          <table:table-cell office:value-type="string" calcext:value-type="string">
            <text:p>union)</text:p>
          </table:table-cell>
          <table:table-cell office:value-type="string" calcext:value-type="string">
            <text:p>France (Ocean Indien)</text:p>
          </table:table-cell>
          <table:table-cell office:value-type="string" calcext:value-type="string">
            <text:p>SAINTE_MARIE_LA_REUNION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nte-Helene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JAMES_B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e-Lucie (S. Lucia)</text:p>
          </table:table-cell>
          <table:table-cell office:value-type="string" calcext:value-type="string">
            <text:p>Sainte-Lucie</text:p>
          </table:table-cell>
          <table:table-cell office:value-type="string" calcext:value-type="string">
            <text:p>PORT_CASTRIES</text:p>
          </table:table-cell>
          <table:table-cell office:value-type="string" calcext:value-type="string">
            <text:p>13.909444</text:p>
          </table:table-cell>
          <table:table-cell office:value-type="string" calcext:value-type="string">
            <text:p>-60.978893</text:p>
          </table:table-cell>
          <table:table-cell table:formula="of:=&quot;Harbor.create(name: &quot;&quot;&quot;&amp;[.A880]&amp;&quot;&quot;&quot;, lat: &quot;&amp;[.D880]&amp;&quot;, lng: &quot;&amp;[.E880]&amp;&quot;, query: &quot;&quot;&quot;&amp;[.C880]&amp;&quot;&quot;&quot;)&quot;" office:value-type="string" office:string-value="Harbor.create(name: &quot;Sainte-Lucie (S. Lucia)&quot;, lat: 13.909444, lng: -60.978893, query: &quot;PORT_CASTRIES&quot;)" calcext:value-type="string">
            <text:p>Harbor.create(name: "Sainte-Lucie (S. Lucia)", lat: 13.909444, lng: -60.978893, query: "PORT_CASTRIES")</text:p>
          </table:table-cell>
        </table:table-row>
        <table:table-row table:style-name="ro1">
          <table:table-cell office:value-type="string" calcext:value-type="string">
            <text:p>Sakate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SAKATE</text:p>
          </table:table-cell>
          <table:table-cell office:value-type="string" calcext:value-type="string">
            <text:p>38.9147858</text:p>
          </table:table-cell>
          <table:table-cell office:value-type="string" calcext:value-type="string">
            <text:p>139.8365708</text:p>
          </table:table-cell>
          <table:table-cell table:formula="of:=&quot;Harbor.create(name: &quot;&quot;&quot;&amp;[.A881]&amp;&quot;&quot;&quot;, lat: &quot;&amp;[.D881]&amp;&quot;, lng: &quot;&amp;[.E881]&amp;&quot;, query: &quot;&quot;&quot;&amp;[.C881]&amp;&quot;&quot;&quot;)&quot;" office:value-type="string" office:string-value="Harbor.create(name: &quot;Sakate&quot;, lat: 38.9147858, lng: 139.8365708, query: &quot;SAKATE&quot;)" calcext:value-type="string">
            <text:p>Harbor.create(name: "Sakate", lat: 38.9147858, lng: 139.8365708, query: "SAKATE")</text:p>
          </table:table-cell>
        </table:table-row>
        <table:table-row table:style-name="ro1">
          <table:table-cell office:value-type="string" calcext:value-type="string">
            <text:p>Salina Cruz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SALINA_CRUZ</text:p>
          </table:table-cell>
          <table:table-cell office:value-type="string" calcext:value-type="string">
            <text:p>16.1842839</text:p>
          </table:table-cell>
          <table:table-cell office:value-type="string" calcext:value-type="string">
            <text:p>-95.20876249999999</text:p>
          </table:table-cell>
          <table:table-cell table:formula="of:=&quot;Harbor.create(name: &quot;&quot;&quot;&amp;[.A882]&amp;&quot;&quot;&quot;, lat: &quot;&amp;[.D882]&amp;&quot;, lng: &quot;&amp;[.E882]&amp;&quot;, query: &quot;&quot;&quot;&amp;[.C882]&amp;&quot;&quot;&quot;)&quot;" office:value-type="string" office:string-value="Harbor.create(name: &quot;Salina Cruz&quot;, lat: 16.1842839, lng: -95.20876249999999, query: &quot;SALINA_CRUZ&quot;)" calcext:value-type="string">
            <text:p>Harbor.create(name: "Salina Cruz", lat: 16.1842839, lng: -95.20876249999999, query: "SALINA_CRUZ")</text:p>
          </table:table-cell>
        </table:table-row>
        <table:table-row table:style-name="ro1">
          <table:table-cell office:value-type="string" calcext:value-type="string">
            <text:p>Salinopolis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SALINOPOLIS</text:p>
          </table:table-cell>
          <table:table-cell office:value-type="string" calcext:value-type="string">
            <text:p>-0.6228800999999999</text:p>
          </table:table-cell>
          <table:table-cell office:value-type="string" calcext:value-type="string">
            <text:p>-47.3468881</text:p>
          </table:table-cell>
          <table:table-cell table:formula="of:=&quot;Harbor.create(name: &quot;&quot;&quot;&amp;[.A883]&amp;&quot;&quot;&quot;, lat: &quot;&amp;[.D883]&amp;&quot;, lng: &quot;&amp;[.E883]&amp;&quot;, query: &quot;&quot;&quot;&amp;[.C883]&amp;&quot;&quot;&quot;)&quot;" office:value-type="string" office:string-value="Harbor.create(name: &quot;Salinopolis&quot;, lat: -0.6228800999999999, lng: -47.3468881, query: &quot;SALINOPOLIS&quot;)" calcext:value-type="string">
            <text:p>Harbor.create(name: "Salinopolis", lat: -0.6228800999999999, lng: -47.3468881, query: "SALINOPOLIS")</text:p>
          </table:table-cell>
        </table:table-row>
        <table:table-row table:style-name="ro1">
          <table:table-cell office:value-type="string" calcext:value-type="string">
            <text:p>Salvador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-12.9730401</text:p>
          </table:table-cell>
          <table:table-cell office:value-type="string" calcext:value-type="string">
            <text:p>-38.502304</text:p>
          </table:table-cell>
          <table:table-cell table:formula="of:=&quot;Harbor.create(name: &quot;&quot;&quot;&amp;[.A884]&amp;&quot;&quot;&quot;, lat: &quot;&amp;[.D884]&amp;&quot;, lng: &quot;&amp;[.E884]&amp;&quot;, query: &quot;&quot;&quot;&amp;[.C884]&amp;&quot;&quot;&quot;)&quot;" office:value-type="string" office:string-value="Harbor.create(name: &quot;Salvador&quot;, lat: -12.9730401, lng: -38.502304, query: &quot;SALVADOR&quot;)" calcext:value-type="string">
            <text:p>Harbor.create(name: "Salvador", lat: -12.9730401, lng: -38.502304, query: "SALVADOR")</text:p>
          </table:table-cell>
        </table:table-row>
        <table:table-row table:style-name="ro1">
          <table:table-cell office:value-type="string" calcext:value-type="string">
            <text:p>Samcheongpo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SAMCH_ONP_O</text:p>
          </table:table-cell>
          <table:table-cell office:value-type="string" calcext:value-type="string">
            <text:p>34.9243809</text:p>
          </table:table-cell>
          <table:table-cell office:value-type="string" calcext:value-type="string">
            <text:p>128.076996</text:p>
          </table:table-cell>
          <table:table-cell table:formula="of:=&quot;Harbor.create(name: &quot;&quot;&quot;&amp;[.A885]&amp;&quot;&quot;&quot;, lat: &quot;&amp;[.D885]&amp;&quot;, lng: &quot;&amp;[.E885]&amp;&quot;, query: &quot;&quot;&quot;&amp;[.C885]&amp;&quot;&quot;&quot;)&quot;" office:value-type="string" office:string-value="Harbor.create(name: &quot;Samcheongpo&quot;, lat: 34.9243809, lng: 128.076996, query: &quot;SAMCH_ONP_O&quot;)" calcext:value-type="string">
            <text:p>Harbor.create(name: "Samcheongpo", lat: 34.9243809, lng: 128.076996, query: "SAMCH_ONP_O")</text:p>
          </table:table-cell>
        </table:table-row>
        <table:table-row table:style-name="ro1">
          <table:table-cell office:value-type="string" calcext:value-type="string">
            <text:p>Samut Sakhon</text:p>
          </table:table-cell>
          <table:table-cell office:value-type="string" calcext:value-type="string">
            <text:p>Thailande</text:p>
          </table:table-cell>
          <table:table-cell office:value-type="string" calcext:value-type="string">
            <text:p>TACHIN</text:p>
          </table:table-cell>
          <table:table-cell office:value-type="string" calcext:value-type="string">
            <text:p>13.5475216</text:p>
          </table:table-cell>
          <table:table-cell office:value-type="string" calcext:value-type="string">
            <text:p>100.2743956</text:p>
          </table:table-cell>
          <table:table-cell table:formula="of:=&quot;Harbor.create(name: &quot;&quot;&quot;&amp;[.A886]&amp;&quot;&quot;&quot;, lat: &quot;&amp;[.D886]&amp;&quot;, lng: &quot;&amp;[.E886]&amp;&quot;, query: &quot;&quot;&quot;&amp;[.C886]&amp;&quot;&quot;&quot;)&quot;" office:value-type="string" office:string-value="Harbor.create(name: &quot;Samut Sakhon&quot;, lat: 13.5475216, lng: 100.2743956, query: &quot;TACHIN&quot;)" calcext:value-type="string">
            <text:p>Harbor.create(name: "Samut Sakhon", lat: 13.5475216, lng: 100.2743956, query: "TACHIN")</text:p>
          </table:table-cell>
        </table:table-row>
        <table:table-row table:style-name="ro1">
          <table:table-cell office:value-type="string" calcext:value-type="string">
            <text:p>San Antonio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SAN_ANTONIO</text:p>
          </table:table-cell>
          <table:table-cell office:value-type="string" calcext:value-type="string">
            <text:p>-40.9966323</text:p>
          </table:table-cell>
          <table:table-cell office:value-type="string" calcext:value-type="string">
            <text:p>-65.3807101</text:p>
          </table:table-cell>
          <table:table-cell table:formula="of:=&quot;Harbor.create(name: &quot;&quot;&quot;&amp;[.A887]&amp;&quot;&quot;&quot;, lat: &quot;&amp;[.D887]&amp;&quot;, lng: &quot;&amp;[.E887]&amp;&quot;, query: &quot;&quot;&quot;&amp;[.C887]&amp;&quot;&quot;&quot;)&quot;" office:value-type="string" office:string-value="Harbor.create(name: &quot;San Antonio&quot;, lat: -40.9966323, lng: -65.3807101, query: &quot;SAN_ANTONIO&quot;)" calcext:value-type="string">
            <text:p>Harbor.create(name: "San Antonio", lat: -40.9966323, lng: -65.3807101, query: "SAN_ANTONIO")</text:p>
          </table:table-cell>
        </table:table-row>
        <table:table-row table:style-name="ro1">
          <table:table-cell office:value-type="string" calcext:value-type="string">
            <text:p>San Blas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SAN_BLAS</text:p>
          </table:table-cell>
          <table:table-cell office:value-type="string" calcext:value-type="string">
            <text:p>-34.6169695</text:p>
          </table:table-cell>
          <table:table-cell office:value-type="string" calcext:value-type="string">
            <text:p>-58.49083090000001</text:p>
          </table:table-cell>
          <table:table-cell table:formula="of:=&quot;Harbor.create(name: &quot;&quot;&quot;&amp;[.A888]&amp;&quot;&quot;&quot;, lat: &quot;&amp;[.D888]&amp;&quot;, lng: &quot;&amp;[.E888]&amp;&quot;, query: &quot;&quot;&quot;&amp;[.C888]&amp;&quot;&quot;&quot;)&quot;" office:value-type="string" office:string-value="Harbor.create(name: &quot;San Blas&quot;, lat: -34.6169695, lng: -58.49083090000001, query: &quot;SAN_BLAS&quot;)" calcext:value-type="string">
            <text:p>Harbor.create(name: "San Blas", lat: -34.6169695, lng: -58.49083090000001, query: "SAN_BLAS")</text:p>
          </table:table-cell>
        </table:table-row>
        <table:table-row table:style-name="ro1">
          <table:table-cell office:value-type="string" calcext:value-type="string">
            <text:p>San Carlos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SAN_CARLOS_BAJA_CALIFORNI</text:p>
          </table:table-cell>
          <table:table-cell office:value-type="string" calcext:value-type="string">
            <text:p>27.9618923</text:p>
          </table:table-cell>
          <table:table-cell office:value-type="string" calcext:value-type="string">
            <text:p>-111.0371763</text:p>
          </table:table-cell>
          <table:table-cell table:formula="of:=&quot;Harbor.create(name: &quot;&quot;&quot;&amp;[.A889]&amp;&quot;&quot;&quot;, lat: &quot;&amp;[.D889]&amp;&quot;, lng: &quot;&amp;[.E889]&amp;&quot;, query: &quot;&quot;&quot;&amp;[.C889]&amp;&quot;&quot;&quot;)&quot;" office:value-type="string" office:string-value="Harbor.create(name: &quot;San Carlos&quot;, lat: 27.9618923, lng: -111.0371763, query: &quot;SAN_CARLOS_BAJA_CALIFORNI&quot;)" calcext:value-type="string">
            <text:p>Harbor.create(name: "San Carlos", lat: 27.9618923, lng: -111.0371763, query: "SAN_CARLOS_BAJA_CALIFORNI")</text:p>
          </table:table-cell>
        </table:table-row>
        <table:table-row table:style-name="ro1">
          <table:table-cell office:value-type="string" calcext:value-type="string">
            <text:p>San Clemente del Tuyu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SAN_CLEMENTE</text:p>
          </table:table-cell>
          <table:table-cell office:value-type="string" calcext:value-type="string">
            <text:p>-36.3688312</text:p>
          </table:table-cell>
          <table:table-cell office:value-type="string" calcext:value-type="string">
            <text:p>-56.7185135</text:p>
          </table:table-cell>
          <table:table-cell table:formula="of:=&quot;Harbor.create(name: &quot;&quot;&quot;&amp;[.A890]&amp;&quot;&quot;&quot;, lat: &quot;&amp;[.D890]&amp;&quot;, lng: &quot;&amp;[.E890]&amp;&quot;, query: &quot;&quot;&quot;&amp;[.C890]&amp;&quot;&quot;&quot;)&quot;" office:value-type="string" office:string-value="Harbor.create(name: &quot;San Clemente del Tuyu&quot;, lat: -36.3688312, lng: -56.7185135, query: &quot;SAN_CLEMENTE&quot;)" calcext:value-type="string">
            <text:p>Harbor.create(name: "San Clemente del Tuyu", lat: -36.3688312, lng: -56.7185135, query: "SAN_CLEMENTE")</text:p>
          </table:table-cell>
        </table:table-row>
        <table:table-row table:style-name="ro1">
          <table:table-cell office:value-type="string" calcext:value-type="string">
            <text:p>San Cristobal (Galapagos)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SAN_CRISTOBAL</text:p>
          </table:table-cell>
          <table:table-cell office:value-type="string" calcext:value-type="string">
            <text:p>-0.9080205999999998</text:p>
          </table:table-cell>
          <table:table-cell office:value-type="string" calcext:value-type="string">
            <text:p>-89.5568382</text:p>
          </table:table-cell>
          <table:table-cell table:formula="of:=&quot;Harbor.create(name: &quot;&quot;&quot;&amp;[.A891]&amp;&quot;&quot;&quot;, lat: &quot;&amp;[.D891]&amp;&quot;, lng: &quot;&amp;[.E891]&amp;&quot;, query: &quot;&quot;&quot;&amp;[.C891]&amp;&quot;&quot;&quot;)&quot;" office:value-type="string" office:string-value="Harbor.create(name: &quot;San Cristobal (Galapagos)&quot;, lat: -0.9080205999999998, lng: -89.5568382, query: &quot;SAN_CRISTOBAL&quot;)" calcext:value-type="string">
            <text:p>Harbor.create(name: "San Cristobal (Galapagos)", lat: -0.9080205999999998, lng: -89.5568382, query: "SAN_CRISTOBAL")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SAN_DIEGO</text:p>
          </table:table-cell>
          <table:table-cell office:value-type="string" calcext:value-type="string">
            <text:p>32.715738</text:p>
          </table:table-cell>
          <table:table-cell office:value-type="string" calcext:value-type="string">
            <text:p>-117.1610838</text:p>
          </table:table-cell>
          <table:table-cell table:formula="of:=&quot;Harbor.create(name: &quot;&quot;&quot;&amp;[.A892]&amp;&quot;&quot;&quot;, lat: &quot;&amp;[.D892]&amp;&quot;, lng: &quot;&amp;[.E892]&amp;&quot;, query: &quot;&quot;&quot;&amp;[.C892]&amp;&quot;&quot;&quot;)&quot;" office:value-type="string" office:string-value="Harbor.create(name: &quot;San Diego&quot;, lat: 32.715738, lng: -117.1610838, query: &quot;SAN_DIEGO&quot;)" calcext:value-type="string">
            <text:p>Harbor.create(name: "San Diego", lat: 32.715738, lng: -117.1610838, query: "SAN_DIEGO")</text:p>
          </table:table-cell>
        </table:table-row>
        <table:table-row table:style-name="ro1">
          <table:table-cell office:value-type="string" calcext:value-type="string">
            <text:p>San Fernando (Argentine)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SAN_FERNANDO_ARGENTINA</text:p>
          </table:table-cell>
          <table:table-cell office:value-type="string" calcext:value-type="string">
            <text:p>-34.4430618</text:p>
          </table:table-cell>
          <table:table-cell office:value-type="string" calcext:value-type="string">
            <text:p>-58.55796429999999</text:p>
          </table:table-cell>
          <table:table-cell table:formula="of:=&quot;Harbor.create(name: &quot;&quot;&quot;&amp;[.A893]&amp;&quot;&quot;&quot;, lat: &quot;&amp;[.D893]&amp;&quot;, lng: &quot;&amp;[.E893]&amp;&quot;, query: &quot;&quot;&quot;&amp;[.C893]&amp;&quot;&quot;&quot;)&quot;" office:value-type="string" office:string-value="Harbor.create(name: &quot;San Fernando (Argentine)&quot;, lat: -34.4430618, lng: -58.55796429999999, query: &quot;SAN_FERNANDO_ARGENTINA&quot;)" calcext:value-type="string">
            <text:p>Harbor.create(name: "San Fernando (Argentine)", lat: -34.4430618, lng: -58.55796429999999, query: "SAN_FERNANDO_ARGENTINA")</text:p>
          </table:table-cell>
        </table:table-row>
        <table:table-row table:style-name="ro1">
          <table:table-cell office:value-type="string" calcext:value-type="string">
            <text:p>San Fernando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SAN_FERNANDO</text:p>
          </table:table-cell>
          <table:table-cell office:value-type="string" calcext:value-type="string">
            <text:p>15.0593937</text:p>
          </table:table-cell>
          <table:table-cell office:value-type="string" calcext:value-type="string">
            <text:p>120.6567054</text:p>
          </table:table-cell>
          <table:table-cell table:formula="of:=&quot;Harbor.create(name: &quot;&quot;&quot;&amp;[.A894]&amp;&quot;&quot;&quot;, lat: &quot;&amp;[.D894]&amp;&quot;, lng: &quot;&amp;[.E894]&amp;&quot;, query: &quot;&quot;&quot;&amp;[.C894]&amp;&quot;&quot;&quot;)&quot;" office:value-type="string" office:string-value="Harbor.create(name: &quot;San Fernando&quot;, lat: 15.0593937, lng: 120.6567054, query: &quot;SAN_FERNANDO&quot;)" calcext:value-type="string">
            <text:p>Harbor.create(name: "San Fernando", lat: 15.0593937, lng: 120.6567054, query: "SAN_FERNANDO")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SAN_FRANCISCO</text:p>
          </table:table-cell>
          <table:table-cell office:value-type="string" calcext:value-type="string">
            <text:p>37.7749295</text:p>
          </table:table-cell>
          <table:table-cell office:value-type="string" calcext:value-type="string">
            <text:p>-122.4194155</text:p>
          </table:table-cell>
          <table:table-cell table:formula="of:=&quot;Harbor.create(name: &quot;&quot;&quot;&amp;[.A895]&amp;&quot;&quot;&quot;, lat: &quot;&amp;[.D895]&amp;&quot;, lng: &quot;&amp;[.E895]&amp;&quot;, query: &quot;&quot;&quot;&amp;[.C895]&amp;&quot;&quot;&quot;)&quot;" office:value-type="string" office:string-value="Harbor.create(name: &quot;San Francisco&quot;, lat: 37.7749295, lng: -122.4194155, query: &quot;SAN_FRANCISCO&quot;)" calcext:value-type="string">
            <text:p>Harbor.create(name: "San Francisco", lat: 37.7749295, lng: -122.4194155, query: "SAN_FRANCISCO")</text:p>
          </table:table-cell>
        </table:table-row>
        <table:table-row table:style-name="ro1">
          <table:table-cell office:value-type="string" calcext:value-type="string">
            <text:p>San Juan (Puerto Rico)</text:p>
          </table:table-cell>
          <table:table-cell office:value-type="string" calcext:value-type="string">
            <text:p>Porto-Rico</text:p>
          </table:table-cell>
          <table:table-cell office:value-type="string" calcext:value-type="string">
            <text:p>SAN_JUAN_PUERTO_RICO</text:p>
          </table:table-cell>
          <table:table-cell office:value-type="string" calcext:value-type="string">
            <text:p>18.4655394</text:p>
          </table:table-cell>
          <table:table-cell office:value-type="string" calcext:value-type="string">
            <text:p>-66.1057355</text:p>
          </table:table-cell>
          <table:table-cell table:formula="of:=&quot;Harbor.create(name: &quot;&quot;&quot;&amp;[.A896]&amp;&quot;&quot;&quot;, lat: &quot;&amp;[.D896]&amp;&quot;, lng: &quot;&amp;[.E896]&amp;&quot;, query: &quot;&quot;&quot;&amp;[.C896]&amp;&quot;&quot;&quot;)&quot;" office:value-type="string" office:string-value="Harbor.create(name: &quot;San Juan (Puerto Rico)&quot;, lat: 18.4655394, lng: -66.1057355, query: &quot;SAN_JUAN_PUERTO_RICO&quot;)" calcext:value-type="string">
            <text:p>Harbor.create(name: "San Juan (Puerto Rico)", lat: 18.4655394, lng: -66.1057355, query: "SAN_JUAN_PUERTO_RICO")</text:p>
          </table:table-cell>
        </table:table-row>
        <table:table-row table:style-name="ro1">
          <table:table-cell office:value-type="string" calcext:value-type="string">
            <text:p>San Juan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SAN_JUAN</text:p>
          </table:table-cell>
          <table:table-cell office:value-type="string" calcext:value-type="string">
            <text:p>-31.5351074</text:p>
          </table:table-cell>
          <table:table-cell office:value-type="string" calcext:value-type="string">
            <text:p>-68.5385941</text:p>
          </table:table-cell>
          <table:table-cell table:formula="of:=&quot;Harbor.create(name: &quot;&quot;&quot;&amp;[.A897]&amp;&quot;&quot;&quot;, lat: &quot;&amp;[.D897]&amp;&quot;, lng: &quot;&amp;[.E897]&amp;&quot;, query: &quot;&quot;&quot;&amp;[.C897]&amp;&quot;&quot;&quot;)&quot;" office:value-type="string" office:string-value="Harbor.create(name: &quot;San Juan&quot;, lat: -31.5351074, lng: -68.5385941, query: &quot;SAN_JUAN&quot;)" calcext:value-type="string">
            <text:p>Harbor.create(name: "San Juan", lat: -31.5351074, lng: -68.5385941, query: "SAN_JUAN")</text:p>
          </table:table-cell>
        </table:table-row>
        <table:table-row table:style-name="ro1">
          <table:table-cell office:value-type="string" calcext:value-type="string">
            <text:p>San Julian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SAN_JULIAN</text:p>
          </table:table-cell>
          <table:table-cell office:value-type="string" calcext:value-type="string">
            <text:p>-24.0389309</text:p>
          </table:table-cell>
          <table:table-cell office:value-type="string" calcext:value-type="string">
            <text:p>-63.1856804</text:p>
          </table:table-cell>
          <table:table-cell table:formula="of:=&quot;Harbor.create(name: &quot;&quot;&quot;&amp;[.A898]&amp;&quot;&quot;&quot;, lat: &quot;&amp;[.D898]&amp;&quot;, lng: &quot;&amp;[.E898]&amp;&quot;, query: &quot;&quot;&quot;&amp;[.C898]&amp;&quot;&quot;&quot;)&quot;" office:value-type="string" office:string-value="Harbor.create(name: &quot;San Julian&quot;, lat: -24.0389309, lng: -63.1856804, query: &quot;SAN_JULIAN&quot;)" calcext:value-type="string">
            <text:p>Harbor.create(name: "San Julian", lat: -24.0389309, lng: -63.1856804, query: "SAN_JULIAN")</text:p>
          </table:table-cell>
        </table:table-row>
        <table:table-row table:style-name="ro1">
          <table:table-cell office:value-type="string" calcext:value-type="string">
            <text:p>San Pedro</text:p>
          </table:table-cell>
          <table:table-cell office:value-type="string" calcext:value-type="string">
            <text:p>Cote d</text:p>
          </table:table-cell>
          <table:table-cell office:value-type="string" calcext:value-type="string">
            <text:p>SAN_PEDRO</text:p>
          </table:table-cell>
          <table:table-cell office:value-type="string" calcext:value-type="string">
            <text:p>18.4708968</text:p>
          </table:table-cell>
          <table:table-cell office:value-type="string" calcext:value-type="string">
            <text:p>-69.9156945</text:p>
          </table:table-cell>
          <table:table-cell table:formula="of:=&quot;Harbor.create(name: &quot;&quot;&quot;&amp;[.A899]&amp;&quot;&quot;&quot;, lat: &quot;&amp;[.D899]&amp;&quot;, lng: &quot;&amp;[.E899]&amp;&quot;, query: &quot;&quot;&quot;&amp;[.C899]&amp;&quot;&quot;&quot;)&quot;" office:value-type="string" office:string-value="Harbor.create(name: &quot;San Pedro&quot;, lat: 18.4708968, lng: -69.9156945, query: &quot;SAN_PEDRO&quot;)" calcext:value-type="string">
            <text:p>Harbor.create(name: "San Pedro", lat: 18.4708968, lng: -69.9156945, query: "SAN_PEDRO")</text:p>
          </table:table-cell>
        </table:table-row>
        <table:table-row table:style-name="ro1">
          <table:table-cell office:value-type="string" calcext:value-type="string">
            <text:p>San Roman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SAN_ROMAN</text:p>
          </table:table-cell>
          <table:table-cell office:value-type="string" calcext:value-type="string">
            <text:p>-38.7390366</text:p>
          </table:table-cell>
          <table:table-cell office:value-type="string" calcext:value-type="string">
            <text:p>-61.5402946</text:p>
          </table:table-cell>
          <table:table-cell table:formula="of:=&quot;Harbor.create(name: &quot;&quot;&quot;&amp;[.A900]&amp;&quot;&quot;&quot;, lat: &quot;&amp;[.D900]&amp;&quot;, lng: &quot;&amp;[.E900]&amp;&quot;, query: &quot;&quot;&quot;&amp;[.C900]&amp;&quot;&quot;&quot;)&quot;" office:value-type="string" office:string-value="Harbor.create(name: &quot;San Roman&quot;, lat: -38.7390366, lng: -61.5402946, query: &quot;SAN_ROMAN&quot;)" calcext:value-type="string">
            <text:p>Harbor.create(name: "San Roman", lat: -38.7390366, lng: -61.5402946, query: "SAN_ROMAN")</text:p>
          </table:table-cell>
        </table:table-row>
        <table:table-row table:style-name="ro1">
          <table:table-cell office:value-type="string" calcext:value-type="string">
            <text:p>San Sebastian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SAN_SEBASTIAN</text:p>
          </table:table-cell>
          <table:table-cell office:value-type="string" calcext:value-type="string">
            <text:p>-53.2995532</text:p>
          </table:table-cell>
          <table:table-cell office:value-type="string" calcext:value-type="string">
            <text:p>-68.4575038</text:p>
          </table:table-cell>
          <table:table-cell table:formula="of:=&quot;Harbor.create(name: &quot;&quot;&quot;&amp;[.A901]&amp;&quot;&quot;&quot;, lat: &quot;&amp;[.D901]&amp;&quot;, lng: &quot;&amp;[.E901]&amp;&quot;, query: &quot;&quot;&quot;&amp;[.C901]&amp;&quot;&quot;&quot;)&quot;" office:value-type="string" office:string-value="Harbor.create(name: &quot;San Sebastian&quot;, lat: -53.2995532, lng: -68.4575038, query: &quot;SAN_SEBASTIAN&quot;)" calcext:value-type="string">
            <text:p>Harbor.create(name: "San Sebastian", lat: -53.2995532, lng: -68.4575038, query: "SAN_SEBASTIAN")</text:p>
          </table:table-cell>
        </table:table-row>
        <table:table-row table:style-name="ro1">
          <table:table-cell office:value-type="string" calcext:value-type="string">
            <text:p>Sandakan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SANDAKAN</text:p>
          </table:table-cell>
          <table:table-cell office:value-type="string" calcext:value-type="string">
            <text:p>5.839443999999999</text:p>
          </table:table-cell>
          <table:table-cell office:value-type="string" calcext:value-type="string">
            <text:p>118.1171729</text:p>
          </table:table-cell>
          <table:table-cell table:formula="of:=&quot;Harbor.create(name: &quot;&quot;&quot;&amp;[.A902]&amp;&quot;&quot;&quot;, lat: &quot;&amp;[.D902]&amp;&quot;, lng: &quot;&amp;[.E902]&amp;&quot;, query: &quot;&quot;&quot;&amp;[.C902]&amp;&quot;&quot;&quot;)&quot;" office:value-type="string" office:string-value="Harbor.create(name: &quot;Sandakan&quot;, lat: 5.839443999999999, lng: 118.1171729, query: &quot;SANDAKAN&quot;)" calcext:value-type="string">
            <text:p>Harbor.create(name: "Sandakan", lat: 5.839443999999999, lng: 118.1171729, query: "SANDAKAN")</text:p>
          </table:table-cell>
        </table:table-row>
        <table:table-row table:style-name="ro1">
          <table:table-cell office:value-type="string" calcext:value-type="string">
            <text:p>Sandettie Es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NDETTIE_EST</text:p>
          </table:table-cell>
          <table:table-cell office:value-type="string" calcext:value-type="string">
            <text:p>50.7358881</text:p>
          </table:table-cell>
          <table:table-cell office:value-type="string" calcext:value-type="string">
            <text:p>1.6017881</text:p>
          </table:table-cell>
          <table:table-cell table:formula="of:=&quot;Harbor.create(name: &quot;&quot;&quot;&amp;[.A903]&amp;&quot;&quot;&quot;, lat: &quot;&amp;[.D903]&amp;&quot;, lng: &quot;&amp;[.E903]&amp;&quot;, query: &quot;&quot;&quot;&amp;[.C903]&amp;&quot;&quot;&quot;)&quot;" office:value-type="string" office:string-value="Harbor.create(name: &quot;Sandettie Est&quot;, lat: 50.7358881, lng: 1.6017881, query: &quot;SANDETTIE_EST&quot;)" calcext:value-type="string">
            <text:p>Harbor.create(name: "Sandettie Est", lat: 50.7358881, lng: 1.6017881, query: "SANDETTIE_EST")</text:p>
          </table:table-cell>
        </table:table-row>
        <table:table-row table:style-name="ro1">
          <table:table-cell office:value-type="string" calcext:value-type="string">
            <text:p>Sandy Hook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SANDY_HOOK</text:p>
          </table:table-cell>
          <table:table-cell office:value-type="string" calcext:value-type="string">
            <text:p>40.4333496</text:p>
          </table:table-cell>
          <table:table-cell office:value-type="string" calcext:value-type="string">
            <text:p>-73.9885498</text:p>
          </table:table-cell>
          <table:table-cell table:formula="of:=&quot;Harbor.create(name: &quot;&quot;&quot;&amp;[.A904]&amp;&quot;&quot;&quot;, lat: &quot;&amp;[.D904]&amp;&quot;, lng: &quot;&amp;[.E904]&amp;&quot;, query: &quot;&quot;&quot;&amp;[.C904]&amp;&quot;&quot;&quot;)&quot;" office:value-type="string" office:string-value="Harbor.create(name: &quot;Sandy Hook&quot;, lat: 40.4333496, lng: -73.9885498, query: &quot;SANDY_HOOK&quot;)" calcext:value-type="string">
            <text:p>Harbor.create(name: "Sandy Hook", lat: 40.4333496, lng: -73.9885498, query: "SANDY_HOOK")</text:p>
          </table:table-cell>
        </table:table-row>
        <table:table-row table:style-name="ro1">
          <table:table-cell office:value-type="string" calcext:value-type="string">
            <text:p>Santa Cruz (Galapagos)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BALTRA-A_GALAPAGOS</text:p>
          </table:table-cell>
          <table:table-cell office:value-type="string" calcext:value-type="string">
            <text:p>-0.5333329</text:p>
          </table:table-cell>
          <table:table-cell office:value-type="string" calcext:value-type="string">
            <text:p>-90.35</text:p>
          </table:table-cell>
          <table:table-cell table:formula="of:=&quot;Harbor.create(name: &quot;&quot;&quot;&amp;[.A905]&amp;&quot;&quot;&quot;, lat: &quot;&amp;[.D905]&amp;&quot;, lng: &quot;&amp;[.E905]&amp;&quot;, query: &quot;&quot;&quot;&amp;[.C905]&amp;&quot;&quot;&quot;)&quot;" office:value-type="string" office:string-value="Harbor.create(name: &quot;Santa Cruz (Galapagos)&quot;, lat: -0.5333329, lng: -90.35, query: &quot;BALTRA-A_GALAPAGOS&quot;)" calcext:value-type="string">
            <text:p>Harbor.create(name: "Santa Cruz (Galapagos)", lat: -0.5333329, lng: -90.35, query: "BALTRA-A_GALAPAGOS")</text:p>
          </table:table-cell>
        </table:table-row>
        <table:table-row table:style-name="ro1">
          <table:table-cell office:value-type="string" calcext:value-type="string">
            <text:p>Santa Cruz (I. Flores)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ANTA_CRUZ_DAS_FLORES</text:p>
          </table:table-cell>
          <table:table-cell office:value-type="string" calcext:value-type="string">
            <text:p>39.4582827</text:p>
          </table:table-cell>
          <table:table-cell office:value-type="string" calcext:value-type="string">
            <text:p>-31.1338071</text:p>
          </table:table-cell>
          <table:table-cell table:formula="of:=&quot;Harbor.create(name: &quot;&quot;&quot;&amp;[.A906]&amp;&quot;&quot;&quot;, lat: &quot;&amp;[.D906]&amp;&quot;, lng: &quot;&amp;[.E906]&amp;&quot;, query: &quot;&quot;&quot;&amp;[.C906]&amp;&quot;&quot;&quot;)&quot;" office:value-type="string" office:string-value="Harbor.create(name: &quot;Santa Cruz (I. Flores)&quot;, lat: 39.4582827, lng: -31.1338071, query: &quot;SANTA_CRUZ_DAS_FLORES&quot;)" calcext:value-type="string">
            <text:p>Harbor.create(name: "Santa Cruz (I. Flores)", lat: 39.4582827, lng: -31.1338071, query: "SANTA_CRUZ_DAS_FLORES")</text:p>
          </table:table-cell>
        </table:table-row>
        <table:table-row table:style-name="ro1">
          <table:table-cell office:value-type="string" calcext:value-type="string">
            <text:p>Santa Cruz (Luzon)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SANTA_CRUZ_LUZON</text:p>
          </table:table-cell>
          <table:table-cell office:value-type="string" calcext:value-type="string">
            <text:p>14.2691095</text:p>
          </table:table-cell>
          <table:table-cell office:value-type="string" calcext:value-type="string">
            <text:p>121.4113308</text:p>
          </table:table-cell>
          <table:table-cell table:formula="of:=&quot;Harbor.create(name: &quot;&quot;&quot;&amp;[.A907]&amp;&quot;&quot;&quot;, lat: &quot;&amp;[.D907]&amp;&quot;, lng: &quot;&amp;[.E907]&amp;&quot;, query: &quot;&quot;&quot;&amp;[.C907]&amp;&quot;&quot;&quot;)&quot;" office:value-type="string" office:string-value="Harbor.create(name: &quot;Santa Cruz (Luzon)&quot;, lat: 14.2691095, lng: 121.4113308, query: &quot;SANTA_CRUZ_LUZON&quot;)" calcext:value-type="string">
            <text:p>Harbor.create(name: "Santa Cruz (Luzon)", lat: 14.2691095, lng: 121.4113308, query: "SANTA_CRUZ_LUZON")</text:p>
          </table:table-cell>
        </table:table-row>
        <table:table-row table:style-name="ro1">
          <table:table-cell office:value-type="string" calcext:value-type="string">
            <text:p>Santa Cruz de Tenerif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ANTA_CRUZ_DE_TENERIFE</text:p>
          </table:table-cell>
          <table:table-cell office:value-type="string" calcext:value-type="string">
            <text:p>28.4636296</text:p>
          </table:table-cell>
          <table:table-cell office:value-type="string" calcext:value-type="string">
            <text:p>-16.2518467</text:p>
          </table:table-cell>
          <table:table-cell table:formula="of:=&quot;Harbor.create(name: &quot;&quot;&quot;&amp;[.A908]&amp;&quot;&quot;&quot;, lat: &quot;&amp;[.D908]&amp;&quot;, lng: &quot;&amp;[.E908]&amp;&quot;, query: &quot;&quot;&quot;&amp;[.C908]&amp;&quot;&quot;&quot;)&quot;" office:value-type="string" office:string-value="Harbor.create(name: &quot;Santa Cruz de Tenerife&quot;, lat: 28.4636296, lng: -16.2518467, query: &quot;SANTA_CRUZ_DE_TENERIFE&quot;)" calcext:value-type="string">
            <text:p>Harbor.create(name: "Santa Cruz de Tenerife", lat: 28.4636296, lng: -16.2518467, query: "SANTA_CRUZ_DE_TENERIFE")</text:p>
          </table:table-cell>
        </table:table-row>
        <table:table-row table:style-name="ro1">
          <table:table-cell office:value-type="string" calcext:value-type="string">
            <text:p>Santa Elen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SANTA_ELENA</text:p>
          </table:table-cell>
          <table:table-cell office:value-type="string" calcext:value-type="string">
            <text:p>-30.9462887</text:p>
          </table:table-cell>
          <table:table-cell office:value-type="string" calcext:value-type="string">
            <text:p>-59.78537659999999</text:p>
          </table:table-cell>
          <table:table-cell table:formula="of:=&quot;Harbor.create(name: &quot;&quot;&quot;&amp;[.A909]&amp;&quot;&quot;&quot;, lat: &quot;&amp;[.D909]&amp;&quot;, lng: &quot;&amp;[.E909]&amp;&quot;, query: &quot;&quot;&quot;&amp;[.C909]&amp;&quot;&quot;&quot;)&quot;" office:value-type="string" office:string-value="Harbor.create(name: &quot;Santa Elena&quot;, lat: -30.9462887, lng: -59.78537659999999, query: &quot;SANTA_ELENA&quot;)" calcext:value-type="string">
            <text:p>Harbor.create(name: "Santa Elena", lat: -30.9462887, lng: -59.78537659999999, query: "SANTA_ELENA")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PORTO_DE_SANTANA</text:p>
          </table:table-cell>
          <table:table-cell office:value-type="string" calcext:value-type="string">
            <text:p>-23.498181</text:p>
          </table:table-cell>
          <table:table-cell office:value-type="string" calcext:value-type="string">
            <text:p>-46.6263306</text:p>
          </table:table-cell>
          <table:table-cell table:formula="of:=&quot;Harbor.create(name: &quot;&quot;&quot;&amp;[.A910]&amp;&quot;&quot;&quot;, lat: &quot;&amp;[.D910]&amp;&quot;, lng: &quot;&amp;[.E910]&amp;&quot;, query: &quot;&quot;&quot;&amp;[.C910]&amp;&quot;&quot;&quot;)&quot;" office:value-type="string" office:string-value="Harbor.create(name: &quot;Santana&quot;, lat: -23.498181, lng: -46.6263306, query: &quot;PORTO_DE_SANTANA&quot;)" calcext:value-type="string">
            <text:p>Harbor.create(name: "Santana", lat: -23.498181, lng: -46.6263306, query: "PORTO_DE_SANTANA")</text:p>
          </table:table-cell>
        </table:table-row>
        <table:table-row table:style-name="ro1">
          <table:table-cell office:value-type="string" calcext:value-type="string">
            <text:p>Santander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43.46230569999999</text:p>
          </table:table-cell>
          <table:table-cell office:value-type="string" calcext:value-type="string">
            <text:p>-3.8099803</text:p>
          </table:table-cell>
          <table:table-cell table:formula="of:=&quot;Harbor.create(name: &quot;&quot;&quot;&amp;[.A911]&amp;&quot;&quot;&quot;, lat: &quot;&amp;[.D911]&amp;&quot;, lng: &quot;&amp;[.E911]&amp;&quot;, query: &quot;&quot;&quot;&amp;[.C911]&amp;&quot;&quot;&quot;)&quot;" office:value-type="string" office:string-value="Harbor.create(name: &quot;Santander&quot;, lat: 43.46230569999999, lng: -3.8099803, query: &quot;SANTANDER&quot;)" calcext:value-type="string">
            <text:p>Harbor.create(name: "Santander", lat: 43.46230569999999, lng: -3.8099803, query: "SANTANDER")</text:p>
          </table:table-cell>
        </table:table-row>
        <table:table-row table:style-name="ro1">
          <table:table-cell office:value-type="string" calcext:value-type="string">
            <text:p>Santo Antonio (I. do Principe)</text:p>
          </table:table-cell>
          <table:table-cell office:value-type="string" calcext:value-type="string">
            <text:p>Sao Tome et Principe</text:p>
          </table:table-cell>
          <table:table-cell office:value-type="string" calcext:value-type="string">
            <text:p>SANTO_ANTONIO-PRINCIPE</text:p>
          </table:table-cell>
          <table:table-cell office:value-type="string" calcext:value-type="string">
            <text:p>1.6367611</text:p>
          </table:table-cell>
          <table:table-cell office:value-type="string" calcext:value-type="string">
            <text:p>7.417856999999999</text:p>
          </table:table-cell>
          <table:table-cell table:formula="of:=&quot;Harbor.create(name: &quot;&quot;&quot;&amp;[.A912]&amp;&quot;&quot;&quot;, lat: &quot;&amp;[.D912]&amp;&quot;, lng: &quot;&amp;[.E912]&amp;&quot;, query: &quot;&quot;&quot;&amp;[.C912]&amp;&quot;&quot;&quot;)&quot;" office:value-type="string" office:string-value="Harbor.create(name: &quot;Santo Antonio (I. do Principe)&quot;, lat: 1.6367611, lng: 7.417856999999999, query: &quot;SANTO_ANTONIO-PRINCIPE&quot;)" calcext:value-type="string">
            <text:p>Harbor.create(name: "Santo Antonio (I. do Principe)", lat: 1.6367611, lng: 7.417856999999999, query: "SANTO_ANTONIO-PRINCIPE")</text:p>
          </table:table-cell>
        </table:table-row>
        <table:table-row table:style-name="ro1">
          <table:table-cell office:value-type="string" calcext:value-type="string">
            <text:p>Santo Antonio do Zaire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SANTO_ANTONIO_DO_ZAIRE</text:p>
          </table:table-cell>
          <table:table-cell office:value-type="string" calcext:value-type="string">
            <text:p>-6.1410265</text:p>
          </table:table-cell>
          <table:table-cell office:value-type="string" calcext:value-type="string">
            <text:p>12.3521148</text:p>
          </table:table-cell>
          <table:table-cell table:formula="of:=&quot;Harbor.create(name: &quot;&quot;&quot;&amp;[.A913]&amp;&quot;&quot;&quot;, lat: &quot;&amp;[.D913]&amp;&quot;, lng: &quot;&amp;[.E913]&amp;&quot;, query: &quot;&quot;&quot;&amp;[.C913]&amp;&quot;&quot;&quot;)&quot;" office:value-type="string" office:string-value="Harbor.create(name: &quot;Santo Antonio do Zaire&quot;, lat: -6.1410265, lng: 12.3521148, query: &quot;SANTO_ANTONIO_DO_ZAIRE&quot;)" calcext:value-type="string">
            <text:p>Harbor.create(name: "Santo Antonio do Zaire", lat: -6.1410265, lng: 12.3521148, query: "SANTO_ANTONIO_DO_ZAIRE")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-23.9678823</text:p>
          </table:table-cell>
          <table:table-cell office:value-type="string" calcext:value-type="string">
            <text:p>-46.3288865</text:p>
          </table:table-cell>
          <table:table-cell table:formula="of:=&quot;Harbor.create(name: &quot;&quot;&quot;&amp;[.A914]&amp;&quot;&quot;&quot;, lat: &quot;&amp;[.D914]&amp;&quot;, lng: &quot;&amp;[.E914]&amp;&quot;, query: &quot;&quot;&quot;&amp;[.C914]&amp;&quot;&quot;&quot;)&quot;" office:value-type="string" office:string-value="Harbor.create(name: &quot;Santos&quot;, lat: -23.9678823, lng: -46.3288865, query: &quot;SANTOS&quot;)" calcext:value-type="string">
            <text:p>Harbor.create(name: "Santos", lat: -23.9678823, lng: -46.3288865, query: "SANTOS")</text:p>
          </table:table-cell>
        </table:table-row>
        <table:table-row table:style-name="ro1">
          <table:table-cell office:value-type="string" calcext:value-type="string">
            <text:p>Sao Francisco do Sul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SAO_FRANCISCO_DO_SUL</text:p>
          </table:table-cell>
          <table:table-cell office:value-type="string" calcext:value-type="string">
            <text:p>-26.2492482</text:p>
          </table:table-cell>
          <table:table-cell office:value-type="string" calcext:value-type="string">
            <text:p>-48.635372</text:p>
          </table:table-cell>
          <table:table-cell table:formula="of:=&quot;Harbor.create(name: &quot;&quot;&quot;&amp;[.A915]&amp;&quot;&quot;&quot;, lat: &quot;&amp;[.D915]&amp;&quot;, lng: &quot;&amp;[.E915]&amp;&quot;, query: &quot;&quot;&quot;&amp;[.C915]&amp;&quot;&quot;&quot;)&quot;" office:value-type="string" office:string-value="Harbor.create(name: &quot;Sao Francisco do Sul&quot;, lat: -26.2492482, lng: -48.635372, query: &quot;SAO_FRANCISCO_DO_SUL&quot;)" calcext:value-type="string">
            <text:p>Harbor.create(name: "Sao Francisco do Sul", lat: -26.2492482, lng: -48.635372, query: "SAO_FRANCISCO_DO_SUL")</text:p>
          </table:table-cell>
        </table:table-row>
        <table:table-row table:style-name="ro1">
          <table:table-cell office:value-type="string" calcext:value-type="string">
            <text:p>Sao Luis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SAO_LUIS</text:p>
          </table:table-cell>
          <table:table-cell office:value-type="string" calcext:value-type="string">
            <text:p>-2.5391099</text:p>
          </table:table-cell>
          <table:table-cell office:value-type="string" calcext:value-type="string">
            <text:p>-44.28290459999999</text:p>
          </table:table-cell>
          <table:table-cell table:formula="of:=&quot;Harbor.create(name: &quot;&quot;&quot;&amp;[.A916]&amp;&quot;&quot;&quot;, lat: &quot;&amp;[.D916]&amp;&quot;, lng: &quot;&amp;[.E916]&amp;&quot;, query: &quot;&quot;&quot;&amp;[.C916]&amp;&quot;&quot;&quot;)&quot;" office:value-type="string" office:string-value="Harbor.create(name: &quot;Sao Luis&quot;, lat: -2.5391099, lng: -44.28290459999999, query: &quot;SAO_LUIS&quot;)" calcext:value-type="string">
            <text:p>Harbor.create(name: "Sao Luis", lat: -2.5391099, lng: -44.28290459999999, query: "SAO_LUIS")</text:p>
          </table:table-cell>
        </table:table-row>
        <table:table-row table:style-name="ro1">
          <table:table-cell office:value-type="string" calcext:value-type="string">
            <text:p>Sao Sebastiao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SAO_SEBASTIAO</text:p>
          </table:table-cell>
          <table:table-cell office:value-type="string" calcext:value-type="string">
            <text:p>-23.8063468</text:p>
          </table:table-cell>
          <table:table-cell office:value-type="string" calcext:value-type="string">
            <text:p>-45.4016534</text:p>
          </table:table-cell>
          <table:table-cell table:formula="of:=&quot;Harbor.create(name: &quot;&quot;&quot;&amp;[.A917]&amp;&quot;&quot;&quot;, lat: &quot;&amp;[.D917]&amp;&quot;, lng: &quot;&amp;[.E917]&amp;&quot;, query: &quot;&quot;&quot;&amp;[.C917]&amp;&quot;&quot;&quot;)&quot;" office:value-type="string" office:string-value="Harbor.create(name: &quot;Sao Sebastiao&quot;, lat: -23.8063468, lng: -45.4016534, query: &quot;SAO_SEBASTIAO&quot;)" calcext:value-type="string">
            <text:p>Harbor.create(name: "Sao Sebastiao", lat: -23.8063468, lng: -45.4016534, query: "SAO_SEBASTIAO")</text:p>
          </table:table-cell>
        </table:table-row>
        <table:table-row table:style-name="ro1">
          <table:table-cell office:value-type="string" calcext:value-type="string">
            <text:p>Sao Tome (I. do Sao Tome)</text:p>
          </table:table-cell>
          <table:table-cell office:value-type="string" calcext:value-type="string">
            <text:p>Sao Tome et Principe</text:p>
          </table:table-cell>
          <table:table-cell office:value-type="string" calcext:value-type="string">
            <text:p>SAO_TOME</text:p>
          </table:table-cell>
          <table:table-cell office:value-type="string" calcext:value-type="string">
            <text:p>0.3301924</text:p>
          </table:table-cell>
          <table:table-cell office:value-type="string" calcext:value-type="string">
            <text:p>6.733343</text:p>
          </table:table-cell>
          <table:table-cell table:formula="of:=&quot;Harbor.create(name: &quot;&quot;&quot;&amp;[.A918]&amp;&quot;&quot;&quot;, lat: &quot;&amp;[.D918]&amp;&quot;, lng: &quot;&amp;[.E918]&amp;&quot;, query: &quot;&quot;&quot;&amp;[.C918]&amp;&quot;&quot;&quot;)&quot;" office:value-type="string" office:string-value="Harbor.create(name: &quot;Sao Tome (I. do Sao Tome)&quot;, lat: 0.3301924, lng: 6.733343, query: &quot;SAO_TOME&quot;)" calcext:value-type="string">
            <text:p>Harbor.create(name: "Sao Tome (I. do Sao Tome)", lat: 0.3301924, lng: 6.733343, query: "SAO_TOME")</text:p>
          </table:table-cell>
        </table:table-row>
        <table:table-row table:style-name="ro1">
          <table:table-cell office:value-type="string" calcext:value-type="string">
            <text:p>Sasebo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SASEBO</text:p>
          </table:table-cell>
          <table:table-cell office:value-type="string" calcext:value-type="string">
            <text:p>33.1799153</text:p>
          </table:table-cell>
          <table:table-cell office:value-type="string" calcext:value-type="string">
            <text:p>129.7151101</text:p>
          </table:table-cell>
          <table:table-cell table:formula="of:=&quot;Harbor.create(name: &quot;&quot;&quot;&amp;[.A919]&amp;&quot;&quot;&quot;, lat: &quot;&amp;[.D919]&amp;&quot;, lng: &quot;&amp;[.E919]&amp;&quot;, query: &quot;&quot;&quot;&amp;[.C919]&amp;&quot;&quot;&quot;)&quot;" office:value-type="string" office:string-value="Harbor.create(name: &quot;Sasebo&quot;, lat: 33.1799153, lng: 129.7151101, query: &quot;SASEBO&quot;)" calcext:value-type="string">
            <text:p>Harbor.create(name: "Sasebo", lat: 33.1799153, lng: 129.7151101, query: "SASEBO")</text:p>
          </table:table-cell>
        </table:table-row>
        <table:table-row table:style-name="ro1">
          <table:table-cell office:value-type="string" calcext:value-type="string">
            <text:p>Sassandra</text:p>
          </table:table-cell>
          <table:table-cell office:value-type="string" calcext:value-type="string">
            <text:p>Cote d</text:p>
          </table:table-cell>
          <table:table-cell office:value-type="string" calcext:value-type="string">
            <text:p>SASSANDRA</text:p>
          </table:table-cell>
          <table:table-cell office:value-type="string" calcext:value-type="string">
            <text:p>5.388518299999999</text:p>
          </table:table-cell>
          <table:table-cell office:value-type="string" calcext:value-type="string">
            <text:p>-4.0034656</text:p>
          </table:table-cell>
          <table:table-cell table:formula="of:=&quot;Harbor.create(name: &quot;&quot;&quot;&amp;[.A920]&amp;&quot;&quot;&quot;, lat: &quot;&amp;[.D920]&amp;&quot;, lng: &quot;&amp;[.E920]&amp;&quot;, query: &quot;&quot;&quot;&amp;[.C920]&amp;&quot;&quot;&quot;)&quot;" office:value-type="string" office:string-value="Harbor.create(name: &quot;Sassandra&quot;, lat: 5.388518299999999, lng: -4.0034656, query: &quot;SASSANDRA&quot;)" calcext:value-type="string">
            <text:p>Harbor.create(name: "Sassandra", lat: 5.388518299999999, lng: -4.0034656, query: "SASSANDRA")</text:p>
          </table:table-cell>
        </table:table-row>
        <table:table-row table:style-name="ro1">
          <table:table-cell office:value-type="string" calcext:value-type="string">
            <text:p>Sattahip</text:p>
          </table:table-cell>
          <table:table-cell office:value-type="string" calcext:value-type="string">
            <text:p>Thailande</text:p>
          </table:table-cell>
          <table:table-cell office:value-type="string" calcext:value-type="string">
            <text:p>SATTAHIP</text:p>
          </table:table-cell>
          <table:table-cell office:value-type="string" calcext:value-type="string">
            <text:p>12.6869126</text:p>
          </table:table-cell>
          <table:table-cell office:value-type="string" calcext:value-type="string">
            <text:p>100.8991043</text:p>
          </table:table-cell>
          <table:table-cell table:formula="of:=&quot;Harbor.create(name: &quot;&quot;&quot;&amp;[.A921]&amp;&quot;&quot;&quot;, lat: &quot;&amp;[.D921]&amp;&quot;, lng: &quot;&amp;[.E921]&amp;&quot;, query: &quot;&quot;&quot;&amp;[.C921]&amp;&quot;&quot;&quot;)&quot;" office:value-type="string" office:string-value="Harbor.create(name: &quot;Sattahip&quot;, lat: 12.6869126, lng: 100.8991043, query: &quot;SATTAHIP&quot;)" calcext:value-type="string">
            <text:p>Harbor.create(name: "Sattahip", lat: 12.6869126, lng: 100.8991043, query: "SATTAHIP")</text:p>
          </table:table-cell>
        </table:table-row>
        <table:table-row table:style-name="ro1">
          <table:table-cell office:value-type="string" calcext:value-type="string">
            <text:p>Savannah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SAVANNAH_RIVER</text:p>
          </table:table-cell>
          <table:table-cell office:value-type="string" calcext:value-type="string">
            <text:p>32.0835407</text:p>
          </table:table-cell>
          <table:table-cell office:value-type="string" calcext:value-type="string">
            <text:p>-81.09983419999999</text:p>
          </table:table-cell>
          <table:table-cell table:formula="of:=&quot;Harbor.create(name: &quot;&quot;&quot;&amp;[.A922]&amp;&quot;&quot;&quot;, lat: &quot;&amp;[.D922]&amp;&quot;, lng: &quot;&amp;[.E922]&amp;&quot;, query: &quot;&quot;&quot;&amp;[.C922]&amp;&quot;&quot;&quot;)&quot;" office:value-type="string" office:string-value="Harbor.create(name: &quot;Savannah&quot;, lat: 32.0835407, lng: -81.09983419999999, query: &quot;SAVANNAH_RIVER&quot;)" calcext:value-type="string">
            <text:p>Harbor.create(name: "Savannah", lat: 32.0835407, lng: -81.09983419999999, query: "SAVANNAH_RIVER")</text:p>
          </table:table-cell>
        </table:table-row>
        <table:table-row table:style-name="ro1">
          <table:table-cell office:value-type="string" calcext:value-type="string">
            <text:p>Scarborough</text:p>
          </table:table-cell>
          <table:table-cell office:value-type="string" calcext:value-type="string">
            <text:p>Trinite-et-Tobago</text:p>
          </table:table-cell>
          <table:table-cell office:value-type="string" calcext:value-type="string">
            <text:p>SCARBOROUGH_TOBAGO</text:p>
          </table:table-cell>
          <table:table-cell office:value-type="string" calcext:value-type="string">
            <text:p>11.1869803</text:p>
          </table:table-cell>
          <table:table-cell office:value-type="string" calcext:value-type="string">
            <text:p>-60.7301511</text:p>
          </table:table-cell>
          <table:table-cell table:formula="of:=&quot;Harbor.create(name: &quot;&quot;&quot;&amp;[.A923]&amp;&quot;&quot;&quot;, lat: &quot;&amp;[.D923]&amp;&quot;, lng: &quot;&amp;[.E923]&amp;&quot;, query: &quot;&quot;&quot;&amp;[.C923]&amp;&quot;&quot;&quot;)&quot;" office:value-type="string" office:string-value="Harbor.create(name: &quot;Scarborough&quot;, lat: 11.1869803, lng: -60.7301511, query: &quot;SCARBOROUGH_TOBAGO&quot;)" calcext:value-type="string">
            <text:p>Harbor.create(name: "Scarborough", lat: 11.1869803, lng: -60.7301511, query: "SCARBOROUGH_TOBAGO")</text:p>
          </table:table-cell>
        </table:table-row>
        <table:table-row table:style-name="ro1">
          <table:table-cell office:value-type="string" calcext:value-type="string">
            <text:p>Scheveningen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SCHEVENINGEN</text:p>
          </table:table-cell>
          <table:table-cell office:value-type="string" calcext:value-type="string">
            <text:p>52.1024015</text:p>
          </table:table-cell>
          <table:table-cell office:value-type="string" calcext:value-type="string">
            <text:p>4.3021834</text:p>
          </table:table-cell>
          <table:table-cell table:formula="of:=&quot;Harbor.create(name: &quot;&quot;&quot;&amp;[.A924]&amp;&quot;&quot;&quot;, lat: &quot;&amp;[.D924]&amp;&quot;, lng: &quot;&amp;[.E924]&amp;&quot;, query: &quot;&quot;&quot;&amp;[.C924]&amp;&quot;&quot;&quot;)&quot;" office:value-type="string" office:string-value="Harbor.create(name: &quot;Scheveningen&quot;, lat: 52.1024015, lng: 4.3021834, query: &quot;SCHEVENINGEN&quot;)" calcext:value-type="string">
            <text:p>Harbor.create(name: "Scheveningen", lat: 52.1024015, lng: 4.3021834, query: "SCHEVENINGEN")</text:p>
          </table:table-cell>
        </table:table-row>
        <table:table-row table:style-name="ro1">
          <table:table-cell office:value-type="string" calcext:value-type="string">
            <text:p>Scotia</text:p>
          </table:table-cell>
          <table:table-cell office:value-type="string" calcext:value-type="string">
            <text:p>Antarctique (South Orkney Islands)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58.9809401</text:p>
          </table:table-cell>
          <table:table-cell office:value-type="string" calcext:value-type="string">
            <text:p>-2.9605206</text:p>
          </table:table-cell>
          <table:table-cell table:formula="of:=&quot;Harbor.create(name: &quot;&quot;&quot;&amp;[.A925]&amp;&quot;&quot;&quot;, lat: &quot;&amp;[.D925]&amp;&quot;, lng: &quot;&amp;[.E925]&amp;&quot;, query: &quot;&quot;&quot;&amp;[.C925]&amp;&quot;&quot;&quot;)&quot;" office:value-type="string" office:string-value="Harbor.create(name: &quot;Scotia&quot;, lat: 58.9809401, lng: -2.9605206, query: &quot;SCOTIA&quot;)" calcext:value-type="string">
            <text:p>Harbor.create(name: "Scotia", lat: 58.9809401, lng: -2.9605206, query: "SCOTIA")</text:p>
          </table:table-cell>
        </table:table-row>
        <table:table-row table:style-name="ro1">
          <table:table-cell office:value-type="string" calcext:value-type="string">
            <text:p>Scrabster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CRABSTER</text:p>
          </table:table-cell>
          <table:table-cell office:value-type="string" calcext:value-type="string">
            <text:p>58.61102599999999</text:p>
          </table:table-cell>
          <table:table-cell office:value-type="string" calcext:value-type="string">
            <text:p>-3.552627</text:p>
          </table:table-cell>
          <table:table-cell table:formula="of:=&quot;Harbor.create(name: &quot;&quot;&quot;&amp;[.A926]&amp;&quot;&quot;&quot;, lat: &quot;&amp;[.D926]&amp;&quot;, lng: &quot;&amp;[.E926]&amp;&quot;, query: &quot;&quot;&quot;&amp;[.C926]&amp;&quot;&quot;&quot;)&quot;" office:value-type="string" office:string-value="Harbor.create(name: &quot;Scrabster&quot;, lat: 58.61102599999999, lng: -3.552627, query: &quot;SCRABSTER&quot;)" calcext:value-type="string">
            <text:p>Harbor.create(name: "Scrabster", lat: 58.61102599999999, lng: -3.552627, query: "SCRABSTER")</text:p>
          </table:table-cell>
        </table:table-row>
        <table:table-row table:style-name="ro1">
          <table:table-cell office:value-type="string" calcext:value-type="string">
            <text:p>Seattle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47.6062095</text:p>
          </table:table-cell>
          <table:table-cell office:value-type="string" calcext:value-type="string">
            <text:p>-122.3320708</text:p>
          </table:table-cell>
          <table:table-cell table:formula="of:=&quot;Harbor.create(name: &quot;&quot;&quot;&amp;[.A927]&amp;&quot;&quot;&quot;, lat: &quot;&amp;[.D927]&amp;&quot;, lng: &quot;&amp;[.E927]&amp;&quot;, query: &quot;&quot;&quot;&amp;[.C927]&amp;&quot;&quot;&quot;)&quot;" office:value-type="string" office:string-value="Harbor.create(name: &quot;Seattle&quot;, lat: 47.6062095, lng: -122.3320708, query: &quot;SEATTLE&quot;)" calcext:value-type="string">
            <text:p>Harbor.create(name: "Seattle", lat: 47.6062095, lng: -122.3320708, query: "SEATTLE")</text:p>
          </table:table-cell>
        </table:table-row>
        <table:table-row table:style-name="ro1">
          <table:table-cell office:value-type="string" calcext:value-type="string">
            <text:p>Seeadler Harbour</text:p>
          </table:table-cell>
          <table:table-cell office:value-type="string" calcext:value-type="string">
            <text:p>Papouasie-Nouvelle-Guinee</text:p>
          </table:table-cell>
          <table:table-cell office:value-type="string" calcext:value-type="string">
            <text:p>SEEADLER_HARBOUR</text:p>
          </table:table-cell>
          <table:table-cell office:value-type="string" calcext:value-type="string">
            <text:p>-1.9886111</text:p>
          </table:table-cell>
          <table:table-cell office:value-type="string" calcext:value-type="string">
            <text:p>147.2822222</text:p>
          </table:table-cell>
          <table:table-cell table:formula="of:=&quot;Harbor.create(name: &quot;&quot;&quot;&amp;[.A928]&amp;&quot;&quot;&quot;, lat: &quot;&amp;[.D928]&amp;&quot;, lng: &quot;&amp;[.E928]&amp;&quot;, query: &quot;&quot;&quot;&amp;[.C928]&amp;&quot;&quot;&quot;)&quot;" office:value-type="string" office:string-value="Harbor.create(name: &quot;Seeadler Harbour&quot;, lat: -1.9886111, lng: 147.2822222, query: &quot;SEEADLER_HARBOUR&quot;)" calcext:value-type="string">
            <text:p>Harbor.create(name: "Seeadler Harbour", lat: -1.9886111, lng: 147.2822222, query: "SEEADLER_HARBOUR")</text:p>
          </table:table-cell>
        </table:table-row>
        <table:table-row table:style-name="ro1">
          <table:table-cell office:value-type="string" calcext:value-type="string">
            <text:p>Seldovia</text:p>
          </table:table-cell>
          <table:table-cell office:value-type="string" calcext:value-type="string">
            <text:p>Etats-Unis (Alaska)</text:p>
          </table:table-cell>
          <table:table-cell office:value-type="string" calcext:value-type="string">
            <text:p>SELDOVIA</text:p>
          </table:table-cell>
          <table:table-cell office:value-type="string" calcext:value-type="string">
            <text:p>59.4380556</text:p>
          </table:table-cell>
          <table:table-cell office:value-type="string" calcext:value-type="string">
            <text:p>-151.7113889</text:p>
          </table:table-cell>
          <table:table-cell table:formula="of:=&quot;Harbor.create(name: &quot;&quot;&quot;&amp;[.A929]&amp;&quot;&quot;&quot;, lat: &quot;&amp;[.D929]&amp;&quot;, lng: &quot;&amp;[.E929]&amp;&quot;, query: &quot;&quot;&quot;&amp;[.C929]&amp;&quot;&quot;&quot;)&quot;" office:value-type="string" office:string-value="Harbor.create(name: &quot;Seldovia&quot;, lat: 59.4380556, lng: -151.7113889, query: &quot;SELDOVIA&quot;)" calcext:value-type="string">
            <text:p>Harbor.create(name: "Seldovia", lat: 59.4380556, lng: -151.7113889, query: "SELDOVIA")</text:p>
          </table:table-cell>
        </table:table-row>
        <table:table-row table:style-name="ro1">
          <table:table-cell office:value-type="string" calcext:value-type="string">
            <text:p>Sembawang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SEMBAWANG</text:p>
          </table:table-cell>
          <table:table-cell office:value-type="string" calcext:value-type="string">
            <text:p>1.4491107</text:p>
          </table:table-cell>
          <table:table-cell office:value-type="string" calcext:value-type="string">
            <text:p>103.8184954</text:p>
          </table:table-cell>
          <table:table-cell table:formula="of:=&quot;Harbor.create(name: &quot;&quot;&quot;&amp;[.A930]&amp;&quot;&quot;&quot;, lat: &quot;&amp;[.D930]&amp;&quot;, lng: &quot;&amp;[.E930]&amp;&quot;, query: &quot;&quot;&quot;&amp;[.C930]&amp;&quot;&quot;&quot;)&quot;" office:value-type="string" office:string-value="Harbor.create(name: &quot;Sembawang&quot;, lat: 1.4491107, lng: 103.8184954, query: &quot;SEMBAWANG&quot;)" calcext:value-type="string">
            <text:p>Harbor.create(name: "Sembawang", lat: 1.4491107, lng: 103.8184954, query: "SEMBAWANG")</text:p>
          </table:table-cell>
        </table:table-row>
        <table:table-row table:style-name="ro1">
          <table:table-cell office:value-type="string" calcext:value-type="string">
            <text:p>Senyavin Islands</text:p>
          </table:table-cell>
          <table:table-cell office:value-type="string" calcext:value-type="string">
            <text:p>Micronesie</text:p>
          </table:table-cell>
          <table:table-cell office:value-type="string" calcext:value-type="string">
            <text:p>METARANIMU_KO_PONAPE_TO</text:p>
          </table:table-cell>
          <table:table-cell office:value-type="string" calcext:value-type="string">
            <text:p>6.833333</text:p>
          </table:table-cell>
          <table:table-cell office:value-type="string" calcext:value-type="string">
            <text:p>158.133333</text:p>
          </table:table-cell>
          <table:table-cell table:formula="of:=&quot;Harbor.create(name: &quot;&quot;&quot;&amp;[.A931]&amp;&quot;&quot;&quot;, lat: &quot;&amp;[.D931]&amp;&quot;, lng: &quot;&amp;[.E931]&amp;&quot;, query: &quot;&quot;&quot;&amp;[.C931]&amp;&quot;&quot;&quot;)&quot;" office:value-type="string" office:string-value="Harbor.create(name: &quot;Senyavin Islands&quot;, lat: 6.833333, lng: 158.133333, query: &quot;METARANIMU_KO_PONAPE_TO&quot;)" calcext:value-type="string">
            <text:p>Harbor.create(name: "Senyavin Islands", lat: 6.833333, lng: 158.133333, query: "METARANIMU_KO_PONAPE_TO")</text:p>
          </table:table-cell>
        </table:table-row>
        <table:table-row table:style-name="ro1">
          <table:table-cell office:value-type="string" calcext:value-type="string">
            <text:p>Seogwipo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SOGWI_PO</text:p>
          </table:table-cell>
          <table:table-cell office:value-type="string" calcext:value-type="string">
            <text:p>33.2541205</text:p>
          </table:table-cell>
          <table:table-cell office:value-type="string" calcext:value-type="string">
            <text:p>126.560076</text:p>
          </table:table-cell>
          <table:table-cell table:formula="of:=&quot;Harbor.create(name: &quot;&quot;&quot;&amp;[.A932]&amp;&quot;&quot;&quot;, lat: &quot;&amp;[.D932]&amp;&quot;, lng: &quot;&amp;[.E932]&amp;&quot;, query: &quot;&quot;&quot;&amp;[.C932]&amp;&quot;&quot;&quot;)&quot;" office:value-type="string" office:string-value="Harbor.create(name: &quot;Seogwipo&quot;, lat: 33.2541205, lng: 126.560076, query: &quot;SOGWI_PO&quot;)" calcext:value-type="string">
            <text:p>Harbor.create(name: "Seogwipo", lat: 33.2541205, lng: 126.560076, query: "SOGWI_PO")</text:p>
          </table:table-cell>
        </table:table-row>
        <table:table-row table:style-name="ro1">
          <table:table-cell office:value-type="string" calcext:value-type="string">
            <text:p>Sept-Il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EPT-ILES</text:p>
          </table:table-cell>
          <table:table-cell office:value-type="string" calcext:value-type="string">
            <text:p>50.21329679999999</text:p>
          </table:table-cell>
          <table:table-cell office:value-type="string" calcext:value-type="string">
            <text:p>-66.3757921</text:p>
          </table:table-cell>
          <table:table-cell table:formula="of:=&quot;Harbor.create(name: &quot;&quot;&quot;&amp;[.A933]&amp;&quot;&quot;&quot;, lat: &quot;&amp;[.D933]&amp;&quot;, lng: &quot;&amp;[.E933]&amp;&quot;, query: &quot;&quot;&quot;&amp;[.C933]&amp;&quot;&quot;&quot;)&quot;" office:value-type="string" office:string-value="Harbor.create(name: &quot;Sept-Iles&quot;, lat: 50.21329679999999, lng: -66.3757921, query: &quot;SEPT-ILES&quot;)" calcext:value-type="string">
            <text:p>Harbor.create(name: "Sept-Iles", lat: 50.21329679999999, lng: -66.3757921, query: "SEPT-ILES")</text:p>
          </table:table-cell>
        </table:table-row>
        <table:table-row table:style-name="ro1">
          <table:table-cell office:value-type="string" calcext:value-type="string">
            <text:p>Sesimbr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38.44421699999999</text:p>
          </table:table-cell>
          <table:table-cell office:value-type="string" calcext:value-type="string">
            <text:p>-9.1014903</text:p>
          </table:table-cell>
          <table:table-cell table:formula="of:=&quot;Harbor.create(name: &quot;&quot;&quot;&amp;[.A934]&amp;&quot;&quot;&quot;, lat: &quot;&amp;[.D934]&amp;&quot;, lng: &quot;&amp;[.E934]&amp;&quot;, query: &quot;&quot;&quot;&amp;[.C934]&amp;&quot;&quot;&quot;)&quot;" office:value-type="string" office:string-value="Harbor.create(name: &quot;Sesimbra&quot;, lat: 38.44421699999999, lng: -9.1014903, query: &quot;SESIMBRA&quot;)" calcext:value-type="string">
            <text:p>Harbor.create(name: "Sesimbra", lat: 38.44421699999999, lng: -9.1014903, query: "SESIMBRA")</text:p>
          </table:table-cell>
        </table:table-row>
        <table:table-row table:style-name="ro1">
          <table:table-cell office:value-type="string" calcext:value-type="string">
            <text:p>Se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TE</text:p>
          </table:table-cell>
          <table:table-cell office:value-type="string" calcext:value-type="string">
            <text:p>43.4078758</text:p>
          </table:table-cell>
          <table:table-cell office:value-type="string" calcext:value-type="string">
            <text:p>3.7008219</text:p>
          </table:table-cell>
          <table:table-cell table:formula="of:=&quot;Harbor.create(name: &quot;&quot;&quot;&amp;[.A935]&amp;&quot;&quot;&quot;, lat: &quot;&amp;[.D935]&amp;&quot;, lng: &quot;&amp;[.E935]&amp;&quot;, query: &quot;&quot;&quot;&amp;[.C935]&amp;&quot;&quot;&quot;)&quot;" office:value-type="string" office:string-value="Harbor.create(name: &quot;Sete&quot;, lat: 43.4078758, lng: 3.7008219, query: &quot;SETE&quot;)" calcext:value-type="string">
            <text:p>Harbor.create(name: "Sete", lat: 43.4078758, lng: 3.7008219, query: "SETE")</text:p>
          </table:table-cell>
        </table:table-row>
        <table:table-row table:style-name="ro1">
          <table:table-cell office:value-type="string" calcext:value-type="string">
            <text:p>Setuba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ETUBAL_TROIA</text:p>
          </table:table-cell>
          <table:table-cell office:value-type="string" calcext:value-type="string">
            <text:p>38.5260437</text:p>
          </table:table-cell>
          <table:table-cell office:value-type="string" calcext:value-type="string">
            <text:p>-8.8909328</text:p>
          </table:table-cell>
          <table:table-cell table:formula="of:=&quot;Harbor.create(name: &quot;&quot;&quot;&amp;[.A936]&amp;&quot;&quot;&quot;, lat: &quot;&amp;[.D936]&amp;&quot;, lng: &quot;&amp;[.E936]&amp;&quot;, query: &quot;&quot;&quot;&amp;[.C936]&amp;&quot;&quot;&quot;)&quot;" office:value-type="string" office:string-value="Harbor.create(name: &quot;Setubal&quot;, lat: 38.5260437, lng: -8.8909328, query: &quot;SETUBAL_TROIA&quot;)" calcext:value-type="string">
            <text:p>Harbor.create(name: "Setubal", lat: 38.5260437, lng: -8.8909328, query: "SETUBAL_TROIA")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37.3890924</text:p>
          </table:table-cell>
          <table:table-cell office:value-type="string" calcext:value-type="string">
            <text:p>-5.9844589</text:p>
          </table:table-cell>
          <table:table-cell table:formula="of:=&quot;Harbor.create(name: &quot;&quot;&quot;&amp;[.A937]&amp;&quot;&quot;&quot;, lat: &quot;&amp;[.D937]&amp;&quot;, lng: &quot;&amp;[.E937]&amp;&quot;, query: &quot;&quot;&quot;&amp;[.C937]&amp;&quot;&quot;&quot;)&quot;" office:value-type="string" office:string-value="Harbor.create(name: &quot;Sevilla&quot;, lat: 37.3890924, lng: -5.9844589, query: &quot;SEVILLA&quot;)" calcext:value-type="string">
            <text:p>Harbor.create(name: "Sevilla", lat: 37.3890924, lng: -5.9844589, query: "SEVILLA")</text:p>
          </table:table-cell>
        </table:table-row>
        <table:table-row table:style-name="ro1">
          <table:table-cell office:value-type="string" calcext:value-type="string">
            <text:p>Seward</text:p>
          </table:table-cell>
          <table:table-cell office:value-type="string" calcext:value-type="string">
            <text:p>Etats-Unis (Alaska)</text:p>
          </table:table-cell>
          <table:table-cell office:value-type="string" calcext:value-type="string">
            <text:p>SEWARD</text:p>
          </table:table-cell>
          <table:table-cell office:value-type="string" calcext:value-type="string">
            <text:p>60.10416669999999</text:p>
          </table:table-cell>
          <table:table-cell office:value-type="string" calcext:value-type="string">
            <text:p>-149.4422222</text:p>
          </table:table-cell>
          <table:table-cell table:formula="of:=&quot;Harbor.create(name: &quot;&quot;&quot;&amp;[.A938]&amp;&quot;&quot;&quot;, lat: &quot;&amp;[.D938]&amp;&quot;, lng: &quot;&amp;[.E938]&amp;&quot;, query: &quot;&quot;&quot;&amp;[.C938]&amp;&quot;&quot;&quot;)&quot;" office:value-type="string" office:string-value="Harbor.create(name: &quot;Seward&quot;, lat: 60.10416669999999, lng: -149.4422222, query: &quot;SEWARD&quot;)" calcext:value-type="string">
            <text:p>Harbor.create(name: "Seward", lat: 60.10416669999999, lng: -149.4422222, query: "SEWARD")</text:p>
          </table:table-cell>
        </table:table-row>
        <table:table-row table:style-name="ro1">
          <table:table-cell office:value-type="string" calcext:value-type="string">
            <text:p>Sfax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SFAX</text:p>
          </table:table-cell>
          <table:table-cell office:value-type="string" calcext:value-type="string">
            <text:p>34.7478469</text:p>
          </table:table-cell>
          <table:table-cell office:value-type="string" calcext:value-type="string">
            <text:p>10.766163</text:p>
          </table:table-cell>
          <table:table-cell table:formula="of:=&quot;Harbor.create(name: &quot;&quot;&quot;&amp;[.A939]&amp;&quot;&quot;&quot;, lat: &quot;&amp;[.D939]&amp;&quot;, lng: &quot;&amp;[.E939]&amp;&quot;, query: &quot;&quot;&quot;&amp;[.C939]&amp;&quot;&quot;&quot;)&quot;" office:value-type="string" office:string-value="Harbor.create(name: &quot;Sfax&quot;, lat: 34.7478469, lng: 10.766163, query: &quot;SFAX&quot;)" calcext:value-type="string">
            <text:p>Harbor.create(name: "Sfax", lat: 34.7478469, lng: 10.766163, query: "SFAX")</text:p>
          </table:table-cell>
        </table:table-row>
        <table:table-row table:style-name="ro1">
          <table:table-cell office:value-type="string" calcext:value-type="string">
            <text:p>Shantou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SWATOW</text:p>
          </table:table-cell>
          <table:table-cell office:value-type="string" calcext:value-type="string">
            <text:p>23.354091</text:p>
          </table:table-cell>
          <table:table-cell office:value-type="string" calcext:value-type="string">
            <text:p>116.681972</text:p>
          </table:table-cell>
          <table:table-cell table:formula="of:=&quot;Harbor.create(name: &quot;&quot;&quot;&amp;[.A940]&amp;&quot;&quot;&quot;, lat: &quot;&amp;[.D940]&amp;&quot;, lng: &quot;&amp;[.E940]&amp;&quot;, query: &quot;&quot;&quot;&amp;[.C940]&amp;&quot;&quot;&quot;)&quot;" office:value-type="string" office:string-value="Harbor.create(name: &quot;Shantou&quot;, lat: 23.354091, lng: 116.681972, query: &quot;SWATOW&quot;)" calcext:value-type="string">
            <text:p>Harbor.create(name: "Shantou", lat: 23.354091, lng: 116.681972, query: "SWATOW")</text:p>
          </table:table-cell>
        </table:table-row>
        <table:table-row table:style-name="ro1" table:visibility="filter">
          <table:table-cell office:value-type="string" calcext:value-type="string">
            <text:p>Shatt-el-Arab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SHATT_AL_AR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dia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HEDIAC_BAY</text:p>
          </table:table-cell>
          <table:table-cell office:value-type="string" calcext:value-type="string">
            <text:p>46.22019720000001</text:p>
          </table:table-cell>
          <table:table-cell office:value-type="string" calcext:value-type="string">
            <text:p>-64.5346866</text:p>
          </table:table-cell>
          <table:table-cell table:formula="of:=&quot;Harbor.create(name: &quot;&quot;&quot;&amp;[.A942]&amp;&quot;&quot;&quot;, lat: &quot;&amp;[.D942]&amp;&quot;, lng: &quot;&amp;[.E942]&amp;&quot;, query: &quot;&quot;&quot;&amp;[.C942]&amp;&quot;&quot;&quot;)&quot;" office:value-type="string" office:string-value="Harbor.create(name: &quot;Shediac&quot;, lat: 46.22019720000001, lng: -64.5346866, query: &quot;SHEDIAC_BAY&quot;)" calcext:value-type="string">
            <text:p>Harbor.create(name: "Shediac", lat: 46.22019720000001, lng: -64.5346866, query: "SHEDIAC_BAY")</text:p>
          </table:table-cell>
        </table:table-row>
        <table:table-row table:style-name="ro1">
          <table:table-cell office:value-type="string" calcext:value-type="string">
            <text:p>Sheerness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HEERNESS</text:p>
          </table:table-cell>
          <table:table-cell office:value-type="string" calcext:value-type="string">
            <text:p>51.44011</text:p>
          </table:table-cell>
          <table:table-cell office:value-type="string" calcext:value-type="string">
            <text:p>0.764158</text:p>
          </table:table-cell>
          <table:table-cell table:formula="of:=&quot;Harbor.create(name: &quot;&quot;&quot;&amp;[.A943]&amp;&quot;&quot;&quot;, lat: &quot;&amp;[.D943]&amp;&quot;, lng: &quot;&amp;[.E943]&amp;&quot;, query: &quot;&quot;&quot;&amp;[.C943]&amp;&quot;&quot;&quot;)&quot;" office:value-type="string" office:string-value="Harbor.create(name: &quot;Sheerness&quot;, lat: 51.44011, lng: 0.764158, query: &quot;SHEERNESS&quot;)" calcext:value-type="string">
            <text:p>Harbor.create(name: "Sheerness", lat: 51.44011, lng: 0.764158, query: "SHEERNESS")</text:p>
          </table:table-cell>
        </table:table-row>
        <table:table-row table:style-name="ro1" table:visibility="filter">
          <table:table-cell office:value-type="string" calcext:value-type="string">
            <text:p>Shidao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WANGJIA_W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mizu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35.0158879</text:p>
          </table:table-cell>
          <table:table-cell office:value-type="string" calcext:value-type="string">
            <text:p>138.4895275</text:p>
          </table:table-cell>
          <table:table-cell table:formula="of:=&quot;Harbor.create(name: &quot;&quot;&quot;&amp;[.A945]&amp;&quot;&quot;&quot;, lat: &quot;&amp;[.D945]&amp;&quot;, lng: &quot;&amp;[.E945]&amp;&quot;, query: &quot;&quot;&quot;&amp;[.C945]&amp;&quot;&quot;&quot;)&quot;" office:value-type="string" office:string-value="Harbor.create(name: &quot;Shimizu&quot;, lat: 35.0158879, lng: 138.4895275, query: &quot;SHIMIZU&quot;)" calcext:value-type="string">
            <text:p>Harbor.create(name: "Shimizu", lat: 35.0158879, lng: 138.4895275, query: "SHIMIZU")</text:p>
          </table:table-cell>
        </table:table-row>
        <table:table-row table:style-name="ro1">
          <table:table-cell office:value-type="string" calcext:value-type="string">
            <text:p>Shimonoseki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SHIMONOSEKI</text:p>
          </table:table-cell>
          <table:table-cell office:value-type="string" calcext:value-type="string">
            <text:p>33.9578307</text:p>
          </table:table-cell>
          <table:table-cell office:value-type="string" calcext:value-type="string">
            <text:p>130.941459</text:p>
          </table:table-cell>
          <table:table-cell table:formula="of:=&quot;Harbor.create(name: &quot;&quot;&quot;&amp;[.A946]&amp;&quot;&quot;&quot;, lat: &quot;&amp;[.D946]&amp;&quot;, lng: &quot;&amp;[.E946]&amp;&quot;, query: &quot;&quot;&quot;&amp;[.C946]&amp;&quot;&quot;&quot;)&quot;" office:value-type="string" office:string-value="Harbor.create(name: &quot;Shimonoseki&quot;, lat: 33.9578307, lng: 130.941459, query: &quot;SHIMONOSEKI&quot;)" calcext:value-type="string">
            <text:p>Harbor.create(name: "Shimonoseki", lat: 33.9578307, lng: 130.941459, query: "SHIMONOSEKI")</text:p>
          </table:table-cell>
        </table:table-row>
        <table:table-row table:style-name="ro1">
          <table:table-cell office:value-type="string" calcext:value-type="string">
            <text:p>Shiogam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SHIOGAMA</text:p>
          </table:table-cell>
          <table:table-cell office:value-type="string" calcext:value-type="string">
            <text:p>38.3143623</text:p>
          </table:table-cell>
          <table:table-cell office:value-type="string" calcext:value-type="string">
            <text:p>141.0220272</text:p>
          </table:table-cell>
          <table:table-cell table:formula="of:=&quot;Harbor.create(name: &quot;&quot;&quot;&amp;[.A947]&amp;&quot;&quot;&quot;, lat: &quot;&amp;[.D947]&amp;&quot;, lng: &quot;&amp;[.E947]&amp;&quot;, query: &quot;&quot;&quot;&amp;[.C947]&amp;&quot;&quot;&quot;)&quot;" office:value-type="string" office:string-value="Harbor.create(name: &quot;Shiogama&quot;, lat: 38.3143623, lng: 141.0220272, query: &quot;SHIOGAMA&quot;)" calcext:value-type="string">
            <text:p>Harbor.create(name: "Shiogama", lat: 38.3143623, lng: 141.0220272, query: "SHIOGAMA")</text:p>
          </table:table-cell>
        </table:table-row>
        <table:table-row table:style-name="ro1">
          <table:table-cell office:value-type="string" calcext:value-type="string">
            <text:p>Shoreham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HOREHAM</text:p>
          </table:table-cell>
          <table:table-cell office:value-type="string" calcext:value-type="string">
            <text:p>50.8342086</text:p>
          </table:table-cell>
          <table:table-cell office:value-type="string" calcext:value-type="string">
            <text:p>-0.2715558</text:p>
          </table:table-cell>
          <table:table-cell table:formula="of:=&quot;Harbor.create(name: &quot;&quot;&quot;&amp;[.A948]&amp;&quot;&quot;&quot;, lat: &quot;&amp;[.D948]&amp;&quot;, lng: &quot;&amp;[.E948]&amp;&quot;, query: &quot;&quot;&quot;&amp;[.C948]&amp;&quot;&quot;&quot;)&quot;" office:value-type="string" office:string-value="Harbor.create(name: &quot;Shoreham&quot;, lat: 50.8342086, lng: -0.2715558, query: &quot;SHOREHAM&quot;)" calcext:value-type="string">
            <text:p>Harbor.create(name: "Shoreham", lat: 50.8342086, lng: -0.2715558, query: "SHOREHAM")</text:p>
          </table:table-cell>
        </table:table-row>
        <table:table-row table:style-name="ro1">
          <table:table-cell office:value-type="string" calcext:value-type="string">
            <text:p>Shortt Island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SHORTT_ISLAND</text:p>
          </table:table-cell>
          <table:table-cell office:value-type="string" calcext:value-type="string">
            <text:p>20.7941349</text:p>
          </table:table-cell>
          <table:table-cell office:value-type="string" calcext:value-type="string">
            <text:p>86.91294810000001</text:p>
          </table:table-cell>
          <table:table-cell table:formula="of:=&quot;Harbor.create(name: &quot;&quot;&quot;&amp;[.A949]&amp;&quot;&quot;&quot;, lat: &quot;&amp;[.D949]&amp;&quot;, lng: &quot;&amp;[.E949]&amp;&quot;, query: &quot;&quot;&quot;&amp;[.C949]&amp;&quot;&quot;&quot;)&quot;" office:value-type="string" office:string-value="Harbor.create(name: &quot;Shortt Island&quot;, lat: 20.7941349, lng: 86.91294810000001, query: &quot;SHORTT_ISLAND&quot;)" calcext:value-type="string">
            <text:p>Harbor.create(name: "Shortt Island", lat: 20.7941349, lng: 86.91294810000001, query: "SHORTT_ISLAND")</text:p>
          </table:table-cell>
        </table:table-row>
        <table:table-row table:style-name="ro1">
          <table:table-cell office:value-type="string" calcext:value-type="string">
            <text:p>Sibenik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SIBENIK</text:p>
          </table:table-cell>
          <table:table-cell office:value-type="string" calcext:value-type="string">
            <text:p>43.7350196</text:p>
          </table:table-cell>
          <table:table-cell office:value-type="string" calcext:value-type="string">
            <text:p>15.8952045</text:p>
          </table:table-cell>
          <table:table-cell table:formula="of:=&quot;Harbor.create(name: &quot;&quot;&quot;&amp;[.A950]&amp;&quot;&quot;&quot;, lat: &quot;&amp;[.D950]&amp;&quot;, lng: &quot;&amp;[.E950]&amp;&quot;, query: &quot;&quot;&quot;&amp;[.C950]&amp;&quot;&quot;&quot;)&quot;" office:value-type="string" office:string-value="Harbor.create(name: &quot;Sibenik&quot;, lat: 43.7350196, lng: 15.8952045, query: &quot;SIBENIK&quot;)" calcext:value-type="string">
            <text:p>Harbor.create(name: "Sibenik", lat: 43.7350196, lng: 15.8952045, query: "SIBENIK")</text:p>
          </table:table-cell>
        </table:table-row>
        <table:table-row table:style-name="ro1">
          <table:table-cell office:value-type="string" calcext:value-type="string">
            <text:p>Sine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INES</text:p>
          </table:table-cell>
          <table:table-cell office:value-type="string" calcext:value-type="string">
            <text:p>37.9571555</text:p>
          </table:table-cell>
          <table:table-cell office:value-type="string" calcext:value-type="string">
            <text:p>-8.860890699999999</text:p>
          </table:table-cell>
          <table:table-cell table:formula="of:=&quot;Harbor.create(name: &quot;&quot;&quot;&amp;[.A951]&amp;&quot;&quot;&quot;, lat: &quot;&amp;[.D951]&amp;&quot;, lng: &quot;&amp;[.E951]&amp;&quot;, query: &quot;&quot;&quot;&amp;[.C951]&amp;&quot;&quot;&quot;)&quot;" office:value-type="string" office:string-value="Harbor.create(name: &quot;Sines&quot;, lat: 37.9571555, lng: -8.860890699999999, query: &quot;SINES&quot;)" calcext:value-type="string">
            <text:p>Harbor.create(name: "Sines", lat: 37.9571555, lng: -8.860890699999999, query: "SINES")</text:p>
          </table:table-cell>
        </table:table-row>
        <table:table-row table:style-name="ro1">
          <table:table-cell table:number-columns-repeated="2" office:value-type="string" calcext:value-type="string">
            <text:p>Singapour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1.3553794</text:p>
          </table:table-cell>
          <table:table-cell office:value-type="string" calcext:value-type="string">
            <text:p>103.8677444</text:p>
          </table:table-cell>
          <table:table-cell table:formula="of:=&quot;Harbor.create(name: &quot;&quot;&quot;&amp;[.A952]&amp;&quot;&quot;&quot;, lat: &quot;&amp;[.D952]&amp;&quot;, lng: &quot;&amp;[.E952]&amp;&quot;, query: &quot;&quot;&quot;&amp;[.C952]&amp;&quot;&quot;&quot;)&quot;" office:value-type="string" office:string-value="Harbor.create(name: &quot;Singapour&quot;, lat: 1.3553794, lng: 103.8677444, query: &quot;SINGAPORE&quot;)" calcext:value-type="string">
            <text:p>Harbor.create(name: "Singapour", lat: 1.3553794, lng: 103.8677444, query: "SINGAPORE")</text:p>
          </table:table-cell>
        </table:table-row>
        <table:table-row table:style-name="ro1">
          <table:table-cell office:value-type="string" calcext:value-type="string">
            <text:p>Sitka</text:p>
          </table:table-cell>
          <table:table-cell office:value-type="string" calcext:value-type="string">
            <text:p>Etats-Unis (Alaska)</text:p>
          </table:table-cell>
          <table:table-cell office:value-type="string" calcext:value-type="string">
            <text:p>SITKA</text:p>
          </table:table-cell>
          <table:table-cell office:value-type="string" calcext:value-type="string">
            <text:p>57.0530556</text:p>
          </table:table-cell>
          <table:table-cell office:value-type="string" calcext:value-type="string">
            <text:p>-135.33</text:p>
          </table:table-cell>
          <table:table-cell table:formula="of:=&quot;Harbor.create(name: &quot;&quot;&quot;&amp;[.A953]&amp;&quot;&quot;&quot;, lat: &quot;&amp;[.D953]&amp;&quot;, lng: &quot;&amp;[.E953]&amp;&quot;, query: &quot;&quot;&quot;&amp;[.C953]&amp;&quot;&quot;&quot;)&quot;" office:value-type="string" office:string-value="Harbor.create(name: &quot;Sitka&quot;, lat: 57.0530556, lng: -135.33, query: &quot;SITKA&quot;)" calcext:value-type="string">
            <text:p>Harbor.create(name: "Sitka", lat: 57.0530556, lng: -135.33, query: "SITKA")</text:p>
          </table:table-cell>
        </table:table-row>
        <table:table-row table:style-name="ro1">
          <table:table-cell office:value-type="string" calcext:value-type="string">
            <text:p>Sittwe (Akyab)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AKYAB</text:p>
          </table:table-cell>
          <table:table-cell office:value-type="string" calcext:value-type="string">
            <text:p>20.1527657</text:p>
          </table:table-cell>
          <table:table-cell office:value-type="string" calcext:value-type="string">
            <text:p>92.86768610000001</text:p>
          </table:table-cell>
          <table:table-cell table:formula="of:=&quot;Harbor.create(name: &quot;&quot;&quot;&amp;[.A954]&amp;&quot;&quot;&quot;, lat: &quot;&amp;[.D954]&amp;&quot;, lng: &quot;&amp;[.E954]&amp;&quot;, query: &quot;&quot;&quot;&amp;[.C954]&amp;&quot;&quot;&quot;)&quot;" office:value-type="string" office:string-value="Harbor.create(name: &quot;Sittwe (Akyab)&quot;, lat: 20.1527657, lng: 92.86768610000001, query: &quot;AKYAB&quot;)" calcext:value-type="string">
            <text:p>Harbor.create(name: "Sittwe (Akyab)", lat: 20.1527657, lng: 92.86768610000001, query: "AKYAB")</text:p>
          </table:table-cell>
        </table:table-row>
        <table:table-row table:style-name="ro1">
          <table:table-cell office:value-type="string" calcext:value-type="string">
            <text:p>Sohojin Hang</text:p>
          </table:table-cell>
          <table:table-cell office:value-type="string" calcext:value-type="string">
            <text:p>Coree du Nord</text:p>
          </table:table-cell>
          <table:table-cell office:value-type="string" calcext:value-type="string">
            <text:p>SEIKOSHIN</text:p>
          </table:table-cell>
          <table:table-cell office:value-type="string" calcext:value-type="string">
            <text:p>39.8166667</text:p>
          </table:table-cell>
          <table:table-cell office:value-type="string" calcext:value-type="string">
            <text:p>127.6333333</text:p>
          </table:table-cell>
          <table:table-cell table:formula="of:=&quot;Harbor.create(name: &quot;&quot;&quot;&amp;[.A955]&amp;&quot;&quot;&quot;, lat: &quot;&amp;[.D955]&amp;&quot;, lng: &quot;&amp;[.E955]&amp;&quot;, query: &quot;&quot;&quot;&amp;[.C955]&amp;&quot;&quot;&quot;)&quot;" office:value-type="string" office:string-value="Harbor.create(name: &quot;Sohojin Hang&quot;, lat: 39.8166667, lng: 127.6333333, query: &quot;SEIKOSHIN&quot;)" calcext:value-type="string">
            <text:p>Harbor.create(name: "Sohojin Hang", lat: 39.8166667, lng: 127.6333333, query: "SEIKOSHIN")</text:p>
          </table:table-cell>
        </table:table-row>
        <table:table-row table:style-name="ro1">
          <table:table-cell office:value-type="string" calcext:value-type="string">
            <text:p>Sokcho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SOKCHO</text:p>
          </table:table-cell>
          <table:table-cell office:value-type="string" calcext:value-type="string">
            <text:p>38.2070148</text:p>
          </table:table-cell>
          <table:table-cell office:value-type="string" calcext:value-type="string">
            <text:p>128.5918488</text:p>
          </table:table-cell>
          <table:table-cell table:formula="of:=&quot;Harbor.create(name: &quot;&quot;&quot;&amp;[.A956]&amp;&quot;&quot;&quot;, lat: &quot;&amp;[.D956]&amp;&quot;, lng: &quot;&amp;[.E956]&amp;&quot;, query: &quot;&quot;&quot;&amp;[.C956]&amp;&quot;&quot;&quot;)&quot;" office:value-type="string" office:string-value="Harbor.create(name: &quot;Sokcho&quot;, lat: 38.2070148, lng: 128.5918488, query: &quot;SOKCHO&quot;)" calcext:value-type="string">
            <text:p>Harbor.create(name: "Sokcho", lat: 38.2070148, lng: 128.5918488, query: "SOKCHO")</text:p>
          </table:table-cell>
        </table:table-row>
        <table:table-row table:style-name="ro1">
          <table:table-cell office:value-type="string" calcext:value-type="string">
            <text:p>Solenza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LENZARA</text:p>
          </table:table-cell>
          <table:table-cell office:value-type="string" calcext:value-type="string">
            <text:p>41.857045</text:p>
          </table:table-cell>
          <table:table-cell office:value-type="string" calcext:value-type="string">
            <text:p>9.399654</text:p>
          </table:table-cell>
          <table:table-cell table:formula="of:=&quot;Harbor.create(name: &quot;&quot;&quot;&amp;[.A957]&amp;&quot;&quot;&quot;, lat: &quot;&amp;[.D957]&amp;&quot;, lng: &quot;&amp;[.E957]&amp;&quot;, query: &quot;&quot;&quot;&amp;[.C957]&amp;&quot;&quot;&quot;)&quot;" office:value-type="string" office:string-value="Harbor.create(name: &quot;Solenzara&quot;, lat: 41.857045, lng: 9.399654, query: &quot;SOLENZARA&quot;)" calcext:value-type="string">
            <text:p>Harbor.create(name: "Solenzara", lat: 41.857045, lng: 9.399654, query: "SOLENZARA")</text:p>
          </table:table-cell>
        </table:table-row>
        <table:table-row table:style-name="ro1">
          <table:table-cell office:value-type="string" calcext:value-type="string">
            <text:p>aek)</text:p>
          </table:table-cell>
          <table:table-cell office:value-type="string" calcext:value-type="string">
            <text:p>Coree du Nord</text:p>
          </table:table-cell>
          <table:table-cell office:value-type="string" calcext:value-type="string">
            <text:p>SONGJIN</text:p>
          </table:table-cell>
          <table:table-cell office:value-type="string" calcext:value-type="string">
            <text:p>40.668162</text:p>
          </table:table-cell>
          <table:table-cell office:value-type="string" calcext:value-type="string">
            <text:p>129.1902694</text:p>
          </table:table-cell>
          <table:table-cell table:formula="of:=&quot;Harbor.create(name: &quot;&quot;&quot;&amp;[.A958]&amp;&quot;&quot;&quot;, lat: &quot;&amp;[.D958]&amp;&quot;, lng: &quot;&amp;[.E958]&amp;&quot;, query: &quot;&quot;&quot;&amp;[.C958]&amp;&quot;&quot;&quot;)&quot;" office:value-type="string" office:string-value="Harbor.create(name: &quot;aek)&quot;, lat: 40.668162, lng: 129.1902694, query: &quot;SONGJIN&quot;)" calcext:value-type="string">
            <text:p>Harbor.create(name: "aek)", lat: 40.668162, lng: 129.1902694, query: "SONGJIN")</text:p>
          </table:table-cell>
        </table:table-row>
        <table:table-row table:style-name="ro1">
          <table:table-cell office:value-type="string" calcext:value-type="string">
            <text:p>Songkhla</text:p>
          </table:table-cell>
          <table:table-cell office:value-type="string" calcext:value-type="string">
            <text:p>Thailande</text:p>
          </table:table-cell>
          <table:table-cell office:value-type="string" calcext:value-type="string">
            <text:p>SONGKHLA</text:p>
          </table:table-cell>
          <table:table-cell office:value-type="string" calcext:value-type="string">
            <text:p>7.1756004</text:p>
          </table:table-cell>
          <table:table-cell office:value-type="string" calcext:value-type="string">
            <text:p>100.614347</text:p>
          </table:table-cell>
          <table:table-cell table:formula="of:=&quot;Harbor.create(name: &quot;&quot;&quot;&amp;[.A959]&amp;&quot;&quot;&quot;, lat: &quot;&amp;[.D959]&amp;&quot;, lng: &quot;&amp;[.E959]&amp;&quot;, query: &quot;&quot;&quot;&amp;[.C959]&amp;&quot;&quot;&quot;)&quot;" office:value-type="string" office:string-value="Harbor.create(name: &quot;Songkhla&quot;, lat: 7.1756004, lng: 100.614347, query: &quot;SONGKHLA&quot;)" calcext:value-type="string">
            <text:p>Harbor.create(name: "Songkhla", lat: 7.1756004, lng: 100.614347, query: "SONGKHLA")</text:p>
          </table:table-cell>
        </table:table-row>
        <table:table-row table:style-name="ro1" table:visibility="filter">
          <table:table-cell office:value-type="string" calcext:value-type="string">
            <text:p>Sonok Do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SONOK_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ok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OOKE</text:p>
          </table:table-cell>
          <table:table-cell office:value-type="string" calcext:value-type="string">
            <text:p>48.37403459999999</text:p>
          </table:table-cell>
          <table:table-cell office:value-type="string" calcext:value-type="string">
            <text:p>-123.7355539</text:p>
          </table:table-cell>
          <table:table-cell table:formula="of:=&quot;Harbor.create(name: &quot;&quot;&quot;&amp;[.A961]&amp;&quot;&quot;&quot;, lat: &quot;&amp;[.D961]&amp;&quot;, lng: &quot;&amp;[.E961]&amp;&quot;, query: &quot;&quot;&quot;&amp;[.C961]&amp;&quot;&quot;&quot;)&quot;" office:value-type="string" office:string-value="Harbor.create(name: &quot;Sooke&quot;, lat: 48.37403459999999, lng: -123.7355539, query: &quot;SOOKE&quot;)" calcext:value-type="string">
            <text:p>Harbor.create(name: "Sooke", lat: 48.37403459999999, lng: -123.7355539, query: "SOOKE")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50.90970040000001</text:p>
          </table:table-cell>
          <table:table-cell office:value-type="string" calcext:value-type="string">
            <text:p>-1.4043509</text:p>
          </table:table-cell>
          <table:table-cell table:formula="of:=&quot;Harbor.create(name: &quot;&quot;&quot;&amp;[.A962]&amp;&quot;&quot;&quot;, lat: &quot;&amp;[.D962]&amp;&quot;, lng: &quot;&amp;[.E962]&amp;&quot;, query: &quot;&quot;&quot;&amp;[.C962]&amp;&quot;&quot;&quot;)&quot;" office:value-type="string" office:string-value="Harbor.create(name: &quot;Southampton&quot;, lat: 50.90970040000001, lng: -1.4043509, query: &quot;SOUTHAMPTON&quot;)" calcext:value-type="string">
            <text:p>Harbor.create(name: "Southampton", lat: 50.90970040000001, lng: -1.4043509, query: "SOUTHAMPTON")</text:p>
          </table:table-cell>
        </table:table-row>
        <table:table-row table:style-name="ro1">
          <table:table-cell office:value-type="string" calcext:value-type="string">
            <text:p>Sovetskaya</text:p>
          </table:table-cell>
          <table:table-cell office:value-type="string" calcext:value-type="string">
            <text:p>Federation de Russie</text:p>
          </table:table-cell>
          <table:table-cell office:value-type="string" calcext:value-type="string">
            <text:p>SOVETSKAYA</text:p>
          </table:table-cell>
          <table:table-cell office:value-type="string" calcext:value-type="string">
            <text:p>57.83927060000001</text:p>
          </table:table-cell>
          <table:table-cell office:value-type="string" calcext:value-type="string">
            <text:p>50.0744808</text:p>
          </table:table-cell>
          <table:table-cell table:formula="of:=&quot;Harbor.create(name: &quot;&quot;&quot;&amp;[.A963]&amp;&quot;&quot;&quot;, lat: &quot;&amp;[.D963]&amp;&quot;, lng: &quot;&amp;[.E963]&amp;&quot;, query: &quot;&quot;&quot;&amp;[.C963]&amp;&quot;&quot;&quot;)&quot;" office:value-type="string" office:string-value="Harbor.create(name: &quot;Sovetskaya&quot;, lat: 57.83927060000001, lng: 50.0744808, query: &quot;SOVETSKAYA&quot;)" calcext:value-type="string">
            <text:p>Harbor.create(name: "Sovetskaya", lat: 57.83927060000001, lng: 50.0744808, query: "SOVETSKAYA")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43.5081323</text:p>
          </table:table-cell>
          <table:table-cell office:value-type="string" calcext:value-type="string">
            <text:p>16.4401935</text:p>
          </table:table-cell>
          <table:table-cell table:formula="of:=&quot;Harbor.create(name: &quot;&quot;&quot;&amp;[.A964]&amp;&quot;&quot;&quot;, lat: &quot;&amp;[.D964]&amp;&quot;, lng: &quot;&amp;[.E964]&amp;&quot;, query: &quot;&quot;&quot;&amp;[.C964]&amp;&quot;&quot;&quot;)&quot;" office:value-type="string" office:string-value="Harbor.create(name: &quot;Split&quot;, lat: 43.5081323, lng: 16.4401935, query: &quot;SPLIT&quot;)" calcext:value-type="string">
            <text:p>Harbor.create(name: "Split", lat: 43.5081323, lng: 16.4401935, query: "SPLIT")</text:p>
          </table:table-cell>
        </table:table-row>
        <table:table-row table:style-name="ro1">
          <table:table-cell office:value-type="string" calcext:value-type="string">
            <text:p>Spurn Head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IMMINGHAM</text:p>
          </table:table-cell>
          <table:table-cell office:value-type="string" calcext:value-type="string">
            <text:p>53.57796159999999</text:p>
          </table:table-cell>
          <table:table-cell office:value-type="string" calcext:value-type="string">
            <text:p>0.1162126</text:p>
          </table:table-cell>
          <table:table-cell table:formula="of:=&quot;Harbor.create(name: &quot;&quot;&quot;&amp;[.A965]&amp;&quot;&quot;&quot;, lat: &quot;&amp;[.D965]&amp;&quot;, lng: &quot;&amp;[.E965]&amp;&quot;, query: &quot;&quot;&quot;&amp;[.C965]&amp;&quot;&quot;&quot;)&quot;" office:value-type="string" office:string-value="Harbor.create(name: &quot;Spurn Head&quot;, lat: 53.57796159999999, lng: 0.1162126, query: &quot;IMMINGHAM&quot;)" calcext:value-type="string">
            <text:p>Harbor.create(name: "Spurn Head", lat: 53.57796159999999, lng: 0.1162126, query: "IMMINGHAM")</text:p>
          </table:table-cell>
        </table:table-row>
        <table:table-row table:style-name="ro1">
          <table:table-cell office:value-type="string" calcext:value-type="string">
            <text:p>St-Peter Port</text:p>
          </table:table-cell>
          <table:table-cell office:value-type="string" calcext:value-type="string">
            <text:p>Guernesey</text:p>
          </table:table-cell>
          <table:table-cell office:value-type="string" calcext:value-type="string">
            <text:p>ST-PETER_PORT</text:p>
          </table:table-cell>
          <table:table-cell office:value-type="string" calcext:value-type="string">
            <text:p>49.460563</text:p>
          </table:table-cell>
          <table:table-cell office:value-type="string" calcext:value-type="string">
            <text:p>-2.533856</text:p>
          </table:table-cell>
          <table:table-cell table:formula="of:=&quot;Harbor.create(name: &quot;&quot;&quot;&amp;[.A966]&amp;&quot;&quot;&quot;, lat: &quot;&amp;[.D966]&amp;&quot;, lng: &quot;&amp;[.E966]&amp;&quot;, query: &quot;&quot;&quot;&amp;[.C966]&amp;&quot;&quot;&quot;)&quot;" office:value-type="string" office:string-value="Harbor.create(name: &quot;St-Peter Port&quot;, lat: 49.460563, lng: -2.533856, query: &quot;ST-PETER_PORT&quot;)" calcext:value-type="string">
            <text:p>Harbor.create(name: "St-Peter Port", lat: 49.460563, lng: -2.533856, query: "ST-PETER_PORT")</text:p>
          </table:table-cell>
        </table:table-row>
        <table:table-row table:style-name="ro1">
          <table:table-cell office:value-type="string" calcext:value-type="string">
            <text:p>Stavanger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STAVANGER</text:p>
          </table:table-cell>
          <table:table-cell office:value-type="string" calcext:value-type="string">
            <text:p>58.9699756</text:p>
          </table:table-cell>
          <table:table-cell office:value-type="string" calcext:value-type="string">
            <text:p>5.7331073</text:p>
          </table:table-cell>
          <table:table-cell table:formula="of:=&quot;Harbor.create(name: &quot;&quot;&quot;&amp;[.A967]&amp;&quot;&quot;&quot;, lat: &quot;&amp;[.D967]&amp;&quot;, lng: &quot;&amp;[.E967]&amp;&quot;, query: &quot;&quot;&quot;&amp;[.C967]&amp;&quot;&quot;&quot;)&quot;" office:value-type="string" office:string-value="Harbor.create(name: &quot;Stavanger&quot;, lat: 58.9699756, lng: 5.7331073, query: &quot;STAVANGER&quot;)" calcext:value-type="string">
            <text:p>Harbor.create(name: "Stavanger", lat: 58.9699756, lng: 5.7331073, query: "STAVANGER")</text:p>
          </table:table-cell>
        </table:table-row>
        <table:table-row table:style-name="ro1">
          <table:table-cell office:value-type="string" calcext:value-type="string">
            <text:p>Stevest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EVESTON</text:p>
          </table:table-cell>
          <table:table-cell office:value-type="string" calcext:value-type="string">
            <text:p>49.1336586</text:p>
          </table:table-cell>
          <table:table-cell office:value-type="string" calcext:value-type="string">
            <text:p>-123.179328</text:p>
          </table:table-cell>
          <table:table-cell table:formula="of:=&quot;Harbor.create(name: &quot;&quot;&quot;&amp;[.A968]&amp;&quot;&quot;&quot;, lat: &quot;&amp;[.D968]&amp;&quot;, lng: &quot;&amp;[.E968]&amp;&quot;, query: &quot;&quot;&quot;&amp;[.C968]&amp;&quot;&quot;&quot;)&quot;" office:value-type="string" office:string-value="Harbor.create(name: &quot;Steveston&quot;, lat: 49.1336586, lng: -123.179328, query: &quot;STEVESTON&quot;)" calcext:value-type="string">
            <text:p>Harbor.create(name: "Steveston", lat: 49.1336586, lng: -123.179328, query: "STEVESTON")</text:p>
          </table:table-cell>
        </table:table-row>
        <table:table-row table:style-name="ro1">
          <table:table-cell office:value-type="string" calcext:value-type="string">
            <text:p>Stockton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37.9577016</text:p>
          </table:table-cell>
          <table:table-cell office:value-type="string" calcext:value-type="string">
            <text:p>-121.2907796</text:p>
          </table:table-cell>
          <table:table-cell table:formula="of:=&quot;Harbor.create(name: &quot;&quot;&quot;&amp;[.A969]&amp;&quot;&quot;&quot;, lat: &quot;&amp;[.D969]&amp;&quot;, lng: &quot;&amp;[.E969]&amp;&quot;, query: &quot;&quot;&quot;&amp;[.C969]&amp;&quot;&quot;&quot;)&quot;" office:value-type="string" office:string-value="Harbor.create(name: &quot;Stockton&quot;, lat: 37.9577016, lng: -121.2907796, query: &quot;STOCKTON&quot;)" calcext:value-type="string">
            <text:p>Harbor.create(name: "Stockton", lat: 37.9577016, lng: -121.2907796, query: "STOCKTON")</text:p>
          </table:table-cell>
        </table:table-row>
        <table:table-row table:style-name="ro1">
          <table:table-cell office:value-type="string" calcext:value-type="string">
            <text:p>Stony Point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STONY_POINT</text:p>
          </table:table-cell>
          <table:table-cell office:value-type="string" calcext:value-type="string">
            <text:p>-42.91999999999999</text:p>
          </table:table-cell>
          <table:table-cell office:value-type="string" calcext:value-type="string">
            <text:p>147.03</text:p>
          </table:table-cell>
          <table:table-cell table:formula="of:=&quot;Harbor.create(name: &quot;&quot;&quot;&amp;[.A970]&amp;&quot;&quot;&quot;, lat: &quot;&amp;[.D970]&amp;&quot;, lng: &quot;&amp;[.E970]&amp;&quot;, query: &quot;&quot;&quot;&amp;[.C970]&amp;&quot;&quot;&quot;)&quot;" office:value-type="string" office:string-value="Harbor.create(name: &quot;Stony Point&quot;, lat: -42.91999999999999, lng: 147.03, query: &quot;STONY_POINT&quot;)" calcext:value-type="string">
            <text:p>Harbor.create(name: "Stony Point", lat: -42.91999999999999, lng: 147.03, query: "STONY_POINT")</text:p>
          </table:table-cell>
        </table:table-row>
        <table:table-row table:style-name="ro1">
          <table:table-cell office:value-type="string" calcext:value-type="string">
            <text:p>Suez (As-Suways)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SUEZ</text:p>
          </table:table-cell>
          <table:table-cell office:value-type="string" calcext:value-type="string">
            <text:p>29.9668343</text:p>
          </table:table-cell>
          <table:table-cell office:value-type="string" calcext:value-type="string">
            <text:p>32.5498069</text:p>
          </table:table-cell>
          <table:table-cell table:formula="of:=&quot;Harbor.create(name: &quot;&quot;&quot;&amp;[.A971]&amp;&quot;&quot;&quot;, lat: &quot;&amp;[.D971]&amp;&quot;, lng: &quot;&amp;[.E971]&amp;&quot;, query: &quot;&quot;&quot;&amp;[.C971]&amp;&quot;&quot;&quot;)&quot;" office:value-type="string" office:string-value="Harbor.create(name: &quot;Suez (As-Suways)&quot;, lat: 29.9668343, lng: 32.5498069, query: &quot;SUEZ&quot;)" calcext:value-type="string">
            <text:p>Harbor.create(name: "Suez (As-Suways)", lat: 29.9668343, lng: 32.5498069, query: "SUEZ")</text:p>
          </table:table-cell>
        </table:table-row>
        <table:table-row table:style-name="ro1">
          <table:table-cell office:value-type="string" calcext:value-type="string">
            <text:p>Sullom Voe</text:p>
          </table:table-cell>
          <table:table-cell office:value-type="string" calcext:value-type="string">
            <text:p>Royaume-Uni (Iles Shetland)</text:p>
          </table:table-cell>
          <table:table-cell office:value-type="string" calcext:value-type="string">
            <text:p>SULLOM_VOE</text:p>
          </table:table-cell>
          <table:table-cell office:value-type="string" calcext:value-type="string">
            <text:p>60.467541</text:p>
          </table:table-cell>
          <table:table-cell office:value-type="string" calcext:value-type="string">
            <text:p>-1.257156</text:p>
          </table:table-cell>
          <table:table-cell table:formula="of:=&quot;Harbor.create(name: &quot;&quot;&quot;&amp;[.A972]&amp;&quot;&quot;&quot;, lat: &quot;&amp;[.D972]&amp;&quot;, lng: &quot;&amp;[.E972]&amp;&quot;, query: &quot;&quot;&quot;&amp;[.C972]&amp;&quot;&quot;&quot;)&quot;" office:value-type="string" office:string-value="Harbor.create(name: &quot;Sullom Voe&quot;, lat: 60.467541, lng: -1.257156, query: &quot;SULLOM_VOE&quot;)" calcext:value-type="string">
            <text:p>Harbor.create(name: "Sullom Voe", lat: 60.467541, lng: -1.257156, query: "SULLOM_VOE")</text:p>
          </table:table-cell>
        </table:table-row>
        <table:table-row table:style-name="ro1">
          <table:table-cell office:value-type="string" calcext:value-type="string">
            <text:p>Sungai Kutei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SUNGAI_KUTEI</text:p>
          </table:table-cell>
          <table:table-cell office:value-type="string" calcext:value-type="string">
            <text:p>-0.3374220000000001</text:p>
          </table:table-cell>
          <table:table-cell office:value-type="string" calcext:value-type="string">
            <text:p>117.2499749</text:p>
          </table:table-cell>
          <table:table-cell table:formula="of:=&quot;Harbor.create(name: &quot;&quot;&quot;&amp;[.A973]&amp;&quot;&quot;&quot;, lat: &quot;&amp;[.D973]&amp;&quot;, lng: &quot;&amp;[.E973]&amp;&quot;, query: &quot;&quot;&quot;&amp;[.C973]&amp;&quot;&quot;&quot;)&quot;" office:value-type="string" office:string-value="Harbor.create(name: &quot;Sungai Kutei&quot;, lat: -0.3374220000000001, lng: 117.2499749, query: &quot;SUNGAI_KUTEI&quot;)" calcext:value-type="string">
            <text:p>Harbor.create(name: "Sungai Kutei", lat: -0.3374220000000001, lng: 117.2499749, query: "SUNGAI_KUTEI")</text:p>
          </table:table-cell>
        </table:table-row>
        <table:table-row table:style-name="ro1" table:visibility="filter">
          <table:table-cell office:value-type="string" calcext:value-type="string">
            <text:p>Sungai Muturi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SUNGAI_MUTU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gai Palembang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AIR_MUSI</text:p>
          </table:table-cell>
          <table:table-cell office:value-type="string" calcext:value-type="string">
            <text:p>-2.9776238</text:p>
          </table:table-cell>
          <table:table-cell office:value-type="string" calcext:value-type="string">
            <text:p>104.7506355</text:p>
          </table:table-cell>
          <table:table-cell table:formula="of:=&quot;Harbor.create(name: &quot;&quot;&quot;&amp;[.A975]&amp;&quot;&quot;&quot;, lat: &quot;&amp;[.D975]&amp;&quot;, lng: &quot;&amp;[.E975]&amp;&quot;, query: &quot;&quot;&quot;&amp;[.C975]&amp;&quot;&quot;&quot;)&quot;" office:value-type="string" office:string-value="Harbor.create(name: &quot;Sungai Palembang&quot;, lat: -2.9776238, lng: 104.7506355, query: &quot;AIR_MUSI&quot;)" calcext:value-type="string">
            <text:p>Harbor.create(name: "Sungai Palembang", lat: -2.9776238, lng: 104.7506355, query: "AIR_MUSI")</text:p>
          </table:table-cell>
        </table:table-row>
        <table:table-row table:style-name="ro1" table:visibility="filter">
          <table:table-cell office:value-type="string" calcext:value-type="string">
            <text:p>Sungai Sarawak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SUNGAI_SARAW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wi Do</text:p>
          </table:table-cell>
          <table:table-cell office:value-type="string" calcext:value-type="string">
            <text:p>Coree du Nord</text:p>
          </table:table-cell>
          <table:table-cell office:value-type="string" calcext:value-type="string">
            <text:p>SUNWI_DO</text:p>
          </table:table-cell>
          <table:table-cell office:value-type="string" calcext:value-type="string">
            <text:p>37.7303959</text:p>
          </table:table-cell>
          <table:table-cell office:value-type="string" calcext:value-type="string">
            <text:p>125.2642885</text:p>
          </table:table-cell>
          <table:table-cell table:formula="of:=&quot;Harbor.create(name: &quot;&quot;&quot;&amp;[.A977]&amp;&quot;&quot;&quot;, lat: &quot;&amp;[.D977]&amp;&quot;, lng: &quot;&amp;[.E977]&amp;&quot;, query: &quot;&quot;&quot;&amp;[.C977]&amp;&quot;&quot;&quot;)&quot;" office:value-type="string" office:string-value="Harbor.create(name: &quot;Sunwi Do&quot;, lat: 37.7303959, lng: 125.2642885, query: &quot;SUNWI_DO&quot;)" calcext:value-type="string">
            <text:p>Harbor.create(name: "Sunwi Do", lat: 37.7303959, lng: 125.2642885, query: "SUNWI_DO")</text:p>
          </table:table-cell>
        </table:table-row>
        <table:table-row table:style-name="ro1">
          <table:table-cell office:value-type="string" calcext:value-type="string">
            <text:p>Surabaya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SURABAYA</text:p>
          </table:table-cell>
          <table:table-cell office:value-type="string" calcext:value-type="string">
            <text:p>-7.2574719</text:p>
          </table:table-cell>
          <table:table-cell office:value-type="string" calcext:value-type="string">
            <text:p>112.7520883</text:p>
          </table:table-cell>
          <table:table-cell table:formula="of:=&quot;Harbor.create(name: &quot;&quot;&quot;&amp;[.A978]&amp;&quot;&quot;&quot;, lat: &quot;&amp;[.D978]&amp;&quot;, lng: &quot;&amp;[.E978]&amp;&quot;, query: &quot;&quot;&quot;&amp;[.C978]&amp;&quot;&quot;&quot;)&quot;" office:value-type="string" office:string-value="Harbor.create(name: &quot;Surabaya&quot;, lat: -7.2574719, lng: 112.7520883, query: &quot;SURABAYA&quot;)" calcext:value-type="string">
            <text:p>Harbor.create(name: "Surabaya", lat: -7.2574719, lng: 112.7520883, query: "SURABAYA")</text:p>
          </table:table-cell>
        </table:table-row>
        <table:table-row table:style-name="ro1">
          <table:table-cell office:value-type="string" calcext:value-type="string">
            <text:p>Suva</text:p>
          </table:table-cell>
          <table:table-cell office:value-type="string" calcext:value-type="string">
            <text:p>Fidji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-18.1248086</text:p>
          </table:table-cell>
          <table:table-cell office:value-type="string" calcext:value-type="string">
            <text:p>178.4500789</text:p>
          </table:table-cell>
          <table:table-cell table:formula="of:=&quot;Harbor.create(name: &quot;&quot;&quot;&amp;[.A979]&amp;&quot;&quot;&quot;, lat: &quot;&amp;[.D979]&amp;&quot;, lng: &quot;&amp;[.E979]&amp;&quot;, query: &quot;&quot;&quot;&amp;[.C979]&amp;&quot;&quot;&quot;)&quot;" office:value-type="string" office:string-value="Harbor.create(name: &quot;Suva&quot;, lat: -18.1248086, lng: 178.4500789, query: &quot;SUVA&quot;)" calcext:value-type="string">
            <text:p>Harbor.create(name: "Suva", lat: -18.1248086, lng: 178.4500789, query: "SUVA")</text:p>
          </table:table-cell>
        </table:table-row>
        <table:table-row table:style-name="ro1">
          <table:table-cell office:value-type="string" calcext:value-type="string">
            <text:p>Swansea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51.62144</text:p>
          </table:table-cell>
          <table:table-cell office:value-type="string" calcext:value-type="string">
            <text:p>-3.943645999999999</text:p>
          </table:table-cell>
          <table:table-cell table:formula="of:=&quot;Harbor.create(name: &quot;&quot;&quot;&amp;[.A980]&amp;&quot;&quot;&quot;, lat: &quot;&amp;[.D980]&amp;&quot;, lng: &quot;&amp;[.E980]&amp;&quot;, query: &quot;&quot;&quot;&amp;[.C980]&amp;&quot;&quot;&quot;)&quot;" office:value-type="string" office:string-value="Harbor.create(name: &quot;Swansea&quot;, lat: 51.62144, lng: -3.943645999999999, query: &quot;SWANSEA&quot;)" calcext:value-type="string">
            <text:p>Harbor.create(name: "Swansea", lat: 51.62144, lng: -3.943645999999999, query: "SWANSEA")</text:p>
          </table:table-cell>
        </table:table-row>
        <table:table-row table:style-name="ro1">
          <table:table-cell office:value-type="string" calcext:value-type="string">
            <text:p>Sydney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-33.8688197</text:p>
          </table:table-cell>
          <table:table-cell office:value-type="string" calcext:value-type="string">
            <text:p>151.2092955</text:p>
          </table:table-cell>
          <table:table-cell table:formula="of:=&quot;Harbor.create(name: &quot;&quot;&quot;&amp;[.A981]&amp;&quot;&quot;&quot;, lat: &quot;&amp;[.D981]&amp;&quot;, lng: &quot;&amp;[.E981]&amp;&quot;, query: &quot;&quot;&quot;&amp;[.C981]&amp;&quot;&quot;&quot;)&quot;" office:value-type="string" office:string-value="Harbor.create(name: &quot;Sydney&quot;, lat: -33.8688197, lng: 151.2092955, query: &quot;SYDNEY&quot;)" calcext:value-type="string">
            <text:p>Harbor.create(name: "Sydney", lat: -33.8688197, lng: 151.2092955, query: "SYDNEY")</text:p>
          </table:table-cell>
        </table:table-row>
        <table:table-row table:style-name="ro1">
          <table:table-cell office:value-type="string" calcext:value-type="string">
            <text:p>Sydney Cape Bret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YDNEY_CAPE_BRETON</text:p>
          </table:table-cell>
          <table:table-cell office:value-type="string" calcext:value-type="string">
            <text:p>46.1367899</text:p>
          </table:table-cell>
          <table:table-cell office:value-type="string" calcext:value-type="string">
            <text:p>-60.19422399999999</text:p>
          </table:table-cell>
          <table:table-cell table:formula="of:=&quot;Harbor.create(name: &quot;&quot;&quot;&amp;[.A982]&amp;&quot;&quot;&quot;, lat: &quot;&amp;[.D982]&amp;&quot;, lng: &quot;&amp;[.E982]&amp;&quot;, query: &quot;&quot;&quot;&amp;[.C982]&amp;&quot;&quot;&quot;)&quot;" office:value-type="string" office:string-value="Harbor.create(name: &quot;Sydney Cape Breton&quot;, lat: 46.1367899, lng: -60.19422399999999, query: &quot;SYDNEY_CAPE_BRETON&quot;)" calcext:value-type="string">
            <text:p>Harbor.create(name: "Sydney Cape Breton", lat: 46.1367899, lng: -60.19422399999999, query: "SYDNEY_CAPE_BRETON")</text:p>
          </table:table-cell>
        </table:table-row>
        <table:table-row table:style-name="ro1">
          <table:table-cell office:value-type="string" calcext:value-type="string">
            <text:p>Tacloban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TACLOBAN</text:p>
          </table:table-cell>
          <table:table-cell office:value-type="string" calcext:value-type="string">
            <text:p>11.2543388</text:p>
          </table:table-cell>
          <table:table-cell office:value-type="string" calcext:value-type="string">
            <text:p>124.9616867</text:p>
          </table:table-cell>
          <table:table-cell table:formula="of:=&quot;Harbor.create(name: &quot;&quot;&quot;&amp;[.A983]&amp;&quot;&quot;&quot;, lat: &quot;&amp;[.D983]&amp;&quot;, lng: &quot;&amp;[.E983]&amp;&quot;, query: &quot;&quot;&quot;&amp;[.C983]&amp;&quot;&quot;&quot;)&quot;" office:value-type="string" office:string-value="Harbor.create(name: &quot;Tacloban&quot;, lat: 11.2543388, lng: 124.9616867, query: &quot;TACLOBAN&quot;)" calcext:value-type="string">
            <text:p>Harbor.create(name: "Tacloban", lat: 11.2543388, lng: 124.9616867, query: "TACLOBAN")</text:p>
          </table:table-cell>
        </table:table-row>
        <table:table-row table:style-name="ro1">
          <table:table-cell office:value-type="string" calcext:value-type="string">
            <text:p>Tacoma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47.2528768</text:p>
          </table:table-cell>
          <table:table-cell office:value-type="string" calcext:value-type="string">
            <text:p>-122.4442906</text:p>
          </table:table-cell>
          <table:table-cell table:formula="of:=&quot;Harbor.create(name: &quot;&quot;&quot;&amp;[.A984]&amp;&quot;&quot;&quot;, lat: &quot;&amp;[.D984]&amp;&quot;, lng: &quot;&amp;[.E984]&amp;&quot;, query: &quot;&quot;&quot;&amp;[.C984]&amp;&quot;&quot;&quot;)&quot;" office:value-type="string" office:string-value="Harbor.create(name: &quot;Tacoma&quot;, lat: 47.2528768, lng: -122.4442906, query: &quot;TACOMA&quot;)" calcext:value-type="string">
            <text:p>Harbor.create(name: "Tacoma", lat: 47.2528768, lng: -122.4442906, query: "TACOMA")</text:p>
          </table:table-cell>
        </table:table-row>
        <table:table-row table:style-name="ro1" table:visibility="filter">
          <table:table-cell office:value-type="string" calcext:value-type="string">
            <text:p>Tadine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TAD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ehuksan Do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TAEHUKSAN_DO</text:p>
          </table:table-cell>
          <table:table-cell office:value-type="string" calcext:value-type="string">
            <text:p>34.6886111</text:p>
          </table:table-cell>
          <table:table-cell office:value-type="string" calcext:value-type="string">
            <text:p>125.4358333</text:p>
          </table:table-cell>
          <table:table-cell table:formula="of:=&quot;Harbor.create(name: &quot;&quot;&quot;&amp;[.A986]&amp;&quot;&quot;&quot;, lat: &quot;&amp;[.D986]&amp;&quot;, lng: &quot;&amp;[.E986]&amp;&quot;, query: &quot;&quot;&quot;&amp;[.C986]&amp;&quot;&quot;&quot;)&quot;" office:value-type="string" office:string-value="Harbor.create(name: &quot;Taehuksan Do&quot;, lat: 34.6886111, lng: 125.4358333, query: &quot;TAEHUKSAN_DO&quot;)" calcext:value-type="string">
            <text:p>Harbor.create(name: "Taehuksan Do", lat: 34.6886111, lng: 125.4358333, query: "TAEHUKSAN_DO")</text:p>
          </table:table-cell>
        </table:table-row>
        <table:table-row table:style-name="ro1" table:visibility="filter">
          <table:table-cell office:value-type="string" calcext:value-type="string">
            <text:p>Taeyonp Yong Do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TAEYONP_YONG_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evu</text:p>
          </table:table-cell>
          <table:table-cell office:value-type="string" calcext:value-type="string">
            <text:p>Fidji</text:p>
          </table:table-cell>
          <table:table-cell office:value-type="string" calcext:value-type="string">
            <text:p>TAILEVU</text:p>
          </table:table-cell>
          <table:table-cell office:value-type="string" calcext:value-type="string">
            <text:p>-17.8269111</text:p>
          </table:table-cell>
          <table:table-cell office:value-type="string" calcext:value-type="string">
            <text:p>178.293248</text:p>
          </table:table-cell>
          <table:table-cell table:formula="of:=&quot;Harbor.create(name: &quot;&quot;&quot;&amp;[.A988]&amp;&quot;&quot;&quot;, lat: &quot;&amp;[.D988]&amp;&quot;, lng: &quot;&amp;[.E988]&amp;&quot;, query: &quot;&quot;&quot;&amp;[.C988]&amp;&quot;&quot;&quot;)&quot;" office:value-type="string" office:string-value="Harbor.create(name: &quot;Tailevu&quot;, lat: -17.8269111, lng: 178.293248, query: &quot;TAILEVU&quot;)" calcext:value-type="string">
            <text:p>Harbor.create(name: "Tailevu", lat: -17.8269111, lng: 178.293248, query: "TAILEVU")</text:p>
          </table:table-cell>
        </table:table-row>
        <table:table-row table:style-name="ro1">
          <table:table-cell office:value-type="string" calcext:value-type="string">
            <text:p>Taiohae</text:p>
          </table:table-cell>
          <table:table-cell office:value-type="string" calcext:value-type="string">
            <text:p>France (Polynesie)</text:p>
          </table:table-cell>
          <table:table-cell office:value-type="string" calcext:value-type="string">
            <text:p>TAIOHAE_SHOM</text:p>
          </table:table-cell>
          <table:table-cell office:value-type="string" calcext:value-type="string">
            <text:p>-8.9065496</text:p>
          </table:table-cell>
          <table:table-cell office:value-type="string" calcext:value-type="string">
            <text:p>-140.1035228</text:p>
          </table:table-cell>
          <table:table-cell table:formula="of:=&quot;Harbor.create(name: &quot;&quot;&quot;&amp;[.A989]&amp;&quot;&quot;&quot;, lat: &quot;&amp;[.D989]&amp;&quot;, lng: &quot;&amp;[.E989]&amp;&quot;, query: &quot;&quot;&quot;&amp;[.C989]&amp;&quot;&quot;&quot;)&quot;" office:value-type="string" office:string-value="Harbor.create(name: &quot;Taiohae&quot;, lat: -8.9065496, lng: -140.1035228, query: &quot;TAIOHAE_SHOM&quot;)" calcext:value-type="string">
            <text:p>Harbor.create(name: "Taiohae", lat: -8.9065496, lng: -140.1035228, query: "TAIOHAE_SHOM")</text:p>
          </table:table-cell>
        </table:table-row>
        <table:table-row table:style-name="ro1">
          <table:table-cell office:value-type="string" calcext:value-type="string">
            <text:p>Takamatsu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TAKAMATSU</text:p>
          </table:table-cell>
          <table:table-cell office:value-type="string" calcext:value-type="string">
            <text:p>34.3427879</text:p>
          </table:table-cell>
          <table:table-cell office:value-type="string" calcext:value-type="string">
            <text:p>134.046574</text:p>
          </table:table-cell>
          <table:table-cell table:formula="of:=&quot;Harbor.create(name: &quot;&quot;&quot;&amp;[.A990]&amp;&quot;&quot;&quot;, lat: &quot;&amp;[.D990]&amp;&quot;, lng: &quot;&amp;[.E990]&amp;&quot;, query: &quot;&quot;&quot;&amp;[.C990]&amp;&quot;&quot;&quot;)&quot;" office:value-type="string" office:string-value="Harbor.create(name: &quot;Takamatsu&quot;, lat: 34.3427879, lng: 134.046574, query: &quot;TAKAMATSU&quot;)" calcext:value-type="string">
            <text:p>Harbor.create(name: "Takamatsu", lat: 34.3427879, lng: 134.046574, query: "TAKAMATSU")</text:p>
          </table:table-cell>
        </table:table-row>
        <table:table-row table:style-name="ro1">
          <table:table-cell office:value-type="string" calcext:value-type="string">
            <text:p>Takoradi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TAKORADI</text:p>
          </table:table-cell>
          <table:table-cell office:value-type="string" calcext:value-type="string">
            <text:p>4.9015794</text:p>
          </table:table-cell>
          <table:table-cell office:value-type="string" calcext:value-type="string">
            <text:p>-1.7830973</text:p>
          </table:table-cell>
          <table:table-cell table:formula="of:=&quot;Harbor.create(name: &quot;&quot;&quot;&amp;[.A991]&amp;&quot;&quot;&quot;, lat: &quot;&amp;[.D991]&amp;&quot;, lng: &quot;&amp;[.E991]&amp;&quot;, query: &quot;&quot;&quot;&amp;[.C991]&amp;&quot;&quot;&quot;)&quot;" office:value-type="string" office:string-value="Harbor.create(name: &quot;Takoradi&quot;, lat: 4.9015794, lng: -1.7830973, query: &quot;TAKORADI&quot;)" calcext:value-type="string">
            <text:p>Harbor.create(name: "Takoradi", lat: 4.9015794, lng: -1.7830973, query: "TAKORADI")</text:p>
          </table:table-cell>
        </table:table-row>
        <table:table-row table:style-name="ro1">
          <table:table-cell office:value-type="string" calcext:value-type="string">
            <text:p>Talara</text:p>
          </table:table-cell>
          <table:table-cell office:value-type="string" calcext:value-type="string">
            <text:p>Perou</text:p>
          </table:table-cell>
          <table:table-cell office:value-type="string" calcext:value-type="string">
            <text:p>TALARA</text:p>
          </table:table-cell>
          <table:table-cell office:value-type="string" calcext:value-type="string">
            <text:p>-4.581151999999999</text:p>
          </table:table-cell>
          <table:table-cell office:value-type="string" calcext:value-type="string">
            <text:p>-81.26289609999999</text:p>
          </table:table-cell>
          <table:table-cell table:formula="of:=&quot;Harbor.create(name: &quot;&quot;&quot;&amp;[.A992]&amp;&quot;&quot;&quot;, lat: &quot;&amp;[.D992]&amp;&quot;, lng: &quot;&amp;[.E992]&amp;&quot;, query: &quot;&quot;&quot;&amp;[.C992]&amp;&quot;&quot;&quot;)&quot;" office:value-type="string" office:string-value="Harbor.create(name: &quot;Talara&quot;, lat: -4.581151999999999, lng: -81.26289609999999, query: &quot;TALARA&quot;)" calcext:value-type="string">
            <text:p>Harbor.create(name: "Talara", lat: -4.581151999999999, lng: -81.26289609999999, query: "TALARA")</text:p>
          </table:table-cell>
        </table:table-row>
        <table:table-row table:style-name="ro1">
          <table:table-cell office:value-type="string" calcext:value-type="string">
            <text:p>Talcahuano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TALCAHUANO</text:p>
          </table:table-cell>
          <table:table-cell office:value-type="string" calcext:value-type="string">
            <text:p>-36.7247834</text:p>
          </table:table-cell>
          <table:table-cell office:value-type="string" calcext:value-type="string">
            <text:p>-73.1169808</text:p>
          </table:table-cell>
          <table:table-cell table:formula="of:=&quot;Harbor.create(name: &quot;&quot;&quot;&amp;[.A993]&amp;&quot;&quot;&quot;, lat: &quot;&amp;[.D993]&amp;&quot;, lng: &quot;&amp;[.E993]&amp;&quot;, query: &quot;&quot;&quot;&amp;[.C993]&amp;&quot;&quot;&quot;)&quot;" office:value-type="string" office:string-value="Harbor.create(name: &quot;Talcahuano&quot;, lat: -36.7247834, lng: -73.1169808, query: &quot;TALCAHUANO&quot;)" calcext:value-type="string">
            <text:p>Harbor.create(name: "Talcahuano", lat: -36.7247834, lng: -73.1169808, query: "TALCAHUANO")</text:p>
          </table:table-cell>
        </table:table-row>
        <table:table-row table:style-name="ro1" table:visibility="filter">
          <table:table-cell office:value-type="string" calcext:value-type="string">
            <text:p>Tamajarush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TAMAJAR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TAMPICO</text:p>
          </table:table-cell>
          <table:table-cell office:value-type="string" calcext:value-type="string">
            <text:p>22.2331041</text:p>
          </table:table-cell>
          <table:table-cell office:value-type="string" calcext:value-type="string">
            <text:p>-97.861099</text:p>
          </table:table-cell>
          <table:table-cell table:formula="of:=&quot;Harbor.create(name: &quot;&quot;&quot;&amp;[.A995]&amp;&quot;&quot;&quot;, lat: &quot;&amp;[.D995]&amp;&quot;, lng: &quot;&amp;[.E995]&amp;&quot;, query: &quot;&quot;&quot;&amp;[.C995]&amp;&quot;&quot;&quot;)&quot;" office:value-type="string" office:string-value="Harbor.create(name: &quot;Tampico&quot;, lat: 22.2331041, lng: -97.861099, query: &quot;TAMPICO&quot;)" calcext:value-type="string">
            <text:p>Harbor.create(name: "Tampico", lat: 22.2331041, lng: -97.861099, query: "TAMPICO")</text:p>
          </table:table-cell>
        </table:table-row>
        <table:table-row table:style-name="ro1">
          <table:table-cell office:value-type="string" calcext:value-type="string">
            <text:p>Tan-Tan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TAN-TAN</text:p>
          </table:table-cell>
          <table:table-cell office:value-type="string" calcext:value-type="string">
            <text:p>28.4380408</text:p>
          </table:table-cell>
          <table:table-cell office:value-type="string" calcext:value-type="string">
            <text:p>-11.0987374</text:p>
          </table:table-cell>
          <table:table-cell table:formula="of:=&quot;Harbor.create(name: &quot;&quot;&quot;&amp;[.A996]&amp;&quot;&quot;&quot;, lat: &quot;&amp;[.D996]&amp;&quot;, lng: &quot;&amp;[.E996]&amp;&quot;, query: &quot;&quot;&quot;&amp;[.C996]&amp;&quot;&quot;&quot;)&quot;" office:value-type="string" office:string-value="Harbor.create(name: &quot;Tan-Tan&quot;, lat: 28.4380408, lng: -11.0987374, query: &quot;TAN-TAN&quot;)" calcext:value-type="string">
            <text:p>Harbor.create(name: "Tan-Tan", lat: 28.4380408, lng: -11.0987374, query: "TAN-TAN")</text:p>
          </table:table-cell>
        </table:table-row>
        <table:table-row table:style-name="ro1">
          <table:table-cell office:value-type="string" calcext:value-type="string">
            <text:p>Tanger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TANGER</text:p>
          </table:table-cell>
          <table:table-cell office:value-type="string" calcext:value-type="string">
            <text:p>35.7594651</text:p>
          </table:table-cell>
          <table:table-cell office:value-type="string" calcext:value-type="string">
            <text:p>-5.833954299999999</text:p>
          </table:table-cell>
          <table:table-cell table:formula="of:=&quot;Harbor.create(name: &quot;&quot;&quot;&amp;[.A997]&amp;&quot;&quot;&quot;, lat: &quot;&amp;[.D997]&amp;&quot;, lng: &quot;&amp;[.E997]&amp;&quot;, query: &quot;&quot;&quot;&amp;[.C997]&amp;&quot;&quot;&quot;)&quot;" office:value-type="string" office:string-value="Harbor.create(name: &quot;Tanger&quot;, lat: 35.7594651, lng: -5.833954299999999, query: &quot;TANGER&quot;)" calcext:value-type="string">
            <text:p>Harbor.create(name: "Tanger", lat: 35.7594651, lng: -5.833954299999999, query: "TANGER")</text:p>
          </table:table-cell>
        </table:table-row>
        <table:table-row table:style-name="ro1">
          <table:table-cell office:value-type="string" calcext:value-type="string">
            <text:p>Tanger-Med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TANGER_MED</text:p>
          </table:table-cell>
          <table:table-cell office:value-type="string" calcext:value-type="string">
            <text:p>35.891206</text:p>
          </table:table-cell>
          <table:table-cell office:value-type="string" calcext:value-type="string">
            <text:p>-5.494752</text:p>
          </table:table-cell>
          <table:table-cell table:formula="of:=&quot;Harbor.create(name: &quot;&quot;&quot;&amp;[.A998]&amp;&quot;&quot;&quot;, lat: &quot;&amp;[.D998]&amp;&quot;, lng: &quot;&amp;[.E998]&amp;&quot;, query: &quot;&quot;&quot;&amp;[.C998]&amp;&quot;&quot;&quot;)&quot;" office:value-type="string" office:string-value="Harbor.create(name: &quot;Tanger-Med&quot;, lat: 35.891206, lng: -5.494752, query: &quot;TANGER_MED&quot;)" calcext:value-type="string">
            <text:p>Harbor.create(name: "Tanger-Med", lat: 35.891206, lng: -5.494752, query: "TANGER_MED")</text:p>
          </table:table-cell>
        </table:table-row>
        <table:table-row table:style-name="ro1">
          <table:table-cell office:value-type="string" calcext:value-type="string">
            <text:p>Tango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TANGOA</text:p>
          </table:table-cell>
          <table:table-cell office:value-type="string" calcext:value-type="string">
            <text:p>-15.5932341</text:p>
          </table:table-cell>
          <table:table-cell office:value-type="string" calcext:value-type="string">
            <text:p>166.9916675</text:p>
          </table:table-cell>
          <table:table-cell table:formula="of:=&quot;Harbor.create(name: &quot;&quot;&quot;&amp;[.A999]&amp;&quot;&quot;&quot;, lat: &quot;&amp;[.D999]&amp;&quot;, lng: &quot;&amp;[.E999]&amp;&quot;, query: &quot;&quot;&quot;&amp;[.C999]&amp;&quot;&quot;&quot;)&quot;" office:value-type="string" office:string-value="Harbor.create(name: &quot;Tangoa&quot;, lat: -15.5932341, lng: 166.9916675, query: &quot;TANGOA&quot;)" calcext:value-type="string">
            <text:p>Harbor.create(name: "Tangoa", lat: -15.5932341, lng: 166.9916675, query: "TANGOA")</text:p>
          </table:table-cell>
        </table:table-row>
        <table:table-row table:style-name="ro1">
          <table:table-cell office:value-type="string" calcext:value-type="string">
            <text:p>Tanjong Sedili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SEDILI</text:p>
          </table:table-cell>
          <table:table-cell office:value-type="string" calcext:value-type="string">
            <text:p>1.928058</text:p>
          </table:table-cell>
          <table:table-cell office:value-type="string" calcext:value-type="string">
            <text:p>104.1106129</text:p>
          </table:table-cell>
          <table:table-cell table:formula="of:=&quot;Harbor.create(name: &quot;&quot;&quot;&amp;[.A1000]&amp;&quot;&quot;&quot;, lat: &quot;&amp;[.D1000]&amp;&quot;, lng: &quot;&amp;[.E1000]&amp;&quot;, query: &quot;&quot;&quot;&amp;[.C1000]&amp;&quot;&quot;&quot;)&quot;" office:value-type="string" office:string-value="Harbor.create(name: &quot;Tanjong Sedili&quot;, lat: 1.928058, lng: 104.1106129, query: &quot;SEDILI&quot;)" calcext:value-type="string">
            <text:p>Harbor.create(name: "Tanjong Sedili", lat: 1.928058, lng: 104.1106129, query: "SEDILI")</text:p>
          </table:table-cell>
        </table:table-row>
        <table:table-row table:style-name="ro1">
          <table:table-cell office:value-type="string" calcext:value-type="string">
            <text:p>Tanjung Baram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TANJONG_BARAM</text:p>
          </table:table-cell>
          <table:table-cell office:value-type="string" calcext:value-type="string">
            <text:p>4.593333299999999</text:p>
          </table:table-cell>
          <table:table-cell office:value-type="string" calcext:value-type="string">
            <text:p>113.9769444</text:p>
          </table:table-cell>
          <table:table-cell table:formula="of:=&quot;Harbor.create(name: &quot;&quot;&quot;&amp;[.A1001]&amp;&quot;&quot;&quot;, lat: &quot;&amp;[.D1001]&amp;&quot;, lng: &quot;&amp;[.E1001]&amp;&quot;, query: &quot;&quot;&quot;&amp;[.C1001]&amp;&quot;&quot;&quot;)&quot;" office:value-type="string" office:string-value="Harbor.create(name: &quot;Tanjung Baram&quot;, lat: 4.593333299999999, lng: 113.9769444, query: &quot;TANJONG_BARAM&quot;)" calcext:value-type="string">
            <text:p>Harbor.create(name: "Tanjung Baram", lat: 4.593333299999999, lng: 113.9769444, query: "TANJONG_BARAM")</text:p>
          </table:table-cell>
        </table:table-row>
        <table:table-row table:style-name="ro1">
          <table:table-cell office:value-type="string" calcext:value-type="string">
            <text:p>Tarente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TARANTO</text:p>
          </table:table-cell>
          <table:table-cell office:value-type="string" calcext:value-type="string">
            <text:p>40.46436060000001</text:p>
          </table:table-cell>
          <table:table-cell office:value-type="string" calcext:value-type="string">
            <text:p>17.2470303</text:p>
          </table:table-cell>
          <table:table-cell table:formula="of:=&quot;Harbor.create(name: &quot;&quot;&quot;&amp;[.A1002]&amp;&quot;&quot;&quot;, lat: &quot;&amp;[.D1002]&amp;&quot;, lng: &quot;&amp;[.E1002]&amp;&quot;, query: &quot;&quot;&quot;&amp;[.C1002]&amp;&quot;&quot;&quot;)&quot;" office:value-type="string" office:string-value="Harbor.create(name: &quot;Tarente&quot;, lat: 40.46436060000001, lng: 17.2470303, query: &quot;TARANTO&quot;)" calcext:value-type="string">
            <text:p>Harbor.create(name: "Tarente", lat: 40.46436060000001, lng: 17.2470303, query: "TARANTO")</text:p>
          </table:table-cell>
        </table:table-row>
        <table:table-row table:style-name="ro1">
          <table:table-cell office:value-type="string" calcext:value-type="string">
            <text:p>Tarif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TARIFA</text:p>
          </table:table-cell>
          <table:table-cell office:value-type="string" calcext:value-type="string">
            <text:p>36.0143209</text:p>
          </table:table-cell>
          <table:table-cell office:value-type="string" calcext:value-type="string">
            <text:p>-5.6044497</text:p>
          </table:table-cell>
          <table:table-cell table:formula="of:=&quot;Harbor.create(name: &quot;&quot;&quot;&amp;[.A1003]&amp;&quot;&quot;&quot;, lat: &quot;&amp;[.D1003]&amp;&quot;, lng: &quot;&amp;[.E1003]&amp;&quot;, query: &quot;&quot;&quot;&amp;[.C1003]&amp;&quot;&quot;&quot;)&quot;" office:value-type="string" office:string-value="Harbor.create(name: &quot;Tarifa&quot;, lat: 36.0143209, lng: -5.6044497, query: &quot;TARIFA&quot;)" calcext:value-type="string">
            <text:p>Harbor.create(name: "Tarifa", lat: 36.0143209, lng: -5.6044497, query: "TARIFA")</text:p>
          </table:table-cell>
        </table:table-row>
        <table:table-row table:style-name="ro1">
          <table:table-cell office:value-type="string" calcext:value-type="string">
            <text:p>Tauranga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TAURANGA</text:p>
          </table:table-cell>
          <table:table-cell office:value-type="string" calcext:value-type="string">
            <text:p>-37.68779749999999</text:p>
          </table:table-cell>
          <table:table-cell office:value-type="string" calcext:value-type="string">
            <text:p>176.1651295</text:p>
          </table:table-cell>
          <table:table-cell table:formula="of:=&quot;Harbor.create(name: &quot;&quot;&quot;&amp;[.A1004]&amp;&quot;&quot;&quot;, lat: &quot;&amp;[.D1004]&amp;&quot;, lng: &quot;&amp;[.E1004]&amp;&quot;, query: &quot;&quot;&quot;&amp;[.C1004]&amp;&quot;&quot;&quot;)&quot;" office:value-type="string" office:string-value="Harbor.create(name: &quot;Tauranga&quot;, lat: -37.68779749999999, lng: 176.1651295, query: &quot;TAURANGA&quot;)" calcext:value-type="string">
            <text:p>Harbor.create(name: "Tauranga", lat: -37.68779749999999, lng: 176.1651295, query: "TAURANGA")</text:p>
          </table:table-cell>
        </table:table-row>
        <table:table-row table:style-name="ro1">
          <table:table-cell office:value-type="string" calcext:value-type="string">
            <text:p>Tawau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TAWAU</text:p>
          </table:table-cell>
          <table:table-cell office:value-type="string" calcext:value-type="string">
            <text:p>4.244651</text:p>
          </table:table-cell>
          <table:table-cell office:value-type="string" calcext:value-type="string">
            <text:p>117.8911861</text:p>
          </table:table-cell>
          <table:table-cell table:formula="of:=&quot;Harbor.create(name: &quot;&quot;&quot;&amp;[.A1005]&amp;&quot;&quot;&quot;, lat: &quot;&amp;[.D1005]&amp;&quot;, lng: &quot;&amp;[.E1005]&amp;&quot;, query: &quot;&quot;&quot;&amp;[.C1005]&amp;&quot;&quot;&quot;)&quot;" office:value-type="string" office:string-value="Harbor.create(name: &quot;Tawau&quot;, lat: 4.244651, lng: 117.8911861, query: &quot;TAWAU&quot;)" calcext:value-type="string">
            <text:p>Harbor.create(name: "Tawau", lat: 4.244651, lng: 117.8911861, query: "TAWAU")</text:p>
          </table:table-cell>
        </table:table-row>
        <table:table-row table:style-name="ro1">
          <table:table-cell office:value-type="string" calcext:value-type="string">
            <text:p>Tem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5.7089238</text:p>
          </table:table-cell>
          <table:table-cell office:value-type="string" calcext:value-type="string">
            <text:p>0.0186555</text:p>
          </table:table-cell>
          <table:table-cell table:formula="of:=&quot;Harbor.create(name: &quot;&quot;&quot;&amp;[.A1006]&amp;&quot;&quot;&quot;, lat: &quot;&amp;[.D1006]&amp;&quot;, lng: &quot;&amp;[.E1006]&amp;&quot;, query: &quot;&quot;&quot;&amp;[.C1006]&amp;&quot;&quot;&quot;)&quot;" office:value-type="string" office:string-value="Harbor.create(name: &quot;Tema&quot;, lat: 5.7089238, lng: 0.0186555, query: &quot;TEMA&quot;)" calcext:value-type="string">
            <text:p>Harbor.create(name: "Tema", lat: 5.7089238, lng: 0.0186555, query: "TEMA")</text:p>
          </table:table-cell>
        </table:table-row>
        <table:table-row table:style-name="ro1">
          <table:table-cell office:value-type="string" calcext:value-type="string">
            <text:p>Terneuzen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TERNEUZEN</text:p>
          </table:table-cell>
          <table:table-cell office:value-type="string" calcext:value-type="string">
            <text:p>51.3322854</text:p>
          </table:table-cell>
          <table:table-cell office:value-type="string" calcext:value-type="string">
            <text:p>3.8324265</text:p>
          </table:table-cell>
          <table:table-cell table:formula="of:=&quot;Harbor.create(name: &quot;&quot;&quot;&amp;[.A1007]&amp;&quot;&quot;&quot;, lat: &quot;&amp;[.D1007]&amp;&quot;, lng: &quot;&amp;[.E1007]&amp;&quot;, query: &quot;&quot;&quot;&amp;[.C1007]&amp;&quot;&quot;&quot;)&quot;" office:value-type="string" office:string-value="Harbor.create(name: &quot;Terneuzen&quot;, lat: 51.3322854, lng: 3.8324265, query: &quot;TERNEUZEN&quot;)" calcext:value-type="string">
            <text:p>Harbor.create(name: "Terneuzen", lat: 51.3322854, lng: 3.8324265, query: "TERNEUZEN")</text:p>
          </table:table-cell>
        </table:table-row>
        <table:table-row table:style-name="ro1">
          <table:table-cell office:value-type="string" calcext:value-type="string">
            <text:p>Terschelling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WEST-TERSCHELLING</text:p>
          </table:table-cell>
          <table:table-cell office:value-type="string" calcext:value-type="string">
            <text:p>53.3978747</text:p>
          </table:table-cell>
          <table:table-cell office:value-type="string" calcext:value-type="string">
            <text:p>5.3466786</text:p>
          </table:table-cell>
          <table:table-cell table:formula="of:=&quot;Harbor.create(name: &quot;&quot;&quot;&amp;[.A1008]&amp;&quot;&quot;&quot;, lat: &quot;&amp;[.D1008]&amp;&quot;, lng: &quot;&amp;[.E1008]&amp;&quot;, query: &quot;&quot;&quot;&amp;[.C1008]&amp;&quot;&quot;&quot;)&quot;" office:value-type="string" office:string-value="Harbor.create(name: &quot;Terschelling&quot;, lat: 53.3978747, lng: 5.3466786, query: &quot;WEST-TERSCHELLING&quot;)" calcext:value-type="string">
            <text:p>Harbor.create(name: "Terschelling", lat: 53.3978747, lng: 5.3466786, query: "WEST-TERSCHELLING")</text:p>
          </table:table-cell>
        </table:table-row>
        <table:table-row table:style-name="ro1" table:visibility="filter">
          <table:table-cell office:value-type="string" calcext:value-type="string">
            <text:p>Thio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TH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rsday Island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THURSDAY_ISLAND</text:p>
          </table:table-cell>
          <table:table-cell office:value-type="string" calcext:value-type="string">
            <text:p>-10.5799169</text:p>
          </table:table-cell>
          <table:table-cell office:value-type="string" calcext:value-type="string">
            <text:p>142.2193906</text:p>
          </table:table-cell>
          <table:table-cell table:formula="of:=&quot;Harbor.create(name: &quot;&quot;&quot;&amp;[.A1010]&amp;&quot;&quot;&quot;, lat: &quot;&amp;[.D1010]&amp;&quot;, lng: &quot;&amp;[.E1010]&amp;&quot;, query: &quot;&quot;&quot;&amp;[.C1010]&amp;&quot;&quot;&quot;)&quot;" office:value-type="string" office:string-value="Harbor.create(name: &quot;Thursday Island&quot;, lat: -10.5799169, lng: 142.2193906, query: &quot;THURSDAY_ISLAND&quot;)" calcext:value-type="string">
            <text:p>Harbor.create(name: "Thursday Island", lat: -10.5799169, lng: 142.2193906, query: "THURSDAY_ISLAND")</text:p>
          </table:table-cell>
        </table:table-row>
        <table:table-row table:style-name="ro1">
          <table:table-cell office:value-type="string" calcext:value-type="string">
            <text:p>Tianjin Xingang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DAGU</text:p>
          </table:table-cell>
          <table:table-cell office:value-type="string" calcext:value-type="string">
            <text:p>39.00637200000001</text:p>
          </table:table-cell>
          <table:table-cell office:value-type="string" calcext:value-type="string">
            <text:p>117.6852238</text:p>
          </table:table-cell>
          <table:table-cell table:formula="of:=&quot;Harbor.create(name: &quot;&quot;&quot;&amp;[.A1011]&amp;&quot;&quot;&quot;, lat: &quot;&amp;[.D1011]&amp;&quot;, lng: &quot;&amp;[.E1011]&amp;&quot;, query: &quot;&quot;&quot;&amp;[.C1011]&amp;&quot;&quot;&quot;)&quot;" office:value-type="string" office:string-value="Harbor.create(name: &quot;Tianjin Xingang&quot;, lat: 39.00637200000001, lng: 117.6852238, query: &quot;DAGU&quot;)" calcext:value-type="string">
            <text:p>Harbor.create(name: "Tianjin Xingang", lat: 39.00637200000001, lng: 117.6852238, query: "DAGU")</text:p>
          </table:table-cell>
        </table:table-row>
        <table:table-row table:style-name="ro1">
          <table:table-cell office:value-type="string" calcext:value-type="string">
            <text:p>Timaru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TIMARU</text:p>
          </table:table-cell>
          <table:table-cell office:value-type="string" calcext:value-type="string">
            <text:p>-44.3969718</text:p>
          </table:table-cell>
          <table:table-cell office:value-type="string" calcext:value-type="string">
            <text:p>171.2549729</text:p>
          </table:table-cell>
          <table:table-cell table:formula="of:=&quot;Harbor.create(name: &quot;&quot;&quot;&amp;[.A1012]&amp;&quot;&quot;&quot;, lat: &quot;&amp;[.D1012]&amp;&quot;, lng: &quot;&amp;[.E1012]&amp;&quot;, query: &quot;&quot;&quot;&amp;[.C1012]&amp;&quot;&quot;&quot;)&quot;" office:value-type="string" office:string-value="Harbor.create(name: &quot;Timaru&quot;, lat: -44.3969718, lng: 171.2549729, query: &quot;TIMARU&quot;)" calcext:value-type="string">
            <text:p>Harbor.create(name: "Timaru", lat: -44.3969718, lng: 171.2549729, query: "TIMARU")</text:p>
          </table:table-cell>
        </table:table-row>
        <table:table-row table:style-name="ro1">
          <table:table-cell office:value-type="string" calcext:value-type="string">
            <text:p>Toamasina (Tamatave)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-18.1442811</text:p>
          </table:table-cell>
          <table:table-cell office:value-type="string" calcext:value-type="string">
            <text:p>49.3957836</text:p>
          </table:table-cell>
          <table:table-cell table:formula="of:=&quot;Harbor.create(name: &quot;&quot;&quot;&amp;[.A1013]&amp;&quot;&quot;&quot;, lat: &quot;&amp;[.D1013]&amp;&quot;, lng: &quot;&amp;[.E1013]&amp;&quot;, query: &quot;&quot;&quot;&amp;[.C1013]&amp;&quot;&quot;&quot;)&quot;" office:value-type="string" office:string-value="Harbor.create(name: &quot;Toamasina (Tamatave)&quot;, lat: -18.1442811, lng: 49.3957836, query: &quot;TOAMASINA&quot;)" calcext:value-type="string">
            <text:p>Harbor.create(name: "Toamasina (Tamatave)", lat: -18.1442811, lng: 49.3957836, query: "TOAMASINA")</text:p>
          </table:table-cell>
        </table:table-row>
        <table:table-row table:style-name="ro1">
          <table:table-cell office:value-type="string" calcext:value-type="string">
            <text:p>Tofin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OFINO</text:p>
          </table:table-cell>
          <table:table-cell office:value-type="string" calcext:value-type="string">
            <text:p>49.1529842</text:p>
          </table:table-cell>
          <table:table-cell office:value-type="string" calcext:value-type="string">
            <text:p>-125.9066184</text:p>
          </table:table-cell>
          <table:table-cell table:formula="of:=&quot;Harbor.create(name: &quot;&quot;&quot;&amp;[.A1014]&amp;&quot;&quot;&quot;, lat: &quot;&amp;[.D1014]&amp;&quot;, lng: &quot;&amp;[.E1014]&amp;&quot;, query: &quot;&quot;&quot;&amp;[.C1014]&amp;&quot;&quot;&quot;)&quot;" office:value-type="string" office:string-value="Harbor.create(name: &quot;Tofino&quot;, lat: 49.1529842, lng: -125.9066184, query: &quot;TOFINO&quot;)" calcext:value-type="string">
            <text:p>Harbor.create(name: "Tofino", lat: 49.1529842, lng: -125.9066184, query: "TOFINO")</text:p>
          </table:table-cell>
        </table:table-row>
        <table:table-row table:style-name="ro1" table:visibility="filter">
          <table:table-cell office:value-type="string" calcext:value-type="string">
            <text:p>Tokchok To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TOKCHOK_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uyam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TOKUYAMA</text:p>
          </table:table-cell>
          <table:table-cell office:value-type="string" calcext:value-type="string">
            <text:p>36.6959518</text:p>
          </table:table-cell>
          <table:table-cell office:value-type="string" calcext:value-type="string">
            <text:p>137.2136768</text:p>
          </table:table-cell>
          <table:table-cell table:formula="of:=&quot;Harbor.create(name: &quot;&quot;&quot;&amp;[.A1016]&amp;&quot;&quot;&quot;, lat: &quot;&amp;[.D1016]&amp;&quot;, lng: &quot;&amp;[.E1016]&amp;&quot;, query: &quot;&quot;&quot;&amp;[.C1016]&amp;&quot;&quot;&quot;)&quot;" office:value-type="string" office:string-value="Harbor.create(name: &quot;Tokuyama&quot;, lat: 36.6959518, lng: 137.2136768, query: &quot;TOKUYAMA&quot;)" calcext:value-type="string">
            <text:p>Harbor.create(name: "Tokuyama", lat: 36.6959518, lng: 137.2136768, query: "TOKUYAMA")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35.7090259</text:p>
          </table:table-cell>
          <table:table-cell office:value-type="string" calcext:value-type="string">
            <text:p>139.7319925</text:p>
          </table:table-cell>
          <table:table-cell table:formula="of:=&quot;Harbor.create(name: &quot;&quot;&quot;&amp;[.A1017]&amp;&quot;&quot;&quot;, lat: &quot;&amp;[.D1017]&amp;&quot;, lng: &quot;&amp;[.E1017]&amp;&quot;, query: &quot;&quot;&quot;&amp;[.C1017]&amp;&quot;&quot;&quot;)&quot;" office:value-type="string" office:string-value="Harbor.create(name: &quot;Tokyo&quot;, lat: 35.7090259, lng: 139.7319925, query: &quot;TOKYO&quot;)" calcext:value-type="string">
            <text:p>Harbor.create(name: "Tokyo", lat: 35.7090259, lng: 139.7319925, query: "TOKYO")</text:p>
          </table:table-cell>
        </table:table-row>
        <table:table-row table:style-name="ro1">
          <table:table-cell office:value-type="string" calcext:value-type="string">
            <text:p>Toliara (Tulear)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TOLIARA</text:p>
          </table:table-cell>
          <table:table-cell office:value-type="string" calcext:value-type="string">
            <text:p>-23.3516191</text:p>
          </table:table-cell>
          <table:table-cell office:value-type="string" calcext:value-type="string">
            <text:p>43.6854936</text:p>
          </table:table-cell>
          <table:table-cell table:formula="of:=&quot;Harbor.create(name: &quot;&quot;&quot;&amp;[.A1018]&amp;&quot;&quot;&quot;, lat: &quot;&amp;[.D1018]&amp;&quot;, lng: &quot;&amp;[.E1018]&amp;&quot;, query: &quot;&quot;&quot;&amp;[.C1018]&amp;&quot;&quot;&quot;)&quot;" office:value-type="string" office:string-value="Harbor.create(name: &quot;Toliara (Tulear)&quot;, lat: -23.3516191, lng: 43.6854936, query: &quot;TOLIARA&quot;)" calcext:value-type="string">
            <text:p>Harbor.create(name: "Toliara (Tulear)", lat: -23.3516191, lng: 43.6854936, query: "TOLIARA")</text:p>
          </table:table-cell>
        </table:table-row>
        <table:table-row table:style-name="ro1">
          <table:table-cell office:value-type="string" calcext:value-type="string">
            <text:p>Tongyeong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TONGYEONG_CH_UNGMU</text:p>
          </table:table-cell>
          <table:table-cell office:value-type="string" calcext:value-type="string">
            <text:p>34.8544227</text:p>
          </table:table-cell>
          <table:table-cell office:value-type="string" calcext:value-type="string">
            <text:p>128.433182</text:p>
          </table:table-cell>
          <table:table-cell table:formula="of:=&quot;Harbor.create(name: &quot;&quot;&quot;&amp;[.A1019]&amp;&quot;&quot;&quot;, lat: &quot;&amp;[.D1019]&amp;&quot;, lng: &quot;&amp;[.E1019]&amp;&quot;, query: &quot;&quot;&quot;&amp;[.C1019]&amp;&quot;&quot;&quot;)&quot;" office:value-type="string" office:string-value="Harbor.create(name: &quot;Tongyeong&quot;, lat: 34.8544227, lng: 128.433182, query: &quot;TONGYEONG_CH_UNGMU&quot;)" calcext:value-type="string">
            <text:p>Harbor.create(name: "Tongyeong", lat: 34.8544227, lng: 128.433182, query: "TONGYEONG_CH_UNGMU")</text:p>
          </table:table-cell>
        </table:table-row>
        <table:table-row table:style-name="ro1">
          <table:table-cell office:value-type="string" calcext:value-type="string">
            <text:p>Topolobamp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TOPOLOBAMPO</text:p>
          </table:table-cell>
          <table:table-cell office:value-type="string" calcext:value-type="string">
            <text:p>25.6006925</text:p>
          </table:table-cell>
          <table:table-cell office:value-type="string" calcext:value-type="string">
            <text:p>-109.0503685</text:p>
          </table:table-cell>
          <table:table-cell table:formula="of:=&quot;Harbor.create(name: &quot;&quot;&quot;&amp;[.A1020]&amp;&quot;&quot;&quot;, lat: &quot;&amp;[.D1020]&amp;&quot;, lng: &quot;&amp;[.E1020]&amp;&quot;, query: &quot;&quot;&quot;&amp;[.C1020]&amp;&quot;&quot;&quot;)&quot;" office:value-type="string" office:string-value="Harbor.create(name: &quot;Topolobampo&quot;, lat: 25.6006925, lng: -109.0503685, query: &quot;TOPOLOBAMPO&quot;)" calcext:value-type="string">
            <text:p>Harbor.create(name: "Topolobampo", lat: 25.6006925, lng: -109.0503685, query: "TOPOLOBAMPO")</text:p>
          </table:table-cell>
        </table:table-row>
        <table:table-row table:style-name="ro1" table:visibility="filter">
          <table:table-cell office:value-type="string" calcext:value-type="string">
            <text:p>Touho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TOU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l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43.124228</text:p>
          </table:table-cell>
          <table:table-cell office:value-type="string" calcext:value-type="string">
            <text:p>5.928</text:p>
          </table:table-cell>
          <table:table-cell table:formula="of:=&quot;Harbor.create(name: &quot;&quot;&quot;&amp;[.A1022]&amp;&quot;&quot;&quot;, lat: &quot;&amp;[.D1022]&amp;&quot;, lng: &quot;&amp;[.E1022]&amp;&quot;, query: &quot;&quot;&quot;&amp;[.C1022]&amp;&quot;&quot;&quot;)&quot;" office:value-type="string" office:string-value="Harbor.create(name: &quot;Toulon&quot;, lat: 43.124228, lng: 5.928, query: &quot;TOULON&quot;)" calcext:value-type="string">
            <text:p>Harbor.create(name: "Toulon", lat: 43.124228, lng: 5.928, query: "TOULON")</text:p>
          </table:table-cell>
        </table:table-row>
        <table:table-row table:style-name="ro1">
          <table:table-cell office:value-type="string" calcext:value-type="string">
            <text:p>Townsville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-19.2589635</text:p>
          </table:table-cell>
          <table:table-cell office:value-type="string" calcext:value-type="string">
            <text:p>146.8169483</text:p>
          </table:table-cell>
          <table:table-cell table:formula="of:=&quot;Harbor.create(name: &quot;&quot;&quot;&amp;[.A1023]&amp;&quot;&quot;&quot;, lat: &quot;&amp;[.D1023]&amp;&quot;, lng: &quot;&amp;[.E1023]&amp;&quot;, query: &quot;&quot;&quot;&amp;[.C1023]&amp;&quot;&quot;&quot;)&quot;" office:value-type="string" office:string-value="Harbor.create(name: &quot;Townsville&quot;, lat: -19.2589635, lng: 146.8169483, query: &quot;TOWNSVILLE&quot;)" calcext:value-type="string">
            <text:p>Harbor.create(name: "Townsville", lat: -19.2589635, lng: 146.8169483, query: "TOWNSVILLE")</text:p>
          </table:table-cell>
        </table:table-row>
        <table:table-row table:style-name="ro1">
          <table:table-cell office:value-type="string" calcext:value-type="string">
            <text:p>Trebeurd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REBEURDEN</text:p>
          </table:table-cell>
          <table:table-cell office:value-type="string" calcext:value-type="string">
            <text:p>48.769253</text:p>
          </table:table-cell>
          <table:table-cell office:value-type="string" calcext:value-type="string">
            <text:p>-3.566092</text:p>
          </table:table-cell>
          <table:table-cell table:formula="of:=&quot;Harbor.create(name: &quot;&quot;&quot;&amp;[.A1024]&amp;&quot;&quot;&quot;, lat: &quot;&amp;[.D1024]&amp;&quot;, lng: &quot;&amp;[.E1024]&amp;&quot;, query: &quot;&quot;&quot;&amp;[.C1024]&amp;&quot;&quot;&quot;)&quot;" office:value-type="string" office:string-value="Harbor.create(name: &quot;Trebeurden&quot;, lat: 48.769253, lng: -3.566092, query: &quot;TREBEURDEN&quot;)" calcext:value-type="string">
            <text:p>Harbor.create(name: "Trebeurden", lat: 48.769253, lng: -3.566092, query: "TREBEURDEN")</text:p>
          </table:table-cell>
        </table:table-row>
        <table:table-row table:style-name="ro1">
          <table:table-cell office:value-type="string" calcext:value-type="string">
            <text:p>Tregui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REGUIER</text:p>
          </table:table-cell>
          <table:table-cell office:value-type="string" calcext:value-type="string">
            <text:p>48.7875439</text:p>
          </table:table-cell>
          <table:table-cell office:value-type="string" calcext:value-type="string">
            <text:p>-3.2307769</text:p>
          </table:table-cell>
          <table:table-cell table:formula="of:=&quot;Harbor.create(name: &quot;&quot;&quot;&amp;[.A1025]&amp;&quot;&quot;&quot;, lat: &quot;&amp;[.D1025]&amp;&quot;, lng: &quot;&amp;[.E1025]&amp;&quot;, query: &quot;&quot;&quot;&amp;[.C1025]&amp;&quot;&quot;&quot;)&quot;" office:value-type="string" office:string-value="Harbor.create(name: &quot;Treguier&quot;, lat: 48.7875439, lng: -3.2307769, query: &quot;TREGUIER&quot;)" calcext:value-type="string">
            <text:p>Harbor.create(name: "Treguier", lat: 48.7875439, lng: -3.2307769, query: "TREGUIER")</text:p>
          </table:table-cell>
        </table:table-row>
        <table:table-row table:style-name="ro1">
          <table:table-cell office:value-type="string" calcext:value-type="string">
            <text:p>Trehigui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REHIGUIER</text:p>
          </table:table-cell>
          <table:table-cell office:value-type="string" calcext:value-type="string">
            <text:p>48.7875439</text:p>
          </table:table-cell>
          <table:table-cell office:value-type="string" calcext:value-type="string">
            <text:p>-3.2307769</text:p>
          </table:table-cell>
          <table:table-cell table:formula="of:=&quot;Harbor.create(name: &quot;&quot;&quot;&amp;[.A1026]&amp;&quot;&quot;&quot;, lat: &quot;&amp;[.D1026]&amp;&quot;, lng: &quot;&amp;[.E1026]&amp;&quot;, query: &quot;&quot;&quot;&amp;[.C1026]&amp;&quot;&quot;&quot;)&quot;" office:value-type="string" office:string-value="Harbor.create(name: &quot;Trehiguier&quot;, lat: 48.7875439, lng: -3.2307769, query: &quot;TREHIGUIER&quot;)" calcext:value-type="string">
            <text:p>Harbor.create(name: "Trehiguier", lat: 48.7875439, lng: -3.2307769, query: "TREHIGUIER")</text:p>
          </table:table-cell>
        </table:table-row>
        <table:table-row table:style-name="ro1">
          <table:table-cell office:value-type="string" calcext:value-type="string">
            <text:p>Trez-Hi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REZ-HIR</text:p>
          </table:table-cell>
          <table:table-cell office:value-type="string" calcext:value-type="string">
            <text:p>48.34752</text:p>
          </table:table-cell>
          <table:table-cell office:value-type="string" calcext:value-type="string">
            <text:p>-4.706493</text:p>
          </table:table-cell>
          <table:table-cell table:formula="of:=&quot;Harbor.create(name: &quot;&quot;&quot;&amp;[.A1027]&amp;&quot;&quot;&quot;, lat: &quot;&amp;[.D1027]&amp;&quot;, lng: &quot;&amp;[.E1027]&amp;&quot;, query: &quot;&quot;&quot;&amp;[.C1027]&amp;&quot;&quot;&quot;)&quot;" office:value-type="string" office:string-value="Harbor.create(name: &quot;Trez-Hir&quot;, lat: 48.34752, lng: -4.706493, query: &quot;TREZ-HIR&quot;)" calcext:value-type="string">
            <text:p>Harbor.create(name: "Trez-Hir", lat: 48.34752, lng: -4.706493, query: "TREZ-HIR")</text:p>
          </table:table-cell>
        </table:table-row>
        <table:table-row table:style-name="ro1">
          <table:table-cell office:value-type="string" calcext:value-type="string">
            <text:p>Trieste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TRIESTE</text:p>
          </table:table-cell>
          <table:table-cell office:value-type="string" calcext:value-type="string">
            <text:p>45.6495264</text:p>
          </table:table-cell>
          <table:table-cell office:value-type="string" calcext:value-type="string">
            <text:p>13.7768182</text:p>
          </table:table-cell>
          <table:table-cell table:formula="of:=&quot;Harbor.create(name: &quot;&quot;&quot;&amp;[.A1028]&amp;&quot;&quot;&quot;, lat: &quot;&amp;[.D1028]&amp;&quot;, lng: &quot;&amp;[.E1028]&amp;&quot;, query: &quot;&quot;&quot;&amp;[.C1028]&amp;&quot;&quot;&quot;)&quot;" office:value-type="string" office:string-value="Harbor.create(name: &quot;Trieste&quot;, lat: 45.6495264, lng: 13.7768182, query: &quot;TRIESTE&quot;)" calcext:value-type="string">
            <text:p>Harbor.create(name: "Trieste", lat: 45.6495264, lng: 13.7768182, query: "TRIESTE")</text:p>
          </table:table-cell>
        </table:table-row>
        <table:table-row table:style-name="ro1">
          <table:table-cell office:value-type="string" calcext:value-type="string">
            <text:p>Trincomalee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TRINCOMALEE</text:p>
          </table:table-cell>
          <table:table-cell office:value-type="string" calcext:value-type="string">
            <text:p>8.5873638</text:p>
          </table:table-cell>
          <table:table-cell office:value-type="string" calcext:value-type="string">
            <text:p>81.2152121</text:p>
          </table:table-cell>
          <table:table-cell table:formula="of:=&quot;Harbor.create(name: &quot;&quot;&quot;&amp;[.A1029]&amp;&quot;&quot;&quot;, lat: &quot;&amp;[.D1029]&amp;&quot;, lng: &quot;&amp;[.E1029]&amp;&quot;, query: &quot;&quot;&quot;&amp;[.C1029]&amp;&quot;&quot;&quot;)&quot;" office:value-type="string" office:string-value="Harbor.create(name: &quot;Trincomalee&quot;, lat: 8.5873638, lng: 81.2152121, query: &quot;TRINCOMALEE&quot;)" calcext:value-type="string">
            <text:p>Harbor.create(name: "Trincomalee", lat: 8.5873638, lng: 81.2152121, query: "TRINCOMALEE")</text:p>
          </table:table-cell>
        </table:table-row>
        <table:table-row table:style-name="ro1">
          <table:table-cell office:value-type="string" calcext:value-type="string">
            <text:p>Tristan da Cunha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TRISTAN_DA_CUNHA</text:p>
          </table:table-cell>
          <table:table-cell office:value-type="string" calcext:value-type="string">
            <text:p>-37.1052489</text:p>
          </table:table-cell>
          <table:table-cell office:value-type="string" calcext:value-type="string">
            <text:p>-12.2776838</text:p>
          </table:table-cell>
          <table:table-cell table:formula="of:=&quot;Harbor.create(name: &quot;&quot;&quot;&amp;[.A1030]&amp;&quot;&quot;&quot;, lat: &quot;&amp;[.D1030]&amp;&quot;, lng: &quot;&amp;[.E1030]&amp;&quot;, query: &quot;&quot;&quot;&amp;[.C1030]&amp;&quot;&quot;&quot;)&quot;" office:value-type="string" office:string-value="Harbor.create(name: &quot;Tristan da Cunha&quot;, lat: -37.1052489, lng: -12.2776838, query: &quot;TRISTAN_DA_CUNHA&quot;)" calcext:value-type="string">
            <text:p>Harbor.create(name: "Tristan da Cunha", lat: -37.1052489, lng: -12.2776838, query: "TRISTAN_DA_CUNHA")</text:p>
          </table:table-cell>
        </table:table-row>
        <table:table-row table:style-name="ro1">
          <table:table-cell office:value-type="string" calcext:value-type="string">
            <text:p>Trois Rivier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OIS_RIVIERES</text:p>
          </table:table-cell>
          <table:table-cell office:value-type="string" calcext:value-type="string">
            <text:p>46.3546803</text:p>
          </table:table-cell>
          <table:table-cell office:value-type="string" calcext:value-type="string">
            <text:p>-72.5837866</text:p>
          </table:table-cell>
          <table:table-cell table:formula="of:=&quot;Harbor.create(name: &quot;&quot;&quot;&amp;[.A1031]&amp;&quot;&quot;&quot;, lat: &quot;&amp;[.D1031]&amp;&quot;, lng: &quot;&amp;[.E1031]&amp;&quot;, query: &quot;&quot;&quot;&amp;[.C1031]&amp;&quot;&quot;&quot;)&quot;" office:value-type="string" office:string-value="Harbor.create(name: &quot;Trois Rivieres&quot;, lat: 46.3546803, lng: -72.5837866, query: &quot;TROIS_RIVIERES&quot;)" calcext:value-type="string">
            <text:p>Harbor.create(name: "Trois Rivieres", lat: 46.3546803, lng: -72.5837866, query: "TROIS_RIVIERES")</text:p>
          </table:table-cell>
        </table:table-row>
        <table:table-row table:style-name="ro1">
          <table:table-cell office:value-type="string" calcext:value-type="string">
            <text:p>Tromso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TROMSO</text:p>
          </table:table-cell>
          <table:table-cell office:value-type="string" calcext:value-type="string">
            <text:p>69.6492047</text:p>
          </table:table-cell>
          <table:table-cell office:value-type="string" calcext:value-type="string">
            <text:p>18.9553238</text:p>
          </table:table-cell>
          <table:table-cell table:formula="of:=&quot;Harbor.create(name: &quot;&quot;&quot;&amp;[.A1032]&amp;&quot;&quot;&quot;, lat: &quot;&amp;[.D1032]&amp;&quot;, lng: &quot;&amp;[.E1032]&amp;&quot;, query: &quot;&quot;&quot;&amp;[.C1032]&amp;&quot;&quot;&quot;)&quot;" office:value-type="string" office:string-value="Harbor.create(name: &quot;Tromso&quot;, lat: 69.6492047, lng: 18.9553238, query: &quot;TROMSO&quot;)" calcext:value-type="string">
            <text:p>Harbor.create(name: "Tromso", lat: 69.6492047, lng: 18.9553238, query: "TROMSO")</text:p>
          </table:table-cell>
        </table:table-row>
        <table:table-row table:style-name="ro1">
          <table:table-cell office:value-type="string" calcext:value-type="string">
            <text:p>Trondheim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TRONDHEIM</text:p>
          </table:table-cell>
          <table:table-cell office:value-type="string" calcext:value-type="string">
            <text:p>63.4305149</text:p>
          </table:table-cell>
          <table:table-cell office:value-type="string" calcext:value-type="string">
            <text:p>10.3950528</text:p>
          </table:table-cell>
          <table:table-cell table:formula="of:=&quot;Harbor.create(name: &quot;&quot;&quot;&amp;[.A1033]&amp;&quot;&quot;&quot;, lat: &quot;&amp;[.D1033]&amp;&quot;, lng: &quot;&amp;[.E1033]&amp;&quot;, query: &quot;&quot;&quot;&amp;[.C1033]&amp;&quot;&quot;&quot;)&quot;" office:value-type="string" office:string-value="Harbor.create(name: &quot;Trondheim&quot;, lat: 63.4305149, lng: 10.3950528, query: &quot;TRONDHEIM&quot;)" calcext:value-type="string">
            <text:p>Harbor.create(name: "Trondheim", lat: 63.4305149, lng: 10.3950528, query: "TRONDHEIM")</text:p>
          </table:table-cell>
        </table:table-row>
        <table:table-row table:style-name="ro1">
          <table:table-cell office:value-type="string" calcext:value-type="string">
            <text:p>Tubarao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TUBARAO</text:p>
          </table:table-cell>
          <table:table-cell office:value-type="string" calcext:value-type="string">
            <text:p>-28.4718138</text:p>
          </table:table-cell>
          <table:table-cell office:value-type="string" calcext:value-type="string">
            <text:p>-49.0148571</text:p>
          </table:table-cell>
          <table:table-cell table:formula="of:=&quot;Harbor.create(name: &quot;&quot;&quot;&amp;[.A1034]&amp;&quot;&quot;&quot;, lat: &quot;&amp;[.D1034]&amp;&quot;, lng: &quot;&amp;[.E1034]&amp;&quot;, query: &quot;&quot;&quot;&amp;[.C1034]&amp;&quot;&quot;&quot;)&quot;" office:value-type="string" office:string-value="Harbor.create(name: &quot;Tubarao&quot;, lat: -28.4718138, lng: -49.0148571, query: &quot;TUBARAO&quot;)" calcext:value-type="string">
            <text:p>Harbor.create(name: "Tubarao", lat: -28.4718138, lng: -49.0148571, query: "TUBARAO")</text:p>
          </table:table-cell>
        </table:table-row>
        <table:table-row table:style-name="ro1">
          <table:table-cell office:value-type="string" calcext:value-type="string">
            <text:p>Tuktoyaktu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UKTOYAKTUK</text:p>
          </table:table-cell>
          <table:table-cell office:value-type="string" calcext:value-type="string">
            <text:p>69.445358</text:p>
          </table:table-cell>
          <table:table-cell office:value-type="string" calcext:value-type="string">
            <text:p>-133.034181</text:p>
          </table:table-cell>
          <table:table-cell table:formula="of:=&quot;Harbor.create(name: &quot;&quot;&quot;&amp;[.A1035]&amp;&quot;&quot;&quot;, lat: &quot;&amp;[.D1035]&amp;&quot;, lng: &quot;&amp;[.E1035]&amp;&quot;, query: &quot;&quot;&quot;&amp;[.C1035]&amp;&quot;&quot;&quot;)&quot;" office:value-type="string" office:string-value="Harbor.create(name: &quot;Tuktoyaktuk&quot;, lat: 69.445358, lng: -133.034181, query: &quot;TUKTOYAKTUK&quot;)" calcext:value-type="string">
            <text:p>Harbor.create(name: "Tuktoyaktuk", lat: 69.445358, lng: -133.034181, query: "TUKTOYAKTUK")</text:p>
          </table:table-cell>
        </table:table-row>
        <table:table-row table:style-name="ro1">
          <table:table-cell office:value-type="string" calcext:value-type="string">
            <text:p>Tutoia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TUTOIA</text:p>
          </table:table-cell>
          <table:table-cell office:value-type="string" calcext:value-type="string">
            <text:p>-2.7617832</text:p>
          </table:table-cell>
          <table:table-cell office:value-type="string" calcext:value-type="string">
            <text:p>-42.2759064</text:p>
          </table:table-cell>
          <table:table-cell table:formula="of:=&quot;Harbor.create(name: &quot;&quot;&quot;&amp;[.A1036]&amp;&quot;&quot;&quot;, lat: &quot;&amp;[.D1036]&amp;&quot;, lng: &quot;&amp;[.E1036]&amp;&quot;, query: &quot;&quot;&quot;&amp;[.C1036]&amp;&quot;&quot;&quot;)&quot;" office:value-type="string" office:string-value="Harbor.create(name: &quot;Tutoia&quot;, lat: -2.7617832, lng: -42.2759064, query: &quot;TUTOIA&quot;)" calcext:value-type="string">
            <text:p>Harbor.create(name: "Tutoia", lat: -2.7617832, lng: -42.2759064, query: "TUTOIA")</text:p>
          </table:table-cell>
        </table:table-row>
        <table:table-row table:style-name="ro1" table:visibility="filter">
          <table:table-cell office:value-type="string" calcext:value-type="string">
            <text:p>Twin Island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TWIN_IS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jungpandang (Makassar)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UJUNGPANDANG</text:p>
          </table:table-cell>
          <table:table-cell office:value-type="string" calcext:value-type="string">
            <text:p>-5.147665099999999</text:p>
          </table:table-cell>
          <table:table-cell office:value-type="string" calcext:value-type="string">
            <text:p>119.4327314</text:p>
          </table:table-cell>
          <table:table-cell table:formula="of:=&quot;Harbor.create(name: &quot;&quot;&quot;&amp;[.A1038]&amp;&quot;&quot;&quot;, lat: &quot;&amp;[.D1038]&amp;&quot;, lng: &quot;&amp;[.E1038]&amp;&quot;, query: &quot;&quot;&quot;&amp;[.C1038]&amp;&quot;&quot;&quot;)&quot;" office:value-type="string" office:string-value="Harbor.create(name: &quot;Ujungpandang (Makassar)&quot;, lat: -5.147665099999999, lng: 119.4327314, query: &quot;UJUNGPANDANG&quot;)" calcext:value-type="string">
            <text:p>Harbor.create(name: "Ujungpandang (Makassar)", lat: -5.147665099999999, lng: 119.4327314, query: "UJUNGPANDANG")</text:p>
          </table:table-cell>
        </table:table-row>
        <table:table-row table:style-name="ro1">
          <table:table-cell office:value-type="string" calcext:value-type="string">
            <text:p>Ullapool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ULLAPOOL</text:p>
          </table:table-cell>
          <table:table-cell office:value-type="string" calcext:value-type="string">
            <text:p>57.895418</text:p>
          </table:table-cell>
          <table:table-cell office:value-type="string" calcext:value-type="string">
            <text:p>-5.161313</text:p>
          </table:table-cell>
          <table:table-cell table:formula="of:=&quot;Harbor.create(name: &quot;&quot;&quot;&amp;[.A1039]&amp;&quot;&quot;&quot;, lat: &quot;&amp;[.D1039]&amp;&quot;, lng: &quot;&amp;[.E1039]&amp;&quot;, query: &quot;&quot;&quot;&amp;[.C1039]&amp;&quot;&quot;&quot;)&quot;" office:value-type="string" office:string-value="Harbor.create(name: &quot;Ullapool&quot;, lat: 57.895418, lng: -5.161313, query: &quot;ULLAPOOL&quot;)" calcext:value-type="string">
            <text:p>Harbor.create(name: "Ullapool", lat: 57.895418, lng: -5.161313, query: "ULLAPOOL")</text:p>
          </table:table-cell>
        </table:table-row>
        <table:table-row table:style-name="ro1">
          <table:table-cell office:value-type="string" calcext:value-type="string">
            <text:p>Ulleungdo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ULNEUNG_DO</text:p>
          </table:table-cell>
          <table:table-cell office:value-type="string" calcext:value-type="string">
            <text:p>37.4844171</text:p>
          </table:table-cell>
          <table:table-cell office:value-type="string" calcext:value-type="string">
            <text:p>130.9058002</text:p>
          </table:table-cell>
          <table:table-cell table:formula="of:=&quot;Harbor.create(name: &quot;&quot;&quot;&amp;[.A1040]&amp;&quot;&quot;&quot;, lat: &quot;&amp;[.D1040]&amp;&quot;, lng: &quot;&amp;[.E1040]&amp;&quot;, query: &quot;&quot;&quot;&amp;[.C1040]&amp;&quot;&quot;&quot;)&quot;" office:value-type="string" office:string-value="Harbor.create(name: &quot;Ulleungdo&quot;, lat: 37.4844171, lng: 130.9058002, query: &quot;ULNEUNG_DO&quot;)" calcext:value-type="string">
            <text:p>Harbor.create(name: "Ulleungdo", lat: 37.4844171, lng: 130.9058002, query: "ULNEUNG_DO")</text:p>
          </table:table-cell>
        </table:table-row>
        <table:table-row table:style-name="ro1">
          <table:table-cell office:value-type="string" calcext:value-type="string">
            <text:p>Ulsan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ULSAN</text:p>
          </table:table-cell>
          <table:table-cell office:value-type="string" calcext:value-type="string">
            <text:p>35.5383773</text:p>
          </table:table-cell>
          <table:table-cell office:value-type="string" calcext:value-type="string">
            <text:p>129.3113596</text:p>
          </table:table-cell>
          <table:table-cell table:formula="of:=&quot;Harbor.create(name: &quot;&quot;&quot;&amp;[.A1041]&amp;&quot;&quot;&quot;, lat: &quot;&amp;[.D1041]&amp;&quot;, lng: &quot;&amp;[.E1041]&amp;&quot;, query: &quot;&quot;&quot;&amp;[.C1041]&amp;&quot;&quot;&quot;)&quot;" office:value-type="string" office:string-value="Harbor.create(name: &quot;Ulsan&quot;, lat: 35.5383773, lng: 129.3113596, query: &quot;ULSAN&quot;)" calcext:value-type="string">
            <text:p>Harbor.create(name: "Ulsan", lat: 35.5383773, lng: 129.3113596, query: "ULSAN")</text:p>
          </table:table-cell>
        </table:table-row>
        <table:table-row table:style-name="ro1">
          <table:table-cell office:value-type="string" calcext:value-type="string">
            <text:p>Umm al Hatab</text:p>
          </table:table-cell>
          <table:table-cell office:value-type="string" calcext:value-type="string">
            <text:p>Emirats Arabes Unis</text:p>
          </table:table-cell>
          <table:table-cell office:value-type="string" calcext:value-type="string">
            <text:p>UMM_AL_HATAB</text:p>
          </table:table-cell>
          <table:table-cell office:value-type="string" calcext:value-type="string">
            <text:p>24.2162046</text:p>
          </table:table-cell>
          <table:table-cell office:value-type="string" calcext:value-type="string">
            <text:p>51.86416089999999</text:p>
          </table:table-cell>
          <table:table-cell table:formula="of:=&quot;Harbor.create(name: &quot;&quot;&quot;&amp;[.A1042]&amp;&quot;&quot;&quot;, lat: &quot;&amp;[.D1042]&amp;&quot;, lng: &quot;&amp;[.E1042]&amp;&quot;, query: &quot;&quot;&quot;&amp;[.C1042]&amp;&quot;&quot;&quot;)&quot;" office:value-type="string" office:string-value="Harbor.create(name: &quot;Umm al Hatab&quot;, lat: 24.2162046, lng: 51.86416089999999, query: &quot;UMM_AL_HATAB&quot;)" calcext:value-type="string">
            <text:p>Harbor.create(name: "Umm al Hatab", lat: 24.2162046, lng: 51.86416089999999, query: "UMM_AL_HATAB")</text:p>
          </table:table-cell>
        </table:table-row>
        <table:table-row table:style-name="ro1">
          <table:table-cell office:value-type="string" calcext:value-type="string">
            <text:p>Unalaska island</text:p>
          </table:table-cell>
          <table:table-cell office:value-type="string" calcext:value-type="string">
            <text:p>Etats-Unis (Aleoutiennes)</text:p>
          </table:table-cell>
          <table:table-cell office:value-type="string" calcext:value-type="string">
            <text:p>KASHEGA_BAY_UNALASKA</text:p>
          </table:table-cell>
          <table:table-cell office:value-type="string" calcext:value-type="string">
            <text:p>53.58282819999999</text:p>
          </table:table-cell>
          <table:table-cell office:value-type="string" calcext:value-type="string">
            <text:p>-166.8882779</text:p>
          </table:table-cell>
          <table:table-cell table:formula="of:=&quot;Harbor.create(name: &quot;&quot;&quot;&amp;[.A1043]&amp;&quot;&quot;&quot;, lat: &quot;&amp;[.D1043]&amp;&quot;, lng: &quot;&amp;[.E1043]&amp;&quot;, query: &quot;&quot;&quot;&amp;[.C1043]&amp;&quot;&quot;&quot;)&quot;" office:value-type="string" office:string-value="Harbor.create(name: &quot;Unalaska island&quot;, lat: 53.58282819999999, lng: -166.8882779, query: &quot;KASHEGA_BAY_UNALASKA&quot;)" calcext:value-type="string">
            <text:p>Harbor.create(name: "Unalaska island", lat: 53.58282819999999, lng: -166.8882779, query: "KASHEGA_BAY_UNALASKA")</text:p>
          </table:table-cell>
        </table:table-row>
        <table:table-row table:style-name="ro1">
          <table:table-cell office:value-type="string" calcext:value-type="string">
            <text:p>Unggi (Sonbong)</text:p>
          </table:table-cell>
          <table:table-cell office:value-type="string" calcext:value-type="string">
            <text:p>Coree du Nord</text:p>
          </table:table-cell>
          <table:table-cell office:value-type="string" calcext:value-type="string">
            <text:p>YUKI</text:p>
          </table:table-cell>
          <table:table-cell office:value-type="string" calcext:value-type="string">
            <text:p>42.3394444</text:p>
          </table:table-cell>
          <table:table-cell office:value-type="string" calcext:value-type="string">
            <text:p>130.4322222</text:p>
          </table:table-cell>
          <table:table-cell table:formula="of:=&quot;Harbor.create(name: &quot;&quot;&quot;&amp;[.A1044]&amp;&quot;&quot;&quot;, lat: &quot;&amp;[.D1044]&amp;&quot;, lng: &quot;&amp;[.E1044]&amp;&quot;, query: &quot;&quot;&quot;&amp;[.C1044]&amp;&quot;&quot;&quot;)&quot;" office:value-type="string" office:string-value="Harbor.create(name: &quot;Unggi (Sonbong)&quot;, lat: 42.3394444, lng: 130.4322222, query: &quot;YUKI&quot;)" calcext:value-type="string">
            <text:p>Harbor.create(name: "Unggi (Sonbong)", lat: 42.3394444, lng: 130.4322222, query: "YUKI")</text:p>
          </table:table-cell>
        </table:table-row>
        <table:table-row table:style-name="ro1">
          <table:table-cell office:value-type="string" calcext:value-type="string">
            <text:p>Uno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34.4855827</text:p>
          </table:table-cell>
          <table:table-cell office:value-type="string" calcext:value-type="string">
            <text:p>133.9423706</text:p>
          </table:table-cell>
          <table:table-cell table:formula="of:=&quot;Harbor.create(name: &quot;&quot;&quot;&amp;[.A1045]&amp;&quot;&quot;&quot;, lat: &quot;&amp;[.D1045]&amp;&quot;, lng: &quot;&amp;[.E1045]&amp;&quot;, query: &quot;&quot;&quot;&amp;[.C1045]&amp;&quot;&quot;&quot;)&quot;" office:value-type="string" office:string-value="Harbor.create(name: &quot;Uno&quot;, lat: 34.4855827, lng: 133.9423706, query: &quot;UNO&quot;)" calcext:value-type="string">
            <text:p>Harbor.create(name: "Uno", lat: 34.4855827, lng: 133.9423706, query: "UNO")</text:p>
          </table:table-cell>
        </table:table-row>
        <table:table-row table:style-name="ro1">
          <table:table-cell office:value-type="string" calcext:value-type="string">
            <text:p>Urakaw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URAKAWA</text:p>
          </table:table-cell>
          <table:table-cell office:value-type="string" calcext:value-type="string">
            <text:p>42.1685159</text:p>
          </table:table-cell>
          <table:table-cell office:value-type="string" calcext:value-type="string">
            <text:p>142.7681204</text:p>
          </table:table-cell>
          <table:table-cell table:formula="of:=&quot;Harbor.create(name: &quot;&quot;&quot;&amp;[.A1046]&amp;&quot;&quot;&quot;, lat: &quot;&amp;[.D1046]&amp;&quot;, lng: &quot;&amp;[.E1046]&amp;&quot;, query: &quot;&quot;&quot;&amp;[.C1046]&amp;&quot;&quot;&quot;)&quot;" office:value-type="string" office:string-value="Harbor.create(name: &quot;Urakawa&quot;, lat: 42.1685159, lng: 142.7681204, query: &quot;URAKAWA&quot;)" calcext:value-type="string">
            <text:p>Harbor.create(name: "Urakawa", lat: 42.1685159, lng: 142.7681204, query: "URAKAWA")</text:p>
          </table:table-cell>
        </table:table-row>
        <table:table-row table:style-name="ro1">
          <table:table-cell office:value-type="string" calcext:value-type="string">
            <text:p>Ushuai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BAHIA_USHUAIA</text:p>
          </table:table-cell>
          <table:table-cell office:value-type="string" calcext:value-type="string">
            <text:p>-54.8019121</text:p>
          </table:table-cell>
          <table:table-cell office:value-type="string" calcext:value-type="string">
            <text:p>-68.3029511</text:p>
          </table:table-cell>
          <table:table-cell table:formula="of:=&quot;Harbor.create(name: &quot;&quot;&quot;&amp;[.A1047]&amp;&quot;&quot;&quot;, lat: &quot;&amp;[.D1047]&amp;&quot;, lng: &quot;&amp;[.E1047]&amp;&quot;, query: &quot;&quot;&quot;&amp;[.C1047]&amp;&quot;&quot;&quot;)&quot;" office:value-type="string" office:string-value="Harbor.create(name: &quot;Ushuaia&quot;, lat: -54.8019121, lng: -68.3029511, query: &quot;BAHIA_USHUAIA&quot;)" calcext:value-type="string">
            <text:p>Harbor.create(name: "Ushuaia", lat: -54.8019121, lng: -68.3029511, query: "BAHIA_USHUAIA")</text:p>
          </table:table-cell>
        </table:table-row>
        <table:table-row table:style-name="ro1" table:visibility="filter">
          <table:table-cell office:value-type="string" calcext:value-type="string">
            <text:p>Usuyong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USUY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wajim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UWAJIMA</text:p>
          </table:table-cell>
          <table:table-cell office:value-type="string" calcext:value-type="string">
            <text:p>33.2233404</text:p>
          </table:table-cell>
          <table:table-cell office:value-type="string" calcext:value-type="string">
            <text:p>132.5605575</text:p>
          </table:table-cell>
          <table:table-cell table:formula="of:=&quot;Harbor.create(name: &quot;&quot;&quot;&amp;[.A1049]&amp;&quot;&quot;&quot;, lat: &quot;&amp;[.D1049]&amp;&quot;, lng: &quot;&amp;[.E1049]&amp;&quot;, query: &quot;&quot;&quot;&amp;[.C1049]&amp;&quot;&quot;&quot;)&quot;" office:value-type="string" office:string-value="Harbor.create(name: &quot;Uwajima&quot;, lat: 33.2233404, lng: 132.5605575, query: &quot;UWAJIMA&quot;)" calcext:value-type="string">
            <text:p>Harbor.create(name: "Uwajima", lat: 33.2233404, lng: 132.5605575, query: "UWAJIMA")</text:p>
          </table:table-cell>
        </table:table-row>
        <table:table-row table:style-name="ro1" table:visibility="filter">
          <table:table-cell office:value-type="string" calcext:value-type="string">
            <text:p>Vairao Oututaata</text:p>
          </table:table-cell>
          <table:table-cell office:value-type="string" calcext:value-type="string">
            <text:p>France (Polynesie)</text:p>
          </table:table-cell>
          <table:table-cell office:value-type="string" calcext:value-type="string">
            <text:p>VAIRAO_OUTUTA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dez</text:p>
          </table:table-cell>
          <table:table-cell office:value-type="string" calcext:value-type="string">
            <text:p>Etats-Unis (Alaska)</text:p>
          </table:table-cell>
          <table:table-cell office:value-type="string" calcext:value-type="string">
            <text:p>PORT_VALDEZ</text:p>
          </table:table-cell>
          <table:table-cell office:value-type="string" calcext:value-type="string">
            <text:p>61.13083330000001</text:p>
          </table:table-cell>
          <table:table-cell office:value-type="string" calcext:value-type="string">
            <text:p>-146.3483333</text:p>
          </table:table-cell>
          <table:table-cell table:formula="of:=&quot;Harbor.create(name: &quot;&quot;&quot;&amp;[.A1051]&amp;&quot;&quot;&quot;, lat: &quot;&amp;[.D1051]&amp;&quot;, lng: &quot;&amp;[.E1051]&amp;&quot;, query: &quot;&quot;&quot;&amp;[.C1051]&amp;&quot;&quot;&quot;)&quot;" office:value-type="string" office:string-value="Harbor.create(name: &quot;Valdez&quot;, lat: 61.13083330000001, lng: -146.3483333, query: &quot;PORT_VALDEZ&quot;)" calcext:value-type="string">
            <text:p>Harbor.create(name: "Valdez", lat: 61.13083330000001, lng: -146.3483333, query: "PORT_VALDEZ")</text:p>
          </table:table-cell>
        </table:table-row>
        <table:table-row table:style-name="ro1">
          <table:table-cell office:value-type="string" calcext:value-type="string">
            <text:p>Valparaiso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-33.047238</text:p>
          </table:table-cell>
          <table:table-cell office:value-type="string" calcext:value-type="string">
            <text:p>-71.61268849999999</text:p>
          </table:table-cell>
          <table:table-cell table:formula="of:=&quot;Harbor.create(name: &quot;&quot;&quot;&amp;[.A1052]&amp;&quot;&quot;&quot;, lat: &quot;&amp;[.D1052]&amp;&quot;, lng: &quot;&amp;[.E1052]&amp;&quot;, query: &quot;&quot;&quot;&amp;[.C1052]&amp;&quot;&quot;&quot;)&quot;" office:value-type="string" office:string-value="Harbor.create(name: &quot;Valparaiso&quot;, lat: -33.047238, lng: -71.61268849999999, query: &quot;VALPARAISO&quot;)" calcext:value-type="string">
            <text:p>Harbor.create(name: "Valparaiso", lat: -33.047238, lng: -71.61268849999999, query: "VALPARAISO")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49.2827291</text:p>
          </table:table-cell>
          <table:table-cell office:value-type="string" calcext:value-type="string">
            <text:p>-123.1207375</text:p>
          </table:table-cell>
          <table:table-cell table:formula="of:=&quot;Harbor.create(name: &quot;&quot;&quot;&amp;[.A1053]&amp;&quot;&quot;&quot;, lat: &quot;&amp;[.D1053]&amp;&quot;, lng: &quot;&amp;[.E1053]&amp;&quot;, query: &quot;&quot;&quot;&amp;[.C1053]&amp;&quot;&quot;&quot;)&quot;" office:value-type="string" office:string-value="Harbor.create(name: &quot;Vancouver&quot;, lat: 49.2827291, lng: -123.1207375, query: &quot;VANCOUVER&quot;)" calcext:value-type="string">
            <text:p>Harbor.create(name: "Vancouver", lat: 49.2827291, lng: -123.1207375, query: "VANCOUVER")</text:p>
          </table:table-cell>
        </table:table-row>
        <table:table-row table:style-name="ro1">
          <table:table-cell office:value-type="string" calcext:value-type="string">
            <text:p>Vann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47.658236</text:p>
          </table:table-cell>
          <table:table-cell office:value-type="string" calcext:value-type="string">
            <text:p>-2.760847</text:p>
          </table:table-cell>
          <table:table-cell table:formula="of:=&quot;Harbor.create(name: &quot;&quot;&quot;&amp;[.A1054]&amp;&quot;&quot;&quot;, lat: &quot;&amp;[.D1054]&amp;&quot;, lng: &quot;&amp;[.E1054]&amp;&quot;, query: &quot;&quot;&quot;&amp;[.C1054]&amp;&quot;&quot;&quot;)&quot;" office:value-type="string" office:string-value="Harbor.create(name: &quot;Vannes&quot;, lat: 47.658236, lng: -2.760847, query: &quot;VANNES&quot;)" calcext:value-type="string">
            <text:p>Harbor.create(name: "Vannes", lat: 47.658236, lng: -2.760847, query: "VANNES")</text:p>
          </table:table-cell>
        </table:table-row>
        <table:table-row table:style-name="ro1">
          <table:table-cell office:value-type="string" calcext:value-type="string">
            <text:p>Vardo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VARDO</text:p>
          </table:table-cell>
          <table:table-cell office:value-type="string" calcext:value-type="string">
            <text:p>70.3706399</text:p>
          </table:table-cell>
          <table:table-cell office:value-type="string" calcext:value-type="string">
            <text:p>31.1095471</text:p>
          </table:table-cell>
          <table:table-cell table:formula="of:=&quot;Harbor.create(name: &quot;&quot;&quot;&amp;[.A1055]&amp;&quot;&quot;&quot;, lat: &quot;&amp;[.D1055]&amp;&quot;, lng: &quot;&amp;[.E1055]&amp;&quot;, query: &quot;&quot;&quot;&amp;[.C1055]&amp;&quot;&quot;&quot;)&quot;" office:value-type="string" office:string-value="Harbor.create(name: &quot;Vardo&quot;, lat: 70.3706399, lng: 31.1095471, query: &quot;VARDO&quot;)" calcext:value-type="string">
            <text:p>Harbor.create(name: "Vardo", lat: 70.3706399, lng: 31.1095471, query: "VARDO")</text:p>
          </table:table-cell>
        </table:table-row>
        <table:table-row table:style-name="ro1">
          <table:table-cell office:value-type="string" calcext:value-type="string">
            <text:p>Venise (Venezia)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45.4408474</text:p>
          </table:table-cell>
          <table:table-cell office:value-type="string" calcext:value-type="string">
            <text:p>12.3155151</text:p>
          </table:table-cell>
          <table:table-cell table:formula="of:=&quot;Harbor.create(name: &quot;&quot;&quot;&amp;[.A1056]&amp;&quot;&quot;&quot;, lat: &quot;&amp;[.D1056]&amp;&quot;, lng: &quot;&amp;[.E1056]&amp;&quot;, query: &quot;&quot;&quot;&amp;[.C1056]&amp;&quot;&quot;&quot;)&quot;" office:value-type="string" office:string-value="Harbor.create(name: &quot;Venise (Venezia)&quot;, lat: 45.4408474, lng: 12.3155151, query: &quot;VENEZIA&quot;)" calcext:value-type="string">
            <text:p>Harbor.create(name: "Venise (Venezia)", lat: 45.4408474, lng: 12.3155151, query: "VENEZIA")</text:p>
          </table:table-cell>
        </table:table-row>
        <table:table-row table:style-name="ro1">
          <table:table-cell office:value-type="string" calcext:value-type="string">
            <text:p>Vera Cruz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VERA_CRUZ</text:p>
          </table:table-cell>
          <table:table-cell office:value-type="string" calcext:value-type="string">
            <text:p>19.173773</text:p>
          </table:table-cell>
          <table:table-cell office:value-type="string" calcext:value-type="string">
            <text:p>-96.1342241</text:p>
          </table:table-cell>
          <table:table-cell table:formula="of:=&quot;Harbor.create(name: &quot;&quot;&quot;&amp;[.A1057]&amp;&quot;&quot;&quot;, lat: &quot;&amp;[.D1057]&amp;&quot;, lng: &quot;&amp;[.E1057]&amp;&quot;, query: &quot;&quot;&quot;&amp;[.C1057]&amp;&quot;&quot;&quot;)&quot;" office:value-type="string" office:string-value="Harbor.create(name: &quot;Vera Cruz&quot;, lat: 19.173773, lng: -96.1342241, query: &quot;VERA_CRUZ&quot;)" calcext:value-type="string">
            <text:p>Harbor.create(name: "Vera Cruz", lat: 19.173773, lng: -96.1342241, query: "VERA_CRUZ")</text:p>
          </table:table-cell>
        </table:table-row>
        <table:table-row table:style-name="ro1">
          <table:table-cell office:value-type="string" calcext:value-type="string">
            <text:p>Veraval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VERAVAL</text:p>
          </table:table-cell>
          <table:table-cell office:value-type="string" calcext:value-type="string">
            <text:p>20.9158979</text:p>
          </table:table-cell>
          <table:table-cell office:value-type="string" calcext:value-type="string">
            <text:p>70.3628516</text:p>
          </table:table-cell>
          <table:table-cell table:formula="of:=&quot;Harbor.create(name: &quot;&quot;&quot;&amp;[.A1058]&amp;&quot;&quot;&quot;, lat: &quot;&amp;[.D1058]&amp;&quot;, lng: &quot;&amp;[.E1058]&amp;&quot;, query: &quot;&quot;&quot;&amp;[.C1058]&amp;&quot;&quot;&quot;)&quot;" office:value-type="string" office:string-value="Harbor.create(name: &quot;Veraval&quot;, lat: 20.9158979, lng: 70.3628516, query: &quot;VERAVAL&quot;)" calcext:value-type="string">
            <text:p>Harbor.create(name: "Veraval", lat: 20.9158979, lng: 70.3628516, query: "VERAVAL")</text:p>
          </table:table-cell>
        </table:table-row>
        <table:table-row table:style-name="ro1">
          <table:table-cell office:value-type="string" calcext:value-type="string">
            <text:p>Viana do Castel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VIANA_DO_CASTELO</text:p>
          </table:table-cell>
          <table:table-cell office:value-type="string" calcext:value-type="string">
            <text:p>41.6918275</text:p>
          </table:table-cell>
          <table:table-cell office:value-type="string" calcext:value-type="string">
            <text:p>-8.8344101</text:p>
          </table:table-cell>
          <table:table-cell table:formula="of:=&quot;Harbor.create(name: &quot;&quot;&quot;&amp;[.A1059]&amp;&quot;&quot;&quot;, lat: &quot;&amp;[.D1059]&amp;&quot;, lng: &quot;&amp;[.E1059]&amp;&quot;, query: &quot;&quot;&quot;&amp;[.C1059]&amp;&quot;&quot;&quot;)&quot;" office:value-type="string" office:string-value="Harbor.create(name: &quot;Viana do Castelo&quot;, lat: 41.6918275, lng: -8.8344101, query: &quot;VIANA_DO_CASTELO&quot;)" calcext:value-type="string">
            <text:p>Harbor.create(name: "Viana do Castelo", lat: 41.6918275, lng: -8.8344101, query: "VIANA_DO_CASTELO")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48.4284207</text:p>
          </table:table-cell>
          <table:table-cell office:value-type="string" calcext:value-type="string">
            <text:p>-123.3656444</text:p>
          </table:table-cell>
          <table:table-cell table:formula="of:=&quot;Harbor.create(name: &quot;&quot;&quot;&amp;[.A1060]&amp;&quot;&quot;&quot;, lat: &quot;&amp;[.D1060]&amp;&quot;, lng: &quot;&amp;[.E1060]&amp;&quot;, query: &quot;&quot;&quot;&amp;[.C1060]&amp;&quot;&quot;&quot;)&quot;" office:value-type="string" office:string-value="Harbor.create(name: &quot;Victoria&quot;, lat: 48.4284207, lng: -123.3656444, query: &quot;VICTORIA&quot;)" calcext:value-type="string">
            <text:p>Harbor.create(name: "Victoria", lat: 48.4284207, lng: -123.3656444, query: "VICTORIA")</text:p>
          </table:table-cell>
        </table:table-row>
        <table:table-row table:style-name="ro1">
          <table:table-cell office:value-type="string" calcext:value-type="string">
            <text:p>Victoria Harbour (Labuan I.)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LABUAN_VICTORIA_HARBOUR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115.2422222</text:p>
          </table:table-cell>
          <table:table-cell table:formula="of:=&quot;Harbor.create(name: &quot;&quot;&quot;&amp;[.A1061]&amp;&quot;&quot;&quot;, lat: &quot;&amp;[.D1061]&amp;&quot;, lng: &quot;&amp;[.E1061]&amp;&quot;, query: &quot;&quot;&quot;&amp;[.C1061]&amp;&quot;&quot;&quot;)&quot;" office:value-type="string" office:string-value="Harbor.create(name: &quot;Victoria Harbour (Labuan I.)&quot;, lat: 5.27, lng: 115.2422222, query: &quot;LABUAN_VICTORIA_HARBOUR&quot;)" calcext:value-type="string">
            <text:p>Harbor.create(name: "Victoria Harbour (Labuan I.)", lat: 5.27, lng: 115.2422222, query: "LABUAN_VICTORIA_HARBOUR")</text:p>
          </table:table-cell>
        </table:table-row>
        <table:table-row table:style-name="ro1">
          <table:table-cell office:value-type="string" calcext:value-type="string">
            <text:p>Vieux-Bouc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IEUX-BOUCAU</text:p>
          </table:table-cell>
          <table:table-cell office:value-type="string" calcext:value-type="string">
            <text:p>43.785811</text:p>
          </table:table-cell>
          <table:table-cell office:value-type="string" calcext:value-type="string">
            <text:p>-1.400962</text:p>
          </table:table-cell>
          <table:table-cell table:formula="of:=&quot;Harbor.create(name: &quot;&quot;&quot;&amp;[.A1062]&amp;&quot;&quot;&quot;, lat: &quot;&amp;[.D1062]&amp;&quot;, lng: &quot;&amp;[.E1062]&amp;&quot;, query: &quot;&quot;&quot;&amp;[.C1062]&amp;&quot;&quot;&quot;)&quot;" office:value-type="string" office:string-value="Harbor.create(name: &quot;Vieux-Boucau&quot;, lat: 43.785811, lng: -1.400962, query: &quot;VIEUX-BOUCAU&quot;)" calcext:value-type="string">
            <text:p>Harbor.create(name: "Vieux-Boucau", lat: 43.785811, lng: -1.400962, query: "VIEUX-BOUCAU")</text:p>
          </table:table-cell>
        </table:table-row>
        <table:table-row table:style-name="ro1">
          <table:table-cell office:value-type="string" calcext:value-type="string">
            <text:p>Vigo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42.24059889999999</text:p>
          </table:table-cell>
          <table:table-cell office:value-type="string" calcext:value-type="string">
            <text:p>-8.7207268</text:p>
          </table:table-cell>
          <table:table-cell table:formula="of:=&quot;Harbor.create(name: &quot;&quot;&quot;&amp;[.A1063]&amp;&quot;&quot;&quot;, lat: &quot;&amp;[.D1063]&amp;&quot;, lng: &quot;&amp;[.E1063]&amp;&quot;, query: &quot;&quot;&quot;&amp;[.C1063]&amp;&quot;&quot;&quot;)&quot;" office:value-type="string" office:string-value="Harbor.create(name: &quot;Vigo&quot;, lat: 42.24059889999999, lng: -8.7207268, query: &quot;VIGO&quot;)" calcext:value-type="string">
            <text:p>Harbor.create(name: "Vigo", lat: 42.24059889999999, lng: -8.7207268, query: "VIGO")</text:p>
          </table:table-cell>
        </table:table-row>
        <table:table-row table:style-name="ro1">
          <table:table-cell office:value-type="string" calcext:value-type="string">
            <text:p>Vila Real de San Antoni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VILA_REAL_DE_SAN_ANTONIO</text:p>
          </table:table-cell>
          <table:table-cell office:value-type="string" calcext:value-type="string">
            <text:p>37.1937172</text:p>
          </table:table-cell>
          <table:table-cell office:value-type="string" calcext:value-type="string">
            <text:p>-7.4209255</text:p>
          </table:table-cell>
          <table:table-cell table:formula="of:=&quot;Harbor.create(name: &quot;&quot;&quot;&amp;[.A1064]&amp;&quot;&quot;&quot;, lat: &quot;&amp;[.D1064]&amp;&quot;, lng: &quot;&amp;[.E1064]&amp;&quot;, query: &quot;&quot;&quot;&amp;[.C1064]&amp;&quot;&quot;&quot;)&quot;" office:value-type="string" office:string-value="Harbor.create(name: &quot;Vila Real de San Antonio&quot;, lat: 37.1937172, lng: -7.4209255, query: &quot;VILA_REAL_DE_SAN_ANTONIO&quot;)" calcext:value-type="string">
            <text:p>Harbor.create(name: "Vila Real de San Antonio", lat: 37.1937172, lng: -7.4209255, query: "VILA_REAL_DE_SAN_ANTONIO")</text:p>
          </table:table-cell>
        </table:table-row>
        <table:table-row table:style-name="ro1">
          <table:table-cell office:value-type="string" calcext:value-type="string">
            <text:p>Vila do Chinde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CHINDE</text:p>
          </table:table-cell>
          <table:table-cell office:value-type="string" calcext:value-type="string">
            <text:p>-18.5846771</text:p>
          </table:table-cell>
          <table:table-cell office:value-type="string" calcext:value-type="string">
            <text:p>36.4607823</text:p>
          </table:table-cell>
          <table:table-cell table:formula="of:=&quot;Harbor.create(name: &quot;&quot;&quot;&amp;[.A1065]&amp;&quot;&quot;&quot;, lat: &quot;&amp;[.D1065]&amp;&quot;, lng: &quot;&amp;[.E1065]&amp;&quot;, query: &quot;&quot;&quot;&amp;[.C1065]&amp;&quot;&quot;&quot;)&quot;" office:value-type="string" office:string-value="Harbor.create(name: &quot;Vila do Chinde&quot;, lat: -18.5846771, lng: 36.4607823, query: &quot;CHINDE&quot;)" calcext:value-type="string">
            <text:p>Harbor.create(name: "Vila do Chinde", lat: -18.5846771, lng: 36.4607823, query: "CHINDE")</text:p>
          </table:table-cell>
        </table:table-row>
        <table:table-row table:style-name="ro1">
          <table:table-cell office:value-type="string" calcext:value-type="string">
            <text:p>Vila do Porto (S. Maria)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VILA_DO_PORTO</text:p>
          </table:table-cell>
          <table:table-cell office:value-type="string" calcext:value-type="string">
            <text:p>36.9568037</text:p>
          </table:table-cell>
          <table:table-cell office:value-type="string" calcext:value-type="string">
            <text:p>-25.1412316</text:p>
          </table:table-cell>
          <table:table-cell table:formula="of:=&quot;Harbor.create(name: &quot;&quot;&quot;&amp;[.A1066]&amp;&quot;&quot;&quot;, lat: &quot;&amp;[.D1066]&amp;&quot;, lng: &quot;&amp;[.E1066]&amp;&quot;, query: &quot;&quot;&quot;&amp;[.C1066]&amp;&quot;&quot;&quot;)&quot;" office:value-type="string" office:string-value="Harbor.create(name: &quot;Vila do Porto (S. Maria)&quot;, lat: 36.9568037, lng: -25.1412316, query: &quot;VILA_DO_PORTO&quot;)" calcext:value-type="string">
            <text:p>Harbor.create(name: "Vila do Porto (S. Maria)", lat: 36.9568037, lng: -25.1412316, query: "VILA_DO_PORTO")</text:p>
          </table:table-cell>
        </table:table-row>
        <table:table-row table:style-name="ro1">
          <table:table-cell office:value-type="string" calcext:value-type="string">
            <text:p>Villagarcia de Aros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VILLAGARCIA</text:p>
          </table:table-cell>
          <table:table-cell office:value-type="string" calcext:value-type="string">
            <text:p>42.5953513</text:p>
          </table:table-cell>
          <table:table-cell office:value-type="string" calcext:value-type="string">
            <text:p>-8.7659082</text:p>
          </table:table-cell>
          <table:table-cell table:formula="of:=&quot;Harbor.create(name: &quot;&quot;&quot;&amp;[.A1067]&amp;&quot;&quot;&quot;, lat: &quot;&amp;[.D1067]&amp;&quot;, lng: &quot;&amp;[.E1067]&amp;&quot;, query: &quot;&quot;&quot;&amp;[.C1067]&amp;&quot;&quot;&quot;)&quot;" office:value-type="string" office:string-value="Harbor.create(name: &quot;Villagarcia de Arosa&quot;, lat: 42.5953513, lng: -8.7659082, query: &quot;VILLAGARCIA&quot;)" calcext:value-type="string">
            <text:p>Harbor.create(name: "Villagarcia de Arosa", lat: 42.5953513, lng: -8.7659082, query: "VILLAGARCIA")</text:p>
          </table:table-cell>
        </table:table-row>
        <table:table-row table:style-name="ro1">
          <table:table-cell office:value-type="string" calcext:value-type="string">
            <text:p>Vishakhapatnam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VISHAKHAPATNAM</text:p>
          </table:table-cell>
          <table:table-cell office:value-type="string" calcext:value-type="string">
            <text:p>17.6868159</text:p>
          </table:table-cell>
          <table:table-cell office:value-type="string" calcext:value-type="string">
            <text:p>83.2184815</text:p>
          </table:table-cell>
          <table:table-cell table:formula="of:=&quot;Harbor.create(name: &quot;&quot;&quot;&amp;[.A1068]&amp;&quot;&quot;&quot;, lat: &quot;&amp;[.D1068]&amp;&quot;, lng: &quot;&amp;[.E1068]&amp;&quot;, query: &quot;&quot;&quot;&amp;[.C1068]&amp;&quot;&quot;&quot;)&quot;" office:value-type="string" office:string-value="Harbor.create(name: &quot;Vishakhapatnam&quot;, lat: 17.6868159, lng: 83.2184815, query: &quot;VISHAKHAPATNAM&quot;)" calcext:value-type="string">
            <text:p>Harbor.create(name: "Vishakhapatnam", lat: 17.6868159, lng: 83.2184815, query: "VISHAKHAPATNAM")</text:p>
          </table:table-cell>
        </table:table-row>
        <table:table-row table:style-name="ro1">
          <table:table-cell office:value-type="string" calcext:value-type="string">
            <text:p>Vitoria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-20.2976178</text:p>
          </table:table-cell>
          <table:table-cell office:value-type="string" calcext:value-type="string">
            <text:p>-40.2957768</text:p>
          </table:table-cell>
          <table:table-cell table:formula="of:=&quot;Harbor.create(name: &quot;&quot;&quot;&amp;[.A1069]&amp;&quot;&quot;&quot;, lat: &quot;&amp;[.D1069]&amp;&quot;, lng: &quot;&amp;[.E1069]&amp;&quot;, query: &quot;&quot;&quot;&amp;[.C1069]&amp;&quot;&quot;&quot;)&quot;" office:value-type="string" office:string-value="Harbor.create(name: &quot;Vitoria&quot;, lat: -20.2976178, lng: -40.2957768, query: &quot;VITORIA&quot;)" calcext:value-type="string">
            <text:p>Harbor.create(name: "Vitoria", lat: -20.2976178, lng: -40.2957768, query: "VITORIA")</text:p>
          </table:table-cell>
        </table:table-row>
        <table:table-row table:style-name="ro1">
          <table:table-cell office:value-type="string" calcext:value-type="string">
            <text:p>Vladivostok</text:p>
          </table:table-cell>
          <table:table-cell office:value-type="string" calcext:value-type="string">
            <text:p>Federation de Russie</text:p>
          </table:table-cell>
          <table:table-cell office:value-type="string" calcext:value-type="string">
            <text:p>VLADIVOSTOK</text:p>
          </table:table-cell>
          <table:table-cell office:value-type="string" calcext:value-type="string">
            <text:p>43.1737387</text:p>
          </table:table-cell>
          <table:table-cell office:value-type="string" calcext:value-type="string">
            <text:p>132.0064506</text:p>
          </table:table-cell>
          <table:table-cell table:formula="of:=&quot;Harbor.create(name: &quot;&quot;&quot;&amp;[.A1070]&amp;&quot;&quot;&quot;, lat: &quot;&amp;[.D1070]&amp;&quot;, lng: &quot;&amp;[.E1070]&amp;&quot;, query: &quot;&quot;&quot;&amp;[.C1070]&amp;&quot;&quot;&quot;)&quot;" office:value-type="string" office:string-value="Harbor.create(name: &quot;Vladivostok&quot;, lat: 43.1737387, lng: 132.0064506, query: &quot;VLADIVOSTOK&quot;)" calcext:value-type="string">
            <text:p>Harbor.create(name: "Vladivostok", lat: 43.1737387, lng: 132.0064506, query: "VLADIVOSTOK")</text:p>
          </table:table-cell>
        </table:table-row>
        <table:table-row table:style-name="ro1">
          <table:table-cell office:value-type="string" calcext:value-type="string">
            <text:p>Vlissingen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VLISSINGEN</text:p>
          </table:table-cell>
          <table:table-cell office:value-type="string" calcext:value-type="string">
            <text:p>51.4536672</text:p>
          </table:table-cell>
          <table:table-cell office:value-type="string" calcext:value-type="string">
            <text:p>3.5709125</text:p>
          </table:table-cell>
          <table:table-cell table:formula="of:=&quot;Harbor.create(name: &quot;&quot;&quot;&amp;[.A1071]&amp;&quot;&quot;&quot;, lat: &quot;&amp;[.D1071]&amp;&quot;, lng: &quot;&amp;[.E1071]&amp;&quot;, query: &quot;&quot;&quot;&amp;[.C1071]&amp;&quot;&quot;&quot;)&quot;" office:value-type="string" office:string-value="Harbor.create(name: &quot;Vlissingen&quot;, lat: 51.4536672, lng: 3.5709125, query: &quot;VLISSINGEN&quot;)" calcext:value-type="string">
            <text:p>Harbor.create(name: "Vlissingen", lat: 51.4536672, lng: 3.5709125, query: "VLISSINGEN")</text:p>
          </table:table-cell>
        </table:table-row>
        <table:table-row table:style-name="ro1">
          <table:table-cell office:value-type="string" calcext:value-type="string">
            <text:p>Wadrilla Ouvea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WADRILLA_OUVEA</text:p>
          </table:table-cell>
          <table:table-cell office:value-type="string" calcext:value-type="string">
            <text:p>-20.596022</text:p>
          </table:table-cell>
          <table:table-cell office:value-type="string" calcext:value-type="string">
            <text:p>166.5647174</text:p>
          </table:table-cell>
          <table:table-cell table:formula="of:=&quot;Harbor.create(name: &quot;&quot;&quot;&amp;[.A1072]&amp;&quot;&quot;&quot;, lat: &quot;&amp;[.D1072]&amp;&quot;, lng: &quot;&amp;[.E1072]&amp;&quot;, query: &quot;&quot;&quot;&amp;[.C1072]&amp;&quot;&quot;&quot;)&quot;" office:value-type="string" office:string-value="Harbor.create(name: &quot;Wadrilla Ouvea&quot;, lat: -20.596022, lng: 166.5647174, query: &quot;WADRILLA_OUVEA&quot;)" calcext:value-type="string">
            <text:p>Harbor.create(name: "Wadrilla Ouvea", lat: -20.596022, lng: 166.5647174, query: "WADRILLA_OUVEA")</text:p>
          </table:table-cell>
        </table:table-row>
        <table:table-row table:style-name="ro1">
          <table:table-cell office:value-type="string" calcext:value-type="string">
            <text:p>Wakamatsu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YAWATA</text:p>
          </table:table-cell>
          <table:table-cell office:value-type="string" calcext:value-type="string">
            <text:p>35.6787132</text:p>
          </table:table-cell>
          <table:table-cell office:value-type="string" calcext:value-type="string">
            <text:p>139.9935844</text:p>
          </table:table-cell>
          <table:table-cell table:formula="of:=&quot;Harbor.create(name: &quot;&quot;&quot;&amp;[.A1073]&amp;&quot;&quot;&quot;, lat: &quot;&amp;[.D1073]&amp;&quot;, lng: &quot;&amp;[.E1073]&amp;&quot;, query: &quot;&quot;&quot;&amp;[.C1073]&amp;&quot;&quot;&quot;)&quot;" office:value-type="string" office:string-value="Harbor.create(name: &quot;Wakamatsu&quot;, lat: 35.6787132, lng: 139.9935844, query: &quot;YAWATA&quot;)" calcext:value-type="string">
            <text:p>Harbor.create(name: "Wakamatsu", lat: 35.6787132, lng: 139.9935844, query: "YAWATA")</text:p>
          </table:table-cell>
        </table:table-row>
        <table:table-row table:style-name="ro1">
          <table:table-cell office:value-type="string" calcext:value-type="string">
            <text:p>Wakayam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WAKAYAMA</text:p>
          </table:table-cell>
          <table:table-cell office:value-type="string" calcext:value-type="string">
            <text:p>34.2305113</text:p>
          </table:table-cell>
          <table:table-cell office:value-type="string" calcext:value-type="string">
            <text:p>135.1708083</text:p>
          </table:table-cell>
          <table:table-cell table:formula="of:=&quot;Harbor.create(name: &quot;&quot;&quot;&amp;[.A1074]&amp;&quot;&quot;&quot;, lat: &quot;&amp;[.D1074]&amp;&quot;, lng: &quot;&amp;[.E1074]&amp;&quot;, query: &quot;&quot;&quot;&amp;[.C1074]&amp;&quot;&quot;&quot;)&quot;" office:value-type="string" office:string-value="Harbor.create(name: &quot;Wakayama&quot;, lat: 34.2305113, lng: 135.1708083, query: &quot;WAKAYAMA&quot;)" calcext:value-type="string">
            <text:p>Harbor.create(name: "Wakayama", lat: 34.2305113, lng: 135.1708083, query: "WAKAYAMA")</text:p>
          </table:table-cell>
        </table:table-row>
        <table:table-row table:style-name="ro1">
          <table:table-cell office:value-type="string" calcext:value-type="string">
            <text:p>Wallaroo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WALLAROO</text:p>
          </table:table-cell>
          <table:table-cell office:value-type="string" calcext:value-type="string">
            <text:p>-33.9310843</text:p>
          </table:table-cell>
          <table:table-cell office:value-type="string" calcext:value-type="string">
            <text:p>137.6333342</text:p>
          </table:table-cell>
          <table:table-cell table:formula="of:=&quot;Harbor.create(name: &quot;&quot;&quot;&amp;[.A1075]&amp;&quot;&quot;&quot;, lat: &quot;&amp;[.D1075]&amp;&quot;, lng: &quot;&amp;[.E1075]&amp;&quot;, query: &quot;&quot;&quot;&amp;[.C1075]&amp;&quot;&quot;&quot;)&quot;" office:value-type="string" office:string-value="Harbor.create(name: &quot;Wallaroo&quot;, lat: -33.9310843, lng: 137.6333342, query: &quot;WALLAROO&quot;)" calcext:value-type="string">
            <text:p>Harbor.create(name: "Wallaroo", lat: -33.9310843, lng: 137.6333342, query: "WALLAROO")</text:p>
          </table:table-cell>
        </table:table-row>
        <table:table-row table:style-name="ro1" table:visibility="filter">
          <table:table-cell office:value-type="string" calcext:value-type="string">
            <text:p>Wallis</text:p>
          </table:table-cell>
          <table:table-cell office:value-type="string" calcext:value-type="string">
            <text:p>France (Wallis et Futuna)</text:p>
          </table:table-cell>
          <table:table-cell office:value-type="string" calcext:value-type="string">
            <text:p>WALLIS_MATA_UT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vis Bay (Walvisbaai)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WALVIS_BAY</text:p>
          </table:table-cell>
          <table:table-cell office:value-type="string" calcext:value-type="string">
            <text:p>-22.9540209</text:p>
          </table:table-cell>
          <table:table-cell office:value-type="string" calcext:value-type="string">
            <text:p>14.5016299</text:p>
          </table:table-cell>
          <table:table-cell table:formula="of:=&quot;Harbor.create(name: &quot;&quot;&quot;&amp;[.A1077]&amp;&quot;&quot;&quot;, lat: &quot;&amp;[.D1077]&amp;&quot;, lng: &quot;&amp;[.E1077]&amp;&quot;, query: &quot;&quot;&quot;&amp;[.C1077]&amp;&quot;&quot;&quot;)&quot;" office:value-type="string" office:string-value="Harbor.create(name: &quot;Walvis Bay (Walvisbaai)&quot;, lat: -22.9540209, lng: 14.5016299, query: &quot;WALVIS_BAY&quot;)" calcext:value-type="string">
            <text:p>Harbor.create(name: "Walvis Bay (Walvisbaai)", lat: -22.9540209, lng: 14.5016299, query: "WALVIS_BAY")</text:p>
          </table:table-cell>
        </table:table-row>
        <table:table-row table:style-name="ro1">
          <table:table-cell office:value-type="string" calcext:value-type="string">
            <text:p>Wan Do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WANDO</text:p>
          </table:table-cell>
          <table:table-cell office:value-type="string" calcext:value-type="string">
            <text:p>34.3110596</text:p>
          </table:table-cell>
          <table:table-cell office:value-type="string" calcext:value-type="string">
            <text:p>126.7550541</text:p>
          </table:table-cell>
          <table:table-cell table:formula="of:=&quot;Harbor.create(name: &quot;&quot;&quot;&amp;[.A1078]&amp;&quot;&quot;&quot;, lat: &quot;&amp;[.D1078]&amp;&quot;, lng: &quot;&amp;[.E1078]&amp;&quot;, query: &quot;&quot;&quot;&amp;[.C1078]&amp;&quot;&quot;&quot;)&quot;" office:value-type="string" office:string-value="Harbor.create(name: &quot;Wan Do&quot;, lat: 34.3110596, lng: 126.7550541, query: &quot;WANDO&quot;)" calcext:value-type="string">
            <text:p>Harbor.create(name: "Wan Do", lat: 34.3110596, lng: 126.7550541, query: "WANDO")</text:p>
          </table:table-cell>
        </table:table-row>
        <table:table-row table:style-name="ro1">
          <table:table-cell office:value-type="string" calcext:value-type="string">
            <text:p>Washington D.C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38.9071923</text:p>
          </table:table-cell>
          <table:table-cell office:value-type="string" calcext:value-type="string">
            <text:p>-77.0368707</text:p>
          </table:table-cell>
          <table:table-cell table:formula="of:=&quot;Harbor.create(name: &quot;&quot;&quot;&amp;[.A1079]&amp;&quot;&quot;&quot;, lat: &quot;&amp;[.D1079]&amp;&quot;, lng: &quot;&amp;[.E1079]&amp;&quot;, query: &quot;&quot;&quot;&amp;[.C1079]&amp;&quot;&quot;&quot;)&quot;" office:value-type="string" office:string-value="Harbor.create(name: &quot;Washington D.C&quot;, lat: 38.9071923, lng: -77.0368707, query: &quot;WASHINGTON&quot;)" calcext:value-type="string">
            <text:p>Harbor.create(name: "Washington D.C", lat: 38.9071923, lng: -77.0368707, query: "WASHINGTON")</text:p>
          </table:table-cell>
        </table:table-row>
        <table:table-row table:style-name="ro1">
          <table:table-cell office:value-type="string" calcext:value-type="string">
            <text:p>Wasini Island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WASIN_ISLAND</text:p>
          </table:table-cell>
          <table:table-cell office:value-type="string" calcext:value-type="string">
            <text:p>-4.6578924</text:p>
          </table:table-cell>
          <table:table-cell office:value-type="string" calcext:value-type="string">
            <text:p>39.3645971</text:p>
          </table:table-cell>
          <table:table-cell table:formula="of:=&quot;Harbor.create(name: &quot;&quot;&quot;&amp;[.A1080]&amp;&quot;&quot;&quot;, lat: &quot;&amp;[.D1080]&amp;&quot;, lng: &quot;&amp;[.E1080]&amp;&quot;, query: &quot;&quot;&quot;&amp;[.C1080]&amp;&quot;&quot;&quot;)&quot;" office:value-type="string" office:string-value="Harbor.create(name: &quot;Wasini Island&quot;, lat: -4.6578924, lng: 39.3645971, query: &quot;WASIN_ISLAND&quot;)" calcext:value-type="string">
            <text:p>Harbor.create(name: "Wasini Island", lat: -4.6578924, lng: 39.3645971, query: "WASIN_ISLAND")</text:p>
          </table:table-cell>
        </table:table-row>
        <table:table-row table:style-name="ro1">
          <table:table-cell office:value-type="string" calcext:value-type="string">
            <text:p>We (Lifou)</text:p>
          </table:table-cell>
          <table:table-cell office:value-type="string" calcext:value-type="string">
            <text:p>France (Nouvelle-Caledonie)</text:p>
          </table:table-cell>
          <table:table-cell office:value-type="string" calcext:value-type="string">
            <text:p>WE_LIFOU</text:p>
          </table:table-cell>
          <table:table-cell office:value-type="string" calcext:value-type="string">
            <text:p>-20.9188891</text:p>
          </table:table-cell>
          <table:table-cell office:value-type="string" calcext:value-type="string">
            <text:p>167.2649405</text:p>
          </table:table-cell>
          <table:table-cell table:formula="of:=&quot;Harbor.create(name: &quot;&quot;&quot;&amp;[.A1081]&amp;&quot;&quot;&quot;, lat: &quot;&amp;[.D1081]&amp;&quot;, lng: &quot;&amp;[.E1081]&amp;&quot;, query: &quot;&quot;&quot;&amp;[.C1081]&amp;&quot;&quot;&quot;)&quot;" office:value-type="string" office:string-value="Harbor.create(name: &quot;We (Lifou)&quot;, lat: -20.9188891, lng: 167.2649405, query: &quot;WE_LIFOU&quot;)" calcext:value-type="string">
            <text:p>Harbor.create(name: "We (Lifou)", lat: -20.9188891, lng: 167.2649405, query: "WE_LIFOU")</text:p>
          </table:table-cell>
        </table:table-row>
        <table:table-row table:style-name="ro1">
          <table:table-cell office:value-type="string" calcext:value-type="string">
            <text:p>Weihai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WEIHAI</text:p>
          </table:table-cell>
          <table:table-cell office:value-type="string" calcext:value-type="string">
            <text:p>37.513068</text:p>
          </table:table-cell>
          <table:table-cell office:value-type="string" calcext:value-type="string">
            <text:p>122.12042</text:p>
          </table:table-cell>
          <table:table-cell table:formula="of:=&quot;Harbor.create(name: &quot;&quot;&quot;&amp;[.A1082]&amp;&quot;&quot;&quot;, lat: &quot;&amp;[.D1082]&amp;&quot;, lng: &quot;&amp;[.E1082]&amp;&quot;, query: &quot;&quot;&quot;&amp;[.C1082]&amp;&quot;&quot;&quot;)&quot;" office:value-type="string" office:string-value="Harbor.create(name: &quot;Weihai&quot;, lat: 37.513068, lng: 122.12042, query: &quot;WEIHAI&quot;)" calcext:value-type="string">
            <text:p>Harbor.create(name: "Weihai", lat: 37.513068, lng: 122.12042, query: "WEIHAI")</text:p>
          </table:table-cell>
        </table:table-row>
        <table:table-row table:style-name="ro1">
          <table:table-cell office:value-type="string" calcext:value-type="string">
            <text:p>Weipa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WEIPA</text:p>
          </table:table-cell>
          <table:table-cell office:value-type="string" calcext:value-type="string">
            <text:p>-12.6492936</text:p>
          </table:table-cell>
          <table:table-cell office:value-type="string" calcext:value-type="string">
            <text:p>141.8469901</text:p>
          </table:table-cell>
          <table:table-cell table:formula="of:=&quot;Harbor.create(name: &quot;&quot;&quot;&amp;[.A1083]&amp;&quot;&quot;&quot;, lat: &quot;&amp;[.D1083]&amp;&quot;, lng: &quot;&amp;[.E1083]&amp;&quot;, query: &quot;&quot;&quot;&amp;[.C1083]&amp;&quot;&quot;&quot;)&quot;" office:value-type="string" office:string-value="Harbor.create(name: &quot;Weipa&quot;, lat: -12.6492936, lng: 141.8469901, query: &quot;WEIPA&quot;)" calcext:value-type="string">
            <text:p>Harbor.create(name: "Weipa", lat: -12.6492936, lng: 141.8469901, query: "WEIPA")</text:p>
          </table:table-cell>
        </table:table-row>
        <table:table-row table:style-name="ro1">
          <table:table-cell office:value-type="string" calcext:value-type="string">
            <text:p>Wellington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-41.2864603</text:p>
          </table:table-cell>
          <table:table-cell office:value-type="string" calcext:value-type="string">
            <text:p>174.776236</text:p>
          </table:table-cell>
          <table:table-cell table:formula="of:=&quot;Harbor.create(name: &quot;&quot;&quot;&amp;[.A1084]&amp;&quot;&quot;&quot;, lat: &quot;&amp;[.D1084]&amp;&quot;, lng: &quot;&amp;[.E1084]&amp;&quot;, query: &quot;&quot;&quot;&amp;[.C1084]&amp;&quot;&quot;&quot;)&quot;" office:value-type="string" office:string-value="Harbor.create(name: &quot;Wellington&quot;, lat: -41.2864603, lng: 174.776236, query: &quot;WELLINGTON&quot;)" calcext:value-type="string">
            <text:p>Harbor.create(name: "Wellington", lat: -41.2864603, lng: 174.776236, query: "WELLINGTON")</text:p>
          </table:table-cell>
        </table:table-row>
        <table:table-row table:style-name="ro1">
          <table:table-cell office:value-type="string" calcext:value-type="string">
            <text:p>Westport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WESTPORT</text:p>
          </table:table-cell>
          <table:table-cell office:value-type="string" calcext:value-type="string">
            <text:p>-41.7545216</text:p>
          </table:table-cell>
          <table:table-cell office:value-type="string" calcext:value-type="string">
            <text:p>171.6058903</text:p>
          </table:table-cell>
          <table:table-cell table:formula="of:=&quot;Harbor.create(name: &quot;&quot;&quot;&amp;[.A1085]&amp;&quot;&quot;&quot;, lat: &quot;&amp;[.D1085]&amp;&quot;, lng: &quot;&amp;[.E1085]&amp;&quot;, query: &quot;&quot;&quot;&amp;[.C1085]&amp;&quot;&quot;&quot;)&quot;" office:value-type="string" office:string-value="Harbor.create(name: &quot;Westport&quot;, lat: -41.7545216, lng: 171.6058903, query: &quot;WESTPORT&quot;)" calcext:value-type="string">
            <text:p>Harbor.create(name: "Westport", lat: -41.7545216, lng: 171.6058903, query: "WESTPORT")</text:p>
          </table:table-cell>
        </table:table-row>
        <table:table-row table:style-name="ro1">
          <table:table-cell office:value-type="string" calcext:value-type="string">
            <text:p>Wewak</text:p>
          </table:table-cell>
          <table:table-cell office:value-type="string" calcext:value-type="string">
            <text:p>Papouasie-Nouvelle-Guinee</text:p>
          </table:table-cell>
          <table:table-cell office:value-type="string" calcext:value-type="string">
            <text:p>WEWAK</text:p>
          </table:table-cell>
          <table:table-cell office:value-type="string" calcext:value-type="string">
            <text:p>-3.5800229</text:p>
          </table:table-cell>
          <table:table-cell office:value-type="string" calcext:value-type="string">
            <text:p>143.6583166</text:p>
          </table:table-cell>
          <table:table-cell table:formula="of:=&quot;Harbor.create(name: &quot;&quot;&quot;&amp;[.A1086]&amp;&quot;&quot;&quot;, lat: &quot;&amp;[.D1086]&amp;&quot;, lng: &quot;&amp;[.E1086]&amp;&quot;, query: &quot;&quot;&quot;&amp;[.C1086]&amp;&quot;&quot;&quot;)&quot;" office:value-type="string" office:string-value="Harbor.create(name: &quot;Wewak&quot;, lat: -3.5800229, lng: 143.6583166, query: &quot;WEWAK&quot;)" calcext:value-type="string">
            <text:p>Harbor.create(name: "Wewak", lat: -3.5800229, lng: 143.6583166, query: "WEWAK")</text:p>
          </table:table-cell>
        </table:table-row>
        <table:table-row table:style-name="ro1">
          <table:table-cell office:value-type="string" calcext:value-type="string">
            <text:p>Whyalla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WHYALLA</text:p>
          </table:table-cell>
          <table:table-cell office:value-type="string" calcext:value-type="string">
            <text:p>-33.0379671</text:p>
          </table:table-cell>
          <table:table-cell office:value-type="string" calcext:value-type="string">
            <text:p>137.5753107</text:p>
          </table:table-cell>
          <table:table-cell table:formula="of:=&quot;Harbor.create(name: &quot;&quot;&quot;&amp;[.A1087]&amp;&quot;&quot;&quot;, lat: &quot;&amp;[.D1087]&amp;&quot;, lng: &quot;&amp;[.E1087]&amp;&quot;, query: &quot;&quot;&quot;&amp;[.C1087]&amp;&quot;&quot;&quot;)&quot;" office:value-type="string" office:string-value="Harbor.create(name: &quot;Whyalla&quot;, lat: -33.0379671, lng: 137.5753107, query: &quot;WHYALLA&quot;)" calcext:value-type="string">
            <text:p>Harbor.create(name: "Whyalla", lat: -33.0379671, lng: 137.5753107, query: "WHYALLA")</text:p>
          </table:table-cell>
        </table:table-row>
        <table:table-row table:style-name="ro1">
          <table:table-cell office:value-type="string" calcext:value-type="string">
            <text:p>Wick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WICK</text:p>
          </table:table-cell>
          <table:table-cell office:value-type="string" calcext:value-type="string">
            <text:p>58.438936</text:p>
          </table:table-cell>
          <table:table-cell office:value-type="string" calcext:value-type="string">
            <text:p>-3.093716</text:p>
          </table:table-cell>
          <table:table-cell table:formula="of:=&quot;Harbor.create(name: &quot;&quot;&quot;&amp;[.A1088]&amp;&quot;&quot;&quot;, lat: &quot;&amp;[.D1088]&amp;&quot;, lng: &quot;&amp;[.E1088]&amp;&quot;, query: &quot;&quot;&quot;&amp;[.C1088]&amp;&quot;&quot;&quot;)&quot;" office:value-type="string" office:string-value="Harbor.create(name: &quot;Wick&quot;, lat: 58.438936, lng: -3.093716, query: &quot;WICK&quot;)" calcext:value-type="string">
            <text:p>Harbor.create(name: "Wick", lat: 58.438936, lng: -3.093716, query: "WICK")</text:p>
          </table:table-cell>
        </table:table-row>
        <table:table-row table:style-name="ro1">
          <table:table-cell office:value-type="string" calcext:value-type="string">
            <text:p>Wilhelmshaven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WILHELMSHAVEN</text:p>
          </table:table-cell>
          <table:table-cell office:value-type="string" calcext:value-type="string">
            <text:p>53.53234029999999</text:p>
          </table:table-cell>
          <table:table-cell office:value-type="string" calcext:value-type="string">
            <text:p>8.1068722</text:p>
          </table:table-cell>
          <table:table-cell table:formula="of:=&quot;Harbor.create(name: &quot;&quot;&quot;&amp;[.A1089]&amp;&quot;&quot;&quot;, lat: &quot;&amp;[.D1089]&amp;&quot;, lng: &quot;&amp;[.E1089]&amp;&quot;, query: &quot;&quot;&quot;&amp;[.C1089]&amp;&quot;&quot;&quot;)&quot;" office:value-type="string" office:string-value="Harbor.create(name: &quot;Wilhelmshaven&quot;, lat: 53.53234029999999, lng: 8.1068722, query: &quot;WILHELMSHAVEN&quot;)" calcext:value-type="string">
            <text:p>Harbor.create(name: "Wilhelmshaven", lat: 53.53234029999999, lng: 8.1068722, query: "WILHELMSHAVEN")</text:p>
          </table:table-cell>
        </table:table-row>
        <table:table-row table:style-name="ro1">
          <table:table-cell office:value-type="string" calcext:value-type="string">
            <text:p>Willemstad (Curacao I.)</text:p>
          </table:table-cell>
          <table:table-cell office:value-type="string" calcext:value-type="string">
            <text:p>Antilles Neerlandaises</text:p>
          </table:table-cell>
          <table:table-cell office:value-type="string" calcext:value-type="string">
            <text:p>WILLEMSTAD_CURACAO</text:p>
          </table:table-cell>
          <table:table-cell office:value-type="string" calcext:value-type="string">
            <text:p>12.1224221</text:p>
          </table:table-cell>
          <table:table-cell office:value-type="string" calcext:value-type="string">
            <text:p>-68.8824233</text:p>
          </table:table-cell>
          <table:table-cell table:formula="of:=&quot;Harbor.create(name: &quot;&quot;&quot;&amp;[.A1090]&amp;&quot;&quot;&quot;, lat: &quot;&amp;[.D1090]&amp;&quot;, lng: &quot;&amp;[.E1090]&amp;&quot;, query: &quot;&quot;&quot;&amp;[.C1090]&amp;&quot;&quot;&quot;)&quot;" office:value-type="string" office:string-value="Harbor.create(name: &quot;Willemstad (Curacao I.)&quot;, lat: 12.1224221, lng: -68.8824233, query: &quot;WILLEMSTAD_CURACAO&quot;)" calcext:value-type="string">
            <text:p>Harbor.create(name: "Willemstad (Curacao I.)", lat: 12.1224221, lng: -68.8824233, query: "WILLEMSTAD_CURACAO")</text:p>
          </table:table-cell>
        </table:table-row>
        <table:table-row table:style-name="ro1">
          <table:table-cell office:value-type="string" calcext:value-type="string">
            <text:p>Willets Point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WILLETS_POINT</text:p>
          </table:table-cell>
          <table:table-cell office:value-type="string" calcext:value-type="string">
            <text:p>40.7606911</text:p>
          </table:table-cell>
          <table:table-cell office:value-type="string" calcext:value-type="string">
            <text:p>-73.840436</text:p>
          </table:table-cell>
          <table:table-cell table:formula="of:=&quot;Harbor.create(name: &quot;&quot;&quot;&amp;[.A1091]&amp;&quot;&quot;&quot;, lat: &quot;&amp;[.D1091]&amp;&quot;, lng: &quot;&amp;[.E1091]&amp;&quot;, query: &quot;&quot;&quot;&amp;[.C1091]&amp;&quot;&quot;&quot;)&quot;" office:value-type="string" office:string-value="Harbor.create(name: &quot;Willets Point&quot;, lat: 40.7606911, lng: -73.840436, query: &quot;WILLETS_POINT&quot;)" calcext:value-type="string">
            <text:p>Harbor.create(name: "Willets Point", lat: 40.7606911, lng: -73.840436, query: "WILLETS_POINT")</text:p>
          </table:table-cell>
        </table:table-row>
        <table:table-row table:style-name="ro1">
          <table:table-cell office:value-type="string" calcext:value-type="string">
            <text:p>Wilmington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34.2257255</text:p>
          </table:table-cell>
          <table:table-cell office:value-type="string" calcext:value-type="string">
            <text:p>-77.9447102</text:p>
          </table:table-cell>
          <table:table-cell table:formula="of:=&quot;Harbor.create(name: &quot;&quot;&quot;&amp;[.A1092]&amp;&quot;&quot;&quot;, lat: &quot;&amp;[.D1092]&amp;&quot;, lng: &quot;&amp;[.E1092]&amp;&quot;, query: &quot;&quot;&quot;&amp;[.C1092]&amp;&quot;&quot;&quot;)&quot;" office:value-type="string" office:string-value="Harbor.create(name: &quot;Wilmington&quot;, lat: 34.2257255, lng: -77.9447102, query: &quot;WILMINGTON&quot;)" calcext:value-type="string">
            <text:p>Harbor.create(name: "Wilmington", lat: 34.2257255, lng: -77.9447102, query: "WILMINGTON")</text:p>
          </table:table-cell>
        </table:table-row>
        <table:table-row table:style-name="ro1">
          <table:table-cell office:value-type="string" calcext:value-type="string">
            <text:p>Wissa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ISSANT</text:p>
          </table:table-cell>
          <table:table-cell office:value-type="string" calcext:value-type="string">
            <text:p>50.885777</text:p>
          </table:table-cell>
          <table:table-cell office:value-type="string" calcext:value-type="string">
            <text:p>1.662474</text:p>
          </table:table-cell>
          <table:table-cell table:formula="of:=&quot;Harbor.create(name: &quot;&quot;&quot;&amp;[.A1093]&amp;&quot;&quot;&quot;, lat: &quot;&amp;[.D1093]&amp;&quot;, lng: &quot;&amp;[.E1093]&amp;&quot;, query: &quot;&quot;&quot;&amp;[.C1093]&amp;&quot;&quot;&quot;)&quot;" office:value-type="string" office:string-value="Harbor.create(name: &quot;Wissant&quot;, lat: 50.885777, lng: 1.662474, query: &quot;WISSANT&quot;)" calcext:value-type="string">
            <text:p>Harbor.create(name: "Wissant", lat: 50.885777, lng: 1.662474, query: "WISSANT")</text:p>
          </table:table-cell>
        </table:table-row>
        <table:table-row table:style-name="ro1">
          <table:table-cell office:value-type="string" calcext:value-type="string">
            <text:p>Wonsan</text:p>
          </table:table-cell>
          <table:table-cell office:value-type="string" calcext:value-type="string">
            <text:p>Coree du Nord</text:p>
          </table:table-cell>
          <table:table-cell office:value-type="string" calcext:value-type="string">
            <text:p>WONSAN</text:p>
          </table:table-cell>
          <table:table-cell office:value-type="string" calcext:value-type="string">
            <text:p>39.1538529</text:p>
          </table:table-cell>
          <table:table-cell office:value-type="string" calcext:value-type="string">
            <text:p>127.4460001</text:p>
          </table:table-cell>
          <table:table-cell table:formula="of:=&quot;Harbor.create(name: &quot;&quot;&quot;&amp;[.A1094]&amp;&quot;&quot;&quot;, lat: &quot;&amp;[.D1094]&amp;&quot;, lng: &quot;&amp;[.E1094]&amp;&quot;, query: &quot;&quot;&quot;&amp;[.C1094]&amp;&quot;&quot;&quot;)&quot;" office:value-type="string" office:string-value="Harbor.create(name: &quot;Wonsan&quot;, lat: 39.1538529, lng: 127.4460001, query: &quot;WONSAN&quot;)" calcext:value-type="string">
            <text:p>Harbor.create(name: "Wonsan", lat: 39.1538529, lng: 127.4460001, query: "WONSAN")</text:p>
          </table:table-cell>
        </table:table-row>
        <table:table-row table:style-name="ro1">
          <table:table-cell office:value-type="string" calcext:value-type="string">
            <text:p>Wusong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WUSONG</text:p>
          </table:table-cell>
          <table:table-cell office:value-type="string" calcext:value-type="string">
            <text:p>28.895435</text:p>
          </table:table-cell>
          <table:table-cell office:value-type="string" calcext:value-type="string">
            <text:p>90.84599999999999</text:p>
          </table:table-cell>
          <table:table-cell table:formula="of:=&quot;Harbor.create(name: &quot;&quot;&quot;&amp;[.A1095]&amp;&quot;&quot;&quot;, lat: &quot;&amp;[.D1095]&amp;&quot;, lng: &quot;&amp;[.E1095]&amp;&quot;, query: &quot;&quot;&quot;&amp;[.C1095]&amp;&quot;&quot;&quot;)&quot;" office:value-type="string" office:string-value="Harbor.create(name: &quot;Wusong&quot;, lat: 28.895435, lng: 90.84599999999999, query: &quot;WUSONG&quot;)" calcext:value-type="string">
            <text:p>Harbor.create(name: "Wusong", lat: 28.895435, lng: 90.84599999999999, query: "WUSONG")</text:p>
          </table:table-cell>
        </table:table-row>
        <table:table-row table:style-name="ro1">
          <table:table-cell office:value-type="string" calcext:value-type="string">
            <text:p>Wyndham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WYNDHAM</text:p>
          </table:table-cell>
          <table:table-cell office:value-type="string" calcext:value-type="string">
            <text:p>-15.4825</text:p>
          </table:table-cell>
          <table:table-cell office:value-type="string" calcext:value-type="string">
            <text:p>128.122778</text:p>
          </table:table-cell>
          <table:table-cell table:formula="of:=&quot;Harbor.create(name: &quot;&quot;&quot;&amp;[.A1096]&amp;&quot;&quot;&quot;, lat: &quot;&amp;[.D1096]&amp;&quot;, lng: &quot;&amp;[.E1096]&amp;&quot;, query: &quot;&quot;&quot;&amp;[.C1096]&amp;&quot;&quot;&quot;)&quot;" office:value-type="string" office:string-value="Harbor.create(name: &quot;Wyndham&quot;, lat: -15.4825, lng: 128.122778, query: &quot;WYNDHAM&quot;)" calcext:value-type="string">
            <text:p>Harbor.create(name: "Wyndham", lat: -15.4825, lng: 128.122778, query: "WYNDHAM")</text:p>
          </table:table-cell>
        </table:table-row>
        <table:table-row table:style-name="ro1">
          <table:table-cell office:value-type="string" calcext:value-type="string">
            <text:p>Xiamen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XIAMEN</text:p>
          </table:table-cell>
          <table:table-cell office:value-type="string" calcext:value-type="string">
            <text:p>24.479834</text:p>
          </table:table-cell>
          <table:table-cell office:value-type="string" calcext:value-type="string">
            <text:p>118.089425</text:p>
          </table:table-cell>
          <table:table-cell table:formula="of:=&quot;Harbor.create(name: &quot;&quot;&quot;&amp;[.A1097]&amp;&quot;&quot;&quot;, lat: &quot;&amp;[.D1097]&amp;&quot;, lng: &quot;&amp;[.E1097]&amp;&quot;, query: &quot;&quot;&quot;&amp;[.C1097]&amp;&quot;&quot;&quot;)&quot;" office:value-type="string" office:string-value="Harbor.create(name: &quot;Xiamen&quot;, lat: 24.479834, lng: 118.089425, query: &quot;XIAMEN&quot;)" calcext:value-type="string">
            <text:p>Harbor.create(name: "Xiamen", lat: 24.479834, lng: 118.089425, query: "XIAMEN")</text:p>
          </table:table-cell>
        </table:table-row>
        <table:table-row table:style-name="ro1">
          <table:table-cell office:value-type="string" calcext:value-type="string">
            <text:p>Yamba - Iluka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YAMBA</text:p>
          </table:table-cell>
          <table:table-cell office:value-type="string" calcext:value-type="string">
            <text:p>-29.4173576</text:p>
          </table:table-cell>
          <table:table-cell office:value-type="string" calcext:value-type="string">
            <text:p>153.3476128</text:p>
          </table:table-cell>
          <table:table-cell table:formula="of:=&quot;Harbor.create(name: &quot;&quot;&quot;&amp;[.A1098]&amp;&quot;&quot;&quot;, lat: &quot;&amp;[.D1098]&amp;&quot;, lng: &quot;&amp;[.E1098]&amp;&quot;, query: &quot;&quot;&quot;&amp;[.C1098]&amp;&quot;&quot;&quot;)&quot;" office:value-type="string" office:string-value="Harbor.create(name: &quot;Yamba - Iluka&quot;, lat: -29.4173576, lng: 153.3476128, query: &quot;YAMBA&quot;)" calcext:value-type="string">
            <text:p>Harbor.create(name: "Yamba - Iluka", lat: -29.4173576, lng: 153.3476128, query: "YAMBA")</text:p>
          </table:table-cell>
        </table:table-row>
        <table:table-row table:style-name="ro1">
          <table:table-cell office:value-type="string" calcext:value-type="string">
            <text:p>Yarmout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ARMOUTH</text:p>
          </table:table-cell>
          <table:table-cell office:value-type="string" calcext:value-type="string">
            <text:p>43.8374576</text:p>
          </table:table-cell>
          <table:table-cell office:value-type="string" calcext:value-type="string">
            <text:p>-66.11738199999999</text:p>
          </table:table-cell>
          <table:table-cell table:formula="of:=&quot;Harbor.create(name: &quot;&quot;&quot;&amp;[.A1099]&amp;&quot;&quot;&quot;, lat: &quot;&amp;[.D1099]&amp;&quot;, lng: &quot;&amp;[.E1099]&amp;&quot;, query: &quot;&quot;&quot;&amp;[.C1099]&amp;&quot;&quot;&quot;)&quot;" office:value-type="string" office:string-value="Harbor.create(name: &quot;Yarmouth&quot;, lat: 43.8374576, lng: -66.11738199999999, query: &quot;YARMOUTH&quot;)" calcext:value-type="string">
            <text:p>Harbor.create(name: "Yarmouth", lat: 43.8374576, lng: -66.11738199999999, query: "YARMOUTH")</text:p>
          </table:table-cell>
        </table:table-row>
        <table:table-row table:style-name="ro1">
          <table:table-cell office:value-type="string" calcext:value-type="string">
            <text:p>Yeosu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YOSU</text:p>
          </table:table-cell>
          <table:table-cell office:value-type="string" calcext:value-type="string">
            <text:p>34.7603737</text:p>
          </table:table-cell>
          <table:table-cell office:value-type="string" calcext:value-type="string">
            <text:p>127.6622221</text:p>
          </table:table-cell>
          <table:table-cell table:formula="of:=&quot;Harbor.create(name: &quot;&quot;&quot;&amp;[.A1100]&amp;&quot;&quot;&quot;, lat: &quot;&amp;[.D1100]&amp;&quot;, lng: &quot;&amp;[.E1100]&amp;&quot;, query: &quot;&quot;&quot;&amp;[.C1100]&amp;&quot;&quot;&quot;)&quot;" office:value-type="string" office:string-value="Harbor.create(name: &quot;Yeosu&quot;, lat: 34.7603737, lng: 127.6622221, query: &quot;YOSU&quot;)" calcext:value-type="string">
            <text:p>Harbor.create(name: "Yeosu", lat: 34.7603737, lng: 127.6622221, query: "YOSU")</text:p>
          </table:table-cell>
        </table:table-row>
        <table:table-row table:style-name="ro1">
          <table:table-cell office:value-type="string" calcext:value-type="string">
            <text:p>Yingkou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YINGKOU</text:p>
          </table:table-cell>
          <table:table-cell office:value-type="string" calcext:value-type="string">
            <text:p>40.667012</text:p>
          </table:table-cell>
          <table:table-cell office:value-type="string" calcext:value-type="string">
            <text:p>122.235418</text:p>
          </table:table-cell>
          <table:table-cell table:formula="of:=&quot;Harbor.create(name: &quot;&quot;&quot;&amp;[.A1101]&amp;&quot;&quot;&quot;, lat: &quot;&amp;[.D1101]&amp;&quot;, lng: &quot;&amp;[.E1101]&amp;&quot;, query: &quot;&quot;&quot;&amp;[.C1101]&amp;&quot;&quot;&quot;)&quot;" office:value-type="string" office:string-value="Harbor.create(name: &quot;Yingkou&quot;, lat: 40.667012, lng: 122.235418, query: &quot;YINGKOU&quot;)" calcext:value-type="string">
            <text:p>Harbor.create(name: "Yingkou", lat: 40.667012, lng: 122.235418, query: "YINGKOU")</text:p>
          </table:table-cell>
        </table:table-row>
        <table:table-row table:style-name="ro1">
          <table:table-cell office:value-type="string" calcext:value-type="string">
            <text:p>Yokkaichi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YOKKAICHI</text:p>
          </table:table-cell>
          <table:table-cell office:value-type="string" calcext:value-type="string">
            <text:p>34.9651567</text:p>
          </table:table-cell>
          <table:table-cell office:value-type="string" calcext:value-type="string">
            <text:p>136.6244847</text:p>
          </table:table-cell>
          <table:table-cell table:formula="of:=&quot;Harbor.create(name: &quot;&quot;&quot;&amp;[.A1102]&amp;&quot;&quot;&quot;, lat: &quot;&amp;[.D1102]&amp;&quot;, lng: &quot;&amp;[.E1102]&amp;&quot;, query: &quot;&quot;&quot;&amp;[.C1102]&amp;&quot;&quot;&quot;)&quot;" office:value-type="string" office:string-value="Harbor.create(name: &quot;Yokkaichi&quot;, lat: 34.9651567, lng: 136.6244847, query: &quot;YOKKAICHI&quot;)" calcext:value-type="string">
            <text:p>Harbor.create(name: "Yokkaichi", lat: 34.9651567, lng: 136.6244847, query: "YOKKAICHI")</text:p>
          </table:table-cell>
        </table:table-row>
        <table:table-row table:style-name="ro1">
          <table:table-cell office:value-type="string" calcext:value-type="string">
            <text:p>Yokoham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YOKOHAMA</text:p>
          </table:table-cell>
          <table:table-cell office:value-type="string" calcext:value-type="string">
            <text:p>35.4437078</text:p>
          </table:table-cell>
          <table:table-cell office:value-type="string" calcext:value-type="string">
            <text:p>139.6380256</text:p>
          </table:table-cell>
          <table:table-cell table:formula="of:=&quot;Harbor.create(name: &quot;&quot;&quot;&amp;[.A1103]&amp;&quot;&quot;&quot;, lat: &quot;&amp;[.D1103]&amp;&quot;, lng: &quot;&amp;[.E1103]&amp;&quot;, query: &quot;&quot;&quot;&amp;[.C1103]&amp;&quot;&quot;&quot;)&quot;" office:value-type="string" office:string-value="Harbor.create(name: &quot;Yokohama&quot;, lat: 35.4437078, lng: 139.6380256, query: &quot;YOKOHAMA&quot;)" calcext:value-type="string">
            <text:p>Harbor.create(name: "Yokohama", lat: 35.4437078, lng: 139.6380256, query: "YOKOHAMA")</text:p>
          </table:table-cell>
        </table:table-row>
        <table:table-row table:style-name="ro1">
          <table:table-cell office:value-type="string" calcext:value-type="string">
            <text:p>Yokosuka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YOKOSUKA</text:p>
          </table:table-cell>
          <table:table-cell office:value-type="string" calcext:value-type="string">
            <text:p>35.2813412</text:p>
          </table:table-cell>
          <table:table-cell office:value-type="string" calcext:value-type="string">
            <text:p>139.6722005</text:p>
          </table:table-cell>
          <table:table-cell table:formula="of:=&quot;Harbor.create(name: &quot;&quot;&quot;&amp;[.A1104]&amp;&quot;&quot;&quot;, lat: &quot;&amp;[.D1104]&amp;&quot;, lng: &quot;&amp;[.E1104]&amp;&quot;, query: &quot;&quot;&quot;&amp;[.C1104]&amp;&quot;&quot;&quot;)&quot;" office:value-type="string" office:string-value="Harbor.create(name: &quot;Yokosuka&quot;, lat: 35.2813412, lng: 139.6722005, query: &quot;YOKOSUKA&quot;)" calcext:value-type="string">
            <text:p>Harbor.create(name: "Yokosuka", lat: 35.2813412, lng: 139.6722005, query: "YOKOSUKA")</text:p>
          </table:table-cell>
        </table:table-row>
        <table:table-row table:style-name="ro1">
          <table:table-cell office:value-type="string" calcext:value-type="string">
            <text:p>Zadar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ZADAR</text:p>
          </table:table-cell>
          <table:table-cell office:value-type="string" calcext:value-type="string">
            <text:p>44.119371</text:p>
          </table:table-cell>
          <table:table-cell office:value-type="string" calcext:value-type="string">
            <text:p>15.2313648</text:p>
          </table:table-cell>
          <table:table-cell table:formula="of:=&quot;Harbor.create(name: &quot;&quot;&quot;&amp;[.A1105]&amp;&quot;&quot;&quot;, lat: &quot;&amp;[.D1105]&amp;&quot;, lng: &quot;&amp;[.E1105]&amp;&quot;, query: &quot;&quot;&quot;&amp;[.C1105]&amp;&quot;&quot;&quot;)&quot;" office:value-type="string" office:string-value="Harbor.create(name: &quot;Zadar&quot;, lat: 44.119371, lng: 15.2313648, query: &quot;ZADAR&quot;)" calcext:value-type="string">
            <text:p>Harbor.create(name: "Zadar", lat: 44.119371, lng: 15.2313648, query: "ZADAR")</text:p>
          </table:table-cell>
        </table:table-row>
        <table:table-row table:style-name="ro1">
          <table:table-cell office:value-type="string" calcext:value-type="string">
            <text:p>Zafarana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ZAFARANA</text:p>
          </table:table-cell>
          <table:table-cell office:value-type="string" calcext:value-type="string">
            <text:p>29.115179</text:p>
          </table:table-cell>
          <table:table-cell office:value-type="string" calcext:value-type="string">
            <text:p>32.65749</text:p>
          </table:table-cell>
          <table:table-cell table:formula="of:=&quot;Harbor.create(name: &quot;&quot;&quot;&amp;[.A1106]&amp;&quot;&quot;&quot;, lat: &quot;&amp;[.D1106]&amp;&quot;, lng: &quot;&amp;[.E1106]&amp;&quot;, query: &quot;&quot;&quot;&amp;[.C1106]&amp;&quot;&quot;&quot;)&quot;" office:value-type="string" office:string-value="Harbor.create(name: &quot;Zafarana&quot;, lat: 29.115179, lng: 32.65749, query: &quot;ZAFARANA&quot;)" calcext:value-type="string">
            <text:p>Harbor.create(name: "Zafarana", lat: 29.115179, lng: 32.65749, query: "ZAFARANA")</text:p>
          </table:table-cell>
        </table:table-row>
        <table:table-row table:style-name="ro1">
          <table:table-cell office:value-type="string" calcext:value-type="string">
            <text:p>Zaliv Baykal</text:p>
          </table:table-cell>
          <table:table-cell office:value-type="string" calcext:value-type="string">
            <text:p>Federation de Russie</text:p>
          </table:table-cell>
          <table:table-cell office:value-type="string" calcext:value-type="string">
            <text:p>ZALIV_BAYKAL</text:p>
          </table:table-cell>
          <table:table-cell office:value-type="string" calcext:value-type="string">
            <text:p>53.4728704</text:p>
          </table:table-cell>
          <table:table-cell office:value-type="string" calcext:value-type="string">
            <text:p>142.4191007</text:p>
          </table:table-cell>
          <table:table-cell table:formula="of:=&quot;Harbor.create(name: &quot;&quot;&quot;&amp;[.A1107]&amp;&quot;&quot;&quot;, lat: &quot;&amp;[.D1107]&amp;&quot;, lng: &quot;&amp;[.E1107]&amp;&quot;, query: &quot;&quot;&quot;&amp;[.C1107]&amp;&quot;&quot;&quot;)&quot;" office:value-type="string" office:string-value="Harbor.create(name: &quot;Zaliv Baykal&quot;, lat: 53.4728704, lng: 142.4191007, query: &quot;ZALIV_BAYKAL&quot;)" calcext:value-type="string">
            <text:p>Harbor.create(name: "Zaliv Baykal", lat: 53.4728704, lng: 142.4191007, query: "ZALIV_BAYKAL")</text:p>
          </table:table-cell>
        </table:table-row>
        <table:table-row table:style-name="ro1" table:visibility="filter">
          <table:table-cell office:value-type="string" calcext:value-type="string">
            <text:p>Zaliv Tukharka</text:p>
          </table:table-cell>
          <table:table-cell office:value-type="string" calcext:value-type="string">
            <text:p>Federation de Russie</text:p>
          </table:table-cell>
          <table:table-cell office:value-type="string" calcext:value-type="string">
            <text:p>ZALIV_TUKHAR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zibar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ZANZIBAR</text:p>
          </table:table-cell>
          <table:table-cell office:value-type="string" calcext:value-type="string">
            <text:p>-6.165916999999999</text:p>
          </table:table-cell>
          <table:table-cell office:value-type="string" calcext:value-type="string">
            <text:p>39.202641</text:p>
          </table:table-cell>
          <table:table-cell table:formula="of:=&quot;Harbor.create(name: &quot;&quot;&quot;&amp;[.A1109]&amp;&quot;&quot;&quot;, lat: &quot;&amp;[.D1109]&amp;&quot;, lng: &quot;&amp;[.E1109]&amp;&quot;, query: &quot;&quot;&quot;&amp;[.C1109]&amp;&quot;&quot;&quot;)&quot;" office:value-type="string" office:string-value="Harbor.create(name: &quot;Zanzibar&quot;, lat: -6.165916999999999, lng: 39.202641, query: &quot;ZANZIBAR&quot;)" calcext:value-type="string">
            <text:p>Harbor.create(name: "Zanzibar", lat: -6.165916999999999, lng: 39.202641, query: "ZANZIBAR")</text:p>
          </table:table-cell>
        </table:table-row>
        <table:table-row table:style-name="ro1">
          <table:table-cell office:value-type="string" calcext:value-type="string">
            <text:p>Zeebrugge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ZEEBRUGGE</text:p>
          </table:table-cell>
          <table:table-cell office:value-type="string" calcext:value-type="string">
            <text:p>51.3189468</text:p>
          </table:table-cell>
          <table:table-cell office:value-type="string" calcext:value-type="string">
            <text:p>3.2068507</text:p>
          </table:table-cell>
          <table:table-cell table:formula="of:=&quot;Harbor.create(name: &quot;&quot;&quot;&amp;[.A1110]&amp;&quot;&quot;&quot;, lat: &quot;&amp;[.D1110]&amp;&quot;, lng: &quot;&amp;[.E1110]&amp;&quot;, query: &quot;&quot;&quot;&amp;[.C1110]&amp;&quot;&quot;&quot;)&quot;" office:value-type="string" office:string-value="Harbor.create(name: &quot;Zeebrugge&quot;, lat: 51.3189468, lng: 3.2068507, query: &quot;ZEEBRUGGE&quot;)" calcext:value-type="string">
            <text:p>Harbor.create(name: "Zeebrugge", lat: 51.3189468, lng: 3.2068507, query: "ZEEBRUGGE")</text:p>
          </table:table-cell>
        </table:table-row>
        <table:table-row table:style-name="ro1">
          <table:table-cell office:value-type="string" calcext:value-type="string">
            <text:p>Zhanjiang Gang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ZHANJIANG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10.4666667</text:p>
          </table:table-cell>
          <table:table-cell table:formula="of:=&quot;Harbor.create(name: &quot;&quot;&quot;&amp;[.A1111]&amp;&quot;&quot;&quot;, lat: &quot;&amp;[.D1111]&amp;&quot;, lng: &quot;&amp;[.E1111]&amp;&quot;, query: &quot;&quot;&quot;&amp;[.C1111]&amp;&quot;&quot;&quot;)&quot;" office:value-type="string" office:string-value="Harbor.create(name: &quot;Zhanjiang Gang&quot;, lat: 21.1, lng: 110.4666667, query: &quot;ZHANJIANG&quot;)" calcext:value-type="string">
            <text:p>Harbor.create(name: "Zhanjiang Gang", lat: 21.1, lng: 110.4666667, query: "ZHANJIANG")</text:p>
          </table:table-cell>
        </table:table-row>
      </table:table>
      <table:named-expressions/>
      <table:database-ranges>
        <table:database-range table:name="__Anonymous_Sheet_DB__0" table:target-range-address="ports.A1:ports.E1111" table:display-filter-buttons="true">
          <table:filter>
            <table:filter-and>
              <table:filter-condition table:field-number="0" table:value="Zeebrugge" table:operator="=">
                <table:filter-set-item table:value="Zeebrugge"/>
                <table:filter-set-item table:value="Zaliv Baykal"/>
                <table:filter-set-item table:value="Zafarana"/>
                <table:filter-set-item table:value="Zadar"/>
                <table:filter-set-item table:value="Yokosuka"/>
                <table:filter-set-item table:value="Yokohama"/>
                <table:filter-set-item table:value="Yokkaichi"/>
                <table:filter-set-item table:value="Yingkou"/>
                <table:filter-set-item table:value="Yarmouth"/>
                <table:filter-set-item table:value="Wyndham"/>
                <table:filter-set-item table:value="Wilmington"/>
                <table:filter-set-item table:value="Willemstad (Curacao I.)"/>
                <table:filter-set-item table:value="Wilhelmshaven"/>
                <table:filter-set-item table:value="Wick"/>
                <table:filter-set-item table:value="Weipa"/>
                <table:filter-set-item table:value="Weihai"/>
                <table:filter-set-item table:value="We (Lifou)"/>
                <table:filter-set-item table:value="Wan Do"/>
                <table:filter-set-item table:value="Wakamatsu"/>
                <table:filter-set-item table:value="Wadrilla Ouvea"/>
                <table:filter-set-item table:value="Villagarcia de Arosa"/>
                <table:filter-set-item table:value="Vila Real de San Antonio"/>
                <table:filter-set-item table:value="Vila do Porto (S. Maria)"/>
                <table:filter-set-item table:value="Vieux-Boucau"/>
                <table:filter-set-item table:value="Victoria Harbour (Labuan I.)"/>
                <table:filter-set-item table:value="Venise (Venezia)"/>
                <table:filter-set-item table:value="Vardo"/>
                <table:filter-set-item table:value="Valparaiso"/>
                <table:filter-set-item table:value="Valdez"/>
                <table:filter-set-item table:value="Uwajima"/>
                <table:filter-set-item table:value="Urville"/>
                <table:filter-set-item table:value="Ushuaia"/>
                <table:filter-set-item table:value="Urakawa"/>
                <table:filter-set-item table:value="Unalaska island"/>
                <table:filter-set-item table:value="Umm al Hatab"/>
                <table:filter-set-item table:value="Ulsan"/>
                <table:filter-set-item table:value="Ulleungdo"/>
                <table:filter-set-item table:value="Twin Island"/>
                <table:filter-set-item table:value="Tuktoyaktuk"/>
                <table:filter-set-item table:value="Trondheim"/>
                <table:filter-set-item table:value="Tromso"/>
                <table:filter-set-item table:value="Tristan da Cunha"/>
                <table:filter-set-item table:value="Trincomalee"/>
                <table:filter-set-item table:value="Trehiguier"/>
                <table:filter-set-item table:value="Treguier"/>
                <table:filter-set-item table:value="Trebeurden"/>
                <table:filter-set-item table:value="Townsville"/>
                <table:filter-set-item table:value="Toulon"/>
                <table:filter-set-item table:value="Topolobampo"/>
                <table:filter-set-item table:value="Tokchok To"/>
                <table:filter-set-item table:value="Toamasina (Tamatave)"/>
                <table:filter-set-item table:value="Timaru"/>
                <table:filter-set-item table:value="Tianjin Xingang"/>
                <table:filter-set-item table:value="Thio"/>
                <table:filter-set-item table:value="Terschelling"/>
                <table:filter-set-item table:value="Tema"/>
                <table:filter-set-item table:value="Tauranga"/>
                <table:filter-set-item table:value="Tarifa"/>
                <table:filter-set-item table:value="Tanjung Baram"/>
                <table:filter-set-item table:value="Tanger-Med"/>
                <table:filter-set-item table:value="Tanger"/>
                <table:filter-set-item table:value="Tan-Tan"/>
                <table:filter-set-item table:value="Tamajarush"/>
                <table:filter-set-item table:value="Talcahuano"/>
                <table:filter-set-item table:value="Talara"/>
                <table:filter-set-item table:value="Takamatsu"/>
                <table:filter-set-item table:value="Taiohae"/>
                <table:filter-set-item table:value="Tailevu"/>
                <table:filter-set-item table:value="Taehuksan Do"/>
                <table:filter-set-item table:value="Tadine"/>
                <table:filter-set-item table:value="Tacoma"/>
                <table:filter-set-item table:value="Tacloban"/>
                <table:filter-set-item table:value="Sydney"/>
                <table:filter-set-item table:value="Suva"/>
                <table:filter-set-item table:value="Sunwi Do"/>
                <table:filter-set-item table:value="Sungai Sarawak"/>
                <table:filter-set-item table:value="Sungai Palembang"/>
                <table:filter-set-item table:value="Sungai Kutei"/>
                <table:filter-set-item table:value="Suez (As-Suways)"/>
                <table:filter-set-item table:value="Stony Point"/>
                <table:filter-set-item table:value="Steveston"/>
                <table:filter-set-item table:value="Stavanger"/>
                <table:filter-set-item table:value="St-Peter Port"/>
                <table:filter-set-item table:value="Spurn Head"/>
                <table:filter-set-item table:value="Split"/>
                <table:filter-set-item table:value="Sovetskaya"/>
                <table:filter-set-item table:value="Terneuzen"/>
                <table:filter-set-item table:value="Sooke"/>
                <table:filter-set-item table:value="Songkhla"/>
                <table:filter-set-item table:value="Solenzara"/>
                <table:filter-set-item table:value="Sokcho"/>
                <table:filter-set-item table:value="Sohojin Hang"/>
                <table:filter-set-item table:value="sk"/>
                <table:filter-set-item table:value="Sittwe (Akyab)"/>
                <table:filter-set-item table:value="Sitka"/>
                <table:filter-set-item table:value="Singapour"/>
                <table:filter-set-item table:value="Shortt Island"/>
                <table:filter-set-item table:value="Shimizu"/>
                <table:filter-set-item table:value="Shidao"/>
                <table:filter-set-item table:value="Sheerness"/>
                <table:filter-set-item table:value="Shediac"/>
                <table:filter-set-item table:value="Shatt-el-Arab"/>
                <table:filter-set-item table:value="Shantou"/>
                <table:filter-set-item table:value="Sfax"/>
                <table:filter-set-item table:value="Setubal"/>
                <table:filter-set-item table:value="Sesimbra"/>
                <table:filter-set-item table:value="Senyavin Islands"/>
                <table:filter-set-item table:value="Sembawang"/>
                <table:filter-set-item table:value="Seldovia"/>
                <table:filter-set-item table:value="Scrabster"/>
                <table:filter-set-item table:value="Scheveningen"/>
                <table:filter-set-item table:value="Scarborough"/>
                <table:filter-set-item table:value="Sattahip"/>
                <table:filter-set-item table:value="Sassandra"/>
                <table:filter-set-item table:value="Sasebo"/>
                <table:filter-set-item table:value="Sao Sebastiao"/>
                <table:filter-set-item table:value="Sao Luis"/>
                <table:filter-set-item table:value="Sao Francisco do Sul"/>
                <table:filter-set-item table:value="Santos"/>
                <table:filter-set-item table:value="Santander"/>
                <table:filter-set-item table:value="Santa Cruz de Tenerife"/>
                <table:filter-set-item table:value="Santa Cruz (Luzon)"/>
                <table:filter-set-item table:value="Santa Cruz (I. Flores)"/>
                <table:filter-set-item table:value="Santa Cruz (Galapagos)"/>
                <table:filter-set-item table:value="Sandakan"/>
                <table:filter-set-item table:value="Wallaroo"/>
                <table:filter-set-item table:value="San Sebastian"/>
                <table:filter-set-item table:value="San Roman"/>
                <table:filter-set-item table:value="San Julian"/>
                <table:filter-set-item table:value="San Juan"/>
                <table:filter-set-item table:value="San Francisco"/>
                <table:filter-set-item table:value="San Fernando"/>
                <table:filter-set-item table:value="San Clemente del Tuyu"/>
                <table:filter-set-item table:value="San Blas"/>
                <table:filter-set-item table:value="Samut Sakhon"/>
                <table:filter-set-item table:value="Wonsan"/>
                <table:filter-set-item table:value="Samcheongpo"/>
                <table:filter-set-item table:value="Salinopolis"/>
                <table:filter-set-item table:value="Sakate"/>
                <table:filter-set-item table:value="Unggi (Sonbong)"/>
                <table:filter-set-item table:value="Sainte-Lucie (S. Lucia)"/>
                <table:filter-set-item table:value="Sainte-Helene"/>
                <table:filter-set-item table:value="Saint-Quay-Portrieux"/>
                <table:filter-set-item table:value="Sines"/>
                <table:filter-set-item table:value="Saint-Pierre-et-Miquelon"/>
                <table:filter-set-item table:value="Saint-Pierre (Martinique)"/>
                <table:filter-set-item table:value="Tutoia"/>
                <table:filter-set-item table:value="Saint-Pierre (Ile de la La Reunion)"/>
                <table:filter-set-item table:value="Saint-Nazaire"/>
                <table:filter-set-item table:value="Saint-Michael"/>
                <table:filter-set-item table:value="Saint-Martin-de-Re"/>
                <table:filter-set-item table:value="Saint-Malo"/>
                <table:filter-set-item table:value="Saint-Jean-de-Luz"/>
                <table:filter-set-item table:value="Sete"/>
                <table:filter-set-item table:value="Santo Antonio do Zaire"/>
                <table:filter-set-item table:value="Saint-Cast"/>
                <table:filter-set-item table:value="Saint Martin Marigot"/>
                <table:filter-set-item table:value="Saint John"/>
                <table:filter-set-item table:value="Saint Helier"/>
                <table:filter-set-item table:value="Saint Georges"/>
                <table:filter-set-item table:value="Sagar Island"/>
                <table:filter-set-item table:value="Safi"/>
                <table:filter-set-item table:value="s al Khafji"/>
                <table:filter-set-item table:value="s"/>
                <table:filter-set-item table:value="Wasini Island"/>
                <table:filter-set-item table:value="San Diego"/>
                <table:filter-set-item table:value="Rustico"/>
                <table:filter-set-item table:value="Royan"/>
                <table:filter-set-item table:value="Rota"/>
                <table:filter-set-item table:value="Rosyth"/>
                <table:filter-set-item table:value="Rorvik"/>
                <table:filter-set-item table:value="River Tees Entrance"/>
                <table:filter-set-item table:value="Rio Negro"/>
                <table:filter-set-item table:value="Rio Grande"/>
                <table:filter-set-item table:value="Rio de Janeiro"/>
                <table:filter-set-item table:value="Tubarao"/>
                <table:filter-set-item table:value="Rikitea"/>
                <table:filter-set-item table:value="Rijeka"/>
                <table:filter-set-item table:value="Richmond"/>
                <table:filter-set-item table:value="Ria de Ferrol"/>
                <table:filter-set-item table:value="Reykjavik"/>
                <table:filter-set-item table:value="Resolute"/>
                <table:filter-set-item table:value="Reedy Point"/>
                <table:filter-set-item table:value="Recife"/>
                <table:filter-set-item table:value="Isla Guadalupe"/>
                <table:filter-set-item table:value="Isla de Pascua"/>
                <table:filter-set-item table:value="Inverness"/>
                <table:filter-set-item table:value="Honolulu"/>
                <table:filter-set-item table:value="North Shields"/>
                <table:filter-set-item table:value="Legaspi"/>
                <table:filter-set-item table:value="Iles du Salut"/>
                <table:filter-set-item table:value="Figueira da Foz"/>
                <table:filter-set-item table:value="Iles Chausey"/>
                <table:filter-set-item table:value="Ile de Brehat"/>
                <table:filter-set-item table:value="Kochi"/>
                <table:filter-set-item table:value="Ijmuiden"/>
                <table:filter-set-item table:value="East London"/>
                <table:filter-set-item table:value="Saint-Vaast-la-Hougue"/>
                <table:filter-set-item table:value="Maizuru"/>
                <table:filter-set-item table:value="Picton"/>
                <table:filter-set-item table:value="I. Pagalu (Annobon)"/>
                <table:filter-set-item table:value="Chinhae"/>
                <table:filter-set-item table:value="Trez-Hir"/>
                <table:filter-set-item table:value="Humboldt Bay"/>
                <table:filter-set-item table:value="Hull"/>
                <table:filter-set-item table:value="Puerto Madryn"/>
                <table:filter-set-item table:value="lette"/>
                <table:filter-set-item table:value="Viana do Castelo"/>
                <table:filter-set-item table:value="Huangpu"/>
                <table:filter-set-item table:value="Qingdao"/>
                <table:filter-set-item table:value="Hrutafjordur"/>
                <table:filter-set-item table:value="Esbjerg"/>
                <table:filter-set-item table:value="Alotau"/>
                <table:filter-set-item table:value="Sept-Iles"/>
                <table:filter-set-item table:value="Hon Nieu"/>
                <table:filter-set-item table:value="Hososhima"/>
                <table:filter-set-item table:value="Hoek van Holland"/>
                <table:filter-set-item table:value="Hoedic"/>
                <table:filter-set-item table:value="Hillsborough Bay"/>
                <table:filter-set-item table:value="Holyhead"/>
                <table:filter-set-item table:value="Hay Point"/>
                <table:filter-set-item table:value="Rosales"/>
                <table:filter-set-item table:value="Harwich"/>
                <table:filter-set-item table:value="Taeyonp Yong Do"/>
                <table:filter-set-item table:value="Dubrovnik"/>
                <table:filter-set-item table:value="Hon Gai"/>
                <table:filter-set-item table:value="Anchorage"/>
                <table:filter-set-item table:value="Miami"/>
                <table:filter-set-item table:value="Hakata"/>
                <table:filter-set-item table:value="Glenan (Penfret)"/>
                <table:filter-set-item table:value="Den Helder"/>
                <table:filter-set-item table:value="Haiphong"/>
                <table:filter-set-item table:value="Thursday Island"/>
                <table:filter-set-item table:value="Caleta Brent"/>
                <table:filter-set-item table:value="Bonanza"/>
                <table:filter-set-item table:value="Guam"/>
                <table:filter-set-item table:value="Arromanches-les-Bains"/>
                <table:filter-set-item table:value="Bahia Buen Suceso"/>
                <table:filter-set-item table:value="Port Dickson"/>
                <table:filter-set-item table:value="Hong Kong"/>
                <table:filter-set-item table:value="Dampier"/>
                <table:filter-set-item table:value="Tokuyama"/>
                <table:filter-set-item table:value="Granville"/>
                <table:filter-set-item table:value="Arcachon Eyrac"/>
                <table:filter-set-item table:value="Pornic"/>
                <table:filter-set-item table:value="Passage Saint-Armel"/>
                <table:filter-set-item table:value="Vancouver"/>
                <table:filter-set-item table:value="San Fernando (Argentine)"/>
                <table:filter-set-item table:value="Goury"/>
                <table:filter-set-item table:value="Huludao"/>
                <table:filter-set-item table:value="Monterey"/>
                <table:filter-set-item table:value="Iquique"/>
                <table:filter-set-item table:value="Washington D.C"/>
                <table:filter-set-item table:value="Aix"/>
                <table:filter-set-item table:value="Naozhou Dao I."/>
                <table:filter-set-item table:value="Hiroshima"/>
                <table:filter-set-item table:value="Oban"/>
                <table:filter-set-item table:value="Ile Saint-Paul"/>
                <table:filter-set-item table:value="Godhavn"/>
                <table:filter-set-item table:value="Saint-Louis"/>
                <table:filter-set-item table:value="Pamban"/>
                <table:filter-set-item table:value="Hao"/>
                <table:filter-set-item table:value="Cancale"/>
                <table:filter-set-item table:value="Kuto"/>
                <table:filter-set-item table:value="Muhammad Qol"/>
                <table:filter-set-item table:value="Gladstone"/>
                <table:filter-set-item table:value="Gibraltar"/>
                <table:filter-set-item table:value="Point Murat"/>
                <table:filter-set-item table:value="Kilrush"/>
                <table:filter-set-item table:value="Salina Cruz"/>
                <table:filter-set-item table:value="Galle"/>
                <table:filter-set-item table:value="Burnie"/>
                <table:filter-set-item table:value="Geraldton"/>
                <table:filter-set-item table:value="Fromentine Embarcadere"/>
                <table:filter-set-item table:value="Fremantle"/>
                <table:filter-set-item table:value="Freetown"/>
                <table:filter-set-item table:value="Foue"/>
                <table:filter-set-item table:value="Imbituba"/>
                <table:filter-set-item table:value="Benodet"/>
                <table:filter-set-item table:value="Fort Ross"/>
                <table:filter-set-item table:value="Hammerfest"/>
                <table:filter-set-item table:value="Jazireh-ye Khark"/>
                <table:filter-set-item table:value="Morlaix Pen Al Lann"/>
                <table:filter-set-item table:value="Porto Corsini"/>
                <table:filter-set-item table:value="Everett"/>
                <table:filter-set-item table:value="Etretat"/>
                <table:filter-set-item table:value="Chandbali - Dhamra"/>
                <table:filter-set-item table:value="Ibo"/>
                <table:filter-set-item table:value="Bridgeport"/>
                <table:filter-set-item table:value="Kacho To"/>
                <table:filter-set-item table:value="Nawiliwili"/>
                <table:filter-set-item table:value="Batu Pahat (Bandar Penggaram)"/>
                <table:filter-set-item table:value="Lae"/>
                <table:filter-set-item table:value="Port-Tudy"/>
                <table:filter-set-item table:value="Nieuwpoort"/>
                <table:filter-set-item table:value="h"/>
                <table:filter-set-item table:value="El Mhirez"/>
                <table:filter-set-item table:value="Nendo I."/>
                <table:filter-set-item table:value="Ponce"/>
                <table:filter-set-item table:value="Egedesminde"/>
                <table:filter-set-item table:value="Ensenada"/>
                <table:filter-set-item table:value="Rapa"/>
                <table:filter-set-item table:value="Greenwich"/>
                <table:filter-set-item table:value="Ecreviere"/>
                <table:filter-set-item table:value="Karang Jamuang"/>
                <table:filter-set-item table:value="Usuyong"/>
                <table:filter-set-item table:value="Pornichet"/>
                <table:filter-set-item table:value="Goods Island"/>
                <table:filter-set-item table:value="Helgoland"/>
                <table:filter-set-item table:value="Shoreham"/>
                <table:filter-set-item table:value="Baie de Banare (Poum)"/>
                <table:filter-set-item table:value="Doha (Ad Dawhah)"/>
                <table:filter-set-item table:value="San Antonio"/>
                <table:filter-set-item table:value="Do Son"/>
                <table:filter-set-item table:value="Cartagena"/>
                <table:filter-set-item table:value="Vila do Chinde"/>
                <table:filter-set-item table:value="Deauville"/>
                <table:filter-set-item table:value="Vitoria"/>
                <table:filter-set-item table:value="Godthab (Nuuk)"/>
                <table:filter-set-item table:value="Durban"/>
                <table:filter-set-item table:value="Cairns Harbour"/>
                <table:filter-set-item table:value="Dalian"/>
                <table:filter-set-item table:value="Dakhla"/>
                <table:filter-set-item table:value="Astoria"/>
                <table:filter-set-item table:value="Dahouet"/>
                <table:filter-set-item table:value="Cotonou"/>
                <table:filter-set-item table:value="Mtwara"/>
                <table:filter-set-item table:value="Corpus Christi"/>
                <table:filter-set-item table:value="Alger (El Jazair)"/>
                <table:filter-set-item table:value="Cordouan"/>
                <table:filter-set-item table:value="Coquimbo"/>
                <table:filter-set-item table:value="Aberdeen (USA)"/>
                <table:filter-set-item table:value="Frobisher Bay"/>
                <table:filter-set-item table:value="Port Walcott"/>
                <table:filter-set-item table:value="Concarneau"/>
                <table:filter-set-item table:value="Galveston"/>
                <table:filter-set-item table:value="Puerto Bolivar"/>
                <table:filter-set-item table:value="Colonia del Sacramento"/>
                <table:filter-set-item table:value="Kaoh Mul"/>
                <table:filter-set-item table:value="Naha Ko"/>
                <table:filter-set-item table:value="Nikiski"/>
                <table:filter-set-item table:value="Cochin"/>
                <table:filter-set-item table:value="Aber Benoit"/>
                <table:filter-set-item table:value="Daru I."/>
                <table:filter-set-item table:value="La Cotiniere"/>
                <table:filter-set-item table:value="Malindi"/>
                <table:filter-set-item table:value="Clipperton"/>
                <table:filter-set-item table:value="Veraval"/>
                <table:filter-set-item table:value="Trois Rivieres"/>
                <table:filter-set-item table:value="Iles des Hebihens"/>
                <table:filter-set-item table:value="Laayoune"/>
                <table:filter-set-item table:value="Chuuk Islands"/>
                <table:filter-set-item table:value="Dives-sur-Mer"/>
                <table:filter-set-item table:value="Fort-de-France"/>
                <table:filter-set-item table:value="Calabar"/>
                <table:filter-set-item table:value="Choiseul Bay"/>
                <table:filter-set-item table:value="Chittagong"/>
                <table:filter-set-item table:value="Ostende"/>
                <table:filter-set-item table:value="Chicoutimi"/>
                <table:filter-set-item table:value="Point Fortin"/>
                <table:filter-set-item table:value="Chepenehe"/>
                <table:filter-set-item table:value="Karwar"/>
                <table:filter-set-item table:value="Cheju"/>
                <table:filter-set-item table:value="Cam Ranh"/>
                <table:filter-set-item table:value="Zhanjiang Gang"/>
                <table:filter-set-item table:value="Whyalla"/>
                <table:filter-set-item table:value="Himeji"/>
                <table:filter-set-item table:value="Port-Louis (Ile Maurice)"/>
                <table:filter-set-item table:value="Hilo"/>
                <table:filter-set-item table:value="Le Legue"/>
                <table:filter-set-item table:value="Chatham Medway"/>
                <table:filter-set-item table:value="Le Vauclin"/>
                <table:filter-set-item table:value="Djibouti"/>
                <table:filter-set-item table:value="Macao"/>
                <table:filter-set-item table:value="Charcot"/>
                <table:filter-set-item table:value="Forari Bay"/>
                <table:filter-set-item table:value="Osaka"/>
                <table:filter-set-item table:value="Port-Townsend"/>
                <table:filter-set-item table:value="Durres"/>
                <table:filter-set-item table:value="Iwakuni Ko"/>
                <table:filter-set-item table:value="Kerema"/>
                <table:filter-set-item table:value="Banjul (Bathurst)"/>
                <table:filter-set-item table:value="Bangkok"/>
                <table:filter-set-item table:value="Calais"/>
                <table:filter-set-item table:value="Comodoro Rivadavia"/>
                <table:filter-set-item table:value="Bahia Thetis"/>
                <table:filter-set-item table:value="Jorf Lasfar"/>
                <table:filter-set-item table:value="Bunbury"/>
                <table:filter-set-item table:value="Bissau"/>
                <table:filter-set-item table:value="Oita"/>
                <table:filter-set-item table:value="Balise A"/>
                <table:filter-set-item table:value="Galway"/>
                <table:filter-set-item table:value="Balikpapan"/>
                <table:filter-set-item table:value="Port Blair (Andaman I.)"/>
                <table:filter-set-item table:value="Beihai"/>
                <table:filter-set-item table:value="Seward"/>
                <table:filter-set-item table:value="Rabat"/>
                <table:filter-set-item table:value="Morgat"/>
                <table:filter-set-item table:value="Dundee"/>
                <table:filter-set-item table:value="Aratu"/>
                <table:filter-set-item table:value="San Carlos"/>
                <table:filter-set-item table:value="Komun Do"/>
                <table:filter-set-item table:value="Bourail"/>
                <table:filter-set-item table:value="Aviles"/>
                <table:filter-set-item table:value="Douvres (Dover)"/>
                <table:filter-set-item table:value="ab"/>
                <table:filter-set-item table:value="Audierne"/>
                <table:filter-set-item table:value="Cam Pha"/>
                <table:filter-set-item table:value="Bagan Datoh"/>
                <table:filter-set-item table:value="Mo I Rana"/>
                <table:filter-set-item table:value="Baltimore"/>
                <table:filter-set-item table:value="Yeosu"/>
                <table:filter-set-item table:value="Baie du Prony"/>
                <table:filter-set-item table:value="Vladivostok"/>
                <table:filter-set-item table:value="Seogwipo"/>
                <table:filter-set-item table:value="Davao"/>
                <table:filter-set-item table:value="Brooklyn"/>
                <table:filter-set-item table:value="Attu Island"/>
                <table:filter-set-item table:value="Angoche (Antonio Enes)"/>
                <table:filter-set-item table:value="Akureyri Eyjafjordur"/>
                <table:filter-set-item table:value="Charlottetown"/>
                <table:filter-set-item table:value="Hennebont"/>
                <table:filter-set-item table:value="La Spezia"/>
                <table:filter-set-item table:value="Esmeraldas"/>
                <table:filter-set-item table:value="Brisbane"/>
                <table:filter-set-item table:value="Hellville (Nosy Be)"/>
                <table:filter-set-item table:value="Pulau Besin"/>
                <table:filter-set-item table:value="Basora (Al Basrah)"/>
                <table:filter-set-item table:value="Ile de Sein"/>
                <table:filter-set-item table:value="Bellingham"/>
                <table:filter-set-item table:value="Les Minquiers"/>
                <table:filter-set-item table:value="Hienghene"/>
                <table:filter-set-item table:value="Avonmouth"/>
                <table:filter-set-item table:value="Zanzibar"/>
                <table:filter-set-item table:value="Bergen"/>
                <table:filter-set-item table:value="Montevideo"/>
                <table:filter-set-item table:value="Newcastle"/>
                <table:filter-set-item table:value="union)"/>
                <table:filter-set-item table:value="Oamaru"/>
                <table:filter-set-item table:value="Ullapool"/>
                <table:filter-set-item table:value="Argentia"/>
                <table:filter-set-item table:value="Calcutta"/>
                <table:filter-set-item table:value="Isla Martin Garcia"/>
                <table:filter-set-item table:value="Niue"/>
                <table:filter-set-item table:value="Pohang"/>
                <table:filter-set-item table:value="Dieppe"/>
                <table:filter-set-item table:value="Baie de Ouinne"/>
                <table:filter-set-item table:value="Harlingen"/>
                <table:filter-set-item table:value="Honiara"/>
                <table:filter-set-item table:value="Dublin"/>
                <table:filter-set-item table:value="aek)"/>
                <table:filter-set-item table:value="Atkinson Point"/>
                <table:filter-set-item table:value="Ash Shariqah"/>
                <table:filter-set-item table:value="Cagliari"/>
                <table:filter-set-item table:value="Port-Vila"/>
                <table:filter-set-item table:value="Swansea"/>
                <table:filter-set-item table:value="Arradon"/>
                <table:filter-set-item table:value="Grondines"/>
                <table:filter-set-item table:value="Lewes"/>
                <table:filter-set-item table:value="Alameda"/>
                <table:filter-set-item table:value="Colombo"/>
                <table:filter-set-item table:value="La Valette (Valeta)"/>
                <table:filter-set-item table:value="Londonderry"/>
                <table:filter-set-item table:value="Ujungpandang (Makassar)"/>
                <table:filter-set-item table:value="Douarnenez"/>
                <table:filter-set-item table:value="Churchill"/>
                <table:filter-set-item table:value="Bugatti Reef"/>
                <table:filter-set-item table:value="alofa"/>
                <table:filter-set-item table:value="Hirtshals"/>
                <table:filter-set-item table:value="Cayeux-sur-Mer"/>
                <table:filter-set-item table:value="Adak island"/>
                <table:filter-set-item table:value="Aguirre"/>
                <table:filter-set-item table:value="Carelmapu"/>
                <table:filter-set-item table:value="Barra Norte"/>
                <table:filter-set-item table:value="Coffs Harbour"/>
                <table:filter-set-item table:value="Saint Petersburg"/>
                <table:filter-set-item table:value="Bouee Fort-Mahon"/>
                <table:filter-set-item table:value="Funchal"/>
                <table:filter-set-item table:value="Balboa"/>
                <table:filter-set-item table:value="Ajaccio"/>
                <table:filter-set-item table:value="Guaymas"/>
                <table:filter-set-item table:value="Liverpool"/>
                <table:filter-set-item table:value="Ilha da Trinidade"/>
                <table:filter-set-item table:value="Santa Elena"/>
                <table:filter-set-item table:value="Deception"/>
                <table:filter-set-item table:value="Portland (Australie)"/>
                <table:filter-set-item table:value="Benicia"/>
                <table:filter-set-item table:value="Pointe de Gatseau"/>
                <table:filter-set-item table:value="Arica"/>
                <table:filter-set-item table:value="Broome"/>
                <table:filter-set-item table:value="Scotia"/>
                <table:filter-set-item table:value="Calvi"/>
                <table:filter-set-item table:value="Trieste"/>
                <table:filter-set-item table:value="Bahia Caraquez"/>
                <table:filter-set-item table:value="Ascension Island"/>
                <table:filter-set-item table:value="Aitutaki"/>
                <table:filter-set-item table:value="Wallis"/>
                <table:filter-set-item table:value="Apia"/>
                <table:filter-set-item table:value="Lanildut"/>
                <table:filter-set-item table:value="Diamond Harbour"/>
                <table:filter-set-item table:value="Plymouth Devonport"/>
                <table:filter-set-item table:value="Bermuda Island"/>
                <table:filter-set-item table:value="Tanjong Sedili"/>
                <table:filter-set-item table:value="Aberdeen"/>
                <table:filter-set-item table:value="Lagos"/>
                <table:filter-set-item table:value="Bonny"/>
                <table:filter-set-item table:value="Akassa"/>
                <table:filter-set-item table:value="Albany (Hudson River)"/>
                <table:filter-set-item table:value="Wusong"/>
                <table:filter-set-item table:value="Darwin"/>
                <table:filter-set-item table:value="Karachi"/>
                <table:filter-set-item table:value="Antifer"/>
                <table:filter-set-item table:value="Agadir"/>
                <table:filter-set-item table:value="Lyttelton"/>
                <table:filter-set-item table:value="San Cristobal (Galapagos)"/>
                <table:filter-set-item table:value="Aden (Adan)"/>
                <table:filter-set-item table:value="Dzaoudzi (Mayotte)"/>
                <table:filter-set-item table:value="Comox"/>
                <table:filter-set-item table:value="Callao"/>
                <table:filter-set-item table:value="Belfast"/>
                <table:filter-set-item table:value="Vishakhapatnam"/>
                <table:filter-set-item table:value="Naple (Napoli)"/>
                <table:filter-set-item table:value="Polyarnyy"/>
                <table:filter-set-item table:value="Boston"/>
                <table:filter-set-item table:value="Amuay (Punto Fijo)"/>
                <table:filter-set-item table:value="Nouadhibou (Port-Etienne)"/>
                <table:filter-set-item table:value="Port Sultan"/>
                <table:filter-set-item table:value="Boulogne-sur-Mer"/>
                <table:filter-set-item table:value="Iles Saint-Marcouf"/>
                <table:filter-set-item table:value="Abu Dhabi (Abu Zabi)"/>
                <table:filter-set-item table:value="Bremerhaven"/>
                <table:filter-set-item table:value="False Strait"/>
                <table:filter-set-item table:value="Kwajalein I."/>
                <table:filter-set-item table:value="Surabaya"/>
                <table:filter-set-item table:value="Fakarava"/>
                <table:filter-set-item table:value="Buenos Aires"/>
                <table:filter-set-item table:value="Nador"/>
                <table:filter-set-item table:value="Cadiz (Cadix)"/>
                <table:filter-set-item table:value="Anvers (Antwerpen)"/>
                <table:filter-set-item table:value="Imperia"/>
                <table:filter-set-item table:value="Seattle"/>
                <table:filter-set-item table:value="Auray Saint-Goustan"/>
                <table:filter-set-item table:value="Sao Tome (I. do Sao Tome)"/>
                <table:filter-set-item table:value="Cap Chikhacheva"/>
                <table:filter-set-item table:value="Banjarmasin"/>
                <table:filter-set-item table:value="Cabedelo"/>
                <table:filter-set-item table:value="Bilbao"/>
                <table:filter-set-item table:value="Alert Bay"/>
                <table:filter-set-item table:value="Tokyo"/>
                <table:filter-set-item table:value="Hadera"/>
                <table:filter-set-item table:value="Stockton"/>
                <table:filter-set-item table:value="Civitavecchia"/>
                <table:filter-set-item table:value="Bluff Harbour"/>
                <table:filter-set-item table:value="Eastport"/>
                <table:filter-set-item table:value="La Guaira"/>
                <table:filter-set-item table:value="Prince Rupert"/>
                <table:filter-set-item table:value="Beypore"/>
                <table:filter-set-item table:value="Bouee Fromentine"/>
                <table:filter-set-item table:value="Progreso"/>
                <table:filter-set-item table:value="Alpha-Baie-de-Seine"/>
                <table:filter-set-item table:value="Pending"/>
                <table:filter-set-item table:value="Chimbote"/>
                <table:filter-set-item table:value="Madang"/>
                <table:filter-set-item table:value="Dunkerque"/>
                <table:filter-set-item table:value="Bowen"/>
                <table:filter-set-item table:value="Bombay (Mumbai)"/>
                <table:filter-set-item table:value="Onomichi"/>
                <table:filter-set-item table:value="Homer"/>
                <table:filter-set-item table:value="Kahului"/>
                <table:filter-set-item table:value="Zaliv Tukharka"/>
                <table:filter-set-item table:value="Dubai (Port Rashid)"/>
                <table:filter-set-item table:value="Madre de Deus"/>
                <table:filter-set-item table:value="Pebane"/>
                <table:filter-set-item table:value="Port-aux-Basques"/>
                <table:filter-set-item table:value="Accra"/>
                <table:filter-set-item table:value="Bastia"/>
                <table:filter-set-item table:value="Brest"/>
                <table:filter-set-item table:value="Korsakov"/>
                <table:filter-set-item table:value="Chi-Lung"/>
                <table:filter-set-item table:value="Sandy Hook"/>
                <table:filter-set-item table:value="Narvik"/>
                <table:filter-set-item table:value="Boucau-Bayonne"/>
                <table:filter-set-item table:value="Pasajes"/>
                <table:filter-set-item table:value="Albany"/>
                <table:filter-set-item table:value="Colon"/>
                <table:filter-set-item table:value="Quebec"/>
                <table:filter-set-item table:value="Aseb"/>
                <table:filter-set-item table:value="Ouistreham"/>
                <table:filter-set-item table:value="Angra do Heroismo (I. Terceira)"/>
                <table:filter-set-item table:value="Ancona"/>
                <table:filter-set-item table:value="Antsiranana (Diego Suarez)"/>
                <table:filter-set-item table:value="Diana Bay"/>
                <table:filter-set-item table:value="Alexandrie (Al-Iskandariyya)"/>
                <table:filter-set-item table:value="Jolo"/>
                <table:filter-set-item table:value="Shiogama"/>
                <table:filter-set-item table:value="Nagoya"/>
                <table:filter-set-item table:value="Puerto Lopez"/>
                <table:filter-set-item table:value="Hall Beach"/>
                <table:filter-set-item table:value="Port Vendres"/>
                <table:filter-set-item table:value="Baie de Gaspe"/>
                <table:filter-set-item table:value="Lacanau"/>
                <table:filter-set-item table:value="Ichihara"/>
                <table:filter-set-item table:value="Ambon"/>
                <table:filter-set-item table:value="Tongyeong"/>
                <table:filter-set-item table:value="Harmil Island"/>
                <table:filter-set-item table:value="Avatoru (Lagon)"/>
                <table:filter-set-item table:value="Inhambane"/>
                <table:filter-set-item table:value="Cacheu"/>
                <table:filter-set-item table:value="Crescent City"/>
                <table:filter-set-item table:value="Richard"/>
                <table:filter-set-item table:value="Le Larivot"/>
                <table:filter-set-item table:value="Amherst (Kyaikkami)"/>
                <table:filter-set-item table:value="Anma Do"/>
                <table:filter-set-item table:value="Cabo San Pablo"/>
                <table:filter-set-item table:value="Dunkerque Ouest"/>
                <table:filter-set-item table:value="Clarks Point"/>
                <table:filter-set-item table:value="Ilheus"/>
                <table:filter-set-item table:value="Cap Bojador (Cabo Bojador)"/>
                <table:filter-set-item table:value="Kushiro"/>
                <table:filter-set-item table:value="Gijon"/>
                <table:filter-set-item table:value="Puerto-Vallarta"/>
                <table:filter-set-item table:value="Florianapolis"/>
                <table:filter-set-item table:value="Lowestoft"/>
                <table:filter-set-item table:value="Antofagasta"/>
                <table:filter-set-item table:value="Uno"/>
                <table:filter-set-item table:value="Fair Isle"/>
                <table:filter-set-item table:value="Aveiro"/>
                <table:filter-set-item table:value="Peniche"/>
                <table:filter-set-item table:value="Bar"/>
                <table:filter-set-item table:value="Barrow I."/>
                <table:filter-set-item table:value="Ballenas Bay"/>
                <table:filter-set-item table:value="Le Pouldu"/>
                <table:filter-set-item table:value="Vlissingen"/>
                <table:filter-set-item table:value="Barrow in Furness"/>
                <table:filter-set-item table:value="Barry"/>
                <table:filter-set-item table:value="Wissant"/>
                <table:filter-set-item table:value="Binic"/>
                <table:filter-set-item table:value="Nassau"/>
                <table:filter-set-item table:value="Poingam"/>
                <table:filter-set-item table:value="id)"/>
                <table:filter-set-item table:value="Saint Marks"/>
                <table:filter-set-item table:value="Bubaque"/>
                <table:filter-set-item table:value="Bassein River"/>
                <table:filter-set-item table:value="Aleksandrovsk"/>
                <table:filter-set-item table:value="Belgrano"/>
                <table:filter-set-item table:value="Cordova"/>
                <table:filter-set-item table:value="Beira"/>
                <table:filter-set-item table:value="Belawan"/>
                <table:filter-set-item table:value="Courseulles-sur-Mer"/>
                <table:filter-set-item table:value="Sonok Do"/>
                <table:filter-set-item table:value="Belem"/>
                <table:filter-set-item table:value="Ile Crozet"/>
                <table:filter-set-item table:value="Coos Bay"/>
                <table:filter-set-item table:value="Minicoy I."/>
                <table:filter-set-item table:value="Flamanville"/>
                <table:filter-set-item table:value="Cobh"/>
                <table:filter-set-item table:value="Cuxhaven"/>
                <table:filter-set-item table:value="Gravelines"/>
                <table:filter-set-item table:value="Lushun"/>
                <table:filter-set-item table:value="Halifax"/>
                <table:filter-set-item table:value="Locquemeau"/>
                <table:filter-set-item table:value="Portsall"/>
                <table:filter-set-item table:value="Areia Branca"/>
                <table:filter-set-item table:value="Arendal"/>
                <table:filter-set-item table:value="Khowr-e Musa"/>
                <table:filter-set-item table:value="Georgetown"/>
                <table:filter-set-item table:value="Tofino"/>
                <table:filter-set-item table:value="Bolama"/>
                <table:filter-set-item table:value="Orange Bay"/>
                <table:filter-set-item table:value="Ghizlan - Ju Aymah"/>
                <table:filter-set-item table:value="Pictou"/>
                <table:filter-set-item table:value="Douala"/>
                <table:filter-set-item table:value="Port-Haliguen"/>
                <table:filter-set-item table:value="El Jadida (Mazagan)"/>
                <table:filter-set-item table:value="Sungai Muturi"/>
                <table:filter-set-item table:value="Cabo Frio"/>
                <table:filter-set-item table:value="Norfolk Island"/>
                <table:filter-set-item table:value="Brignogan"/>
                <table:filter-set-item table:value="Navlakhi"/>
                <table:filter-set-item table:value="Patunungan Bay"/>
                <table:filter-set-item table:value="Rairua (Rivavae)"/>
                <table:filter-set-item table:value="Booby Island"/>
                <table:filter-set-item table:value="Pointe-Noire"/>
                <table:filter-set-item table:value="New York"/>
                <table:filter-set-item table:value="Borkum"/>
                <table:filter-set-item table:value="Caldera"/>
                <table:filter-set-item table:value="Southampton"/>
                <table:filter-set-item table:value="Okha"/>
                <table:filter-set-item table:value="Dar-Es-Salaam"/>
                <table:filter-set-item table:value="Sydney Cape Breton"/>
                <table:filter-set-item table:value="Ceuta"/>
                <table:filter-set-item table:value="Bandar-E Lengeh"/>
                <table:filter-set-item table:value="Bremerton"/>
                <table:filter-set-item table:value="Faro Olhao"/>
                <table:filter-set-item table:value="Koper"/>
                <table:filter-set-item table:value="Buenaventura"/>
                <table:filter-set-item table:value="Diogue"/>
                <table:filter-set-item table:value="Kandla"/>
                <table:filter-set-item table:value="Mokpo"/>
                <table:filter-set-item table:value="Devonport"/>
                <table:filter-set-item table:value="Houat"/>
                <table:filter-set-item table:value="Carnarvon"/>
                <table:filter-set-item table:value="Cambridge Bay"/>
                <table:filter-set-item table:value="camp"/>
                <table:filter-set-item table:value="Westport"/>
                <table:filter-set-item table:value="Cap Ferret"/>
                <table:filter-set-item table:value="Mobile"/>
                <table:filter-set-item table:value="Caleta La Mision"/>
                <table:filter-set-item table:value="Punta Gorda"/>
                <table:filter-set-item table:value="Aracaju"/>
                <table:filter-set-item table:value="Bella Bella"/>
                <table:filter-set-item table:value="Philadelphia"/>
                <table:filter-set-item table:value="Cascais"/>
                <table:filter-set-item table:value="Adelaide"/>
                <table:filter-set-item table:value="Djakarta (Tanjung Priok)"/>
                <table:filter-set-item table:value="Cebu"/>
                <table:filter-set-item table:value="Busum"/>
                <table:filter-set-item table:value="Caio"/>
                <table:filter-set-item table:value="Centuri"/>
                <table:filter-set-item table:value="Auckland"/>
                <table:filter-set-item table:value="Fulford Harbour"/>
                <table:filter-set-item table:value="Jaluit I."/>
                <table:filter-set-item table:value="Cardiff"/>
                <table:filter-set-item table:value="Puerto-Armuelles"/>
                <table:filter-set-item table:value="Isla Socorro"/>
                <table:filter-set-item table:value="Hobart"/>
                <table:filter-set-item table:value="Itajai"/>
                <table:filter-set-item table:value="Itaqui"/>
                <table:filter-set-item table:value="James Bay"/>
                <table:filter-set-item table:value="Wellington"/>
                <table:filter-set-item table:value="Horten"/>
                <table:filter-set-item table:value="Ilha Guaiba"/>
                <table:filter-set-item table:value="Jazirat Halul"/>
                <table:filter-set-item table:value="New London"/>
                <table:filter-set-item table:value="Jazirat Shakir"/>
                <table:filter-set-item table:value="La Plata"/>
                <table:filter-set-item table:value="Jazireh-ye Lavan"/>
                <table:filter-set-item table:value="Juneau"/>
                <table:filter-set-item table:value="Essaouira"/>
                <table:filter-set-item table:value="Kagoshima"/>
                <table:filter-set-item table:value="Kamaishi"/>
                <table:filter-set-item table:value="Matarani"/>
                <table:filter-set-item table:value="Sandettie Est"/>
                <table:filter-set-item table:value="Kampong Saom (Sihanoukville)"/>
                <table:filter-set-item table:value="Kuantan"/>
                <table:filter-set-item table:value="Wewak"/>
                <table:filter-set-item table:value="Angra dos Reis"/>
                <table:filter-set-item table:value="Le Pouliguen"/>
                <table:filter-set-item table:value="Kamsar"/>
                <table:filter-set-item table:value="Da Nang (Tourane)"/>
                <table:filter-set-item table:value="Port La Nouvelle"/>
                <table:filter-set-item table:value="Kashima"/>
                <table:filter-set-item table:value="Brindisi"/>
                <table:filter-set-item table:value="Port Augusta"/>
                <table:filter-set-item table:value="Etel"/>
                <table:filter-set-item table:value="Kawaihae"/>
                <table:filter-set-item table:value="Ketchikan"/>
                <table:filter-set-item table:value="Porto Empedocle"/>
                <table:filter-set-item table:value="Bhavnagar"/>
                <table:filter-set-item table:value="Bonaire"/>
                <table:filter-set-item table:value="Key West"/>
                <table:filter-set-item table:value="Nelson"/>
                <table:filter-set-item table:value="Bodo"/>
                <table:filter-set-item table:value="Kholmsk"/>
                <table:filter-set-item table:value="Ko Sichang"/>
                <table:filter-set-item table:value="Erquy"/>
                <table:filter-set-item table:value="Kobe"/>
                <table:filter-set-item table:value="La Libertad"/>
                <table:filter-set-item table:value="Carteret"/>
                <table:filter-set-item table:value="Port Magdalena"/>
                <table:filter-set-item table:value="Paagoumene"/>
                <table:filter-set-item table:value="Kodiak Island"/>
                <table:filter-set-item table:value="Kota Kinabalu"/>
                <table:filter-set-item table:value="Lifuka"/>
                <table:filter-set-item table:value="Kristiansund"/>
                <table:filter-set-item table:value="Pelabuang Kelang"/>
                <table:filter-set-item table:value="Harrington Harbour"/>
                <table:filter-set-item table:value="Kuala Terengganu"/>
                <table:filter-set-item table:value="Willets Point"/>
                <table:filter-set-item table:value="Rochers Noirs (Tubuai)"/>
                <table:filter-set-item table:value="Kunsan"/>
                <table:filter-set-item table:value="Kure"/>
                <table:filter-set-item table:value="Kushimoto"/>
                <table:filter-set-item table:value="Salman"/>
                <table:filter-set-item table:value="Kao-Hsiung"/>
                <table:filter-set-item table:value="La Baie"/>
                <table:filter-set-item table:value="Greenock"/>
                <table:filter-set-item table:value="La Carraca"/>
                <table:filter-set-item table:value="La Coruna"/>
                <table:filter-set-item table:value="Biscarrosse"/>
                <table:filter-set-item table:value="Mazatlan"/>
                <table:filter-set-item table:value="La Havane (La Habana)"/>
                <table:filter-set-item table:value="La Paz"/>
                <table:filter-set-item table:value="La Roche"/>
                <table:filter-set-item table:value="La Rochelle-Pallice"/>
                <table:filter-set-item table:value="Bushehr"/>
                <table:filter-set-item table:value="Aurigny (Alderney)"/>
                <table:filter-set-item table:value="Londres (London)"/>
                <table:filter-set-item table:value="Penerf"/>
                <table:filter-set-item table:value="La Trinite (Martinique)"/>
                <table:filter-set-item table:value="Natal"/>
                <table:filter-set-item table:value="Botany Bay"/>
                <table:filter-set-item table:value="La Union"/>
                <table:filter-set-item table:value="Tampico"/>
                <table:filter-set-item table:value="Lamena"/>
                <table:filter-set-item table:value="Touho"/>
                <table:filter-set-item table:value="Toliara (Tulear)"/>
                <table:filter-set-item table:value="Casablanca"/>
                <table:filter-set-item table:value="Fos sur Mer"/>
                <table:filter-set-item table:value="Le Conquet"/>
                <table:filter-set-item table:value="Lome"/>
                <table:filter-set-item table:value="Tawau"/>
                <table:filter-set-item table:value="Le Croisic"/>
                <table:filter-set-item table:value="Vairao Oututaata"/>
                <table:filter-set-item table:value="Le Francois"/>
                <table:filter-set-item table:value="Puerto Deseado"/>
                <table:filter-set-item table:value="Port Nolloth"/>
                <table:filter-set-item table:value="Le Havre"/>
                <table:filter-set-item table:value="Saint-Germain-sur-Ay"/>
                <table:filter-set-item table:value="Mys Astronomicheski"/>
                <table:filter-set-item table:value="Le Marin"/>
                <table:filter-set-item table:value="Le Robert"/>
                <table:filter-set-item table:value="Le Senequet"/>
                <table:filter-set-item table:value="Le Treport"/>
                <table:filter-set-item table:value="Learmonth - Exmouth"/>
                <table:filter-set-item table:value="Niigata"/>
                <table:filter-set-item table:value="Leith"/>
                <table:filter-set-item table:value="Matsuyama"/>
                <table:filter-set-item table:value="Lerwick"/>
                <table:filter-set-item table:value="Les Hattes"/>
                <table:filter-set-item table:value="Punta Arenas"/>
                <table:filter-set-item table:value="Les Heaux-de-Brehat"/>
                <table:filter-set-item table:value="Point Lonsdale"/>
                <table:filter-set-item table:value="Lesconil"/>
                <table:filter-set-item table:value="Lezardrieux"/>
                <table:filter-set-item table:value="Libreville"/>
                <table:filter-set-item table:value="Santo Antonio (I. do Principe)"/>
                <table:filter-set-item table:value="Lisboa (Lisbonne)"/>
                <table:filter-set-item table:value="Livourne (Livorno)"/>
                <table:filter-set-item table:value="Lobito"/>
                <table:filter-set-item table:value="Locquirec"/>
                <table:filter-set-item table:value="Charleston"/>
                <table:filter-set-item table:value="La Trinite-sur-Mer"/>
                <table:filter-set-item table:value="Olonne"/>
                <table:filter-set-item table:value="Pusan (Busan)"/>
                <table:filter-set-item table:value="Funafuti"/>
                <table:filter-set-item table:value="Loctudy"/>
                <table:filter-set-item table:value="Wakayama"/>
                <table:filter-set-item table:value="Danmarks Havn"/>
                <table:filter-set-item table:value="Mucuripe - Fortaleza"/>
                <table:filter-set-item table:value="Agon"/>
                <table:filter-set-item table:value="Longyearbyen"/>
                <table:filter-set-item table:value="Lorient"/>
                <table:filter-set-item table:value="Los Angeles"/>
                <table:filter-set-item table:value="Melbourne"/>
                <table:filter-set-item table:value="Bassein"/>
                <table:filter-set-item table:value="Luba - San Carlos (I. de Bioko)"/>
                <table:filter-set-item table:value="Luderitz"/>
                <table:filter-set-item table:value="Paradip"/>
                <table:filter-set-item table:value="Ma-Kung"/>
                <table:filter-set-item table:value="Angostura Inglesa"/>
                <table:filter-set-item table:value="Corta de Los Jeronimos"/>
                <table:filter-set-item table:value="Macau (Brazil)"/>
                <table:filter-set-item table:value="Cabinda"/>
                <table:filter-set-item table:value="Maceio"/>
                <table:filter-set-item table:value="Entree Baie de Somme"/>
                <table:filter-set-item table:value="Ayamonte"/>
                <table:filter-set-item table:value="Olympia"/>
                <table:filter-set-item table:value="Mali Losinj"/>
                <table:filter-set-item table:value="Walvis Bay (Walvisbaai)"/>
                <table:filter-set-item table:value="Port Lincoln"/>
                <table:filter-set-item table:value="Makemo"/>
                <table:filter-set-item table:value="Malabo (I. de Bioko)"/>
                <table:filter-set-item table:value="Pointe-des-Galets (Ile de la Reunion)"/>
                <table:filter-set-item table:value="Mui Vung Tau (Cap Saint-Jacques)"/>
                <table:filter-set-item table:value="Bata"/>
                <table:filter-set-item table:value="Malaga"/>
                <table:filter-set-item table:value="Miri"/>
                <table:filter-set-item table:value="Portland (Maine)"/>
                <table:filter-set-item table:value="Anewa Bay"/>
                <table:filter-set-item table:value="Malakal - Koror"/>
                <table:filter-set-item table:value="Malecon"/>
                <table:filter-set-item table:value="Bakar"/>
                <table:filter-set-item table:value="Melchor Ocampo"/>
                <table:filter-set-item table:value="Manado (Menado)"/>
                <table:filter-set-item table:value="Bahia Crossley"/>
                <table:filter-set-item table:value="Canal da Galheta"/>
                <table:filter-set-item table:value="Manta"/>
                <table:filter-set-item table:value="Xiamen"/>
                <table:filter-set-item table:value="Shimonoseki"/>
                <table:filter-set-item table:value="Nieuw Nickerie"/>
                <table:filter-set-item table:value="Manzanillo"/>
                <table:filter-set-item table:value="Banda I"/>
                <table:filter-set-item table:value="Maputo"/>
                <table:filter-set-item table:value="Cape Town"/>
                <table:filter-set-item table:value="Mar del Plata"/>
                <table:filter-set-item table:value="Margate"/>
                <table:filter-set-item table:value="Marin"/>
                <table:filter-set-item table:value="Vannes"/>
                <table:filter-set-item table:value="Barfleur"/>
                <table:filter-set-item table:value="Marseille"/>
                <table:filter-set-item table:value="Massawa (Mitsiwa)"/>
                <table:filter-set-item table:value="Port-en-Bessin"/>
                <table:filter-set-item table:value="Mehdia"/>
                <table:filter-set-item table:value="Sevilla"/>
                <table:filter-set-item table:value="Portage Island"/>
                <table:filter-set-item table:value="Melchior"/>
                <table:filter-set-item table:value="Saint Thomas"/>
                <table:filter-set-item table:value="Mergui"/>
                <table:filter-set-item table:value="Seeadler Harbour"/>
                <table:filter-set-item table:value="Messine"/>
                <table:filter-set-item table:value="Miike Ko"/>
                <table:filter-set-item table:value="ais"/>
                <table:filter-set-item table:value="Mimizan"/>
                <table:filter-set-item table:value="Degrad Des Cannes"/>
                <table:filter-set-item table:value="Mina-al Ahmadi"/>
                <table:filter-set-item table:value="Tangoa"/>
                <table:filter-set-item table:value="Port Moresby"/>
                <table:filter-set-item table:value="Mindelo (P. Grande)"/>
                <table:filter-set-item table:value="Conakry"/>
                <table:filter-set-item table:value="Minami Izu"/>
                <table:filter-set-item table:value="Mizushima"/>
                <table:filter-set-item table:value="Mocamedes (Namibe)"/>
                <table:filter-set-item table:value="Gene (Genova)"/>
                <table:filter-set-item table:value="Mocimboa da Praia"/>
                <table:filter-set-item table:value="Santana"/>
                <table:filter-set-item table:value="Le Guilvinec"/>
                <table:filter-set-item table:value="Mogadiscio (Muqdisho)"/>
                <table:filter-set-item table:value="Le Touquet"/>
                <table:filter-set-item table:value="Mohammedia"/>
                <table:filter-set-item table:value="Mombasa (Kilindini Harbour)"/>
                <table:filter-set-item table:value="Vigo"/>
                <table:filter-set-item table:value="Savannah"/>
                <table:filter-set-item table:value="Monaco"/>
                <table:filter-set-item table:value="Monbetsu"/>
                <table:filter-set-item table:value="Yamba - Iluka"/>
                <table:filter-set-item table:value="Monrovia"/>
                <table:filter-set-item table:value="Monte Hermoso"/>
                <table:filter-set-item table:value="re"/>
                <table:filter-set-item table:value="Mormugao (Marmagao)"/>
                <table:filter-set-item table:value="Mosselbaai"/>
                <table:filter-set-item table:value="Obbia (Hobyo)"/>
                <table:filter-set-item table:value="Moulmein"/>
                <table:filter-set-item table:value="Mozambique (Mozambique)"/>
                <table:filter-set-item table:value="s Tannurah"/>
                <table:filter-set-item table:value="Mukah"/>
                <table:filter-set-item table:value="Vera Cruz"/>
                <table:filter-set-item table:value="Grandcamp"/>
                <table:filter-set-item table:value="Le Palais"/>
                <table:filter-set-item table:value="Muroran"/>
                <table:filter-set-item table:value="Mururoa"/>
                <table:filter-set-item table:value="Nanaimo"/>
                <table:filter-set-item table:value="Napier"/>
                <table:filter-set-item table:value="Neiafu"/>
                <table:filter-set-item table:value="Neko"/>
                <table:filter-set-item table:value="Neny"/>
                <table:filter-set-item table:value="Nevlunghavn"/>
                <table:filter-set-item table:value="Milford Haven"/>
                <table:filter-set-item table:value="New Orleans"/>
                <table:filter-set-item table:value="New Plymouth (P. Taranaki)"/>
                <table:filter-set-item table:value="Newport"/>
                <table:filter-set-item table:value="Camaret-sur-Mer"/>
                <table:filter-set-item table:value="Newport (USA)"/>
                <table:filter-set-item table:value="Paranagua"/>
                <table:filter-set-item table:value="Id (Umm Said)"/>
                <table:filter-set-item table:value="Mouillage de Fare (Huahine)"/>
                <table:filter-set-item table:value="Nice"/>
                <table:filter-set-item table:value="Norfolk"/>
                <table:filter-set-item table:value="North Sydney"/>
                <table:filter-set-item table:value="Noumea"/>
                <table:filter-set-item table:value="Out Skerries"/>
                <table:filter-set-item table:value="o"/>
                <table:filter-set-item table:value="Locmariaquer"/>
                <table:filter-set-item table:value="Nagappattinam"/>
                <table:filter-set-item table:value="Mayport"/>
                <table:filter-set-item table:value="Oakland"/>
                <table:filter-set-item table:value="Saint-Vincent"/>
                <table:filter-set-item table:value="Ochong Do"/>
                <table:filter-set-item table:value="Hakodate"/>
                <table:filter-set-item table:value="Kakinada"/>
                <table:filter-set-item table:value="Oleron"/>
                <table:filter-set-item table:value="Honfleur"/>
                <table:filter-set-item table:value="Ominato"/>
                <table:filter-set-item table:value="Saint-Valery-en-Caux"/>
                <table:filter-set-item table:value="Dakar"/>
                <table:filter-set-item table:value="Primel"/>
                <table:filter-set-item table:value="Omonville-La-Rogue"/>
                <table:filter-set-item table:value="Port-au-Prince"/>
                <table:filter-set-item table:value="On"/>
                <table:filter-set-item table:value="Onahama"/>
                <table:filter-set-item table:value="Onehunga"/>
                <table:filter-set-item table:value="Nacala"/>
                <table:filter-set-item table:value="Oslo"/>
                <table:filter-set-item table:value="Dreger Harbour"/>
                <table:filter-set-item table:value="Ostrov Toporkova"/>
                <table:filter-set-item table:value="Esperanza (Hope)"/>
                <table:filter-set-item table:value="Otaru"/>
                <table:filter-set-item table:value="Nagasaki"/>
                <table:filter-set-item table:value="Ouessant"/>
                <table:filter-set-item table:value="Owen Bay"/>
                <table:filter-set-item table:value="Paimpol"/>
                <table:filter-set-item table:value="Palerme (Sicile)"/>
                <table:filter-set-item table:value="Manille (Manila)"/>
                <table:filter-set-item table:value="Port-Gentil"/>
                <table:filter-set-item table:value="Tarente"/>
                <table:filter-set-item table:value="Papeete"/>
                <table:filter-set-item table:value="Paphos"/>
                <table:filter-set-item table:value="Paramaribo"/>
                <table:filter-set-item table:value="Pauillac"/>
                <table:filter-set-item table:value="Port-of-Spain"/>
                <table:filter-set-item table:value="La Figueirette"/>
                <table:filter-set-item table:value="Pelabuahan Kuantan"/>
                <table:filter-set-item table:value="Ponta Delgada (S. Miguel)"/>
                <table:filter-set-item table:value="Banyuls"/>
                <table:filter-set-item table:value="Matavai"/>
                <table:filter-set-item table:value="Pemba (Porto Amelia)"/>
                <table:filter-set-item table:value="Punta Quilla"/>
                <table:filter-set-item table:value="Pensacola"/>
                <table:filter-set-item table:value="Perros-Guirec"/>
                <table:filter-set-item table:value="Cherbourg"/>
                <table:filter-set-item table:value="Petropavlosk"/>
                <table:filter-set-item table:value="Berbera"/>
                <table:filter-set-item table:value="Phsar Ream"/>
                <table:filter-set-item table:value="Port-Joinville"/>
                <table:filter-set-item table:value="Horta (I. Faial)"/>
                <table:filter-set-item table:value="Pinamar"/>
                <table:filter-set-item table:value="San Pedro"/>
                <table:filter-set-item table:value="Port-Elizabeth"/>
                <table:filter-set-item table:value="Pinang"/>
                <table:filter-set-item table:value="Molene Nord"/>
                <table:filter-set-item table:value="Melaka"/>
                <table:filter-set-item table:value="Ploumanach"/>
                <table:filter-set-item table:value="Point Tupper"/>
                <table:filter-set-item table:value="Pointe de Grave"/>
                <table:filter-set-item table:value="Pointe de Saint-Gildas"/>
                <table:filter-set-item table:value="Le Logeo"/>
                <table:filter-set-item table:value="Pipavav Port"/>
                <table:filter-set-item table:value="Pointe-a-Pitre"/>
                <table:filter-set-item table:value="Pointe-au-Pere"/>
                <table:filter-set-item table:value="San Juan (Puerto Rico)"/>
                <table:filter-set-item table:value="Port Alberni"/>
                <table:filter-set-item table:value="Port Angeles"/>
                <table:filter-set-item table:value="Port Chalmers (Dunedin)"/>
                <table:filter-set-item table:value="Port Hedland"/>
                <table:filter-set-item table:value="Puerto Stanley"/>
                <table:filter-set-item table:value="Victoria"/>
                <table:filter-set-item table:value="Port Kembla"/>
                <table:filter-set-item table:value="Port Manech"/>
                <table:filter-set-item table:value="Port Victoria (Seychelles)"/>
                <table:filter-set-item table:value="Eden"/>
                <table:filter-set-item table:value="Port-Beni"/>
                <table:filter-set-item table:value="Portbail"/>
                <table:filter-set-item table:value="Huelva"/>
                <table:filter-set-item table:value="L Herbaudiere"/>
                <table:filter-set-item table:value="Port-Ferreol"/>
                <table:filter-set-item table:value="Sullom Voe"/>
                <table:filter-set-item table:value="Minjiang Kou"/>
                <table:filter-set-item table:value="Port-Louis Locmalo"/>
                <table:filter-set-item table:value="Falmouth"/>
                <table:filter-set-item table:value="Port-Martin"/>
                <table:filter-set-item table:value="Port-Navalo"/>
                <table:filter-set-item table:value="Gisborne"/>
                <table:filter-set-item table:value="Port-Pirie"/>
                <table:filter-set-item table:value="Port-Soudan (Bur Sudan)"/>
                <table:filter-set-item table:value="Portland"/>
                <table:filter-set-item table:value="Porto Alexandre (Tombwa)"/>
                <table:filter-set-item table:value="Saint-Gilles-Croix-de-Vie"/>
                <table:filter-set-item table:value="Mangalore"/>
                <table:filter-set-item table:value="Coatzacoalcos"/>
                <table:filter-set-item table:value="Madras (Chennai)"/>
                <table:filter-set-item table:value="Portsmouth"/>
                <table:filter-set-item table:value="Bolinao"/>
                <table:filter-set-item table:value="Posorja"/>
                <table:filter-set-item table:value="Sibenik"/>
                <table:filter-set-item table:value="Providence"/>
                <table:filter-set-item table:value="Pto de Leixoes"/>
                <table:filter-set-item table:value="Puerto Ballenas"/>
                <table:filter-set-item table:value="Jazirat Das"/>
                <table:filter-set-item table:value="Port-Maria"/>
                <table:filter-set-item table:value="Puerto Corral"/>
                <table:filter-set-item table:value="Bandar Abbas"/>
                <table:filter-set-item table:value="Puerto de Guayaquil"/>
                <table:filter-set-item table:value="Salvador"/>
                <table:filter-set-item table:value="Puerto Iradier (Kogo)"/>
                <table:filter-set-item table:value="Puerto Montt"/>
                <table:filter-set-item table:value="Puerto Vancouver"/>
                <table:filter-set-item table:value="Puerto-Angel"/>
                <table:filter-set-item table:value="Puerto-Cortes"/>
                <table:filter-set-item table:value="Puerto-Penasco"/>
                <table:filter-set-item table:value="Punta Loyola"/>
                <table:filter-set-item table:value="Roscoff"/>
                <table:filter-set-item table:value="Futuna"/>
                <table:filter-set-item table:value="Abidjan-Vridi"/>
                <table:filter-set-item table:value="Pussur River"/>
                <table:filter-set-item table:value="Chipiona"/>
                <table:filter-set-item table:value="Makatea"/>
                <table:filter-set-item table:value="Le Crouesty"/>
                <table:filter-set-item table:value="Luanda"/>
                <table:filter-set-item table:value="Qinhuangdao"/>
                <table:filter-set-item table:value="Quelimane"/>
                <table:filter-set-item table:value="Quequen"/>
                <table:filter-set-item table:value="Takoradi"/>
                <table:filter-set-item table:value="Rabaul"/>
                <table:filter-set-item table:value="Rangoon River"/>
                <table:filter-set-item table:value="Rarotonga"/>
                <table:filter-set-item table:value="Ras Gharib"/>
                <table:filter-set-item table:value="Raymond"/>
              </table:filter-condition>
              <table:filter-condition table:field-number="3" table:value="9.9312328" table:operator="=">
                <table:filter-set-item table:value="9.9312328"/>
                <table:filter-set-item table:value="9.641185499999999"/>
                <table:filter-set-item table:value="9.3352868"/>
                <table:filter-set-item table:value="8.9613962"/>
                <table:filter-set-item table:value="8.7226625"/>
                <table:filter-set-item table:value="8.4656765"/>
                <table:filter-set-item table:value="8.3117647"/>
                <table:filter-set-item table:value="78.22317220000001"/>
                <table:filter-set-item table:value="74.16861109999999"/>
                <table:filter-set-item table:value="70.66343820000002"/>
                <table:filter-set-item table:value="7.4166667"/>
                <table:filter-set-item table:value="7.3326726"/>
                <table:filter-set-item table:value="69.9380149"/>
                <table:filter-set-item table:value="69.6492047"/>
                <table:filter-set-item table:value="69.19867339999999"/>
                <table:filter-set-item table:value="69.1168641"/>
                <table:filter-set-item table:value="68.70697659999999"/>
                <table:filter-set-item table:value="67.2803556"/>
                <table:filter-set-item table:value="65.3411847"/>
                <table:filter-set-item table:value="64.18140989999999"/>
                <table:filter-set-item table:value="63.74669300000001"/>
                <table:filter-set-item table:value="63.4780556"/>
                <table:filter-set-item table:value="60.783052"/>
                <table:filter-set-item table:value="60.6902778"/>
                <table:filter-set-item table:value="60.467541"/>
                <table:filter-set-item table:value="9.2797601"/>
                <table:filter-set-item table:value="60.39126279999999"/>
                <table:filter-set-item table:value="60.10416669999999"/>
                <table:filter-set-item table:value="6.833333"/>
                <table:filter-set-item table:value="6.8012793"/>
                <table:filter-set-item table:value="6.3702928"/>
                <table:filter-set-item table:value="6.2907432"/>
                <table:filter-set-item table:value="6.1724969"/>
                <table:filter-set-item table:value="6.0535185"/>
                <table:filter-set-item table:value="6.0473648"/>
                <table:filter-set-item table:value="59.9138688"/>
                <table:filter-set-item table:value="59.64250000000001"/>
                <table:filter-set-item table:value="59.4380556"/>
                <table:filter-set-item table:value="59.15623280000001"/>
                <table:filter-set-item table:value="58.9809401"/>
                <table:filter-set-item table:value="58.9699756"/>
                <table:filter-set-item table:value="58.9682766"/>
                <table:filter-set-item table:value="58.8369548"/>
                <table:filter-set-item table:value="58.7684112"/>
                <table:filter-set-item table:value="58.4617568"/>
                <table:filter-set-item table:value="58.438936"/>
                <table:filter-set-item table:value="58.3019444"/>
                <table:filter-set-item table:value="57.895418"/>
                <table:filter-set-item table:value="57.83927060000001"/>
                <table:filter-set-item table:value="57.58695299999999"/>
                <table:filter-set-item table:value="57.53693430000001"/>
                <table:filter-set-item table:value="57.477773"/>
                <table:filter-set-item table:value="63.4305149"/>
                <table:filter-set-item table:value="57.0530556"/>
                <table:filter-set-item table:value="56.415157"/>
                <table:filter-set-item table:value="56.03646999999999"/>
                <table:filter-set-item table:value="55.95647599999999"/>
                <table:filter-set-item table:value="54.9966124"/>
                <table:filter-set-item table:value="54.3150367"/>
                <table:filter-set-item table:value="54.1346218"/>
                <table:filter-set-item table:value="54.108967"/>
                <table:filter-set-item table:value="53.7456709"/>
                <table:filter-set-item table:value="53.5876636"/>
                <table:filter-set-item table:value="53.58282819999999"/>
                <table:filter-set-item table:value="53.5395845"/>
                <table:filter-set-item table:value="53.4728704"/>
                <table:filter-set-item table:value="53.3978747"/>
                <table:filter-set-item table:value="53.3498053"/>
                <table:filter-set-item table:value="53.309441"/>
                <table:filter-set-item table:value="53.270668"/>
                <table:filter-set-item table:value="53.1746381"/>
                <table:filter-set-item table:value="53.0409109"/>
                <table:filter-set-item table:value="52.95628079999999"/>
                <table:filter-set-item table:value="52.9399159"/>
                <table:filter-set-item table:value="52.6406999"/>
                <table:filter-set-item table:value="53.53234029999999"/>
                <table:filter-set-item table:value="52.4569544"/>
                <table:filter-set-item table:value="68.772735"/>
                <table:filter-set-item table:value="57.149717"/>
                <table:filter-set-item table:value="52.1024015"/>
                <table:filter-set-item table:value="51.8503357"/>
                <table:filter-set-item table:value="51.714306"/>
                <table:filter-set-item table:value="51.5073509"/>
                <table:filter-set-item table:value="51.5022576"/>
                <table:filter-set-item table:value="51.48158100000001"/>
                <table:filter-set-item table:value="8.5873638"/>
                <table:filter-set-item table:value="51.38964600000001"/>
                <table:filter-set-item table:value="51.3322854"/>
                <table:filter-set-item table:value="51.21543"/>
                <table:filter-set-item table:value="51.041719"/>
                <table:filter-set-item table:value="51.934731"/>
                <table:filter-set-item table:value="51.0343684"/>
                <table:filter-set-item table:value="51.584151"/>
                <table:filter-set-item table:value="50.98707"/>
                <table:filter-set-item table:value="50.95129000000001"/>
                <table:filter-set-item table:value="50.90970040000001"/>
                <table:filter-set-item table:value="50.885777"/>
                <table:filter-set-item table:value="50.725231"/>
                <table:filter-set-item table:value="60.4217641"/>
                <table:filter-set-item table:value="50.58448550000001"/>
                <table:filter-set-item table:value="50.49434900000001"/>
                <table:filter-set-item table:value="50.377009"/>
                <table:filter-set-item table:value="50.316667"/>
                <table:filter-set-item table:value="5.980408"/>
                <table:filter-set-item table:value="5.85"/>
                <table:filter-set-item table:value="5.839443999999999"/>
                <table:filter-set-item table:value="5.7089238"/>
                <table:filter-set-item table:value="50.5"/>
                <table:filter-set-item table:value="5.388518299999999"/>
                <table:filter-set-item table:value="5.3515922"/>
                <table:filter-set-item table:value="5.2959934"/>
                <table:filter-set-item table:value="5.2833333"/>
                <table:filter-set-item table:value="5.27"/>
                <table:filter-set-item table:value="49.922992"/>
                <table:filter-set-item table:value="49.914518"/>
                <table:filter-set-item table:value="49.860582"/>
                <table:filter-set-item table:value="49.7070069"/>
                <table:filter-set-item table:value="49.702378"/>
                <table:filter-set-item table:value="49.6735133"/>
                <table:filter-set-item table:value="8.5706477"/>
                <table:filter-set-item table:value="49.6288218"/>
                <table:filter-set-item table:value="49.587369"/>
                <table:filter-set-item table:value="49.49437"/>
                <table:filter-set-item table:value="27.7518284"/>
                <table:filter-set-item table:value="10.3910485"/>
                <table:filter-set-item table:value="27.1832216"/>
                <table:filter-set-item table:value="36.9490884"/>
                <table:filter-set-item table:value="47.263426"/>
                <table:filter-set-item table:value="22.9565796"/>
                <table:filter-set-item table:value="-45.0975118"/>
                <table:filter-set-item table:value="48.769253"/>
                <table:filter-set-item table:value="51.3189468"/>
                <table:filter-set-item table:value="25.284755"/>
                <table:filter-set-item table:value="25.0753974"/>
                <table:filter-set-item table:value="-4.554308499999999"/>
                <table:filter-set-item table:value="34.9651567"/>
                <table:filter-set-item table:value="40.1521398"/>
                <table:filter-set-item table:value="24.5550593"/>
                <table:filter-set-item table:value="24.1426408"/>
                <table:filter-set-item table:value="23.7221111"/>
                <table:filter-set-item table:value="23.6275477"/>
                <table:filter-set-item table:value="46.332878"/>
                <table:filter-set-item table:value="24.2162046"/>
                <table:filter-set-item table:value="23.2494148"/>
                <table:filter-set-item table:value="13.250974"/>
                <table:filter-set-item table:value="22.572646"/>
                <table:filter-set-item table:value="14.6041497"/>
                <table:filter-set-item table:value="-40.8261434"/>
                <table:filter-set-item table:value="21.1"/>
                <table:filter-set-item table:value="35.4978377"/>
                <table:filter-set-item table:value="20.9644772"/>
                <table:filter-set-item table:value="-34.7301943"/>
                <table:filter-set-item table:value="20.91059"/>
                <table:filter-set-item table:value="20.9052259"/>
                <table:filter-set-item table:value="2.999852"/>
                <table:filter-set-item table:value="2.899697"/>
                <table:filter-set-item table:value="2.52254"/>
                <table:filter-set-item table:value="12.9141417"/>
                <table:filter-set-item table:value="19.710125"/>
                <table:filter-set-item table:value="-1.9886111"/>
                <table:filter-set-item table:value="54.59728500000001"/>
                <table:filter-set-item table:value="39.2758183"/>
                <table:filter-set-item table:value="19.0176169"/>
                <table:filter-set-item table:value="18.8"/>
                <table:filter-set-item table:value="-54.8019121"/>
                <table:filter-set-item table:value="18.7979756"/>
                <table:filter-set-item table:value="17.6868159"/>
                <table:filter-set-item table:value="16.8894516"/>
                <table:filter-set-item table:value="48.563119"/>
                <table:filter-set-item table:value="34.2257255"/>
                <table:filter-set-item table:value="16.7753609"/>
                <table:filter-set-item table:value="16.1842839"/>
                <table:filter-set-item table:value="51.2194475"/>
                <table:filter-set-item table:value="48.6014849"/>
                <table:filter-set-item table:value="51.380952"/>
                <table:filter-set-item table:value="15.6678137"/>
                <table:filter-set-item table:value="15.0593937"/>
                <table:filter-set-item table:value="22.2331041"/>
                <table:filter-set-item table:value="47.2528768"/>
                <table:filter-set-item table:value="24.479834"/>
                <table:filter-set-item table:value="60.1529871"/>
                <table:filter-set-item table:value="45.915958"/>
                <table:filter-set-item table:value="14.2691095"/>
                <table:filter-set-item table:value="21.3780955"/>
                <table:filter-set-item table:value="18.0110768"/>
                <table:filter-set-item table:value="18.1344779"/>
                <table:filter-set-item table:value="43.5081323"/>
                <table:filter-set-item table:value="26.8089931"/>
                <table:filter-set-item table:value="13.5475216"/>
                <table:filter-set-item table:value="-1.4557549"/>
                <table:filter-set-item table:value="13.4886443"/>
                <table:filter-set-item table:value="-16.162218"/>
                <table:filter-set-item table:value="13.1547287"/>
                <table:filter-set-item table:value="18.08255"/>
                <table:filter-set-item table:value="35.1612182"/>
                <table:filter-set-item table:value="13.1499153"/>
                <table:filter-set-item table:value="24.8614622"/>
                <table:filter-set-item table:value="13.0139405"/>
                <table:filter-set-item table:value="12.57488"/>
                <table:filter-set-item table:value="11.711511"/>
                <table:filter-set-item table:value="50.1792299"/>
                <table:filter-set-item table:value="12.1783611"/>
                <table:filter-set-item table:value="12.1224221"/>
                <table:filter-set-item table:value="28.3514189"/>
                <table:filter-set-item table:value="21.9658333"/>
                <table:filter-set-item table:value="33.2541205"/>
                <table:filter-set-item table:value="21.7268896"/>
                <table:filter-set-item table:value="74.697299"/>
                <table:filter-set-item table:value="15.607875"/>
                <table:filter-set-item table:value="38.7745565"/>
                <table:filter-set-item table:value="14.6037243"/>
                <table:filter-set-item table:value="-41.2706319"/>
                <table:filter-set-item table:value="11.9325807"/>
                <table:filter-set-item table:value="11.8816553"/>
                <table:filter-set-item table:value="23.0540698"/>
                <table:filter-set-item table:value="27.9178651"/>
                <table:filter-set-item table:value="35.1814464"/>
                <table:filter-set-item table:value="44.6548704"/>
                <table:filter-set-item table:value="11.5770712"/>
                <table:filter-set-item table:value="26.5627867"/>
                <table:filter-set-item table:value="-12.4634403"/>
                <table:filter-set-item table:value="12.6869126"/>
                <table:filter-set-item table:value="50.15257099999999"/>
                <table:filter-set-item table:value="11.5720765"/>
                <table:filter-set-item table:value="43.7350196"/>
                <table:filter-set-item table:value="11.4344444"/>
                <table:filter-set-item table:value="11.2987384"/>
                <table:filter-set-item table:value="50.521276"/>
                <table:filter-set-item table:value="11.2543388"/>
                <table:filter-set-item table:value="33.2395578"/>
                <table:filter-set-item table:value="4.593333299999999"/>
                <table:filter-set-item table:value="11.1869803"/>
                <table:filter-set-item table:value="14.7480857"/>
                <table:filter-set-item table:value="16.5193584"/>
                <table:filter-set-item table:value="4.4142392"/>
                <table:filter-set-item table:value="-33.0291582"/>
                <table:filter-set-item table:value="46.3546803"/>
                <table:filter-set-item table:value="10.6253016"/>
                <table:filter-set-item table:value="-45.81589659999999"/>
                <table:filter-set-item table:value="10.6549013"/>
                <table:filter-set-item table:value="45.33801"/>
                <table:filter-set-item table:value="10.587508"/>
                <table:filter-set-item table:value="20.7647377"/>
                <table:filter-set-item table:value="41.3245904"/>
                <table:filter-set-item table:value="12.2732631"/>
                <table:filter-set-item table:value="17.5389746"/>
                <table:filter-set-item table:value="47.302052"/>
                <table:filter-set-item table:value="10.3156992"/>
                <table:filter-set-item table:value="39.2903848"/>
                <table:filter-set-item table:value="2.189594"/>
                <table:filter-set-item table:value="-2.7617832"/>
                <table:filter-set-item table:value="1.4748305"/>
                <table:filter-set-item table:value="1.3553794"/>
                <table:filter-set-item table:value="-38.662334"/>
                <table:filter-set-item table:value="-0.6228800999999999"/>
                <table:filter-set-item table:value="3.9855054"/>
                <table:filter-set-item table:value="-9.443800399999999"/>
                <table:filter-set-item table:value="22.3475365"/>
                <table:filter-set-item table:value="-15.4825"/>
                <table:filter-set-item table:value="-9.078195899999999"/>
                <table:filter-set-item table:value="48.8677686"/>
                <table:filter-set-item table:value="-22.9068467"/>
                <table:filter-set-item table:value="-34.1719026"/>
                <table:filter-set-item table:value="38.5348447"/>
                <table:filter-set-item table:value="42.0965529"/>
                <table:filter-set-item table:value="-7.946716599999999"/>
                <table:filter-set-item table:value="24.2991738"/>
                <table:filter-set-item table:value="-7.2574719"/>
                <table:filter-set-item table:value="-15.5932341"/>
                <table:filter-set-item table:value="-69.9532088"/>
                <table:filter-set-item table:value="43.982981"/>
                <table:filter-set-item table:value="-64.8330507"/>
                <table:filter-set-item table:value="51.9806322"/>
                <table:filter-set-item table:value="-20.6582351"/>
                <table:filter-set-item table:value="43.1907173"/>
                <table:filter-set-item table:value="10.1702737"/>
                <table:filter-set-item table:value="-62.9409297"/>
                <table:filter-set-item table:value="13.4548761"/>
                <table:filter-set-item table:value="0.4161976"/>
                <table:filter-set-item table:value="-6.987721499999999"/>
                <table:filter-set-item table:value="52.1605419"/>
                <table:filter-set-item table:value="26.053581"/>
                <table:filter-set-item table:value="48.275836"/>
                <table:filter-set-item table:value="43.4078758"/>
                <table:filter-set-item table:value="0.9681789"/>
                <table:filter-set-item table:value="40.668162"/>
                <table:filter-set-item table:value="-6.165916999999999"/>
                <table:filter-set-item table:value="-34.9011127"/>
                <table:filter-set-item table:value="30.1610379"/>
                <table:filter-set-item table:value="-6.1320555"/>
                <table:filter-set-item table:value="34.3110596"/>
                <table:filter-set-item table:value="36.8010667"/>
                <table:filter-set-item table:value="20.0352881"/>
                <table:filter-set-item table:value="-2.9776238"/>
                <table:filter-set-item table:value="4.9015794"/>
                <table:filter-set-item table:value="47.83044"/>
                <table:filter-set-item table:value="-54.623991"/>
                <table:filter-set-item table:value="16.4543173"/>
                <table:filter-set-item table:value="-5.7792569"/>
                <table:filter-set-item table:value="30.5081033"/>
                <table:filter-set-item table:value="49.276656"/>
                <table:filter-set-item table:value="-5.147665099999999"/>
                <table:filter-set-item table:value="-21.5669347"/>
                <table:filter-set-item table:value="-34.4430618"/>
                <table:filter-set-item table:value="-51.6237495"/>
                <table:filter-set-item table:value="-53.80305809999999"/>
                <table:filter-set-item table:value="-10.6046333"/>
                <table:filter-set-item table:value="-44.3969718"/>
                <table:filter-set-item table:value="22.396428"/>
                <table:filter-set-item table:value="22.1987268"/>
                <table:filter-set-item table:value="-23.498181"/>
                <table:filter-set-item table:value="22.198745"/>
                <table:filter-set-item table:value="38.5260437"/>
                <table:filter-set-item table:value="23.5661218"/>
                <table:filter-set-item table:value="-22.1968145"/>
                <table:filter-set-item table:value="12.879721"/>
                <table:filter-set-item table:value="-21.2948785"/>
                <table:filter-set-item table:value="53.859336"/>
                <table:filter-set-item table:value="-39.4928444"/>
                <table:filter-set-item table:value="42.24059889999999"/>
                <table:filter-set-item table:value="-39.0556253"/>
                <table:filter-set-item table:value="20.8893351"/>
                <table:filter-set-item table:value="49.670616"/>
                <table:filter-set-item table:value="44.1024504"/>
                <table:filter-set-item table:value="45.679332"/>
                <table:filter-set-item table:value="-21.116667"/>
                <table:filter-set-item table:value="-20.5909644"/>
                <table:filter-set-item table:value="16.0544068"/>
                <table:filter-set-item table:value="-18.5846771"/>
                <table:filter-set-item table:value="45.60569599999999"/>
                <table:filter-set-item table:value="-6.9277478"/>
                <table:filter-set-item table:value="-6.792354"/>
                <table:filter-set-item table:value="-41.2905926"/>
                <table:filter-set-item table:value="21.481291"/>
                <table:filter-set-item table:value="47.2734979"/>
                <table:filter-set-item table:value="-20.0014803"/>
                <table:filter-set-item table:value="-20.596022"/>
                <table:filter-set-item table:value="-29.2415382"/>
                <table:filter-set-item table:value="-5.1083383"/>
                <table:filter-set-item table:value="36.6002378"/>
                <table:filter-set-item table:value="-23.3516191"/>
                <table:filter-set-item table:value="54.1803268"/>
                <table:filter-set-item table:value="46.6353796"/>
                <table:filter-set-item table:value="-20.1608912"/>
                <table:filter-set-item table:value="32.0835407"/>
                <table:filter-set-item table:value="13.0826802"/>
                <table:filter-set-item table:value="34.7478469"/>
                <table:filter-set-item table:value="42.518487"/>
                <table:filter-set-item table:value="-15.8452689"/>
                <table:filter-set-item table:value="-19.8188044"/>
                <table:filter-set-item table:value="48.03719"/>
                <table:filter-set-item table:value="-43.6032583"/>
                <table:filter-set-item table:value="19.5903471"/>
                <table:filter-set-item table:value="-37.066667"/>
                <table:filter-set-item table:value="55.476466"/>
                <table:filter-set-item table:value="20.9158979"/>
                <table:filter-set-item table:value="37.4844171"/>
                <table:filter-set-item table:value="53.57796159999999"/>
                <table:filter-set-item table:value="49.235447"/>
                <table:filter-set-item table:value="-18.8579523"/>
                <table:filter-set-item table:value="31.8667427"/>
                <table:filter-set-item table:value="-22.9540209"/>
                <table:filter-set-item table:value="15.3874352"/>
                <table:filter-set-item table:value="48.230082"/>
                <table:filter-set-item table:value="26.2277778"/>
                <table:filter-set-item table:value="-18.4782534"/>
                <table:filter-set-item table:value="38.9071923"/>
                <table:filter-set-item table:value="47.6657655"/>
                <table:filter-set-item table:value="-23.0057347"/>
                <table:filter-set-item table:value="26.773008"/>
                <table:filter-set-item table:value="-20.2976178"/>
                <table:filter-set-item table:value="50.21329679999999"/>
                <table:filter-set-item table:value="5.6037168"/>
                <table:filter-set-item table:value="-17.9614336"/>
                <table:filter-set-item table:value="-3.2559896"/>
                <table:filter-set-item table:value="-17.8269111"/>
                <table:filter-set-item table:value="49.460563"/>
                <table:filter-set-item table:value="-50.1170051"/>
                <table:filter-set-item table:value="-26.2492482"/>
                <table:filter-set-item table:value="-17.5516251"/>
                <table:filter-set-item table:value="43.8896857"/>
                <table:filter-set-item table:value="16.616667"/>
                <table:filter-set-item table:value="-33.3901493"/>
                <table:filter-set-item table:value="23.354091"/>
                <table:filter-set-item table:value="-34.4607189"/>
                <table:filter-set-item table:value="6.5243793"/>
                <table:filter-set-item table:value="48.6290369"/>
                <table:filter-set-item table:value="-18.1442811"/>
                <table:filter-set-item table:value="-0.6186619"/>
                <table:filter-set-item table:value="64.8620756"/>
                <table:filter-set-item table:value="-40.9966323"/>
                <table:filter-set-item table:value="36.721261"/>
                <table:filter-set-item table:value="48.093228"/>
                <table:filter-set-item table:value="39.2238411"/>
                <table:filter-set-item table:value="-4.6166667"/>
                <table:filter-set-item table:value="49.3334059"/>
                <table:filter-set-item table:value="-2.5391099"/>
                <table:filter-set-item table:value="-10.7245728"/>
                <table:filter-set-item table:value="38.6970565"/>
                <table:filter-set-item table:value="-4.0694444"/>
                <table:filter-set-item table:value="29.05252029999999"/>
                <table:filter-set-item table:value="-0.9080205999999998"/>
                <table:filter-set-item table:value="38.91400300000001"/>
                <table:filter-set-item table:value="25.1276033"/>
                <table:filter-set-item table:value="-23.8063468"/>
                <table:filter-set-item table:value="41.1865478"/>
                <table:filter-set-item table:value="-10.5625567"/>
                <table:filter-set-item table:value="-41.7416513"/>
                <table:filter-set-item table:value="20.1527657"/>
                <table:filter-set-item table:value="42.5953513"/>
                <table:filter-set-item table:value="45.772718"/>
                <table:filter-set-item table:value="51.1278758"/>
                <table:filter-set-item table:value="-34.1747356"/>
                <table:filter-set-item table:value="-33.1564137"/>
                <table:filter-set-item table:value="49.53207"/>
                <table:filter-set-item table:value="-2.710949"/>
                <table:filter-set-item table:value="-21.8906206"/>
                <table:filter-set-item table:value="23.008141"/>
                <table:filter-set-item table:value="41.4901024"/>
                <table:filter-set-item table:value="-34.6036844"/>
                <table:filter-set-item table:value="2.023869"/>
                <table:filter-set-item table:value="50.7358881"/>
                <table:filter-set-item table:value="19.7070942"/>
                <table:filter-set-item table:value="25.6006925"/>
                <table:filter-set-item table:value="3.6198322"/>
                <table:filter-set-item table:value="-20.2307033"/>
                <table:filter-set-item table:value="50.8197675"/>
                <table:filter-set-item table:value="34.6510915"/>
                <table:filter-set-item table:value="38.1938137"/>
                <table:filter-set-item table:value="-28.4718138"/>
                <table:filter-set-item table:value="19.1138094"/>
                <table:filter-set-item table:value="-34.9204948"/>
                <table:filter-set-item table:value="47.658236"/>
                <table:filter-set-item table:value="-10.3157027"/>
                <table:filter-set-item table:value="20.9425179"/>
                <table:filter-set-item table:value="-38.5554997"/>
                <table:filter-set-item table:value="27.8005828"/>
                <table:filter-set-item table:value="37.2881801"/>
                <table:filter-set-item table:value="21.2811908"/>
                <table:filter-set-item table:value="37.261421"/>
                <table:filter-set-item table:value="42.9848542"/>
                <table:filter-set-item table:value="13.909444"/>
                <table:filter-set-item table:value="-12.337618"/>
                <table:filter-set-item table:value="12.7854969"/>
                <table:filter-set-item table:value="41.2385672"/>
                <table:filter-set-item table:value="49.275"/>
                <table:filter-set-item table:value="-21.8308608"/>
                <table:filter-set-item table:value="-42.7694476"/>
                <table:filter-set-item table:value="-22.8869007"/>
                <table:filter-set-item table:value="47.547204"/>
                <table:filter-set-item table:value="48.4284207"/>
                <table:filter-set-item table:value="-14.93456"/>
                <table:filter-set-item table:value="-34.6169695"/>
                <table:filter-set-item table:value="51.62144"/>
                <table:filter-set-item table:value="-13.8506958"/>
                <table:filter-set-item table:value="-23.8879561"/>
                <table:filter-set-item table:value="-20.6880978"/>
                <table:filter-set-item table:value="-33.9310843"/>
                <table:filter-set-item table:value="-18.665695"/>
                <table:filter-set-item table:value="-15.1978317"/>
                <table:filter-set-item table:value="34.2486458"/>
                <table:filter-set-item table:value="1.4491107"/>
                <table:filter-set-item table:value="-17.8502636"/>
                <table:filter-set-item table:value="43.785811"/>
                <table:filter-set-item table:value="21.015757"/>
                <table:filter-set-item table:value="43.1737387"/>
                <table:filter-set-item table:value="-1.2379274"/>
                <table:filter-set-item table:value="-33.7139247"/>
                <table:filter-set-item table:value="18.4655394"/>
                <table:filter-set-item table:value="6.9270786"/>
                <table:filter-set-item table:value="-0.7351025999999999"/>
                <table:filter-set-item table:value="-29.4173576"/>
                <table:filter-set-item table:value="55.4312453"/>
                <table:filter-set-item table:value="22.4649185"/>
                <table:filter-set-item table:value="-14.5656065"/>
                <table:filter-set-item table:value="-45.8656149"/>
                <table:filter-set-item table:value="35.1686165"/>
                <table:filter-set-item table:value="37.9571555"/>
                <table:filter-set-item table:value="20.653407"/>
                <table:filter-set-item table:value="-0.9676533"/>
                <table:filter-set-item table:value="-12.9730401"/>
                <table:filter-set-item table:value="43.43788199999999"/>
                <table:filter-set-item table:value="-2.2306406"/>
                <table:filter-set-item table:value="-20.3106621"/>
                <table:filter-set-item table:value="48.578277"/>
                <table:filter-set-item table:value="-1.4333333"/>
                <table:filter-set-item table:value="38.6635375"/>
                <table:filter-set-item table:value="-38.9166669"/>
                <table:filter-set-item table:value="16.0765691"/>
                <table:filter-set-item table:value="68.4384984"/>
                <table:filter-set-item table:value="-62.4691875"/>
                <table:filter-set-item table:value="42.1685159"/>
                <table:filter-set-item table:value="39.8166667"/>
                <table:filter-set-item table:value="48.726199"/>
                <table:filter-set-item table:value="39.9525839"/>
                <table:filter-set-item table:value="11.6233774"/>
                <table:filter-set-item table:value="48.7864239"/>
                <table:filter-set-item table:value="-0.3374220000000001"/>
                <table:filter-set-item table:value="35.7594651"/>
                <table:filter-set-item table:value="-28.7773715"/>
                <table:filter-set-item table:value="-22.2716119"/>
                <table:filter-set-item table:value="32.715738"/>
                <table:filter-set-item table:value="16.2376869"/>
                <table:filter-set-item table:value="-10.9472468"/>
                <table:filter-set-item table:value="43.5322015"/>
                <table:filter-set-item table:value="-15.8040232"/>
                <table:filter-set-item table:value="1.6367611"/>
                <table:filter-set-item table:value="-36.9227811"/>
                <table:filter-set-item table:value="50.567189"/>
                <table:filter-set-item table:value="50.05916999999999"/>
                <table:filter-set-item table:value="-12.7439601"/>
                <table:filter-set-item table:value="-37.8136276"/>
                <table:filter-set-item table:value="-3.6553932"/>
                <table:filter-set-item table:value="-23.6509279"/>
                <table:filter-set-item table:value="64.12652059999999"/>
                <table:filter-set-item table:value="34.8544227"/>
                <table:filter-set-item table:value="11.173585"/>
                <table:filter-set-item table:value="-29.1294007"/>
                <table:filter-set-item table:value="51.44011"/>
                <table:filter-set-item table:value="-4.7691623"/>
                <table:filter-set-item table:value="-12.7809488"/>
                <table:filter-set-item table:value="42.3600825"/>
                <table:filter-set-item table:value="-16.8666667"/>
                <table:filter-set-item table:value="-37.1145662"/>
                <table:filter-set-item table:value="-21.1393418"/>
                <table:filter-set-item table:value="-3.7253934"/>
                <table:filter-set-item table:value="52.9219444"/>
                <table:filter-set-item table:value="-8.9065496"/>
                <table:filter-set-item table:value="51.4536672"/>
                <table:filter-set-item table:value="-37.1052489"/>
                <table:filter-set-item table:value="20.9711977"/>
                <table:filter-set-item table:value="-36.3688312"/>
                <table:filter-set-item table:value="14.7645042"/>
                <table:filter-set-item table:value="-12.9732026"/>
                <table:filter-set-item table:value="46.59355"/>
                <table:filter-set-item table:value="48.7798735"/>
                <table:filter-set-item table:value="-8.0578381"/>
                <table:filter-set-item table:value="-13.3150186"/>
                <table:filter-set-item table:value="53.4083714"/>
                <table:filter-set-item table:value="47.872834"/>
                <table:filter-set-item table:value="35.8889801"/>
                <table:filter-set-item table:value="48.692623"/>
                <table:filter-set-item table:value="1.8533177"/>
                <table:filter-set-item table:value="-11.3535985"/>
                <table:filter-set-item table:value="-46.5705416"/>
                <table:filter-set-item table:value="-39.8885744"/>
                <table:filter-set-item table:value="-14.7935051"/>
                <table:filter-set-item table:value="-17.0054057"/>
                <table:filter-set-item table:value="10.4347941"/>
                <table:filter-set-item table:value="33.1613889"/>
                <table:filter-set-item table:value="18.4708968"/>
                <table:filter-set-item table:value="-23.0044755"/>
                <table:filter-set-item table:value="-2.1709979"/>
                <table:filter-set-item table:value="34.3427879"/>
                <table:filter-set-item table:value="-4.9508443"/>
                <table:filter-set-item table:value="-34.5620844"/>
                <table:filter-set-item table:value="-24.0389309"/>
                <table:filter-set-item table:value="5.8520355"/>
                <table:filter-set-item table:value="-38.360895"/>
                <table:filter-set-item table:value="-30.9462887"/>
                <table:filter-set-item table:value="-27.0667"/>
                <table:filter-set-item table:value="10.9662322"/>
                <table:filter-set-item table:value="-12.0508491"/>
                <table:filter-set-item table:value="25.2854473"/>
                <table:filter-set-item table:value="48.779782"/>
                <table:filter-set-item table:value="-4.581151999999999"/>
                <table:filter-set-item table:value="43.021342"/>
                <table:filter-set-item table:value="44.3564842"/>
                <table:filter-set-item table:value="66.3137122"/>
                <table:filter-set-item table:value="46.2064806"/>
                <table:filter-set-item table:value="1.8490182"/>
                <table:filter-set-item table:value="-47.75156459999999"/>
                <table:filter-set-item table:value="35.5383773"/>
                <table:filter-set-item table:value="-25.5165725"/>
                <table:filter-set-item table:value="31.2652893"/>
                <table:filter-set-item table:value="-41.7545216"/>
                <table:filter-set-item table:value="34.3852029"/>
                <table:filter-set-item table:value="47.707764"/>
                <table:filter-set-item table:value="-25.891968"/>
                <table:filter-set-item table:value="-26.6420382"/>
                <table:filter-set-item table:value="26.0239044"/>
                <table:filter-set-item table:value="-27.11299"/>
                <table:filter-set-item table:value="-32.92833299999999"/>
                <table:filter-set-item table:value="35.1795543"/>
                <table:filter-set-item table:value="48.90755799999999"/>
                <table:filter-set-item table:value="-6.7155252"/>
                <table:filter-set-item table:value="-51.61211580000001"/>
                <table:filter-set-item table:value="-34.9284989"/>
                <table:filter-set-item table:value="44.4056499"/>
                <table:filter-set-item table:value="-27.660651"/>
                <table:filter-set-item table:value="-28.227627"/>
                <table:filter-set-item table:value="-29.85868039999999"/>
                <table:filter-set-item table:value="-29.9590009"/>
                <table:filter-set-item table:value="-3.2191864"/>
                <table:filter-set-item table:value="37.9161924"/>
                <table:filter-set-item table:value="50.8342086"/>
                <table:filter-set-item table:value="29.9668343"/>
                <table:filter-set-item table:value="-20.9188891"/>
                <table:filter-set-item table:value="-3.3186067"/>
                <table:filter-set-item table:value="-33.0379671"/>
                <table:filter-set-item table:value="47.020973"/>
                <table:filter-set-item table:value="61.13083330000001"/>
                <table:filter-set-item table:value="18.594395"/>
                <table:filter-set-item table:value="-37.68779749999999"/>
                <table:filter-set-item table:value="-30.298612"/>
                <table:filter-set-item table:value="-31.5351074"/>
                <table:filter-set-item table:value="16.3425356"/>
                <table:filter-set-item table:value="-53.2995532"/>
                <table:filter-set-item table:value="-32.4952339"/>
                <table:filter-set-item table:value="34.7603737"/>
                <table:filter-set-item table:value="-38.0054771"/>
                <table:filter-set-item table:value="-33.047238"/>
                <table:filter-set-item table:value="-38.7390366"/>
                <table:filter-set-item table:value="4.0510564"/>
                <table:filter-set-item table:value="47.767212"/>
                <table:filter-set-item table:value="-32.0569"/>
                <table:filter-set-item table:value="36.0143209"/>
                <table:filter-set-item table:value="-33.5741343"/>
                <table:filter-set-item table:value="40.7195153"/>
                <table:filter-set-item table:value="-12.3231349"/>
                <table:filter-set-item table:value="37.7428301"/>
                <table:filter-set-item table:value="-36.8484597"/>
                <table:filter-set-item table:value="-33.8688197"/>
                <table:filter-set-item table:value="-20.1005119"/>
                <table:filter-set-item table:value="-4.1999648"/>
                <table:filter-set-item table:value="-33.9248685"/>
                <table:filter-set-item table:value="-26.9105964"/>
                <table:filter-set-item table:value="-33.9656278"/>
                <table:filter-set-item table:value="72.01130119999999"/>
                <table:filter-set-item table:value="-27.4697707"/>
                <table:filter-set-item table:value="1.5505203"/>
                <table:filter-set-item table:value="20.7941349"/>
                <table:filter-set-item table:value="37.2141237"/>
                <table:filter-set-item table:value="48.118146"/>
                <table:filter-set-item table:value="-9.063336399999999"/>
                <table:filter-set-item table:value="-17.7332512"/>
                <table:filter-set-item table:value="37.9177135"/>
                <table:filter-set-item table:value="-34.485392"/>
                <table:filter-set-item table:value="13.1390621"/>
                <table:filter-set-item table:value="-10.3112236"/>
                <table:filter-set-item table:value="-12.1576706"/>
                <table:filter-set-item table:value="48.390394"/>
                <table:filter-set-item table:value="25.7616798"/>
                <table:filter-set-item table:value="-40.9817009"/>
                <table:filter-set-item table:value="47.347009"/>
                <table:filter-set-item table:value="43.66147100000001"/>
                <table:filter-set-item table:value="7.1756004"/>
                <table:filter-set-item table:value="-1.5539322"/>
                <table:filter-set-item table:value="21.3069444"/>
                <table:filter-set-item table:value="60.5424087"/>
                <table:filter-set-item table:value="42.697283"/>
                <table:filter-set-item table:value="1.928058"/>
                <table:filter-set-item table:value="-35.0275298"/>
                <table:filter-set-item table:value="34.815149"/>
                <table:filter-set-item table:value="35.4437078"/>
                <table:filter-set-item table:value="39.5095556"/>
                <table:filter-set-item table:value="30.0361111"/>
                <table:filter-set-item table:value="43.8374576"/>
                <table:filter-set-item table:value="45.3270631"/>
                <table:filter-set-item table:value="-32.0353776"/>
                <table:filter-set-item table:value="25.0479835"/>
                <table:filter-set-item table:value="-38.28333300000001"/>
                <table:filter-set-item table:value="34.8118351"/>
                <table:filter-set-item table:value="-41.0528583"/>
                <table:filter-set-item table:value="20.8449115"/>
                <table:filter-set-item table:value="-18.6476779"/>
                <table:filter-set-item table:value="-41.1770585"/>
                <table:filter-set-item table:value="-41.2864603"/>
                <table:filter-set-item table:value="49.37865"/>
                <table:filter-set-item table:value="14.8184812"/>
                <table:filter-set-item table:value="-23.9678823"/>
                <table:filter-set-item table:value="46.724464"/>
                <table:filter-set-item table:value="-19.2589635"/>
                <table:filter-set-item table:value="16.9890648"/>
                <table:filter-set-item table:value="40.4333496"/>
                <table:filter-set-item table:value="-10.5799169"/>
                <table:filter-set-item table:value="-27.5953778"/>
                <table:filter-set-item table:value="47.5479899"/>
                <table:filter-set-item table:value="49.495537"/>
                <table:filter-set-item table:value="48.3516735"/>
                <table:filter-set-item table:value="4.399493"/>
                <table:filter-set-item table:value="27.9618923"/>
                <table:filter-set-item table:value="28.4256618"/>
                <table:filter-set-item table:value="-12.3757287"/>
                <table:filter-set-item table:value="-41.468917"/>
                <table:filter-set-item table:value="28.4380408"/>
                <table:filter-set-item table:value="28.895435"/>
                <table:filter-set-item table:value="47.65707"/>
                <table:filter-set-item table:value="28.9233837"/>
                <table:filter-set-item table:value="33.8391574"/>
                <table:filter-set-item table:value="32.3008151"/>
                <table:filter-set-item table:value="29.0853759"/>
                <table:filter-set-item table:value="-3.5800229"/>
                <table:filter-set-item table:value="29.115179"/>
                <table:filter-set-item table:value="29.2457199"/>
                <table:filter-set-item table:value="29.3013479"/>
                <table:filter-set-item table:value="55.34222219999999"/>
                <table:filter-set-item table:value="30.42130899999999"/>
                <table:filter-set-item table:value="43.5579523"/>
                <table:filter-set-item table:value="3.7633859"/>
                <table:filter-set-item table:value="44.20041699999999"/>
                <table:filter-set-item table:value="3.784303"/>
                <table:filter-set-item table:value="3.8830471"/>
                <table:filter-set-item table:value="35.101101"/>
                <table:filter-set-item table:value="-36.7247834"/>
                <table:filter-set-item table:value="47.584727"/>
                <table:filter-set-item table:value="3.99191"/>
                <table:filter-set-item table:value="30.3923949"/>
                <table:filter-set-item table:value="30.4277547"/>
                <table:filter-set-item table:value="14.5456332"/>
                <table:filter-set-item table:value="33.9578307"/>
                <table:filter-set-item table:value="-19.7963816"/>
                <table:filter-set-item table:value="15.825072"/>
                <table:filter-set-item table:value="30.6953657"/>
                <table:filter-set-item table:value="31.2000924"/>
                <table:filter-set-item table:value="33.4996213"/>
                <table:filter-set-item table:value="48.8380406"/>
                <table:filter-set-item table:value="5.329624"/>
                <table:filter-set-item table:value="-53.80312379999999"/>
                <table:filter-set-item table:value="31.23173"/>
                <table:filter-set-item table:value="31.3268218"/>
                <table:filter-set-item table:value="22.6350591"/>
                <table:filter-set-item table:value="31.5084926"/>
                <table:filter-set-item table:value="69.445358"/>
                <table:filter-set-item table:value="32.4275172"/>
                <table:filter-set-item table:value="44.49404579999999"/>
                <table:filter-set-item table:value="32.4340458"/>
                <table:filter-set-item table:value="32.6669328"/>
                <table:filter-set-item table:value="43.6158299"/>
                <table:filter-set-item table:value="32.7764749"/>
                <table:filter-set-item table:value="33.1799153"/>
                <table:filter-set-item table:value="-9.6498487"/>
                <table:filter-set-item table:value="33.2233404"/>
                <table:filter-set-item table:value="33.2316326"/>
                <table:filter-set-item table:value="33.47247"/>
                <table:filter-set-item table:value="47.545836"/>
                <table:filter-set-item table:value="33.5595867"/>
                <table:filter-set-item table:value="39.4582827"/>
                <table:filter-set-item table:value="-5.570573899999999"/>
                <table:filter-set-item table:value="33.5731104"/>
                <table:filter-set-item table:value="36.6236874"/>
                <table:filter-set-item table:value="-42.91999999999999"/>
                <table:filter-set-item table:value="34.4855827"/>
                <table:filter-set-item table:value="-12.6492936"/>
                <table:filter-set-item table:value="33.9715904"/>
                <table:filter-set-item table:value="-53.1638329"/>
                <table:filter-set-item table:value="45.4408474"/>
                <table:filter-set-item table:value="34.0522342"/>
                <table:filter-set-item table:value="35.9657558"/>
                <table:filter-set-item table:value="48.395838"/>
                <table:filter-set-item table:value="34.1833333"/>
                <table:filter-set-item table:value="34.2305113"/>
                <table:filter-set-item table:value="44.299963"/>
                <table:filter-set-item table:value="34.2562684"/>
                <table:filter-set-item table:value="-64.316667"/>
                <table:filter-set-item table:value="35.2813412"/>
                <table:filter-set-item table:value="34.4088756"/>
                <table:filter-set-item table:value="34.6886111"/>
                <table:filter-set-item table:value="51.12848229999999"/>
                <table:filter-set-item table:value="34.6937378"/>
                <table:filter-set-item table:value="65.6923585"/>
                <table:filter-set-item table:value="34.7720133"/>
                <table:filter-set-item table:value="34.8333333"/>
                <table:filter-set-item table:value="41.1827778"/>
                <table:filter-set-item table:value="34.9243809"/>
                <table:filter-set-item table:value="35.0158879"/>
                <table:filter-set-item table:value="35.4747971"/>
                <table:filter-set-item table:value="33.6835086"/>
                <table:filter-set-item table:value="36.8507689"/>
                <table:filter-set-item table:value="35.6787132"/>
                <table:filter-set-item table:value="45.953973"/>
                <table:filter-set-item table:value="35.8893874"/>
                <table:filter-set-item table:value="52.48113799999999"/>
                <table:filter-set-item table:value="-33.325636"/>
                <table:filter-set-item table:value="35.891206"/>
                <table:filter-set-item table:value="37.6712359"/>
                <table:filter-set-item table:value="49.1805019"/>
                <table:filter-set-item table:value="35.907757"/>
                <table:filter-set-item table:value="35.9676772"/>
                <table:filter-set-item table:value="37.0260416"/>
                <table:filter-set-item table:value="36.0190178"/>
                <table:filter-set-item table:value="36.067108"/>
                <table:filter-set-item table:value="14.7549809"/>
                <table:filter-set-item table:value="36.6387419"/>
                <table:filter-set-item table:value="36.6959518"/>
                <table:filter-set-item table:value="39.3603291"/>
                <table:filter-set-item table:value="41.3556539"/>
                <table:filter-set-item table:value="48.78083300000001"/>
                <table:filter-set-item table:value="36.7348614"/>
                <table:filter-set-item table:value="47.797213"/>
                <table:filter-set-item table:value="-6.1410265"/>
                <table:filter-set-item table:value="36.753768"/>
                <table:filter-set-item table:value="10.7656082"/>
                <table:filter-set-item table:value="36.9568037"/>
                <table:filter-set-item table:value="45.57173299999999"/>
                <table:filter-set-item table:value="4.9757165"/>
                <table:filter-set-item table:value="37.1937172"/>
                <table:filter-set-item table:value="56.130366"/>
                <table:filter-set-item table:value="37.3890924"/>
                <table:filter-set-item table:value="37.513068"/>
                <table:filter-set-item table:value="63.11033459999999"/>
                <table:filter-set-item table:value="37.5407246"/>
                <table:filter-set-item table:value="43.0362094"/>
                <table:filter-set-item table:value="16.671216"/>
                <table:filter-set-item table:value="37.7303959"/>
                <table:filter-set-item table:value="71.99275480000001"/>
                <table:filter-set-item table:value="37.7652065"/>
                <table:filter-set-item table:value="29.95106579999999"/>
                <table:filter-set-item table:value="48.34752"/>
                <table:filter-set-item table:value="37.7749295"/>
                <table:filter-set-item table:value="33.0"/>
                <table:filter-set-item table:value="37.8043637"/>
                <table:filter-set-item table:value="55.97552779999999"/>
                <table:filter-set-item table:value="34.2166667"/>
                <table:filter-set-item table:value="28.4636296"/>
                <table:filter-set-item table:value="37.8840922"/>
                <table:filter-set-item table:value="45.3068046"/>
                <table:filter-set-item table:value="43.48440540000001"/>
                <table:filter-set-item table:value="11.9008657"/>
                <table:filter-set-item table:value="36.5270612"/>
                <table:filter-set-item table:value="37.9577016"/>
                <table:filter-set-item table:value="38.049365"/>
                <table:filter-set-item table:value="21.7644725"/>
                <table:filter-set-item table:value="-8.839987599999999"/>
                <table:filter-set-item table:value="38.1156879"/>
                <table:filter-set-item table:value="48.359961"/>
                <table:filter-set-item table:value="38.2070148"/>
                <table:filter-set-item table:value="39.1538529"/>
                <table:filter-set-item table:value="38.3143623"/>
                <table:filter-set-item table:value="12.4492291"/>
                <table:filter-set-item table:value="38.44421699999999"/>
                <table:filter-set-item table:value="5.9411628"/>
                <table:filter-set-item table:value="38.5015009"/>
                <table:filter-set-item table:value="47.7482524"/>
                <table:filter-set-item table:value="38.7222524"/>
                <table:filter-set-item table:value="38.851705"/>
                <table:filter-set-item table:value="38.9147858"/>
                <table:filter-set-item table:value="44.652297"/>
                <table:filter-set-item table:value="39.00637200000001"/>
                <table:filter-set-item table:value="45.199585"/>
                <table:filter-set-item table:value="47.9789848"/>
                <table:filter-set-item table:value="43.46230569999999"/>
                <table:filter-set-item table:value="-4.6578924"/>
                <table:filter-set-item table:value="39.935385"/>
                <table:filter-set-item table:value="4.244651"/>
                <table:filter-set-item table:value="10.6637208"/>
                <table:filter-set-item table:value="41.857045"/>
                <table:filter-set-item table:value="4.32973"/>
                <table:filter-set-item table:value="40.46436060000001"/>
                <table:filter-set-item table:value="48.632091"/>
                <table:filter-set-item table:value="40.6405055"/>
                <table:filter-set-item table:value="40.667012"/>
                <table:filter-set-item table:value="45.623027"/>
                <table:filter-set-item table:value="44.119371"/>
                <table:filter-set-item table:value="40.6781784"/>
                <table:filter-set-item table:value="40.711041"/>
                <table:filter-set-item table:value="40.7606911"/>
                <table:filter-set-item table:value="40.8259321"/>
                <table:filter-set-item table:value="41.6918275"/>
                <table:filter-set-item table:value="16.0326307"/>
                <table:filter-set-item table:value="41.7557501"/>
                <table:filter-set-item table:value="41.8239891"/>
                <table:filter-set-item table:value="25.013"/>
                <table:filter-set-item table:value="41.919229"/>
                <table:filter-set-item table:value="47.269852"/>
                <table:filter-set-item table:value="-9.4456381"/>
                <table:filter-set-item table:value="42.0924239"/>
                <table:filter-set-item table:value="49.7158609"/>
                <table:filter-set-item table:value="42.3152306"/>
                <table:filter-set-item table:value="40.6327278"/>
                <table:filter-set-item table:value="42.3394444"/>
                <table:filter-set-item table:value="42.3914848"/>
                <table:filter-set-item table:value="48.577613"/>
                <table:filter-set-item table:value="42.48343"/>
                <table:filter-set-item table:value="31.5965535"/>
                <table:filter-set-item table:value="47.627666"/>
                <table:filter-set-item table:value="-5.2218841"/>
                <table:filter-set-item table:value="42.567651"/>
                <table:filter-set-item table:value="-46.4551245"/>
                <table:filter-set-item table:value="40.7127837"/>
                <table:filter-set-item table:value="42.65066059999999"/>
                <table:filter-set-item table:value="7.190708"/>
                <table:filter-set-item table:value="-18.1248086"/>
                <table:filter-set-item table:value="42.9597112"/>
                <table:filter-set-item table:value="43.124228"/>
                <table:filter-set-item table:value="61.2180556"/>
                <table:filter-set-item table:value="59.417084"/>
                <table:filter-set-item table:value="26.1761231"/>
                <table:filter-set-item table:value="43.2085563"/>
                <table:filter-set-item table:value="59.53214199999999"/>
                <table:filter-set-item table:value="43.2630126"/>
                <table:filter-set-item table:value="43.296482"/>
                <table:filter-set-item table:value="43.32547030000001"/>
                <table:filter-set-item table:value="43.7101728"/>
                <table:filter-set-item table:value="49.390179"/>
                <table:filter-set-item table:value="19.173773"/>
                <table:filter-set-item table:value="-7.963738299999999"/>
                <table:filter-set-item table:value="43.3665007"/>
                <table:filter-set-item table:value="43.388051"/>
                <table:filter-set-item table:value="48.624078"/>
                <table:filter-set-item table:value="43.4687069"/>
                <table:filter-set-item table:value="43.482131"/>
                <table:filter-set-item table:value="-0.5333329"/>
                <table:filter-set-item table:value="43.548473"/>
                <table:filter-set-item table:value="43.3587839"/>
                <table:filter-set-item table:value="43.73741099999999"/>
                <table:filter-set-item table:value="44.3946602"/>
                <table:filter-set-item table:value="44.5315814"/>
                <table:filter-set-item table:value="48.664062"/>
                <table:filter-set-item table:value="44.978459"/>
                <table:filter-set-item table:value="45.2733153"/>
                <table:filter-set-item table:value="53.3864739"/>
                <table:filter-set-item table:value="-33.1708294"/>
                <table:filter-set-item table:value="45.54805899999999"/>
                <table:filter-set-item table:value="45.62723279999999"/>
                <table:filter-set-item table:value="-24.884"/>
                <table:filter-set-item table:value="45.6495264"/>
                <table:filter-set-item table:value="45.7998819"/>
                <table:filter-set-item table:value="46.1878841"/>
                <table:filter-set-item table:value="46.1367899"/>
                <table:filter-set-item table:value="46.1625749"/>
                <table:filter-set-item table:value="46.203401"/>
                <table:filter-set-item table:value="35.7090259"/>
                <table:filter-set-item table:value="-16.6444482"/>
                <table:filter-set-item table:value="46.20668300000001"/>
                <table:filter-set-item table:value="46.227638"/>
                <table:filter-set-item table:value="70.3706399"/>
                <table:filter-set-item table:value="46.23824"/>
                <table:filter-set-item table:value="46.4166669"/>
                <table:filter-set-item table:value="-8.5200657"/>
                <table:filter-set-item table:value="46.536402"/>
                <table:filter-set-item table:value="46.69777699999999"/>
                <table:filter-set-item table:value="20.3165523"/>
                <table:filter-set-item table:value="46.88917499999999"/>
                <table:filter-set-item table:value="47.0378741"/>
                <table:filter-set-item table:value="47.0657403"/>
                <table:filter-set-item table:value="47.115491"/>
                <table:filter-set-item table:value="41.7687933"/>
                <table:filter-set-item table:value="47.134023"/>
                <table:filter-set-item table:value="47.1685315"/>
                <table:filter-set-item table:value="0.3301924"/>
                <table:filter-set-item table:value="48.2949322"/>
                <table:filter-set-item table:value="49.1658836"/>
                <table:filter-set-item table:value="47.29431899999999"/>
                <table:filter-set-item table:value="47.340082"/>
                <table:filter-set-item table:value="46.22019720000001"/>
                <table:filter-set-item table:value="47.3887003"/>
                <table:filter-set-item table:value="47.4869444"/>
                <table:filter-set-item table:value="12.0560975"/>
                <table:filter-set-item table:value="47.56970399999999"/>
                <table:filter-set-item table:value="37.1027881"/>
                <table:filter-set-item table:value="47.508153"/>
                <table:filter-set-item table:value="32.7502856"/>
                <table:filter-set-item table:value="47.5650067"/>
                <table:filter-set-item table:value="47.5721149"/>
                <table:filter-set-item table:value="48.711323"/>
                <table:filter-set-item table:value="47.58535699999999"/>
                <table:filter-set-item table:value="47.6062095"/>
                <table:filter-set-item table:value="47.642515"/>
                <table:filter-set-item table:value="58.61102599999999"/>
                <table:filter-set-item table:value="13.7563309"/>
                <table:filter-set-item table:value="47.79615099999999"/>
                <table:filter-set-item table:value="40.8517746"/>
                <table:filter-set-item table:value="47.80116599999999"/>
                <table:filter-set-item table:value="47.802625"/>
                <table:filter-set-item table:value="47.875568"/>
                <table:filter-set-item table:value="48.021938"/>
                <table:filter-set-item table:value="48.11703869999999"/>
                <table:filter-set-item table:value="48.3382712"/>
                <table:filter-set-item table:value="51.3997529"/>
                <table:filter-set-item table:value="-51.6977129"/>
                <table:filter-set-item table:value="48.37403459999999"/>
                <table:filter-set-item table:value="48.417405"/>
                <table:filter-set-item table:value="5.4163459"/>
                <table:filter-set-item table:value="48.4551019"/>
                <table:filter-set-item table:value="48.473385"/>
                <table:filter-set-item table:value="48.5019065"/>
                <table:filter-set-item table:value="48.52535"/>
                <table:filter-set-item table:value="48.723433"/>
                <table:filter-set-item table:value="48.55143"/>
                <table:filter-set-item table:value="43.3623436"/>
                <table:filter-set-item table:value="48.557505"/>
                <table:filter-set-item table:value="48.6353073"/>
                <table:filter-set-item table:value="52.87631"/>
                <table:filter-set-item table:value="34.690083"/>
                <table:filter-set-item table:value="44.6488625"/>
                <table:filter-set-item table:value="48.6480279"/>
                <table:filter-set-item table:value="48.649337"/>
                <table:filter-set-item table:value="48.67707"/>
                <table:filter-set-item table:value="48.7519112"/>
                <table:filter-set-item table:value="55.010762"/>
                <table:filter-set-item table:value="48.771358"/>
                <table:filter-set-item table:value="48.7875439"/>
                <table:filter-set-item table:value="56.462018"/>
                <table:filter-set-item table:value="48.815456"/>
                <table:filter-set-item table:value="49.353976"/>
                <table:filter-set-item table:value="48.837579"/>
                <table:filter-set-item table:value="42.3976966"/>
                <table:filter-set-item table:value="48.846085"/>
                <table:filter-set-item table:value="48.84787499999999"/>
                <table:filter-set-item table:value="49.042981"/>
                <table:filter-set-item table:value="51.7615874"/>
                <table:filter-set-item table:value="49.106223"/>
                <table:filter-set-item table:value="49.1336586"/>
                <table:filter-set-item table:value="49.1529842"/>
                <table:filter-set-item table:value="-42.8821377"/>
                <table:filter-set-item table:value="49.2338882"/>
                <table:filter-set-item table:value="49.2827291"/>
                <table:filter-set-item table:value="49.28656"/>
                <table:filter-set-item table:value="49.335659"/>
                <table:filter-set-item table:value="49.339021"/>
                <table:filter-set-item table:value="49.34527"/>
                <table:filter-set-item table:value="49.418762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22:52:02.312235120</dc:date>
    <meta:editing-duration>PT1M40S</meta:editing-duration>
    <meta:editing-cycles>1</meta:editing-cycles>
    <meta:generator>LibreOffice/5.1.4.2$Linux_X86_64 LibreOffice_project/10m0$Build-2</meta:generator>
    <meta:document-statistic meta:table-count="1" meta:cell-count="6385" meta:object-count="0"/>
  </office:meta>
</office:document-meta>
</file>